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1.3264in"/>
    </style:style>
    <style:style style:name="co1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598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1.8902in"/>
    </style:style>
    <style:style style:name="co10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" style:family="table-cell" style:parent-style-name="Default" style:data-style-name="N122"/>
    <style:style style:name="ce1" style:family="table-cell" style:parent-style-name="Default" style:data-style-name="N43"/>
    <style:style style:name="ce5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clin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cosBcosD</text:p>
          </table:table-cell>
          <table:table-cell office:value-type="string" calcext:value-type="string">
            <text:p>tanBtanD</text:p>
          </table:table-cell>
          <table:table-cell office:value-type="string" calcext:value-type="string">
            <text:p>LHA from 6am/pm</text:p>
          </table:table-cell>
          <table:table-cell/>
          <table:table-cell office:value-type="string" calcext:value-type="string">
            <text:p>Mins from 6pm sundial time</text:p>
          </table:table-cell>
          <table:table-cell office:value-type="string" calcext:value-type="string">
            <text:p>Equation of time (mins)</text:p>
          </table:table-cell>
          <table:table-cell office:value-type="string" calcext:value-type="string">
            <text:p>Time zone correction (min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8.5" calcext:value-type="float">
            <text:p>8.5</text:p>
          </table:table-cell>
          <table:table-cell table:formula="of:=COS(RADIANS([.A2]))*COS(RADIANS([.B2]))" office:value-type="float" office:value="0.698327708676339" calcext:value-type="float">
            <text:p>0.698327708676339</text:p>
          </table:table-cell>
          <table:table-cell table:formula="of:=TAN(RADIANS([.A2]))*TAN(RADIANS([.B2]))" office:value-type="float" office:value="0.327720270937321" calcext:value-type="float">
            <text:p>0.327720270937321</text:p>
          </table:table-cell>
          <table:table-cell table:formula="of:=DEGREES(ASIN(([.E2])+(SIN(RADIANS([.C2]))/[.D2])))" office:value-type="float" office:value="32.6415944865694" calcext:value-type="float">
            <text:p>32.6415944865694</text:p>
          </table:table-cell>
          <table:table-cell table:formula="of:=[.F2]/15" office:value-type="float" office:value="2.17610629910463" calcext:value-type="float">
            <text:p>2.17610629910463</text:p>
          </table:table-cell>
          <table:table-cell table:formula="of:=[.G2]*60" office:value-type="float" office:value="130.566377946278" calcext:value-type="float">
            <text:p>130.566377946278</text:p>
          </table:table-cell>
          <table:table-cell table:style-name="ce1"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SIN(RADIANS(8.5))" office:value-type="float" office:value="0.147809411129611" calcext:value-type="float">
            <text:p>0.147809411129611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float" office:value="0.328" calcext:value-type="float">
            <text:p>0.328</text:p>
          </table:table-cell>
          <table:table-cell office:value-type="float" office:value="0.148" calcext:value-type="float">
            <text:p>0.1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698" calcext:value-type="float">
            <text:p>0.6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10]" office:value-type="float" office:value="0.328" calcext:value-type="float">
            <text:p>0.328</text:p>
          </table:table-cell>
          <table:table-cell office:value-type="float" office:value="0.212" calcext:value-type="float">
            <text:p>0.212</text:p>
          </table:table-cell>
          <table:table-cell table:formula="of:=[.E12]+[.D12]" office:value-type="float" office:value="0.54" calcext:value-type="float">
            <text:p>0.5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DEGREES(ASIN([.F12]))" office:value-type="float" office:value="32.6836388462579" calcext:value-type="float">
            <text:p>32.6836388462579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3]*60/15" office:value-type="float" office:value="130.734555385032" calcext:value-type="float">
            <text:p>130.734555385032</text:p>
          </table:table-cell>
          <table:table-cell table:number-columns-repeated="4"/>
        </table:table-row>
      </table:table>
      <table:table table:name="Sheet2" table:style-name="ta1">
        <office:forms form:automatic-focus="false" form:apply-design-mode="false"/>
        <table:table-column table:style-name="co7" table:default-cell-style-name="Default"/>
        <table:table-column table:style-name="co1" table:number-columns-repeated="2" table:default-cell-style-name="ce5"/>
        <table:table-column table:style-name="co8" table:number-columns-repeated="22" table:default-cell-style-name="ce5"/>
        <table:table-column table:style-name="co1" table:number-columns-repeated="24" table:default-cell-style-name="ce5"/>
        <table:table-row table:style-name="ro1">
          <table:table-cell office:value-type="string" calcext:value-type="string">
            <text:p>Latitude\Declin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number-columns-repeated="2" table:style-name="Default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RADIANS([.B$1]))*COS(RADIANS([.$A2]))" office:value-type="float" office:value="1" calcext:value-type="float">
            <text:p>1.000</text:p>
          </table:table-cell>
          <table:table-cell table:formula="of:=TAN(RADIANS([.C$1]))*TAN(RADIANS([.$A2]))" office:value-type="float" office:value="0" calcext:value-type="float">
            <text:p>0.000</text:p>
          </table:table-cell>
          <table:table-cell table:formula="of:=COS(RADIANS([.D$1]))*COS(RADIANS([.$A2]))" office:value-type="float" office:value="0.999847695156391" calcext:value-type="float">
            <text:p>1.000</text:p>
          </table:table-cell>
          <table:table-cell table:formula="of:=TAN(RADIANS([.E$1]))*TAN(RADIANS([.$A2]))" office:value-type="float" office:value="0" calcext:value-type="float">
            <text:p>0.000</text:p>
          </table:table-cell>
          <table:table-cell table:formula="of:=COS(RADIANS([.F$1]))*COS(RADIANS([.$A2]))" office:value-type="float" office:value="0.999390827019096" calcext:value-type="float">
            <text:p>0.999</text:p>
          </table:table-cell>
          <table:table-cell table:formula="of:=TAN(RADIANS([.G$1]))*TAN(RADIANS([.$A2]))" office:value-type="float" office:value="0" calcext:value-type="float">
            <text:p>0.000</text:p>
          </table:table-cell>
          <table:table-cell table:formula="of:=COS(RADIANS([.H$1]))*COS(RADIANS([.$A2]))" office:value-type="float" office:value="0.998629534754574" calcext:value-type="float">
            <text:p>0.999</text:p>
          </table:table-cell>
          <table:table-cell table:formula="of:=TAN(RADIANS([.I$1]))*TAN(RADIANS([.$A2]))" office:value-type="float" office:value="0" calcext:value-type="float">
            <text:p>0.000</text:p>
          </table:table-cell>
          <table:table-cell table:formula="of:=COS(RADIANS([.J$1]))*COS(RADIANS([.$A2]))" office:value-type="float" office:value="0.997564050259824" calcext:value-type="float">
            <text:p>0.998</text:p>
          </table:table-cell>
          <table:table-cell table:formula="of:=TAN(RADIANS([.K$1]))*TAN(RADIANS([.$A2]))" office:value-type="float" office:value="0" calcext:value-type="float">
            <text:p>0.000</text:p>
          </table:table-cell>
          <table:table-cell table:formula="of:=COS(RADIANS([.L$1]))*COS(RADIANS([.$A2]))" office:value-type="float" office:value="0.996194698091746" calcext:value-type="float">
            <text:p>0.996</text:p>
          </table:table-cell>
          <table:table-cell table:formula="of:=TAN(RADIANS([.M$1]))*TAN(RADIANS([.$A2]))" office:value-type="float" office:value="0" calcext:value-type="float">
            <text:p>0.000</text:p>
          </table:table-cell>
          <table:table-cell table:formula="of:=COS(RADIANS([.N$1]))*COS(RADIANS([.$A2]))" office:value-type="float" office:value="0.994521895368273" calcext:value-type="float">
            <text:p>0.995</text:p>
          </table:table-cell>
          <table:table-cell table:formula="of:=TAN(RADIANS([.O$1]))*TAN(RADIANS([.$A2]))" office:value-type="float" office:value="0" calcext:value-type="float">
            <text:p>0.000</text:p>
          </table:table-cell>
          <table:table-cell table:formula="of:=COS(RADIANS([.P$1]))*COS(RADIANS([.$A2]))" office:value-type="float" office:value="0.992546151641322" calcext:value-type="float">
            <text:p>0.993</text:p>
          </table:table-cell>
          <table:table-cell table:formula="of:=TAN(RADIANS([.Q$1]))*TAN(RADIANS([.$A2]))" office:value-type="float" office:value="0" calcext:value-type="float">
            <text:p>0.000</text:p>
          </table:table-cell>
          <table:table-cell table:formula="of:=COS(RADIANS([.R$1]))*COS(RADIANS([.$A2]))" office:value-type="float" office:value="0.99026806874157" calcext:value-type="float">
            <text:p>0.990</text:p>
          </table:table-cell>
          <table:table-cell table:formula="of:=TAN(RADIANS([.S$1]))*TAN(RADIANS([.$A2]))" office:value-type="float" office:value="0" calcext:value-type="float">
            <text:p>0.000</text:p>
          </table:table-cell>
          <table:table-cell table:formula="of:=COS(RADIANS([.T$1]))*COS(RADIANS([.$A2]))" office:value-type="float" office:value="0.987688340595138" calcext:value-type="float">
            <text:p>0.988</text:p>
          </table:table-cell>
          <table:table-cell table:formula="of:=TAN(RADIANS([.U$1]))*TAN(RADIANS([.$A2]))" office:value-type="float" office:value="0" calcext:value-type="float">
            <text:p>0.000</text:p>
          </table:table-cell>
          <table:table-cell table:formula="of:=COS(RADIANS([.V$1]))*COS(RADIANS([.$A2]))" office:value-type="float" office:value="0.984807753012208" calcext:value-type="float">
            <text:p>0.985</text:p>
          </table:table-cell>
          <table:table-cell table:formula="of:=TAN(RADIANS([.W$1]))*TAN(RADIANS([.$A2]))" office:value-type="float" office:value="0" calcext:value-type="float">
            <text:p>0.000</text:p>
          </table:table-cell>
          <table:table-cell table:formula="of:=COS(RADIANS([.X$1]))*COS(RADIANS([.$A2]))" office:value-type="float" office:value="0.981627183447664" calcext:value-type="float">
            <text:p>0.982</text:p>
          </table:table-cell>
          <table:table-cell table:formula="of:=TAN(RADIANS([.Y$1]))*TAN(RADIANS([.$A2]))" office:value-type="float" office:value="0" calcext:value-type="float">
            <text:p>0.000</text:p>
          </table:table-cell>
          <table:table-cell table:formula="of:=COS(RADIANS([.Z$1]))*COS(RADIANS([.$A2]))" office:value-type="float" office:value="0.978147600733806" calcext:value-type="float">
            <text:p>0.978</text:p>
          </table:table-cell>
          <table:table-cell table:formula="of:=TAN(RADIANS([.AA$1]))*TAN(RADIANS([.$A2]))" office:value-type="float" office:value="0" calcext:value-type="float">
            <text:p>0.000</text:p>
          </table:table-cell>
          <table:table-cell table:formula="of:=COS(RADIANS([.AB$1]))*COS(RADIANS([.$A2]))" office:value-type="float" office:value="0.974370064785235" calcext:value-type="float">
            <text:p>0.974</text:p>
          </table:table-cell>
          <table:table-cell table:formula="of:=TAN(RADIANS([.AC$1]))*TAN(RADIANS([.$A2]))" office:value-type="float" office:value="0" calcext:value-type="float">
            <text:p>0.000</text:p>
          </table:table-cell>
          <table:table-cell table:formula="of:=COS(RADIANS([.AD$1]))*COS(RADIANS([.$A2]))" office:value-type="float" office:value="0.970295726275996" calcext:value-type="float">
            <text:p>0.970</text:p>
          </table:table-cell>
          <table:table-cell table:formula="of:=TAN(RADIANS([.AE$1]))*TAN(RADIANS([.$A2]))" office:value-type="float" office:value="0" calcext:value-type="float">
            <text:p>0.000</text:p>
          </table:table-cell>
          <table:table-cell table:formula="of:=COS(RADIANS([.AF$1]))*COS(RADIANS([.$A2]))" office:value-type="float" office:value="0.965925826289068" calcext:value-type="float">
            <text:p>0.966</text:p>
          </table:table-cell>
          <table:table-cell table:formula="of:=TAN(RADIANS([.AG$1]))*TAN(RADIANS([.$A2]))" office:value-type="float" office:value="0" calcext:value-type="float">
            <text:p>0.000</text:p>
          </table:table-cell>
          <table:table-cell table:formula="of:=COS(RADIANS([.AH$1]))*COS(RADIANS([.$A2]))" office:value-type="float" office:value="0.961261695938319" calcext:value-type="float">
            <text:p>0.961</text:p>
          </table:table-cell>
          <table:table-cell table:formula="of:=TAN(RADIANS([.AI$1]))*TAN(RADIANS([.$A2]))" office:value-type="float" office:value="0" calcext:value-type="float">
            <text:p>0.000</text:p>
          </table:table-cell>
          <table:table-cell table:formula="of:=COS(RADIANS([.AJ$1]))*COS(RADIANS([.$A2]))" office:value-type="float" office:value="0.956304755963036" calcext:value-type="float">
            <text:p>0.956</text:p>
          </table:table-cell>
          <table:table-cell table:formula="of:=TAN(RADIANS([.AK$1]))*TAN(RADIANS([.$A2]))" office:value-type="float" office:value="0" calcext:value-type="float">
            <text:p>0.000</text:p>
          </table:table-cell>
          <table:table-cell table:formula="of:=COS(RADIANS([.AL$1]))*COS(RADIANS([.$A2]))" office:value-type="float" office:value="0.951056516295153" calcext:value-type="float">
            <text:p>0.951</text:p>
          </table:table-cell>
          <table:table-cell table:formula="of:=TAN(RADIANS([.AM$1]))*TAN(RADIANS([.$A2]))" office:value-type="float" office:value="0" calcext:value-type="float">
            <text:p>0.000</text:p>
          </table:table-cell>
          <table:table-cell table:formula="of:=COS(RADIANS([.AN$1]))*COS(RADIANS([.$A2]))" office:value-type="float" office:value="0.945518575599317" calcext:value-type="float">
            <text:p>0.946</text:p>
          </table:table-cell>
          <table:table-cell table:formula="of:=TAN(RADIANS([.AO$1]))*TAN(RADIANS([.$A2]))" office:value-type="float" office:value="0" calcext:value-type="float">
            <text:p>0.000</text:p>
          </table:table-cell>
          <table:table-cell table:formula="of:=COS(RADIANS([.AP$1]))*COS(RADIANS([.$A2]))" office:value-type="float" office:value="0.939692620785908" calcext:value-type="float">
            <text:p>0.940</text:p>
          </table:table-cell>
          <table:table-cell table:formula="of:=TAN(RADIANS([.AQ$1]))*TAN(RADIANS([.$A2]))" office:value-type="float" office:value="0" calcext:value-type="float">
            <text:p>0.000</text:p>
          </table:table-cell>
          <table:table-cell table:formula="of:=COS(RADIANS([.AR$1]))*COS(RADIANS([.$A2]))" office:value-type="float" office:value="0.933580426497202" calcext:value-type="float">
            <text:p>0.934</text:p>
          </table:table-cell>
          <table:table-cell table:formula="of:=TAN(RADIANS([.AS$1]))*TAN(RADIANS([.$A2]))" office:value-type="float" office:value="0" calcext:value-type="float">
            <text:p>0.000</text:p>
          </table:table-cell>
          <table:table-cell table:formula="of:=COS(RADIANS([.AT$1]))*COS(RADIANS([.$A2]))" office:value-type="float" office:value="0.927183854566787" calcext:value-type="float">
            <text:p>0.927</text:p>
          </table:table-cell>
          <table:table-cell table:formula="of:=TAN(RADIANS([.AU$1]))*TAN(RADIANS([.$A2]))" office:value-type="float" office:value="0" calcext:value-type="float">
            <text:p>0.000</text:p>
          </table:table-cell>
          <table:table-cell table:formula="of:=COS(RADIANS([.AV$1]))*COS(RADIANS([.$A2]))" office:value-type="float" office:value="0.92050485345244" calcext:value-type="float">
            <text:p>0.921</text:p>
          </table:table-cell>
          <table:table-cell table:formula="of:=TAN(RADIANS([.AW$1]))*TAN(RADIANS([.$A2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RADIANS([.B$1]))*COS(RADIANS([.$A3]))" office:value-type="float" office:value="0.999847695156391" calcext:value-type="float">
            <text:p>1.000</text:p>
          </table:table-cell>
          <table:table-cell table:formula="of:=TAN(RADIANS([.C$1]))*TAN(RADIANS([.$A3]))" office:value-type="float" office:value="0" calcext:value-type="float">
            <text:p>0.000</text:p>
          </table:table-cell>
          <table:table-cell table:formula="of:=COS(RADIANS([.D$1]))*COS(RADIANS([.$A3]))" office:value-type="float" office:value="0.999695413509548" calcext:value-type="float">
            <text:p>1.000</text:p>
          </table:table-cell>
          <table:table-cell table:formula="of:=TAN(RADIANS([.E$1]))*TAN(RADIANS([.$A3]))" office:value-type="float" office:value="0.000304679291648292" calcext:value-type="float">
            <text:p>0.000</text:p>
          </table:table-cell>
          <table:table-cell table:formula="of:=COS(RADIANS([.F$1]))*COS(RADIANS([.$A3]))" office:value-type="float" office:value="0.999238614955483" calcext:value-type="float">
            <text:p>0.999</text:p>
          </table:table-cell>
          <table:table-cell table:formula="of:=TAN(RADIANS([.G$1]))*TAN(RADIANS([.$A3]))" office:value-type="float" office:value="0.000609544298821776" calcext:value-type="float">
            <text:p>0.001</text:p>
          </table:table-cell>
          <table:table-cell table:formula="of:=COS(RADIANS([.H$1]))*COS(RADIANS([.$A3]))" office:value-type="float" office:value="0.99847743863946" calcext:value-type="float">
            <text:p>0.998</text:p>
          </table:table-cell>
          <table:table-cell table:formula="of:=TAN(RADIANS([.I$1]))*TAN(RADIANS([.$A3]))" office:value-type="float" office:value="0.00091478119012918" calcext:value-type="float">
            <text:p>0.001</text:p>
          </table:table-cell>
          <table:table-cell table:formula="of:=COS(RADIANS([.J$1]))*COS(RADIANS([.$A3]))" office:value-type="float" office:value="0.99741211642316" calcext:value-type="float">
            <text:p>0.997</text:p>
          </table:table-cell>
          <table:table-cell table:formula="of:=TAN(RADIANS([.K$1]))*TAN(RADIANS([.$A3]))" office:value-type="float" office:value="0.00122057704269724" calcext:value-type="float">
            <text:p>0.001</text:p>
          </table:table-cell>
          <table:table-cell table:formula="of:=COS(RADIANS([.L$1]))*COS(RADIANS([.$A3]))" office:value-type="float" office:value="0.996042972814049" calcext:value-type="float">
            <text:p>0.996</text:p>
          </table:table-cell>
          <table:table-cell table:formula="of:=TAN(RADIANS([.M$1]))*TAN(RADIANS([.$A3]))" office:value-type="float" office:value="0.00152712030232799" calcext:value-type="float">
            <text:p>0.002</text:p>
          </table:table-cell>
          <table:table-cell table:formula="of:=COS(RADIANS([.N$1]))*COS(RADIANS([.$A3]))" office:value-type="float" office:value="0.994370424866534" calcext:value-type="float">
            <text:p>0.994</text:p>
          </table:table-cell>
          <table:table-cell table:formula="of:=TAN(RADIANS([.O$1]))*TAN(RADIANS([.$A3]))" office:value-type="float" office:value="0.00183460125079304" calcext:value-type="float">
            <text:p>0.002</text:p>
          </table:table-cell>
          <table:table-cell table:formula="of:=COS(RADIANS([.P$1]))*COS(RADIANS([.$A3]))" office:value-type="float" office:value="0.992394982054922" calcext:value-type="float">
            <text:p>0.992</text:p>
          </table:table-cell>
          <table:table-cell table:formula="of:=TAN(RADIANS([.Q$1]))*TAN(RADIANS([.$A3]))" office:value-type="float" office:value="0.00214321248274289" calcext:value-type="float">
            <text:p>0.002</text:p>
          </table:table-cell>
          <table:table-cell table:formula="of:=COS(RADIANS([.R$1]))*COS(RADIANS([.$A3]))" office:value-type="float" office:value="0.99011724611823" calcext:value-type="float">
            <text:p>0.990</text:p>
          </table:table-cell>
          <table:table-cell table:formula="of:=TAN(RADIANS([.S$1]))*TAN(RADIANS([.$A3]))" office:value-type="float" office:value="0.00245314939479614" calcext:value-type="float">
            <text:p>0.002</text:p>
          </table:table-cell>
          <table:table-cell table:formula="of:=COS(RADIANS([.T$1]))*COS(RADIANS([.$A3]))" office:value-type="float" office:value="0.987537910876889" calcext:value-type="float">
            <text:p>0.988</text:p>
          </table:table-cell>
          <table:table-cell table:formula="of:=TAN(RADIANS([.U$1]))*TAN(RADIANS([.$A3]))" office:value-type="float" office:value="0.00276461068948418" calcext:value-type="float">
            <text:p>0.003</text:p>
          </table:table-cell>
          <table:table-cell table:formula="of:=COS(RADIANS([.V$1]))*COS(RADIANS([.$A3]))" office:value-type="float" office:value="0.984657762021401" calcext:value-type="float">
            <text:p>0.985</text:p>
          </table:table-cell>
          <table:table-cell table:formula="of:=TAN(RADIANS([.W$1]))*TAN(RADIANS([.$A3]))" office:value-type="float" office:value="0.00307779889686283" calcext:value-type="float">
            <text:p>0.003</text:p>
          </table:table-cell>
          <table:table-cell table:formula="of:=COS(RADIANS([.X$1]))*COS(RADIANS([.$A3]))" office:value-type="float" office:value="0.981477676873007" calcext:value-type="float">
            <text:p>0.981</text:p>
          </table:table-cell>
          <table:table-cell table:formula="of:=TAN(RADIANS([.Y$1]))*TAN(RADIANS([.$A3]))" office:value-type="float" office:value="0.00339292091676588" calcext:value-type="float">
            <text:p>0.003</text:p>
          </table:table-cell>
          <table:table-cell table:formula="of:=COS(RADIANS([.Z$1]))*COS(RADIANS([.$A3]))" office:value-type="float" office:value="0.97799862411645" calcext:value-type="float">
            <text:p>0.978</text:p>
          </table:table-cell>
          <table:table-cell table:formula="of:=TAN(RADIANS([.AA$1]))*TAN(RADIANS([.$A3]))" office:value-type="float" office:value="0.00371018858486892" calcext:value-type="float">
            <text:p>0.004</text:p>
          </table:table-cell>
          <table:table-cell table:formula="of:=COS(RADIANS([.AB$1]))*COS(RADIANS([.$A3]))" office:value-type="float" office:value="0.974221663504901" calcext:value-type="float">
            <text:p>0.974</text:p>
          </table:table-cell>
          <table:table-cell table:formula="of:=TAN(RADIANS([.AC$1]))*TAN(RADIANS([.$A3]))" office:value-type="float" office:value="0.00402981926595685" calcext:value-type="float">
            <text:p>0.004</text:p>
          </table:table-cell>
          <table:table-cell table:formula="of:=COS(RADIANS([.AD$1]))*COS(RADIANS([.$A3]))" office:value-type="float" office:value="0.970147945537152" calcext:value-type="float">
            <text:p>0.970</text:p>
          </table:table-cell>
          <table:table-cell table:formula="of:=TAN(RADIANS([.AE$1]))*TAN(RADIANS([.$A3]))" office:value-type="float" office:value="0.00435203647805054" calcext:value-type="float">
            <text:p>0.004</text:p>
          </table:table-cell>
          <table:table-cell table:formula="of:=COS(RADIANS([.AF$1]))*COS(RADIANS([.$A3]))" office:value-type="float" office:value="0.965778711107158" calcext:value-type="float">
            <text:p>0.966</text:p>
          </table:table-cell>
          <table:table-cell table:formula="of:=TAN(RADIANS([.AG$1]))*TAN(RADIANS([.$A3]))" office:value-type="float" office:value="0.00467707055134871" calcext:value-type="float">
            <text:p>0.005</text:p>
          </table:table-cell>
          <table:table-cell table:formula="of:=COS(RADIANS([.AH$1]))*COS(RADIANS([.$A3]))" office:value-type="float" office:value="0.961115291126052" calcext:value-type="float">
            <text:p>0.961</text:p>
          </table:table-cell>
          <table:table-cell table:formula="of:=TAN(RADIANS([.AI$1]))*TAN(RADIANS([.$A3]))" office:value-type="float" office:value="0.00500515932628679" calcext:value-type="float">
            <text:p>0.005</text:p>
          </table:table-cell>
          <table:table-cell table:formula="of:=COS(RADIANS([.AJ$1]))*COS(RADIANS([.$A3]))" office:value-type="float" office:value="0.956159106116736" calcext:value-type="float">
            <text:p>0.956</text:p>
          </table:table-cell>
          <table:table-cell table:formula="of:=TAN(RADIANS([.AK$1]))*TAN(RADIANS([.$A3]))" office:value-type="float" office:value="0.00533654889540912" calcext:value-type="float">
            <text:p>0.005</text:p>
          </table:table-cell>
          <table:table-cell table:formula="of:=COS(RADIANS([.AL$1]))*COS(RADIANS([.$A3]))" office:value-type="float" office:value="0.950911665781176" calcext:value-type="float">
            <text:p>0.951</text:p>
          </table:table-cell>
          <table:table-cell table:formula="of:=TAN(RADIANS([.AM$1]))*TAN(RADIANS([.$A3]))" office:value-type="float" office:value="0.00567149439420211" calcext:value-type="float">
            <text:p>0.006</text:p>
          </table:table-cell>
          <table:table-cell table:formula="of:=COS(RADIANS([.AN$1]))*COS(RADIANS([.$A3]))" office:value-type="float" office:value="0.945374568540531" calcext:value-type="float">
            <text:p>0.945</text:p>
          </table:table-cell>
          <table:table-cell table:formula="of:=TAN(RADIANS([.AO$1]))*TAN(RADIANS([.$A3]))" office:value-type="float" office:value="0.0060102608465493" calcext:value-type="float">
            <text:p>0.006</text:p>
          </table:table-cell>
          <table:table-cell table:formula="of:=COS(RADIANS([.AP$1]))*COS(RADIANS([.$A3]))" office:value-type="float" office:value="0.939549501048259" calcext:value-type="float">
            <text:p>0.940</text:p>
          </table:table-cell>
          <table:table-cell table:formula="of:=TAN(RADIANS([.AQ$1]))*TAN(RADIANS([.$A3]))" office:value-type="float" office:value="0.00635312407105513" calcext:value-type="float">
            <text:p>0.006</text:p>
          </table:table-cell>
          <table:table-cell table:formula="of:=COS(RADIANS([.AR$1]))*COS(RADIANS([.$A3]))" office:value-type="float" office:value="0.933438237676348" calcext:value-type="float">
            <text:p>0.933</text:p>
          </table:table-cell>
          <table:table-cell table:formula="of:=TAN(RADIANS([.AS$1]))*TAN(RADIANS([.$A3]))" office:value-type="float" office:value="0.00670037165515077" calcext:value-type="float">
            <text:p>0.007</text:p>
          </table:table-cell>
          <table:table-cell table:formula="of:=COS(RADIANS([.AT$1]))*COS(RADIANS([.$A3]))" office:value-type="float" office:value="0.927042639974821" calcext:value-type="float">
            <text:p>0.927</text:p>
          </table:table-cell>
          <table:table-cell table:formula="of:=TAN(RADIANS([.AU$1]))*TAN(RADIANS([.$A3]))" office:value-type="float" office:value="0.00705230400465536" calcext:value-type="float">
            <text:p>0.007</text:p>
          </table:table-cell>
          <table:table-cell table:formula="of:=COS(RADIANS([.AV$1]))*COS(RADIANS([.$A3]))" office:value-type="float" office:value="0.920364656104694" calcext:value-type="float">
            <text:p>0.920</text:p>
          </table:table-cell>
          <table:table-cell table:formula="of:=TAN(RADIANS([.AW$1]))*TAN(RADIANS([.$A3]))" office:value-type="float" office:value="0.00740923547733188" calcext:value-type="float">
            <text:p>0.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RADIANS([.B$1]))*COS(RADIANS([.$A4]))" office:value-type="float" office:value="0.999390827019096" calcext:value-type="float">
            <text:p>0.999</text:p>
          </table:table-cell>
          <table:table-cell table:formula="of:=TAN(RADIANS([.C$1]))*TAN(RADIANS([.$A4]))" office:value-type="float" office:value="0" calcext:value-type="float">
            <text:p>0.000</text:p>
          </table:table-cell>
          <table:table-cell table:formula="of:=COS(RADIANS([.D$1]))*COS(RADIANS([.$A4]))" office:value-type="float" office:value="0.999238614955483" calcext:value-type="float">
            <text:p>0.999</text:p>
          </table:table-cell>
          <table:table-cell table:formula="of:=TAN(RADIANS([.E$1]))*TAN(RADIANS([.$A4]))" office:value-type="float" office:value="0.000609544298821776" calcext:value-type="float">
            <text:p>0.001</text:p>
          </table:table-cell>
          <table:table-cell table:formula="of:=COS(RADIANS([.F$1]))*COS(RADIANS([.$A4]))" office:value-type="float" office:value="0.998782025129912" calcext:value-type="float">
            <text:p>0.999</text:p>
          </table:table-cell>
          <table:table-cell table:formula="of:=TAN(RADIANS([.G$1]))*TAN(RADIANS([.$A4]))" office:value-type="float" office:value="0.00121946014189578" calcext:value-type="float">
            <text:p>0.001</text:p>
          </table:table-cell>
          <table:table-cell table:formula="of:=COS(RADIANS([.H$1]))*COS(RADIANS([.$A4]))" office:value-type="float" office:value="0.998021196624068" calcext:value-type="float">
            <text:p>0.998</text:p>
          </table:table-cell>
          <table:table-cell table:formula="of:=TAN(RADIANS([.I$1]))*TAN(RADIANS([.$A4]))" office:value-type="float" office:value="0.00183011997991747" calcext:value-type="float">
            <text:p>0.002</text:p>
          </table:table-cell>
          <table:table-cell table:formula="of:=COS(RADIANS([.J$1]))*COS(RADIANS([.$A4]))" office:value-type="float" office:value="0.996956361193684" calcext:value-type="float">
            <text:p>0.997</text:p>
          </table:table-cell>
          <table:table-cell table:formula="of:=TAN(RADIANS([.K$1]))*TAN(RADIANS([.$A4]))" office:value-type="float" office:value="0.00244189808117212" calcext:value-type="float">
            <text:p>0.002</text:p>
          </table:table-cell>
          <table:table-cell table:formula="of:=COS(RADIANS([.L$1]))*COS(RADIANS([.$A4]))" office:value-type="float" office:value="0.995587843197948" calcext:value-type="float">
            <text:p>0.996</text:p>
          </table:table-cell>
          <table:table-cell table:formula="of:=TAN(RADIANS([.M$1]))*TAN(RADIANS([.$A4]))" office:value-type="float" office:value="0.00305517145212987" calcext:value-type="float">
            <text:p>0.003</text:p>
          </table:table-cell>
          <table:table-cell table:formula="of:=COS(RADIANS([.N$1]))*COS(RADIANS([.$A4]))" office:value-type="float" office:value="0.993916059500697" calcext:value-type="float">
            <text:p>0.994</text:p>
          </table:table-cell>
          <table:table-cell table:formula="of:=TAN(RADIANS([.O$1]))*TAN(RADIANS([.$A4]))" office:value-type="float" office:value="0.00367032077231911" calcext:value-type="float">
            <text:p>0.004</text:p>
          </table:table-cell>
          <table:table-cell table:formula="of:=COS(RADIANS([.P$1]))*COS(RADIANS([.$A4]))" office:value-type="float" office:value="0.991941519343442" calcext:value-type="float">
            <text:p>0.992</text:p>
          </table:table-cell>
          <table:table-cell table:formula="of:=TAN(RADIANS([.Q$1]))*TAN(RADIANS([.$A4]))" office:value-type="float" office:value="0.00428773134843579" calcext:value-type="float">
            <text:p>0.004</text:p>
          </table:table-cell>
          <table:table-cell table:formula="of:=COS(RADIANS([.R$1]))*COS(RADIANS([.$A4]))" office:value-type="float" office:value="0.989664824190241" calcext:value-type="float">
            <text:p>0.990</text:p>
          </table:table-cell>
          <table:table-cell table:formula="of:=TAN(RADIANS([.S$1]))*TAN(RADIANS([.$A4]))" office:value-type="float" office:value="0.00490779409282003" calcext:value-type="float">
            <text:p>0.005</text:p>
          </table:table-cell>
          <table:table-cell table:formula="of:=COS(RADIANS([.T$1]))*COS(RADIANS([.$A4]))" office:value-type="float" office:value="0.987086667544493" calcext:value-type="float">
            <text:p>0.987</text:p>
          </table:table-cell>
          <table:table-cell table:formula="of:=TAN(RADIANS([.U$1]))*TAN(RADIANS([.$A4]))" office:value-type="float" office:value="0.00553090653165261" calcext:value-type="float">
            <text:p>0.006</text:p>
          </table:table-cell>
          <table:table-cell table:formula="of:=COS(RADIANS([.V$1]))*COS(RADIANS([.$A4]))" office:value-type="float" office:value="0.984207834737688" calcext:value-type="float">
            <text:p>0.984</text:p>
          </table:table-cell>
          <table:table-cell table:formula="of:=TAN(RADIANS([.W$1]))*TAN(RADIANS([.$A4]))" office:value-type="float" office:value="0.00615747384849615" calcext:value-type="float">
            <text:p>0.006</text:p>
          </table:table-cell>
          <table:table-cell table:formula="of:=COS(RADIANS([.X$1]))*COS(RADIANS([.$A4]))" office:value-type="float" office:value="0.981029202690186" calcext:value-type="float">
            <text:p>0.981</text:p>
          </table:table-cell>
          <table:table-cell table:formula="of:=TAN(RADIANS([.Y$1]))*TAN(RADIANS([.$A4]))" office:value-type="float" office:value="0.00678790996913293" calcext:value-type="float">
            <text:p>0.007</text:p>
          </table:table-cell>
          <table:table-cell table:formula="of:=COS(RADIANS([.Z$1]))*COS(RADIANS([.$A4]))" office:value-type="float" office:value="0.977551739644102" calcext:value-type="float">
            <text:p>0.978</text:p>
          </table:table-cell>
          <table:table-cell table:formula="of:=TAN(RADIANS([.AA$1]))*TAN(RADIANS([.$A4]))" office:value-type="float" office:value="0.0074226386940373" calcext:value-type="float">
            <text:p>0.007</text:p>
          </table:table-cell>
          <table:table-cell table:formula="of:=COS(RADIANS([.AB$1]))*COS(RADIANS([.$A4]))" office:value-type="float" office:value="0.973776504868366" calcext:value-type="float">
            <text:p>0.974</text:p>
          </table:table-cell>
          <table:table-cell table:formula="of:=TAN(RADIANS([.AC$1]))*TAN(RADIANS([.$A4]))" office:value-type="float" office:value="0.00806209488527255" calcext:value-type="float">
            <text:p>0.008</text:p>
          </table:table-cell>
          <table:table-cell table:formula="of:=COS(RADIANS([.AD$1]))*COS(RADIANS([.$A4]))" office:value-type="float" office:value="0.969704648336062" calcext:value-type="float">
            <text:p>0.970</text:p>
          </table:table-cell>
          <table:table-cell table:formula="of:=TAN(RADIANS([.AE$1]))*TAN(RADIANS([.$A4]))" office:value-type="float" office:value="0.00870672571512454" calcext:value-type="float">
            <text:p>0.009</text:p>
          </table:table-cell>
          <table:table-cell table:formula="of:=COS(RADIANS([.AF$1]))*COS(RADIANS([.$A4]))" office:value-type="float" office:value="0.965337410374135" calcext:value-type="float">
            <text:p>0.965</text:p>
          </table:table-cell>
          <table:table-cell table:formula="of:=TAN(RADIANS([.AG$1]))*TAN(RADIANS([.$A4]))" office:value-type="float" office:value="0.00935699198438719" calcext:value-type="float">
            <text:p>0.009</text:p>
          </table:table-cell>
          <table:table-cell table:formula="of:=COS(RADIANS([.AH$1]))*COS(RADIANS([.$A4]))" office:value-type="float" office:value="0.960676121285575" calcext:value-type="float">
            <text:p>0.961</text:p>
          </table:table-cell>
          <table:table-cell table:formula="of:=TAN(RADIANS([.AI$1]))*TAN(RADIANS([.$A4]))" office:value-type="float" office:value="0.0100133695189056" calcext:value-type="float">
            <text:p>0.010</text:p>
          </table:table-cell>
          <table:table-cell table:formula="of:=COS(RADIANS([.AJ$1]))*COS(RADIANS([.$A4]))" office:value-type="float" office:value="0.955722200944193" calcext:value-type="float">
            <text:p>0.956</text:p>
          </table:table-cell>
          <table:table-cell table:formula="of:=TAN(RADIANS([.AK$1]))*TAN(RADIANS([.$A4]))" office:value-type="float" office:value="0.0106763506537728" calcext:value-type="float">
            <text:p>0.011</text:p>
          </table:table-cell>
          <table:table-cell table:formula="of:=COS(RADIANS([.AL$1]))*COS(RADIANS([.$A4]))" office:value-type="float" office:value="0.950477158362114" calcext:value-type="float">
            <text:p>0.950</text:p>
          </table:table-cell>
          <table:table-cell table:formula="of:=TAN(RADIANS([.AM$1]))*TAN(RADIANS([.$A4]))" office:value-type="float" office:value="0.011346445815478" calcext:value-type="float">
            <text:p>0.011</text:p>
          </table:table-cell>
          <table:table-cell table:formula="of:=COS(RADIANS([.AN$1]))*COS(RADIANS([.$A4]))" office:value-type="float" office:value="0.944942591230119" calcext:value-type="float">
            <text:p>0.945</text:p>
          </table:table-cell>
          <table:table-cell table:formula="of:=TAN(RADIANS([.AO$1]))*TAN(RADIANS([.$A4]))" office:value-type="float" office:value="0.0120241852133321" calcext:value-type="float">
            <text:p>0.012</text:p>
          </table:table-cell>
          <table:table-cell table:formula="of:=COS(RADIANS([.AP$1]))*COS(RADIANS([.$A4]))" office:value-type="float" office:value="0.93912018543097" calcext:value-type="float">
            <text:p>0.939</text:p>
          </table:table-cell>
          <table:table-cell table:formula="of:=TAN(RADIANS([.AQ$1]))*TAN(RADIANS([.$A4]))" office:value-type="float" office:value="0.0127101206526675" calcext:value-type="float">
            <text:p>0.013</text:p>
          </table:table-cell>
          <table:table-cell table:formula="of:=COS(RADIANS([.AR$1]))*COS(RADIANS([.$A4]))" office:value-type="float" office:value="0.933011714525879" calcext:value-type="float">
            <text:p>0.933</text:p>
          </table:table-cell>
          <table:table-cell table:formula="of:=TAN(RADIANS([.AS$1]))*TAN(RADIANS([.$A4]))" office:value-type="float" office:value="0.0134048274836439" calcext:value-type="float">
            <text:p>0.013</text:p>
          </table:table-cell>
          <table:table-cell table:formula="of:=COS(RADIANS([.AT$1]))*COS(RADIANS([.$A4]))" office:value-type="float" office:value="0.926619039214255" calcext:value-type="float">
            <text:p>0.927</text:p>
          </table:table-cell>
          <table:table-cell table:formula="of:=TAN(RADIANS([.AU$1]))*TAN(RADIANS([.$A4]))" office:value-type="float" office:value="0.0141089067010103" calcext:value-type="float">
            <text:p>0.014</text:p>
          </table:table-cell>
          <table:table-cell table:formula="of:=COS(RADIANS([.AV$1]))*COS(RADIANS([.$A4]))" office:value-type="float" office:value="0.919944106766926" calcext:value-type="float">
            <text:p>0.920</text:p>
          </table:table-cell>
          <table:table-cell table:formula="of:=TAN(RADIANS([.AW$1]))*TAN(RADIANS([.$A4]))" office:value-type="float" office:value="0.0148229872119076" calcext:value-type="float">
            <text:p>0.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RADIANS([.B$1]))*COS(RADIANS([.$A5]))" office:value-type="float" office:value="0.998629534754574" calcext:value-type="float">
            <text:p>0.999</text:p>
          </table:table-cell>
          <table:table-cell table:formula="of:=TAN(RADIANS([.C$1]))*TAN(RADIANS([.$A5]))" office:value-type="float" office:value="0" calcext:value-type="float">
            <text:p>0.000</text:p>
          </table:table-cell>
          <table:table-cell table:formula="of:=COS(RADIANS([.D$1]))*COS(RADIANS([.$A5]))" office:value-type="float" office:value="0.99847743863946" calcext:value-type="float">
            <text:p>0.998</text:p>
          </table:table-cell>
          <table:table-cell table:formula="of:=TAN(RADIANS([.E$1]))*TAN(RADIANS([.$A5]))" office:value-type="float" office:value="0.00091478119012918" calcext:value-type="float">
            <text:p>0.001</text:p>
          </table:table-cell>
          <table:table-cell table:formula="of:=COS(RADIANS([.F$1]))*COS(RADIANS([.$A5]))" office:value-type="float" office:value="0.998021196624068" calcext:value-type="float">
            <text:p>0.998</text:p>
          </table:table-cell>
          <table:table-cell table:formula="of:=TAN(RADIANS([.G$1]))*TAN(RADIANS([.$A5]))" office:value-type="float" office:value="0.00183011997991747" calcext:value-type="float">
            <text:p>0.002</text:p>
          </table:table-cell>
          <table:table-cell table:formula="of:=COS(RADIANS([.H$1]))*COS(RADIANS([.$A5]))" office:value-type="float" office:value="0.997260947684137" calcext:value-type="float">
            <text:p>0.997</text:p>
          </table:table-cell>
          <table:table-cell table:formula="of:=TAN(RADIANS([.I$1]))*TAN(RADIANS([.$A5]))" office:value-type="float" office:value="0.00274657532937996" calcext:value-type="float">
            <text:p>0.003</text:p>
          </table:table-cell>
          <table:table-cell table:formula="of:=COS(RADIANS([.J$1]))*COS(RADIANS([.$A5]))" office:value-type="float" office:value="0.996196923398857" calcext:value-type="float">
            <text:p>0.996</text:p>
          </table:table-cell>
          <table:table-cell table:formula="of:=TAN(RADIANS([.K$1]))*TAN(RADIANS([.$A5]))" office:value-type="float" office:value="0.00366470892630222" calcext:value-type="float">
            <text:p>0.004</text:p>
          </table:table-cell>
          <table:table-cell table:formula="of:=COS(RADIANS([.L$1]))*COS(RADIANS([.$A5]))" office:value-type="float" office:value="0.994829447880333" calcext:value-type="float">
            <text:p>0.995</text:p>
          </table:table-cell>
          <table:table-cell table:formula="of:=TAN(RADIANS([.M$1]))*TAN(RADIANS([.$A5]))" office:value-type="float" office:value="0.00458508656783488" calcext:value-type="float">
            <text:p>0.005</text:p>
          </table:table-cell>
          <table:table-cell table:formula="of:=COS(RADIANS([.N$1]))*COS(RADIANS([.$A5]))" office:value-type="float" office:value="0.993158937674856" calcext:value-type="float">
            <text:p>0.993</text:p>
          </table:table-cell>
          <table:table-cell table:formula="of:=TAN(RADIANS([.O$1]))*TAN(RADIANS([.$A5]))" office:value-type="float" office:value="0.00550827956351641" calcext:value-type="float">
            <text:p>0.006</text:p>
          </table:table-cell>
          <table:table-cell table:formula="of:=COS(RADIANS([.P$1]))*COS(RADIANS([.$A5]))" office:value-type="float" office:value="0.991185901636016" calcext:value-type="float">
            <text:p>0.991</text:p>
          </table:table-cell>
          <table:table-cell table:formula="of:=TAN(RADIANS([.Q$1]))*TAN(RADIANS([.$A5]))" office:value-type="float" office:value="0.00643486616716455" calcext:value-type="float">
            <text:p>0.006</text:p>
          </table:table-cell>
          <table:table-cell table:formula="of:=COS(RADIANS([.R$1]))*COS(RADIANS([.$A5]))" office:value-type="float" office:value="0.988910940769705" calcext:value-type="float">
            <text:p>0.989</text:p>
          </table:table-cell>
          <table:table-cell table:formula="of:=TAN(RADIANS([.S$1]))*TAN(RADIANS([.$A5]))" office:value-type="float" office:value="0.00736543304533731" calcext:value-type="float">
            <text:p>0.007</text:p>
          </table:table-cell>
          <table:table-cell table:formula="of:=COS(RADIANS([.T$1]))*COS(RADIANS([.$A5]))" office:value-type="float" office:value="0.98633474805104" calcext:value-type="float">
            <text:p>0.986</text:p>
          </table:table-cell>
          <table:table-cell table:formula="of:=TAN(RADIANS([.U$1]))*TAN(RADIANS([.$A5]))" office:value-type="float" office:value="0.00830057679039631" calcext:value-type="float">
            <text:p>0.008</text:p>
          </table:table-cell>
          <table:table-cell table:formula="of:=COS(RADIANS([.V$1]))*COS(RADIANS([.$A5]))" office:value-type="float" office:value="0.983458108213278" calcext:value-type="float">
            <text:p>0.983</text:p>
          </table:table-cell>
          <table:table-cell table:formula="of:=TAN(RADIANS([.W$1]))*TAN(RADIANS([.$A5]))" office:value-type="float" office:value="0.0092409054866143" calcext:value-type="float">
            <text:p>0.009</text:p>
          </table:table-cell>
          <table:table-cell table:formula="of:=COS(RADIANS([.X$1]))*COS(RADIANS([.$A5]))" office:value-type="float" office:value="0.980281897508783" calcext:value-type="float">
            <text:p>0.980</text:p>
          </table:table-cell>
          <table:table-cell table:formula="of:=TAN(RADIANS([.Y$1]))*TAN(RADIANS([.$A5]))" office:value-type="float" office:value="0.0101870403382589" calcext:value-type="float">
            <text:p>0.010</text:p>
          </table:table-cell>
          <table:table-cell table:formula="of:=COS(RADIANS([.Z$1]))*COS(RADIANS([.$A5]))" office:value-type="float" office:value="0.976807083442103" calcext:value-type="float">
            <text:p>0.977</text:p>
          </table:table-cell>
          <table:table-cell table:formula="of:=TAN(RADIANS([.AA$1]))*TAN(RADIANS([.$A5]))" office:value-type="float" office:value="0.0111396173691647" calcext:value-type="float">
            <text:p>0.011</text:p>
          </table:table-cell>
          <table:table-cell table:formula="of:=COS(RADIANS([.AB$1]))*COS(RADIANS([.$A5]))" office:value-type="float" office:value="0.973034724475263" calcext:value-type="float">
            <text:p>0.973</text:p>
          </table:table-cell>
          <table:table-cell table:formula="of:=TAN(RADIANS([.AC$1]))*TAN(RADIANS([.$A5]))" office:value-type="float" office:value="0.0120992892039835" calcext:value-type="float">
            <text:p>0.012</text:p>
          </table:table-cell>
          <table:table-cell table:formula="of:=COS(RADIANS([.AD$1]))*COS(RADIANS([.$A5]))" office:value-type="float" office:value="0.96896596970535" calcext:value-type="float">
            <text:p>0.969</text:p>
          </table:table-cell>
          <table:table-cell table:formula="of:=TAN(RADIANS([.AE$1]))*TAN(RADIANS([.$A5]))" office:value-type="float" office:value="0.0130667269420869" calcext:value-type="float">
            <text:p>0.013</text:p>
          </table:table-cell>
          <table:table-cell table:formula="of:=COS(RADIANS([.AF$1]))*COS(RADIANS([.$A5]))" office:value-type="float" office:value="0.96460205851448" calcext:value-type="float">
            <text:p>0.965</text:p>
          </table:table-cell>
          <table:table-cell table:formula="of:=TAN(RADIANS([.AG$1]))*TAN(RADIANS([.$A5]))" office:value-type="float" office:value="0.0140426221359994" calcext:value-type="float">
            <text:p>0.014</text:p>
          </table:table-cell>
          <table:table-cell table:formula="of:=COS(RADIANS([.AH$1]))*COS(RADIANS([.$A5]))" office:value-type="float" office:value="0.959944320192276" calcext:value-type="float">
            <text:p>0.960</text:p>
          </table:table-cell>
          <table:table-cell table:formula="of:=TAN(RADIANS([.AI$1]))*TAN(RADIANS([.$A5]))" office:value-type="float" office:value="0.0150276888872781" calcext:value-type="float">
            <text:p>0.015</text:p>
          </table:table-cell>
          <table:table-cell table:formula="of:=COS(RADIANS([.AJ$1]))*COS(RADIANS([.$A5]))" office:value-type="float" office:value="0.954994173530952" calcext:value-type="float">
            <text:p>0.955</text:p>
          </table:table-cell>
          <table:table-cell table:formula="of:=TAN(RADIANS([.AK$1]))*TAN(RADIANS([.$A5]))" office:value-type="float" office:value="0.0160226660739392" calcext:value-type="float">
            <text:p>0.016</text:p>
          </table:table-cell>
          <table:table-cell table:formula="of:=COS(RADIANS([.AL$1]))*COS(RADIANS([.$A5]))" office:value-type="float" office:value="0.949753126393135" calcext:value-type="float">
            <text:p>0.950</text:p>
          </table:table-cell>
          <table:table-cell table:formula="of:=TAN(RADIANS([.AM$1]))*TAN(RADIANS([.$A5]))" office:value-type="float" office:value="0.0170283197248869" calcext:value-type="float">
            <text:p>0.017</text:p>
          </table:table-cell>
          <table:table-cell table:formula="of:=COS(RADIANS([.AN$1]))*COS(RADIANS([.$A5]))" office:value-type="float" office:value="0.944222775252553" calcext:value-type="float">
            <text:p>0.944</text:p>
          </table:table-cell>
          <table:table-cell table:formula="of:=TAN(RADIANS([.AO$1]))*TAN(RADIANS([.$A5]))" office:value-type="float" office:value="0.0180454455583411" calcext:value-type="float">
            <text:p>0.018</text:p>
          </table:table-cell>
          <table:table-cell table:formula="of:=COS(RADIANS([.AP$1]))*COS(RADIANS([.$A5]))" office:value-type="float" office:value="0.938404804707738" calcext:value-type="float">
            <text:p>0.938</text:p>
          </table:table-cell>
          <table:table-cell table:formula="of:=TAN(RADIANS([.AQ$1]))*TAN(RADIANS([.$A5]))" office:value-type="float" office:value="0.0190748717030199" calcext:value-type="float">
            <text:p>0.019</text:p>
          </table:table-cell>
          <table:table-cell table:formula="of:=COS(RADIANS([.AR$1]))*COS(RADIANS([.$A5]))" office:value-type="float" office:value="0.932300986968877" calcext:value-type="float">
            <text:p>0.932</text:p>
          </table:table-cell>
          <table:table-cell table:formula="of:=TAN(RADIANS([.AS$1]))*TAN(RADIANS([.$A5]))" office:value-type="float" office:value="0.0201174616228337" calcext:value-type="float">
            <text:p>0.020</text:p>
          </table:table-cell>
          <table:table-cell table:formula="of:=COS(RADIANS([.AT$1]))*COS(RADIANS([.$A5]))" office:value-type="float" office:value="0.925913181317983" calcext:value-type="float">
            <text:p>0.926</text:p>
          </table:table-cell>
          <table:table-cell table:formula="of:=TAN(RADIANS([.AU$1]))*TAN(RADIANS([.$A5]))" office:value-type="float" office:value="0.0211741172681291" calcext:value-type="float">
            <text:p>0.021</text:p>
          </table:table-cell>
          <table:table-cell table:formula="of:=COS(RADIANS([.AV$1]))*COS(RADIANS([.$A5]))" office:value-type="float" office:value="0.919243333542538" calcext:value-type="float">
            <text:p>0.919</text:p>
          </table:table-cell>
          <table:table-cell table:formula="of:=TAN(RADIANS([.AW$1]))*TAN(RADIANS([.$A5]))" office:value-type="float" office:value="0.0222457824791224" calcext:value-type="float">
            <text:p>0.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RADIANS([.B$1]))*COS(RADIANS([.$A6]))" office:value-type="float" office:value="0.997564050259824" calcext:value-type="float">
            <text:p>0.998</text:p>
          </table:table-cell>
          <table:table-cell table:formula="of:=TAN(RADIANS([.C$1]))*TAN(RADIANS([.$A6]))" office:value-type="float" office:value="0" calcext:value-type="float">
            <text:p>0.000</text:p>
          </table:table-cell>
          <table:table-cell table:formula="of:=COS(RADIANS([.D$1]))*COS(RADIANS([.$A6]))" office:value-type="float" office:value="0.99741211642316" calcext:value-type="float">
            <text:p>0.997</text:p>
          </table:table-cell>
          <table:table-cell table:formula="of:=TAN(RADIANS([.E$1]))*TAN(RADIANS([.$A6]))" office:value-type="float" office:value="0.00122057704269724" calcext:value-type="float">
            <text:p>0.001</text:p>
          </table:table-cell>
          <table:table-cell table:formula="of:=COS(RADIANS([.F$1]))*COS(RADIANS([.$A6]))" office:value-type="float" office:value="0.996956361193684" calcext:value-type="float">
            <text:p>0.997</text:p>
          </table:table-cell>
          <table:table-cell table:formula="of:=TAN(RADIANS([.G$1]))*TAN(RADIANS([.$A6]))" office:value-type="float" office:value="0.00244189808117212" calcext:value-type="float">
            <text:p>0.002</text:p>
          </table:table-cell>
          <table:table-cell table:formula="of:=COS(RADIANS([.H$1]))*COS(RADIANS([.$A6]))" office:value-type="float" office:value="0.996196923398857" calcext:value-type="float">
            <text:p>0.996</text:p>
          </table:table-cell>
          <table:table-cell table:formula="of:=TAN(RADIANS([.I$1]))*TAN(RADIANS([.$A6]))" office:value-type="float" office:value="0.00366470892630222" calcext:value-type="float">
            <text:p>0.004</text:p>
          </table:table-cell>
          <table:table-cell table:formula="of:=COS(RADIANS([.J$1]))*COS(RADIANS([.$A6]))" office:value-type="float" office:value="0.995134034370785" calcext:value-type="float">
            <text:p>0.995</text:p>
          </table:table-cell>
          <table:table-cell table:formula="of:=TAN(RADIANS([.K$1]))*TAN(RADIANS([.$A6]))" office:value-type="float" office:value="0.00488975902858307" calcext:value-type="float">
            <text:p>0.005</text:p>
          </table:table-cell>
          <table:table-cell table:formula="of:=COS(RADIANS([.L$1]))*COS(RADIANS([.$A6]))" office:value-type="float" office:value="0.993768017875764" calcext:value-type="float">
            <text:p>0.994</text:p>
          </table:table-cell>
          <table:table-cell table:formula="of:=TAN(RADIANS([.M$1]))*TAN(RADIANS([.$A6]))" office:value-type="float" office:value="0.00611780332156635" calcext:value-type="float">
            <text:p>0.006</text:p>
          </table:table-cell>
          <table:table-cell table:formula="of:=COS(RADIANS([.N$1]))*COS(RADIANS([.$A6]))" office:value-type="float" office:value="0.992099290015652" calcext:value-type="float">
            <text:p>0.992</text:p>
          </table:table-cell>
          <table:table-cell table:formula="of:=TAN(RADIANS([.O$1]))*TAN(RADIANS([.$A6]))" office:value-type="float" office:value="0.00734960409388943" calcext:value-type="float">
            <text:p>0.007</text:p>
          </table:table-cell>
          <table:table-cell table:formula="of:=COS(RADIANS([.P$1]))*COS(RADIANS([.$A6]))" office:value-type="float" office:value="0.990128359101119" calcext:value-type="float">
            <text:p>0.990</text:p>
          </table:table-cell>
          <table:table-cell table:formula="of:=TAN(RADIANS([.Q$1]))*TAN(RADIANS([.$A6]))" office:value-type="float" office:value="0.00858593289982391" calcext:value-type="float">
            <text:p>0.009</text:p>
          </table:table-cell>
          <table:table-cell table:formula="of:=COS(RADIANS([.R$1]))*COS(RADIANS([.$A6]))" office:value-type="float" office:value="0.987855825496815" calcext:value-type="float">
            <text:p>0.988</text:p>
          </table:table-cell>
          <table:table-cell table:formula="of:=TAN(RADIANS([.S$1]))*TAN(RADIANS([.$A6]))" office:value-type="float" office:value="0.00982757251861811" calcext:value-type="float">
            <text:p>0.010</text:p>
          </table:table-cell>
          <table:table-cell table:formula="of:=COS(RADIANS([.T$1]))*COS(RADIANS([.$A6]))" office:value-type="float" office:value="0.98528238143849" calcext:value-type="float">
            <text:p>0.985</text:p>
          </table:table-cell>
          <table:table-cell table:formula="of:=TAN(RADIANS([.U$1]))*TAN(RADIANS([.$A6]))" office:value-type="float" office:value="0.011075318973352" calcext:value-type="float">
            <text:p>0.011</text:p>
          </table:table-cell>
          <table:table-cell table:formula="of:=COS(RADIANS([.V$1]))*COS(RADIANS([.$A6]))" office:value-type="float" office:value="0.982408810822135" calcext:value-type="float">
            <text:p>0.982</text:p>
          </table:table-cell>
          <table:table-cell table:formula="of:=TAN(RADIANS([.W$1]))*TAN(RADIANS([.$A6]))" office:value-type="float" office:value="0.0123299836205678" calcext:value-type="float">
            <text:p>0.012</text:p>
          </table:table-cell>
          <table:table-cell table:formula="of:=COS(RADIANS([.X$1]))*COS(RADIANS([.$A6]))" office:value-type="float" office:value="0.979235988965195" calcext:value-type="float">
            <text:p>0.979</text:p>
          </table:table-cell>
          <table:table-cell table:formula="of:=TAN(RADIANS([.Y$1]))*TAN(RADIANS([.$A6]))" office:value-type="float" office:value="0.0135923953225947" calcext:value-type="float">
            <text:p>0.014</text:p>
          </table:table-cell>
          <table:table-cell table:formula="of:=COS(RADIANS([.Z$1]))*COS(RADIANS([.$A6]))" office:value-type="float" office:value="0.975764882339945" calcext:value-type="float">
            <text:p>0.976</text:p>
          </table:table-cell>
          <table:table-cell table:formula="of:=TAN(RADIANS([.AA$1]))*TAN(RADIANS([.$A6]))" office:value-type="float" office:value="0.0148634027152588" calcext:value-type="float">
            <text:p>0.015</text:p>
          </table:table-cell>
          <table:table-cell table:formula="of:=COS(RADIANS([.AB$1]))*COS(RADIANS([.$A6]))" office:value-type="float" office:value="0.971996548279087" calcext:value-type="float">
            <text:p>0.972</text:p>
          </table:table-cell>
          <table:table-cell table:formula="of:=TAN(RADIANS([.AC$1]))*TAN(RADIANS([.$A6]))" office:value-type="float" office:value="0.0161438765845757" calcext:value-type="float">
            <text:p>0.016</text:p>
          </table:table-cell>
          <table:table-cell table:formula="of:=COS(RADIANS([.AD$1]))*COS(RADIANS([.$A6]))" office:value-type="float" office:value="0.967932134653681" calcext:value-type="float">
            <text:p>0.968</text:p>
          </table:table-cell>
          <table:table-cell table:formula="of:=TAN(RADIANS([.AE$1]))*TAN(RADIANS([.$A6]))" office:value-type="float" office:value="0.0174347123670661" calcext:value-type="float">
            <text:p>0.017</text:p>
          </table:table-cell>
          <table:table-cell table:formula="of:=COS(RADIANS([.AF$1]))*COS(RADIANS([.$A6]))" office:value-type="float" office:value="0.96357287952349" calcext:value-type="float">
            <text:p>0.964</text:p>
          </table:table-cell>
          <table:table-cell table:formula="of:=TAN(RADIANS([.AG$1]))*TAN(RADIANS([.$A6]))" office:value-type="float" office:value="0.0187368327895466" calcext:value-type="float">
            <text:p>0.019</text:p>
          </table:table-cell>
          <table:table-cell table:formula="of:=COS(RADIANS([.AH$1]))*COS(RADIANS([.$A6]))" office:value-type="float" office:value="0.958920110759857" calcext:value-type="float">
            <text:p>0.959</text:p>
          </table:table-cell>
          <table:table-cell table:formula="of:=TAN(RADIANS([.AI$1]))*TAN(RADIANS([.$A6]))" office:value-type="float" office:value="0.0200511906656255" calcext:value-type="float">
            <text:p>0.020</text:p>
          </table:table-cell>
          <table:table-cell table:formula="of:=COS(RADIANS([.AJ$1]))*COS(RADIANS([.$A6]))" office:value-type="float" office:value="0.953975245641218" calcext:value-type="float">
            <text:p>0.954</text:p>
          </table:table-cell>
          <table:table-cell table:formula="of:=TAN(RADIANS([.AK$1]))*TAN(RADIANS([.$A6]))" office:value-type="float" office:value="0.021378771867721" calcext:value-type="float">
            <text:p>0.021</text:p>
          </table:table-cell>
          <table:table-cell table:formula="of:=COS(RADIANS([.AL$1]))*COS(RADIANS([.$A6]))" office:value-type="float" office:value="0.948739790421392" calcext:value-type="float">
            <text:p>0.949</text:p>
          </table:table-cell>
          <table:table-cell table:formula="of:=TAN(RADIANS([.AM$1]))*TAN(RADIANS([.$A6]))" office:value-type="float" office:value="0.022720598495221" calcext:value-type="float">
            <text:p>0.023</text:p>
          </table:table-cell>
          <table:table-cell table:formula="of:=COS(RADIANS([.AN$1]))*COS(RADIANS([.$A6]))" office:value-type="float" office:value="0.943215339870754" calcext:value-type="float">
            <text:p>0.943</text:p>
          </table:table-cell>
          <table:table-cell table:formula="of:=TAN(RADIANS([.AO$1]))*TAN(RADIANS([.$A6]))" office:value-type="float" office:value="0.0240777322614642" calcext:value-type="float">
            <text:p>0.024</text:p>
          </table:table-cell>
          <table:table-cell table:formula="of:=COS(RADIANS([.AP$1]))*COS(RADIANS([.$A6]))" office:value-type="float" office:value="0.93740357679046" calcext:value-type="float">
            <text:p>0.937</text:p>
          </table:table-cell>
          <table:table-cell table:formula="of:=TAN(RADIANS([.AQ$1]))*TAN(RADIANS([.$A6]))" office:value-type="float" office:value="0.0254512781245682" calcext:value-type="float">
            <text:p>0.025</text:p>
          </table:table-cell>
          <table:table-cell table:formula="of:=COS(RADIANS([.AR$1]))*COS(RADIANS([.$A6]))" office:value-type="float" office:value="0.931306271499843" calcext:value-type="float">
            <text:p>0.931</text:p>
          </table:table-cell>
          <table:table-cell table:formula="of:=TAN(RADIANS([.AS$1]))*TAN(RADIANS([.$A6]))" office:value-type="float" office:value="0.0268423881897986" calcext:value-type="float">
            <text:p>0.027</text:p>
          </table:table-cell>
          <table:table-cell table:formula="of:=COS(RADIANS([.AT$1]))*COS(RADIANS([.$A6]))" office:value-type="float" office:value="0.92492528129716" calcext:value-type="float">
            <text:p>0.925</text:p>
          </table:table-cell>
          <table:table-cell table:formula="of:=TAN(RADIANS([.AU$1]))*TAN(RADIANS([.$A6]))" office:value-type="float" office:value="0.0282522659142213" calcext:value-type="float">
            <text:p>0.028</text:p>
          </table:table-cell>
          <table:table-cell table:formula="of:=COS(RADIANS([.AV$1]))*COS(RADIANS([.$A6]))" office:value-type="float" office:value="0.918262549893842" calcext:value-type="float">
            <text:p>0.918</text:p>
          </table:table-cell>
          <table:table-cell table:formula="of:=TAN(RADIANS([.AW$1]))*TAN(RADIANS([.$A6]))" office:value-type="float" office:value="0.0296821706478452" calcext:value-type="float">
            <text:p>0.0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RADIANS([.B$1]))*COS(RADIANS([.$A7]))" office:value-type="float" office:value="0.996194698091746" calcext:value-type="float">
            <text:p>0.996</text:p>
          </table:table-cell>
          <table:table-cell table:formula="of:=TAN(RADIANS([.C$1]))*TAN(RADIANS([.$A7]))" office:value-type="float" office:value="0" calcext:value-type="float">
            <text:p>0.000</text:p>
          </table:table-cell>
          <table:table-cell table:formula="of:=COS(RADIANS([.D$1]))*COS(RADIANS([.$A7]))" office:value-type="float" office:value="0.996042972814049" calcext:value-type="float">
            <text:p>0.996</text:p>
          </table:table-cell>
          <table:table-cell table:formula="of:=TAN(RADIANS([.E$1]))*TAN(RADIANS([.$A7]))" office:value-type="float" office:value="0.00152712030232799" calcext:value-type="float">
            <text:p>0.002</text:p>
          </table:table-cell>
          <table:table-cell table:formula="of:=COS(RADIANS([.F$1]))*COS(RADIANS([.$A7]))" office:value-type="float" office:value="0.995587843197948" calcext:value-type="float">
            <text:p>0.996</text:p>
          </table:table-cell>
          <table:table-cell table:formula="of:=TAN(RADIANS([.G$1]))*TAN(RADIANS([.$A7]))" office:value-type="float" office:value="0.00305517145212987" calcext:value-type="float">
            <text:p>0.003</text:p>
          </table:table-cell>
          <table:table-cell table:formula="of:=COS(RADIANS([.H$1]))*COS(RADIANS([.$A7]))" office:value-type="float" office:value="0.994829447880333" calcext:value-type="float">
            <text:p>0.995</text:p>
          </table:table-cell>
          <table:table-cell table:formula="of:=TAN(RADIANS([.I$1]))*TAN(RADIANS([.$A7]))" office:value-type="float" office:value="0.00458508656783488" calcext:value-type="float">
            <text:p>0.005</text:p>
          </table:table-cell>
          <table:table-cell table:formula="of:=COS(RADIANS([.J$1]))*COS(RADIANS([.$A7]))" office:value-type="float" office:value="0.993768017875764" calcext:value-type="float">
            <text:p>0.994</text:p>
          </table:table-cell>
          <table:table-cell table:formula="of:=TAN(RADIANS([.K$1]))*TAN(RADIANS([.$A7]))" office:value-type="float" office:value="0.00611780332156635" calcext:value-type="float">
            <text:p>0.006</text:p>
          </table:table-cell>
          <table:table-cell table:formula="of:=COS(RADIANS([.L$1]))*COS(RADIANS([.$A7]))" office:value-type="float" office:value="0.992403876506104" calcext:value-type="float">
            <text:p>0.992</text:p>
          </table:table-cell>
          <table:table-cell table:formula="of:=TAN(RADIANS([.M$1]))*TAN(RADIANS([.$A7]))" office:value-type="float" office:value="0.00765426624555235" calcext:value-type="float">
            <text:p>0.008</text:p>
          </table:table-cell>
          <table:table-cell table:formula="of:=COS(RADIANS([.N$1]))*COS(RADIANS([.$A7]))" office:value-type="float" office:value="0.990737439302028" calcext:value-type="float">
            <text:p>0.991</text:p>
          </table:table-cell>
          <table:table-cell table:formula="of:=TAN(RADIANS([.O$1]))*TAN(RADIANS([.$A7]))" office:value-type="float" office:value="0.00919542907430832" calcext:value-type="float">
            <text:p>0.009</text:p>
          </table:table-cell>
          <table:table-cell table:formula="of:=COS(RADIANS([.P$1]))*COS(RADIANS([.$A7]))" office:value-type="float" office:value="0.988769213876451" calcext:value-type="float">
            <text:p>0.989</text:p>
          </table:table-cell>
          <table:table-cell table:formula="of:=TAN(RADIANS([.Q$1]))*TAN(RADIANS([.$A7]))" office:value-type="float" office:value="0.0107422571350125" calcext:value-type="float">
            <text:p>0.011</text:p>
          </table:table-cell>
          <table:table-cell table:formula="of:=COS(RADIANS([.R$1]))*COS(RADIANS([.$A7]))" office:value-type="float" office:value="0.986499799769905" calcext:value-type="float">
            <text:p>0.986</text:p>
          </table:table-cell>
          <table:table-cell table:formula="of:=TAN(RADIANS([.S$1]))*TAN(RADIANS([.$A7]))" office:value-type="float" office:value="0.01229572979893" calcext:value-type="float">
            <text:p>0.012</text:p>
          </table:table-cell>
          <table:table-cell table:formula="of:=COS(RADIANS([.T$1]))*COS(RADIANS([.$A7]))" office:value-type="float" office:value="0.98392988826791" calcext:value-type="float">
            <text:p>0.984</text:p>
          </table:table-cell>
          <table:table-cell table:formula="of:=TAN(RADIANS([.U$1]))*TAN(RADIANS([.$A7]))" office:value-type="float" office:value="0.0138568430072951" calcext:value-type="float">
            <text:p>0.014</text:p>
          </table:table-cell>
          <table:table-cell table:formula="of:=COS(RADIANS([.V$1]))*COS(RADIANS([.$A7]))" office:value-type="float" office:value="0.981060262190407" calcext:value-type="float">
            <text:p>0.981</text:p>
          </table:table-cell>
          <table:table-cell table:formula="of:=TAN(RADIANS([.W$1]))*TAN(RADIANS([.$A7]))" office:value-type="float" office:value="0.015426611885745" calcext:value-type="float">
            <text:p>0.015</text:p>
          </table:table-cell>
          <table:table-cell table:formula="of:=COS(RADIANS([.X$1]))*COS(RADIANS([.$A7]))" office:value-type="float" office:value="0.977891795653296" calcext:value-type="float">
            <text:p>0.978</text:p>
          </table:table-cell>
          <table:table-cell table:formula="of:=TAN(RADIANS([.Y$1]))*TAN(RADIANS([.$A7]))" office:value-type="float" office:value="0.0170060734622149" calcext:value-type="float">
            <text:p>0.017</text:p>
          </table:table-cell>
          <table:table-cell table:formula="of:=COS(RADIANS([.Z$1]))*COS(RADIANS([.$A7]))" office:value-type="float" office:value="0.974425453802179" calcext:value-type="float">
            <text:p>0.974</text:p>
          </table:table-cell>
          <table:table-cell table:formula="of:=TAN(RADIANS([.AA$1]))*TAN(RADIANS([.$A7]))" office:value-type="float" office:value="0.0185962895041759" calcext:value-type="float">
            <text:p>0.019</text:p>
          </table:table-cell>
          <table:table-cell table:formula="of:=COS(RADIANS([.AB$1]))*COS(RADIANS([.$A7]))" office:value-type="float" office:value="0.970662292518362" calcext:value-type="float">
            <text:p>0.971</text:p>
          </table:table-cell>
          <table:table-cell table:formula="of:=TAN(RADIANS([.AC$1]))*TAN(RADIANS([.$A7]))" office:value-type="float" office:value="0.0201983494922231" calcext:value-type="float">
            <text:p>0.020</text:p>
          </table:table-cell>
          <table:table-cell table:formula="of:=COS(RADIANS([.AD$1]))*COS(RADIANS([.$A7]))" office:value-type="float" office:value="0.966603458097227" calcext:value-type="float">
            <text:p>0.967</text:p>
          </table:table-cell>
          <table:table-cell table:formula="of:=TAN(RADIANS([.AE$1]))*TAN(RADIANS([.$A7]))" office:value-type="float" office:value="0.0218133737483377" calcext:value-type="float">
            <text:p>0.022</text:p>
          </table:table-cell>
          <table:table-cell table:formula="of:=COS(RADIANS([.AF$1]))*COS(RADIANS([.$A7]))" office:value-type="float" office:value="0.962250186899058" calcext:value-type="float">
            <text:p>0.962</text:p>
          </table:table-cell>
          <table:table-cell table:formula="of:=TAN(RADIANS([.AG$1]))*TAN(RADIANS([.$A7]))" office:value-type="float" office:value="0.0234425167386496" calcext:value-type="float">
            <text:p>0.023</text:p>
          </table:table-cell>
          <table:table-cell table:formula="of:=COS(RADIANS([.AH$1]))*COS(RADIANS([.$A7]))" office:value-type="float" office:value="0.957603804972433" calcext:value-type="float">
            <text:p>0.958</text:p>
          </table:table-cell>
          <table:table-cell table:formula="of:=TAN(RADIANS([.AI$1]))*TAN(RADIANS([.$A7]))" office:value-type="float" office:value="0.0250869705722636" calcext:value-type="float">
            <text:p>0.025</text:p>
          </table:table-cell>
          <table:table-cell table:formula="of:=COS(RADIANS([.AJ$1]))*COS(RADIANS([.$A7]))" office:value-type="float" office:value="0.952665727650297" calcext:value-type="float">
            <text:p>0.953</text:p>
          </table:table-cell>
          <table:table-cell table:formula="of:=TAN(RADIANS([.AK$1]))*TAN(RADIANS([.$A7]))" office:value-type="float" office:value="0.0267479687196882" calcext:value-type="float">
            <text:p>0.027</text:p>
          </table:table-cell>
          <table:table-cell table:formula="of:=COS(RADIANS([.AL$1]))*COS(RADIANS([.$A7]))" office:value-type="float" office:value="0.947437459118838" calcext:value-type="float">
            <text:p>0.947</text:p>
          </table:table-cell>
          <table:table-cell table:formula="of:=TAN(RADIANS([.AM$1]))*TAN(RADIANS([.$A7]))" office:value-type="float" office:value="0.0284267899766662" calcext:value-type="float">
            <text:p>0.028</text:p>
          </table:table-cell>
          <table:table-cell table:formula="of:=COS(RADIANS([.AN$1]))*COS(RADIANS([.$A7]))" office:value-type="float" office:value="0.941920591959299" calcext:value-type="float">
            <text:p>0.942</text:p>
          </table:table-cell>
          <table:table-cell table:formula="of:=TAN(RADIANS([.AO$1]))*TAN(RADIANS([.$A7]))" office:value-type="float" office:value="0.030124762701784" calcext:value-type="float">
            <text:p>0.030</text:p>
          </table:table-cell>
          <table:table-cell table:formula="of:=COS(RADIANS([.AP$1]))*COS(RADIANS([.$A7]))" office:value-type="float" office:value="0.936116806662859" calcext:value-type="float">
            <text:p>0.936</text:p>
          </table:table-cell>
          <table:table-cell table:formula="of:=TAN(RADIANS([.AQ$1]))*TAN(RADIANS([.$A7]))" office:value-type="float" office:value="0.0318432693591675" calcext:value-type="float">
            <text:p>0.032</text:p>
          </table:table-cell>
          <table:table-cell table:formula="of:=COS(RADIANS([.AR$1]))*COS(RADIANS([.$A7]))" office:value-type="float" office:value="0.930027871118743" calcext:value-type="float">
            <text:p>0.930</text:p>
          </table:table-cell>
          <table:table-cell table:formula="of:=TAN(RADIANS([.AS$1]))*TAN(RADIANS([.$A7]))" office:value-type="float" office:value="0.033583751400917" calcext:value-type="float">
            <text:p>0.034</text:p>
          </table:table-cell>
          <table:table-cell table:formula="of:=COS(RADIANS([.AT$1]))*COS(RADIANS([.$A7]))" office:value-type="float" office:value="0.923655640075702" calcext:value-type="float">
            <text:p>0.924</text:p>
          </table:table-cell>
          <table:table-cell table:formula="of:=TAN(RADIANS([.AU$1]))*TAN(RADIANS([.$A7]))" office:value-type="float" office:value="0.035347714527741" calcext:value-type="float">
            <text:p>0.035</text:p>
          </table:table-cell>
          <table:table-cell table:formula="of:=COS(RADIANS([.AV$1]))*COS(RADIANS([.$A7]))" office:value-type="float" office:value="0.91700205457704" calcext:value-type="float">
            <text:p>0.917</text:p>
          </table:table-cell>
          <table:table-cell table:formula="of:=TAN(RADIANS([.AW$1]))*TAN(RADIANS([.$A7]))" office:value-type="float" office:value="0.0371367343705905" calcext:value-type="float">
            <text:p>0.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S(RADIANS([.B$1]))*COS(RADIANS([.$A8]))" office:value-type="float" office:value="0.994521895368273" calcext:value-type="float">
            <text:p>0.995</text:p>
          </table:table-cell>
          <table:table-cell table:formula="of:=TAN(RADIANS([.C$1]))*TAN(RADIANS([.$A8]))" office:value-type="float" office:value="0" calcext:value-type="float">
            <text:p>0.000</text:p>
          </table:table-cell>
          <table:table-cell table:formula="of:=COS(RADIANS([.D$1]))*COS(RADIANS([.$A8]))" office:value-type="float" office:value="0.994370424866534" calcext:value-type="float">
            <text:p>0.994</text:p>
          </table:table-cell>
          <table:table-cell table:formula="of:=TAN(RADIANS([.E$1]))*TAN(RADIANS([.$A8]))" office:value-type="float" office:value="0.00183460125079304" calcext:value-type="float">
            <text:p>0.002</text:p>
          </table:table-cell>
          <table:table-cell table:formula="of:=COS(RADIANS([.F$1]))*COS(RADIANS([.$A8]))" office:value-type="float" office:value="0.993916059500697" calcext:value-type="float">
            <text:p>0.994</text:p>
          </table:table-cell>
          <table:table-cell table:formula="of:=TAN(RADIANS([.G$1]))*TAN(RADIANS([.$A8]))" office:value-type="float" office:value="0.00367032077231911" calcext:value-type="float">
            <text:p>0.004</text:p>
          </table:table-cell>
          <table:table-cell table:formula="of:=COS(RADIANS([.H$1]))*COS(RADIANS([.$A8]))" office:value-type="float" office:value="0.993158937674856" calcext:value-type="float">
            <text:p>0.993</text:p>
          </table:table-cell>
          <table:table-cell table:formula="of:=TAN(RADIANS([.I$1]))*TAN(RADIANS([.$A8]))" office:value-type="float" office:value="0.00550827956351641" calcext:value-type="float">
            <text:p>0.006</text:p>
          </table:table-cell>
          <table:table-cell table:formula="of:=COS(RADIANS([.J$1]))*COS(RADIANS([.$A8]))" office:value-type="float" office:value="0.992099290015652" calcext:value-type="float">
            <text:p>0.992</text:p>
          </table:table-cell>
          <table:table-cell table:formula="of:=TAN(RADIANS([.K$1]))*TAN(RADIANS([.$A8]))" office:value-type="float" office:value="0.00734960409388943" calcext:value-type="float">
            <text:p>0.007</text:p>
          </table:table-cell>
          <table:table-cell table:formula="of:=COS(RADIANS([.L$1]))*COS(RADIANS([.$A8]))" office:value-type="float" office:value="0.990737439302028" calcext:value-type="float">
            <text:p>0.991</text:p>
          </table:table-cell>
          <table:table-cell table:formula="of:=TAN(RADIANS([.M$1]))*TAN(RADIANS([.$A8]))" office:value-type="float" office:value="0.00919542907430832" calcext:value-type="float">
            <text:p>0.009</text:p>
          </table:table-cell>
          <table:table-cell table:formula="of:=COS(RADIANS([.N$1]))*COS(RADIANS([.$A8]))" office:value-type="float" office:value="0.989073800366903" calcext:value-type="float">
            <text:p>0.989</text:p>
          </table:table-cell>
          <table:table-cell table:formula="of:=TAN(RADIANS([.O$1]))*TAN(RADIANS([.$A8]))" office:value-type="float" office:value="0.0110469002707827" calcext:value-type="float">
            <text:p>0.011</text:p>
          </table:table-cell>
          <table:table-cell table:formula="of:=COS(RADIANS([.P$1]))*COS(RADIANS([.$A8]))" office:value-type="float" office:value="0.987108879970813" calcext:value-type="float">
            <text:p>0.987</text:p>
          </table:table-cell>
          <table:table-cell table:formula="of:=TAN(RADIANS([.Q$1]))*TAN(RADIANS([.$A8]))" office:value-type="float" office:value="0.0129051773761317" calcext:value-type="float">
            <text:p>0.013</text:p>
          </table:table-cell>
          <table:table-cell table:formula="of:=COS(RADIANS([.R$1]))*COS(RADIANS([.$A8]))" office:value-type="float" office:value="0.984843276647546" calcext:value-type="float">
            <text:p>0.985</text:p>
          </table:table-cell>
          <table:table-cell table:formula="of:=TAN(RADIANS([.S$1]))*TAN(RADIANS([.$A8]))" office:value-type="float" office:value="0.0147714369549947" calcext:value-type="float">
            <text:p>0.015</text:p>
          </table:table-cell>
          <table:table-cell table:formula="of:=COS(RADIANS([.T$1]))*COS(RADIANS([.$A8]))" office:value-type="float" office:value="0.982277680521821" calcext:value-type="float">
            <text:p>0.982</text:p>
          </table:table-cell>
          <table:table-cell table:formula="of:=TAN(RADIANS([.U$1]))*TAN(RADIANS([.$A8]))" office:value-type="float" office:value="0.0166468754782926" calcext:value-type="float">
            <text:p>0.017</text:p>
          </table:table-cell>
          <table:table-cell table:formula="of:=COS(RADIANS([.V$1]))*COS(RADIANS([.$A8]))" office:value-type="float" office:value="0.979412873099071" calcext:value-type="float">
            <text:p>0.979</text:p>
          </table:table-cell>
          <table:table-cell table:formula="of:=TAN(RADIANS([.W$1]))*TAN(RADIANS([.$A8]))" office:value-type="float" office:value="0.0185327124640689" calcext:value-type="float">
            <text:p>0.019</text:p>
          </table:table-cell>
          <table:table-cell table:formula="of:=COS(RADIANS([.X$1]))*COS(RADIANS([.$A8]))" office:value-type="float" office:value="0.97624972702739" calcext:value-type="float">
            <text:p>0.976</text:p>
          </table:table-cell>
          <table:table-cell table:formula="of:=TAN(RADIANS([.Y$1]))*TAN(RADIANS([.$A8]))" office:value-type="float" office:value="0.0204301937426257" calcext:value-type="float">
            <text:p>0.020</text:p>
          </table:table-cell>
          <table:table-cell table:formula="of:=COS(RADIANS([.Z$1]))*COS(RADIANS([.$A8]))" office:value-type="float" office:value="0.972789205831714" calcext:value-type="float">
            <text:p>0.973</text:p>
          </table:table-cell>
          <table:table-cell table:formula="of:=TAN(RADIANS([.AA$1]))*TAN(RADIANS([.$A8]))" office:value-type="float" office:value="0.0223405948650293" calcext:value-type="float">
            <text:p>0.022</text:p>
          </table:table-cell>
          <table:table-cell table:formula="of:=COS(RADIANS([.AB$1]))*COS(RADIANS([.$A8]))" office:value-type="float" office:value="0.969032363620319" calcext:value-type="float">
            <text:p>0.969</text:p>
          </table:table-cell>
          <table:table-cell table:formula="of:=TAN(RADIANS([.AC$1]))*TAN(RADIANS([.$A8]))" office:value-type="float" office:value="0.0242652246754223" calcext:value-type="float">
            <text:p>0.024</text:p>
          </table:table-cell>
          <table:table-cell table:formula="of:=COS(RADIANS([.AD$1]))*COS(RADIANS([.$A8]))" office:value-type="float" office:value="0.964980344763739" calcext:value-type="float">
            <text:p>0.965</text:p>
          </table:table-cell>
          <table:table-cell table:formula="of:=TAN(RADIANS([.AE$1]))*TAN(RADIANS([.$A8]))" office:value-type="float" office:value="0.0262054290691509" calcext:value-type="float">
            <text:p>0.026</text:p>
          </table:table-cell>
          <table:table-cell table:formula="of:=COS(RADIANS([.AF$1]))*COS(RADIANS([.$A8]))" office:value-type="float" office:value="0.96063438354617" calcext:value-type="float">
            <text:p>0.961</text:p>
          </table:table-cell>
          <table:table-cell table:formula="of:=TAN(RADIANS([.AG$1]))*TAN(RADIANS([.$A8]))" office:value-type="float" office:value="0.0281625949605287" calcext:value-type="float">
            <text:p>0.028</text:p>
          </table:table-cell>
          <table:table-cell table:formula="of:=COS(RADIANS([.AH$1]))*COS(RADIANS([.$A8]))" office:value-type="float" office:value="0.955995803789498" calcext:value-type="float">
            <text:p>0.956</text:p>
          </table:table-cell>
          <table:table-cell table:formula="of:=TAN(RADIANS([.AI$1]))*TAN(RADIANS([.$A8]))" office:value-type="float" office:value="0.0301381544861409" calcext:value-type="float">
            <text:p>0.030</text:p>
          </table:table-cell>
          <table:table-cell table:formula="of:=COS(RADIANS([.AJ$1]))*COS(RADIANS([.$A8]))" office:value-type="float" office:value="0.951066018450052" calcext:value-type="float">
            <text:p>0.951</text:p>
          </table:table-cell>
          <table:table-cell table:formula="of:=TAN(RADIANS([.AK$1]))*TAN(RADIANS([.$A8]))" office:value-type="float" office:value="0.0321335894719666" calcext:value-type="float">
            <text:p>0.032</text:p>
          </table:table-cell>
          <table:table-cell table:formula="of:=COS(RADIANS([.AL$1]))*COS(RADIANS([.$A8]))" office:value-type="float" office:value="0.945846529188203" calcext:value-type="float">
            <text:p>0.946</text:p>
          </table:table-cell>
          <table:table-cell table:formula="of:=TAN(RADIANS([.AM$1]))*TAN(RADIANS([.$A8]))" office:value-type="float" office:value="0.0341504361953155" calcext:value-type="float">
            <text:p>0.034</text:p>
          </table:table-cell>
          <table:table-cell table:formula="of:=COS(RADIANS([.AN$1]))*COS(RADIANS([.$A8]))" office:value-type="float" office:value="0.940338925910943" calcext:value-type="float">
            <text:p>0.940</text:p>
          </table:table-cell>
          <table:table-cell table:formula="of:=TAN(RADIANS([.AO$1]))*TAN(RADIANS([.$A8]))" office:value-type="float" office:value="0.0361902904756658" calcext:value-type="float">
            <text:p>0.036</text:p>
          </table:table-cell>
          <table:table-cell table:formula="of:=COS(RADIANS([.AP$1]))*COS(RADIANS([.$A8]))" office:value-type="float" office:value="0.934544886287582" calcext:value-type="float">
            <text:p>0.935</text:p>
          </table:table-cell>
          <table:table-cell table:formula="of:=TAN(RADIANS([.AQ$1]))*TAN(RADIANS([.$A8]))" office:value-type="float" office:value="0.0382548131320183" calcext:value-type="float">
            <text:p>0.038</text:p>
          </table:table-cell>
          <table:table-cell table:formula="of:=COS(RADIANS([.AR$1]))*COS(RADIANS([.$A8]))" office:value-type="float" office:value="0.928466175238718" calcext:value-type="float">
            <text:p>0.928</text:p>
          </table:table-cell>
          <table:table-cell table:formula="of:=TAN(RADIANS([.AS$1]))*TAN(RADIANS([.$A8]))" office:value-type="float" office:value="0.0403457358483942" calcext:value-type="float">
            <text:p>0.040</text:p>
          </table:table-cell>
          <table:table-cell table:formula="of:=COS(RADIANS([.AT$1]))*COS(RADIANS([.$A8]))" office:value-type="float" office:value="0.922104644398623" calcext:value-type="float">
            <text:p>0.922</text:p>
          </table:table-cell>
          <table:table-cell table:formula="of:=TAN(RADIANS([.AU$1]))*TAN(RADIANS([.$A8]))" office:value-type="float" office:value="0.0424648674936817" calcext:value-type="float">
            <text:p>0.042</text:p>
          </table:table-cell>
          <table:table-cell table:formula="of:=COS(RADIANS([.AV$1]))*COS(RADIANS([.$A8]))" office:value-type="float" office:value="0.915462231551216" calcext:value-type="float">
            <text:p>0.915</text:p>
          </table:table-cell>
          <table:table-cell table:formula="of:=TAN(RADIANS([.AW$1]))*TAN(RADIANS([.$A8]))" office:value-type="float" office:value="0.0446141009472491" calcext:value-type="float">
            <text:p>0.0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S(RADIANS([.B$1]))*COS(RADIANS([.$A9]))" office:value-type="float" office:value="0.992546151641322" calcext:value-type="float">
            <text:p>0.993</text:p>
          </table:table-cell>
          <table:table-cell table:formula="of:=TAN(RADIANS([.C$1]))*TAN(RADIANS([.$A9]))" office:value-type="float" office:value="0" calcext:value-type="float">
            <text:p>0.000</text:p>
          </table:table-cell>
          <table:table-cell table:formula="of:=COS(RADIANS([.D$1]))*COS(RADIANS([.$A9]))" office:value-type="float" office:value="0.992394982054922" calcext:value-type="float">
            <text:p>0.992</text:p>
          </table:table-cell>
          <table:table-cell table:formula="of:=TAN(RADIANS([.E$1]))*TAN(RADIANS([.$A9]))" office:value-type="float" office:value="0.00214321248274289" calcext:value-type="float">
            <text:p>0.002</text:p>
          </table:table-cell>
          <table:table-cell table:formula="of:=COS(RADIANS([.F$1]))*COS(RADIANS([.$A9]))" office:value-type="float" office:value="0.991941519343442" calcext:value-type="float">
            <text:p>0.992</text:p>
          </table:table-cell>
          <table:table-cell table:formula="of:=TAN(RADIANS([.G$1]))*TAN(RADIANS([.$A9]))" office:value-type="float" office:value="0.00428773134843579" calcext:value-type="float">
            <text:p>0.004</text:p>
          </table:table-cell>
          <table:table-cell table:formula="of:=COS(RADIANS([.H$1]))*COS(RADIANS([.$A9]))" office:value-type="float" office:value="0.991185901636016" calcext:value-type="float">
            <text:p>0.991</text:p>
          </table:table-cell>
          <table:table-cell table:formula="of:=TAN(RADIANS([.I$1]))*TAN(RADIANS([.$A9]))" office:value-type="float" office:value="0.00643486616716455" calcext:value-type="float">
            <text:p>0.006</text:p>
          </table:table-cell>
          <table:table-cell table:formula="of:=COS(RADIANS([.J$1]))*COS(RADIANS([.$A9]))" office:value-type="float" office:value="0.990128359101119" calcext:value-type="float">
            <text:p>0.990</text:p>
          </table:table-cell>
          <table:table-cell table:formula="of:=TAN(RADIANS([.K$1]))*TAN(RADIANS([.$A9]))" office:value-type="float" office:value="0.00858593289982391" calcext:value-type="float">
            <text:p>0.009</text:p>
          </table:table-cell>
          <table:table-cell table:formula="of:=COS(RADIANS([.L$1]))*COS(RADIANS([.$A9]))" office:value-type="float" office:value="0.988769213876451" calcext:value-type="float">
            <text:p>0.989</text:p>
          </table:table-cell>
          <table:table-cell table:formula="of:=TAN(RADIANS([.M$1]))*TAN(RADIANS([.$A9]))" office:value-type="float" office:value="0.0107422571350125" calcext:value-type="float">
            <text:p>0.011</text:p>
          </table:table-cell>
          <table:table-cell table:formula="of:=COS(RADIANS([.N$1]))*COS(RADIANS([.$A9]))" office:value-type="float" office:value="0.987108879970813" calcext:value-type="float">
            <text:p>0.987</text:p>
          </table:table-cell>
          <table:table-cell table:formula="of:=TAN(RADIANS([.O$1]))*TAN(RADIANS([.$A9]))" office:value-type="float" office:value="0.0129051773761317" calcext:value-type="float">
            <text:p>0.013</text:p>
          </table:table-cell>
          <table:table-cell table:formula="of:=COS(RADIANS([.P$1]))*COS(RADIANS([.$A9]))" office:value-type="float" office:value="0.985147863137998" calcext:value-type="float">
            <text:p>0.985</text:p>
          </table:table-cell>
          <table:table-cell table:formula="of:=TAN(RADIANS([.Q$1]))*TAN(RADIANS([.$A9]))" office:value-type="float" office:value="0.0150760483961191" calcext:value-type="float">
            <text:p>0.015</text:p>
          </table:table-cell>
          <table:table-cell table:formula="of:=COS(RADIANS([.R$1]))*COS(RADIANS([.$A9]))" office:value-type="float" office:value="0.98288676072273" calcext:value-type="float">
            <text:p>0.983</text:p>
          </table:table-cell>
          <table:table-cell table:formula="of:=TAN(RADIANS([.S$1]))*TAN(RADIANS([.$A9]))" office:value-type="float" office:value="0.0172562446778608" calcext:value-type="float">
            <text:p>0.017</text:p>
          </table:table-cell>
          <table:table-cell table:formula="of:=COS(RADIANS([.T$1]))*COS(RADIANS([.$A9]))" office:value-type="float" office:value="0.980326261478707" calcext:value-type="float">
            <text:p>0.980</text:p>
          </table:table-cell>
          <table:table-cell table:formula="of:=TAN(RADIANS([.U$1]))*TAN(RADIANS([.$A9]))" office:value-type="float" office:value="0.0194471639591005" calcext:value-type="float">
            <text:p>0.019</text:p>
          </table:table-cell>
          <table:table-cell table:formula="of:=COS(RADIANS([.V$1]))*COS(RADIANS([.$A9]))" office:value-type="float" office:value="0.977467145358805" calcext:value-type="float">
            <text:p>0.977</text:p>
          </table:table-cell>
          <table:table-cell table:formula="of:=TAN(RADIANS([.W$1]))*TAN(RADIANS([.$A9]))" office:value-type="float" office:value="0.0216502309016238" calcext:value-type="float">
            <text:p>0.022</text:p>
          </table:table-cell>
          <table:table-cell table:formula="of:=COS(RADIANS([.X$1]))*COS(RADIANS([.$A9]))" office:value-type="float" office:value="0.974310283277489" calcext:value-type="float">
            <text:p>0.974</text:p>
          </table:table-cell>
          <table:table-cell table:formula="of:=TAN(RADIANS([.Y$1]))*TAN(RADIANS([.$A9]))" office:value-type="float" office:value="0.0238669009056456" calcext:value-type="float">
            <text:p>0.024</text:p>
          </table:table-cell>
          <table:table-cell table:formula="of:=COS(RADIANS([.Z$1]))*COS(RADIANS([.$A9]))" office:value-type="float" office:value="0.970856636845531" calcext:value-type="float">
            <text:p>0.971</text:p>
          </table:table-cell>
          <table:table-cell table:formula="of:=TAN(RADIANS([.AA$1]))*TAN(RADIANS([.$A9]))" office:value-type="float" office:value="0.0260986640916848" calcext:value-type="float">
            <text:p>0.026</text:p>
          </table:table-cell>
          <table:table-cell table:formula="of:=COS(RADIANS([.AB$1]))*COS(RADIANS([.$A9]))" office:value-type="float" office:value="0.967107258077091" calcext:value-type="float">
            <text:p>0.967</text:p>
          </table:table-cell>
          <table:table-cell table:formula="of:=TAN(RADIANS([.AC$1]))*TAN(RADIANS([.$A9]))" office:value-type="float" office:value="0.0283470494738001" calcext:value-type="float">
            <text:p>0.028</text:p>
          </table:table-cell>
          <table:table-cell table:formula="of:=COS(RADIANS([.AD$1]))*COS(RADIANS([.$A9]))" office:value-type="float" office:value="0.963063289069262" calcext:value-type="float">
            <text:p>0.963</text:p>
          </table:table-cell>
          <table:table-cell table:formula="of:=TAN(RADIANS([.AE$1]))*TAN(RADIANS([.$A9]))" office:value-type="float" office:value="0.0306136293498981" calcext:value-type="float">
            <text:p>0.031</text:p>
          </table:table-cell>
          <table:table-cell table:formula="of:=COS(RADIANS([.AF$1]))*COS(RADIANS([.$A9]))" office:value-type="float" office:value="0.958725961654179" calcext:value-type="float">
            <text:p>0.959</text:p>
          </table:table-cell>
          <table:table-cell table:formula="of:=TAN(RADIANS([.AG$1]))*TAN(RADIANS([.$A9]))" office:value-type="float" office:value="0.0329000239369433" calcext:value-type="float">
            <text:p>0.033</text:p>
          </table:table-cell>
          <table:table-cell table:formula="of:=COS(RADIANS([.AH$1]))*COS(RADIANS([.$A9]))" office:value-type="float" office:value="0.954096597023789" calcext:value-type="float">
            <text:p>0.954</text:p>
          </table:table-cell>
          <table:table-cell table:formula="of:=TAN(RADIANS([.AI$1]))*TAN(RADIANS([.$A9]))" office:value-type="float" office:value="0.0352079062813292" calcext:value-type="float">
            <text:p>0.035</text:p>
          </table:table-cell>
          <table:table-cell table:formula="of:=COS(RADIANS([.AJ$1]))*COS(RADIANS([.$A9]))" office:value-type="float" office:value="0.949176605327404" calcext:value-type="float">
            <text:p>0.949</text:p>
          </table:table-cell>
          <table:table-cell table:formula="of:=TAN(RADIANS([.AK$1]))*TAN(RADIANS([.$A9]))" office:value-type="float" office:value="0.0375390074774474" calcext:value-type="float">
            <text:p>0.038</text:p>
          </table:table-cell>
          <table:table-cell table:formula="of:=COS(RADIANS([.AL$1]))*COS(RADIANS([.$A9]))" office:value-type="float" office:value="0.943967485242157" calcext:value-type="float">
            <text:p>0.944</text:p>
          </table:table-cell>
          <table:table-cell table:formula="of:=TAN(RADIANS([.AM$1]))*TAN(RADIANS([.$A9]))" office:value-type="float" office:value="0.0398951222306625" calcext:value-type="float">
            <text:p>0.040</text:p>
          </table:table-cell>
          <table:table-cell table:formula="of:=COS(RADIANS([.AN$1]))*COS(RADIANS([.$A9]))" office:value-type="float" office:value="0.938470823516486" calcext:value-type="float">
            <text:p>0.938</text:p>
          </table:table-cell>
          <table:table-cell table:formula="of:=TAN(RADIANS([.AO$1]))*TAN(RADIANS([.$A9]))" office:value-type="float" office:value="0.0422781148045167" calcext:value-type="float">
            <text:p>0.042</text:p>
          </table:table-cell>
          <table:table-cell table:formula="of:=COS(RADIANS([.AP$1]))*COS(RADIANS([.$A9]))" office:value-type="float" office:value="0.932688294486801" calcext:value-type="float">
            <text:p>0.933</text:p>
          </table:table-cell>
          <table:table-cell table:formula="of:=TAN(RADIANS([.AQ$1]))*TAN(RADIANS([.$A9]))" office:value-type="float" office:value="0.044689925396103" calcext:value-type="float">
            <text:p>0.045</text:p>
          </table:table-cell>
          <table:table-cell table:formula="of:=COS(RADIANS([.AR$1]))*COS(RADIANS([.$A9]))" office:value-type="float" office:value="0.926621659567462" calcext:value-type="float">
            <text:p>0.927</text:p>
          </table:table-cell>
          <table:table-cell table:formula="of:=TAN(RADIANS([.AS$1]))*TAN(RADIANS([.$A9]))" office:value-type="float" office:value="0.0471325769882407" calcext:value-type="float">
            <text:p>0.047</text:p>
          </table:table-cell>
          <table:table-cell table:formula="of:=COS(RADIANS([.AT$1]))*COS(RADIANS([.$A9]))" office:value-type="float" office:value="0.920272766714232" calcext:value-type="float">
            <text:p>0.920</text:p>
          </table:table-cell>
          <table:table-cell table:formula="of:=TAN(RADIANS([.AU$1]))*TAN(RADIANS([.$A9]))" office:value-type="float" office:value="0.0496081827324275" calcext:value-type="float">
            <text:p>0.050</text:p>
          </table:table-cell>
          <table:table-cell table:formula="of:=COS(RADIANS([.AV$1]))*COS(RADIANS([.$A9]))" office:value-type="float" office:value="0.913643549861379" calcext:value-type="float">
            <text:p>0.914</text:p>
          </table:table-cell>
          <table:table-cell table:formula="of:=TAN(RADIANS([.AW$1]))*TAN(RADIANS([.$A9]))" office:value-type="float" office:value="0.0521189539226374" calcext:value-type="float">
            <text:p>0.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S(RADIANS([.B$1]))*COS(RADIANS([.$A10]))" office:value-type="float" office:value="0.99026806874157" calcext:value-type="float">
            <text:p>0.990</text:p>
          </table:table-cell>
          <table:table-cell table:formula="of:=TAN(RADIANS([.C$1]))*TAN(RADIANS([.$A10]))" office:value-type="float" office:value="0" calcext:value-type="float">
            <text:p>0.000</text:p>
          </table:table-cell>
          <table:table-cell table:formula="of:=COS(RADIANS([.D$1]))*COS(RADIANS([.$A10]))" office:value-type="float" office:value="0.99011724611823" calcext:value-type="float">
            <text:p>0.990</text:p>
          </table:table-cell>
          <table:table-cell table:formula="of:=TAN(RADIANS([.E$1]))*TAN(RADIANS([.$A10]))" office:value-type="float" office:value="0.00245314939479614" calcext:value-type="float">
            <text:p>0.002</text:p>
          </table:table-cell>
          <table:table-cell table:formula="of:=COS(RADIANS([.F$1]))*COS(RADIANS([.$A10]))" office:value-type="float" office:value="0.989664824190241" calcext:value-type="float">
            <text:p>0.990</text:p>
          </table:table-cell>
          <table:table-cell table:formula="of:=TAN(RADIANS([.G$1]))*TAN(RADIANS([.$A10]))" office:value-type="float" office:value="0.00490779409282003" calcext:value-type="float">
            <text:p>0.005</text:p>
          </table:table-cell>
          <table:table-cell table:formula="of:=COS(RADIANS([.H$1]))*COS(RADIANS([.$A10]))" office:value-type="float" office:value="0.988910940769705" calcext:value-type="float">
            <text:p>0.989</text:p>
          </table:table-cell>
          <table:table-cell table:formula="of:=TAN(RADIANS([.I$1]))*TAN(RADIANS([.$A10]))" office:value-type="float" office:value="0.00736543304533731" calcext:value-type="float">
            <text:p>0.007</text:p>
          </table:table-cell>
          <table:table-cell table:formula="of:=COS(RADIANS([.J$1]))*COS(RADIANS([.$A10]))" office:value-type="float" office:value="0.987855825496815" calcext:value-type="float">
            <text:p>0.988</text:p>
          </table:table-cell>
          <table:table-cell table:formula="of:=TAN(RADIANS([.K$1]))*TAN(RADIANS([.$A10]))" office:value-type="float" office:value="0.00982757251861811" calcext:value-type="float">
            <text:p>0.010</text:p>
          </table:table-cell>
          <table:table-cell table:formula="of:=COS(RADIANS([.L$1]))*COS(RADIANS([.$A10]))" office:value-type="float" office:value="0.986499799769905" calcext:value-type="float">
            <text:p>0.986</text:p>
          </table:table-cell>
          <table:table-cell table:formula="of:=TAN(RADIANS([.M$1]))*TAN(RADIANS([.$A10]))" office:value-type="float" office:value="0.01229572979893" calcext:value-type="float">
            <text:p>0.012</text:p>
          </table:table-cell>
          <table:table-cell table:formula="of:=COS(RADIANS([.N$1]))*COS(RADIANS([.$A10]))" office:value-type="float" office:value="0.984843276647546" calcext:value-type="float">
            <text:p>0.985</text:p>
          </table:table-cell>
          <table:table-cell table:formula="of:=TAN(RADIANS([.O$1]))*TAN(RADIANS([.$A10]))" office:value-type="float" office:value="0.0147714369549947" calcext:value-type="float">
            <text:p>0.015</text:p>
          </table:table-cell>
          <table:table-cell table:formula="of:=COS(RADIANS([.P$1]))*COS(RADIANS([.$A10]))" office:value-type="float" office:value="0.98288676072273" calcext:value-type="float">
            <text:p>0.983</text:p>
          </table:table-cell>
          <table:table-cell table:formula="of:=TAN(RADIANS([.Q$1]))*TAN(RADIANS([.$A10]))" office:value-type="float" office:value="0.0172562446778608" calcext:value-type="float">
            <text:p>0.017</text:p>
          </table:table-cell>
          <table:table-cell table:formula="of:=COS(RADIANS([.R$1]))*COS(RADIANS([.$A10]))" office:value-type="float" office:value="0.980630847969159" calcext:value-type="float">
            <text:p>0.981</text:p>
          </table:table-cell>
          <table:table-cell table:formula="of:=TAN(RADIANS([.S$1]))*TAN(RADIANS([.$A10]))" office:value-type="float" office:value="0.0197517262188449" calcext:value-type="float">
            <text:p>0.020</text:p>
          </table:table-cell>
          <table:table-cell table:formula="of:=COS(RADIANS([.T$1]))*COS(RADIANS([.$A10]))" office:value-type="float" office:value="0.978076225559713" calcext:value-type="float">
            <text:p>0.978</text:p>
          </table:table-cell>
          <table:table-cell table:formula="of:=TAN(RADIANS([.U$1]))*TAN(RADIANS([.$A10]))" office:value-type="float" office:value="0.0222594814470814" calcext:value-type="float">
            <text:p>0.022</text:p>
          </table:table-cell>
          <table:table-cell table:formula="of:=COS(RADIANS([.V$1]))*COS(RADIANS([.$A10]))" office:value-type="float" office:value="0.975223671657125" calcext:value-type="float">
            <text:p>0.975</text:p>
          </table:table-cell>
          <table:table-cell table:formula="of:=TAN(RADIANS([.W$1]))*TAN(RADIANS([.$A10]))" office:value-type="float" office:value="0.0247811410493201" calcext:value-type="float">
            <text:p>0.025</text:p>
          </table:table-cell>
          <table:table-cell table:formula="of:=COS(RADIANS([.X$1]))*COS(RADIANS([.$A10]))" office:value-type="float" office:value="0.972074055176945" calcext:value-type="float">
            <text:p>0.972</text:p>
          </table:table-cell>
          <table:table-cell table:formula="of:=TAN(RADIANS([.Y$1]))*TAN(RADIANS([.$A10]))" office:value-type="float" office:value="0.0273183708959238" calcext:value-type="float">
            <text:p>0.027</text:p>
          </table:table-cell>
          <table:table-cell table:formula="of:=COS(RADIANS([.Z$1]))*COS(RADIANS([.$A10]))" office:value-type="float" office:value="0.968628335522866" calcext:value-type="float">
            <text:p>0.969</text:p>
          </table:table-cell>
          <table:table-cell table:formula="of:=TAN(RADIANS([.AA$1]))*TAN(RADIANS([.$A10]))" office:value-type="float" office:value="0.0298728765985752" calcext:value-type="float">
            <text:p>0.030</text:p>
          </table:table-cell>
          <table:table-cell table:formula="of:=COS(RADIANS([.AB$1]))*COS(RADIANS([.$A10]))" office:value-type="float" office:value="0.964887562294474" calcext:value-type="float">
            <text:p>0.965</text:p>
          </table:table-cell>
          <table:table-cell table:formula="of:=TAN(RADIANS([.AC$1]))*TAN(RADIANS([.$A10]))" office:value-type="float" office:value="0.0324464082870179" calcext:value-type="float">
            <text:p>0.032</text:p>
          </table:table-cell>
          <table:table-cell table:formula="of:=COS(RADIANS([.AD$1]))*COS(RADIANS([.$A10]))" office:value-type="float" office:value="0.960852874967531" calcext:value-type="float">
            <text:p>0.961</text:p>
          </table:table-cell>
          <table:table-cell table:formula="of:=TAN(RADIANS([.AE$1]))*TAN(RADIANS([.$A10]))" office:value-type="float" office:value="0.0350407656342608" calcext:value-type="float">
            <text:p>0.035</text:p>
          </table:table-cell>
          <table:table-cell table:formula="of:=COS(RADIANS([.AF$1]))*COS(RADIANS([.$A10]))" office:value-type="float" office:value="0.956525502546881" calcext:value-type="float">
            <text:p>0.957</text:p>
          </table:table-cell>
          <table:table-cell table:formula="of:=TAN(RADIANS([.AG$1]))*TAN(RADIANS([.$A10]))" office:value-type="float" office:value="0.0376578031621017" calcext:value-type="float">
            <text:p>0.038</text:p>
          </table:table-cell>
          <table:table-cell table:formula="of:=COS(RADIANS([.AH$1]))*COS(RADIANS([.$A10]))" office:value-type="float" office:value="0.951906763192086" calcext:value-type="float">
            <text:p>0.952</text:p>
          </table:table-cell>
          <table:table-cell table:formula="of:=TAN(RADIANS([.AI$1]))*TAN(RADIANS([.$A10]))" office:value-type="float" office:value="0.0402994358616021" calcext:value-type="float">
            <text:p>0.040</text:p>
          </table:table-cell>
          <table:table-cell table:formula="of:=COS(RADIANS([.AJ$1]))*COS(RADIANS([.$A10]))" office:value-type="float" office:value="0.946998063815894" calcext:value-type="float">
            <text:p>0.947</text:p>
          </table:table-cell>
          <table:table-cell table:formula="of:=TAN(RADIANS([.AK$1]))*TAN(RADIANS([.$A10]))" office:value-type="float" office:value="0.0429676451663311" calcext:value-type="float">
            <text:p>0.043</text:p>
          </table:table-cell>
          <table:table-cell table:formula="of:=COS(RADIANS([.AL$1]))*COS(RADIANS([.$A10]))" office:value-type="float" office:value="0.941800899655688" calcext:value-type="float">
            <text:p>0.942</text:p>
          </table:table-cell>
          <table:table-cell table:formula="of:=TAN(RADIANS([.AM$1]))*TAN(RADIANS([.$A10]))" office:value-type="float" office:value="0.0456644853198201" calcext:value-type="float">
            <text:p>0.046</text:p>
          </table:table-cell>
          <table:table-cell table:formula="of:=COS(RADIANS([.AN$1]))*COS(RADIANS([.$A10]))" office:value-type="float" office:value="0.936316853818016" calcext:value-type="float">
            <text:p>0.936</text:p>
          </table:table-cell>
          <table:table-cell table:formula="of:=TAN(RADIANS([.AO$1]))*TAN(RADIANS([.$A10]))" office:value-type="float" office:value="0.0483920901828118" calcext:value-type="float">
            <text:p>0.048</text:p>
          </table:table-cell>
          <table:table-cell table:formula="of:=COS(RADIANS([.AP$1]))*COS(RADIANS([.$A10]))" office:value-type="float" office:value="0.930547596796366" calcext:value-type="float">
            <text:p>0.931</text:p>
          </table:table-cell>
          <table:table-cell table:formula="of:=TAN(RADIANS([.AQ$1]))*TAN(RADIANS([.$A10]))" office:value-type="float" office:value="0.051152680530597" calcext:value-type="float">
            <text:p>0.051</text:p>
          </table:table-cell>
          <table:table-cell table:formula="of:=COS(RADIANS([.AR$1]))*COS(RADIANS([.$A10]))" office:value-type="float" office:value="0.924494885962316" calcext:value-type="float">
            <text:p>0.924</text:p>
          </table:table-cell>
          <table:table-cell table:formula="of:=TAN(RADIANS([.AS$1]))*TAN(RADIANS([.$A10]))" office:value-type="float" office:value="0.0539485718961054" calcext:value-type="float">
            <text:p>0.054</text:p>
          </table:table-cell>
          <table:table-cell table:formula="of:=COS(RADIANS([.AT$1]))*COS(RADIANS([.$A10]))" office:value-type="float" office:value="0.918160565030218" calcext:value-type="float">
            <text:p>0.918</text:p>
          </table:table-cell>
          <table:table-cell table:formula="of:=TAN(RADIANS([.AU$1]))*TAN(RADIANS([.$A10]))" office:value-type="float" office:value="0.0567821830205298" calcext:value-type="float">
            <text:p>0.057</text:p>
          </table:table-cell>
          <table:table-cell table:formula="of:=COS(RADIANS([.AV$1]))*COS(RADIANS([.$A10]))" office:value-type="float" office:value="0.91154656349559" calcext:value-type="float">
            <text:p>0.912</text:p>
          </table:table-cell>
          <table:table-cell table:formula="of:=TAN(RADIANS([.AW$1]))*TAN(RADIANS([.$A10]))" office:value-type="float" office:value="0.059656044980242" calcext:value-type="float">
            <text:p>0.0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RADIANS([.B$1]))*COS(RADIANS([.$A11]))" office:value-type="float" office:value="0.987688340595138" calcext:value-type="float">
            <text:p>0.988</text:p>
          </table:table-cell>
          <table:table-cell table:formula="of:=TAN(RADIANS([.C$1]))*TAN(RADIANS([.$A11]))" office:value-type="float" office:value="0" calcext:value-type="float">
            <text:p>0.000</text:p>
          </table:table-cell>
          <table:table-cell table:formula="of:=COS(RADIANS([.D$1]))*COS(RADIANS([.$A11]))" office:value-type="float" office:value="0.987537910876889" calcext:value-type="float">
            <text:p>0.988</text:p>
          </table:table-cell>
          <table:table-cell table:formula="of:=TAN(RADIANS([.E$1]))*TAN(RADIANS([.$A11]))" office:value-type="float" office:value="0.00276461068948418" calcext:value-type="float">
            <text:p>0.003</text:p>
          </table:table-cell>
          <table:table-cell table:formula="of:=COS(RADIANS([.F$1]))*COS(RADIANS([.$A11]))" office:value-type="float" office:value="0.987086667544493" calcext:value-type="float">
            <text:p>0.987</text:p>
          </table:table-cell>
          <table:table-cell table:formula="of:=TAN(RADIANS([.G$1]))*TAN(RADIANS([.$A11]))" office:value-type="float" office:value="0.00553090653165261" calcext:value-type="float">
            <text:p>0.006</text:p>
          </table:table-cell>
          <table:table-cell table:formula="of:=COS(RADIANS([.H$1]))*COS(RADIANS([.$A11]))" office:value-type="float" office:value="0.98633474805104" calcext:value-type="float">
            <text:p>0.986</text:p>
          </table:table-cell>
          <table:table-cell table:formula="of:=TAN(RADIANS([.I$1]))*TAN(RADIANS([.$A11]))" office:value-type="float" office:value="0.00830057679039631" calcext:value-type="float">
            <text:p>0.008</text:p>
          </table:table-cell>
          <table:table-cell table:formula="of:=COS(RADIANS([.J$1]))*COS(RADIANS([.$A11]))" office:value-type="float" office:value="0.98528238143849" calcext:value-type="float">
            <text:p>0.985</text:p>
          </table:table-cell>
          <table:table-cell table:formula="of:=TAN(RADIANS([.K$1]))*TAN(RADIANS([.$A11]))" office:value-type="float" office:value="0.011075318973352" calcext:value-type="float">
            <text:p>0.011</text:p>
          </table:table-cell>
          <table:table-cell table:formula="of:=COS(RADIANS([.L$1]))*COS(RADIANS([.$A11]))" office:value-type="float" office:value="0.98392988826791" calcext:value-type="float">
            <text:p>0.984</text:p>
          </table:table-cell>
          <table:table-cell table:formula="of:=TAN(RADIANS([.M$1]))*TAN(RADIANS([.$A11]))" office:value-type="float" office:value="0.0138568430072951" calcext:value-type="float">
            <text:p>0.014</text:p>
          </table:table-cell>
          <table:table-cell table:formula="of:=COS(RADIANS([.N$1]))*COS(RADIANS([.$A11]))" office:value-type="float" office:value="0.982277680521821" calcext:value-type="float">
            <text:p>0.982</text:p>
          </table:table-cell>
          <table:table-cell table:formula="of:=TAN(RADIANS([.O$1]))*TAN(RADIANS([.$A11]))" office:value-type="float" office:value="0.0166468754782926" calcext:value-type="float">
            <text:p>0.017</text:p>
          </table:table-cell>
          <table:table-cell table:formula="of:=COS(RADIANS([.P$1]))*COS(RADIANS([.$A11]))" office:value-type="float" office:value="0.980326261478707" calcext:value-type="float">
            <text:p>0.980</text:p>
          </table:table-cell>
          <table:table-cell table:formula="of:=TAN(RADIANS([.Q$1]))*TAN(RADIANS([.$A11]))" office:value-type="float" office:value="0.0194471639591005" calcext:value-type="float">
            <text:p>0.019</text:p>
          </table:table-cell>
          <table:table-cell table:formula="of:=COS(RADIANS([.R$1]))*COS(RADIANS([.$A11]))" office:value-type="float" office:value="0.978076225559713" calcext:value-type="float">
            <text:p>0.978</text:p>
          </table:table-cell>
          <table:table-cell table:formula="of:=TAN(RADIANS([.S$1]))*TAN(RADIANS([.$A11]))" office:value-type="float" office:value="0.0222594814470814" calcext:value-type="float">
            <text:p>0.022</text:p>
          </table:table-cell>
          <table:table-cell table:formula="of:=COS(RADIANS([.T$1]))*COS(RADIANS([.$A11]))" office:value-type="float" office:value="0.975528258147577" calcext:value-type="float">
            <text:p>0.976</text:p>
          </table:table-cell>
          <table:table-cell table:formula="of:=TAN(RADIANS([.U$1]))*TAN(RADIANS([.$A11]))" office:value-type="float" office:value="0.0250856309369166" calcext:value-type="float">
            <text:p>0.025</text:p>
          </table:table-cell>
          <table:table-cell table:formula="of:=COS(RADIANS([.V$1]))*COS(RADIANS([.$A11]))" office:value-type="float" office:value="0.972683135377854" calcext:value-type="float">
            <text:p>0.973</text:p>
          </table:table-cell>
          <table:table-cell table:formula="of:=TAN(RADIANS([.W$1]))*TAN(RADIANS([.$A11]))" office:value-type="float" office:value="0.0279274501536255" calcext:value-type="float">
            <text:p>0.028</text:p>
          </table:table-cell>
          <table:table-cell table:formula="of:=COS(RADIANS([.X$1]))*COS(RADIANS([.$A11]))" office:value-type="float" office:value="0.969541723902502" calcext:value-type="float">
            <text:p>0.970</text:p>
          </table:table-cell>
          <table:table-cell table:formula="of:=TAN(RADIANS([.Y$1]))*TAN(RADIANS([.$A11]))" office:value-type="float" office:value="0.0307868164728879" calcext:value-type="float">
            <text:p>0.031</text:p>
          </table:table-cell>
          <table:table-cell table:formula="of:=COS(RADIANS([.Z$1]))*COS(RADIANS([.$A11]))" office:value-type="float" office:value="0.966104980625888" calcext:value-type="float">
            <text:p>0.966</text:p>
          </table:table-cell>
          <table:table-cell table:formula="of:=TAN(RADIANS([.AA$1]))*TAN(RADIANS([.$A11]))" office:value-type="float" office:value="0.0336656520574142" calcext:value-type="float">
            <text:p>0.034</text:p>
          </table:table-cell>
          <table:table-cell table:formula="of:=COS(RADIANS([.AB$1]))*COS(RADIANS([.$A11]))" office:value-type="float" office:value="0.962373952413306" calcext:value-type="float">
            <text:p>0.962</text:p>
          </table:table-cell>
          <table:table-cell table:formula="of:=TAN(RADIANS([.AC$1]))*TAN(RADIANS([.$A11]))" office:value-type="float" office:value="0.0365659292401604" calcext:value-type="float">
            <text:p>0.037</text:p>
          </table:table-cell>
          <table:table-cell table:formula="of:=COS(RADIANS([.AD$1]))*COS(RADIANS([.$A11]))" office:value-type="float" office:value="0.958349775772093" calcext:value-type="float">
            <text:p>0.958</text:p>
          </table:table-cell>
          <table:table-cell table:formula="of:=TAN(RADIANS([.AE$1]))*TAN(RADIANS([.$A11]))" office:value-type="float" office:value="0.0394896761875516" calcext:value-type="float">
            <text:p>0.039</text:p>
          </table:table-cell>
          <table:table-cell table:formula="of:=COS(RADIANS([.AF$1]))*COS(RADIANS([.$A11]))" office:value-type="float" office:value="0.954033676505437" calcext:value-type="float">
            <text:p>0.954</text:p>
          </table:table-cell>
          <table:table-cell table:formula="of:=TAN(RADIANS([.AG$1]))*TAN(RADIANS([.$A11]))" office:value-type="float" office:value="0.0424389828786148" calcext:value-type="float">
            <text:p>0.042</text:p>
          </table:table-cell>
          <table:table-cell table:formula="of:=COS(RADIANS([.AH$1]))*COS(RADIANS([.$A11]))" office:value-type="float" office:value="0.949426969338986" calcext:value-type="float">
            <text:p>0.949</text:p>
          </table:table-cell>
          <table:table-cell table:formula="of:=TAN(RADIANS([.AI$1]))*TAN(RADIANS([.$A11]))" office:value-type="float" office:value="0.0454160074390521" calcext:value-type="float">
            <text:p>0.045</text:p>
          </table:table-cell>
          <table:table-cell table:formula="of:=COS(RADIANS([.AJ$1]))*COS(RADIANS([.$A11]))" office:value-type="float" office:value="0.944531057520369" calcext:value-type="float">
            <text:p>0.945</text:p>
          </table:table-cell>
          <table:table-cell table:formula="of:=TAN(RADIANS([.AK$1]))*TAN(RADIANS([.$A11]))" office:value-type="float" office:value="0.048422982872869" calcext:value-type="float">
            <text:p>0.048</text:p>
          </table:table-cell>
          <table:table-cell table:formula="of:=COS(RADIANS([.AL$1]))*COS(RADIANS([.$A11]))" office:value-type="float" office:value="0.939347432391753" calcext:value-type="float">
            <text:p>0.939</text:p>
          </table:table-cell>
          <table:table-cell table:formula="of:=TAN(RADIANS([.AM$1]))*TAN(RADIANS([.$A11]))" office:value-type="float" office:value="0.0514622242382672" calcext:value-type="float">
            <text:p>0.051</text:p>
          </table:table-cell>
          <table:table-cell table:formula="of:=COS(RADIANS([.AN$1]))*COS(RADIANS([.$A11]))" office:value-type="float" office:value="0.933877672935568" calcext:value-type="float">
            <text:p>0.934</text:p>
          </table:table-cell>
          <table:table-cell table:formula="of:=TAN(RADIANS([.AO$1]))*TAN(RADIANS([.$A11]))" office:value-type="float" office:value="0.054536136319167" calcext:value-type="float">
            <text:p>0.055</text:p>
          </table:table-cell>
          <table:table-cell table:formula="of:=COS(RADIANS([.AP$1]))*COS(RADIANS([.$A11]))" office:value-type="float" office:value="0.92812344529353" calcext:value-type="float">
            <text:p>0.928</text:p>
          </table:table-cell>
          <table:table-cell table:formula="of:=TAN(RADIANS([.AQ$1]))*TAN(RADIANS([.$A11]))" office:value-type="float" office:value="0.0576472218490428" calcext:value-type="float">
            <text:p>0.058</text:p>
          </table:table-cell>
          <table:table-cell table:formula="of:=COS(RADIANS([.AR$1]))*COS(RADIANS([.$A11]))" office:value-type="float" office:value="0.922086502259122" calcext:value-type="float">
            <text:p>0.922</text:p>
          </table:table-cell>
          <table:table-cell table:formula="of:=TAN(RADIANS([.AS$1]))*TAN(RADIANS([.$A11]))" office:value-type="float" office:value="0.0607980903498025" calcext:value-type="float">
            <text:p>0.061</text:p>
          </table:table-cell>
          <table:table-cell table:formula="of:=COS(RADIANS([.AT$1]))*COS(RADIANS([.$A11]))" office:value-type="float" office:value="0.915768682743674" calcext:value-type="float">
            <text:p>0.916</text:p>
          </table:table-cell>
          <table:table-cell table:formula="of:=TAN(RADIANS([.AU$1]))*TAN(RADIANS([.$A11]))" office:value-type="float" office:value="0.063991467655336" calcext:value-type="float">
            <text:p>0.064</text:p>
          </table:table-cell>
          <table:table-cell table:formula="of:=COS(RADIANS([.AV$1]))*COS(RADIANS([.$A11]))" office:value-type="float" office:value="0.909171911216211" calcext:value-type="float">
            <text:p>0.909</text:p>
          </table:table-cell>
          <table:table-cell table:formula="of:=TAN(RADIANS([.AW$1]))*TAN(RADIANS([.$A11]))" office:value-type="float" office:value="0.0672302061972186" calcext:value-type="float">
            <text:p>0.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RADIANS([.B$1]))*COS(RADIANS([.$A12]))" office:value-type="float" office:value="0.984807753012208" calcext:value-type="float">
            <text:p>0.985</text:p>
          </table:table-cell>
          <table:table-cell table:formula="of:=TAN(RADIANS([.C$1]))*TAN(RADIANS([.$A12]))" office:value-type="float" office:value="0" calcext:value-type="float">
            <text:p>0.000</text:p>
          </table:table-cell>
          <table:table-cell table:formula="of:=COS(RADIANS([.D$1]))*COS(RADIANS([.$A12]))" office:value-type="float" office:value="0.984657762021401" calcext:value-type="float">
            <text:p>0.985</text:p>
          </table:table-cell>
          <table:table-cell table:formula="of:=TAN(RADIANS([.E$1]))*TAN(RADIANS([.$A12]))" office:value-type="float" office:value="0.00307779889686283" calcext:value-type="float">
            <text:p>0.003</text:p>
          </table:table-cell>
          <table:table-cell table:formula="of:=COS(RADIANS([.F$1]))*COS(RADIANS([.$A12]))" office:value-type="float" office:value="0.984207834737688" calcext:value-type="float">
            <text:p>0.984</text:p>
          </table:table-cell>
          <table:table-cell table:formula="of:=TAN(RADIANS([.G$1]))*TAN(RADIANS([.$A12]))" office:value-type="float" office:value="0.00615747384849615" calcext:value-type="float">
            <text:p>0.006</text:p>
          </table:table-cell>
          <table:table-cell table:formula="of:=COS(RADIANS([.H$1]))*COS(RADIANS([.$A12]))" office:value-type="float" office:value="0.983458108213278" calcext:value-type="float">
            <text:p>0.983</text:p>
          </table:table-cell>
          <table:table-cell table:formula="of:=TAN(RADIANS([.I$1]))*TAN(RADIANS([.$A12]))" office:value-type="float" office:value="0.0092409054866143" calcext:value-type="float">
            <text:p>0.009</text:p>
          </table:table-cell>
          <table:table-cell table:formula="of:=COS(RADIANS([.J$1]))*COS(RADIANS([.$A12]))" office:value-type="float" office:value="0.982408810822135" calcext:value-type="float">
            <text:p>0.982</text:p>
          </table:table-cell>
          <table:table-cell table:formula="of:=TAN(RADIANS([.K$1]))*TAN(RADIANS([.$A12]))" office:value-type="float" office:value="0.0123299836205678" calcext:value-type="float">
            <text:p>0.012</text:p>
          </table:table-cell>
          <table:table-cell table:formula="of:=COS(RADIANS([.L$1]))*COS(RADIANS([.$A12]))" office:value-type="float" office:value="0.981060262190407" calcext:value-type="float">
            <text:p>0.981</text:p>
          </table:table-cell>
          <table:table-cell table:formula="of:=TAN(RADIANS([.M$1]))*TAN(RADIANS([.$A12]))" office:value-type="float" office:value="0.015426611885745" calcext:value-type="float">
            <text:p>0.015</text:p>
          </table:table-cell>
          <table:table-cell table:formula="of:=COS(RADIANS([.N$1]))*COS(RADIANS([.$A12]))" office:value-type="float" office:value="0.979412873099071" calcext:value-type="float">
            <text:p>0.979</text:p>
          </table:table-cell>
          <table:table-cell table:formula="of:=TAN(RADIANS([.O$1]))*TAN(RADIANS([.$A12]))" office:value-type="float" office:value="0.0185327124640689" calcext:value-type="float">
            <text:p>0.019</text:p>
          </table:table-cell>
          <table:table-cell table:formula="of:=COS(RADIANS([.P$1]))*COS(RADIANS([.$A12]))" office:value-type="float" office:value="0.977467145358805" calcext:value-type="float">
            <text:p>0.977</text:p>
          </table:table-cell>
          <table:table-cell table:formula="of:=TAN(RADIANS([.Q$1]))*TAN(RADIANS([.$A12]))" office:value-type="float" office:value="0.0216502309016238" calcext:value-type="float">
            <text:p>0.022</text:p>
          </table:table-cell>
          <table:table-cell table:formula="of:=COS(RADIANS([.R$1]))*COS(RADIANS([.$A12]))" office:value-type="float" office:value="0.975223671657125" calcext:value-type="float">
            <text:p>0.975</text:p>
          </table:table-cell>
          <table:table-cell table:formula="of:=TAN(RADIANS([.S$1]))*TAN(RADIANS([.$A12]))" office:value-type="float" office:value="0.0247811410493201" calcext:value-type="float">
            <text:p>0.025</text:p>
          </table:table-cell>
          <table:table-cell table:formula="of:=COS(RADIANS([.T$1]))*COS(RADIANS([.$A12]))" office:value-type="float" office:value="0.972683135377854" calcext:value-type="float">
            <text:p>0.973</text:p>
          </table:table-cell>
          <table:table-cell table:formula="of:=TAN(RADIANS([.U$1]))*TAN(RADIANS([.$A12]))" office:value-type="float" office:value="0.0279274501536255" calcext:value-type="float">
            <text:p>0.028</text:p>
          </table:table-cell>
          <table:table-cell table:formula="of:=COS(RADIANS([.V$1]))*COS(RADIANS([.$A12]))" office:value-type="float" office:value="0.969846310392954" calcext:value-type="float">
            <text:p>0.970</text:p>
          </table:table-cell>
          <table:table-cell table:formula="of:=TAN(RADIANS([.W$1]))*TAN(RADIANS([.$A12]))" office:value-type="float" office:value="0.0310912041257634" calcext:value-type="float">
            <text:p>0.031</text:p>
          </table:table-cell>
          <table:table-cell table:formula="of:=COS(RADIANS([.X$1]))*COS(RADIANS([.$A12]))" office:value-type="float" office:value="0.966714060826796" calcext:value-type="float">
            <text:p>0.967</text:p>
          </table:table-cell>
          <table:table-cell table:formula="of:=TAN(RADIANS([.Y$1]))*TAN(RADIANS([.$A12]))" office:value-type="float" office:value="0.0342744930194319" calcext:value-type="float">
            <text:p>0.034</text:p>
          </table:table-cell>
          <table:table-cell table:formula="of:=COS(RADIANS([.Z$1]))*COS(RADIANS([.$A12]))" office:value-type="float" office:value="0.963287340792942" calcext:value-type="float">
            <text:p>0.963</text:p>
          </table:table-cell>
          <table:table-cell table:formula="of:=TAN(RADIANS([.AA$1]))*TAN(RADIANS([.$A12]))" office:value-type="float" office:value="0.0374794567490476" calcext:value-type="float">
            <text:p>0.037</text:p>
          </table:table-cell>
          <table:table-cell table:formula="of:=COS(RADIANS([.AB$1]))*COS(RADIANS([.$A12]))" office:value-type="float" office:value="0.959567194103507" calcext:value-type="float">
            <text:p>0.960</text:p>
          </table:table-cell>
          <table:table-cell table:formula="of:=TAN(RADIANS([.AC$1]))*TAN(RADIANS([.$A12]))" office:value-type="float" office:value="0.0407082910827954" calcext:value-type="float">
            <text:p>0.041</text:p>
          </table:table-cell>
          <table:table-cell table:formula="of:=COS(RADIANS([.AD$1]))*COS(RADIANS([.$A12]))" office:value-type="float" office:value="0.955554753951212" calcext:value-type="float">
            <text:p>0.956</text:p>
          </table:table-cell>
          <table:table-cell table:formula="of:=TAN(RADIANS([.AE$1]))*TAN(RADIANS([.$A12]))" office:value-type="float" office:value="0.0439632539474096" calcext:value-type="float">
            <text:p>0.044</text:p>
          </table:table-cell>
          <table:table-cell table:formula="of:=COS(RADIANS([.AF$1]))*COS(RADIANS([.$A12]))" office:value-type="float" office:value="0.951251242564198" calcext:value-type="float">
            <text:p>0.951</text:p>
          </table:table-cell>
          <table:table-cell table:formula="of:=TAN(RADIANS([.AG$1]))*TAN(RADIANS([.$A12]))" office:value-type="float" office:value="0.0472466720846513" calcext:value-type="float">
            <text:p>0.047</text:p>
          </table:table-cell>
          <table:table-cell table:formula="of:=COS(RADIANS([.AH$1]))*COS(RADIANS([.$A12]))" office:value-type="float" office:value="0.94665797083372" calcext:value-type="float">
            <text:p>0.947</text:p>
          </table:table-cell>
          <table:table-cell table:formula="of:=TAN(RADIANS([.AI$1]))*TAN(RADIANS([.$A12]))" office:value-type="float" office:value="0.0505609481029347" calcext:value-type="float">
            <text:p>0.051</text:p>
          </table:table-cell>
          <table:table-cell table:formula="of:=COS(RADIANS([.AJ$1]))*COS(RADIANS([.$A12]))" office:value-type="float" office:value="0.941776337914845" calcext:value-type="float">
            <text:p>0.942</text:p>
          </table:table-cell>
          <table:table-cell table:formula="of:=TAN(RADIANS([.AK$1]))*TAN(RADIANS([.$A12]))" office:value-type="float" office:value="0.053908567971547" calcext:value-type="float">
            <text:p>0.054</text:p>
          </table:table-cell>
          <table:table-cell table:formula="of:=COS(RADIANS([.AL$1]))*COS(RADIANS([.$A12]))" office:value-type="float" office:value="0.936607830800249" calcext:value-type="float">
            <text:p>0.937</text:p>
          </table:table-cell>
          <table:table-cell table:formula="of:=TAN(RADIANS([.AM$1]))*TAN(RADIANS([.$A12]))" office:value-type="float" office:value="0.05729210900946" calcext:value-type="float">
            <text:p>0.057</text:p>
          </table:table-cell>
          <table:table-cell table:formula="of:=COS(RADIANS([.AN$1]))*COS(RADIANS([.$A12]))" office:value-type="float" office:value="0.931154023867267" calcext:value-type="float">
            <text:p>0.931</text:p>
          </table:table-cell>
          <table:table-cell table:formula="of:=TAN(RADIANS([.AO$1]))*TAN(RADIANS([.$A12]))" office:value-type="float" office:value="0.0607142484259186" calcext:value-type="float">
            <text:p>0.061</text:p>
          </table:table-cell>
          <table:table-cell table:formula="of:=COS(RADIANS([.AP$1]))*COS(RADIANS([.$A12]))" office:value-type="float" office:value="0.925416578398323" calcext:value-type="float">
            <text:p>0.925</text:p>
          </table:table-cell>
          <table:table-cell table:formula="of:=TAN(RADIANS([.AQ$1]))*TAN(RADIANS([.$A12]))" office:value-type="float" office:value="0.0641777724759121" calcext:value-type="float">
            <text:p>0.064</text:p>
          </table:table-cell>
          <table:table-cell table:formula="of:=COS(RADIANS([.AR$1]))*COS(RADIANS([.$A12]))" office:value-type="float" office:value="0.919397242074888" calcext:value-type="float">
            <text:p>0.919</text:p>
          </table:table-cell>
          <table:table-cell table:formula="of:=TAN(RADIANS([.AS$1]))*TAN(RADIANS([.$A12]))" office:value-type="float" office:value="0.0676855863003633" calcext:value-type="float">
            <text:p>0.068</text:p>
          </table:table-cell>
          <table:table-cell table:formula="of:=COS(RADIANS([.AT$1]))*COS(RADIANS([.$A12]))" office:value-type="float" office:value="0.913097848445116" calcext:value-type="float">
            <text:p>0.913</text:p>
          </table:table-cell>
          <table:table-cell table:formula="of:=TAN(RADIANS([.AU$1]))*TAN(RADIANS([.$A12]))" office:value-type="float" office:value="0.0712407245285496" calcext:value-type="float">
            <text:p>0.071</text:p>
          </table:table-cell>
          <table:table-cell table:formula="of:=COS(RADIANS([.AV$1]))*COS(RADIANS([.$A12]))" office:value-type="float" office:value="0.90652031636533" calcext:value-type="float">
            <text:p>0.907</text:p>
          </table:table-cell>
          <table:table-cell table:formula="of:=TAN(RADIANS([.AW$1]))*TAN(RADIANS([.$A12]))" office:value-type="float" office:value="0.0748463627290202" calcext:value-type="float">
            <text:p>0.0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S(RADIANS([.B$1]))*COS(RADIANS([.$A13]))" office:value-type="float" office:value="0.981627183447664" calcext:value-type="float">
            <text:p>0.982</text:p>
          </table:table-cell>
          <table:table-cell table:formula="of:=TAN(RADIANS([.C$1]))*TAN(RADIANS([.$A13]))" office:value-type="float" office:value="0" calcext:value-type="float">
            <text:p>0.000</text:p>
          </table:table-cell>
          <table:table-cell table:formula="of:=COS(RADIANS([.D$1]))*COS(RADIANS([.$A13]))" office:value-type="float" office:value="0.981477676873007" calcext:value-type="float">
            <text:p>0.981</text:p>
          </table:table-cell>
          <table:table-cell table:formula="of:=TAN(RADIANS([.E$1]))*TAN(RADIANS([.$A13]))" office:value-type="float" office:value="0.00339292091676588" calcext:value-type="float">
            <text:p>0.003</text:p>
          </table:table-cell>
          <table:table-cell table:formula="of:=COS(RADIANS([.F$1]))*COS(RADIANS([.$A13]))" office:value-type="float" office:value="0.981029202690186" calcext:value-type="float">
            <text:p>0.981</text:p>
          </table:table-cell>
          <table:table-cell table:formula="of:=TAN(RADIANS([.G$1]))*TAN(RADIANS([.$A13]))" office:value-type="float" office:value="0.00678790996913293" calcext:value-type="float">
            <text:p>0.007</text:p>
          </table:table-cell>
          <table:table-cell table:formula="of:=COS(RADIANS([.H$1]))*COS(RADIANS([.$A13]))" office:value-type="float" office:value="0.980281897508783" calcext:value-type="float">
            <text:p>0.980</text:p>
          </table:table-cell>
          <table:table-cell table:formula="of:=TAN(RADIANS([.I$1]))*TAN(RADIANS([.$A13]))" office:value-type="float" office:value="0.0101870403382589" calcext:value-type="float">
            <text:p>0.010</text:p>
          </table:table-cell>
          <table:table-cell table:formula="of:=COS(RADIANS([.J$1]))*COS(RADIANS([.$A13]))" office:value-type="float" office:value="0.979235988965195" calcext:value-type="float">
            <text:p>0.979</text:p>
          </table:table-cell>
          <table:table-cell table:formula="of:=TAN(RADIANS([.K$1]))*TAN(RADIANS([.$A13]))" office:value-type="float" office:value="0.0135923953225947" calcext:value-type="float">
            <text:p>0.014</text:p>
          </table:table-cell>
          <table:table-cell table:formula="of:=COS(RADIANS([.L$1]))*COS(RADIANS([.$A13]))" office:value-type="float" office:value="0.977891795653296" calcext:value-type="float">
            <text:p>0.978</text:p>
          </table:table-cell>
          <table:table-cell table:formula="of:=TAN(RADIANS([.M$1]))*TAN(RADIANS([.$A13]))" office:value-type="float" office:value="0.0170060734622149" calcext:value-type="float">
            <text:p>0.017</text:p>
          </table:table-cell>
          <table:table-cell table:formula="of:=COS(RADIANS([.N$1]))*COS(RADIANS([.$A13]))" office:value-type="float" office:value="0.97624972702739" calcext:value-type="float">
            <text:p>0.976</text:p>
          </table:table-cell>
          <table:table-cell table:formula="of:=TAN(RADIANS([.O$1]))*TAN(RADIANS([.$A13]))" office:value-type="float" office:value="0.0204301937426257" calcext:value-type="float">
            <text:p>0.020</text:p>
          </table:table-cell>
          <table:table-cell table:formula="of:=COS(RADIANS([.P$1]))*COS(RADIANS([.$A13]))" office:value-type="float" office:value="0.974310283277489" calcext:value-type="float">
            <text:p>0.974</text:p>
          </table:table-cell>
          <table:table-cell table:formula="of:=TAN(RADIANS([.Q$1]))*TAN(RADIANS([.$A13]))" office:value-type="float" office:value="0.0238669009056456" calcext:value-type="float">
            <text:p>0.024</text:p>
          </table:table-cell>
          <table:table-cell table:formula="of:=COS(RADIANS([.R$1]))*COS(RADIANS([.$A13]))" office:value-type="float" office:value="0.972074055176945" calcext:value-type="float">
            <text:p>0.972</text:p>
          </table:table-cell>
          <table:table-cell table:formula="of:=TAN(RADIANS([.S$1]))*TAN(RADIANS([.$A13]))" office:value-type="float" office:value="0.0273183708959238" calcext:value-type="float">
            <text:p>0.027</text:p>
          </table:table-cell>
          <table:table-cell table:formula="of:=COS(RADIANS([.T$1]))*COS(RADIANS([.$A13]))" office:value-type="float" office:value="0.969541723902502" calcext:value-type="float">
            <text:p>0.970</text:p>
          </table:table-cell>
          <table:table-cell table:formula="of:=TAN(RADIANS([.U$1]))*TAN(RADIANS([.$A13]))" office:value-type="float" office:value="0.0307868164728879" calcext:value-type="float">
            <text:p>0.031</text:p>
          </table:table-cell>
          <table:table-cell table:formula="of:=COS(RADIANS([.V$1]))*COS(RADIANS([.$A13]))" office:value-type="float" office:value="0.966714060826796" calcext:value-type="float">
            <text:p>0.967</text:p>
          </table:table-cell>
          <table:table-cell table:formula="of:=TAN(RADIANS([.W$1]))*TAN(RADIANS([.$A13]))" office:value-type="float" office:value="0.0342744930194319" calcext:value-type="float">
            <text:p>0.034</text:p>
          </table:table-cell>
          <table:table-cell table:formula="of:=COS(RADIANS([.X$1]))*COS(RADIANS([.$A13]))" office:value-type="float" office:value="0.963591927283394" calcext:value-type="float">
            <text:p>0.964</text:p>
          </table:table-cell>
          <table:table-cell table:formula="of:=TAN(RADIANS([.Y$1]))*TAN(RADIANS([.$A13]))" office:value-type="float" office:value="0.037783704580475" calcext:value-type="float">
            <text:p>0.038</text:p>
          </table:table-cell>
          <table:table-cell table:formula="of:=COS(RADIANS([.Z$1]))*COS(RADIANS([.$A13]))" office:value-type="float" office:value="0.960176274304416" calcext:value-type="float">
            <text:p>0.960</text:p>
          </table:table-cell>
          <table:table-cell table:formula="of:=TAN(RADIANS([.AA$1]))*TAN(RADIANS([.$A13]))" office:value-type="float" office:value="0.0413168101666694" calcext:value-type="float">
            <text:p>0.041</text:p>
          </table:table-cell>
          <table:table-cell table:formula="of:=COS(RADIANS([.AB$1]))*COS(RADIANS([.$A13]))" office:value-type="float" office:value="0.956468142330848" calcext:value-type="float">
            <text:p>0.956</text:p>
          </table:table-cell>
          <table:table-cell table:formula="of:=TAN(RADIANS([.AC$1]))*TAN(RADIANS([.$A13]))" office:value-type="float" office:value="0.0448762303610528" calcext:value-type="float">
            <text:p>0.045</text:p>
          </table:table-cell>
          <table:table-cell table:formula="of:=COS(RADIANS([.AD$1]))*COS(RADIANS([.$A13]))" office:value-type="float" office:value="0.952468660895612" calcext:value-type="float">
            <text:p>0.952</text:p>
          </table:table-cell>
          <table:table-cell table:formula="of:=TAN(RADIANS([.AE$1]))*TAN(RADIANS([.$A13]))" office:value-type="float" office:value="0.0484644542693474" calcext:value-type="float">
            <text:p>0.048</text:p>
          </table:table-cell>
          <table:table-cell table:formula="of:=COS(RADIANS([.AF$1]))*COS(RADIANS([.$A13]))" office:value-type="float" office:value="0.948179048279496" calcext:value-type="float">
            <text:p>0.948</text:p>
          </table:table-cell>
          <table:table-cell table:formula="of:=TAN(RADIANS([.AG$1]))*TAN(RADIANS([.$A13]))" office:value-type="float" office:value="0.0520840468579636" calcext:value-type="float">
            <text:p>0.052</text:p>
          </table:table-cell>
          <table:table-cell table:formula="of:=COS(RADIANS([.AH$1]))*COS(RADIANS([.$A13]))" office:value-type="float" office:value="0.943600611140057" calcext:value-type="float">
            <text:p>0.944</text:p>
          </table:table-cell>
          <table:table-cell table:formula="of:=TAN(RADIANS([.AI$1]))*TAN(RADIANS([.$A13]))" office:value-type="float" office:value="0.0557376567276114" calcext:value-type="float">
            <text:p>0.056</text:p>
          </table:table-cell>
          <table:table-cell table:formula="of:=COS(RADIANS([.AJ$1]))*COS(RADIANS([.$A13]))" office:value-type="float" office:value="0.9387347441136" calcext:value-type="float">
            <text:p>0.939</text:p>
          </table:table-cell>
          <table:table-cell table:formula="of:=TAN(RADIANS([.AK$1]))*TAN(RADIANS([.$A13]))" office:value-type="float" office:value="0.0594280243748197" calcext:value-type="float">
            <text:p>0.059</text:p>
          </table:table-cell>
          <table:table-cell table:formula="of:=COS(RADIANS([.AL$1]))*COS(RADIANS([.$A13]))" office:value-type="float" office:value="0.933582929390359" calcext:value-type="float">
            <text:p>0.934</text:p>
          </table:table-cell>
          <table:table-cell table:formula="of:=TAN(RADIANS([.AM$1]))*TAN(RADIANS([.$A13]))" office:value-type="float" office:value="0.0631579909986859" calcext:value-type="float">
            <text:p>0.063</text:p>
          </table:table-cell>
          <table:table-cell table:formula="of:=COS(RADIANS([.AN$1]))*COS(RADIANS([.$A13]))" office:value-type="float" office:value="0.928146736263005" calcext:value-type="float">
            <text:p>0.928</text:p>
          </table:table-cell>
          <table:table-cell table:formula="of:=TAN(RADIANS([.AO$1]))*TAN(RADIANS([.$A13]))" office:value-type="float" office:value="0.0669305079158979" calcext:value-type="float">
            <text:p>0.067</text:p>
          </table:table-cell>
          <table:table-cell table:formula="of:=COS(RADIANS([.AP$1]))*COS(RADIANS([.$A13]))" office:value-type="float" office:value="0.922427820648625" calcext:value-type="float">
            <text:p>0.922</text:p>
          </table:table-cell>
          <table:table-cell table:formula="of:=TAN(RADIANS([.AQ$1]))*TAN(RADIANS([.$A13]))" office:value-type="float" office:value="0.0707486466535922" calcext:value-type="float">
            <text:p>0.071</text:p>
          </table:table-cell>
          <table:table-cell table:formula="of:=COS(RADIANS([.AR$1]))*COS(RADIANS([.$A13]))" office:value-type="float" office:value="0.916427924584317" calcext:value-type="float">
            <text:p>0.916</text:p>
          </table:table-cell>
          <table:table-cell table:formula="of:=TAN(RADIANS([.AS$1]))*TAN(RADIANS([.$A13]))" office:value-type="float" office:value="0.0746156097970361" calcext:value-type="float">
            <text:p>0.075</text:p>
          </table:table-cell>
          <table:table-cell table:formula="of:=COS(RADIANS([.AT$1]))*COS(RADIANS([.$A13]))" office:value-type="float" office:value="0.910148875696544" calcext:value-type="float">
            <text:p>0.910</text:p>
          </table:table-cell>
          <table:table-cell table:formula="of:=TAN(RADIANS([.AU$1]))*TAN(RADIANS([.$A13]))" office:value-type="float" office:value="0.0785347426775834" calcext:value-type="float">
            <text:p>0.079</text:p>
          </table:table-cell>
          <table:table-cell table:formula="of:=COS(RADIANS([.AV$1]))*COS(RADIANS([.$A13]))" office:value-type="float" office:value="0.903592586644424" calcext:value-type="float">
            <text:p>0.904</text:p>
          </table:table-cell>
          <table:table-cell table:formula="of:=TAN(RADIANS([.AW$1]))*TAN(RADIANS([.$A13]))" office:value-type="float" office:value="0.0825095459959992" calcext:value-type="float">
            <text:p>0.0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S(RADIANS([.B$1]))*COS(RADIANS([.$A14]))" office:value-type="float" office:value="0.978147600733806" calcext:value-type="float">
            <text:p>0.978</text:p>
          </table:table-cell>
          <table:table-cell table:formula="of:=TAN(RADIANS([.C$1]))*TAN(RADIANS([.$A14]))" office:value-type="float" office:value="0" calcext:value-type="float">
            <text:p>0.000</text:p>
          </table:table-cell>
          <table:table-cell table:formula="of:=COS(RADIANS([.D$1]))*COS(RADIANS([.$A14]))" office:value-type="float" office:value="0.97799862411645" calcext:value-type="float">
            <text:p>0.978</text:p>
          </table:table-cell>
          <table:table-cell table:formula="of:=TAN(RADIANS([.E$1]))*TAN(RADIANS([.$A14]))" office:value-type="float" office:value="0.00371018858486892" calcext:value-type="float">
            <text:p>0.004</text:p>
          </table:table-cell>
          <table:table-cell table:formula="of:=COS(RADIANS([.F$1]))*COS(RADIANS([.$A14]))" office:value-type="float" office:value="0.977551739644102" calcext:value-type="float">
            <text:p>0.978</text:p>
          </table:table-cell>
          <table:table-cell table:formula="of:=TAN(RADIANS([.G$1]))*TAN(RADIANS([.$A14]))" office:value-type="float" office:value="0.0074226386940373" calcext:value-type="float">
            <text:p>0.007</text:p>
          </table:table-cell>
          <table:table-cell table:formula="of:=COS(RADIANS([.H$1]))*COS(RADIANS([.$A14]))" office:value-type="float" office:value="0.976807083442103" calcext:value-type="float">
            <text:p>0.977</text:p>
          </table:table-cell>
          <table:table-cell table:formula="of:=TAN(RADIANS([.I$1]))*TAN(RADIANS([.$A14]))" office:value-type="float" office:value="0.0111396173691647" calcext:value-type="float">
            <text:p>0.011</text:p>
          </table:table-cell>
          <table:table-cell table:formula="of:=COS(RADIANS([.J$1]))*COS(RADIANS([.$A14]))" office:value-type="float" office:value="0.975764882339945" calcext:value-type="float">
            <text:p>0.976</text:p>
          </table:table-cell>
          <table:table-cell table:formula="of:=TAN(RADIANS([.K$1]))*TAN(RADIANS([.$A14]))" office:value-type="float" office:value="0.0148634027152588" calcext:value-type="float">
            <text:p>0.015</text:p>
          </table:table-cell>
          <table:table-cell table:formula="of:=COS(RADIANS([.L$1]))*COS(RADIANS([.$A14]))" office:value-type="float" office:value="0.974425453802179" calcext:value-type="float">
            <text:p>0.974</text:p>
          </table:table-cell>
          <table:table-cell table:formula="of:=TAN(RADIANS([.M$1]))*TAN(RADIANS([.$A14]))" office:value-type="float" office:value="0.0185962895041759" calcext:value-type="float">
            <text:p>0.019</text:p>
          </table:table-cell>
          <table:table-cell table:formula="of:=COS(RADIANS([.N$1]))*COS(RADIANS([.$A14]))" office:value-type="float" office:value="0.972789205831714" calcext:value-type="float">
            <text:p>0.973</text:p>
          </table:table-cell>
          <table:table-cell table:formula="of:=TAN(RADIANS([.O$1]))*TAN(RADIANS([.$A14]))" office:value-type="float" office:value="0.0223405948650293" calcext:value-type="float">
            <text:p>0.022</text:p>
          </table:table-cell>
          <table:table-cell table:formula="of:=COS(RADIANS([.P$1]))*COS(RADIANS([.$A14]))" office:value-type="float" office:value="0.970856636845531" calcext:value-type="float">
            <text:p>0.971</text:p>
          </table:table-cell>
          <table:table-cell table:formula="of:=TAN(RADIANS([.Q$1]))*TAN(RADIANS([.$A14]))" office:value-type="float" office:value="0.0260986640916848" calcext:value-type="float">
            <text:p>0.026</text:p>
          </table:table-cell>
          <table:table-cell table:formula="of:=COS(RADIANS([.R$1]))*COS(RADIANS([.$A14]))" office:value-type="float" office:value="0.968628335522866" calcext:value-type="float">
            <text:p>0.969</text:p>
          </table:table-cell>
          <table:table-cell table:formula="of:=TAN(RADIANS([.S$1]))*TAN(RADIANS([.$A14]))" office:value-type="float" office:value="0.0298728765985752" calcext:value-type="float">
            <text:p>0.030</text:p>
          </table:table-cell>
          <table:table-cell table:formula="of:=COS(RADIANS([.T$1]))*COS(RADIANS([.$A14]))" office:value-type="float" office:value="0.966104980625888" calcext:value-type="float">
            <text:p>0.966</text:p>
          </table:table-cell>
          <table:table-cell table:formula="of:=TAN(RADIANS([.U$1]))*TAN(RADIANS([.$A14]))" office:value-type="float" office:value="0.0336656520574142" calcext:value-type="float">
            <text:p>0.034</text:p>
          </table:table-cell>
          <table:table-cell table:formula="of:=COS(RADIANS([.V$1]))*COS(RADIANS([.$A14]))" office:value-type="float" office:value="0.963287340792942" calcext:value-type="float">
            <text:p>0.963</text:p>
          </table:table-cell>
          <table:table-cell table:formula="of:=TAN(RADIANS([.W$1]))*TAN(RADIANS([.$A14]))" office:value-type="float" office:value="0.0374794567490476" calcext:value-type="float">
            <text:p>0.037</text:p>
          </table:table-cell>
          <table:table-cell table:formula="of:=COS(RADIANS([.X$1]))*COS(RADIANS([.$A14]))" office:value-type="float" office:value="0.960176274304416" calcext:value-type="float">
            <text:p>0.960</text:p>
          </table:table-cell>
          <table:table-cell table:formula="of:=TAN(RADIANS([.Y$1]))*TAN(RADIANS([.$A14]))" office:value-type="float" office:value="0.0413168101666694" calcext:value-type="float">
            <text:p>0.041</text:p>
          </table:table-cell>
          <table:table-cell table:formula="of:=COS(RADIANS([.Z$1]))*COS(RADIANS([.$A14]))" office:value-type="float" office:value="0.956772728821301" calcext:value-type="float">
            <text:p>0.957</text:p>
          </table:table-cell>
          <table:table-cell table:formula="of:=TAN(RADIANS([.AA$1]))*TAN(RADIANS([.$A14]))" office:value-type="float" office:value="0.0451802919089819" calcext:value-type="float">
            <text:p>0.045</text:p>
          </table:table-cell>
          <table:table-cell table:formula="of:=COS(RADIANS([.AB$1]))*COS(RADIANS([.$A14]))" office:value-type="float" office:value="0.953077741096521" calcext:value-type="float">
            <text:p>0.953</text:p>
          </table:table-cell>
          <table:table-cell table:formula="of:=TAN(RADIANS([.AC$1]))*TAN(RADIANS([.$A14]))" office:value-type="float" office:value="0.0490725489046272" calcext:value-type="float">
            <text:p>0.049</text:p>
          </table:table-cell>
          <table:table-cell table:formula="of:=COS(RADIANS([.AD$1]))*COS(RADIANS([.$A14]))" office:value-type="float" office:value="0.949092436659131" calcext:value-type="float">
            <text:p>0.949</text:p>
          </table:table-cell>
          <table:table-cell table:formula="of:=TAN(RADIANS([.AE$1]))*TAN(RADIANS([.$A14]))" office:value-type="float" office:value="0.0529963030124" calcext:value-type="float">
            <text:p>0.053</text:p>
          </table:table-cell>
          <table:table-cell table:formula="of:=COS(RADIANS([.AF$1]))*COS(RADIANS([.$A14]))" office:value-type="float" office:value="0.944818029471471" calcext:value-type="float">
            <text:p>0.945</text:p>
          </table:table-cell>
          <table:table-cell table:formula="of:=TAN(RADIANS([.AG$1]))*TAN(RADIANS([.$A14]))" office:value-type="float" office:value="0.0569543590454185" calcext:value-type="float">
            <text:p>0.057</text:p>
          </table:table-cell>
          <table:table-cell table:formula="of:=COS(RADIANS([.AH$1]))*COS(RADIANS([.$A14]))" office:value-type="float" office:value="0.940255821559376" calcext:value-type="float">
            <text:p>0.940</text:p>
          </table:table-cell>
          <table:table-cell table:formula="of:=TAN(RADIANS([.AI$1]))*TAN(RADIANS([.$A14]))" office:value-type="float" office:value="0.0609496132716363" calcext:value-type="float">
            <text:p>0.061</text:p>
          </table:table-cell>
          <table:table-cell table:formula="of:=COS(RADIANS([.AJ$1]))*COS(RADIANS([.$A14]))" office:value-type="float" office:value="0.935407202615571" calcext:value-type="float">
            <text:p>0.935</text:p>
          </table:table-cell>
          <table:table-cell table:formula="of:=TAN(RADIANS([.AK$1]))*TAN(RADIANS([.$A14]))" office:value-type="float" office:value="0.0649850624478856" calcext:value-type="float">
            <text:p>0.065</text:p>
          </table:table-cell>
          <table:table-cell table:formula="of:=COS(RADIANS([.AL$1]))*COS(RADIANS([.$A14]))" office:value-type="float" office:value="0.930273649576356" calcext:value-type="float">
            <text:p>0.930</text:p>
          </table:table-cell>
          <table:table-cell table:formula="of:=TAN(RADIANS([.AM$1]))*TAN(RADIANS([.$A14]))" office:value-type="float" office:value="0.0690638134501346" calcext:value-type="float">
            <text:p>0.069</text:p>
          </table:table-cell>
          <table:table-cell table:formula="of:=COS(RADIANS([.AN$1]))*COS(RADIANS([.$A14]))" office:value-type="float" office:value="0.924856726171717" calcext:value-type="float">
            <text:p>0.925</text:p>
          </table:table-cell>
          <table:table-cell table:formula="of:=TAN(RADIANS([.AO$1]))*TAN(RADIANS([.$A14]))" office:value-type="float" office:value="0.0731890935688963" calcext:value-type="float">
            <text:p>0.073</text:p>
          </table:table-cell>
          <table:table-cell table:formula="of:=COS(RADIANS([.AP$1]))*COS(RADIANS([.$A14]))" office:value-type="float" office:value="0.919158082448998" calcext:value-type="float">
            <text:p>0.919</text:p>
          </table:table-cell>
          <table:table-cell table:formula="of:=TAN(RADIANS([.AQ$1]))*TAN(RADIANS([.$A14]))" office:value-type="float" office:value="0.0773642615458564" calcext:value-type="float">
            <text:p>0.077</text:p>
          </table:table-cell>
          <table:table-cell table:formula="of:=COS(RADIANS([.AR$1]))*COS(RADIANS([.$A14]))" office:value-type="float" office:value="0.913179454270281" calcext:value-type="float">
            <text:p>0.913</text:p>
          </table:table-cell>
          <table:table-cell table:formula="of:=TAN(RADIANS([.AS$1]))*TAN(RADIANS([.$A14]))" office:value-type="float" office:value="0.0815928194359089" calcext:value-type="float">
            <text:p>0.082</text:p>
          </table:table-cell>
          <table:table-cell table:formula="of:=COS(RADIANS([.AT$1]))*COS(RADIANS([.$A14]))" office:value-type="float" office:value="0.906922662783625" calcext:value-type="float">
            <text:p>0.907</text:p>
          </table:table-cell>
          <table:table-cell table:formula="of:=TAN(RADIANS([.AU$1]))*TAN(RADIANS([.$A14]))" office:value-type="float" office:value="0.0858784253880368" calcext:value-type="float">
            <text:p>0.086</text:p>
          </table:table-cell>
          <table:table-cell table:formula="of:=COS(RADIANS([.AV$1]))*COS(RADIANS([.$A14]))" office:value-type="float" office:value="0.900389613868328" calcext:value-type="float">
            <text:p>0.900</text:p>
          </table:table-cell>
          <table:table-cell table:formula="of:=TAN(RADIANS([.AW$1]))*TAN(RADIANS([.$A14]))" office:value-type="float" office:value="0.0902249074490281" calcext:value-type="float">
            <text:p>0.0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S(RADIANS([.B$1]))*COS(RADIANS([.$A15]))" office:value-type="float" office:value="0.974370064785235" calcext:value-type="float">
            <text:p>0.974</text:p>
          </table:table-cell>
          <table:table-cell table:formula="of:=TAN(RADIANS([.C$1]))*TAN(RADIANS([.$A15]))" office:value-type="float" office:value="0" calcext:value-type="float">
            <text:p>0.000</text:p>
          </table:table-cell>
          <table:table-cell table:formula="of:=COS(RADIANS([.D$1]))*COS(RADIANS([.$A15]))" office:value-type="float" office:value="0.974221663504901" calcext:value-type="float">
            <text:p>0.974</text:p>
          </table:table-cell>
          <table:table-cell table:formula="of:=TAN(RADIANS([.E$1]))*TAN(RADIANS([.$A15]))" office:value-type="float" office:value="0.00402981926595685" calcext:value-type="float">
            <text:p>0.004</text:p>
          </table:table-cell>
          <table:table-cell table:formula="of:=COS(RADIANS([.F$1]))*COS(RADIANS([.$A15]))" office:value-type="float" office:value="0.973776504868366" calcext:value-type="float">
            <text:p>0.974</text:p>
          </table:table-cell>
          <table:table-cell table:formula="of:=TAN(RADIANS([.G$1]))*TAN(RADIANS([.$A15]))" office:value-type="float" office:value="0.00806209488527255" calcext:value-type="float">
            <text:p>0.008</text:p>
          </table:table-cell>
          <table:table-cell table:formula="of:=COS(RADIANS([.H$1]))*COS(RADIANS([.$A15]))" office:value-type="float" office:value="0.973034724475263" calcext:value-type="float">
            <text:p>0.973</text:p>
          </table:table-cell>
          <table:table-cell table:formula="of:=TAN(RADIANS([.I$1]))*TAN(RADIANS([.$A15]))" office:value-type="float" office:value="0.0120992892039835" calcext:value-type="float">
            <text:p>0.012</text:p>
          </table:table-cell>
          <table:table-cell table:formula="of:=COS(RADIANS([.J$1]))*COS(RADIANS([.$A15]))" office:value-type="float" office:value="0.971996548279087" calcext:value-type="float">
            <text:p>0.972</text:p>
          </table:table-cell>
          <table:table-cell table:formula="of:=TAN(RADIANS([.K$1]))*TAN(RADIANS([.$A15]))" office:value-type="float" office:value="0.0161438765845757" calcext:value-type="float">
            <text:p>0.016</text:p>
          </table:table-cell>
          <table:table-cell table:formula="of:=COS(RADIANS([.L$1]))*COS(RADIANS([.$A15]))" office:value-type="float" office:value="0.970662292518362" calcext:value-type="float">
            <text:p>0.971</text:p>
          </table:table-cell>
          <table:table-cell table:formula="of:=TAN(RADIANS([.M$1]))*TAN(RADIANS([.$A15]))" office:value-type="float" office:value="0.0201983494922231" calcext:value-type="float">
            <text:p>0.020</text:p>
          </table:table-cell>
          <table:table-cell table:formula="of:=COS(RADIANS([.N$1]))*COS(RADIANS([.$A15]))" office:value-type="float" office:value="0.969032363620319" calcext:value-type="float">
            <text:p>0.969</text:p>
          </table:table-cell>
          <table:table-cell table:formula="of:=TAN(RADIANS([.O$1]))*TAN(RADIANS([.$A15]))" office:value-type="float" office:value="0.0242652246754223" calcext:value-type="float">
            <text:p>0.024</text:p>
          </table:table-cell>
          <table:table-cell table:formula="of:=COS(RADIANS([.P$1]))*COS(RADIANS([.$A15]))" office:value-type="float" office:value="0.967107258077091" calcext:value-type="float">
            <text:p>0.967</text:p>
          </table:table-cell>
          <table:table-cell table:formula="of:=TAN(RADIANS([.Q$1]))*TAN(RADIANS([.$A15]))" office:value-type="float" office:value="0.0283470494738001" calcext:value-type="float">
            <text:p>0.028</text:p>
          </table:table-cell>
          <table:table-cell table:formula="of:=COS(RADIANS([.R$1]))*COS(RADIANS([.$A15]))" office:value-type="float" office:value="0.964887562294474" calcext:value-type="float">
            <text:p>0.965</text:p>
          </table:table-cell>
          <table:table-cell table:formula="of:=TAN(RADIANS([.S$1]))*TAN(RADIANS([.$A15]))" office:value-type="float" office:value="0.0324464082870179" calcext:value-type="float">
            <text:p>0.032</text:p>
          </table:table-cell>
          <table:table-cell table:formula="of:=COS(RADIANS([.T$1]))*COS(RADIANS([.$A15]))" office:value-type="float" office:value="0.962373952413306" calcext:value-type="float">
            <text:p>0.962</text:p>
          </table:table-cell>
          <table:table-cell table:formula="of:=TAN(RADIANS([.U$1]))*TAN(RADIANS([.$A15]))" office:value-type="float" office:value="0.0365659292401604" calcext:value-type="float">
            <text:p>0.037</text:p>
          </table:table-cell>
          <table:table-cell table:formula="of:=COS(RADIANS([.V$1]))*COS(RADIANS([.$A15]))" office:value-type="float" office:value="0.959567194103507" calcext:value-type="float">
            <text:p>0.960</text:p>
          </table:table-cell>
          <table:table-cell table:formula="of:=TAN(RADIANS([.W$1]))*TAN(RADIANS([.$A15]))" office:value-type="float" office:value="0.0407082910827954" calcext:value-type="float">
            <text:p>0.041</text:p>
          </table:table-cell>
          <table:table-cell table:formula="of:=COS(RADIANS([.X$1]))*COS(RADIANS([.$A15]))" office:value-type="float" office:value="0.956468142330848" calcext:value-type="float">
            <text:p>0.956</text:p>
          </table:table-cell>
          <table:table-cell table:formula="of:=TAN(RADIANS([.Y$1]))*TAN(RADIANS([.$A15]))" office:value-type="float" office:value="0.0448762303610528" calcext:value-type="float">
            <text:p>0.045</text:p>
          </table:table-cell>
          <table:table-cell table:formula="of:=COS(RADIANS([.Z$1]))*COS(RADIANS([.$A15]))" office:value-type="float" office:value="0.953077741096521" calcext:value-type="float">
            <text:p>0.953</text:p>
          </table:table-cell>
          <table:table-cell table:formula="of:=TAN(RADIANS([.AA$1]))*TAN(RADIANS([.$A15]))" office:value-type="float" office:value="0.0490725489046272" calcext:value-type="float">
            <text:p>0.049</text:p>
          </table:table-cell>
          <table:table-cell table:formula="of:=COS(RADIANS([.AB$1]))*COS(RADIANS([.$A15]))" office:value-type="float" office:value="0.949397023149584" calcext:value-type="float">
            <text:p>0.949</text:p>
          </table:table-cell>
          <table:table-cell table:formula="of:=TAN(RADIANS([.AC$1]))*TAN(RADIANS([.$A15]))" office:value-type="float" office:value="0.0533001216735895" calcext:value-type="float">
            <text:p>0.053</text:p>
          </table:table-cell>
          <table:table-cell table:formula="of:=COS(RADIANS([.AD$1]))*COS(RADIANS([.$A15]))" office:value-type="float" office:value="0.94542710967238" calcext:value-type="float">
            <text:p>0.945</text:p>
          </table:table-cell>
          <table:table-cell table:formula="of:=TAN(RADIANS([.AE$1]))*TAN(RADIANS([.$A15]))" office:value-type="float" office:value="0.0575619050133544" calcext:value-type="float">
            <text:p>0.058</text:p>
          </table:table-cell>
          <table:table-cell table:formula="of:=COS(RADIANS([.AF$1]))*COS(RADIANS([.$A15]))" office:value-type="float" office:value="0.941169209939011" calcext:value-type="float">
            <text:p>0.941</text:p>
          </table:table-cell>
          <table:table-cell table:formula="of:=TAN(RADIANS([.AG$1]))*TAN(RADIANS([.$A15]))" office:value-type="float" office:value="0.0618609453701287" calcext:value-type="float">
            <text:p>0.062</text:p>
          </table:table-cell>
          <table:table-cell table:formula="of:=COS(RADIANS([.AH$1]))*COS(RADIANS([.$A15]))" office:value-type="float" office:value="0.936624620946985" calcext:value-type="float">
            <text:p>0.937</text:p>
          </table:table-cell>
          <table:table-cell table:formula="of:=TAN(RADIANS([.AI$1]))*TAN(RADIANS([.$A15]))" office:value-type="float" office:value="0.0662003885237378" calcext:value-type="float">
            <text:p>0.066</text:p>
          </table:table-cell>
          <table:table-cell table:formula="of:=COS(RADIANS([.AJ$1]))*COS(RADIANS([.$A15]))" office:value-type="float" office:value="0.931794727022131" calcext:value-type="float">
            <text:p>0.932</text:p>
          </table:table-cell>
          <table:table-cell table:formula="of:=TAN(RADIANS([.AK$1]))*TAN(RADIANS([.$A15]))" office:value-type="float" office:value="0.0705834893999466" calcext:value-type="float">
            <text:p>0.071</text:p>
          </table:table-cell>
          <table:table-cell table:formula="of:=COS(RADIANS([.AL$1]))*COS(RADIANS([.$A15]))" office:value-type="float" office:value="0.926680999396929" calcext:value-type="float">
            <text:p>0.927</text:p>
          </table:table-cell>
          <table:table-cell table:formula="of:=TAN(RADIANS([.AM$1]))*TAN(RADIANS([.$A15]))" office:value-type="float" office:value="0.0750136225303585" calcext:value-type="float">
            <text:p>0.075</text:p>
          </table:table-cell>
          <table:table-cell table:formula="of:=COS(RADIANS([.AN$1]))*COS(RADIANS([.$A15]))" office:value-type="float" office:value="0.92128499576235" calcext:value-type="float">
            <text:p>0.921</text:p>
          </table:table-cell>
          <table:table-cell table:formula="of:=TAN(RADIANS([.AO$1]))*TAN(RADIANS([.$A15]))" office:value-type="float" office:value="0.0794942932347674" calcext:value-type="float">
            <text:p>0.079</text:p>
          </table:table-cell>
          <table:table-cell table:formula="of:=COS(RADIANS([.AP$1]))*COS(RADIANS([.$A15]))" office:value-type="float" office:value="0.915608359793373" calcext:value-type="float">
            <text:p>0.916</text:p>
          </table:table-cell>
          <table:table-cell table:formula="of:=TAN(RADIANS([.AQ$1]))*TAN(RADIANS([.$A15]))" office:value-type="float" office:value="0.0840291496085856" calcext:value-type="float">
            <text:p>0.084</text:p>
          </table:table-cell>
          <table:table-cell table:formula="of:=COS(RADIANS([.AR$1]))*COS(RADIANS([.$A15]))" office:value-type="float" office:value="0.909652820648306" calcext:value-type="float">
            <text:p>0.910</text:p>
          </table:table-cell>
          <table:table-cell table:formula="of:=TAN(RADIANS([.AS$1]))*TAN(RADIANS([.$A15]))" office:value-type="float" office:value="0.0886219954067862" calcext:value-type="float">
            <text:p>0.089</text:p>
          </table:table-cell>
          <table:table-cell table:formula="of:=COS(RADIANS([.AT$1]))*COS(RADIANS([.$A15]))" office:value-type="float" office:value="0.903420192442065" calcext:value-type="float">
            <text:p>0.903</text:p>
          </table:table-cell>
          <table:table-cell table:formula="of:=TAN(RADIANS([.AU$1]))*TAN(RADIANS([.$A15]))" office:value-type="float" office:value="0.0932768039258509" calcext:value-type="float">
            <text:p>0.093</text:p>
          </table:table-cell>
          <table:table-cell table:formula="of:=COS(RADIANS([.AV$1]))*COS(RADIANS([.$A15]))" office:value-type="float" office:value="0.896912373693578" calcext:value-type="float">
            <text:p>0.897</text:p>
          </table:table-cell>
          <table:table-cell table:formula="of:=TAN(RADIANS([.AW$1]))*TAN(RADIANS([.$A15]))" office:value-type="float" office:value="0.0979977329966673" calcext:value-type="float">
            <text:p>0.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S(RADIANS([.B$1]))*COS(RADIANS([.$A16]))" office:value-type="float" office:value="0.970295726275996" calcext:value-type="float">
            <text:p>0.970</text:p>
          </table:table-cell>
          <table:table-cell table:formula="of:=TAN(RADIANS([.C$1]))*TAN(RADIANS([.$A16]))" office:value-type="float" office:value="0" calcext:value-type="float">
            <text:p>0.000</text:p>
          </table:table-cell>
          <table:table-cell table:formula="of:=COS(RADIANS([.D$1]))*COS(RADIANS([.$A16]))" office:value-type="float" office:value="0.970147945537152" calcext:value-type="float">
            <text:p>0.970</text:p>
          </table:table-cell>
          <table:table-cell table:formula="of:=TAN(RADIANS([.E$1]))*TAN(RADIANS([.$A16]))" office:value-type="float" office:value="0.00435203647805054" calcext:value-type="float">
            <text:p>0.004</text:p>
          </table:table-cell>
          <table:table-cell table:formula="of:=COS(RADIANS([.F$1]))*COS(RADIANS([.$A16]))" office:value-type="float" office:value="0.969704648336062" calcext:value-type="float">
            <text:p>0.970</text:p>
          </table:table-cell>
          <table:table-cell table:formula="of:=TAN(RADIANS([.G$1]))*TAN(RADIANS([.$A16]))" office:value-type="float" office:value="0.00870672571512454" calcext:value-type="float">
            <text:p>0.009</text:p>
          </table:table-cell>
          <table:table-cell table:formula="of:=COS(RADIANS([.H$1]))*COS(RADIANS([.$A16]))" office:value-type="float" office:value="0.96896596970535" calcext:value-type="float">
            <text:p>0.969</text:p>
          </table:table-cell>
          <table:table-cell table:formula="of:=TAN(RADIANS([.I$1]))*TAN(RADIANS([.$A16]))" office:value-type="float" office:value="0.0130667269420869" calcext:value-type="float">
            <text:p>0.013</text:p>
          </table:table-cell>
          <table:table-cell table:formula="of:=COS(RADIANS([.J$1]))*COS(RADIANS([.$A16]))" office:value-type="float" office:value="0.967932134653681" calcext:value-type="float">
            <text:p>0.968</text:p>
          </table:table-cell>
          <table:table-cell table:formula="of:=TAN(RADIANS([.K$1]))*TAN(RADIANS([.$A16]))" office:value-type="float" office:value="0.0174347123670661" calcext:value-type="float">
            <text:p>0.017</text:p>
          </table:table-cell>
          <table:table-cell table:formula="of:=COS(RADIANS([.L$1]))*COS(RADIANS([.$A16]))" office:value-type="float" office:value="0.966603458097227" calcext:value-type="float">
            <text:p>0.967</text:p>
          </table:table-cell>
          <table:table-cell table:formula="of:=TAN(RADIANS([.M$1]))*TAN(RADIANS([.$A16]))" office:value-type="float" office:value="0.0218133737483377" calcext:value-type="float">
            <text:p>0.022</text:p>
          </table:table-cell>
          <table:table-cell table:formula="of:=COS(RADIANS([.N$1]))*COS(RADIANS([.$A16]))" office:value-type="float" office:value="0.964980344763739" calcext:value-type="float">
            <text:p>0.965</text:p>
          </table:table-cell>
          <table:table-cell table:formula="of:=TAN(RADIANS([.O$1]))*TAN(RADIANS([.$A16]))" office:value-type="float" office:value="0.0262054290691509" calcext:value-type="float">
            <text:p>0.026</text:p>
          </table:table-cell>
          <table:table-cell table:formula="of:=COS(RADIANS([.P$1]))*COS(RADIANS([.$A16]))" office:value-type="float" office:value="0.963063289069262" calcext:value-type="float">
            <text:p>0.963</text:p>
          </table:table-cell>
          <table:table-cell table:formula="of:=TAN(RADIANS([.Q$1]))*TAN(RADIANS([.$A16]))" office:value-type="float" office:value="0.0306136293498981" calcext:value-type="float">
            <text:p>0.031</text:p>
          </table:table-cell>
          <table:table-cell table:formula="of:=COS(RADIANS([.R$1]))*COS(RADIANS([.$A16]))" office:value-type="float" office:value="0.960852874967531" calcext:value-type="float">
            <text:p>0.961</text:p>
          </table:table-cell>
          <table:table-cell table:formula="of:=TAN(RADIANS([.S$1]))*TAN(RADIANS([.$A16]))" office:value-type="float" office:value="0.0350407656342608" calcext:value-type="float">
            <text:p>0.035</text:p>
          </table:table-cell>
          <table:table-cell table:formula="of:=COS(RADIANS([.T$1]))*COS(RADIANS([.$A16]))" office:value-type="float" office:value="0.958349775772093" calcext:value-type="float">
            <text:p>0.958</text:p>
          </table:table-cell>
          <table:table-cell table:formula="of:=TAN(RADIANS([.U$1]))*TAN(RADIANS([.$A16]))" office:value-type="float" office:value="0.0394896761875516" calcext:value-type="float">
            <text:p>0.039</text:p>
          </table:table-cell>
          <table:table-cell table:formula="of:=COS(RADIANS([.V$1]))*COS(RADIANS([.$A16]))" office:value-type="float" office:value="0.955554753951212" calcext:value-type="float">
            <text:p>0.956</text:p>
          </table:table-cell>
          <table:table-cell table:formula="of:=TAN(RADIANS([.W$1]))*TAN(RADIANS([.$A16]))" office:value-type="float" office:value="0.0439632539474096" calcext:value-type="float">
            <text:p>0.044</text:p>
          </table:table-cell>
          <table:table-cell table:formula="of:=COS(RADIANS([.X$1]))*COS(RADIANS([.$A16]))" office:value-type="float" office:value="0.952468660895612" calcext:value-type="float">
            <text:p>0.952</text:p>
          </table:table-cell>
          <table:table-cell table:formula="of:=TAN(RADIANS([.Y$1]))*TAN(RADIANS([.$A16]))" office:value-type="float" office:value="0.0484644542693474" calcext:value-type="float">
            <text:p>0.048</text:p>
          </table:table-cell>
          <table:table-cell table:formula="of:=COS(RADIANS([.Z$1]))*COS(RADIANS([.$A16]))" office:value-type="float" office:value="0.949092436659131" calcext:value-type="float">
            <text:p>0.949</text:p>
          </table:table-cell>
          <table:table-cell table:formula="of:=TAN(RADIANS([.AA$1]))*TAN(RADIANS([.$A16]))" office:value-type="float" office:value="0.0529963030124" calcext:value-type="float">
            <text:p>0.053</text:p>
          </table:table-cell>
          <table:table-cell table:formula="of:=COS(RADIANS([.AB$1]))*COS(RADIANS([.$A16]))" office:value-type="float" office:value="0.94542710967238" calcext:value-type="float">
            <text:p>0.945</text:p>
          </table:table-cell>
          <table:table-cell table:formula="of:=TAN(RADIANS([.AC$1]))*TAN(RADIANS([.$A16]))" office:value-type="float" office:value="0.0575619050133544" calcext:value-type="float">
            <text:p>0.058</text:p>
          </table:table-cell>
          <table:table-cell table:formula="of:=COS(RADIANS([.AD$1]))*COS(RADIANS([.$A16]))" office:value-type="float" office:value="0.941473796429463" calcext:value-type="float">
            <text:p>0.941</text:p>
          </table:table-cell>
          <table:table-cell table:formula="of:=TAN(RADIANS([.AE$1]))*TAN(RADIANS([.$A16]))" office:value-type="float" office:value="0.0621644530017691" calcext:value-type="float">
            <text:p>0.062</text:p>
          </table:table-cell>
          <table:table-cell table:formula="of:=COS(RADIANS([.AF$1]))*COS(RADIANS([.$A16]))" office:value-type="float" office:value="0.937233701147894" calcext:value-type="float">
            <text:p>0.937</text:p>
          </table:table-cell>
          <table:table-cell table:formula="of:=TAN(RADIANS([.AG$1]))*TAN(RADIANS([.$A16]))" office:value-type="float" office:value="0.0668072370122949" calcext:value-type="float">
            <text:p>0.067</text:p>
          </table:table-cell>
          <table:table-cell table:formula="of:=COS(RADIANS([.AH$1]))*COS(RADIANS([.$A16]))" office:value-type="float" office:value="0.932708115401767" calcext:value-type="float">
            <text:p>0.933</text:p>
          </table:table-cell>
          <table:table-cell table:formula="of:=TAN(RADIANS([.AI$1]))*TAN(RADIANS([.$A16]))" office:value-type="float" office:value="0.071493654355741" calcext:value-type="float">
            <text:p>0.071</text:p>
          </table:table-cell>
          <table:table-cell table:formula="of:=COS(RADIANS([.AJ$1]))*COS(RADIANS([.$A16]))" office:value-type="float" office:value="0.927898417728343" calcext:value-type="float">
            <text:p>0.928</text:p>
          </table:table-cell>
          <table:table-cell table:formula="of:=TAN(RADIANS([.AK$1]))*TAN(RADIANS([.$A16]))" office:value-type="float" office:value="0.0762272202159724" calcext:value-type="float">
            <text:p>0.076</text:p>
          </table:table-cell>
          <table:table-cell table:formula="of:=COS(RADIANS([.AL$1]))*COS(RADIANS([.$A16]))" office:value-type="float" office:value="0.922806073208125" calcext:value-type="float">
            <text:p>0.923</text:p>
          </table:table-cell>
          <table:table-cell table:formula="of:=TAN(RADIANS([.AM$1]))*TAN(RADIANS([.$A16]))" office:value-type="float" office:value="0.0810115789461635" calcext:value-type="float">
            <text:p>0.081</text:p>
          </table:table-cell>
          <table:table-cell table:formula="of:=COS(RADIANS([.AN$1]))*COS(RADIANS([.$A16]))" office:value-type="float" office:value="0.917432633018585" calcext:value-type="float">
            <text:p>0.917</text:p>
          </table:table-cell>
          <table:table-cell table:formula="of:=TAN(RADIANS([.AO$1]))*TAN(RADIANS([.$A16]))" office:value-type="float" office:value="0.0858505161452713" calcext:value-type="float">
            <text:p>0.086</text:p>
          </table:table-cell>
          <table:table-cell table:formula="of:=COS(RADIANS([.AP$1]))*COS(RADIANS([.$A16]))" office:value-type="float" office:value="0.911779733961657" calcext:value-type="float">
            <text:p>0.912</text:p>
          </table:table-cell>
          <table:table-cell table:formula="of:=TAN(RADIANS([.AQ$1]))*TAN(RADIANS([.$A16]))" office:value-type="float" office:value="0.0907479716039568" calcext:value-type="float">
            <text:p>0.091</text:p>
          </table:table-cell>
          <table:table-cell table:formula="of:=COS(RADIANS([.AR$1]))*COS(RADIANS([.$A16]))" office:value-type="float" office:value="0.905849097965157" calcext:value-type="float">
            <text:p>0.906</text:p>
          </table:table-cell>
          <table:table-cell table:formula="of:=TAN(RADIANS([.AS$1]))*TAN(RADIANS([.$A16]))" office:value-type="float" office:value="0.095708053218705" calcext:value-type="float">
            <text:p>0.096</text:p>
          </table:table-cell>
          <table:table-cell table:formula="of:=COS(RADIANS([.AT$1]))*COS(RADIANS([.$A16]))" office:value-type="float" office:value="0.899642531558259" calcext:value-type="float">
            <text:p>0.900</text:p>
          </table:table-cell>
          <table:table-cell table:formula="of:=TAN(RADIANS([.AU$1]))*TAN(RADIANS([.$A16]))" office:value-type="float" office:value="0.100735051983748" calcext:value-type="float">
            <text:p>0.101</text:p>
          </table:table-cell>
          <table:table-cell table:formula="of:=COS(RADIANS([.AV$1]))*COS(RADIANS([.$A16]))" office:value-type="float" office:value="0.893161925321215" calcext:value-type="float">
            <text:p>0.893</text:p>
          </table:table-cell>
          <table:table-cell table:formula="of:=TAN(RADIANS([.AW$1]))*TAN(RADIANS([.$A16]))" office:value-type="float" office:value="0.105833458182767" calcext:value-type="float">
            <text:p>0.1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S(RADIANS([.B$1]))*COS(RADIANS([.$A17]))" office:value-type="float" office:value="0.965925826289068" calcext:value-type="float">
            <text:p>0.966</text:p>
          </table:table-cell>
          <table:table-cell table:formula="of:=TAN(RADIANS([.C$1]))*TAN(RADIANS([.$A17]))" office:value-type="float" office:value="0" calcext:value-type="float">
            <text:p>0.000</text:p>
          </table:table-cell>
          <table:table-cell table:formula="of:=COS(RADIANS([.D$1]))*COS(RADIANS([.$A17]))" office:value-type="float" office:value="0.965778711107158" calcext:value-type="float">
            <text:p>0.966</text:p>
          </table:table-cell>
          <table:table-cell table:formula="of:=TAN(RADIANS([.E$1]))*TAN(RADIANS([.$A17]))" office:value-type="float" office:value="0.00467707055134871" calcext:value-type="float">
            <text:p>0.005</text:p>
          </table:table-cell>
          <table:table-cell table:formula="of:=COS(RADIANS([.F$1]))*COS(RADIANS([.$A17]))" office:value-type="float" office:value="0.965337410374135" calcext:value-type="float">
            <text:p>0.965</text:p>
          </table:table-cell>
          <table:table-cell table:formula="of:=TAN(RADIANS([.G$1]))*TAN(RADIANS([.$A17]))" office:value-type="float" office:value="0.00935699198438719" calcext:value-type="float">
            <text:p>0.009</text:p>
          </table:table-cell>
          <table:table-cell table:formula="of:=COS(RADIANS([.H$1]))*COS(RADIANS([.$A17]))" office:value-type="float" office:value="0.96460205851448" calcext:value-type="float">
            <text:p>0.965</text:p>
          </table:table-cell>
          <table:table-cell table:formula="of:=TAN(RADIANS([.I$1]))*TAN(RADIANS([.$A17]))" office:value-type="float" office:value="0.0140426221359994" calcext:value-type="float">
            <text:p>0.014</text:p>
          </table:table-cell>
          <table:table-cell table:formula="of:=COS(RADIANS([.J$1]))*COS(RADIANS([.$A17]))" office:value-type="float" office:value="0.96357287952349" calcext:value-type="float">
            <text:p>0.964</text:p>
          </table:table-cell>
          <table:table-cell table:formula="of:=TAN(RADIANS([.K$1]))*TAN(RADIANS([.$A17]))" office:value-type="float" office:value="0.0187368327895466" calcext:value-type="float">
            <text:p>0.019</text:p>
          </table:table-cell>
          <table:table-cell table:formula="of:=COS(RADIANS([.L$1]))*COS(RADIANS([.$A17]))" office:value-type="float" office:value="0.962250186899058" calcext:value-type="float">
            <text:p>0.962</text:p>
          </table:table-cell>
          <table:table-cell table:formula="of:=TAN(RADIANS([.M$1]))*TAN(RADIANS([.$A17]))" office:value-type="float" office:value="0.0234425167386496" calcext:value-type="float">
            <text:p>0.023</text:p>
          </table:table-cell>
          <table:table-cell table:formula="of:=COS(RADIANS([.N$1]))*COS(RADIANS([.$A17]))" office:value-type="float" office:value="0.96063438354617" calcext:value-type="float">
            <text:p>0.961</text:p>
          </table:table-cell>
          <table:table-cell table:formula="of:=TAN(RADIANS([.O$1]))*TAN(RADIANS([.$A17]))" office:value-type="float" office:value="0.0281625949605287" calcext:value-type="float">
            <text:p>0.028</text:p>
          </table:table-cell>
          <table:table-cell table:formula="of:=COS(RADIANS([.P$1]))*COS(RADIANS([.$A17]))" office:value-type="float" office:value="0.958725961654179" calcext:value-type="float">
            <text:p>0.959</text:p>
          </table:table-cell>
          <table:table-cell table:formula="of:=TAN(RADIANS([.Q$1]))*TAN(RADIANS([.$A17]))" office:value-type="float" office:value="0.0329000239369433" calcext:value-type="float">
            <text:p>0.033</text:p>
          </table:table-cell>
          <table:table-cell table:formula="of:=COS(RADIANS([.R$1]))*COS(RADIANS([.$A17]))" office:value-type="float" office:value="0.956525502546881" calcext:value-type="float">
            <text:p>0.957</text:p>
          </table:table-cell>
          <table:table-cell table:formula="of:=TAN(RADIANS([.S$1]))*TAN(RADIANS([.$A17]))" office:value-type="float" office:value="0.0376578031621017" calcext:value-type="float">
            <text:p>0.038</text:p>
          </table:table-cell>
          <table:table-cell table:formula="of:=COS(RADIANS([.T$1]))*COS(RADIANS([.$A17]))" office:value-type="float" office:value="0.954033676505437" calcext:value-type="float">
            <text:p>0.954</text:p>
          </table:table-cell>
          <table:table-cell table:formula="of:=TAN(RADIANS([.U$1]))*TAN(RADIANS([.$A17]))" office:value-type="float" office:value="0.0424389828786148" calcext:value-type="float">
            <text:p>0.042</text:p>
          </table:table-cell>
          <table:table-cell table:formula="of:=COS(RADIANS([.V$1]))*COS(RADIANS([.$A17]))" office:value-type="float" office:value="0.951251242564198" calcext:value-type="float">
            <text:p>0.951</text:p>
          </table:table-cell>
          <table:table-cell table:formula="of:=TAN(RADIANS([.W$1]))*TAN(RADIANS([.$A17]))" office:value-type="float" office:value="0.0472466720846513" calcext:value-type="float">
            <text:p>0.047</text:p>
          </table:table-cell>
          <table:table-cell table:formula="of:=COS(RADIANS([.X$1]))*COS(RADIANS([.$A17]))" office:value-type="float" office:value="0.948179048279496" calcext:value-type="float">
            <text:p>0.948</text:p>
          </table:table-cell>
          <table:table-cell table:formula="of:=TAN(RADIANS([.Y$1]))*TAN(RADIANS([.$A17]))" office:value-type="float" office:value="0.0520840468579636" calcext:value-type="float">
            <text:p>0.052</text:p>
          </table:table-cell>
          <table:table-cell table:formula="of:=COS(RADIANS([.Z$1]))*COS(RADIANS([.$A17]))" office:value-type="float" office:value="0.944818029471471" calcext:value-type="float">
            <text:p>0.945</text:p>
          </table:table-cell>
          <table:table-cell table:formula="of:=TAN(RADIANS([.AA$1]))*TAN(RADIANS([.$A17]))" office:value-type="float" office:value="0.0569543590454185" calcext:value-type="float">
            <text:p>0.057</text:p>
          </table:table-cell>
          <table:table-cell table:formula="of:=COS(RADIANS([.AB$1]))*COS(RADIANS([.$A17]))" office:value-type="float" office:value="0.941169209939011" calcext:value-type="float">
            <text:p>0.941</text:p>
          </table:table-cell>
          <table:table-cell table:formula="of:=TAN(RADIANS([.AC$1]))*TAN(RADIANS([.$A17]))" office:value-type="float" office:value="0.0618609453701287" calcext:value-type="float">
            <text:p>0.062</text:p>
          </table:table-cell>
          <table:table-cell table:formula="of:=COS(RADIANS([.AD$1]))*COS(RADIANS([.$A17]))" office:value-type="float" office:value="0.937233701147894" calcext:value-type="float">
            <text:p>0.937</text:p>
          </table:table-cell>
          <table:table-cell table:formula="of:=TAN(RADIANS([.AE$1]))*TAN(RADIANS([.$A17]))" office:value-type="float" office:value="0.0668072370122949" calcext:value-type="float">
            <text:p>0.067</text:p>
          </table:table-cell>
          <table:table-cell table:formula="of:=COS(RADIANS([.AF$1]))*COS(RADIANS([.$A17]))" office:value-type="float" office:value="0.933012701892219" calcext:value-type="float">
            <text:p>0.933</text:p>
          </table:table-cell>
          <table:table-cell table:formula="of:=TAN(RADIANS([.AG$1]))*TAN(RADIANS([.$A17]))" office:value-type="float" office:value="0.0717967697244908" calcext:value-type="float">
            <text:p>0.072</text:p>
          </table:table-cell>
          <table:table-cell table:formula="of:=COS(RADIANS([.AH$1]))*COS(RADIANS([.$A17]))" office:value-type="float" office:value="0.928507497929252" calcext:value-type="float">
            <text:p>0.929</text:p>
          </table:table-cell>
          <table:table-cell table:formula="of:=TAN(RADIANS([.AI$1]))*TAN(RADIANS([.$A17]))" office:value-type="float" office:value="0.0768331945474233" calcext:value-type="float">
            <text:p>0.077</text:p>
          </table:table-cell>
          <table:table-cell table:formula="of:=COS(RADIANS([.AJ$1]))*COS(RADIANS([.$A17]))" office:value-type="float" office:value="0.923719461587761" calcext:value-type="float">
            <text:p>0.924</text:p>
          </table:table-cell>
          <table:table-cell table:formula="of:=TAN(RADIANS([.AK$1]))*TAN(RADIANS([.$A17]))" office:value-type="float" office:value="0.0819202891982649" calcext:value-type="float">
            <text:p>0.082</text:p>
          </table:table-cell>
          <table:table-cell table:formula="of:=COS(RADIANS([.AL$1]))*COS(RADIANS([.$A17]))" office:value-type="float" office:value="0.918650051349999" calcext:value-type="float">
            <text:p>0.919</text:p>
          </table:table-cell>
          <table:table-cell table:formula="of:=TAN(RADIANS([.AM$1]))*TAN(RADIANS([.$A17]))" office:value-type="float" office:value="0.0870619702105729" calcext:value-type="float">
            <text:p>0.087</text:p>
          </table:table-cell>
          <table:table-cell table:formula="of:=COS(RADIANS([.AN$1]))*COS(RADIANS([.$A17]))" office:value-type="float" office:value="0.913300811407433" calcext:value-type="float">
            <text:p>0.913</text:p>
          </table:table-cell>
          <table:table-cell table:formula="of:=TAN(RADIANS([.AO$1]))*TAN(RADIANS([.$A17]))" office:value-type="float" office:value="0.0922623059127017" calcext:value-type="float">
            <text:p>0.092</text:p>
          </table:table-cell>
          <table:table-cell table:formula="of:=COS(RADIANS([.AP$1]))*COS(RADIANS([.$A17]))" office:value-type="float" office:value="0.907673371190369" calcext:value-type="float">
            <text:p>0.908</text:p>
          </table:table-cell>
          <table:table-cell table:formula="of:=TAN(RADIANS([.AQ$1]))*TAN(RADIANS([.$A17]))" office:value-type="float" office:value="0.0975255303405955" calcext:value-type="float">
            <text:p>0.098</text:p>
          </table:table-cell>
          <table:table-cell table:formula="of:=COS(RADIANS([.AR$1]))*COS(RADIANS([.$A17]))" office:value-type="float" office:value="0.90176944487161" calcext:value-type="float">
            <text:p>0.902</text:p>
          </table:table-cell>
          <table:table-cell table:formula="of:=TAN(RADIANS([.AS$1]))*TAN(RADIANS([.$A17]))" office:value-type="float" office:value="0.102856058191092" calcext:value-type="float">
            <text:p>0.103</text:p>
          </table:table-cell>
          <table:table-cell table:formula="of:=COS(RADIANS([.AT$1]))*COS(RADIANS([.$A17]))" office:value-type="float" office:value="0.895590830844307" calcext:value-type="float">
            <text:p>0.896</text:p>
          </table:table-cell>
          <table:table-cell table:formula="of:=TAN(RADIANS([.AU$1]))*TAN(RADIANS([.$A17]))" office:value-type="float" office:value="0.108258500933525" calcext:value-type="float">
            <text:p>0.108</text:p>
          </table:table-cell>
          <table:table-cell table:formula="of:=COS(RADIANS([.AV$1]))*COS(RADIANS([.$A17]))" office:value-type="float" office:value="0.889139411174146" calcext:value-type="float">
            <text:p>0.889</text:p>
          </table:table-cell>
          <table:table-cell table:formula="of:=TAN(RADIANS([.AW$1]))*TAN(RADIANS([.$A17]))" office:value-type="float" office:value="0.113737684210713" calcext:value-type="float">
            <text:p>0.1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S(RADIANS([.B$1]))*COS(RADIANS([.$A18]))" office:value-type="float" office:value="0.961261695938319" calcext:value-type="float">
            <text:p>0.961</text:p>
          </table:table-cell>
          <table:table-cell table:formula="of:=TAN(RADIANS([.C$1]))*TAN(RADIANS([.$A18]))" office:value-type="float" office:value="0" calcext:value-type="float">
            <text:p>0.000</text:p>
          </table:table-cell>
          <table:table-cell table:formula="of:=COS(RADIANS([.D$1]))*COS(RADIANS([.$A18]))" office:value-type="float" office:value="0.961115291126052" calcext:value-type="float">
            <text:p>0.961</text:p>
          </table:table-cell>
          <table:table-cell table:formula="of:=TAN(RADIANS([.E$1]))*TAN(RADIANS([.$A18]))" office:value-type="float" office:value="0.00500515932628679" calcext:value-type="float">
            <text:p>0.005</text:p>
          </table:table-cell>
          <table:table-cell table:formula="of:=COS(RADIANS([.F$1]))*COS(RADIANS([.$A18]))" office:value-type="float" office:value="0.960676121285575" calcext:value-type="float">
            <text:p>0.961</text:p>
          </table:table-cell>
          <table:table-cell table:formula="of:=TAN(RADIANS([.G$1]))*TAN(RADIANS([.$A18]))" office:value-type="float" office:value="0.0100133695189056" calcext:value-type="float">
            <text:p>0.010</text:p>
          </table:table-cell>
          <table:table-cell table:formula="of:=COS(RADIANS([.H$1]))*COS(RADIANS([.$A18]))" office:value-type="float" office:value="0.959944320192276" calcext:value-type="float">
            <text:p>0.960</text:p>
          </table:table-cell>
          <table:table-cell table:formula="of:=TAN(RADIANS([.I$1]))*TAN(RADIANS([.$A18]))" office:value-type="float" office:value="0.0150276888872781" calcext:value-type="float">
            <text:p>0.015</text:p>
          </table:table-cell>
          <table:table-cell table:formula="of:=COS(RADIANS([.J$1]))*COS(RADIANS([.$A18]))" office:value-type="float" office:value="0.958920110759857" calcext:value-type="float">
            <text:p>0.959</text:p>
          </table:table-cell>
          <table:table-cell table:formula="of:=TAN(RADIANS([.K$1]))*TAN(RADIANS([.$A18]))" office:value-type="float" office:value="0.0200511906656255" calcext:value-type="float">
            <text:p>0.020</text:p>
          </table:table-cell>
          <table:table-cell table:formula="of:=COS(RADIANS([.L$1]))*COS(RADIANS([.$A18]))" office:value-type="float" office:value="0.957603804972433" calcext:value-type="float">
            <text:p>0.958</text:p>
          </table:table-cell>
          <table:table-cell table:formula="of:=TAN(RADIANS([.M$1]))*TAN(RADIANS([.$A18]))" office:value-type="float" office:value="0.0250869705722636" calcext:value-type="float">
            <text:p>0.025</text:p>
          </table:table-cell>
          <table:table-cell table:formula="of:=COS(RADIANS([.N$1]))*COS(RADIANS([.$A18]))" office:value-type="float" office:value="0.955995803789498" calcext:value-type="float">
            <text:p>0.956</text:p>
          </table:table-cell>
          <table:table-cell table:formula="of:=TAN(RADIANS([.O$1]))*TAN(RADIANS([.$A18]))" office:value-type="float" office:value="0.0301381544861409" calcext:value-type="float">
            <text:p>0.030</text:p>
          </table:table-cell>
          <table:table-cell table:formula="of:=COS(RADIANS([.P$1]))*COS(RADIANS([.$A18]))" office:value-type="float" office:value="0.954096597023789" calcext:value-type="float">
            <text:p>0.954</text:p>
          </table:table-cell>
          <table:table-cell table:formula="of:=TAN(RADIANS([.Q$1]))*TAN(RADIANS([.$A18]))" office:value-type="float" office:value="0.0352079062813292" calcext:value-type="float">
            <text:p>0.035</text:p>
          </table:table-cell>
          <table:table-cell table:formula="of:=COS(RADIANS([.R$1]))*COS(RADIANS([.$A18]))" office:value-type="float" office:value="0.951906763192086" calcext:value-type="float">
            <text:p>0.952</text:p>
          </table:table-cell>
          <table:table-cell table:formula="of:=TAN(RADIANS([.S$1]))*TAN(RADIANS([.$A18]))" office:value-type="float" office:value="0.0402994358616021" calcext:value-type="float">
            <text:p>0.040</text:p>
          </table:table-cell>
          <table:table-cell table:formula="of:=COS(RADIANS([.T$1]))*COS(RADIANS([.$A18]))" office:value-type="float" office:value="0.949426969338986" calcext:value-type="float">
            <text:p>0.949</text:p>
          </table:table-cell>
          <table:table-cell table:formula="of:=TAN(RADIANS([.U$1]))*TAN(RADIANS([.$A18]))" office:value-type="float" office:value="0.0454160074390521" calcext:value-type="float">
            <text:p>0.045</text:p>
          </table:table-cell>
          <table:table-cell table:formula="of:=COS(RADIANS([.V$1]))*COS(RADIANS([.$A18]))" office:value-type="float" office:value="0.94665797083372" calcext:value-type="float">
            <text:p>0.947</text:p>
          </table:table-cell>
          <table:table-cell table:formula="of:=TAN(RADIANS([.W$1]))*TAN(RADIANS([.$A18]))" office:value-type="float" office:value="0.0505609481029347" calcext:value-type="float">
            <text:p>0.051</text:p>
          </table:table-cell>
          <table:table-cell table:formula="of:=COS(RADIANS([.X$1]))*COS(RADIANS([.$A18]))" office:value-type="float" office:value="0.943600611140057" calcext:value-type="float">
            <text:p>0.944</text:p>
          </table:table-cell>
          <table:table-cell table:formula="of:=TAN(RADIANS([.Y$1]))*TAN(RADIANS([.$A18]))" office:value-type="float" office:value="0.0557376567276114" calcext:value-type="float">
            <text:p>0.056</text:p>
          </table:table-cell>
          <table:table-cell table:formula="of:=COS(RADIANS([.Z$1]))*COS(RADIANS([.$A18]))" office:value-type="float" office:value="0.940255821559376" calcext:value-type="float">
            <text:p>0.940</text:p>
          </table:table-cell>
          <table:table-cell table:formula="of:=TAN(RADIANS([.AA$1]))*TAN(RADIANS([.$A18]))" office:value-type="float" office:value="0.0609496132716363" calcext:value-type="float">
            <text:p>0.061</text:p>
          </table:table-cell>
          <table:table-cell table:formula="of:=COS(RADIANS([.AB$1]))*COS(RADIANS([.$A18]))" office:value-type="float" office:value="0.936624620946985" calcext:value-type="float">
            <text:p>0.937</text:p>
          </table:table-cell>
          <table:table-cell table:formula="of:=TAN(RADIANS([.AC$1]))*TAN(RADIANS([.$A18]))" office:value-type="float" office:value="0.0662003885237378" calcext:value-type="float">
            <text:p>0.066</text:p>
          </table:table-cell>
          <table:table-cell table:formula="of:=COS(RADIANS([.AD$1]))*COS(RADIANS([.$A18]))" office:value-type="float" office:value="0.932708115401767" calcext:value-type="float">
            <text:p>0.933</text:p>
          </table:table-cell>
          <table:table-cell table:formula="of:=TAN(RADIANS([.AE$1]))*TAN(RADIANS([.$A18]))" office:value-type="float" office:value="0.071493654355741" calcext:value-type="float">
            <text:p>0.071</text:p>
          </table:table-cell>
          <table:table-cell table:formula="of:=COS(RADIANS([.AF$1]))*COS(RADIANS([.$A18]))" office:value-type="float" office:value="0.928507497929252" calcext:value-type="float">
            <text:p>0.929</text:p>
          </table:table-cell>
          <table:table-cell table:formula="of:=TAN(RADIANS([.AG$1]))*TAN(RADIANS([.$A18]))" office:value-type="float" office:value="0.0768331945474233" calcext:value-type="float">
            <text:p>0.077</text:p>
          </table:table-cell>
          <table:table-cell table:formula="of:=COS(RADIANS([.AH$1]))*COS(RADIANS([.$A18]))" office:value-type="float" office:value="0.924024048078213" calcext:value-type="float">
            <text:p>0.924</text:p>
          </table:table-cell>
          <table:table-cell table:formula="of:=TAN(RADIANS([.AI$1]))*TAN(RADIANS([.$A18]))" office:value-type="float" office:value="0.0822229162539676" calcext:value-type="float">
            <text:p>0.082</text:p>
          </table:table-cell>
          <table:table-cell table:formula="of:=COS(RADIANS([.AJ$1]))*COS(RADIANS([.$A18]))" office:value-type="float" office:value="0.919259131550908" calcext:value-type="float">
            <text:p>0.919</text:p>
          </table:table-cell>
          <table:table-cell table:formula="of:=TAN(RADIANS([.AK$1]))*TAN(RADIANS([.$A18]))" office:value-type="float" office:value="0.0876668621931668" calcext:value-type="float">
            <text:p>0.088</text:p>
          </table:table-cell>
          <table:table-cell table:formula="of:=COS(RADIANS([.AL$1]))*COS(RADIANS([.$A18]))" office:value-type="float" office:value="0.914214199787069" calcext:value-type="float">
            <text:p>0.914</text:p>
          </table:table-cell>
          <table:table-cell table:formula="of:=TAN(RADIANS([.AM$1]))*TAN(RADIANS([.$A18]))" office:value-type="float" office:value="0.0931692236369394" calcext:value-type="float">
            <text:p>0.093</text:p>
          </table:table-cell>
          <table:table-cell table:formula="of:=COS(RADIANS([.AN$1]))*COS(RADIANS([.$A18]))" office:value-type="float" office:value="0.908890789521783" calcext:value-type="float">
            <text:p>0.909</text:p>
          </table:table-cell>
          <table:table-cell table:formula="of:=TAN(RADIANS([.AO$1]))*TAN(RADIANS([.$A18]))" office:value-type="float" office:value="0.0987343543001547" calcext:value-type="float">
            <text:p>0.099</text:p>
          </table:table-cell>
          <table:table-cell table:formula="of:=COS(RADIANS([.AP$1]))*COS(RADIANS([.$A18]))" office:value-type="float" office:value="0.903290522317386" calcext:value-type="float">
            <text:p>0.903</text:p>
          </table:table-cell>
          <table:table-cell table:formula="of:=TAN(RADIANS([.AQ$1]))*TAN(RADIANS([.$A18]))" office:value-type="float" office:value="0.104366785229386" calcext:value-type="float">
            <text:p>0.104</text:p>
          </table:table-cell>
          <table:table-cell table:formula="of:=COS(RADIANS([.AR$1]))*COS(RADIANS([.$A18]))" office:value-type="float" office:value="0.897415104069519" calcext:value-type="float">
            <text:p>0.897</text:p>
          </table:table-cell>
          <table:table-cell table:formula="of:=TAN(RADIANS([.AS$1]))*TAN(RADIANS([.$A18]))" office:value-type="float" office:value="0.110071240805163" calcext:value-type="float">
            <text:p>0.110</text:p>
          </table:table-cell>
          <table:table-cell table:formula="of:=COS(RADIANS([.AT$1]))*COS(RADIANS([.$A18]))" office:value-type="float" office:value="0.891266324487498" calcext:value-type="float">
            <text:p>0.891</text:p>
          </table:table-cell>
          <table:table-cell table:formula="of:=TAN(RADIANS([.AU$1]))*TAN(RADIANS([.$A18]))" office:value-type="float" office:value="0.115852655983777" calcext:value-type="float">
            <text:p>0.116</text:p>
          </table:table-cell>
          <table:table-cell table:formula="of:=COS(RADIANS([.AV$1]))*COS(RADIANS([.$A18]))" office:value-type="float" office:value="0.884846056549146" calcext:value-type="float">
            <text:p>0.885</text:p>
          </table:table-cell>
          <table:table-cell table:formula="of:=TAN(RADIANS([.AW$1]))*TAN(RADIANS([.$A18]))" office:value-type="float" office:value="0.121716194918922" calcext:value-type="float">
            <text:p>0.1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S(RADIANS([.B$1]))*COS(RADIANS([.$A19]))" office:value-type="float" office:value="0.956304755963036" calcext:value-type="float">
            <text:p>0.956</text:p>
          </table:table-cell>
          <table:table-cell table:formula="of:=TAN(RADIANS([.C$1]))*TAN(RADIANS([.$A19]))" office:value-type="float" office:value="0" calcext:value-type="float">
            <text:p>0.000</text:p>
          </table:table-cell>
          <table:table-cell table:formula="of:=COS(RADIANS([.D$1]))*COS(RADIANS([.$A19]))" office:value-type="float" office:value="0.956159106116736" calcext:value-type="float">
            <text:p>0.956</text:p>
          </table:table-cell>
          <table:table-cell table:formula="of:=TAN(RADIANS([.E$1]))*TAN(RADIANS([.$A19]))" office:value-type="float" office:value="0.00533654889540912" calcext:value-type="float">
            <text:p>0.005</text:p>
          </table:table-cell>
          <table:table-cell table:formula="of:=COS(RADIANS([.F$1]))*COS(RADIANS([.$A19]))" office:value-type="float" office:value="0.955722200944193" calcext:value-type="float">
            <text:p>0.956</text:p>
          </table:table-cell>
          <table:table-cell table:formula="of:=TAN(RADIANS([.G$1]))*TAN(RADIANS([.$A19]))" office:value-type="float" office:value="0.0106763506537728" calcext:value-type="float">
            <text:p>0.011</text:p>
          </table:table-cell>
          <table:table-cell table:formula="of:=COS(RADIANS([.H$1]))*COS(RADIANS([.$A19]))" office:value-type="float" office:value="0.954994173530952" calcext:value-type="float">
            <text:p>0.955</text:p>
          </table:table-cell>
          <table:table-cell table:formula="of:=TAN(RADIANS([.I$1]))*TAN(RADIANS([.$A19]))" office:value-type="float" office:value="0.0160226660739392" calcext:value-type="float">
            <text:p>0.016</text:p>
          </table:table-cell>
          <table:table-cell table:formula="of:=COS(RADIANS([.J$1]))*COS(RADIANS([.$A19]))" office:value-type="float" office:value="0.953975245641218" calcext:value-type="float">
            <text:p>0.954</text:p>
          </table:table-cell>
          <table:table-cell table:formula="of:=TAN(RADIANS([.K$1]))*TAN(RADIANS([.$A19]))" office:value-type="float" office:value="0.021378771867721" calcext:value-type="float">
            <text:p>0.021</text:p>
          </table:table-cell>
          <table:table-cell table:formula="of:=COS(RADIANS([.L$1]))*COS(RADIANS([.$A19]))" office:value-type="float" office:value="0.952665727650297" calcext:value-type="float">
            <text:p>0.953</text:p>
          </table:table-cell>
          <table:table-cell table:formula="of:=TAN(RADIANS([.M$1]))*TAN(RADIANS([.$A19]))" office:value-type="float" office:value="0.0267479687196882" calcext:value-type="float">
            <text:p>0.027</text:p>
          </table:table-cell>
          <table:table-cell table:formula="of:=COS(RADIANS([.N$1]))*COS(RADIANS([.$A19]))" office:value-type="float" office:value="0.951066018450052" calcext:value-type="float">
            <text:p>0.951</text:p>
          </table:table-cell>
          <table:table-cell table:formula="of:=TAN(RADIANS([.O$1]))*TAN(RADIANS([.$A19]))" office:value-type="float" office:value="0.0321335894719666" calcext:value-type="float">
            <text:p>0.032</text:p>
          </table:table-cell>
          <table:table-cell table:formula="of:=COS(RADIANS([.P$1]))*COS(RADIANS([.$A19]))" office:value-type="float" office:value="0.949176605327404" calcext:value-type="float">
            <text:p>0.949</text:p>
          </table:table-cell>
          <table:table-cell table:formula="of:=TAN(RADIANS([.Q$1]))*TAN(RADIANS([.$A19]))" office:value-type="float" office:value="0.0375390074774474" calcext:value-type="float">
            <text:p>0.038</text:p>
          </table:table-cell>
          <table:table-cell table:formula="of:=COS(RADIANS([.R$1]))*COS(RADIANS([.$A19]))" office:value-type="float" office:value="0.946998063815894" calcext:value-type="float">
            <text:p>0.947</text:p>
          </table:table-cell>
          <table:table-cell table:formula="of:=TAN(RADIANS([.S$1]))*TAN(RADIANS([.$A19]))" office:value-type="float" office:value="0.0429676451663311" calcext:value-type="float">
            <text:p>0.043</text:p>
          </table:table-cell>
          <table:table-cell table:formula="of:=COS(RADIANS([.T$1]))*COS(RADIANS([.$A19]))" office:value-type="float" office:value="0.944531057520369" calcext:value-type="float">
            <text:p>0.945</text:p>
          </table:table-cell>
          <table:table-cell table:formula="of:=TAN(RADIANS([.U$1]))*TAN(RADIANS([.$A19]))" office:value-type="float" office:value="0.048422982872869" calcext:value-type="float">
            <text:p>0.048</text:p>
          </table:table-cell>
          <table:table-cell table:formula="of:=COS(RADIANS([.V$1]))*COS(RADIANS([.$A19]))" office:value-type="float" office:value="0.941776337914845" calcext:value-type="float">
            <text:p>0.942</text:p>
          </table:table-cell>
          <table:table-cell table:formula="of:=TAN(RADIANS([.W$1]))*TAN(RADIANS([.$A19]))" office:value-type="float" office:value="0.053908567971547" calcext:value-type="float">
            <text:p>0.054</text:p>
          </table:table-cell>
          <table:table-cell table:formula="of:=COS(RADIANS([.X$1]))*COS(RADIANS([.$A19]))" office:value-type="float" office:value="0.9387347441136" calcext:value-type="float">
            <text:p>0.939</text:p>
          </table:table-cell>
          <table:table-cell table:formula="of:=TAN(RADIANS([.Y$1]))*TAN(RADIANS([.$A19]))" office:value-type="float" office:value="0.0594280243748197" calcext:value-type="float">
            <text:p>0.059</text:p>
          </table:table-cell>
          <table:table-cell table:formula="of:=COS(RADIANS([.Z$1]))*COS(RADIANS([.$A19]))" office:value-type="float" office:value="0.935407202615571" calcext:value-type="float">
            <text:p>0.935</text:p>
          </table:table-cell>
          <table:table-cell table:formula="of:=TAN(RADIANS([.AA$1]))*TAN(RADIANS([.$A19]))" office:value-type="float" office:value="0.0649850624478856" calcext:value-type="float">
            <text:p>0.065</text:p>
          </table:table-cell>
          <table:table-cell table:formula="of:=COS(RADIANS([.AB$1]))*COS(RADIANS([.$A19]))" office:value-type="float" office:value="0.931794727022131" calcext:value-type="float">
            <text:p>0.932</text:p>
          </table:table-cell>
          <table:table-cell table:formula="of:=TAN(RADIANS([.AC$1]))*TAN(RADIANS([.$A19]))" office:value-type="float" office:value="0.0705834893999466" calcext:value-type="float">
            <text:p>0.071</text:p>
          </table:table-cell>
          <table:table-cell table:formula="of:=COS(RADIANS([.AD$1]))*COS(RADIANS([.$A19]))" office:value-type="float" office:value="0.927898417728343" calcext:value-type="float">
            <text:p>0.928</text:p>
          </table:table-cell>
          <table:table-cell table:formula="of:=TAN(RADIANS([.AE$1]))*TAN(RADIANS([.$A19]))" office:value-type="float" office:value="0.0762272202159724" calcext:value-type="float">
            <text:p>0.076</text:p>
          </table:table-cell>
          <table:table-cell table:formula="of:=COS(RADIANS([.AF$1]))*COS(RADIANS([.$A19]))" office:value-type="float" office:value="0.923719461587761" calcext:value-type="float">
            <text:p>0.924</text:p>
          </table:table-cell>
          <table:table-cell table:formula="of:=TAN(RADIANS([.AG$1]))*TAN(RADIANS([.$A19]))" office:value-type="float" office:value="0.0819202891982649" calcext:value-type="float">
            <text:p>0.082</text:p>
          </table:table-cell>
          <table:table-cell table:formula="of:=COS(RADIANS([.AH$1]))*COS(RADIANS([.$A19]))" office:value-type="float" office:value="0.919259131550908" calcext:value-type="float">
            <text:p>0.919</text:p>
          </table:table-cell>
          <table:table-cell table:formula="of:=TAN(RADIANS([.AI$1]))*TAN(RADIANS([.$A19]))" office:value-type="float" office:value="0.0876668621931668" calcext:value-type="float">
            <text:p>0.088</text:p>
          </table:table-cell>
          <table:table-cell table:formula="of:=COS(RADIANS([.AJ$1]))*COS(RADIANS([.$A19]))" office:value-type="float" office:value="0.914518786277521" calcext:value-type="float">
            <text:p>0.915</text:p>
          </table:table-cell>
          <table:table-cell table:formula="of:=TAN(RADIANS([.AK$1]))*TAN(RADIANS([.$A19]))" office:value-type="float" office:value="0.0934712495851768" calcext:value-type="float">
            <text:p>0.093</text:p>
          </table:table-cell>
          <table:table-cell table:formula="of:=COS(RADIANS([.AL$1]))*COS(RADIANS([.$A19]))" office:value-type="float" office:value="0.909499869722692" calcext:value-type="float">
            <text:p>0.909</text:p>
          </table:table-cell>
          <table:table-cell table:formula="of:=TAN(RADIANS([.AM$1]))*TAN(RADIANS([.$A19]))" office:value-type="float" office:value="0.0993379201486274" calcext:value-type="float">
            <text:p>0.099</text:p>
          </table:table-cell>
          <table:table-cell table:formula="of:=COS(RADIANS([.AN$1]))*COS(RADIANS([.$A19]))" office:value-type="float" office:value="0.904203910697022" calcext:value-type="float">
            <text:p>0.904</text:p>
          </table:table-cell>
          <table:table-cell table:formula="of:=TAN(RADIANS([.AO$1]))*TAN(RADIANS([.$A19]))" office:value-type="float" office:value="0.105271515856083" calcext:value-type="float">
            <text:p>0.105</text:p>
          </table:table-cell>
          <table:table-cell table:formula="of:=COS(RADIANS([.AP$1]))*COS(RADIANS([.$A19]))" office:value-type="float" office:value="0.898632522400933" calcext:value-type="float">
            <text:p>0.899</text:p>
          </table:table-cell>
          <table:table-cell table:formula="of:=TAN(RADIANS([.AQ$1]))*TAN(RADIANS([.$A19]))" office:value-type="float" office:value="0.111276867752874" calcext:value-type="float">
            <text:p>0.111</text:p>
          </table:table-cell>
          <table:table-cell table:formula="of:=COS(RADIANS([.AR$1]))*COS(RADIANS([.$A19]))" office:value-type="float" office:value="0.892787401933273" calcext:value-type="float">
            <text:p>0.893</text:p>
          </table:table-cell>
          <table:table-cell table:formula="of:=TAN(RADIANS([.AS$1]))*TAN(RADIANS([.$A19]))" office:value-type="float" office:value="0.117359013018849" calcext:value-type="float">
            <text:p>0.117</text:p>
          </table:table-cell>
          <table:table-cell table:formula="of:=COS(RADIANS([.AT$1]))*COS(RADIANS([.$A19]))" office:value-type="float" office:value="0.886670329774358" calcext:value-type="float">
            <text:p>0.887</text:p>
          </table:table-cell>
          <table:table-cell table:formula="of:=TAN(RADIANS([.AU$1]))*TAN(RADIANS([.$A19]))" office:value-type="float" office:value="0.123523213351753" calcext:value-type="float">
            <text:p>0.124</text:p>
          </table:table-cell>
          <table:table-cell table:formula="of:=COS(RADIANS([.AV$1]))*COS(RADIANS([.$A19]))" office:value-type="float" office:value="0.880283169243626" calcext:value-type="float">
            <text:p>0.880</text:p>
          </table:table-cell>
          <table:table-cell table:formula="of:=TAN(RADIANS([.AW$1]))*TAN(RADIANS([.$A19]))" office:value-type="float" office:value="0.129774974821802" calcext:value-type="float">
            <text:p>0.1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S(RADIANS([.B$1]))*COS(RADIANS([.$A20]))" office:value-type="float" office:value="0.951056516295153" calcext:value-type="float">
            <text:p>0.951</text:p>
          </table:table-cell>
          <table:table-cell table:formula="of:=TAN(RADIANS([.C$1]))*TAN(RADIANS([.$A20]))" office:value-type="float" office:value="0" calcext:value-type="float">
            <text:p>0.000</text:p>
          </table:table-cell>
          <table:table-cell table:formula="of:=COS(RADIANS([.D$1]))*COS(RADIANS([.$A20]))" office:value-type="float" office:value="0.950911665781176" calcext:value-type="float">
            <text:p>0.951</text:p>
          </table:table-cell>
          <table:table-cell table:formula="of:=TAN(RADIANS([.E$1]))*TAN(RADIANS([.$A20]))" office:value-type="float" office:value="0.00567149439420211" calcext:value-type="float">
            <text:p>0.006</text:p>
          </table:table-cell>
          <table:table-cell table:formula="of:=COS(RADIANS([.F$1]))*COS(RADIANS([.$A20]))" office:value-type="float" office:value="0.950477158362114" calcext:value-type="float">
            <text:p>0.950</text:p>
          </table:table-cell>
          <table:table-cell table:formula="of:=TAN(RADIANS([.G$1]))*TAN(RADIANS([.$A20]))" office:value-type="float" office:value="0.011346445815478" calcext:value-type="float">
            <text:p>0.011</text:p>
          </table:table-cell>
          <table:table-cell table:formula="of:=COS(RADIANS([.H$1]))*COS(RADIANS([.$A20]))" office:value-type="float" office:value="0.949753126393135" calcext:value-type="float">
            <text:p>0.950</text:p>
          </table:table-cell>
          <table:table-cell table:formula="of:=TAN(RADIANS([.I$1]))*TAN(RADIANS([.$A20]))" office:value-type="float" office:value="0.0170283197248869" calcext:value-type="float">
            <text:p>0.017</text:p>
          </table:table-cell>
          <table:table-cell table:formula="of:=COS(RADIANS([.J$1]))*COS(RADIANS([.$A20]))" office:value-type="float" office:value="0.948739790421392" calcext:value-type="float">
            <text:p>0.949</text:p>
          </table:table-cell>
          <table:table-cell table:formula="of:=TAN(RADIANS([.K$1]))*TAN(RADIANS([.$A20]))" office:value-type="float" office:value="0.022720598495221" calcext:value-type="float">
            <text:p>0.023</text:p>
          </table:table-cell>
          <table:table-cell table:formula="of:=COS(RADIANS([.L$1]))*COS(RADIANS([.$A20]))" office:value-type="float" office:value="0.947437459118838" calcext:value-type="float">
            <text:p>0.947</text:p>
          </table:table-cell>
          <table:table-cell table:formula="of:=TAN(RADIANS([.M$1]))*TAN(RADIANS([.$A20]))" office:value-type="float" office:value="0.0284267899766662" calcext:value-type="float">
            <text:p>0.028</text:p>
          </table:table-cell>
          <table:table-cell table:formula="of:=COS(RADIANS([.N$1]))*COS(RADIANS([.$A20]))" office:value-type="float" office:value="0.945846529188203" calcext:value-type="float">
            <text:p>0.946</text:p>
          </table:table-cell>
          <table:table-cell table:formula="of:=TAN(RADIANS([.O$1]))*TAN(RADIANS([.$A20]))" office:value-type="float" office:value="0.0341504361953155" calcext:value-type="float">
            <text:p>0.034</text:p>
          </table:table-cell>
          <table:table-cell table:formula="of:=COS(RADIANS([.P$1]))*COS(RADIANS([.$A20]))" office:value-type="float" office:value="0.943967485242157" calcext:value-type="float">
            <text:p>0.944</text:p>
          </table:table-cell>
          <table:table-cell table:formula="of:=TAN(RADIANS([.Q$1]))*TAN(RADIANS([.$A20]))" office:value-type="float" office:value="0.0398951222306625" calcext:value-type="float">
            <text:p>0.040</text:p>
          </table:table-cell>
          <table:table-cell table:formula="of:=COS(RADIANS([.R$1]))*COS(RADIANS([.$A20]))" office:value-type="float" office:value="0.941800899655688" calcext:value-type="float">
            <text:p>0.942</text:p>
          </table:table-cell>
          <table:table-cell table:formula="of:=TAN(RADIANS([.S$1]))*TAN(RADIANS([.$A20]))" office:value-type="float" office:value="0.0456644853198201" calcext:value-type="float">
            <text:p>0.046</text:p>
          </table:table-cell>
          <table:table-cell table:formula="of:=COS(RADIANS([.T$1]))*COS(RADIANS([.$A20]))" office:value-type="float" office:value="0.939347432391753" calcext:value-type="float">
            <text:p>0.939</text:p>
          </table:table-cell>
          <table:table-cell table:formula="of:=TAN(RADIANS([.U$1]))*TAN(RADIANS([.$A20]))" office:value-type="float" office:value="0.0514622242382672" calcext:value-type="float">
            <text:p>0.051</text:p>
          </table:table-cell>
          <table:table-cell table:formula="of:=COS(RADIANS([.V$1]))*COS(RADIANS([.$A20]))" office:value-type="float" office:value="0.936607830800249" calcext:value-type="float">
            <text:p>0.937</text:p>
          </table:table-cell>
          <table:table-cell table:formula="of:=TAN(RADIANS([.W$1]))*TAN(RADIANS([.$A20]))" office:value-type="float" office:value="0.05729210900946" calcext:value-type="float">
            <text:p>0.057</text:p>
          </table:table-cell>
          <table:table-cell table:formula="of:=COS(RADIANS([.X$1]))*COS(RADIANS([.$A20]))" office:value-type="float" office:value="0.933582929390359" calcext:value-type="float">
            <text:p>0.934</text:p>
          </table:table-cell>
          <table:table-cell table:formula="of:=TAN(RADIANS([.Y$1]))*TAN(RADIANS([.$A20]))" office:value-type="float" office:value="0.0631579909986859" calcext:value-type="float">
            <text:p>0.063</text:p>
          </table:table-cell>
          <table:table-cell table:formula="of:=COS(RADIANS([.Z$1]))*COS(RADIANS([.$A20]))" office:value-type="float" office:value="0.930273649576356" calcext:value-type="float">
            <text:p>0.930</text:p>
          </table:table-cell>
          <table:table-cell table:formula="of:=TAN(RADIANS([.AA$1]))*TAN(RADIANS([.$A20]))" office:value-type="float" office:value="0.0690638134501346" calcext:value-type="float">
            <text:p>0.069</text:p>
          </table:table-cell>
          <table:table-cell table:formula="of:=COS(RADIANS([.AB$1]))*COS(RADIANS([.$A20]))" office:value-type="float" office:value="0.926680999396929" calcext:value-type="float">
            <text:p>0.927</text:p>
          </table:table-cell>
          <table:table-cell table:formula="of:=TAN(RADIANS([.AC$1]))*TAN(RADIANS([.$A20]))" office:value-type="float" office:value="0.0750136225303585" calcext:value-type="float">
            <text:p>0.075</text:p>
          </table:table-cell>
          <table:table-cell table:formula="of:=COS(RADIANS([.AD$1]))*COS(RADIANS([.$A20]))" office:value-type="float" office:value="0.922806073208125" calcext:value-type="float">
            <text:p>0.923</text:p>
          </table:table-cell>
          <table:table-cell table:formula="of:=TAN(RADIANS([.AE$1]))*TAN(RADIANS([.$A20]))" office:value-type="float" office:value="0.0810115789461635" calcext:value-type="float">
            <text:p>0.081</text:p>
          </table:table-cell>
          <table:table-cell table:formula="of:=COS(RADIANS([.AF$1]))*COS(RADIANS([.$A20]))" office:value-type="float" office:value="0.918650051349999" calcext:value-type="float">
            <text:p>0.919</text:p>
          </table:table-cell>
          <table:table-cell table:formula="of:=TAN(RADIANS([.AG$1]))*TAN(RADIANS([.$A20]))" office:value-type="float" office:value="0.0870619702105729" calcext:value-type="float">
            <text:p>0.087</text:p>
          </table:table-cell>
          <table:table-cell table:formula="of:=COS(RADIANS([.AH$1]))*COS(RADIANS([.$A20]))" office:value-type="float" office:value="0.914214199787069" calcext:value-type="float">
            <text:p>0.914</text:p>
          </table:table-cell>
          <table:table-cell table:formula="of:=TAN(RADIANS([.AI$1]))*TAN(RADIANS([.$A20]))" office:value-type="float" office:value="0.0931692236369394" calcext:value-type="float">
            <text:p>0.093</text:p>
          </table:table-cell>
          <table:table-cell table:formula="of:=COS(RADIANS([.AJ$1]))*COS(RADIANS([.$A20]))" office:value-type="float" office:value="0.909499869722692" calcext:value-type="float">
            <text:p>0.909</text:p>
          </table:table-cell>
          <table:table-cell table:formula="of:=TAN(RADIANS([.AK$1]))*TAN(RADIANS([.$A20]))" office:value-type="float" office:value="0.0993379201486274" calcext:value-type="float">
            <text:p>0.099</text:p>
          </table:table-cell>
          <table:table-cell table:formula="of:=COS(RADIANS([.AL$1]))*COS(RADIANS([.$A20]))" office:value-type="float" office:value="0.904508497187474" calcext:value-type="float">
            <text:p>0.905</text:p>
          </table:table-cell>
          <table:table-cell table:formula="of:=TAN(RADIANS([.AM$1]))*TAN(RADIANS([.$A20]))" office:value-type="float" office:value="0.105572809000084" calcext:value-type="float">
            <text:p>0.106</text:p>
          </table:table-cell>
          <table:table-cell table:formula="of:=COS(RADIANS([.AN$1]))*COS(RADIANS([.$A20]))" office:value-type="float" office:value="0.899241602601842" calcext:value-type="float">
            <text:p>0.899</text:p>
          </table:table-cell>
          <table:table-cell table:formula="of:=TAN(RADIANS([.AO$1]))*TAN(RADIANS([.$A20]))" office:value-type="float" office:value="0.11187882351468" calcext:value-type="float">
            <text:p>0.112</text:p>
          </table:table-cell>
          <table:table-cell table:formula="of:=COS(RADIANS([.AP$1]))*COS(RADIANS([.$A20]))" office:value-type="float" office:value="0.893700790312909" calcext:value-type="float">
            <text:p>0.894</text:p>
          </table:table-cell>
          <table:table-cell table:formula="of:=TAN(RADIANS([.AQ$1]))*TAN(RADIANS([.$A20]))" office:value-type="float" office:value="0.118261097955594" calcext:value-type="float">
            <text:p>0.118</text:p>
          </table:table-cell>
          <table:table-cell table:formula="of:=COS(RADIANS([.AR$1]))*COS(RADIANS([.$A20]))" office:value-type="float" office:value="0.887887748105772" calcext:value-type="float">
            <text:p>0.888</text:p>
          </table:table-cell>
          <table:table-cell table:formula="of:=TAN(RADIANS([.AS$1]))*TAN(RADIANS([.$A20]))" office:value-type="float" office:value="0.124724985658445" calcext:value-type="float">
            <text:p>0.125</text:p>
          </table:table-cell>
          <table:table-cell table:formula="of:=COS(RADIANS([.AT$1]))*COS(RADIANS([.$A20]))" office:value-type="float" office:value="0.881804246689401" calcext:value-type="float">
            <text:p>0.882</text:p>
          </table:table-cell>
          <table:table-cell table:formula="of:=TAN(RADIANS([.AU$1]))*TAN(RADIANS([.$A20]))" office:value-type="float" office:value="0.131276078568487" calcext:value-type="float">
            <text:p>0.131</text:p>
          </table:table-cell>
          <table:table-cell table:formula="of:=COS(RADIANS([.AV$1]))*COS(RADIANS([.$A20]))" office:value-type="float" office:value="0.875452139157259" calcext:value-type="float">
            <text:p>0.875</text:p>
          </table:table-cell>
          <table:table-cell table:formula="of:=TAN(RADIANS([.AW$1]))*TAN(RADIANS([.$A20]))" office:value-type="float" office:value="0.137920228341343" calcext:value-type="float">
            <text:p>0.1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S(RADIANS([.B$1]))*COS(RADIANS([.$A21]))" office:value-type="float" office:value="0.945518575599317" calcext:value-type="float">
            <text:p>0.946</text:p>
          </table:table-cell>
          <table:table-cell table:formula="of:=TAN(RADIANS([.C$1]))*TAN(RADIANS([.$A21]))" office:value-type="float" office:value="0" calcext:value-type="float">
            <text:p>0.000</text:p>
          </table:table-cell>
          <table:table-cell table:formula="of:=COS(RADIANS([.D$1]))*COS(RADIANS([.$A21]))" office:value-type="float" office:value="0.945374568540531" calcext:value-type="float">
            <text:p>0.945</text:p>
          </table:table-cell>
          <table:table-cell table:formula="of:=TAN(RADIANS([.E$1]))*TAN(RADIANS([.$A21]))" office:value-type="float" office:value="0.0060102608465493" calcext:value-type="float">
            <text:p>0.006</text:p>
          </table:table-cell>
          <table:table-cell table:formula="of:=COS(RADIANS([.F$1]))*COS(RADIANS([.$A21]))" office:value-type="float" office:value="0.944942591230119" calcext:value-type="float">
            <text:p>0.945</text:p>
          </table:table-cell>
          <table:table-cell table:formula="of:=TAN(RADIANS([.G$1]))*TAN(RADIANS([.$A21]))" office:value-type="float" office:value="0.0120241852133321" calcext:value-type="float">
            <text:p>0.012</text:p>
          </table:table-cell>
          <table:table-cell table:formula="of:=COS(RADIANS([.H$1]))*COS(RADIANS([.$A21]))" office:value-type="float" office:value="0.944222775252553" calcext:value-type="float">
            <text:p>0.944</text:p>
          </table:table-cell>
          <table:table-cell table:formula="of:=TAN(RADIANS([.I$1]))*TAN(RADIANS([.$A21]))" office:value-type="float" office:value="0.0180454455583411" calcext:value-type="float">
            <text:p>0.018</text:p>
          </table:table-cell>
          <table:table-cell table:formula="of:=COS(RADIANS([.J$1]))*COS(RADIANS([.$A21]))" office:value-type="float" office:value="0.943215339870754" calcext:value-type="float">
            <text:p>0.943</text:p>
          </table:table-cell>
          <table:table-cell table:formula="of:=TAN(RADIANS([.K$1]))*TAN(RADIANS([.$A21]))" office:value-type="float" office:value="0.0240777322614642" calcext:value-type="float">
            <text:p>0.024</text:p>
          </table:table-cell>
          <table:table-cell table:formula="of:=COS(RADIANS([.L$1]))*COS(RADIANS([.$A21]))" office:value-type="float" office:value="0.941920591959299" calcext:value-type="float">
            <text:p>0.942</text:p>
          </table:table-cell>
          <table:table-cell table:formula="of:=TAN(RADIANS([.M$1]))*TAN(RADIANS([.$A21]))" office:value-type="float" office:value="0.030124762701784" calcext:value-type="float">
            <text:p>0.030</text:p>
          </table:table-cell>
          <table:table-cell table:formula="of:=COS(RADIANS([.N$1]))*COS(RADIANS([.$A21]))" office:value-type="float" office:value="0.940338925910943" calcext:value-type="float">
            <text:p>0.940</text:p>
          </table:table-cell>
          <table:table-cell table:formula="of:=TAN(RADIANS([.O$1]))*TAN(RADIANS([.$A21]))" office:value-type="float" office:value="0.0361902904756658" calcext:value-type="float">
            <text:p>0.036</text:p>
          </table:table-cell>
          <table:table-cell table:formula="of:=COS(RADIANS([.P$1]))*COS(RADIANS([.$A21]))" office:value-type="float" office:value="0.938470823516486" calcext:value-type="float">
            <text:p>0.938</text:p>
          </table:table-cell>
          <table:table-cell table:formula="of:=TAN(RADIANS([.Q$1]))*TAN(RADIANS([.$A21]))" office:value-type="float" office:value="0.0422781148045167" calcext:value-type="float">
            <text:p>0.042</text:p>
          </table:table-cell>
          <table:table-cell table:formula="of:=COS(RADIANS([.R$1]))*COS(RADIANS([.$A21]))" office:value-type="float" office:value="0.936316853818016" calcext:value-type="float">
            <text:p>0.936</text:p>
          </table:table-cell>
          <table:table-cell table:formula="of:=TAN(RADIANS([.S$1]))*TAN(RADIANS([.$A21]))" office:value-type="float" office:value="0.0483920901828118" calcext:value-type="float">
            <text:p>0.048</text:p>
          </table:table-cell>
          <table:table-cell table:formula="of:=COS(RADIANS([.T$1]))*COS(RADIANS([.$A21]))" office:value-type="float" office:value="0.933877672935568" calcext:value-type="float">
            <text:p>0.934</text:p>
          </table:table-cell>
          <table:table-cell table:formula="of:=TAN(RADIANS([.U$1]))*TAN(RADIANS([.$A21]))" office:value-type="float" office:value="0.054536136319167" calcext:value-type="float">
            <text:p>0.055</text:p>
          </table:table-cell>
          <table:table-cell table:formula="of:=COS(RADIANS([.V$1]))*COS(RADIANS([.$A21]))" office:value-type="float" office:value="0.931154023867267" calcext:value-type="float">
            <text:p>0.931</text:p>
          </table:table-cell>
          <table:table-cell table:formula="of:=TAN(RADIANS([.W$1]))*TAN(RADIANS([.$A21]))" office:value-type="float" office:value="0.0607142484259186" calcext:value-type="float">
            <text:p>0.061</text:p>
          </table:table-cell>
          <table:table-cell table:formula="of:=COS(RADIANS([.X$1]))*COS(RADIANS([.$A21]))" office:value-type="float" office:value="0.928146736263005" calcext:value-type="float">
            <text:p>0.928</text:p>
          </table:table-cell>
          <table:table-cell table:formula="of:=TAN(RADIANS([.Y$1]))*TAN(RADIANS([.$A21]))" office:value-type="float" office:value="0.0669305079158979" calcext:value-type="float">
            <text:p>0.067</text:p>
          </table:table-cell>
          <table:table-cell table:formula="of:=COS(RADIANS([.Z$1]))*COS(RADIANS([.$A21]))" office:value-type="float" office:value="0.924856726171717" calcext:value-type="float">
            <text:p>0.925</text:p>
          </table:table-cell>
          <table:table-cell table:formula="of:=TAN(RADIANS([.AA$1]))*TAN(RADIANS([.$A21]))" office:value-type="float" office:value="0.0731890935688963" calcext:value-type="float">
            <text:p>0.073</text:p>
          </table:table-cell>
          <table:table-cell table:formula="of:=COS(RADIANS([.AB$1]))*COS(RADIANS([.$A21]))" office:value-type="float" office:value="0.92128499576235" calcext:value-type="float">
            <text:p>0.921</text:p>
          </table:table-cell>
          <table:table-cell table:formula="of:=TAN(RADIANS([.AC$1]))*TAN(RADIANS([.$A21]))" office:value-type="float" office:value="0.0794942932347674" calcext:value-type="float">
            <text:p>0.079</text:p>
          </table:table-cell>
          <table:table-cell table:formula="of:=COS(RADIANS([.AD$1]))*COS(RADIANS([.$A21]))" office:value-type="float" office:value="0.917432633018585" calcext:value-type="float">
            <text:p>0.917</text:p>
          </table:table-cell>
          <table:table-cell table:formula="of:=TAN(RADIANS([.AE$1]))*TAN(RADIANS([.$A21]))" office:value-type="float" office:value="0.0858505161452713" calcext:value-type="float">
            <text:p>0.086</text:p>
          </table:table-cell>
          <table:table-cell table:formula="of:=COS(RADIANS([.AF$1]))*COS(RADIANS([.$A21]))" office:value-type="float" office:value="0.913300811407433" calcext:value-type="float">
            <text:p>0.913</text:p>
          </table:table-cell>
          <table:table-cell table:formula="of:=TAN(RADIANS([.AG$1]))*TAN(RADIANS([.$A21]))" office:value-type="float" office:value="0.0922623059127017" calcext:value-type="float">
            <text:p>0.092</text:p>
          </table:table-cell>
          <table:table-cell table:formula="of:=COS(RADIANS([.AH$1]))*COS(RADIANS([.$A21]))" office:value-type="float" office:value="0.908890789521783" calcext:value-type="float">
            <text:p>0.909</text:p>
          </table:table-cell>
          <table:table-cell table:formula="of:=TAN(RADIANS([.AI$1]))*TAN(RADIANS([.$A21]))" office:value-type="float" office:value="0.0987343543001547" calcext:value-type="float">
            <text:p>0.099</text:p>
          </table:table-cell>
          <table:table-cell table:formula="of:=COS(RADIANS([.AJ$1]))*COS(RADIANS([.$A21]))" office:value-type="float" office:value="0.904203910697022" calcext:value-type="float">
            <text:p>0.904</text:p>
          </table:table-cell>
          <table:table-cell table:formula="of:=TAN(RADIANS([.AK$1]))*TAN(RADIANS([.$A21]))" office:value-type="float" office:value="0.105271515856083" calcext:value-type="float">
            <text:p>0.105</text:p>
          </table:table-cell>
          <table:table-cell table:formula="of:=COS(RADIANS([.AL$1]))*COS(RADIANS([.$A21]))" office:value-type="float" office:value="0.899241602601842" calcext:value-type="float">
            <text:p>0.899</text:p>
          </table:table-cell>
          <table:table-cell table:formula="of:=TAN(RADIANS([.AM$1]))*TAN(RADIANS([.$A21]))" office:value-type="float" office:value="0.11187882351468" calcext:value-type="float">
            <text:p>0.112</text:p>
          </table:table-cell>
          <table:table-cell table:formula="of:=COS(RADIANS([.AN$1]))*COS(RADIANS([.$A21]))" office:value-type="float" office:value="0.894005376803361" calcext:value-type="float">
            <text:p>0.894</text:p>
          </table:table-cell>
          <table:table-cell table:formula="of:=TAN(RADIANS([.AO$1]))*TAN(RADIANS([.$A21]))" office:value-type="float" office:value="0.118561505273757" calcext:value-type="float">
            <text:p>0.119</text:p>
          </table:table-cell>
          <table:table-cell table:formula="of:=COS(RADIANS([.AP$1]))*COS(RADIANS([.$A21]))" office:value-type="float" office:value="0.888496828306681" calcext:value-type="float">
            <text:p>0.888</text:p>
          </table:table-cell>
          <table:table-cell table:formula="of:=TAN(RADIANS([.AQ$1]))*TAN(RADIANS([.$A21]))" office:value-type="float" office:value="0.125325002073362" calcext:value-type="float">
            <text:p>0.125</text:p>
          </table:table-cell>
          <table:table-cell table:formula="of:=COS(RADIANS([.AR$1]))*COS(RADIANS([.$A21]))" office:value-type="float" office:value="0.882717635069037" calcext:value-type="float">
            <text:p>0.883</text:p>
          </table:table-cell>
          <table:table-cell table:formula="of:=TAN(RADIANS([.AS$1]))*TAN(RADIANS([.$A21]))" office:value-type="float" office:value="0.132174987011485" calcext:value-type="float">
            <text:p>0.132</text:p>
          </table:table-cell>
          <table:table-cell table:formula="of:=COS(RADIANS([.AT$1]))*COS(RADIANS([.$A21]))" office:value-type="float" office:value="0.876669557488673" calcext:value-type="float">
            <text:p>0.877</text:p>
          </table:table-cell>
          <table:table-cell table:formula="of:=TAN(RADIANS([.AU$1]))*TAN(RADIANS([.$A21]))" office:value-type="float" office:value="0.139117386048251" calcext:value-type="float">
            <text:p>0.139</text:p>
          </table:table-cell>
          <table:table-cell table:formula="of:=COS(RADIANS([.AV$1]))*COS(RADIANS([.$A21]))" office:value-type="float" office:value="0.870354437868609" calcext:value-type="float">
            <text:p>0.870</text:p>
          </table:table-cell>
          <table:table-cell table:formula="of:=TAN(RADIANS([.AW$1]))*TAN(RADIANS([.$A21]))" office:value-type="float" office:value="0.146158400367023" calcext:value-type="float">
            <text:p>0.1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S(RADIANS([.B$1]))*COS(RADIANS([.$A22]))" office:value-type="float" office:value="0.939692620785908" calcext:value-type="float">
            <text:p>0.940</text:p>
          </table:table-cell>
          <table:table-cell table:formula="of:=TAN(RADIANS([.C$1]))*TAN(RADIANS([.$A22]))" office:value-type="float" office:value="0" calcext:value-type="float">
            <text:p>0.000</text:p>
          </table:table-cell>
          <table:table-cell table:formula="of:=COS(RADIANS([.D$1]))*COS(RADIANS([.$A22]))" office:value-type="float" office:value="0.939549501048259" calcext:value-type="float">
            <text:p>0.940</text:p>
          </table:table-cell>
          <table:table-cell table:formula="of:=TAN(RADIANS([.E$1]))*TAN(RADIANS([.$A22]))" office:value-type="float" office:value="0.00635312407105513" calcext:value-type="float">
            <text:p>0.006</text:p>
          </table:table-cell>
          <table:table-cell table:formula="of:=COS(RADIANS([.F$1]))*COS(RADIANS([.$A22]))" office:value-type="float" office:value="0.93912018543097" calcext:value-type="float">
            <text:p>0.939</text:p>
          </table:table-cell>
          <table:table-cell table:formula="of:=TAN(RADIANS([.G$1]))*TAN(RADIANS([.$A22]))" office:value-type="float" office:value="0.0127101206526675" calcext:value-type="float">
            <text:p>0.013</text:p>
          </table:table-cell>
          <table:table-cell table:formula="of:=COS(RADIANS([.H$1]))*COS(RADIANS([.$A22]))" office:value-type="float" office:value="0.938404804707738" calcext:value-type="float">
            <text:p>0.938</text:p>
          </table:table-cell>
          <table:table-cell table:formula="of:=TAN(RADIANS([.I$1]))*TAN(RADIANS([.$A22]))" office:value-type="float" office:value="0.0190748717030199" calcext:value-type="float">
            <text:p>0.019</text:p>
          </table:table-cell>
          <table:table-cell table:formula="of:=COS(RADIANS([.J$1]))*COS(RADIANS([.$A22]))" office:value-type="float" office:value="0.93740357679046" calcext:value-type="float">
            <text:p>0.937</text:p>
          </table:table-cell>
          <table:table-cell table:formula="of:=TAN(RADIANS([.K$1]))*TAN(RADIANS([.$A22]))" office:value-type="float" office:value="0.0254512781245682" calcext:value-type="float">
            <text:p>0.025</text:p>
          </table:table-cell>
          <table:table-cell table:formula="of:=COS(RADIANS([.L$1]))*COS(RADIANS([.$A22]))" office:value-type="float" office:value="0.936116806662859" calcext:value-type="float">
            <text:p>0.936</text:p>
          </table:table-cell>
          <table:table-cell table:formula="of:=TAN(RADIANS([.M$1]))*TAN(RADIANS([.$A22]))" office:value-type="float" office:value="0.0318432693591675" calcext:value-type="float">
            <text:p>0.032</text:p>
          </table:table-cell>
          <table:table-cell table:formula="of:=COS(RADIANS([.N$1]))*COS(RADIANS([.$A22]))" office:value-type="float" office:value="0.934544886287582" calcext:value-type="float">
            <text:p>0.935</text:p>
          </table:table-cell>
          <table:table-cell table:formula="of:=TAN(RADIANS([.O$1]))*TAN(RADIANS([.$A22]))" office:value-type="float" office:value="0.0382548131320183" calcext:value-type="float">
            <text:p>0.038</text:p>
          </table:table-cell>
          <table:table-cell table:formula="of:=COS(RADIANS([.P$1]))*COS(RADIANS([.$A22]))" office:value-type="float" office:value="0.932688294486801" calcext:value-type="float">
            <text:p>0.933</text:p>
          </table:table-cell>
          <table:table-cell table:formula="of:=TAN(RADIANS([.Q$1]))*TAN(RADIANS([.$A22]))" office:value-type="float" office:value="0.044689925396103" calcext:value-type="float">
            <text:p>0.045</text:p>
          </table:table-cell>
          <table:table-cell table:formula="of:=COS(RADIANS([.R$1]))*COS(RADIANS([.$A22]))" office:value-type="float" office:value="0.930547596796366" calcext:value-type="float">
            <text:p>0.931</text:p>
          </table:table-cell>
          <table:table-cell table:formula="of:=TAN(RADIANS([.S$1]))*TAN(RADIANS([.$A22]))" office:value-type="float" office:value="0.051152680530597" calcext:value-type="float">
            <text:p>0.051</text:p>
          </table:table-cell>
          <table:table-cell table:formula="of:=COS(RADIANS([.T$1]))*COS(RADIANS([.$A22]))" office:value-type="float" office:value="0.92812344529353" calcext:value-type="float">
            <text:p>0.928</text:p>
          </table:table-cell>
          <table:table-cell table:formula="of:=TAN(RADIANS([.U$1]))*TAN(RADIANS([.$A22]))" office:value-type="float" office:value="0.0576472218490428" calcext:value-type="float">
            <text:p>0.058</text:p>
          </table:table-cell>
          <table:table-cell table:formula="of:=COS(RADIANS([.V$1]))*COS(RADIANS([.$A22]))" office:value-type="float" office:value="0.925416578398323" calcext:value-type="float">
            <text:p>0.925</text:p>
          </table:table-cell>
          <table:table-cell table:formula="of:=TAN(RADIANS([.W$1]))*TAN(RADIANS([.$A22]))" office:value-type="float" office:value="0.0641777724759121" calcext:value-type="float">
            <text:p>0.064</text:p>
          </table:table-cell>
          <table:table-cell table:formula="of:=COS(RADIANS([.X$1]))*COS(RADIANS([.$A22]))" office:value-type="float" office:value="0.922427820648625" calcext:value-type="float">
            <text:p>0.922</text:p>
          </table:table-cell>
          <table:table-cell table:formula="of:=TAN(RADIANS([.Y$1]))*TAN(RADIANS([.$A22]))" office:value-type="float" office:value="0.0707486466535922" calcext:value-type="float">
            <text:p>0.071</text:p>
          </table:table-cell>
          <table:table-cell table:formula="of:=COS(RADIANS([.Z$1]))*COS(RADIANS([.$A22]))" office:value-type="float" office:value="0.919158082448998" calcext:value-type="float">
            <text:p>0.919</text:p>
          </table:table-cell>
          <table:table-cell table:formula="of:=TAN(RADIANS([.AA$1]))*TAN(RADIANS([.$A22]))" office:value-type="float" office:value="0.0773642615458564" calcext:value-type="float">
            <text:p>0.077</text:p>
          </table:table-cell>
          <table:table-cell table:formula="of:=COS(RADIANS([.AB$1]))*COS(RADIANS([.$A22]))" office:value-type="float" office:value="0.915608359793373" calcext:value-type="float">
            <text:p>0.916</text:p>
          </table:table-cell>
          <table:table-cell table:formula="of:=TAN(RADIANS([.AC$1]))*TAN(RADIANS([.$A22]))" office:value-type="float" office:value="0.0840291496085856" calcext:value-type="float">
            <text:p>0.084</text:p>
          </table:table-cell>
          <table:table-cell table:formula="of:=COS(RADIANS([.AD$1]))*COS(RADIANS([.$A22]))" office:value-type="float" office:value="0.911779733961657" calcext:value-type="float">
            <text:p>0.912</text:p>
          </table:table-cell>
          <table:table-cell table:formula="of:=TAN(RADIANS([.AE$1]))*TAN(RADIANS([.$A22]))" office:value-type="float" office:value="0.0907479716039568" calcext:value-type="float">
            <text:p>0.091</text:p>
          </table:table-cell>
          <table:table-cell table:formula="of:=COS(RADIANS([.AF$1]))*COS(RADIANS([.$A22]))" office:value-type="float" office:value="0.907673371190369" calcext:value-type="float">
            <text:p>0.908</text:p>
          </table:table-cell>
          <table:table-cell table:formula="of:=TAN(RADIANS([.AG$1]))*TAN(RADIANS([.$A22]))" office:value-type="float" office:value="0.0975255303405955" calcext:value-type="float">
            <text:p>0.098</text:p>
          </table:table-cell>
          <table:table-cell table:formula="of:=COS(RADIANS([.AH$1]))*COS(RADIANS([.$A22]))" office:value-type="float" office:value="0.903290522317386" calcext:value-type="float">
            <text:p>0.903</text:p>
          </table:table-cell>
          <table:table-cell table:formula="of:=TAN(RADIANS([.AI$1]))*TAN(RADIANS([.$A22]))" office:value-type="float" office:value="0.104366785229386" calcext:value-type="float">
            <text:p>0.104</text:p>
          </table:table-cell>
          <table:table-cell table:formula="of:=COS(RADIANS([.AJ$1]))*COS(RADIANS([.$A22]))" office:value-type="float" office:value="0.898632522400933" calcext:value-type="float">
            <text:p>0.899</text:p>
          </table:table-cell>
          <table:table-cell table:formula="of:=TAN(RADIANS([.AK$1]))*TAN(RADIANS([.$A22]))" office:value-type="float" office:value="0.111276867752874" calcext:value-type="float">
            <text:p>0.111</text:p>
          </table:table-cell>
          <table:table-cell table:formula="of:=COS(RADIANS([.AL$1]))*COS(RADIANS([.$A22]))" office:value-type="float" office:value="0.893700790312909" calcext:value-type="float">
            <text:p>0.894</text:p>
          </table:table-cell>
          <table:table-cell table:formula="of:=TAN(RADIANS([.AM$1]))*TAN(RADIANS([.$A22]))" office:value-type="float" office:value="0.118261097955594" calcext:value-type="float">
            <text:p>0.118</text:p>
          </table:table-cell>
          <table:table-cell table:formula="of:=COS(RADIANS([.AN$1]))*COS(RADIANS([.$A22]))" office:value-type="float" office:value="0.888496828306681" calcext:value-type="float">
            <text:p>0.888</text:p>
          </table:table-cell>
          <table:table-cell table:formula="of:=TAN(RADIANS([.AO$1]))*TAN(RADIANS([.$A22]))" office:value-type="float" office:value="0.125325002073362" calcext:value-type="float">
            <text:p>0.125</text:p>
          </table:table-cell>
          <table:table-cell table:formula="of:=COS(RADIANS([.AP$1]))*COS(RADIANS([.$A22]))" office:value-type="float" office:value="0.883022221559489" calcext:value-type="float">
            <text:p>0.883</text:p>
          </table:table-cell>
          <table:table-cell table:formula="of:=TAN(RADIANS([.AQ$1]))*TAN(RADIANS([.$A22]))" office:value-type="float" office:value="0.132474331431794" calcext:value-type="float">
            <text:p>0.132</text:p>
          </table:table-cell>
          <table:table-cell table:formula="of:=COS(RADIANS([.AR$1]))*COS(RADIANS([.$A22]))" office:value-type="float" office:value="0.877278637689582" calcext:value-type="float">
            <text:p>0.877</text:p>
          </table:table-cell>
          <table:table-cell table:formula="of:=TAN(RADIANS([.AS$1]))*TAN(RADIANS([.$A22]))" office:value-type="float" office:value="0.13971508275821" calcext:value-type="float">
            <text:p>0.140</text:p>
          </table:table-cell>
          <table:table-cell table:formula="of:=COS(RADIANS([.AT$1]))*COS(RADIANS([.$A22]))" office:value-type="float" office:value="0.871267826248245" calcext:value-type="float">
            <text:p>0.871</text:p>
          </table:table-cell>
          <table:table-cell table:formula="of:=TAN(RADIANS([.AU$1]))*TAN(RADIANS([.$A22]))" office:value-type="float" office:value="0.147053520066912" calcext:value-type="float">
            <text:p>0.147</text:p>
          </table:table-cell>
          <table:table-cell table:formula="of:=COS(RADIANS([.AV$1]))*COS(RADIANS([.$A22]))" office:value-type="float" office:value="0.864991618186872" calcext:value-type="float">
            <text:p>0.865</text:p>
          </table:table-cell>
          <table:table-cell table:formula="of:=TAN(RADIANS([.AW$1]))*TAN(RADIANS([.$A22]))" office:value-type="float" office:value="0.154496198295913" calcext:value-type="float">
            <text:p>0.1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S(RADIANS([.B$1]))*COS(RADIANS([.$A23]))" office:value-type="float" office:value="0.933580426497202" calcext:value-type="float">
            <text:p>0.934</text:p>
          </table:table-cell>
          <table:table-cell table:formula="of:=TAN(RADIANS([.C$1]))*TAN(RADIANS([.$A23]))" office:value-type="float" office:value="0" calcext:value-type="float">
            <text:p>0.000</text:p>
          </table:table-cell>
          <table:table-cell table:formula="of:=COS(RADIANS([.D$1]))*COS(RADIANS([.$A23]))" office:value-type="float" office:value="0.933438237676348" calcext:value-type="float">
            <text:p>0.933</text:p>
          </table:table-cell>
          <table:table-cell table:formula="of:=TAN(RADIANS([.E$1]))*TAN(RADIANS([.$A23]))" office:value-type="float" office:value="0.00670037165515077" calcext:value-type="float">
            <text:p>0.007</text:p>
          </table:table-cell>
          <table:table-cell table:formula="of:=COS(RADIANS([.F$1]))*COS(RADIANS([.$A23]))" office:value-type="float" office:value="0.933011714525879" calcext:value-type="float">
            <text:p>0.933</text:p>
          </table:table-cell>
          <table:table-cell table:formula="of:=TAN(RADIANS([.G$1]))*TAN(RADIANS([.$A23]))" office:value-type="float" office:value="0.0134048274836439" calcext:value-type="float">
            <text:p>0.013</text:p>
          </table:table-cell>
          <table:table-cell table:formula="of:=COS(RADIANS([.H$1]))*COS(RADIANS([.$A23]))" office:value-type="float" office:value="0.932300986968877" calcext:value-type="float">
            <text:p>0.932</text:p>
          </table:table-cell>
          <table:table-cell table:formula="of:=TAN(RADIANS([.I$1]))*TAN(RADIANS([.$A23]))" office:value-type="float" office:value="0.0201174616228337" calcext:value-type="float">
            <text:p>0.020</text:p>
          </table:table-cell>
          <table:table-cell table:formula="of:=COS(RADIANS([.J$1]))*COS(RADIANS([.$A23]))" office:value-type="float" office:value="0.931306271499843" calcext:value-type="float">
            <text:p>0.931</text:p>
          </table:table-cell>
          <table:table-cell table:formula="of:=TAN(RADIANS([.K$1]))*TAN(RADIANS([.$A23]))" office:value-type="float" office:value="0.0268423881897986" calcext:value-type="float">
            <text:p>0.027</text:p>
          </table:table-cell>
          <table:table-cell table:formula="of:=COS(RADIANS([.L$1]))*COS(RADIANS([.$A23]))" office:value-type="float" office:value="0.930027871118743" calcext:value-type="float">
            <text:p>0.930</text:p>
          </table:table-cell>
          <table:table-cell table:formula="of:=TAN(RADIANS([.M$1]))*TAN(RADIANS([.$A23]))" office:value-type="float" office:value="0.033583751400917" calcext:value-type="float">
            <text:p>0.034</text:p>
          </table:table-cell>
          <table:table-cell table:formula="of:=COS(RADIANS([.N$1]))*COS(RADIANS([.$A23]))" office:value-type="float" office:value="0.928466175238718" calcext:value-type="float">
            <text:p>0.928</text:p>
          </table:table-cell>
          <table:table-cell table:formula="of:=TAN(RADIANS([.O$1]))*TAN(RADIANS([.$A23]))" office:value-type="float" office:value="0.0403457358483942" calcext:value-type="float">
            <text:p>0.040</text:p>
          </table:table-cell>
          <table:table-cell table:formula="of:=COS(RADIANS([.P$1]))*COS(RADIANS([.$A23]))" office:value-type="float" office:value="0.926621659567462" calcext:value-type="float">
            <text:p>0.927</text:p>
          </table:table-cell>
          <table:table-cell table:formula="of:=TAN(RADIANS([.Q$1]))*TAN(RADIANS([.$A23]))" office:value-type="float" office:value="0.0471325769882407" calcext:value-type="float">
            <text:p>0.047</text:p>
          </table:table-cell>
          <table:table-cell table:formula="of:=COS(RADIANS([.R$1]))*COS(RADIANS([.$A23]))" office:value-type="float" office:value="0.924494885962316" calcext:value-type="float">
            <text:p>0.924</text:p>
          </table:table-cell>
          <table:table-cell table:formula="of:=TAN(RADIANS([.S$1]))*TAN(RADIANS([.$A23]))" office:value-type="float" office:value="0.0539485718961054" calcext:value-type="float">
            <text:p>0.054</text:p>
          </table:table-cell>
          <table:table-cell table:formula="of:=COS(RADIANS([.T$1]))*COS(RADIANS([.$A23]))" office:value-type="float" office:value="0.922086502259122" calcext:value-type="float">
            <text:p>0.922</text:p>
          </table:table-cell>
          <table:table-cell table:formula="of:=TAN(RADIANS([.U$1]))*TAN(RADIANS([.$A23]))" office:value-type="float" office:value="0.0607980903498025" calcext:value-type="float">
            <text:p>0.061</text:p>
          </table:table-cell>
          <table:table-cell table:formula="of:=COS(RADIANS([.V$1]))*COS(RADIANS([.$A23]))" office:value-type="float" office:value="0.919397242074888" calcext:value-type="float">
            <text:p>0.919</text:p>
          </table:table-cell>
          <table:table-cell table:formula="of:=TAN(RADIANS([.W$1]))*TAN(RADIANS([.$A23]))" office:value-type="float" office:value="0.0676855863003633" calcext:value-type="float">
            <text:p>0.068</text:p>
          </table:table-cell>
          <table:table-cell table:formula="of:=COS(RADIANS([.X$1]))*COS(RADIANS([.$A23]))" office:value-type="float" office:value="0.916427924584317" calcext:value-type="float">
            <text:p>0.916</text:p>
          </table:table-cell>
          <table:table-cell table:formula="of:=TAN(RADIANS([.Y$1]))*TAN(RADIANS([.$A23]))" office:value-type="float" office:value="0.0746156097970361" calcext:value-type="float">
            <text:p>0.075</text:p>
          </table:table-cell>
          <table:table-cell table:formula="of:=COS(RADIANS([.Z$1]))*COS(RADIANS([.$A23]))" office:value-type="float" office:value="0.913179454270281" calcext:value-type="float">
            <text:p>0.913</text:p>
          </table:table-cell>
          <table:table-cell table:formula="of:=TAN(RADIANS([.AA$1]))*TAN(RADIANS([.$A23]))" office:value-type="float" office:value="0.0815928194359089" calcext:value-type="float">
            <text:p>0.082</text:p>
          </table:table-cell>
          <table:table-cell table:formula="of:=COS(RADIANS([.AB$1]))*COS(RADIANS([.$A23]))" office:value-type="float" office:value="0.909652820648306" calcext:value-type="float">
            <text:p>0.910</text:p>
          </table:table-cell>
          <table:table-cell table:formula="of:=TAN(RADIANS([.AC$1]))*TAN(RADIANS([.$A23]))" office:value-type="float" office:value="0.0886219954067862" calcext:value-type="float">
            <text:p>0.089</text:p>
          </table:table-cell>
          <table:table-cell table:formula="of:=COS(RADIANS([.AD$1]))*COS(RADIANS([.$A23]))" office:value-type="float" office:value="0.905849097965157" calcext:value-type="float">
            <text:p>0.906</text:p>
          </table:table-cell>
          <table:table-cell table:formula="of:=TAN(RADIANS([.AE$1]))*TAN(RADIANS([.$A23]))" office:value-type="float" office:value="0.095708053218705" calcext:value-type="float">
            <text:p>0.096</text:p>
          </table:table-cell>
          <table:table-cell table:formula="of:=COS(RADIANS([.AF$1]))*COS(RADIANS([.$A23]))" office:value-type="float" office:value="0.90176944487161" calcext:value-type="float">
            <text:p>0.902</text:p>
          </table:table-cell>
          <table:table-cell table:formula="of:=TAN(RADIANS([.AG$1]))*TAN(RADIANS([.$A23]))" office:value-type="float" office:value="0.102856058191092" calcext:value-type="float">
            <text:p>0.103</text:p>
          </table:table-cell>
          <table:table-cell table:formula="of:=COS(RADIANS([.AH$1]))*COS(RADIANS([.$A23]))" office:value-type="float" office:value="0.897415104069519" calcext:value-type="float">
            <text:p>0.897</text:p>
          </table:table-cell>
          <table:table-cell table:formula="of:=TAN(RADIANS([.AI$1]))*TAN(RADIANS([.$A23]))" office:value-type="float" office:value="0.110071240805163" calcext:value-type="float">
            <text:p>0.110</text:p>
          </table:table-cell>
          <table:table-cell table:formula="of:=COS(RADIANS([.AJ$1]))*COS(RADIANS([.$A23]))" office:value-type="float" office:value="0.892787401933273" calcext:value-type="float">
            <text:p>0.893</text:p>
          </table:table-cell>
          <table:table-cell table:formula="of:=TAN(RADIANS([.AK$1]))*TAN(RADIANS([.$A23]))" office:value-type="float" office:value="0.117359013018849" calcext:value-type="float">
            <text:p>0.117</text:p>
          </table:table-cell>
          <table:table-cell table:formula="of:=COS(RADIANS([.AL$1]))*COS(RADIANS([.$A23]))" office:value-type="float" office:value="0.887887748105772" calcext:value-type="float">
            <text:p>0.888</text:p>
          </table:table-cell>
          <table:table-cell table:formula="of:=TAN(RADIANS([.AM$1]))*TAN(RADIANS([.$A23]))" office:value-type="float" office:value="0.124724985658445" calcext:value-type="float">
            <text:p>0.125</text:p>
          </table:table-cell>
          <table:table-cell table:formula="of:=COS(RADIANS([.AN$1]))*COS(RADIANS([.$A23]))" office:value-type="float" office:value="0.882717635069037" calcext:value-type="float">
            <text:p>0.883</text:p>
          </table:table-cell>
          <table:table-cell table:formula="of:=TAN(RADIANS([.AO$1]))*TAN(RADIANS([.$A23]))" office:value-type="float" office:value="0.132174987011485" calcext:value-type="float">
            <text:p>0.132</text:p>
          </table:table-cell>
          <table:table-cell table:formula="of:=COS(RADIANS([.AP$1]))*COS(RADIANS([.$A23]))" office:value-type="float" office:value="0.877278637689582" calcext:value-type="float">
            <text:p>0.877</text:p>
          </table:table-cell>
          <table:table-cell table:formula="of:=TAN(RADIANS([.AQ$1]))*TAN(RADIANS([.$A23]))" office:value-type="float" office:value="0.13971508275821" calcext:value-type="float">
            <text:p>0.140</text:p>
          </table:table-cell>
          <table:table-cell table:formula="of:=COS(RADIANS([.AR$1]))*COS(RADIANS([.$A23]))" office:value-type="float" office:value="0.871572412738697" calcext:value-type="float">
            <text:p>0.872</text:p>
          </table:table-cell>
          <table:table-cell table:formula="of:=TAN(RADIANS([.AS$1]))*TAN(RADIANS([.$A23]))" office:value-type="float" office:value="0.147351597393671" calcext:value-type="float">
            <text:p>0.147</text:p>
          </table:table-cell>
          <table:table-cell table:formula="of:=COS(RADIANS([.AT$1]))*COS(RADIANS([.$A23]))" office:value-type="float" office:value="0.865600698387781" calcext:value-type="float">
            <text:p>0.866</text:p>
          </table:table-cell>
          <table:table-cell table:formula="of:=TAN(RADIANS([.AU$1]))*TAN(RADIANS([.$A23]))" office:value-type="float" office:value="0.155091137309213" calcext:value-type="float">
            <text:p>0.155</text:p>
          </table:table-cell>
          <table:table-cell table:formula="of:=COS(RADIANS([.AV$1]))*COS(RADIANS([.$A23]))" office:value-type="float" office:value="0.859365313678874" calcext:value-type="float">
            <text:p>0.859</text:p>
          </table:table-cell>
          <table:table-cell table:formula="of:=TAN(RADIANS([.AW$1]))*TAN(RADIANS([.$A23]))" office:value-type="float" office:value="0.162940615721135" calcext:value-type="float">
            <text:p>0.1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S(RADIANS([.B$1]))*COS(RADIANS([.$A24]))" office:value-type="float" office:value="0.927183854566787" calcext:value-type="float">
            <text:p>0.927</text:p>
          </table:table-cell>
          <table:table-cell table:formula="of:=TAN(RADIANS([.C$1]))*TAN(RADIANS([.$A24]))" office:value-type="float" office:value="0" calcext:value-type="float">
            <text:p>0.000</text:p>
          </table:table-cell>
          <table:table-cell table:formula="of:=COS(RADIANS([.D$1]))*COS(RADIANS([.$A24]))" office:value-type="float" office:value="0.927042639974821" calcext:value-type="float">
            <text:p>0.927</text:p>
          </table:table-cell>
          <table:table-cell table:formula="of:=TAN(RADIANS([.E$1]))*TAN(RADIANS([.$A24]))" office:value-type="float" office:value="0.00705230400465536" calcext:value-type="float">
            <text:p>0.007</text:p>
          </table:table-cell>
          <table:table-cell table:formula="of:=COS(RADIANS([.F$1]))*COS(RADIANS([.$A24]))" office:value-type="float" office:value="0.926619039214255" calcext:value-type="float">
            <text:p>0.927</text:p>
          </table:table-cell>
          <table:table-cell table:formula="of:=TAN(RADIANS([.G$1]))*TAN(RADIANS([.$A24]))" office:value-type="float" office:value="0.0141089067010103" calcext:value-type="float">
            <text:p>0.014</text:p>
          </table:table-cell>
          <table:table-cell table:formula="of:=COS(RADIANS([.H$1]))*COS(RADIANS([.$A24]))" office:value-type="float" office:value="0.925913181317983" calcext:value-type="float">
            <text:p>0.926</text:p>
          </table:table-cell>
          <table:table-cell table:formula="of:=TAN(RADIANS([.I$1]))*TAN(RADIANS([.$A24]))" office:value-type="float" office:value="0.0211741172681291" calcext:value-type="float">
            <text:p>0.021</text:p>
          </table:table-cell>
          <table:table-cell table:formula="of:=COS(RADIANS([.J$1]))*COS(RADIANS([.$A24]))" office:value-type="float" office:value="0.92492528129716" calcext:value-type="float">
            <text:p>0.925</text:p>
          </table:table-cell>
          <table:table-cell table:formula="of:=TAN(RADIANS([.K$1]))*TAN(RADIANS([.$A24]))" office:value-type="float" office:value="0.0282522659142213" calcext:value-type="float">
            <text:p>0.028</text:p>
          </table:table-cell>
          <table:table-cell table:formula="of:=COS(RADIANS([.L$1]))*COS(RADIANS([.$A24]))" office:value-type="float" office:value="0.923655640075702" calcext:value-type="float">
            <text:p>0.924</text:p>
          </table:table-cell>
          <table:table-cell table:formula="of:=TAN(RADIANS([.M$1]))*TAN(RADIANS([.$A24]))" office:value-type="float" office:value="0.035347714527741" calcext:value-type="float">
            <text:p>0.035</text:p>
          </table:table-cell>
          <table:table-cell table:formula="of:=COS(RADIANS([.N$1]))*COS(RADIANS([.$A24]))" office:value-type="float" office:value="0.922104644398623" calcext:value-type="float">
            <text:p>0.922</text:p>
          </table:table-cell>
          <table:table-cell table:formula="of:=TAN(RADIANS([.O$1]))*TAN(RADIANS([.$A24]))" office:value-type="float" office:value="0.0424648674936817" calcext:value-type="float">
            <text:p>0.042</text:p>
          </table:table-cell>
          <table:table-cell table:formula="of:=COS(RADIANS([.P$1]))*COS(RADIANS([.$A24]))" office:value-type="float" office:value="0.920272766714232" calcext:value-type="float">
            <text:p>0.920</text:p>
          </table:table-cell>
          <table:table-cell table:formula="of:=TAN(RADIANS([.Q$1]))*TAN(RADIANS([.$A24]))" office:value-type="float" office:value="0.0496081827324275" calcext:value-type="float">
            <text:p>0.050</text:p>
          </table:table-cell>
          <table:table-cell table:formula="of:=COS(RADIANS([.R$1]))*COS(RADIANS([.$A24]))" office:value-type="float" office:value="0.918160565030218" calcext:value-type="float">
            <text:p>0.918</text:p>
          </table:table-cell>
          <table:table-cell table:formula="of:=TAN(RADIANS([.S$1]))*TAN(RADIANS([.$A24]))" office:value-type="float" office:value="0.0567821830205298" calcext:value-type="float">
            <text:p>0.057</text:p>
          </table:table-cell>
          <table:table-cell table:formula="of:=COS(RADIANS([.T$1]))*COS(RADIANS([.$A24]))" office:value-type="float" office:value="0.915768682743674" calcext:value-type="float">
            <text:p>0.916</text:p>
          </table:table-cell>
          <table:table-cell table:formula="of:=TAN(RADIANS([.U$1]))*TAN(RADIANS([.$A24]))" office:value-type="float" office:value="0.063991467655336" calcext:value-type="float">
            <text:p>0.064</text:p>
          </table:table-cell>
          <table:table-cell table:formula="of:=COS(RADIANS([.V$1]))*COS(RADIANS([.$A24]))" office:value-type="float" office:value="0.913097848445116" calcext:value-type="float">
            <text:p>0.913</text:p>
          </table:table-cell>
          <table:table-cell table:formula="of:=TAN(RADIANS([.W$1]))*TAN(RADIANS([.$A24]))" office:value-type="float" office:value="0.0712407245285496" calcext:value-type="float">
            <text:p>0.071</text:p>
          </table:table-cell>
          <table:table-cell table:formula="of:=COS(RADIANS([.X$1]))*COS(RADIANS([.$A24]))" office:value-type="float" office:value="0.910148875696544" calcext:value-type="float">
            <text:p>0.910</text:p>
          </table:table-cell>
          <table:table-cell table:formula="of:=TAN(RADIANS([.Y$1]))*TAN(RADIANS([.$A24]))" office:value-type="float" office:value="0.0785347426775834" calcext:value-type="float">
            <text:p>0.079</text:p>
          </table:table-cell>
          <table:table-cell table:formula="of:=COS(RADIANS([.Z$1]))*COS(RADIANS([.$A24]))" office:value-type="float" office:value="0.906922662783625" calcext:value-type="float">
            <text:p>0.907</text:p>
          </table:table-cell>
          <table:table-cell table:formula="of:=TAN(RADIANS([.AA$1]))*TAN(RADIANS([.$A24]))" office:value-type="float" office:value="0.0858784253880368" calcext:value-type="float">
            <text:p>0.086</text:p>
          </table:table-cell>
          <table:table-cell table:formula="of:=COS(RADIANS([.AB$1]))*COS(RADIANS([.$A24]))" office:value-type="float" office:value="0.903420192442065" calcext:value-type="float">
            <text:p>0.903</text:p>
          </table:table-cell>
          <table:table-cell table:formula="of:=TAN(RADIANS([.AC$1]))*TAN(RADIANS([.$A24]))" office:value-type="float" office:value="0.0932768039258509" calcext:value-type="float">
            <text:p>0.093</text:p>
          </table:table-cell>
          <table:table-cell table:formula="of:=COS(RADIANS([.AD$1]))*COS(RADIANS([.$A24]))" office:value-type="float" office:value="0.899642531558259" calcext:value-type="float">
            <text:p>0.900</text:p>
          </table:table-cell>
          <table:table-cell table:formula="of:=TAN(RADIANS([.AE$1]))*TAN(RADIANS([.$A24]))" office:value-type="float" office:value="0.100735051983748" calcext:value-type="float">
            <text:p>0.101</text:p>
          </table:table-cell>
          <table:table-cell table:formula="of:=COS(RADIANS([.AF$1]))*COS(RADIANS([.$A24]))" office:value-type="float" office:value="0.895590830844307" calcext:value-type="float">
            <text:p>0.896</text:p>
          </table:table-cell>
          <table:table-cell table:formula="of:=TAN(RADIANS([.AG$1]))*TAN(RADIANS([.$A24]))" office:value-type="float" office:value="0.108258500933525" calcext:value-type="float">
            <text:p>0.108</text:p>
          </table:table-cell>
          <table:table-cell table:formula="of:=COS(RADIANS([.AH$1]))*COS(RADIANS([.$A24]))" office:value-type="float" office:value="0.891266324487498" calcext:value-type="float">
            <text:p>0.891</text:p>
          </table:table-cell>
          <table:table-cell table:formula="of:=TAN(RADIANS([.AI$1]))*TAN(RADIANS([.$A24]))" office:value-type="float" office:value="0.115852655983777" calcext:value-type="float">
            <text:p>0.116</text:p>
          </table:table-cell>
          <table:table-cell table:formula="of:=COS(RADIANS([.AJ$1]))*COS(RADIANS([.$A24]))" office:value-type="float" office:value="0.886670329774358" calcext:value-type="float">
            <text:p>0.887</text:p>
          </table:table-cell>
          <table:table-cell table:formula="of:=TAN(RADIANS([.AK$1]))*TAN(RADIANS([.$A24]))" office:value-type="float" office:value="0.123523213351753" calcext:value-type="float">
            <text:p>0.124</text:p>
          </table:table-cell>
          <table:table-cell table:formula="of:=COS(RADIANS([.AL$1]))*COS(RADIANS([.$A24]))" office:value-type="float" office:value="0.881804246689401" calcext:value-type="float">
            <text:p>0.882</text:p>
          </table:table-cell>
          <table:table-cell table:formula="of:=TAN(RADIANS([.AM$1]))*TAN(RADIANS([.$A24]))" office:value-type="float" office:value="0.131276078568487" calcext:value-type="float">
            <text:p>0.131</text:p>
          </table:table-cell>
          <table:table-cell table:formula="of:=COS(RADIANS([.AN$1]))*COS(RADIANS([.$A24]))" office:value-type="float" office:value="0.876669557488673" calcext:value-type="float">
            <text:p>0.877</text:p>
          </table:table-cell>
          <table:table-cell table:formula="of:=TAN(RADIANS([.AO$1]))*TAN(RADIANS([.$A24]))" office:value-type="float" office:value="0.139117386048251" calcext:value-type="float">
            <text:p>0.139</text:p>
          </table:table-cell>
          <table:table-cell table:formula="of:=COS(RADIANS([.AP$1]))*COS(RADIANS([.$A24]))" office:value-type="float" office:value="0.871267826248245" calcext:value-type="float">
            <text:p>0.871</text:p>
          </table:table-cell>
          <table:table-cell table:formula="of:=TAN(RADIANS([.AQ$1]))*TAN(RADIANS([.$A24]))" office:value-type="float" office:value="0.147053520066912" calcext:value-type="float">
            <text:p>0.147</text:p>
          </table:table-cell>
          <table:table-cell table:formula="of:=COS(RADIANS([.AR$1]))*COS(RADIANS([.$A24]))" office:value-type="float" office:value="0.865600698387781" calcext:value-type="float">
            <text:p>0.866</text:p>
          </table:table-cell>
          <table:table-cell table:formula="of:=TAN(RADIANS([.AS$1]))*TAN(RADIANS([.$A24]))" office:value-type="float" office:value="0.155091137309213" calcext:value-type="float">
            <text:p>0.155</text:p>
          </table:table-cell>
          <table:table-cell table:formula="of:=COS(RADIANS([.AT$1]))*COS(RADIANS([.$A24]))" office:value-type="float" office:value="0.859669900169326" calcext:value-type="float">
            <text:p>0.860</text:p>
          </table:table-cell>
          <table:table-cell table:formula="of:=TAN(RADIANS([.AU$1]))*TAN(RADIANS([.$A24]))" office:value-type="float" office:value="0.163237191162601" calcext:value-type="float">
            <text:p>0.163</text:p>
          </table:table-cell>
          <table:table-cell table:formula="of:=COS(RADIANS([.AV$1]))*COS(RADIANS([.$A24]))" office:value-type="float" office:value="0.853477238171469" calcext:value-type="float">
            <text:p>0.853</text:p>
          </table:table-cell>
          <table:table-cell table:formula="of:=TAN(RADIANS([.AW$1]))*TAN(RADIANS([.$A24]))" office:value-type="float" office:value="0.171498957955238" calcext:value-type="float">
            <text:p>0.1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S(RADIANS([.B$1]))*COS(RADIANS([.$A25]))" office:value-type="float" office:value="0.92050485345244" calcext:value-type="float">
            <text:p>0.921</text:p>
          </table:table-cell>
          <table:table-cell table:formula="of:=TAN(RADIANS([.C$1]))*TAN(RADIANS([.$A25]))" office:value-type="float" office:value="0" calcext:value-type="float">
            <text:p>0.000</text:p>
          </table:table-cell>
          <table:table-cell table:formula="of:=COS(RADIANS([.D$1]))*COS(RADIANS([.$A25]))" office:value-type="float" office:value="0.920364656104694" calcext:value-type="float">
            <text:p>0.920</text:p>
          </table:table-cell>
          <table:table-cell table:formula="of:=TAN(RADIANS([.E$1]))*TAN(RADIANS([.$A25]))" office:value-type="float" office:value="0.00740923547733188" calcext:value-type="float">
            <text:p>0.007</text:p>
          </table:table-cell>
          <table:table-cell table:formula="of:=COS(RADIANS([.F$1]))*COS(RADIANS([.$A25]))" office:value-type="float" office:value="0.919944106766926" calcext:value-type="float">
            <text:p>0.920</text:p>
          </table:table-cell>
          <table:table-cell table:formula="of:=TAN(RADIANS([.G$1]))*TAN(RADIANS([.$A25]))" office:value-type="float" office:value="0.0148229872119076" calcext:value-type="float">
            <text:p>0.015</text:p>
          </table:table-cell>
          <table:table-cell table:formula="of:=COS(RADIANS([.H$1]))*COS(RADIANS([.$A25]))" office:value-type="float" office:value="0.919243333542538" calcext:value-type="float">
            <text:p>0.919</text:p>
          </table:table-cell>
          <table:table-cell table:formula="of:=TAN(RADIANS([.I$1]))*TAN(RADIANS([.$A25]))" office:value-type="float" office:value="0.0222457824791224" calcext:value-type="float">
            <text:p>0.022</text:p>
          </table:table-cell>
          <table:table-cell table:formula="of:=COS(RADIANS([.J$1]))*COS(RADIANS([.$A25]))" office:value-type="float" office:value="0.918262549893842" calcext:value-type="float">
            <text:p>0.918</text:p>
          </table:table-cell>
          <table:table-cell table:formula="of:=TAN(RADIANS([.K$1]))*TAN(RADIANS([.$A25]))" office:value-type="float" office:value="0.0296821706478452" calcext:value-type="float">
            <text:p>0.030</text:p>
          </table:table-cell>
          <table:table-cell table:formula="of:=COS(RADIANS([.L$1]))*COS(RADIANS([.$A25]))" office:value-type="float" office:value="0.91700205457704" calcext:value-type="float">
            <text:p>0.917</text:p>
          </table:table-cell>
          <table:table-cell table:formula="of:=TAN(RADIANS([.M$1]))*TAN(RADIANS([.$A25]))" office:value-type="float" office:value="0.0371367343705905" calcext:value-type="float">
            <text:p>0.037</text:p>
          </table:table-cell>
          <table:table-cell table:formula="of:=COS(RADIANS([.N$1]))*COS(RADIANS([.$A25]))" office:value-type="float" office:value="0.915462231551216" calcext:value-type="float">
            <text:p>0.915</text:p>
          </table:table-cell>
          <table:table-cell table:formula="of:=TAN(RADIANS([.O$1]))*TAN(RADIANS([.$A25]))" office:value-type="float" office:value="0.0446141009472491" calcext:value-type="float">
            <text:p>0.045</text:p>
          </table:table-cell>
          <table:table-cell table:formula="of:=COS(RADIANS([.P$1]))*COS(RADIANS([.$A25]))" office:value-type="float" office:value="0.913643549861379" calcext:value-type="float">
            <text:p>0.914</text:p>
          </table:table-cell>
          <table:table-cell table:formula="of:=TAN(RADIANS([.Q$1]))*TAN(RADIANS([.$A25]))" office:value-type="float" office:value="0.0521189539226374" calcext:value-type="float">
            <text:p>0.052</text:p>
          </table:table-cell>
          <table:table-cell table:formula="of:=COS(RADIANS([.R$1]))*COS(RADIANS([.$A25]))" office:value-type="float" office:value="0.91154656349559" calcext:value-type="float">
            <text:p>0.912</text:p>
          </table:table-cell>
          <table:table-cell table:formula="of:=TAN(RADIANS([.S$1]))*TAN(RADIANS([.$A25]))" office:value-type="float" office:value="0.059656044980242" calcext:value-type="float">
            <text:p>0.060</text:p>
          </table:table-cell>
          <table:table-cell table:formula="of:=COS(RADIANS([.T$1]))*COS(RADIANS([.$A25]))" office:value-type="float" office:value="0.909171911216211" calcext:value-type="float">
            <text:p>0.909</text:p>
          </table:table-cell>
          <table:table-cell table:formula="of:=TAN(RADIANS([.U$1]))*TAN(RADIANS([.$A25]))" office:value-type="float" office:value="0.0672302061972186" calcext:value-type="float">
            <text:p>0.067</text:p>
          </table:table-cell>
          <table:table-cell table:formula="of:=COS(RADIANS([.V$1]))*COS(RADIANS([.$A25]))" office:value-type="float" office:value="0.90652031636533" calcext:value-type="float">
            <text:p>0.907</text:p>
          </table:table-cell>
          <table:table-cell table:formula="of:=TAN(RADIANS([.W$1]))*TAN(RADIANS([.$A25]))" office:value-type="float" office:value="0.0748463627290202" calcext:value-type="float">
            <text:p>0.075</text:p>
          </table:table-cell>
          <table:table-cell table:formula="of:=COS(RADIANS([.X$1]))*COS(RADIANS([.$A25]))" office:value-type="float" office:value="0.903592586644424" calcext:value-type="float">
            <text:p>0.904</text:p>
          </table:table-cell>
          <table:table-cell table:formula="of:=TAN(RADIANS([.Y$1]))*TAN(RADIANS([.$A25]))" office:value-type="float" office:value="0.0825095459959992" calcext:value-type="float">
            <text:p>0.083</text:p>
          </table:table-cell>
          <table:table-cell table:formula="of:=COS(RADIANS([.Z$1]))*COS(RADIANS([.$A25]))" office:value-type="float" office:value="0.900389613868328" calcext:value-type="float">
            <text:p>0.900</text:p>
          </table:table-cell>
          <table:table-cell table:formula="of:=TAN(RADIANS([.AA$1]))*TAN(RADIANS([.$A25]))" office:value-type="float" office:value="0.0902249074490281" calcext:value-type="float">
            <text:p>0.090</text:p>
          </table:table-cell>
          <table:table-cell table:formula="of:=COS(RADIANS([.AB$1]))*COS(RADIANS([.$A25]))" office:value-type="float" office:value="0.896912373693578" calcext:value-type="float">
            <text:p>0.897</text:p>
          </table:table-cell>
          <table:table-cell table:formula="of:=TAN(RADIANS([.AC$1]))*TAN(RADIANS([.$A25]))" office:value-type="float" office:value="0.0979977329966673" calcext:value-type="float">
            <text:p>0.098</text:p>
          </table:table-cell>
          <table:table-cell table:formula="of:=COS(RADIANS([.AD$1]))*COS(RADIANS([.$A25]))" office:value-type="float" office:value="0.893161925321215" calcext:value-type="float">
            <text:p>0.893</text:p>
          </table:table-cell>
          <table:table-cell table:formula="of:=TAN(RADIANS([.AE$1]))*TAN(RADIANS([.$A25]))" office:value-type="float" office:value="0.105833458182767" calcext:value-type="float">
            <text:p>0.106</text:p>
          </table:table-cell>
          <table:table-cell table:formula="of:=COS(RADIANS([.AF$1]))*COS(RADIANS([.$A25]))" office:value-type="float" office:value="0.889139411174146" calcext:value-type="float">
            <text:p>0.889</text:p>
          </table:table-cell>
          <table:table-cell table:formula="of:=TAN(RADIANS([.AG$1]))*TAN(RADIANS([.$A25]))" office:value-type="float" office:value="0.113737684210713" calcext:value-type="float">
            <text:p>0.114</text:p>
          </table:table-cell>
          <table:table-cell table:formula="of:=COS(RADIANS([.AH$1]))*COS(RADIANS([.$A25]))" office:value-type="float" office:value="0.884846056549146" calcext:value-type="float">
            <text:p>0.885</text:p>
          </table:table-cell>
          <table:table-cell table:formula="of:=TAN(RADIANS([.AI$1]))*TAN(RADIANS([.$A25]))" office:value-type="float" office:value="0.121716194918922" calcext:value-type="float">
            <text:p>0.122</text:p>
          </table:table-cell>
          <table:table-cell table:formula="of:=COS(RADIANS([.AJ$1]))*COS(RADIANS([.$A25]))" office:value-type="float" office:value="0.880283169243626" calcext:value-type="float">
            <text:p>0.880</text:p>
          </table:table-cell>
          <table:table-cell table:formula="of:=TAN(RADIANS([.AK$1]))*TAN(RADIANS([.$A25]))" office:value-type="float" office:value="0.129774974821802" calcext:value-type="float">
            <text:p>0.130</text:p>
          </table:table-cell>
          <table:table-cell table:formula="of:=COS(RADIANS([.AL$1]))*COS(RADIANS([.$A25]))" office:value-type="float" office:value="0.875452139157259" calcext:value-type="float">
            <text:p>0.875</text:p>
          </table:table-cell>
          <table:table-cell table:formula="of:=TAN(RADIANS([.AM$1]))*TAN(RADIANS([.$A25]))" office:value-type="float" office:value="0.137920228341343" calcext:value-type="float">
            <text:p>0.138</text:p>
          </table:table-cell>
          <table:table-cell table:formula="of:=COS(RADIANS([.AN$1]))*COS(RADIANS([.$A25]))" office:value-type="float" office:value="0.870354437868609" calcext:value-type="float">
            <text:p>0.870</text:p>
          </table:table-cell>
          <table:table-cell table:formula="of:=TAN(RADIANS([.AO$1]))*TAN(RADIANS([.$A25]))" office:value-type="float" office:value="0.146158400367023" calcext:value-type="float">
            <text:p>0.146</text:p>
          </table:table-cell>
          <table:table-cell table:formula="of:=COS(RADIANS([.AP$1]))*COS(RADIANS([.$A25]))" office:value-type="float" office:value="0.864991618186872" calcext:value-type="float">
            <text:p>0.865</text:p>
          </table:table-cell>
          <table:table-cell table:formula="of:=TAN(RADIANS([.AQ$1]))*TAN(RADIANS([.$A25]))" office:value-type="float" office:value="0.154496198295913" calcext:value-type="float">
            <text:p>0.154</text:p>
          </table:table-cell>
          <table:table-cell table:formula="of:=COS(RADIANS([.AR$1]))*COS(RADIANS([.$A25]))" office:value-type="float" office:value="0.859365313678874" calcext:value-type="float">
            <text:p>0.859</text:p>
          </table:table-cell>
          <table:table-cell table:formula="of:=TAN(RADIANS([.AS$1]))*TAN(RADIANS([.$A25]))" office:value-type="float" office:value="0.162940615721135" calcext:value-type="float">
            <text:p>0.163</text:p>
          </table:table-cell>
          <table:table-cell table:formula="of:=COS(RADIANS([.AT$1]))*COS(RADIANS([.$A25]))" office:value-type="float" office:value="0.853477238171469" calcext:value-type="float">
            <text:p>0.853</text:p>
          </table:table-cell>
          <table:table-cell table:formula="of:=TAN(RADIANS([.AU$1]))*TAN(RADIANS([.$A25]))" office:value-type="float" office:value="0.171498957955238" calcext:value-type="float">
            <text:p>0.171</text:p>
          </table:table-cell>
          <table:table-cell table:formula="of:=COS(RADIANS([.AV$1]))*COS(RADIANS([.$A25]))" office:value-type="float" office:value="0.847329185229499" calcext:value-type="float">
            <text:p>0.847</text:p>
          </table:table-cell>
          <table:table-cell table:formula="of:=TAN(RADIANS([.AW$1]))*TAN(RADIANS([.$A25]))" office:value-type="float" office:value="0.180178869596178" calcext:value-type="float">
            <text:p>0.1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S(RADIANS([.B$1]))*COS(RADIANS([.$A26]))" office:value-type="float" office:value="0.913545457642601" calcext:value-type="float">
            <text:p>0.914</text:p>
          </table:table-cell>
          <table:table-cell table:formula="of:=TAN(RADIANS([.C$1]))*TAN(RADIANS([.$A26]))" office:value-type="float" office:value="0" calcext:value-type="float">
            <text:p>0.000</text:p>
          </table:table-cell>
          <table:table-cell table:formula="of:=COS(RADIANS([.D$1]))*COS(RADIANS([.$A26]))" office:value-type="float" office:value="0.913406320244545" calcext:value-type="float">
            <text:p>0.913</text:p>
          </table:table-cell>
          <table:table-cell table:formula="of:=TAN(RADIANS([.E$1]))*TAN(RADIANS([.$A26]))" office:value-type="float" office:value="0.00777149560996545" calcext:value-type="float">
            <text:p>0.008</text:p>
          </table:table-cell>
          <table:table-cell table:formula="of:=COS(RADIANS([.F$1]))*COS(RADIANS([.$A26]))" office:value-type="float" office:value="0.912988950432977" calcext:value-type="float">
            <text:p>0.913</text:p>
          </table:table-cell>
          <table:table-cell table:formula="of:=TAN(RADIANS([.G$1]))*TAN(RADIANS([.$A26]))" office:value-type="float" office:value="0.0155477282907733" calcext:value-type="float">
            <text:p>0.016</text:p>
          </table:table-cell>
          <table:table-cell table:formula="of:=COS(RADIANS([.H$1]))*COS(RADIANS([.$A26]))" office:value-type="float" office:value="0.912293475342785" calcext:value-type="float">
            <text:p>0.912</text:p>
          </table:table-cell>
          <table:table-cell table:formula="of:=TAN(RADIANS([.I$1]))*TAN(RADIANS([.$A26]))" office:value-type="float" office:value="0.0233334466701284" calcext:value-type="float">
            <text:p>0.023</text:p>
          </table:table-cell>
          <table:table-cell table:formula="of:=COS(RADIANS([.J$1]))*COS(RADIANS([.$A26]))" office:value-type="float" office:value="0.911320106822418" calcext:value-type="float">
            <text:p>0.911</text:p>
          </table:table-cell>
          <table:table-cell table:formula="of:=TAN(RADIANS([.K$1]))*TAN(RADIANS([.$A26]))" office:value-type="float" office:value="0.0311334225494264" calcext:value-type="float">
            <text:p>0.031</text:p>
          </table:table-cell>
          <table:table-cell table:formula="of:=COS(RADIANS([.L$1]))*COS(RADIANS([.$A26]))" office:value-type="float" office:value="0.910069141369356" calcext:value-type="float">
            <text:p>0.910</text:p>
          </table:table-cell>
          <table:table-cell table:formula="of:=TAN(RADIANS([.M$1]))*TAN(RADIANS([.$A26]))" office:value-type="float" office:value="0.038952462641048" calcext:value-type="float">
            <text:p>0.039</text:p>
          </table:table-cell>
          <table:table-cell table:formula="of:=COS(RADIANS([.N$1]))*COS(RADIANS([.$A26]))" office:value-type="float" office:value="0.908540960039796" calcext:value-type="float">
            <text:p>0.909</text:p>
          </table:table-cell>
          <table:table-cell table:formula="of:=TAN(RADIANS([.O$1]))*TAN(RADIANS([.$A26]))" office:value-type="float" office:value="0.0467954204876962" calcext:value-type="float">
            <text:p>0.047</text:p>
          </table:table-cell>
          <table:table-cell table:formula="of:=COS(RADIANS([.P$1]))*COS(RADIANS([.$A26]))" office:value-type="float" office:value="0.906736028332574" calcext:value-type="float">
            <text:p>0.907</text:p>
          </table:table-cell>
          <table:table-cell table:formula="of:=TAN(RADIANS([.Q$1]))*TAN(RADIANS([.$A26]))" office:value-type="float" office:value="0.0546672086269861" calcext:value-type="float">
            <text:p>0.055</text:p>
          </table:table-cell>
          <table:table-cell table:formula="of:=COS(RADIANS([.R$1]))*COS(RADIANS([.$A26]))" office:value-type="float" office:value="0.904654896047373" calcext:value-type="float">
            <text:p>0.905</text:p>
          </table:table-cell>
          <table:table-cell table:formula="of:=TAN(RADIANS([.S$1]))*TAN(RADIANS([.$A26]))" office:value-type="float" office:value="0.06257281106671" calcext:value-type="float">
            <text:p>0.063</text:p>
          </table:table-cell>
          <table:table-cell table:formula="of:=COS(RADIANS([.T$1]))*COS(RADIANS([.$A26]))" office:value-type="float" office:value="0.902298197117246" calcext:value-type="float">
            <text:p>0.902</text:p>
          </table:table-cell>
          <table:table-cell table:formula="of:=TAN(RADIANS([.U$1]))*TAN(RADIANS([.$A26]))" office:value-type="float" office:value="0.0705172961390216" calcext:value-type="float">
            <text:p>0.071</text:p>
          </table:table-cell>
          <table:table-cell table:formula="of:=COS(RADIANS([.V$1]))*COS(RADIANS([.$A26]))" office:value-type="float" office:value="0.899666649415519" calcext:value-type="float">
            <text:p>0.900</text:p>
          </table:table-cell>
          <table:table-cell table:formula="of:=TAN(RADIANS([.W$1]))*TAN(RADIANS([.$A26]))" office:value-type="float" office:value="0.0785058298052535" calcext:value-type="float">
            <text:p>0.079</text:p>
          </table:table-cell>
          <table:table-cell table:formula="of:=COS(RADIANS([.X$1]))*COS(RADIANS([.$A26]))" office:value-type="float" office:value="0.896761054537114" calcext:value-type="float">
            <text:p>0.897</text:p>
          </table:table-cell>
          <table:table-cell table:formula="of:=TAN(RADIANS([.Y$1]))*TAN(RADIANS([.$A26]))" office:value-type="float" office:value="0.0865436894872532" calcext:value-type="float">
            <text:p>0.087</text:p>
          </table:table-cell>
          <table:table-cell table:formula="of:=COS(RADIANS([.Z$1]))*COS(RADIANS([.$A26]))" office:value-type="float" office:value="0.893582297554377" calcext:value-type="float">
            <text:p>0.894</text:p>
          </table:table-cell>
          <table:table-cell table:formula="of:=TAN(RADIANS([.AA$1]))*TAN(RADIANS([.$A26]))" office:value-type="float" office:value="0.0946362785060467" calcext:value-type="float">
            <text:p>0.095</text:p>
          </table:table-cell>
          <table:table-cell table:formula="of:=COS(RADIANS([.AB$1]))*COS(RADIANS([.$A26]))" office:value-type="float" office:value="0.890131346747478" calcext:value-type="float">
            <text:p>0.890</text:p>
          </table:table-cell>
          <table:table-cell table:formula="of:=TAN(RADIANS([.AC$1]))*TAN(RADIANS([.$A26]))" office:value-type="float" office:value="0.102789141214394" calcext:value-type="float">
            <text:p>0.103</text:p>
          </table:table-cell>
          <table:table-cell table:formula="of:=COS(RADIANS([.AD$1]))*COS(RADIANS([.$A26]))" office:value-type="float" office:value="0.886409253309465" calcext:value-type="float">
            <text:p>0.886</text:p>
          </table:table-cell>
          <table:table-cell table:formula="of:=TAN(RADIANS([.AE$1]))*TAN(RADIANS([.$A26]))" office:value-type="float" office:value="0.111007978916472" calcext:value-type="float">
            <text:p>0.111</text:p>
          </table:table-cell>
          <table:table-cell table:formula="of:=COS(RADIANS([.AF$1]))*COS(RADIANS([.$A26]))" office:value-type="float" office:value="0.882417151026054" calcext:value-type="float">
            <text:p>0.882</text:p>
          </table:table-cell>
          <table:table-cell table:formula="of:=TAN(RADIANS([.AG$1]))*TAN(RADIANS([.$A26]))" office:value-type="float" office:value="0.119298666675593" calcext:value-type="float">
            <text:p>0.119</text:p>
          </table:table-cell>
          <table:table-cell table:formula="of:=COS(RADIANS([.AH$1]))*COS(RADIANS([.$A26]))" office:value-type="float" office:value="0.878156255930274" calcext:value-type="float">
            <text:p>0.878</text:p>
          </table:table-cell>
          <table:table-cell table:formula="of:=TAN(RADIANS([.AI$1]))*TAN(RADIANS([.$A26]))" office:value-type="float" office:value="0.127667271119683" calcext:value-type="float">
            <text:p>0.128</text:p>
          </table:table-cell>
          <table:table-cell table:formula="of:=COS(RADIANS([.AJ$1]))*COS(RADIANS([.$A26]))" office:value-type="float" office:value="0.873627865932047" calcext:value-type="float">
            <text:p>0.874</text:p>
          </table:table-cell>
          <table:table-cell table:formula="of:=TAN(RADIANS([.AK$1]))*TAN(RADIANS([.$A26]))" office:value-type="float" office:value="0.136120069364322" calcext:value-type="float">
            <text:p>0.136</text:p>
          </table:table-cell>
          <table:table-cell table:formula="of:=COS(RADIANS([.AL$1]))*COS(RADIANS([.$A26]))" office:value-type="float" office:value="0.868833360422834" calcext:value-type="float">
            <text:p>0.869</text:p>
          </table:table-cell>
          <table:table-cell table:formula="of:=TAN(RADIANS([.AM$1]))*TAN(RADIANS([.$A26]))" office:value-type="float" office:value="0.144663569184626" calcext:value-type="float">
            <text:p>0.145</text:p>
          </table:table-cell>
          <table:table-cell table:formula="of:=COS(RADIANS([.AN$1]))*COS(RADIANS([.$A26]))" office:value-type="float" office:value="0.863774199855458" calcext:value-type="float">
            <text:p>0.864</text:p>
          </table:table-cell>
          <table:table-cell table:formula="of:=TAN(RADIANS([.AO$1]))*TAN(RADIANS([.$A26]))" office:value-type="float" office:value="0.153304530580384" calcext:value-type="float">
            <text:p>0.153</text:p>
          </table:table-cell>
          <table:table-cell table:formula="of:=COS(RADIANS([.AP$1]))*COS(RADIANS([.$A26]))" office:value-type="float" office:value="0.858451925299238" calcext:value-type="float">
            <text:p>0.858</text:p>
          </table:table-cell>
          <table:table-cell table:formula="of:=TAN(RADIANS([.AQ$1]))*TAN(RADIANS([.$A26]))" office:value-type="float" office:value="0.162049988893781" calcext:value-type="float">
            <text:p>0.162</text:p>
          </table:table-cell>
          <table:table-cell table:formula="of:=COS(RADIANS([.AR$1]))*COS(RADIANS([.$A26]))" office:value-type="float" office:value="0.852868157970561" calcext:value-type="float">
            <text:p>0.853</text:p>
          </table:table-cell>
          <table:table-cell table:formula="of:=TAN(RADIANS([.AS$1]))*TAN(RADIANS([.$A26]))" office:value-type="float" office:value="0.170907279656048" calcext:value-type="float">
            <text:p>0.171</text:p>
          </table:table-cell>
          <table:table-cell table:formula="of:=COS(RADIANS([.AT$1]))*COS(RADIANS([.$A26]))" office:value-type="float" office:value="0.847024598739047" calcext:value-type="float">
            <text:p>0.847</text:p>
          </table:table-cell>
          <table:table-cell table:formula="of:=TAN(RADIANS([.AU$1]))*TAN(RADIANS([.$A26]))" office:value-type="float" office:value="0.179884065358757" calcext:value-type="float">
            <text:p>0.180</text:p>
          </table:table-cell>
          <table:table-cell table:formula="of:=COS(RADIANS([.AV$1]))*COS(RADIANS([.$A26]))" office:value-type="float" office:value="0.840923027609445" calcext:value-type="float">
            <text:p>0.841</text:p>
          </table:table-cell>
          <table:table-cell table:formula="of:=TAN(RADIANS([.AW$1]))*TAN(RADIANS([.$A26]))" office:value-type="float" office:value="0.188988364367585" calcext:value-type="float">
            <text:p>0.1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S(RADIANS([.B$1]))*COS(RADIANS([.$A27]))" office:value-type="float" office:value="0.90630778703665" calcext:value-type="float">
            <text:p>0.906</text:p>
          </table:table-cell>
          <table:table-cell table:formula="of:=TAN(RADIANS([.C$1]))*TAN(RADIANS([.$A27]))" office:value-type="float" office:value="0" calcext:value-type="float">
            <text:p>0.000</text:p>
          </table:table-cell>
          <table:table-cell table:formula="of:=COS(RADIANS([.D$1]))*COS(RADIANS([.$A27]))" office:value-type="float" office:value="0.906169751970884" calcext:value-type="float">
            <text:p>0.906</text:p>
          </table:table-cell>
          <table:table-cell table:formula="of:=TAN(RADIANS([.E$1]))*TAN(RADIANS([.$A27]))" office:value-type="float" office:value="0.00813943044962059" calcext:value-type="float">
            <text:p>0.008</text:p>
          </table:table-cell>
          <table:table-cell table:formula="of:=COS(RADIANS([.F$1]))*COS(RADIANS([.$A27]))" office:value-type="float" office:value="0.905755688820404" calcext:value-type="float">
            <text:p>0.906</text:p>
          </table:table-cell>
          <table:table-cell table:formula="of:=TAN(RADIANS([.G$1]))*TAN(RADIANS([.$A27]))" office:value-type="float" office:value="0.0162838222426674" calcext:value-type="float">
            <text:p>0.016</text:p>
          </table:table-cell>
          <table:table-cell table:formula="of:=COS(RADIANS([.H$1]))*COS(RADIANS([.$A27]))" office:value-type="float" office:value="0.905065723712857" calcext:value-type="float">
            <text:p>0.905</text:p>
          </table:table-cell>
          <table:table-cell table:formula="of:=TAN(RADIANS([.I$1]))*TAN(RADIANS([.$A27]))" office:value-type="float" office:value="0.024438148826579" calcext:value-type="float">
            <text:p>0.024</text:p>
          </table:table-cell>
          <table:table-cell table:formula="of:=COS(RADIANS([.J$1]))*COS(RADIANS([.$A27]))" office:value-type="float" office:value="0.904100066818299" calcext:value-type="float">
            <text:p>0.904</text:p>
          </table:table-cell>
          <table:table-cell table:formula="of:=TAN(RADIANS([.K$1]))*TAN(RADIANS([.$A27]))" office:value-type="float" office:value="0.0326074079196233" calcext:value-type="float">
            <text:p>0.033</text:p>
          </table:table-cell>
          <table:table-cell table:formula="of:=COS(RADIANS([.L$1]))*COS(RADIANS([.$A27]))" office:value-type="float" office:value="0.902859012285174" calcext:value-type="float">
            <text:p>0.903</text:p>
          </table:table-cell>
          <table:table-cell table:formula="of:=TAN(RADIANS([.M$1]))*TAN(RADIANS([.$A27]))" office:value-type="float" office:value="0.0407966338038843" calcext:value-type="float">
            <text:p>0.041</text:p>
          </table:table-cell>
          <table:table-cell table:formula="of:=COS(RADIANS([.N$1]))*COS(RADIANS([.$A27]))" office:value-type="float" office:value="0.901342938150714" calcext:value-type="float">
            <text:p>0.901</text:p>
          </table:table-cell>
          <table:table-cell table:formula="of:=TAN(RADIANS([.O$1]))*TAN(RADIANS([.$A27]))" office:value-type="float" office:value="0.0490109098089096" calcext:value-type="float">
            <text:p>0.049</text:p>
          </table:table-cell>
          <table:table-cell table:formula="of:=COS(RADIANS([.P$1]))*COS(RADIANS([.$A27]))" office:value-type="float" office:value="0.89955230622579" calcext:value-type="float">
            <text:p>0.900</text:p>
          </table:table-cell>
          <table:table-cell table:formula="of:=TAN(RADIANS([.Q$1]))*TAN(RADIANS([.$A27]))" office:value-type="float" office:value="0.0572553810522232" calcext:value-type="float">
            <text:p>0.057</text:p>
          </table:table-cell>
          <table:table-cell table:formula="of:=COS(RADIANS([.R$1]))*COS(RADIANS([.$A27]))" office:value-type="float" office:value="0.89748766195423" calcext:value-type="float">
            <text:p>0.897</text:p>
          </table:table-cell>
          <table:table-cell table:formula="of:=TAN(RADIANS([.S$1]))*TAN(RADIANS([.$A27]))" office:value-type="float" office:value="0.0655352675052209" calcext:value-type="float">
            <text:p>0.066</text:p>
          </table:table-cell>
          <table:table-cell table:formula="of:=COS(RADIANS([.T$1]))*COS(RADIANS([.$A27]))" office:value-type="float" office:value="0.89514963424668" calcext:value-type="float">
            <text:p>0.895</text:p>
          </table:table-cell>
          <table:table-cell table:formula="of:=TAN(RADIANS([.U$1]))*TAN(RADIANS([.$A27]))" office:value-type="float" office:value="0.0738558774559246" calcext:value-type="float">
            <text:p>0.074</text:p>
          </table:table-cell>
          <table:table-cell table:formula="of:=COS(RADIANS([.V$1]))*COS(RADIANS([.$A27]))" office:value-type="float" office:value="0.89253893528903" calcext:value-type="float">
            <text:p>0.893</text:p>
          </table:table-cell>
          <table:table-cell table:formula="of:=TAN(RADIANS([.W$1]))*TAN(RADIANS([.$A27]))" office:value-type="float" office:value="0.0822226214437059" calcext:value-type="float">
            <text:p>0.082</text:p>
          </table:table-cell>
          <table:table-cell table:formula="of:=COS(RADIANS([.X$1]))*COS(RADIANS([.$A27]))" office:value-type="float" office:value="0.889656360325472" calcext:value-type="float">
            <text:p>0.890</text:p>
          </table:table-cell>
          <table:table-cell table:formula="of:=TAN(RADIANS([.Y$1]))*TAN(RADIANS([.$A27]))" office:value-type="float" office:value="0.0906410267454542" calcext:value-type="float">
            <text:p>0.091</text:p>
          </table:table-cell>
          <table:table-cell table:formula="of:=COS(RADIANS([.Z$1]))*COS(RADIANS([.$A27]))" office:value-type="float" office:value="0.886502787416264" calcext:value-type="float">
            <text:p>0.887</text:p>
          </table:table-cell>
          <table:table-cell table:formula="of:=TAN(RADIANS([.AA$1]))*TAN(RADIANS([.$A27]))" office:value-type="float" office:value="0.0991167524978265" calcext:value-type="float">
            <text:p>0.099</text:p>
          </table:table-cell>
          <table:table-cell table:formula="of:=COS(RADIANS([.AB$1]))*COS(RADIANS([.$A27]))" office:value-type="float" office:value="0.883079177170264" calcext:value-type="float">
            <text:p>0.883</text:p>
          </table:table-cell>
          <table:table-cell table:formula="of:=TAN(RADIANS([.AC$1]))*TAN(RADIANS([.$A27]))" office:value-type="float" office:value="0.107655605546242" calcext:value-type="float">
            <text:p>0.108</text:p>
          </table:table-cell>
          <table:table-cell table:formula="of:=COS(RADIANS([.AD$1]))*COS(RADIANS([.$A27]))" office:value-type="float" office:value="0.879386572452317" calcext:value-type="float">
            <text:p>0.879</text:p>
          </table:table-cell>
          <table:table-cell table:formula="of:=TAN(RADIANS([.AE$1]))*TAN(RADIANS([.$A27]))" office:value-type="float" office:value="0.116263557118266" calcext:value-type="float">
            <text:p>0.116</text:p>
          </table:table-cell>
          <table:table-cell table:formula="of:=COS(RADIANS([.AF$1]))*COS(RADIANS([.$A27]))" office:value-type="float" office:value="0.875426098065593" calcext:value-type="float">
            <text:p>0.875</text:p>
          </table:table-cell>
          <table:table-cell table:formula="of:=TAN(RADIANS([.AG$1]))*TAN(RADIANS([.$A27]))" office:value-type="float" office:value="0.12494676042708" calcext:value-type="float">
            <text:p>0.125</text:p>
          </table:table-cell>
          <table:table-cell table:formula="of:=COS(RADIANS([.AH$1]))*COS(RADIANS([.$A27]))" office:value-type="float" office:value="0.871198960408955" calcext:value-type="float">
            <text:p>0.871</text:p>
          </table:table-cell>
          <table:table-cell table:formula="of:=TAN(RADIANS([.AI$1]))*TAN(RADIANS([.$A27]))" office:value-type="float" office:value="0.133711569319941" calcext:value-type="float">
            <text:p>0.134</text:p>
          </table:table-cell>
          <table:table-cell table:formula="of:=COS(RADIANS([.AJ$1]))*COS(RADIANS([.$A27]))" office:value-type="float" office:value="0.866706447109482" calcext:value-type="float">
            <text:p>0.867</text:p>
          </table:table-cell>
          <table:table-cell table:formula="of:=TAN(RADIANS([.AK$1]))*TAN(RADIANS([.$A27]))" office:value-type="float" office:value="0.14256455809712" calcext:value-type="float">
            <text:p>0.143</text:p>
          </table:table-cell>
          <table:table-cell table:formula="of:=COS(RADIANS([.AL$1]))*COS(RADIANS([.$A27]))" office:value-type="float" office:value="0.861949926630246" calcext:value-type="float">
            <text:p>0.862</text:p>
          </table:table-cell>
          <table:table-cell table:formula="of:=TAN(RADIANS([.AM$1]))*TAN(RADIANS([.$A27]))" office:value-type="float" office:value="0.1515125426388" calcext:value-type="float">
            <text:p>0.152</text:p>
          </table:table-cell>
          <table:table-cell table:formula="of:=COS(RADIANS([.AN$1]))*COS(RADIANS([.$A27]))" office:value-type="float" office:value="0.856930847853462" calcext:value-type="float">
            <text:p>0.857</text:p>
          </table:table-cell>
          <table:table-cell table:formula="of:=TAN(RADIANS([.AO$1]))*TAN(RADIANS([.$A27]))" office:value-type="float" office:value="0.160562602991204" calcext:value-type="float">
            <text:p>0.161</text:p>
          </table:table-cell>
          <table:table-cell table:formula="of:=COS(RADIANS([.AP$1]))*COS(RADIANS([.$A27]))" office:value-type="float" office:value="0.851650739639146" calcext:value-type="float">
            <text:p>0.852</text:p>
          </table:table-cell>
          <table:table-cell table:formula="of:=TAN(RADIANS([.AQ$1]))*TAN(RADIANS([.$A27]))" office:value-type="float" office:value="0.169722107578799" calcext:value-type="float">
            <text:p>0.170</text:p>
          </table:table-cell>
          <table:table-cell table:formula="of:=COS(RADIANS([.AR$1]))*COS(RADIANS([.$A27]))" office:value-type="float" office:value="0.846111210359411" calcext:value-type="float">
            <text:p>0.846</text:p>
          </table:table-cell>
          <table:table-cell table:formula="of:=TAN(RADIANS([.AS$1]))*TAN(RADIANS([.$A27]))" office:value-type="float" office:value="0.178998739227293" calcext:value-type="float">
            <text:p>0.179</text:p>
          </table:table-cell>
          <table:table-cell table:formula="of:=COS(RADIANS([.AT$1]))*COS(RADIANS([.$A27]))" office:value-type="float" office:value="0.840313947408536" calcext:value-type="float">
            <text:p>0.840</text:p>
          </table:table-cell>
          <table:table-cell table:formula="of:=TAN(RADIANS([.AU$1]))*TAN(RADIANS([.$A27]))" office:value-type="float" office:value="0.188400523202395" calcext:value-type="float">
            <text:p>0.188</text:p>
          </table:table-cell>
          <table:table-cell table:formula="of:=COS(RADIANS([.AV$1]))*COS(RADIANS([.$A27]))" office:value-type="float" office:value="0.834260716688977" calcext:value-type="float">
            <text:p>0.834</text:p>
          </table:table-cell>
          <table:table-cell table:formula="of:=TAN(RADIANS([.AW$1]))*TAN(RADIANS([.$A27]))" office:value-type="float" office:value="0.197935857492474" calcext:value-type="float">
            <text:p>0.1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S(RADIANS([.B$1]))*COS(RADIANS([.$A28]))" office:value-type="float" office:value="0.898794046299167" calcext:value-type="float">
            <text:p>0.899</text:p>
          </table:table-cell>
          <table:table-cell table:formula="of:=TAN(RADIANS([.C$1]))*TAN(RADIANS([.$A28]))" office:value-type="float" office:value="0" calcext:value-type="float">
            <text:p>0.000</text:p>
          </table:table-cell>
          <table:table-cell table:formula="of:=COS(RADIANS([.D$1]))*COS(RADIANS([.$A28]))" office:value-type="float" office:value="0.898657155612509" calcext:value-type="float">
            <text:p>0.899</text:p>
          </table:table-cell>
          <table:table-cell table:formula="of:=TAN(RADIANS([.E$1]))*TAN(RADIANS([.$A28]))" office:value-type="float" office:value="0.00851340400102474" calcext:value-type="float">
            <text:p>0.009</text:p>
          </table:table-cell>
          <table:table-cell table:formula="of:=COS(RADIANS([.F$1]))*COS(RADIANS([.$A28]))" office:value-type="float" office:value="0.898246525250764" calcext:value-type="float">
            <text:p>0.898</text:p>
          </table:table-cell>
          <table:table-cell table:formula="of:=TAN(RADIANS([.G$1]))*TAN(RADIANS([.$A28]))" office:value-type="float" office:value="0.0170319972989219" calcext:value-type="float">
            <text:p>0.017</text:p>
          </table:table-cell>
          <table:table-cell table:formula="of:=COS(RADIANS([.H$1]))*COS(RADIANS([.$A28]))" office:value-type="float" office:value="0.897562280295918" calcext:value-type="float">
            <text:p>0.898</text:p>
          </table:table-cell>
          <table:table-cell table:formula="of:=TAN(RADIANS([.I$1]))*TAN(RADIANS([.$A28]))" office:value-type="float" office:value="0.025560981850706" calcext:value-type="float">
            <text:p>0.026</text:p>
          </table:table-cell>
          <table:table-cell table:formula="of:=COS(RADIANS([.J$1]))*COS(RADIANS([.$A28]))" office:value-type="float" office:value="0.896604629175613" calcext:value-type="float">
            <text:p>0.897</text:p>
          </table:table-cell>
          <table:table-cell table:formula="of:=TAN(RADIANS([.K$1]))*TAN(RADIANS([.$A28]))" office:value-type="float" office:value="0.0341055849993665" calcext:value-type="float">
            <text:p>0.034</text:p>
          </table:table-cell>
          <table:table-cell table:formula="of:=COS(RADIANS([.L$1]))*COS(RADIANS([.$A28]))" office:value-type="float" office:value="0.895373863599657" calcext:value-type="float">
            <text:p>0.895</text:p>
          </table:table-cell>
          <table:table-cell table:formula="of:=TAN(RADIANS([.M$1]))*TAN(RADIANS([.$A28]))" office:value-type="float" office:value="0.0426710723316666" calcext:value-type="float">
            <text:p>0.043</text:p>
          </table:table-cell>
          <table:table-cell table:formula="of:=COS(RADIANS([.N$1]))*COS(RADIANS([.$A28]))" office:value-type="float" office:value="0.893870358471167" calcext:value-type="float">
            <text:p>0.894</text:p>
          </table:table-cell>
          <table:table-cell table:formula="of:=TAN(RADIANS([.O$1]))*TAN(RADIANS([.$A28]))" office:value-type="float" office:value="0.0512627607353637" calcext:value-type="float">
            <text:p>0.051</text:p>
          </table:table-cell>
          <table:table-cell table:formula="of:=COS(RADIANS([.P$1]))*COS(RADIANS([.$A28]))" office:value-type="float" office:value="0.89209457177237" calcext:value-type="float">
            <text:p>0.892</text:p>
          </table:table-cell>
          <table:table-cell table:formula="of:=TAN(RADIANS([.Q$1]))*TAN(RADIANS([.$A28]))" office:value-type="float" office:value="0.0598860317250963" calcext:value-type="float">
            <text:p>0.060</text:p>
          </table:table-cell>
          <table:table-cell table:formula="of:=COS(RADIANS([.R$1]))*COS(RADIANS([.$A28]))" office:value-type="float" office:value="0.890047044425098" calcext:value-type="float">
            <text:p>0.890</text:p>
          </table:table-cell>
          <table:table-cell table:formula="of:=TAN(RADIANS([.S$1]))*TAN(RADIANS([.$A28]))" office:value-type="float" office:value="0.0685463451086042" calcext:value-type="float">
            <text:p>0.069</text:p>
          </table:table-cell>
          <table:table-cell table:formula="of:=COS(RADIANS([.T$1]))*COS(RADIANS([.$A28]))" office:value-type="float" office:value="0.887728400126014" calcext:value-type="float">
            <text:p>0.888</text:p>
          </table:table-cell>
          <table:table-cell table:formula="of:=TAN(RADIANS([.U$1]))*TAN(RADIANS([.$A28]))" office:value-type="float" office:value="0.0772492530680413" calcext:value-type="float">
            <text:p>0.077</text:p>
          </table:table-cell>
          <table:table-cell table:formula="of:=COS(RADIANS([.V$1]))*COS(RADIANS([.$A28]))" office:value-type="float" office:value="0.885139345156633" calcext:value-type="float">
            <text:p>0.885</text:p>
          </table:table-cell>
          <table:table-cell table:formula="of:=TAN(RADIANS([.W$1]))*TAN(RADIANS([.$A28]))" office:value-type="float" office:value="0.0860004147349423" calcext:value-type="float">
            <text:p>0.086</text:p>
          </table:table-cell>
          <table:table-cell table:formula="of:=COS(RADIANS([.X$1]))*COS(RADIANS([.$A28]))" office:value-type="float" office:value="0.882280668168181" calcext:value-type="float">
            <text:p>0.882</text:p>
          </table:table-cell>
          <table:table-cell table:formula="of:=TAN(RADIANS([.Y$1]))*TAN(RADIANS([.$A28]))" office:value-type="float" office:value="0.0948056113419718" calcext:value-type="float">
            <text:p>0.095</text:p>
          </table:table-cell>
          <table:table-cell table:formula="of:=COS(RADIANS([.Z$1]))*COS(RADIANS([.$A28]))" office:value-type="float" office:value="0.879153239941359" calcext:value-type="float">
            <text:p>0.879</text:p>
          </table:table-cell>
          <table:table-cell table:formula="of:=TAN(RADIANS([.AA$1]))*TAN(RADIANS([.$A28]))" office:value-type="float" office:value="0.103670762039979" calcext:value-type="float">
            <text:p>0.104</text:p>
          </table:table-cell>
          <table:table-cell table:formula="of:=COS(RADIANS([.AB$1]))*COS(RADIANS([.$A28]))" office:value-type="float" office:value="0.875758013121103" calcext:value-type="float">
            <text:p>0.876</text:p>
          </table:table-cell>
          <table:table-cell table:formula="of:=TAN(RADIANS([.AC$1]))*TAN(RADIANS([.$A28]))" office:value-type="float" office:value="0.112601940475189" calcext:value-type="float">
            <text:p>0.113</text:p>
          </table:table-cell>
          <table:table-cell table:formula="of:=COS(RADIANS([.AD$1]))*COS(RADIANS([.$A28]))" office:value-type="float" office:value="0.872096021926392" calcext:value-type="float">
            <text:p>0.872</text:p>
          </table:table-cell>
          <table:table-cell table:formula="of:=TAN(RADIANS([.AE$1]))*TAN(RADIANS([.$A28]))" office:value-type="float" office:value="0.121605392228661" calcext:value-type="float">
            <text:p>0.122</text:p>
          </table:table-cell>
          <table:table-cell table:formula="of:=COS(RADIANS([.AF$1]))*COS(RADIANS([.$A28]))" office:value-type="float" office:value="0.868168381835218" calcext:value-type="float">
            <text:p>0.868</text:p>
          </table:table-cell>
          <table:table-cell table:formula="of:=TAN(RADIANS([.AG$1]))*TAN(RADIANS([.$A28]))" office:value-type="float" office:value="0.130687553228564" calcext:value-type="float">
            <text:p>0.131</text:p>
          </table:table-cell>
          <table:table-cell table:formula="of:=COS(RADIANS([.AH$1]))*COS(RADIANS([.$A28]))" office:value-type="float" office:value="0.863976289244801" calcext:value-type="float">
            <text:p>0.864</text:p>
          </table:table-cell>
          <table:table-cell table:formula="of:=TAN(RADIANS([.AI$1]))*TAN(RADIANS([.$A28]))" office:value-type="float" office:value="0.13985506925546" calcext:value-type="float">
            <text:p>0.140</text:p>
          </table:table-cell>
          <table:table-cell table:formula="of:=COS(RADIANS([.AJ$1]))*COS(RADIANS([.$A28]))" office:value-type="float" office:value="0.859521021107154" calcext:value-type="float">
            <text:p>0.860</text:p>
          </table:table-cell>
          <table:table-cell table:formula="of:=TAN(RADIANS([.AK$1]))*TAN(RADIANS([.$A28]))" office:value-type="float" office:value="0.149114816671837" calcext:value-type="float">
            <text:p>0.149</text:p>
          </table:table-cell>
          <table:table-cell table:formula="of:=COS(RADIANS([.AL$1]))*COS(RADIANS([.$A28]))" office:value-type="float" office:value="0.854803934540111" calcext:value-type="float">
            <text:p>0.855</text:p>
          </table:table-cell>
          <table:table-cell table:formula="of:=TAN(RADIANS([.AM$1]))*TAN(RADIANS([.$A28]))" office:value-type="float" office:value="0.158473924519709" calcext:value-type="float">
            <text:p>0.158</text:p>
          </table:table-cell>
          <table:table-cell table:formula="of:=COS(RADIANS([.AN$1]))*COS(RADIANS([.$A28]))" office:value-type="float" office:value="0.849826466413935" calcext:value-type="float">
            <text:p>0.850</text:p>
          </table:table-cell>
          <table:table-cell table:formula="of:=TAN(RADIANS([.AO$1]))*TAN(RADIANS([.$A28]))" office:value-type="float" office:value="0.167939798144473" calcext:value-type="float">
            <text:p>0.168</text:p>
          </table:table-cell>
          <table:table-cell table:formula="of:=COS(RADIANS([.AP$1]))*COS(RADIANS([.$A28]))" office:value-type="float" office:value="0.844590132913635" calcext:value-type="float">
            <text:p>0.845</text:p>
          </table:table-cell>
          <table:table-cell table:formula="of:=TAN(RADIANS([.AQ$1]))*TAN(RADIANS([.$A28]))" office:value-type="float" office:value="0.177520144519578" calcext:value-type="float">
            <text:p>0.178</text:p>
          </table:table-cell>
          <table:table-cell table:formula="of:=COS(RADIANS([.AR$1]))*COS(RADIANS([.$A28]))" office:value-type="float" office:value="0.839096529077122" calcext:value-type="float">
            <text:p>0.839</text:p>
          </table:table-cell>
          <table:table-cell table:formula="of:=TAN(RADIANS([.AS$1]))*TAN(RADIANS([.$A28]))" office:value-type="float" office:value="0.18722299946516" calcext:value-type="float">
            <text:p>0.187</text:p>
          </table:table-cell>
          <table:table-cell table:formula="of:=COS(RADIANS([.AT$1]))*COS(RADIANS([.$A28]))" office:value-type="float" office:value="0.833347328309341" calcext:value-type="float">
            <text:p>0.833</text:p>
          </table:table-cell>
          <table:table-cell table:formula="of:=TAN(RADIANS([.AU$1]))*TAN(RADIANS([.$A28]))" office:value-type="float" office:value="0.197056756975076" calcext:value-type="float">
            <text:p>0.197</text:p>
          </table:table-cell>
          <table:table-cell table:formula="of:=COS(RADIANS([.AV$1]))*COS(RADIANS([.$A28]))" office:value-type="float" office:value="0.827344281872541" calcext:value-type="float">
            <text:p>0.827</text:p>
          </table:table-cell>
          <table:table-cell table:formula="of:=TAN(RADIANS([.AW$1]))*TAN(RADIANS([.$A28]))" office:value-type="float" office:value="0.207030200890929" calcext:value-type="float">
            <text:p>0.2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S(RADIANS([.B$1]))*COS(RADIANS([.$A29]))" office:value-type="float" office:value="0.891006524188368" calcext:value-type="float">
            <text:p>0.891</text:p>
          </table:table-cell>
          <table:table-cell table:formula="of:=TAN(RADIANS([.C$1]))*TAN(RADIANS([.$A29]))" office:value-type="float" office:value="0" calcext:value-type="float">
            <text:p>0.000</text:p>
          </table:table-cell>
          <table:table-cell table:formula="of:=COS(RADIANS([.D$1]))*COS(RADIANS([.$A29]))" office:value-type="float" office:value="0.890870819579047" calcext:value-type="float">
            <text:p>0.891</text:p>
          </table:table-cell>
          <table:table-cell table:formula="of:=TAN(RADIANS([.E$1]))*TAN(RADIANS([.$A29]))" office:value-type="float" office:value="0.00889379980350451" calcext:value-type="float">
            <text:p>0.009</text:p>
          </table:table-cell>
          <table:table-cell table:formula="of:=COS(RADIANS([.F$1]))*COS(RADIANS([.$A29]))" office:value-type="float" office:value="0.890463747088023" calcext:value-type="float">
            <text:p>0.890</text:p>
          </table:table-cell>
          <table:table-cell table:formula="of:=TAN(RADIANS([.G$1]))*TAN(RADIANS([.$A29]))" office:value-type="float" office:value="0.0177930207719741" calcext:value-type="float">
            <text:p>0.018</text:p>
          </table:table-cell>
          <table:table-cell table:formula="of:=COS(RADIANS([.H$1]))*COS(RADIANS([.$A29]))" office:value-type="float" office:value="0.88978543071352" calcext:value-type="float">
            <text:p>0.890</text:p>
          </table:table-cell>
          <table:table-cell table:formula="of:=TAN(RADIANS([.I$1]))*TAN(RADIANS([.$A29]))" office:value-type="float" office:value="0.0267030972961964" calcext:value-type="float">
            <text:p>0.027</text:p>
          </table:table-cell>
          <table:table-cell table:formula="of:=COS(RADIANS([.J$1]))*COS(RADIANS([.$A29]))" office:value-type="float" office:value="0.888836077077276" calcext:value-type="float">
            <text:p>0.889</text:p>
          </table:table-cell>
          <table:table-cell table:formula="of:=TAN(RADIANS([.K$1]))*TAN(RADIANS([.$A29]))" office:value-type="float" office:value="0.0356294902872295" calcext:value-type="float">
            <text:p>0.036</text:p>
          </table:table-cell>
          <table:table-cell table:formula="of:=COS(RADIANS([.L$1]))*COS(RADIANS([.$A29]))" office:value-type="float" office:value="0.887615975361607" calcext:value-type="float">
            <text:p>0.888</text:p>
          </table:table-cell>
          <table:table-cell table:formula="of:=TAN(RADIANS([.M$1]))*TAN(RADIANS([.$A29]))" office:value-type="float" office:value="0.0445777006087133" calcext:value-type="float">
            <text:p>0.045</text:p>
          </table:table-cell>
          <table:table-cell table:formula="of:=COS(RADIANS([.N$1]))*COS(RADIANS([.$A29]))" office:value-type="float" office:value="0.886125497221313" calcext:value-type="float">
            <text:p>0.886</text:p>
          </table:table-cell>
          <table:table-cell table:formula="of:=TAN(RADIANS([.O$1]))*TAN(RADIANS([.$A29]))" office:value-type="float" office:value="0.053553282717512" calcext:value-type="float">
            <text:p>0.054</text:p>
          </table:table-cell>
          <table:table-cell table:formula="of:=COS(RADIANS([.P$1]))*COS(RADIANS([.$A29]))" office:value-type="float" office:value="0.884365096670475" calcext:value-type="float">
            <text:p>0.884</text:p>
          </table:table-cell>
          <table:table-cell table:formula="of:=TAN(RADIANS([.Q$1]))*TAN(RADIANS([.$A29]))" office:value-type="float" office:value="0.0625618585850285" calcext:value-type="float">
            <text:p>0.063</text:p>
          </table:table-cell>
          <table:table-cell table:formula="of:=COS(RADIANS([.R$1]))*COS(RADIANS([.$A29]))" office:value-type="float" office:value="0.882335309944154" calcext:value-type="float">
            <text:p>0.882</text:p>
          </table:table-cell>
          <table:table-cell table:formula="of:=TAN(RADIANS([.S$1]))*TAN(RADIANS([.$A29]))" office:value-type="float" office:value="0.0716091319740582" calcext:value-type="float">
            <text:p>0.072</text:p>
          </table:table-cell>
          <table:table-cell table:formula="of:=COS(RADIANS([.T$1]))*COS(RADIANS([.$A29]))" office:value-type="float" office:value="0.88003675533505" calcext:value-type="float">
            <text:p>0.880</text:p>
          </table:table-cell>
          <table:table-cell table:formula="of:=TAN(RADIANS([.U$1]))*TAN(RADIANS([.$A29]))" office:value-type="float" office:value="0.0807009031492829" calcext:value-type="float">
            <text:p>0.081</text:p>
          </table:table-cell>
          <table:table-cell table:formula="of:=COS(RADIANS([.V$1]))*COS(RADIANS([.$A29]))" office:value-type="float" office:value="0.877470133005164" calcext:value-type="float">
            <text:p>0.877</text:p>
          </table:table-cell>
          <table:table-cell table:formula="of:=TAN(RADIANS([.W$1]))*TAN(RADIANS([.$A29]))" office:value-type="float" office:value="0.0898430841034761" calcext:value-type="float">
            <text:p>0.090</text:p>
          </table:table-cell>
          <table:table-cell table:formula="of:=COS(RADIANS([.X$1]))*COS(RADIANS([.$A29]))" office:value-type="float" office:value="0.87463622477252" calcext:value-type="float">
            <text:p>0.875</text:p>
          </table:table-cell>
          <table:table-cell table:formula="of:=TAN(RADIANS([.Y$1]))*TAN(RADIANS([.$A29]))" office:value-type="float" office:value="0.099041714386262" calcext:value-type="float">
            <text:p>0.099</text:p>
          </table:table-cell>
          <table:table-cell table:formula="of:=COS(RADIANS([.Z$1]))*COS(RADIANS([.$A29]))" office:value-type="float" office:value="0.87153589387302" calcext:value-type="float">
            <text:p>0.872</text:p>
          </table:table-cell>
          <table:table-cell table:formula="of:=TAN(RADIANS([.AA$1]))*TAN(RADIANS([.$A29]))" office:value-type="float" office:value="0.108302977627908" calcext:value-type="float">
            <text:p>0.108</text:p>
          </table:table-cell>
          <table:table-cell table:formula="of:=COS(RADIANS([.AB$1]))*COS(RADIANS([.$A29]))" office:value-type="float" office:value="0.868170084697487" calcext:value-type="float">
            <text:p>0.868</text:p>
          </table:table-cell>
          <table:table-cell table:formula="of:=TAN(RADIANS([.AC$1]))*TAN(RADIANS([.$A29]))" office:value-type="float" office:value="0.117633218857218" calcext:value-type="float">
            <text:p>0.118</text:p>
          </table:table-cell>
          <table:table-cell table:formula="of:=COS(RADIANS([.AD$1]))*COS(RADIANS([.$A29]))" office:value-type="float" office:value="0.864539822504004" calcext:value-type="float">
            <text:p>0.865</text:p>
          </table:table-cell>
          <table:table-cell table:formula="of:=TAN(RADIANS([.AE$1]))*TAN(RADIANS([.$A29]))" office:value-type="float" office:value="0.12703896272022" calcext:value-type="float">
            <text:p>0.127</text:p>
          </table:table-cell>
          <table:table-cell table:formula="of:=COS(RADIANS([.AF$1]))*COS(RADIANS([.$A29]))" office:value-type="float" office:value="0.8606462131056" calcext:value-type="float">
            <text:p>0.861</text:p>
          </table:table-cell>
          <table:table-cell table:formula="of:=TAN(RADIANS([.AG$1]))*TAN(RADIANS([.$A29]))" office:value-type="float" office:value="0.136526932715137" calcext:value-type="float">
            <text:p>0.137</text:p>
          </table:table-cell>
          <table:table-cell table:formula="of:=COS(RADIANS([.AH$1]))*COS(RADIANS([.$A29]))" office:value-type="float" office:value="0.856490442533417" calcext:value-type="float">
            <text:p>0.856</text:p>
          </table:table-cell>
          <table:table-cell table:formula="of:=TAN(RADIANS([.AI$1]))*TAN(RADIANS([.$A29]))" office:value-type="float" office:value="0.14610407156921" calcext:value-type="float">
            <text:p>0.146</text:p>
          </table:table-cell>
          <table:table-cell table:formula="of:=COS(RADIANS([.AJ$1]))*COS(RADIANS([.$A29]))" office:value-type="float" office:value="0.85207377667543" calcext:value-type="float">
            <text:p>0.852</text:p>
          </table:table-cell>
          <table:table-cell table:formula="of:=TAN(RADIANS([.AK$1]))*TAN(RADIANS([.$A29]))" office:value-type="float" office:value="0.155777562894462" calcext:value-type="float">
            <text:p>0.156</text:p>
          </table:table-cell>
          <table:table-cell table:formula="of:=COS(RADIANS([.AL$1]))*COS(RADIANS([.$A29]))" office:value-type="float" office:value="0.847397560890843" calcext:value-type="float">
            <text:p>0.847</text:p>
          </table:table-cell>
          <table:table-cell table:formula="of:=TAN(RADIANS([.AM$1]))*TAN(RADIANS([.$A29]))" office:value-type="float" office:value="0.165554854272665" calcext:value-type="float">
            <text:p>0.166</text:p>
          </table:table-cell>
          <table:table-cell table:formula="of:=COS(RADIANS([.AN$1]))*COS(RADIANS([.$A29]))" office:value-type="float" office:value="0.842463219600284" calcext:value-type="float">
            <text:p>0.842</text:p>
          </table:table-cell>
          <table:table-cell table:formula="of:=TAN(RADIANS([.AO$1]))*TAN(RADIANS([.$A29]))" office:value-type="float" office:value="0.175443681934761" calcext:value-type="float">
            <text:p>0.175</text:p>
          </table:table-cell>
          <table:table-cell table:formula="of:=COS(RADIANS([.AP$1]))*COS(RADIANS([.$A29]))" office:value-type="float" office:value="0.83727225585191" calcext:value-type="float">
            <text:p>0.837</text:p>
          </table:table-cell>
          <table:table-cell table:formula="of:=TAN(RADIANS([.AQ$1]))*TAN(RADIANS([.$A29]))" office:value-type="float" office:value="0.185452097217079" calcext:value-type="float">
            <text:p>0.185</text:p>
          </table:table-cell>
          <table:table-cell table:formula="of:=COS(RADIANS([.AR$1]))*COS(RADIANS([.$A29]))" office:value-type="float" office:value="0.831826250863566" calcext:value-type="float">
            <text:p>0.832</text:p>
          </table:table-cell>
          <table:table-cell table:formula="of:=TAN(RADIANS([.AS$1]))*TAN(RADIANS([.$A29]))" office:value-type="float" office:value="0.195588494996165" calcext:value-type="float">
            <text:p>0.196</text:p>
          </table:table-cell>
          <table:table-cell table:formula="of:=COS(RADIANS([.AT$1]))*COS(RADIANS([.$A29]))" office:value-type="float" office:value="0.826126863541126" calcext:value-type="float">
            <text:p>0.826</text:p>
          </table:table-cell>
          <table:table-cell table:formula="of:=TAN(RADIANS([.AU$1]))*TAN(RADIANS([.$A29]))" office:value-type="float" office:value="0.205861644326196" calcext:value-type="float">
            <text:p>0.206</text:p>
          </table:table-cell>
          <table:table-cell table:formula="of:=COS(RADIANS([.AV$1]))*COS(RADIANS([.$A29]))" office:value-type="float" office:value="0.820175829973182" calcext:value-type="float">
            <text:p>0.820</text:p>
          </table:table-cell>
          <table:table-cell table:formula="of:=TAN(RADIANS([.AW$1]))*TAN(RADIANS([.$A29]))" office:value-type="float" office:value="0.216280721528264" calcext:value-type="float">
            <text:p>0.2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S(RADIANS([.B$1]))*COS(RADIANS([.$A30]))" office:value-type="float" office:value="0.882947592858927" calcext:value-type="float">
            <text:p>0.883</text:p>
          </table:table-cell>
          <table:table-cell table:formula="of:=TAN(RADIANS([.C$1]))*TAN(RADIANS([.$A30]))" office:value-type="float" office:value="0" calcext:value-type="float">
            <text:p>0.000</text:p>
          </table:table-cell>
          <table:table-cell table:formula="of:=COS(RADIANS([.D$1]))*COS(RADIANS([.$A30]))" office:value-type="float" office:value="0.882813115663882" calcext:value-type="float">
            <text:p>0.883</text:p>
          </table:table-cell>
          <table:table-cell table:formula="of:=TAN(RADIANS([.E$1]))*TAN(RADIANS([.$A30]))" office:value-type="float" office:value="0.00928102265259678" calcext:value-type="float">
            <text:p>0.009</text:p>
          </table:table-cell>
          <table:table-cell table:formula="of:=COS(RADIANS([.F$1]))*COS(RADIANS([.$A30]))" office:value-type="float" office:value="0.882409725041803" calcext:value-type="float">
            <text:p>0.882</text:p>
          </table:table-cell>
          <table:table-cell table:formula="of:=TAN(RADIANS([.G$1]))*TAN(RADIANS([.$A30]))" office:value-type="float" office:value="0.0185677024996387" calcext:value-type="float">
            <text:p>0.019</text:p>
          </table:table-cell>
          <table:table-cell table:formula="of:=COS(RADIANS([.H$1]))*COS(RADIANS([.$A30]))" office:value-type="float" office:value="0.881737543869381" calcext:value-type="float">
            <text:p>0.882</text:p>
          </table:table-cell>
          <table:table-cell table:formula="of:=TAN(RADIANS([.I$1]))*TAN(RADIANS([.$A30]))" office:value-type="float" office:value="0.0278657105372261" calcext:value-type="float">
            <text:p>0.028</text:p>
          </table:table-cell>
          <table:table-cell table:formula="of:=COS(RADIANS([.J$1]))*COS(RADIANS([.$A30]))" office:value-type="float" office:value="0.880796776899513" calcext:value-type="float">
            <text:p>0.881</text:p>
          </table:table-cell>
          <table:table-cell table:formula="of:=TAN(RADIANS([.K$1]))*TAN(RADIANS([.$A30]))" office:value-type="float" office:value="0.037180745436383" calcext:value-type="float">
            <text:p>0.037</text:p>
          </table:table-cell>
          <table:table-cell table:formula="of:=COS(RADIANS([.L$1]))*COS(RADIANS([.$A30]))" office:value-type="float" office:value="0.879587710698932" calcext:value-type="float">
            <text:p>0.880</text:p>
          </table:table-cell>
          <table:table-cell table:formula="of:=TAN(RADIANS([.M$1]))*TAN(RADIANS([.$A30]))" office:value-type="float" office:value="0.0465185475601914" calcext:value-type="float">
            <text:p>0.047</text:p>
          </table:table-cell>
          <table:table-cell table:formula="of:=COS(RADIANS([.N$1]))*COS(RADIANS([.$A30]))" office:value-type="float" office:value="0.878110713560914" calcext:value-type="float">
            <text:p>0.878</text:p>
          </table:table-cell>
          <table:table-cell table:formula="of:=TAN(RADIANS([.O$1]))*TAN(RADIANS([.$A30]))" office:value-type="float" office:value="0.0558849131983272" calcext:value-type="float">
            <text:p>0.056</text:p>
          </table:table-cell>
          <table:table-cell table:formula="of:=COS(RADIANS([.P$1]))*COS(RADIANS([.$A30]))" office:value-type="float" office:value="0.876366235393097" calcext:value-type="float">
            <text:p>0.876</text:p>
          </table:table-cell>
          <table:table-cell table:formula="of:=TAN(RADIANS([.Q$1]))*TAN(RADIANS([.$A30]))" office:value-type="float" office:value="0.0652857090944876" calcext:value-type="float">
            <text:p>0.065</text:p>
          </table:table-cell>
          <table:table-cell table:formula="of:=COS(RADIANS([.R$1]))*COS(RADIANS([.$A30]))" office:value-type="float" office:value="0.874354807580428" calcext:value-type="float">
            <text:p>0.874</text:p>
          </table:table-cell>
          <table:table-cell table:formula="of:=TAN(RADIANS([.S$1]))*TAN(RADIANS([.$A30]))" office:value-type="float" office:value="0.0747268873448384" calcext:value-type="float">
            <text:p>0.075</text:p>
          </table:table-cell>
          <table:table-cell table:formula="of:=COS(RADIANS([.T$1]))*COS(RADIANS([.$A30]))" office:value-type="float" office:value="0.872077042823305" calcext:value-type="float">
            <text:p>0.872</text:p>
          </table:table-cell>
          <table:table-cell table:formula="of:=TAN(RADIANS([.U$1]))*TAN(RADIANS([.$A30]))" office:value-type="float" office:value="0.0842145007489806" calcext:value-type="float">
            <text:p>0.084</text:p>
          </table:table-cell>
          <table:table-cell table:formula="of:=COS(RADIANS([.V$1]))*COS(RADIANS([.$A30]))" office:value-type="float" office:value="0.869533634950938" calcext:value-type="float">
            <text:p>0.870</text:p>
          </table:table-cell>
          <table:table-cell table:formula="of:=TAN(RADIANS([.W$1]))*TAN(RADIANS([.$A30]))" office:value-type="float" office:value="0.0937547186990824" calcext:value-type="float">
            <text:p>0.094</text:p>
          </table:table-cell>
          <table:table-cell table:formula="of:=COS(RADIANS([.X$1]))*COS(RADIANS([.$A30]))" office:value-type="float" office:value="0.866725358710003" calcext:value-type="float">
            <text:p>0.867</text:p>
          </table:table-cell>
          <table:table-cell table:formula="of:=TAN(RADIANS([.Y$1]))*TAN(RADIANS([.$A30]))" office:value-type="float" office:value="0.103353843697799" calcext:value-type="float">
            <text:p>0.103</text:p>
          </table:table-cell>
          <table:table-cell table:formula="of:=COS(RADIANS([.Z$1]))*COS(RADIANS([.$A30]))" office:value-type="float" office:value="0.863653069528649" calcext:value-type="float">
            <text:p>0.864</text:p>
          </table:table-cell>
          <table:table-cell table:formula="of:=TAN(RADIANS([.AA$1]))*TAN(RADIANS([.$A30]))" office:value-type="float" office:value="0.113018328601486" calcext:value-type="float">
            <text:p>0.113</text:p>
          </table:table-cell>
          <table:table-cell table:formula="of:=COS(RADIANS([.AB$1]))*COS(RADIANS([.$A30]))" office:value-type="float" office:value="0.86031770325592" calcext:value-type="float">
            <text:p>0.860</text:p>
          </table:table-cell>
          <table:table-cell table:formula="of:=TAN(RADIANS([.AC$1]))*TAN(RADIANS([.$A30]))" office:value-type="float" office:value="0.122754794692087" calcext:value-type="float">
            <text:p>0.123</text:p>
          </table:table-cell>
          <table:table-cell table:formula="of:=COS(RADIANS([.AD$1]))*COS(RADIANS([.$A30]))" office:value-type="float" office:value="0.856720275876695" calcext:value-type="float">
            <text:p>0.857</text:p>
          </table:table-cell>
          <table:table-cell table:formula="of:=TAN(RADIANS([.AE$1]))*TAN(RADIANS([.$A30]))" office:value-type="float" office:value="0.132570050689039" calcext:value-type="float">
            <text:p>0.133</text:p>
          </table:table-cell>
          <table:table-cell table:formula="of:=COS(RADIANS([.AF$1]))*COS(RADIANS([.$A30]))" office:value-type="float" office:value="0.852861883202203" calcext:value-type="float">
            <text:p>0.853</text:p>
          </table:table-cell>
          <table:table-cell table:formula="of:=TAN(RADIANS([.AG$1]))*TAN(RADIANS([.$A30]))" office:value-type="float" office:value="0.142471112821704" calcext:value-type="float">
            <text:p>0.142</text:p>
          </table:table-cell>
          <table:table-cell table:formula="of:=COS(RADIANS([.AH$1]))*COS(RADIANS([.$A30]))" office:value-type="float" office:value="0.848743700536229" calcext:value-type="float">
            <text:p>0.849</text:p>
          </table:table-cell>
          <table:table-cell table:formula="of:=TAN(RADIANS([.AI$1]))*TAN(RADIANS([.$A30]))" office:value-type="float" office:value="0.152465226093367" calcext:value-type="float">
            <text:p>0.152</text:p>
          </table:table-cell>
          <table:table-cell table:formula="of:=COS(RADIANS([.AJ$1]))*COS(RADIANS([.$A30]))" office:value-type="float" office:value="0.844366982317106" calcext:value-type="float">
            <text:p>0.844</text:p>
          </table:table-cell>
          <table:table-cell table:formula="of:=TAN(RADIANS([.AK$1]))*TAN(RADIANS([.$A30]))" office:value-type="float" office:value="0.162559886879861" calcext:value-type="float">
            <text:p>0.163</text:p>
          </table:table-cell>
          <table:table-cell table:formula="of:=COS(RADIANS([.AL$1]))*COS(RADIANS([.$A30]))" office:value-type="float" office:value="0.839733061735603" calcext:value-type="float">
            <text:p>0.840</text:p>
          </table:table-cell>
          <table:table-cell table:formula="of:=TAN(RADIANS([.AM$1]))*TAN(RADIANS([.$A30]))" office:value-type="float" office:value="0.172762867019619" calcext:value-type="float">
            <text:p>0.173</text:p>
          </table:table-cell>
          <table:table-cell table:formula="of:=COS(RADIANS([.AN$1]))*COS(RADIANS([.$A30]))" office:value-type="float" office:value="0.834843350328818" calcext:value-type="float">
            <text:p>0.835</text:p>
          </table:table-cell>
          <table:table-cell table:formula="of:=TAN(RADIANS([.AO$1]))*TAN(RADIANS([.$A30]))" office:value-type="float" office:value="0.183082239567601" calcext:value-type="float">
            <text:p>0.183</text:p>
          </table:table-cell>
          <table:table-cell table:formula="of:=COS(RADIANS([.AP$1]))*COS(RADIANS([.$A30]))" office:value-type="float" office:value="0.829699337550214" calcext:value-type="float">
            <text:p>0.830</text:p>
          </table:table-cell>
          <table:table-cell table:formula="of:=TAN(RADIANS([.AQ$1]))*TAN(RADIANS([.$A30]))" office:value-type="float" office:value="0.193526406403378" calcext:value-type="float">
            <text:p>0.194</text:p>
          </table:table-cell>
          <table:table-cell table:formula="of:=COS(RADIANS([.AR$1]))*COS(RADIANS([.$A30]))" office:value-type="float" office:value="0.824302590315915" calcext:value-type="float">
            <text:p>0.824</text:p>
          </table:table-cell>
          <table:table-cell table:formula="of:=TAN(RADIANS([.AS$1]))*TAN(RADIANS([.$A30]))" office:value-type="float" office:value="0.204104127903963" calcext:value-type="float">
            <text:p>0.204</text:p>
          </table:table-cell>
          <table:table-cell table:formula="of:=COS(RADIANS([.AT$1]))*COS(RADIANS([.$A30]))" office:value-type="float" office:value="0.818654752527406" calcext:value-type="float">
            <text:p>0.819</text:p>
          </table:table-cell>
          <table:table-cell table:formula="of:=TAN(RADIANS([.AU$1]))*TAN(RADIANS([.$A30]))" office:value-type="float" office:value="0.214824554915143" calcext:value-type="float">
            <text:p>0.215</text:p>
          </table:table-cell>
          <table:table-cell table:formula="of:=COS(RADIANS([.AV$1]))*COS(RADIANS([.$A30]))" office:value-type="float" office:value="0.812757544570792" calcext:value-type="float">
            <text:p>0.813</text:p>
          </table:table-cell>
          <table:table-cell table:formula="of:=TAN(RADIANS([.AW$1]))*TAN(RADIANS([.$A30]))" office:value-type="float" office:value="0.22569726328142" calcext:value-type="float">
            <text:p>0.2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S(RADIANS([.B$1]))*COS(RADIANS([.$A31]))" office:value-type="float" office:value="0.874619707139396" calcext:value-type="float">
            <text:p>0.875</text:p>
          </table:table-cell>
          <table:table-cell table:formula="of:=TAN(RADIANS([.C$1]))*TAN(RADIANS([.$A31]))" office:value-type="float" office:value="0" calcext:value-type="float">
            <text:p>0.000</text:p>
          </table:table-cell>
          <table:table-cell table:formula="of:=COS(RADIANS([.D$1]))*COS(RADIANS([.$A31]))" office:value-type="float" office:value="0.874486498321683" calcext:value-type="float">
            <text:p>0.874</text:p>
          </table:table-cell>
          <table:table-cell table:formula="of:=TAN(RADIANS([.E$1]))*TAN(RADIANS([.$A31]))" office:value-type="float" office:value="0.00967550048340678" calcext:value-type="float">
            <text:p>0.010</text:p>
          </table:table-cell>
          <table:table-cell table:formula="of:=COS(RADIANS([.F$1]))*COS(RADIANS([.$A31]))" office:value-type="float" office:value="0.87408691244524" calcext:value-type="float">
            <text:p>0.874</text:p>
          </table:table-cell>
          <table:table-cell table:formula="of:=TAN(RADIANS([.G$1]))*TAN(RADIANS([.$A31]))" office:value-type="float" office:value="0.0193568986129715" calcext:value-type="float">
            <text:p>0.019</text:p>
          </table:table-cell>
          <table:table-cell table:formula="of:=COS(RADIANS([.H$1]))*COS(RADIANS([.$A31]))" office:value-type="float" office:value="0.873421071227796" calcext:value-type="float">
            <text:p>0.873</text:p>
          </table:table-cell>
          <table:table-cell table:formula="of:=TAN(RADIANS([.I$1]))*TAN(RADIANS([.$A31]))" office:value-type="float" office:value="0.0290501064231286" calcext:value-type="float">
            <text:p>0.029</text:p>
          </table:table-cell>
          <table:table-cell table:formula="of:=COS(RADIANS([.J$1]))*COS(RADIANS([.$A31]))" office:value-type="float" office:value="0.872489177491037" calcext:value-type="float">
            <text:p>0.872</text:p>
          </table:table-cell>
          <table:table-cell table:formula="of:=TAN(RADIANS([.K$1]))*TAN(RADIANS([.$A31]))" office:value-type="float" office:value="0.0387610647995234" calcext:value-type="float">
            <text:p>0.039</text:p>
          </table:table-cell>
          <table:table-cell table:formula="of:=COS(RADIANS([.L$1]))*COS(RADIANS([.$A31]))" office:value-type="float" office:value="0.871291515098821" calcext:value-type="float">
            <text:p>0.871</text:p>
          </table:table-cell>
          <table:table-cell table:formula="of:=TAN(RADIANS([.M$1]))*TAN(RADIANS([.$A31]))" office:value-type="float" office:value="0.0484957580919254" calcext:value-type="float">
            <text:p>0.048</text:p>
          </table:table-cell>
          <table:table-cell table:formula="of:=COS(RADIANS([.N$1]))*COS(RADIANS([.$A31]))" office:value-type="float" office:value="0.869828448870716" calcext:value-type="float">
            <text:p>0.870</text:p>
          </table:table-cell>
          <table:table-cell table:formula="of:=TAN(RADIANS([.O$1]))*TAN(RADIANS([.$A31]))" office:value-type="float" office:value="0.0582602289537858" calcext:value-type="float">
            <text:p>0.058</text:p>
          </table:table-cell>
          <table:table-cell table:formula="of:=COS(RADIANS([.P$1]))*COS(RADIANS([.$A31]))" office:value-type="float" office:value="0.868100424470867" calcext:value-type="float">
            <text:p>0.868</text:p>
          </table:table-cell>
          <table:table-cell table:formula="of:=TAN(RADIANS([.Q$1]))*TAN(RADIANS([.$A31]))" office:value-type="float" office:value="0.0680605934871338" calcext:value-type="float">
            <text:p>0.068</text:p>
          </table:table-cell>
          <table:table-cell table:formula="of:=COS(RADIANS([.R$1]))*COS(RADIANS([.$A31]))" office:value-type="float" office:value="0.866107968272247" calcext:value-type="float">
            <text:p>0.866</text:p>
          </table:table-cell>
          <table:table-cell table:formula="of:=TAN(RADIANS([.S$1]))*TAN(RADIANS([.$A31]))" office:value-type="float" office:value="0.077903056774263" calcext:value-type="float">
            <text:p>0.078</text:p>
          </table:table-cell>
          <table:table-cell table:formula="of:=COS(RADIANS([.T$1]))*COS(RADIANS([.$A31]))" office:value-type="float" office:value="0.863851687196315" calcext:value-type="float">
            <text:p>0.864</text:p>
          </table:table-cell>
          <table:table-cell table:formula="of:=TAN(RADIANS([.U$1]))*TAN(RADIANS([.$A31]))" office:value-type="float" office:value="0.0877939288811714" calcext:value-type="float">
            <text:p>0.088</text:p>
          </table:table-cell>
          <table:table-cell table:formula="of:=COS(RADIANS([.V$1]))*COS(RADIANS([.$A31]))" office:value-type="float" office:value="0.861332268528144" calcext:value-type="float">
            <text:p>0.861</text:p>
          </table:table-cell>
          <table:table-cell table:formula="of:=TAN(RADIANS([.W$1]))*TAN(RADIANS([.$A31]))" office:value-type="float" office:value="0.0977396414220399" calcext:value-type="float">
            <text:p>0.098</text:p>
          </table:table-cell>
          <table:table-cell table:formula="of:=COS(RADIANS([.X$1]))*COS(RADIANS([.$A31]))" office:value-type="float" office:value="0.858550479707066" calcext:value-type="float">
            <text:p>0.859</text:p>
          </table:table-cell>
          <table:table-cell table:formula="of:=TAN(RADIANS([.Y$1]))*TAN(RADIANS([.$A31]))" office:value-type="float" office:value="0.107746764779225" calcext:value-type="float">
            <text:p>0.108</text:p>
          </table:table-cell>
          <table:table-cell table:formula="of:=COS(RADIANS([.Z$1]))*COS(RADIANS([.$A31]))" office:value-type="float" office:value="0.855507168092904" calcext:value-type="float">
            <text:p>0.856</text:p>
          </table:table-cell>
          <table:table-cell table:formula="of:=TAN(RADIANS([.AA$1]))*TAN(RADIANS([.$A31]))" office:value-type="float" office:value="0.117822026079372" calcext:value-type="float">
            <text:p>0.118</text:p>
          </table:table-cell>
          <table:table-cell table:formula="of:=COS(RADIANS([.AB$1]))*COS(RADIANS([.$A31]))" office:value-type="float" office:value="0.852203260707856" calcext:value-type="float">
            <text:p>0.852</text:p>
          </table:table-cell>
          <table:table-cell table:formula="of:=TAN(RADIANS([.AC$1]))*TAN(RADIANS([.$A31]))" office:value-type="float" office:value="0.127972328033427" calcext:value-type="float">
            <text:p>0.128</text:p>
          </table:table-cell>
          <table:table-cell table:formula="of:=COS(RADIANS([.AD$1]))*COS(RADIANS([.$A31]))" office:value-type="float" office:value="0.848639763954119" calcext:value-type="float">
            <text:p>0.849</text:p>
          </table:table-cell>
          <table:table-cell table:formula="of:=TAN(RADIANS([.AE$1]))*TAN(RADIANS([.$A31]))" office:value-type="float" office:value="0.138204768756617" calcext:value-type="float">
            <text:p>0.138</text:p>
          </table:table-cell>
          <table:table-cell table:formula="of:=COS(RADIANS([.AF$1]))*COS(RADIANS([.$A31]))" office:value-type="float" office:value="0.844817763307324" calcext:value-type="float">
            <text:p>0.845</text:p>
          </table:table-cell>
          <table:table-cell table:formula="of:=TAN(RADIANS([.AG$1]))*TAN(RADIANS([.$A31]))" office:value-type="float" office:value="0.148526662694031" calcext:value-type="float">
            <text:p>0.149</text:p>
          </table:table-cell>
          <table:table-cell table:formula="of:=COS(RADIANS([.AH$1]))*COS(RADIANS([.$A31]))" office:value-type="float" office:value="0.840738422985891" calcext:value-type="float">
            <text:p>0.841</text:p>
          </table:table-cell>
          <table:table-cell table:formula="of:=TAN(RADIANS([.AI$1]))*TAN(RADIANS([.$A31]))" office:value-type="float" office:value="0.158945562788423" calcext:value-type="float">
            <text:p>0.159</text:p>
          </table:table-cell>
          <table:table-cell table:formula="of:=COS(RADIANS([.AJ$1]))*COS(RADIANS([.$A31]))" office:value-type="float" office:value="0.836402985596402" calcext:value-type="float">
            <text:p>0.836</text:p>
          </table:table-cell>
          <table:table-cell table:formula="of:=TAN(RADIANS([.AK$1]))*TAN(RADIANS([.$A31]))" office:value-type="float" office:value="0.169469284039359" calcext:value-type="float">
            <text:p>0.169</text:p>
          </table:table-cell>
          <table:table-cell table:formula="of:=COS(RADIANS([.AL$1]))*COS(RADIANS([.$A31]))" office:value-type="float" office:value="0.831812771755081" calcext:value-type="float">
            <text:p>0.832</text:p>
          </table:table-cell>
          <table:table-cell table:formula="of:=TAN(RADIANS([.AM$1]))*TAN(RADIANS([.$A31]))" office:value-type="float" office:value="0.180105928617184" calcext:value-type="float">
            <text:p>0.180</text:p>
          </table:table-cell>
          <table:table-cell table:formula="of:=COS(RADIANS([.AN$1]))*COS(RADIANS([.$A31]))" office:value-type="float" office:value="0.826969179685533" calcext:value-type="float">
            <text:p>0.827</text:p>
          </table:table-cell>
          <table:table-cell table:formula="of:=TAN(RADIANS([.AO$1]))*TAN(RADIANS([.$A31]))" office:value-type="float" office:value="0.19086391271159" calcext:value-type="float">
            <text:p>0.191</text:p>
          </table:table-cell>
          <table:table-cell table:formula="of:=COS(RADIANS([.AP$1]))*COS(RADIANS([.$A31]))" office:value-type="float" office:value="0.821873684792823" calcext:value-type="float">
            <text:p>0.822</text:p>
          </table:table-cell>
          <table:table-cell table:formula="of:=TAN(RADIANS([.AQ$1]))*TAN(RADIANS([.$A31]))" office:value-type="float" office:value="0.201751995313141" calcext:value-type="float">
            <text:p>0.202</text:p>
          </table:table-cell>
          <table:table-cell table:formula="of:=COS(RADIANS([.AR$1]))*COS(RADIANS([.$A31]))" office:value-type="float" office:value="0.816527839214055" calcext:value-type="float">
            <text:p>0.817</text:p>
          </table:table-cell>
          <table:table-cell table:formula="of:=TAN(RADIANS([.AS$1]))*TAN(RADIANS([.$A31]))" office:value-type="float" office:value="0.212779309147314" calcext:value-type="float">
            <text:p>0.213</text:p>
          </table:table-cell>
          <table:table-cell table:formula="of:=COS(RADIANS([.AT$1]))*COS(RADIANS([.$A31]))" office:value-type="float" office:value="0.81093327134558" calcext:value-type="float">
            <text:p>0.811</text:p>
          </table:table-cell>
          <table:table-cell table:formula="of:=TAN(RADIANS([.AU$1]))*TAN(RADIANS([.$A31]))" office:value-type="float" office:value="0.223955394004728" calcext:value-type="float">
            <text:p>0.224</text:p>
          </table:table-cell>
          <table:table-cell table:formula="of:=COS(RADIANS([.AV$1]))*COS(RADIANS([.$A31]))" office:value-type="float" office:value="0.805091685346966" calcext:value-type="float">
            <text:p>0.805</text:p>
          </table:table-cell>
          <table:table-cell table:formula="of:=TAN(RADIANS([.AW$1]))*TAN(RADIANS([.$A31]))" office:value-type="float" office:value="0.235290232738734" calcext:value-type="float">
            <text:p>0.2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S(RADIANS([.B$1]))*COS(RADIANS([.$A32]))" office:value-type="float" office:value="0.866025403784439" calcext:value-type="float">
            <text:p>0.866</text:p>
          </table:table-cell>
          <table:table-cell table:formula="of:=TAN(RADIANS([.C$1]))*TAN(RADIANS([.$A32]))" office:value-type="float" office:value="0" calcext:value-type="float">
            <text:p>0.000</text:p>
          </table:table-cell>
          <table:table-cell table:formula="of:=COS(RADIANS([.D$1]))*COS(RADIANS([.$A32]))" office:value-type="float" office:value="0.865893503920754" calcext:value-type="float">
            <text:p>0.866</text:p>
          </table:table-cell>
          <table:table-cell table:formula="of:=TAN(RADIANS([.E$1]))*TAN(RADIANS([.$A32]))" office:value-type="float" office:value="0.0100776864350288" calcext:value-type="float">
            <text:p>0.010</text:p>
          </table:table-cell>
          <table:table-cell table:formula="of:=COS(RADIANS([.F$1]))*COS(RADIANS([.$A32]))" office:value-type="float" office:value="0.865497844507676" calcext:value-type="float">
            <text:p>0.865</text:p>
          </table:table-cell>
          <table:table-cell table:formula="of:=TAN(RADIANS([.G$1]))*TAN(RADIANS([.$A32]))" office:value-type="float" office:value="0.0201615156663694" calcext:value-type="float">
            <text:p>0.020</text:p>
          </table:table-cell>
          <table:table-cell table:formula="of:=COS(RADIANS([.H$1]))*COS(RADIANS([.$A32]))" office:value-type="float" office:value="0.864838546066896" calcext:value-type="float">
            <text:p>0.865</text:p>
          </table:table-cell>
          <table:table-cell table:formula="of:=TAN(RADIANS([.I$1]))*TAN(RADIANS([.$A32]))" office:value-type="float" office:value="0.0302576454766943" calcext:value-type="float">
            <text:p>0.030</text:p>
          </table:table-cell>
          <table:table-cell table:formula="of:=COS(RADIANS([.J$1]))*COS(RADIANS([.$A32]))" office:value-type="float" office:value="0.863915809427104" calcext:value-type="float">
            <text:p>0.864</text:p>
          </table:table-cell>
          <table:table-cell table:formula="of:=TAN(RADIANS([.K$1]))*TAN(RADIANS([.$A32]))" office:value-type="float" office:value="0.0403722636991581" calcext:value-type="float">
            <text:p>0.040</text:p>
          </table:table-cell>
          <table:table-cell table:formula="of:=COS(RADIANS([.L$1]))*COS(RADIANS([.$A32]))" office:value-type="float" office:value="0.862729915662821" calcext:value-type="float">
            <text:p>0.863</text:p>
          </table:table-cell>
          <table:table-cell table:formula="of:=TAN(RADIANS([.M$1]))*TAN(RADIANS([.$A32]))" office:value-type="float" office:value="0.0505116034377328" calcext:value-type="float">
            <text:p>0.051</text:p>
          </table:table-cell>
          <table:table-cell table:formula="of:=COS(RADIANS([.N$1]))*COS(RADIANS([.$A32]))" office:value-type="float" office:value="0.861281226008774" calcext:value-type="float">
            <text:p>0.861</text:p>
          </table:table-cell>
          <table:table-cell table:formula="of:=TAN(RADIANS([.O$1]))*TAN(RADIANS([.$A32]))" office:value-type="float" office:value="0.0606819585236081" calcext:value-type="float">
            <text:p>0.061</text:p>
          </table:table-cell>
          <table:table-cell table:formula="of:=COS(RADIANS([.P$1]))*COS(RADIANS([.$A32]))" office:value-type="float" office:value="0.859570181749867" calcext:value-type="float">
            <text:p>0.860</text:p>
          </table:table-cell>
          <table:table-cell table:formula="of:=TAN(RADIANS([.Q$1]))*TAN(RADIANS([.$A32]))" office:value-type="float" office:value="0.070889699289622" calcext:value-type="float">
            <text:p>0.071</text:p>
          </table:table-cell>
          <table:table-cell table:formula="of:=COS(RADIANS([.R$1]))*COS(RADIANS([.$A32]))" office:value-type="float" office:value="0.857597304086755" calcext:value-type="float">
            <text:p>0.858</text:p>
          </table:table-cell>
          <table:table-cell table:formula="of:=TAN(RADIANS([.S$1]))*TAN(RADIANS([.$A32]))" office:value-type="float" office:value="0.0811412887475604" calcext:value-type="float">
            <text:p>0.081</text:p>
          </table:table-cell>
          <table:table-cell table:formula="of:=COS(RADIANS([.T$1]))*COS(RADIANS([.$A32]))" office:value-type="float" office:value="0.855363193977086" calcext:value-type="float">
            <text:p>0.855</text:p>
          </table:table-cell>
          <table:table-cell table:formula="of:=TAN(RADIANS([.U$1]))*TAN(RADIANS([.$A32]))" office:value-type="float" office:value="0.0914432992568192" calcext:value-type="float">
            <text:p>0.091</text:p>
          </table:table-cell>
          <table:table-cell table:formula="of:=COS(RADIANS([.V$1]))*COS(RADIANS([.$A32]))" office:value-type="float" office:value="0.852868531952443" calcext:value-type="float">
            <text:p>0.853</text:p>
          </table:table-cell>
          <table:table-cell table:formula="of:=TAN(RADIANS([.W$1]))*TAN(RADIANS([.$A32]))" office:value-type="float" office:value="0.101802429777426" calcext:value-type="float">
            <text:p>0.102</text:p>
          </table:table-cell>
          <table:table-cell table:formula="of:=COS(RADIANS([.X$1]))*COS(RADIANS([.$A32]))" office:value-type="float" office:value="0.850114077911044" calcext:value-type="float">
            <text:p>0.850</text:p>
          </table:table-cell>
          <table:table-cell table:formula="of:=TAN(RADIANS([.Y$1]))*TAN(RADIANS([.$A32]))" office:value-type="float" office:value="0.112225523805824" calcext:value-type="float">
            <text:p>0.112</text:p>
          </table:table-cell>
          <table:table-cell table:formula="of:=COS(RADIANS([.Z$1]))*COS(RADIANS([.$A32]))" office:value-type="float" office:value="0.847100670886274" calcext:value-type="float">
            <text:p>0.847</text:p>
          </table:table-cell>
          <table:table-cell table:formula="of:=TAN(RADIANS([.AA$1]))*TAN(RADIANS([.$A32]))" office:value-type="float" office:value="0.122719588098209" calcext:value-type="float">
            <text:p>0.123</text:p>
          </table:table-cell>
          <table:table-cell table:formula="of:=COS(RADIANS([.AB$1]))*COS(RADIANS([.$A32]))" office:value-type="float" office:value="0.843829228791103" calcext:value-type="float">
            <text:p>0.844</text:p>
          </table:table-cell>
          <table:table-cell table:formula="of:=TAN(RADIANS([.AC$1]))*TAN(RADIANS([.$A32]))" office:value-type="float" office:value="0.133291812293666" calcext:value-type="float">
            <text:p>0.133</text:p>
          </table:table-cell>
          <table:table-cell table:formula="of:=COS(RADIANS([.AD$1]))*COS(RADIANS([.$A32]))" office:value-type="float" office:value="0.840300748138485" calcext:value-type="float">
            <text:p>0.840</text:p>
          </table:table-cell>
          <table:table-cell table:formula="of:=TAN(RADIANS([.AE$1]))*TAN(RADIANS([.$A32]))" office:value-type="float" office:value="0.143949589558022" calcext:value-type="float">
            <text:p>0.144</text:p>
          </table:table-cell>
          <table:table-cell table:formula="of:=COS(RADIANS([.AF$1]))*COS(RADIANS([.$A32]))" office:value-type="float" office:value="0.836516303737808" calcext:value-type="float">
            <text:p>0.837</text:p>
          </table:table-cell>
          <table:table-cell table:formula="of:=TAN(RADIANS([.AG$1]))*TAN(RADIANS([.$A32]))" office:value-type="float" office:value="0.154700538379252" calcext:value-type="float">
            <text:p>0.155</text:p>
          </table:table-cell>
          <table:table-cell table:formula="of:=COS(RADIANS([.AH$1]))*COS(RADIANS([.$A32]))" office:value-type="float" office:value="0.832477048367497" calcext:value-type="float">
            <text:p>0.832</text:p>
          </table:table-cell>
          <table:table-cell table:formula="of:=TAN(RADIANS([.AI$1]))*TAN(RADIANS([.$A32]))" office:value-type="float" office:value="0.165552525656731" calcext:value-type="float">
            <text:p>0.166</text:p>
          </table:table-cell>
          <table:table-cell table:formula="of:=COS(RADIANS([.AJ$1]))*COS(RADIANS([.$A32]))" office:value-type="float" office:value="0.828184212423867" calcext:value-type="float">
            <text:p>0.828</text:p>
          </table:table-cell>
          <table:table-cell table:formula="of:=TAN(RADIANS([.AK$1]))*TAN(RADIANS([.$A32]))" office:value-type="float" office:value="0.176513691239685" calcext:value-type="float">
            <text:p>0.177</text:p>
          </table:table-cell>
          <table:table-cell table:formula="of:=COS(RADIANS([.AL$1]))*COS(RADIANS([.$A32]))" office:value-type="float" office:value="0.823639103546332" calcext:value-type="float">
            <text:p>0.824</text:p>
          </table:table-cell>
          <table:table-cell table:formula="of:=TAN(RADIANS([.AM$1]))*TAN(RADIANS([.$A32]))" office:value-type="float" office:value="0.18759247408508" calcext:value-type="float">
            <text:p>0.188</text:p>
          </table:table-cell>
          <table:table-cell table:formula="of:=COS(RADIANS([.AN$1]))*COS(RADIANS([.$A32]))" office:value-type="float" office:value="0.818843106219086" calcext:value-type="float">
            <text:p>0.819</text:p>
          </table:table-cell>
          <table:table-cell table:formula="of:=TAN(RADIANS([.AO$1]))*TAN(RADIANS([.$A32]))" office:value-type="float" office:value="0.19879764022221" calcext:value-type="float">
            <text:p>0.199</text:p>
          </table:table-cell>
          <table:table-cell table:formula="of:=COS(RADIANS([.AP$1]))*COS(RADIANS([.$A32]))" office:value-type="float" office:value="0.813797681349374" calcext:value-type="float">
            <text:p>0.814</text:p>
          </table:table-cell>
          <table:table-cell table:formula="of:=TAN(RADIANS([.AQ$1]))*TAN(RADIANS([.$A32]))" office:value-type="float" office:value="0.210138312730603" calcext:value-type="float">
            <text:p>0.210</text:p>
          </table:table-cell>
          <table:table-cell table:formula="of:=COS(RADIANS([.AR$1]))*COS(RADIANS([.$A32]))" office:value-type="float" office:value="0.808504365822488" calcext:value-type="float">
            <text:p>0.809</text:p>
          </table:table-cell>
          <table:table-cell table:formula="of:=TAN(RADIANS([.AS$1]))*TAN(RADIANS([.$A32]))" office:value-type="float" office:value="0.221624003959913" calcext:value-type="float">
            <text:p>0.222</text:p>
          </table:table-cell>
          <table:table-cell table:formula="of:=COS(RADIANS([.AT$1]))*COS(RADIANS([.$A32]))" office:value-type="float" office:value="0.802964772033614" calcext:value-type="float">
            <text:p>0.803</text:p>
          </table:table-cell>
          <table:table-cell table:formula="of:=TAN(RADIANS([.AU$1]))*TAN(RADIANS([.$A32]))" office:value-type="float" office:value="0.233264650245596" calcext:value-type="float">
            <text:p>0.233</text:p>
          </table:table-cell>
          <table:table-cell table:formula="of:=COS(RADIANS([.AV$1]))*COS(RADIANS([.$A32]))" office:value-type="float" office:value="0.797180587396685" calcext:value-type="float">
            <text:p>0.797</text:p>
          </table:table-cell>
          <table:table-cell table:formula="of:=TAN(RADIANS([.AW$1]))*TAN(RADIANS([.$A32]))" office:value-type="float" office:value="0.245070649402832" calcext:value-type="float">
            <text:p>0.2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S(RADIANS([.B$1]))*COS(RADIANS([.$A33]))" office:value-type="float" office:value="0.857167300702112" calcext:value-type="float">
            <text:p>0.857</text:p>
          </table:table-cell>
          <table:table-cell table:formula="of:=TAN(RADIANS([.C$1]))*TAN(RADIANS([.$A33]))" office:value-type="float" office:value="0" calcext:value-type="float">
            <text:p>0.000</text:p>
          </table:table-cell>
          <table:table-cell table:formula="of:=COS(RADIANS([.D$1]))*COS(RADIANS([.$A33]))" office:value-type="float" office:value="0.857036749970432" calcext:value-type="float">
            <text:p>0.857</text:p>
          </table:table-cell>
          <table:table-cell table:formula="of:=TAN(RADIANS([.E$1]))*TAN(RADIANS([.$A33]))" office:value-type="float" office:value="0.0104880611179351" calcext:value-type="float">
            <text:p>0.010</text:p>
          </table:table-cell>
          <table:table-cell table:formula="of:=COS(RADIANS([.F$1]))*COS(RADIANS([.$A33]))" office:value-type="float" office:value="0.85664513754241" calcext:value-type="float">
            <text:p>0.857</text:p>
          </table:table-cell>
          <table:table-cell table:formula="of:=TAN(RADIANS([.G$1]))*TAN(RADIANS([.$A33]))" office:value-type="float" office:value="0.0209825151737303" calcext:value-type="float">
            <text:p>0.021</text:p>
          </table:table-cell>
          <table:table-cell table:formula="of:=COS(RADIANS([.H$1]))*COS(RADIANS([.$A33]))" office:value-type="float" office:value="0.855992582706984" calcext:value-type="float">
            <text:p>0.856</text:p>
          </table:table-cell>
          <table:table-cell table:formula="of:=TAN(RADIANS([.I$1]))*TAN(RADIANS([.$A33]))" office:value-type="float" office:value="0.0314897707018679" calcext:value-type="float">
            <text:p>0.031</text:p>
          </table:table-cell>
          <table:table-cell table:formula="of:=COS(RADIANS([.J$1]))*COS(RADIANS([.$A33]))" office:value-type="float" office:value="0.85507928423868" calcext:value-type="float">
            <text:p>0.855</text:p>
          </table:table-cell>
          <table:table-cell table:formula="of:=TAN(RADIANS([.K$1]))*TAN(RADIANS([.$A33]))" office:value-type="float" office:value="0.0420162675110015" calcext:value-type="float">
            <text:p>0.042</text:p>
          </table:table-cell>
          <table:table-cell table:formula="of:=COS(RADIANS([.L$1]))*COS(RADIANS([.$A33]))" office:value-type="float" office:value="0.853905520337057" calcext:value-type="float">
            <text:p>0.854</text:p>
          </table:table-cell>
          <table:table-cell table:formula="of:=TAN(RADIANS([.M$1]))*TAN(RADIANS([.$A33]))" office:value-type="float" office:value="0.0525684925240806" calcext:value-type="float">
            <text:p>0.053</text:p>
          </table:table-cell>
          <table:table-cell table:formula="of:=COS(RADIANS([.N$1]))*COS(RADIANS([.$A33]))" office:value-type="float" office:value="0.852471648541971" calcext:value-type="float">
            <text:p>0.852</text:p>
          </table:table-cell>
          <table:table-cell table:formula="of:=TAN(RADIANS([.O$1]))*TAN(RADIANS([.$A33]))" office:value-type="float" office:value="0.0631529958641527" calcext:value-type="float">
            <text:p>0.063</text:p>
          </table:table-cell>
          <table:table-cell table:formula="of:=COS(RADIANS([.P$1]))*COS(RADIANS([.$A33]))" office:value-type="float" office:value="0.850778105624661" calcext:value-type="float">
            <text:p>0.851</text:p>
          </table:table-cell>
          <table:table-cell table:formula="of:=TAN(RADIANS([.Q$1]))*TAN(RADIANS([.$A33]))" office:value-type="float" office:value="0.0737764072711464" calcext:value-type="float">
            <text:p>0.074</text:p>
          </table:table-cell>
          <table:table-cell table:formula="of:=COS(RADIANS([.R$1]))*COS(RADIANS([.$A33]))" office:value-type="float" office:value="0.848825407454706" calcext:value-type="float">
            <text:p>0.849</text:p>
          </table:table-cell>
          <table:table-cell table:formula="of:=TAN(RADIANS([.S$1]))*TAN(RADIANS([.$A33]))" office:value-type="float" office:value="0.084445452937929" calcext:value-type="float">
            <text:p>0.084</text:p>
          </table:table-cell>
          <table:table-cell table:formula="of:=COS(RADIANS([.T$1]))*COS(RADIANS([.$A33]))" office:value-type="float" office:value="0.846614148842883" calcext:value-type="float">
            <text:p>0.847</text:p>
          </table:table-cell>
          <table:table-cell table:formula="of:=TAN(RADIANS([.U$1]))*TAN(RADIANS([.$A33]))" office:value-type="float" office:value="0.0951669728577346" calcext:value-type="float">
            <text:p>0.095</text:p>
          </table:table-cell>
          <table:table-cell table:formula="of:=COS(RADIANS([.V$1]))*COS(RADIANS([.$A33]))" office:value-type="float" office:value="0.844145003359987" calcext:value-type="float">
            <text:p>0.844</text:p>
          </table:table-cell>
          <table:table-cell table:formula="of:=TAN(RADIANS([.W$1]))*TAN(RADIANS([.$A33]))" office:value-type="float" office:value="0.105947938779749" calcext:value-type="float">
            <text:p>0.106</text:p>
          </table:table-cell>
          <table:table-cell table:formula="of:=COS(RADIANS([.X$1]))*COS(RADIANS([.$A33]))" office:value-type="float" office:value="0.841418723131651" calcext:value-type="float">
            <text:p>0.841</text:p>
          </table:table-cell>
          <table:table-cell table:formula="of:=TAN(RADIANS([.Y$1]))*TAN(RADIANS([.$A33]))" office:value-type="float" office:value="0.116795472875258" calcext:value-type="float">
            <text:p>0.117</text:p>
          </table:table-cell>
          <table:table-cell table:formula="of:=COS(RADIANS([.Z$1]))*COS(RADIANS([.$A33]))" office:value-type="float" office:value="0.838436138609244" calcext:value-type="float">
            <text:p>0.838</text:p>
          </table:table-cell>
          <table:table-cell table:formula="of:=TAN(RADIANS([.AA$1]))*TAN(RADIANS([.$A33]))" office:value-type="float" office:value="0.127716867223419" calcext:value-type="float">
            <text:p>0.128</text:p>
          </table:table-cell>
          <table:table-cell table:formula="of:=COS(RADIANS([.AB$1]))*COS(RADIANS([.$A33]))" office:value-type="float" office:value="0.835198158316902" calcext:value-type="float">
            <text:p>0.835</text:p>
          </table:table-cell>
          <table:table-cell table:formula="of:=TAN(RADIANS([.AC$1]))*TAN(RADIANS([.$A33]))" office:value-type="float" office:value="0.138719604233479" calcext:value-type="float">
            <text:p>0.139</text:p>
          </table:table-cell>
          <table:table-cell table:formula="of:=COS(RADIANS([.AD$1]))*COS(RADIANS([.$A33]))" office:value-type="float" office:value="0.831705768574791" calcext:value-type="float">
            <text:p>0.832</text:p>
          </table:table-cell>
          <table:table-cell table:formula="of:=TAN(RADIANS([.AE$1]))*TAN(RADIANS([.$A33]))" office:value-type="float" office:value="0.149811378129259" calcext:value-type="float">
            <text:p>0.150</text:p>
          </table:table-cell>
          <table:table-cell table:formula="of:=COS(RADIANS([.AF$1]))*COS(RADIANS([.$A33]))" office:value-type="float" office:value="0.827960033198658" calcext:value-type="float">
            <text:p>0.828</text:p>
          </table:table-cell>
          <table:table-cell table:formula="of:=TAN(RADIANS([.AG$1]))*TAN(RADIANS([.$A33]))" office:value-type="float" office:value="0.161000117632099" calcext:value-type="float">
            <text:p>0.161</text:p>
          </table:table-cell>
          <table:table-cell table:formula="of:=COS(RADIANS([.AH$1]))*COS(RADIANS([.$A33]))" office:value-type="float" office:value="0.823962093175783" calcext:value-type="float">
            <text:p>0.824</text:p>
          </table:table-cell>
          <table:table-cell table:formula="of:=TAN(RADIANS([.AI$1]))*TAN(RADIANS([.$A33]))" office:value-type="float" office:value="0.172294009990334" calcext:value-type="float">
            <text:p>0.172</text:p>
          </table:table-cell>
          <table:table-cell table:formula="of:=COS(RADIANS([.AJ$1]))*COS(RADIANS([.$A33]))" office:value-type="float" office:value="0.819713166317427" calcext:value-type="float">
            <text:p>0.820</text:p>
          </table:table-cell>
          <table:table-cell table:formula="of:=TAN(RADIANS([.AK$1]))*TAN(RADIANS([.$A33]))" office:value-type="float" office:value="0.183701526516969" calcext:value-type="float">
            <text:p>0.184</text:p>
          </table:table-cell>
          <table:table-cell table:formula="of:=COS(RADIANS([.AL$1]))*COS(RADIANS([.$A33]))" office:value-type="float" office:value="0.815214546887871" calcext:value-type="float">
            <text:p>0.815</text:p>
          </table:table-cell>
          <table:table-cell table:formula="of:=TAN(RADIANS([.AM$1]))*TAN(RADIANS([.$A33]))" office:value-type="float" office:value="0.195231449812751" calcext:value-type="float">
            <text:p>0.195</text:p>
          </table:table-cell>
          <table:table-cell table:formula="of:=COS(RADIANS([.AN$1]))*COS(RADIANS([.$A33]))" office:value-type="float" office:value="0.810467605210173" calcext:value-type="float">
            <text:p>0.810</text:p>
          </table:table-cell>
          <table:table-cell table:formula="of:=TAN(RADIANS([.AO$1]))*TAN(RADIANS([.$A33]))" office:value-type="float" office:value="0.206892902869511" calcext:value-type="float">
            <text:p>0.207</text:p>
          </table:table-cell>
          <table:table-cell table:formula="of:=COS(RADIANS([.AP$1]))*COS(RADIANS([.$A33]))" office:value-type="float" office:value="0.805473787248751" calcext:value-type="float">
            <text:p>0.805</text:p>
          </table:table-cell>
          <table:table-cell table:formula="of:=TAN(RADIANS([.AQ$1]))*TAN(RADIANS([.$A33]))" office:value-type="float" office:value="0.218695380268796" calcext:value-type="float">
            <text:p>0.219</text:p>
          </table:table-cell>
          <table:table-cell table:formula="of:=COS(RADIANS([.AR$1]))*COS(RADIANS([.$A33]))" office:value-type="float" office:value="0.800234614168933" calcext:value-type="float">
            <text:p>0.800</text:p>
          </table:table-cell>
          <table:table-cell table:formula="of:=TAN(RADIANS([.AS$1]))*TAN(RADIANS([.$A33]))" office:value-type="float" office:value="0.230648781713797" calcext:value-type="float">
            <text:p>0.231</text:p>
          </table:table-cell>
          <table:table-cell table:formula="of:=COS(RADIANS([.AT$1]))*COS(RADIANS([.$A33]))" office:value-type="float" office:value="0.794751681873593" calcext:value-type="float">
            <text:p>0.795</text:p>
          </table:table-cell>
          <table:table-cell table:formula="of:=TAN(RADIANS([.AU$1]))*TAN(RADIANS([.$A33]))" office:value-type="float" office:value="0.242763448158681" calcext:value-type="float">
            <text:p>0.243</text:p>
          </table:table-cell>
          <table:table-cell table:formula="of:=COS(RADIANS([.AV$1]))*COS(RADIANS([.$A33]))" office:value-type="float" office:value="0.789026660517022" calcext:value-type="float">
            <text:p>0.789</text:p>
          </table:table-cell>
          <table:table-cell table:formula="of:=TAN(RADIANS([.AW$1]))*TAN(RADIANS([.$A33]))" office:value-type="float" office:value="0.255050200829313" calcext:value-type="float">
            <text:p>0.2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S(RADIANS([.B$1]))*COS(RADIANS([.$A34]))" office:value-type="float" office:value="0.848048096156426" calcext:value-type="float">
            <text:p>0.848</text:p>
          </table:table-cell>
          <table:table-cell table:formula="of:=TAN(RADIANS([.C$1]))*TAN(RADIANS([.$A34]))" office:value-type="float" office:value="0" calcext:value-type="float">
            <text:p>0.000</text:p>
          </table:table-cell>
          <table:table-cell table:formula="of:=COS(RADIANS([.D$1]))*COS(RADIANS([.$A34]))" office:value-type="float" office:value="0.847918934323768" calcext:value-type="float">
            <text:p>0.848</text:p>
          </table:table-cell>
          <table:table-cell table:formula="of:=TAN(RADIANS([.E$1]))*TAN(RADIANS([.$A34]))" office:value-type="float" office:value="0.0109071351092306" calcext:value-type="float">
            <text:p>0.011</text:p>
          </table:table-cell>
          <table:table-cell table:formula="of:=COS(RADIANS([.F$1]))*COS(RADIANS([.$A34]))" office:value-type="float" office:value="0.84753148816974" calcext:value-type="float">
            <text:p>0.848</text:p>
          </table:table-cell>
          <table:table-cell table:formula="of:=TAN(RADIANS([.G$1]))*TAN(RADIANS([.$A34]))" office:value-type="float" office:value="0.0218209186004834" calcext:value-type="float">
            <text:p>0.022</text:p>
          </table:table-cell>
          <table:table-cell table:formula="of:=COS(RADIANS([.H$1]))*COS(RADIANS([.$A34]))" office:value-type="float" office:value="0.846885875714194" calcext:value-type="float">
            <text:p>0.847</text:p>
          </table:table-cell>
          <table:table-cell table:formula="of:=TAN(RADIANS([.I$1]))*TAN(RADIANS([.$A34]))" office:value-type="float" office:value="0.032748015075601" calcext:value-type="float">
            <text:p>0.033</text:p>
          </table:table-cell>
          <table:table-cell table:formula="of:=COS(RADIANS([.J$1]))*COS(RADIANS([.$A34]))" office:value-type="float" office:value="0.845982293616937" calcext:value-type="float">
            <text:p>0.846</text:p>
          </table:table-cell>
          <table:table-cell table:formula="of:=TAN(RADIANS([.K$1]))*TAN(RADIANS([.$A34]))" office:value-type="float" office:value="0.0436951216602268" calcext:value-type="float">
            <text:p>0.044</text:p>
          </table:table-cell>
          <table:table-cell table:formula="of:=COS(RADIANS([.L$1]))*COS(RADIANS([.$A34]))" office:value-type="float" office:value="0.84482101711783" calcext:value-type="float">
            <text:p>0.845</text:p>
          </table:table-cell>
          <table:table-cell table:formula="of:=TAN(RADIANS([.M$1]))*TAN(RADIANS([.$A34]))" office:value-type="float" office:value="0.0546689844768574" calcext:value-type="float">
            <text:p>0.055</text:p>
          </table:table-cell>
          <table:table-cell table:formula="of:=COS(RADIANS([.N$1]))*COS(RADIANS([.$A34]))" office:value-type="float" office:value="0.843402399952944" calcext:value-type="float">
            <text:p>0.843</text:p>
          </table:table-cell>
          <table:table-cell table:formula="of:=TAN(RADIANS([.O$1]))*TAN(RADIANS([.$A34]))" office:value-type="float" office:value="0.0656764153733887" calcext:value-type="float">
            <text:p>0.066</text:p>
          </table:table-cell>
          <table:table-cell table:formula="of:=COS(RADIANS([.P$1]))*COS(RADIANS([.$A34]))" office:value-type="float" office:value="0.84172687424681" calcext:value-type="float">
            <text:p>0.842</text:p>
          </table:table-cell>
          <table:table-cell table:formula="of:=TAN(RADIANS([.Q$1]))*TAN(RADIANS([.$A34]))" office:value-type="float" office:value="0.0767243089958694" calcext:value-type="float">
            <text:p>0.077</text:p>
          </table:table-cell>
          <table:table-cell table:formula="of:=COS(RADIANS([.R$1]))*COS(RADIANS([.$A34]))" office:value-type="float" office:value="0.839794950380789" calcext:value-type="float">
            <text:p>0.840</text:p>
          </table:table-cell>
          <table:table-cell table:formula="of:=TAN(RADIANS([.S$1]))*TAN(RADIANS([.$A34]))" office:value-type="float" office:value="0.0878196602972793" calcext:value-type="float">
            <text:p>0.088</text:p>
          </table:table-cell>
          <table:table-cell table:formula="of:=COS(RADIANS([.T$1]))*COS(RADIANS([.$A34]))" office:value-type="float" office:value="0.837607216837606" calcext:value-type="float">
            <text:p>0.838</text:p>
          </table:table-cell>
          <table:table-cell table:formula="of:=TAN(RADIANS([.U$1]))*TAN(RADIANS([.$A34]))" office:value-type="float" office:value="0.0989695825781145" calcext:value-type="float">
            <text:p>0.099</text:p>
          </table:table-cell>
          <table:table-cell table:formula="of:=COS(RADIANS([.V$1]))*COS(RADIANS([.$A34]))" office:value-type="float" office:value="0.835164340022091" calcext:value-type="float">
            <text:p>0.835</text:p>
          </table:table-cell>
          <table:table-cell table:formula="of:=TAN(RADIANS([.W$1]))*TAN(RADIANS([.$A34]))" office:value-type="float" office:value="0.110181326159427" calcext:value-type="float">
            <text:p>0.110</text:p>
          </table:table-cell>
          <table:table-cell table:formula="of:=COS(RADIANS([.X$1]))*COS(RADIANS([.$A34]))" office:value-type="float" office:value="0.832467064058186" calcext:value-type="float">
            <text:p>0.832</text:p>
          </table:table-cell>
          <table:table-cell table:formula="of:=TAN(RADIANS([.Y$1]))*TAN(RADIANS([.$A34]))" office:value-type="float" office:value="0.121462297794821" calcext:value-type="float">
            <text:p>0.121</text:p>
          </table:table-cell>
          <table:table-cell table:formula="of:=COS(RADIANS([.Z$1]))*COS(RADIANS([.$A34]))" office:value-type="float" office:value="0.82951621056228" calcext:value-type="float">
            <text:p>0.830</text:p>
          </table:table-cell>
          <table:table-cell table:formula="of:=TAN(RADIANS([.AA$1]))*TAN(RADIANS([.$A34]))" office:value-type="float" office:value="0.132820080934822" calcext:value-type="float">
            <text:p>0.133</text:p>
          </table:table-cell>
          <table:table-cell table:formula="of:=COS(RADIANS([.AB$1]))*COS(RADIANS([.$A34]))" office:value-type="float" office:value="0.826312678392932" calcext:value-type="float">
            <text:p>0.826</text:p>
          </table:table-cell>
          <table:table-cell table:formula="of:=TAN(RADIANS([.AC$1]))*TAN(RADIANS([.$A34]))" office:value-type="float" office:value="0.144262456965109" calcext:value-type="float">
            <text:p>0.144</text:p>
          </table:table-cell>
          <table:table-cell table:formula="of:=COS(RADIANS([.AD$1]))*COS(RADIANS([.$A34]))" office:value-type="float" office:value="0.822857443377075" calcext:value-type="float">
            <text:p>0.823</text:p>
          </table:table-cell>
          <table:table-cell table:formula="of:=TAN(RADIANS([.AE$1]))*TAN(RADIANS([.$A34]))" office:value-type="float" office:value="0.155797427549465" calcext:value-type="float">
            <text:p>0.156</text:p>
          </table:table-cell>
          <table:table-cell table:formula="of:=COS(RADIANS([.AF$1]))*COS(RADIANS([.$A34]))" office:value-type="float" office:value="0.819151558012767" calcext:value-type="float">
            <text:p>0.819</text:p>
          </table:table-cell>
          <table:table-cell table:formula="of:=TAN(RADIANS([.AG$1]))*TAN(RADIANS([.$A34]))" office:value-type="float" office:value="0.167433238219063" calcext:value-type="float">
            <text:p>0.167</text:p>
          </table:table-cell>
          <table:table-cell table:formula="of:=COS(RADIANS([.AH$1]))*COS(RADIANS([.$A34]))" office:value-type="float" office:value="0.815196151148589" calcext:value-type="float">
            <text:p>0.815</text:p>
          </table:table-cell>
          <table:table-cell table:formula="of:=TAN(RADIANS([.AI$1]))*TAN(RADIANS([.$A34]))" office:value-type="float" office:value="0.179178403362096" calcext:value-type="float">
            <text:p>0.179</text:p>
          </table:table-cell>
          <table:table-cell table:formula="of:=COS(RADIANS([.AJ$1]))*COS(RADIANS([.$A34]))" office:value-type="float" office:value="0.810992427639788" calcext:value-type="float">
            <text:p>0.811</text:p>
          </table:table-cell>
          <table:table-cell table:formula="of:=TAN(RADIANS([.AK$1]))*TAN(RADIANS([.$A34]))" office:value-type="float" office:value="0.19104173278187" calcext:value-type="float">
            <text:p>0.191</text:p>
          </table:table-cell>
          <table:table-cell table:formula="of:=COS(RADIANS([.AL$1]))*COS(RADIANS([.$A34]))" office:value-type="float" office:value="0.806541667981268" calcext:value-type="float">
            <text:p>0.807</text:p>
          </table:table-cell>
          <table:table-cell table:formula="of:=TAN(RADIANS([.AM$1]))*TAN(RADIANS([.$A34]))" office:value-type="float" office:value="0.203032360007632" calcext:value-type="float">
            <text:p>0.203</text:p>
          </table:table-cell>
          <table:table-cell table:formula="of:=COS(RADIANS([.AN$1]))*COS(RADIANS([.$A34]))" office:value-type="float" office:value="0.801845227917536" calcext:value-type="float">
            <text:p>0.802</text:p>
          </table:table-cell>
          <table:table-cell table:formula="of:=TAN(RADIANS([.AO$1]))*TAN(RADIANS([.$A34]))" office:value-type="float" office:value="0.215159772560799" calcext:value-type="float">
            <text:p>0.215</text:p>
          </table:table-cell>
          <table:table-cell table:formula="of:=COS(RADIANS([.AP$1]))*COS(RADIANS([.$A34]))" office:value-type="float" office:value="0.796904538029732" calcext:value-type="float">
            <text:p>0.797</text:p>
          </table:table-cell>
          <table:table-cell table:formula="of:=TAN(RADIANS([.AQ$1]))*TAN(RADIANS([.$A34]))" office:value-type="float" office:value="0.227433844400208" calcext:value-type="float">
            <text:p>0.227</text:p>
          </table:table-cell>
          <table:table-cell table:formula="of:=COS(RADIANS([.AR$1]))*COS(RADIANS([.$A34]))" office:value-type="float" office:value="0.791721103299856" calcext:value-type="float">
            <text:p>0.792</text:p>
          </table:table-cell>
          <table:table-cell table:formula="of:=TAN(RADIANS([.AS$1]))*TAN(RADIANS([.$A34]))" office:value-type="float" office:value="0.23986487079388" calcext:value-type="float">
            <text:p>0.240</text:p>
          </table:table-cell>
          <table:table-cell table:formula="of:=COS(RADIANS([.AT$1]))*COS(RADIANS([.$A34]))" office:value-type="float" office:value="0.786296502652341" calcext:value-type="float">
            <text:p>0.786</text:p>
          </table:table-cell>
          <table:table-cell table:formula="of:=TAN(RADIANS([.AU$1]))*TAN(RADIANS([.$A34]))" office:value-type="float" office:value="0.252463605891986" calcext:value-type="float">
            <text:p>0.252</text:p>
          </table:table-cell>
          <table:table-cell table:formula="of:=COS(RADIANS([.AV$1]))*COS(RADIANS([.$A34]))" office:value-type="float" office:value="0.780632388473092" calcext:value-type="float">
            <text:p>0.781</text:p>
          </table:table-cell>
          <table:table-cell table:formula="of:=TAN(RADIANS([.AW$1]))*TAN(RADIANS([.$A34]))" office:value-type="float" office:value="0.265241303306727" calcext:value-type="float">
            <text:p>0.2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S(RADIANS([.B$1]))*COS(RADIANS([.$A35]))" office:value-type="float" office:value="0.838670567945424" calcext:value-type="float">
            <text:p>0.839</text:p>
          </table:table-cell>
          <table:table-cell table:formula="of:=TAN(RADIANS([.C$1]))*TAN(RADIANS([.$A35]))" office:value-type="float" office:value="0" calcext:value-type="float">
            <text:p>0.000</text:p>
          </table:table-cell>
          <table:table-cell table:formula="of:=COS(RADIANS([.D$1]))*COS(RADIANS([.$A35]))" office:value-type="float" office:value="0.838542834355734" calcext:value-type="float">
            <text:p>0.839</text:p>
          </table:table-cell>
          <table:table-cell table:formula="of:=TAN(RADIANS([.E$1]))*TAN(RADIANS([.$A35]))" office:value-type="float" office:value="0.0113354517041401" calcext:value-type="float">
            <text:p>0.011</text:p>
          </table:table-cell>
          <table:table-cell table:formula="of:=COS(RADIANS([.F$1]))*COS(RADIANS([.$A35]))" office:value-type="float" office:value="0.838159672495552" calcext:value-type="float">
            <text:p>0.838</text:p>
          </table:table-cell>
          <table:table-cell table:formula="of:=TAN(RADIANS([.G$1]))*TAN(RADIANS([.$A35]))" office:value-type="float" office:value="0.0226778128682409" calcext:value-type="float">
            <text:p>0.023</text:p>
          </table:table-cell>
          <table:table-cell table:formula="of:=COS(RADIANS([.H$1]))*COS(RADIANS([.$A35]))" office:value-type="float" office:value="0.837521199079693" calcext:value-type="float">
            <text:p>0.838</text:p>
          </table:table-cell>
          <table:table-cell table:formula="of:=TAN(RADIANS([.I$1]))*TAN(RADIANS([.$A35]))" office:value-type="float" office:value="0.0340340098090261" calcext:value-type="float">
            <text:p>0.034</text:p>
          </table:table-cell>
          <table:table-cell table:formula="of:=COS(RADIANS([.J$1]))*COS(RADIANS([.$A35]))" office:value-type="float" office:value="0.836627608593344" calcext:value-type="float">
            <text:p>0.837</text:p>
          </table:table-cell>
          <table:table-cell table:formula="of:=TAN(RADIANS([.K$1]))*TAN(RADIANS([.$A35]))" office:value-type="float" office:value="0.04541100264421" calcext:value-type="float">
            <text:p>0.045</text:p>
          </table:table-cell>
          <table:table-cell table:formula="of:=COS(RADIANS([.L$1]))*COS(RADIANS([.$A35]))" office:value-type="float" office:value="0.835479173232825" calcext:value-type="float">
            <text:p>0.835</text:p>
          </table:table-cell>
          <table:table-cell table:formula="of:=TAN(RADIANS([.M$1]))*TAN(RADIANS([.$A35]))" office:value-type="float" office:value="0.0568158024124371" calcext:value-type="float">
            <text:p>0.057</text:p>
          </table:table-cell>
          <table:table-cell table:formula="of:=COS(RADIANS([.N$1]))*COS(RADIANS([.$A35]))" office:value-type="float" office:value="0.834076242822669" calcext:value-type="float">
            <text:p>0.834</text:p>
          </table:table-cell>
          <table:table-cell table:formula="of:=TAN(RADIANS([.O$1]))*TAN(RADIANS([.$A35]))" office:value-type="float" office:value="0.0682554884587479" calcext:value-type="float">
            <text:p>0.068</text:p>
          </table:table-cell>
          <table:table-cell table:formula="of:=COS(RADIANS([.P$1]))*COS(RADIANS([.$A35]))" office:value-type="float" office:value="0.832419244709072" calcext:value-type="float">
            <text:p>0.832</text:p>
          </table:table-cell>
          <table:table-cell table:formula="of:=TAN(RADIANS([.Q$1]))*TAN(RADIANS([.$A35]))" office:value-type="float" office:value="0.0797372261777684" calcext:value-type="float">
            <text:p>0.080</text:p>
          </table:table-cell>
          <table:table-cell table:formula="of:=COS(RADIANS([.R$1]))*COS(RADIANS([.$A35]))" office:value-type="float" office:value="0.830508683629711" calcext:value-type="float">
            <text:p>0.831</text:p>
          </table:table-cell>
          <table:table-cell table:formula="of:=TAN(RADIANS([.S$1]))*TAN(RADIANS([.$A35]))" office:value-type="float" office:value="0.0912682852100492" calcext:value-type="float">
            <text:p>0.091</text:p>
          </table:table-cell>
          <table:table-cell table:formula="of:=COS(RADIANS([.T$1]))*COS(RADIANS([.$A35]))" office:value-type="float" office:value="0.828345141559998" calcext:value-type="float">
            <text:p>0.828</text:p>
          </table:table-cell>
          <table:table-cell table:formula="of:=TAN(RADIANS([.U$1]))*TAN(RADIANS([.$A35]))" office:value-type="float" office:value="0.102856058191092" calcext:value-type="float">
            <text:p>0.103</text:p>
          </table:table-cell>
          <table:table-cell table:formula="of:=COS(RADIANS([.V$1]))*COS(RADIANS([.$A35]))" office:value-type="float" office:value="0.825929277535805" calcext:value-type="float">
            <text:p>0.826</text:p>
          </table:table-cell>
          <table:table-cell table:formula="of:=TAN(RADIANS([.W$1]))*TAN(RADIANS([.$A35]))" office:value-type="float" office:value="0.114508080157668" calcext:value-type="float">
            <text:p>0.115</text:p>
          </table:table-cell>
          <table:table-cell table:formula="of:=COS(RADIANS([.X$1]))*COS(RADIANS([.$A35]))" office:value-type="float" office:value="0.823261827452719" calcext:value-type="float">
            <text:p>0.823</text:p>
          </table:table-cell>
          <table:table-cell table:formula="of:=TAN(RADIANS([.Y$1]))*TAN(RADIANS([.$A35]))" office:value-type="float" office:value="0.126232048722114" calcext:value-type="float">
            <text:p>0.126</text:p>
          </table:table-cell>
          <table:table-cell table:formula="of:=COS(RADIANS([.Z$1]))*COS(RADIANS([.$A35]))" office:value-type="float" office:value="0.820343603841875" calcext:value-type="float">
            <text:p>0.820</text:p>
          </table:table-cell>
          <table:table-cell table:formula="of:=TAN(RADIANS([.AA$1]))*TAN(RADIANS([.$A35]))" office:value-type="float" office:value="0.138035845132467" calcext:value-type="float">
            <text:p>0.138</text:p>
          </table:table-cell>
          <table:table-cell table:formula="of:=COS(RADIANS([.AB$1]))*COS(RADIANS([.$A35]))" office:value-type="float" office:value="0.817175495622453" calcext:value-type="float">
            <text:p>0.817</text:p>
          </table:table-cell>
          <table:table-cell table:formula="of:=TAN(RADIANS([.AC$1]))*TAN(RADIANS([.$A35]))" office:value-type="float" office:value="0.149927556344715" calcext:value-type="float">
            <text:p>0.150</text:p>
          </table:table-cell>
          <table:table-cell table:formula="of:=COS(RADIANS([.AD$1]))*COS(RADIANS([.$A35]))" office:value-type="float" office:value="0.813758467830908" calcext:value-type="float">
            <text:p>0.814</text:p>
          </table:table-cell>
          <table:table-cell table:formula="of:=TAN(RADIANS([.AE$1]))*TAN(RADIANS([.$A35]))" office:value-type="float" office:value="0.161915498243132" calcext:value-type="float">
            <text:p>0.162</text:p>
          </table:table-cell>
          <table:table-cell table:formula="of:=COS(RADIANS([.AF$1]))*COS(RADIANS([.$A35]))" office:value-type="float" office:value="0.810093561327006" calcext:value-type="float">
            <text:p>0.810</text:p>
          </table:table-cell>
          <table:table-cell table:formula="of:=TAN(RADIANS([.AG$1]))*TAN(RADIANS([.$A35]))" office:value-type="float" office:value="0.174008240155912" calcext:value-type="float">
            <text:p>0.174</text:p>
          </table:table-cell>
          <table:table-cell table:formula="of:=COS(RADIANS([.AH$1]))*COS(RADIANS([.$A35]))" office:value-type="float" office:value="0.806181892476771" calcext:value-type="float">
            <text:p>0.806</text:p>
          </table:table-cell>
          <table:table-cell table:formula="of:=TAN(RADIANS([.AI$1]))*TAN(RADIANS([.$A35]))" office:value-type="float" office:value="0.186214630826119" calcext:value-type="float">
            <text:p>0.186</text:p>
          </table:table-cell>
          <table:table-cell table:formula="of:=COS(RADIANS([.AJ$1]))*COS(RADIANS([.$A35]))" office:value-type="float" office:value="0.802024652812429" calcext:value-type="float">
            <text:p>0.802</text:p>
          </table:table-cell>
          <table:table-cell table:formula="of:=TAN(RADIANS([.AK$1]))*TAN(RADIANS([.$A35]))" office:value-type="float" office:value="0.198543826012703" calcext:value-type="float">
            <text:p>0.199</text:p>
          </table:table-cell>
          <table:table-cell table:formula="of:=COS(RADIANS([.AL$1]))*COS(RADIANS([.$A35]))" office:value-type="float" office:value="0.797623108669453" calcext:value-type="float">
            <text:p>0.798</text:p>
          </table:table-cell>
          <table:table-cell table:formula="of:=TAN(RADIANS([.AM$1]))*TAN(RADIANS([.$A35]))" office:value-type="float" office:value="0.211005317913078" calcext:value-type="float">
            <text:p>0.211</text:p>
          </table:table-cell>
          <table:table-cell table:formula="of:=COS(RADIANS([.AN$1]))*COS(RADIANS([.$A35]))" office:value-type="float" office:value="0.792978600800827" calcext:value-type="float">
            <text:p>0.793</text:p>
          </table:table-cell>
          <table:table-cell table:formula="of:=TAN(RADIANS([.AO$1]))*TAN(RADIANS([.$A35]))" office:value-type="float" office:value="0.223608966617885" calcext:value-type="float">
            <text:p>0.224</text:p>
          </table:table-cell>
          <table:table-cell table:formula="of:=COS(RADIANS([.AP$1]))*COS(RADIANS([.$A35]))" office:value-type="float" office:value="0.788092543968642" calcext:value-type="float">
            <text:p>0.788</text:p>
          </table:table-cell>
          <table:table-cell table:formula="of:=TAN(RADIANS([.AQ$1]))*TAN(RADIANS([.$A35]))" office:value-type="float" office:value="0.236365033830348" calcext:value-type="float">
            <text:p>0.236</text:p>
          </table:table-cell>
          <table:table-cell table:formula="of:=COS(RADIANS([.AR$1]))*COS(RADIANS([.$A35]))" office:value-type="float" office:value="0.782966426513139" calcext:value-type="float">
            <text:p>0.783</text:p>
          </table:table-cell>
          <table:table-cell table:formula="of:=TAN(RADIANS([.AS$1]))*TAN(RADIANS([.$A35]))" office:value-type="float" office:value="0.249284219107434" calcext:value-type="float">
            <text:p>0.249</text:p>
          </table:table-cell>
          <table:table-cell table:formula="of:=COS(RADIANS([.AT$1]))*COS(RADIANS([.$A35]))" office:value-type="float" office:value="0.777601809899355" calcext:value-type="float">
            <text:p>0.778</text:p>
          </table:table-cell>
          <table:table-cell table:formula="of:=TAN(RADIANS([.AU$1]))*TAN(RADIANS([.$A35]))" office:value-type="float" office:value="0.262377698908283" calcext:value-type="float">
            <text:p>0.262</text:p>
          </table:table-cell>
          <table:table-cell table:formula="of:=COS(RADIANS([.AV$1]))*COS(RADIANS([.$A35]))" office:value-type="float" office:value="0.772000328241477" calcext:value-type="float">
            <text:p>0.772</text:p>
          </table:table-cell>
          <table:table-cell table:formula="of:=TAN(RADIANS([.AW$1]))*TAN(RADIANS([.$A35]))" office:value-type="float" office:value="0.275657168767635" calcext:value-type="float">
            <text:p>0.2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S(RADIANS([.B$1]))*COS(RADIANS([.$A36]))" office:value-type="float" office:value="0.829037572555042" calcext:value-type="float">
            <text:p>0.829</text:p>
          </table:table-cell>
          <table:table-cell table:formula="of:=TAN(RADIANS([.C$1]))*TAN(RADIANS([.$A36]))" office:value-type="float" office:value="0" calcext:value-type="float">
            <text:p>0.000</text:p>
          </table:table-cell>
          <table:table-cell table:formula="of:=COS(RADIANS([.D$1]))*COS(RADIANS([.$A36]))" office:value-type="float" office:value="0.828911306117208" calcext:value-type="float">
            <text:p>0.829</text:p>
          </table:table-cell>
          <table:table-cell table:formula="of:=TAN(RADIANS([.E$1]))*TAN(RADIANS([.$A36]))" office:value-type="float" office:value="0.0117735899561203" calcext:value-type="float">
            <text:p>0.012</text:p>
          </table:table-cell>
          <table:table-cell table:formula="of:=COS(RADIANS([.F$1]))*COS(RADIANS([.$A36]))" office:value-type="float" office:value="0.828532545265687" calcext:value-type="float">
            <text:p>0.829</text:p>
          </table:table-cell>
          <table:table-cell table:formula="of:=TAN(RADIANS([.G$1]))*TAN(RADIANS([.$A36]))" office:value-type="float" office:value="0.023554356436875" calcext:value-type="float">
            <text:p>0.024</text:p>
          </table:table-cell>
          <table:table-cell table:formula="of:=COS(RADIANS([.H$1]))*COS(RADIANS([.$A36]))" office:value-type="float" office:value="0.827901405374703" calcext:value-type="float">
            <text:p>0.828</text:p>
          </table:table-cell>
          <table:table-cell table:formula="of:=TAN(RADIANS([.I$1]))*TAN(RADIANS([.$A36]))" office:value-type="float" office:value="0.0353494934752094" calcext:value-type="float">
            <text:p>0.035</text:p>
          </table:table-cell>
          <table:table-cell table:formula="of:=COS(RADIANS([.J$1]))*COS(RADIANS([.$A36]))" office:value-type="float" office:value="0.82701807869558" calcext:value-type="float">
            <text:p>0.827</text:p>
          </table:table-cell>
          <table:table-cell table:formula="of:=TAN(RADIANS([.K$1]))*TAN(RADIANS([.$A36]))" office:value-type="float" office:value="0.0471662302115365" calcext:value-type="float">
            <text:p>0.047</text:p>
          </table:table-cell>
          <table:table-cell table:formula="of:=COS(RADIANS([.L$1]))*COS(RADIANS([.$A36]))" office:value-type="float" office:value="0.825882834298183" calcext:value-type="float">
            <text:p>0.826</text:p>
          </table:table-cell>
          <table:table-cell table:formula="of:=TAN(RADIANS([.M$1]))*TAN(RADIANS([.$A36]))" office:value-type="float" office:value="0.0590118486753971" calcext:value-type="float">
            <text:p>0.059</text:p>
          </table:table-cell>
          <table:table-cell table:formula="of:=COS(RADIANS([.N$1]))*COS(RADIANS([.$A36]))" office:value-type="float" office:value="0.824496017988952" calcext:value-type="float">
            <text:p>0.824</text:p>
          </table:table-cell>
          <table:table-cell table:formula="of:=TAN(RADIANS([.O$1]))*TAN(RADIANS([.$A36]))" office:value-type="float" office:value="0.0708937018429089" calcext:value-type="float">
            <text:p>0.071</text:p>
          </table:table-cell>
          <table:table-cell table:formula="of:=COS(RADIANS([.P$1]))*COS(RADIANS([.$A36]))" office:value-type="float" office:value="0.82285805220557" calcext:value-type="float">
            <text:p>0.823</text:p>
          </table:table-cell>
          <table:table-cell table:formula="of:=TAN(RADIANS([.Q$1]))*TAN(RADIANS([.$A36]))" office:value-type="float" office:value="0.0828192320657668" calcext:value-type="float">
            <text:p>0.083</text:p>
          </table:table-cell>
          <table:table-cell table:formula="of:=COS(RADIANS([.R$1]))*COS(RADIANS([.$A36]))" office:value-type="float" office:value="0.820969435888281" calcext:value-type="float">
            <text:p>0.821</text:p>
          </table:table-cell>
          <table:table-cell table:formula="of:=TAN(RADIANS([.S$1]))*TAN(RADIANS([.$A36]))" office:value-type="float" office:value="0.0947959899709067" calcext:value-type="float">
            <text:p>0.095</text:p>
          </table:table-cell>
          <table:table-cell table:formula="of:=COS(RADIANS([.T$1]))*COS(RADIANS([.$A36]))" office:value-type="float" office:value="0.81883074432791" calcext:value-type="float">
            <text:p>0.819</text:p>
          </table:table-cell>
          <table:table-cell table:formula="of:=TAN(RADIANS([.U$1]))*TAN(RADIANS([.$A36]))" office:value-type="float" office:value="0.106831653934221" calcext:value-type="float">
            <text:p>0.107</text:p>
          </table:table-cell>
          <table:table-cell table:formula="of:=COS(RADIANS([.V$1]))*COS(RADIANS([.$A36]))" office:value-type="float" office:value="0.816442628990626" calcext:value-type="float">
            <text:p>0.816</text:p>
          </table:table-cell>
          <table:table-cell table:formula="of:=TAN(RADIANS([.W$1]))*TAN(RADIANS([.$A36]))" office:value-type="float" office:value="0.11893405023697" calcext:value-type="float">
            <text:p>0.119</text:p>
          </table:table-cell>
          <table:table-cell table:formula="of:=COS(RADIANS([.X$1]))*COS(RADIANS([.$A36]))" office:value-type="float" office:value="0.813805817319494" calcext:value-type="float">
            <text:p>0.814</text:p>
          </table:table-cell>
          <table:table-cell table:formula="of:=TAN(RADIANS([.Y$1]))*TAN(RADIANS([.$A36]))" office:value-type="float" office:value="0.131111174019855" calcext:value-type="float">
            <text:p>0.131</text:p>
          </table:table-cell>
          <table:table-cell table:formula="of:=COS(RADIANS([.Z$1]))*COS(RADIANS([.$A36]))" office:value-type="float" office:value="0.810921112512892" calcext:value-type="float">
            <text:p>0.811</text:p>
          </table:table-cell>
          <table:table-cell table:formula="of:=TAN(RADIANS([.AA$1]))*TAN(RADIANS([.$A36]))" office:value-type="float" office:value="0.143371211157172" calcext:value-type="float">
            <text:p>0.143</text:p>
          </table:table-cell>
          <table:table-cell table:formula="of:=COS(RADIANS([.AB$1]))*COS(RADIANS([.$A36]))" office:value-type="float" office:value="0.80778939327985" calcext:value-type="float">
            <text:p>0.808</text:p>
          </table:table-cell>
          <table:table-cell table:formula="of:=TAN(RADIANS([.AC$1]))*TAN(RADIANS([.$A36]))" office:value-type="float" office:value="0.155722561182197" calcext:value-type="float">
            <text:p>0.156</text:p>
          </table:table-cell>
          <table:table-cell table:formula="of:=COS(RADIANS([.AD$1]))*COS(RADIANS([.$A36]))" office:value-type="float" office:value="0.804411613572383" calcext:value-type="float">
            <text:p>0.804</text:p>
          </table:table-cell>
          <table:table-cell table:formula="of:=TAN(RADIANS([.AE$1]))*TAN(RADIANS([.$A36]))" office:value-type="float" office:value="0.168173861405038" calcext:value-type="float">
            <text:p>0.168</text:p>
          </table:table-cell>
          <table:table-cell table:formula="of:=COS(RADIANS([.AF$1]))*COS(RADIANS([.$A36]))" office:value-type="float" office:value="0.800788802294912" calcext:value-type="float">
            <text:p>0.801</text:p>
          </table:table-cell>
          <table:table-cell table:formula="of:=TAN(RADIANS([.AG$1]))*TAN(RADIANS([.$A36]))" office:value-type="float" office:value="0.180734012375842" calcext:value-type="float">
            <text:p>0.181</text:p>
          </table:table-cell>
          <table:table-cell table:formula="of:=COS(RADIANS([.AH$1]))*COS(RADIANS([.$A36]))" office:value-type="float" office:value="0.796922062990847" calcext:value-type="float">
            <text:p>0.797</text:p>
          </table:table-cell>
          <table:table-cell table:formula="of:=TAN(RADIANS([.AI$1]))*TAN(RADIANS([.$A36]))" office:value-type="float" office:value="0.193412204859583" calcext:value-type="float">
            <text:p>0.193</text:p>
          </table:table-cell>
          <table:table-cell table:formula="of:=COS(RADIANS([.AJ$1]))*COS(RADIANS([.$A36]))" office:value-type="float" office:value="0.792812573506436" calcext:value-type="float">
            <text:p>0.793</text:p>
          </table:table-cell>
          <table:table-cell table:formula="of:=TAN(RADIANS([.AK$1]))*TAN(RADIANS([.$A36]))" office:value-type="float" office:value="0.206217948503905" calcext:value-type="float">
            <text:p>0.206</text:p>
          </table:table-cell>
          <table:table-cell table:formula="of:=COS(RADIANS([.AL$1]))*COS(RADIANS([.$A36]))" office:value-type="float" office:value="0.788461585631989" calcext:value-type="float">
            <text:p>0.788</text:p>
          </table:table-cell>
          <table:table-cell table:formula="of:=TAN(RADIANS([.AM$1]))*TAN(RADIANS([.$A36]))" office:value-type="float" office:value="0.219161102398949" calcext:value-type="float">
            <text:p>0.219</text:p>
          </table:table-cell>
          <table:table-cell table:formula="of:=COS(RADIANS([.AN$1]))*COS(RADIANS([.$A36]))" office:value-type="float" office:value="0.783870424720558" calcext:value-type="float">
            <text:p>0.784</text:p>
          </table:table-cell>
          <table:table-cell table:formula="of:=TAN(RADIANS([.AO$1]))*TAN(RADIANS([.$A36]))" office:value-type="float" office:value="0.232251907747905" calcext:value-type="float">
            <text:p>0.232</text:p>
          </table:table-cell>
          <table:table-cell table:formula="of:=COS(RADIANS([.AP$1]))*COS(RADIANS([.$A36]))" office:value-type="float" office:value="0.779040489284235" calcext:value-type="float">
            <text:p>0.779</text:p>
          </table:table-cell>
          <table:table-cell table:formula="of:=TAN(RADIANS([.AQ$1]))*TAN(RADIANS([.$A36]))" office:value-type="float" office:value="0.245501022889687" calcext:value-type="float">
            <text:p>0.246</text:p>
          </table:table-cell>
          <table:table-cell table:formula="of:=COS(RADIANS([.AR$1]))*COS(RADIANS([.$A36]))" office:value-type="float" office:value="0.773973250568141" calcext:value-type="float">
            <text:p>0.774</text:p>
          </table:table-cell>
          <table:table-cell table:formula="of:=TAN(RADIANS([.AS$1]))*TAN(RADIANS([.$A36]))" office:value-type="float" office:value="0.258919560940887" calcext:value-type="float">
            <text:p>0.259</text:p>
          </table:table-cell>
          <table:table-cell table:formula="of:=COS(RADIANS([.AT$1]))*COS(RADIANS([.$A36]))" office:value-type="float" office:value="0.768670252102276" calcext:value-type="float">
            <text:p>0.769</text:p>
          </table:table-cell>
          <table:table-cell table:formula="of:=TAN(RADIANS([.AU$1]))*TAN(RADIANS([.$A36]))" office:value-type="float" office:value="0.272519130353515" calcext:value-type="float">
            <text:p>0.273</text:p>
          </table:table-cell>
          <table:table-cell table:formula="of:=COS(RADIANS([.AV$1]))*COS(RADIANS([.$A36]))" office:value-type="float" office:value="0.763133109231346" calcext:value-type="float">
            <text:p>0.763</text:p>
          </table:table-cell>
          <table:table-cell table:formula="of:=TAN(RADIANS([.AW$1]))*TAN(RADIANS([.$A36]))" office:value-type="float" office:value="0.286311878718502" calcext:value-type="float">
            <text:p>0.2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S(RADIANS([.B$1]))*COS(RADIANS([.$A37]))" office:value-type="float" office:value="0.819152044288992" calcext:value-type="float">
            <text:p>0.819</text:p>
          </table:table-cell>
          <table:table-cell table:formula="of:=TAN(RADIANS([.C$1]))*TAN(RADIANS([.$A37]))" office:value-type="float" office:value="0" calcext:value-type="float">
            <text:p>0.000</text:p>
          </table:table-cell>
          <table:table-cell table:formula="of:=COS(RADIANS([.D$1]))*COS(RADIANS([.$A37]))" office:value-type="float" office:value="0.819027283464994" calcext:value-type="float">
            <text:p>0.819</text:p>
          </table:table-cell>
          <table:table-cell table:formula="of:=TAN(RADIANS([.E$1]))*TAN(RADIANS([.$A37]))" office:value-type="float" office:value="0.0122221680426779" calcext:value-type="float">
            <text:p>0.012</text:p>
          </table:table-cell>
          <table:table-cell table:formula="of:=COS(RADIANS([.F$1]))*COS(RADIANS([.$A37]))" office:value-type="float" office:value="0.818653038996358" calcext:value-type="float">
            <text:p>0.819</text:p>
          </table:table-cell>
          <table:table-cell table:formula="of:=TAN(RADIANS([.G$1]))*TAN(RADIANS([.$A37]))" office:value-type="float" office:value="0.0244517860382054" calcext:value-type="float">
            <text:p>0.024</text:p>
          </table:table-cell>
          <table:table-cell table:formula="of:=COS(RADIANS([.H$1]))*COS(RADIANS([.$A37]))" office:value-type="float" office:value="0.818029424881574" calcext:value-type="float">
            <text:p>0.818</text:p>
          </table:table-cell>
          <table:table-cell table:formula="of:=TAN(RADIANS([.I$1]))*TAN(RADIANS([.$A37]))" office:value-type="float" office:value="0.0366963221148161" calcext:value-type="float">
            <text:p>0.037</text:p>
          </table:table-cell>
          <table:table-cell table:formula="of:=COS(RADIANS([.J$1]))*COS(RADIANS([.$A37]))" office:value-type="float" office:value="0.817156631079541" calcext:value-type="float">
            <text:p>0.817</text:p>
          </table:table-cell>
          <table:table-cell table:formula="of:=TAN(RADIANS([.K$1]))*TAN(RADIANS([.$A37]))" office:value-type="float" office:value="0.0489632808458188" calcext:value-type="float">
            <text:p>0.049</text:p>
          </table:table-cell>
          <table:table-cell table:formula="of:=COS(RADIANS([.L$1]))*COS(RADIANS([.$A37]))" office:value-type="float" office:value="0.816034923451708" calcext:value-type="float">
            <text:p>0.816</text:p>
          </table:table-cell>
          <table:table-cell table:formula="of:=TAN(RADIANS([.M$1]))*TAN(RADIANS([.$A37]))" office:value-type="float" office:value="0.0612602217087449" calcext:value-type="float">
            <text:p>0.061</text:p>
          </table:table-cell>
          <table:table-cell table:formula="of:=COS(RADIANS([.N$1]))*COS(RADIANS([.$A37]))" office:value-type="float" office:value="0.814664643681084" calcext:value-type="float">
            <text:p>0.815</text:p>
          </table:table-cell>
          <table:table-cell table:formula="of:=TAN(RADIANS([.O$1]))*TAN(RADIANS([.$A37]))" office:value-type="float" office:value="0.0735947778307935" calcext:value-type="float">
            <text:p>0.074</text:p>
          </table:table-cell>
          <table:table-cell table:formula="of:=COS(RADIANS([.P$1]))*COS(RADIANS([.$A37]))" office:value-type="float" office:value="0.81304620916816" calcext:value-type="float">
            <text:p>0.813</text:p>
          </table:table-cell>
          <table:table-cell table:formula="of:=TAN(RADIANS([.Q$1]))*TAN(RADIANS([.$A37]))" office:value-type="float" office:value="0.085974675119983" calcext:value-type="float">
            <text:p>0.086</text:p>
          </table:table-cell>
          <table:table-cell table:formula="of:=COS(RADIANS([.R$1]))*COS(RADIANS([.$A37]))" office:value-type="float" office:value="0.811180112903769" calcext:value-type="float">
            <text:p>0.811</text:p>
          </table:table-cell>
          <table:table-cell table:formula="of:=TAN(RADIANS([.S$1]))*TAN(RADIANS([.$A37]))" office:value-type="float" office:value="0.0984077518848993" calcext:value-type="float">
            <text:p>0.098</text:p>
          </table:table-cell>
          <table:table-cell table:formula="of:=COS(RADIANS([.T$1]))*COS(RADIANS([.$A37]))" office:value-type="float" office:value="0.809066923318909" calcext:value-type="float">
            <text:p>0.809</text:p>
          </table:table-cell>
          <table:table-cell table:formula="of:=TAN(RADIANS([.U$1]))*TAN(RADIANS([.$A37]))" office:value-type="float" office:value="0.110901979050366" calcext:value-type="float">
            <text:p>0.111</text:p>
          </table:table-cell>
          <table:table-cell table:formula="of:=COS(RADIANS([.V$1]))*COS(RADIANS([.$A37]))" office:value-type="float" office:value="0.806707284111599" calcext:value-type="float">
            <text:p>0.807</text:p>
          </table:table-cell>
          <table:table-cell table:formula="of:=TAN(RADIANS([.W$1]))*TAN(RADIANS([.$A37]))" office:value-type="float" office:value="0.123465481081825" calcext:value-type="float">
            <text:p>0.123</text:p>
          </table:table-cell>
          <table:table-cell table:formula="of:=COS(RADIANS([.X$1]))*COS(RADIANS([.$A37]))" office:value-type="float" office:value="0.804101914050799" calcext:value-type="float">
            <text:p>0.804</text:p>
          </table:table-cell>
          <table:table-cell table:formula="of:=TAN(RADIANS([.Y$1]))*TAN(RADIANS([.$A37]))" office:value-type="float" office:value="0.136106557737764" calcext:value-type="float">
            <text:p>0.136</text:p>
          </table:table-cell>
          <table:table-cell table:formula="of:=COS(RADIANS([.Z$1]))*COS(RADIANS([.$A37]))" office:value-type="float" office:value="0.801251606757469" calcext:value-type="float">
            <text:p>0.801</text:p>
          </table:table-cell>
          <table:table-cell table:formula="of:=TAN(RADIANS([.AA$1]))*TAN(RADIANS([.$A37]))" office:value-type="float" office:value="0.148833706777287" calcext:value-type="float">
            <text:p>0.149</text:p>
          </table:table-cell>
          <table:table-cell table:formula="of:=COS(RADIANS([.AB$1]))*COS(RADIANS([.$A37]))" office:value-type="float" office:value="0.798157230462823" calcext:value-type="float">
            <text:p>0.798</text:p>
          </table:table-cell>
          <table:table-cell table:formula="of:=TAN(RADIANS([.AC$1]))*TAN(RADIANS([.$A37]))" office:value-type="float" office:value="0.161655647758959" calcext:value-type="float">
            <text:p>0.162</text:p>
          </table:table-cell>
          <table:table-cell table:formula="of:=COS(RADIANS([.AD$1]))*COS(RADIANS([.$A37]))" office:value-type="float" office:value="0.794819727743855" calcext:value-type="float">
            <text:p>0.795</text:p>
          </table:table-cell>
          <table:table-cell table:formula="of:=TAN(RADIANS([.AE$1]))*TAN(RADIANS([.$A37]))" office:value-type="float" office:value="0.174581347077567" calcext:value-type="float">
            <text:p>0.175</text:p>
          </table:table-cell>
          <table:table-cell table:formula="of:=COS(RADIANS([.AF$1]))*COS(RADIANS([.$A37]))" office:value-type="float" office:value="0.791240115236224" calcext:value-type="float">
            <text:p>0.791</text:p>
          </table:table-cell>
          <table:table-cell table:formula="of:=TAN(RADIANS([.AG$1]))*TAN(RADIANS([.$A37]))" office:value-type="float" office:value="0.187620044397476" calcext:value-type="float">
            <text:p>0.188</text:p>
          </table:table-cell>
          <table:table-cell table:formula="of:=COS(RADIANS([.AH$1]))*COS(RADIANS([.$A37]))" office:value-type="float" office:value="0.787419483324577" calcext:value-type="float">
            <text:p>0.787</text:p>
          </table:table-cell>
          <table:table-cell table:formula="of:=TAN(RADIANS([.AI$1]))*TAN(RADIANS([.$A37]))" office:value-type="float" office:value="0.200781280655168" calcext:value-type="float">
            <text:p>0.201</text:p>
          </table:table-cell>
          <table:table-cell table:formula="of:=COS(RADIANS([.AJ$1]))*COS(RADIANS([.$A37]))" office:value-type="float" office:value="0.783358995810406" calcext:value-type="float">
            <text:p>0.783</text:p>
          </table:table-cell>
          <table:table-cell table:formula="of:=TAN(RADIANS([.AK$1]))*TAN(RADIANS([.$A37]))" office:value-type="float" office:value="0.214074927819345" calcext:value-type="float">
            <text:p>0.214</text:p>
          </table:table-cell>
          <table:table-cell table:formula="of:=COS(RADIANS([.AL$1]))*COS(RADIANS([.$A37]))" office:value-type="float" office:value="0.779059889557542" calcext:value-type="float">
            <text:p>0.779</text:p>
          </table:table-cell>
          <table:table-cell table:formula="of:=TAN(RADIANS([.AM$1]))*TAN(RADIANS([.$A37]))" office:value-type="float" office:value="0.22751122061509" calcext:value-type="float">
            <text:p>0.228</text:p>
          </table:table-cell>
          <table:table-cell table:formula="of:=COS(RADIANS([.AN$1]))*COS(RADIANS([.$A37]))" office:value-type="float" office:value="0.774523474115396" calcext:value-type="float">
            <text:p>0.775</text:p>
          </table:table-cell>
          <table:table-cell table:formula="of:=TAN(RADIANS([.AO$1]))*TAN(RADIANS([.$A37]))" office:value-type="float" office:value="0.241100790439181" calcext:value-type="float">
            <text:p>0.241</text:p>
          </table:table-cell>
          <table:table-cell table:formula="of:=COS(RADIANS([.AP$1]))*COS(RADIANS([.$A37]))" office:value-type="float" office:value="0.769751131320057" calcext:value-type="float">
            <text:p>0.770</text:p>
          </table:table-cell>
          <table:table-cell table:formula="of:=TAN(RADIANS([.AQ$1]))*TAN(RADIANS([.$A37]))" office:value-type="float" office:value="0.254854701717149" calcext:value-type="float">
            <text:p>0.255</text:p>
          </table:table-cell>
          <table:table-cell table:formula="of:=COS(RADIANS([.AR$1]))*COS(RADIANS([.$A37]))" office:value-type="float" office:value="0.764744314873372" calcext:value-type="float">
            <text:p>0.765</text:p>
          </table:table-cell>
          <table:table-cell table:formula="of:=TAN(RADIANS([.AS$1]))*TAN(RADIANS([.$A37]))" office:value-type="float" office:value="0.268784490979394" calcext:value-type="float">
            <text:p>0.269</text:p>
          </table:table-cell>
          <table:table-cell table:formula="of:=COS(RADIANS([.AT$1]))*COS(RADIANS([.$A37]))" office:value-type="float" office:value="0.759504549900131" calcext:value-type="float">
            <text:p>0.760</text:p>
          </table:table-cell>
          <table:table-cell table:formula="of:=TAN(RADIANS([.AU$1]))*TAN(RADIANS([.$A37]))" office:value-type="float" office:value="0.282902208964195" calcext:value-type="float">
            <text:p>0.283</text:p>
          </table:table-cell>
          <table:table-cell table:formula="of:=COS(RADIANS([.AV$1]))*COS(RADIANS([.$A37]))" office:value-type="float" office:value="0.754033432483505" calcext:value-type="float">
            <text:p>0.754</text:p>
          </table:table-cell>
          <table:table-cell table:formula="of:=TAN(RADIANS([.AW$1]))*TAN(RADIANS([.$A37]))" office:value-type="float" office:value="0.297220466090146" calcext:value-type="float">
            <text:p>0.2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S(RADIANS([.B$1]))*COS(RADIANS([.$A38]))" office:value-type="float" office:value="0.809016994374947" calcext:value-type="float">
            <text:p>0.809</text:p>
          </table:table-cell>
          <table:table-cell table:formula="of:=TAN(RADIANS([.C$1]))*TAN(RADIANS([.$A38]))" office:value-type="float" office:value="0" calcext:value-type="float">
            <text:p>0.000</text:p>
          </table:table-cell>
          <table:table-cell table:formula="of:=COS(RADIANS([.D$1]))*COS(RADIANS([.$A38]))" office:value-type="float" office:value="0.808893777168142" calcext:value-type="float">
            <text:p>0.809</text:p>
          </table:table-cell>
          <table:table-cell table:formula="of:=TAN(RADIANS([.E$1]))*TAN(RADIANS([.$A38]))" office:value-type="float" office:value="0.0126818469994449" calcext:value-type="float">
            <text:p>0.013</text:p>
          </table:table-cell>
          <table:table-cell table:formula="of:=COS(RADIANS([.F$1]))*COS(RADIANS([.$A38]))" office:value-type="float" office:value="0.808524163080882" calcext:value-type="float">
            <text:p>0.809</text:p>
          </table:table-cell>
          <table:table-cell table:formula="of:=TAN(RADIANS([.G$1]))*TAN(RADIANS([.$A38]))" office:value-type="float" office:value="0.0253714241464269" calcext:value-type="float">
            <text:p>0.025</text:p>
          </table:table-cell>
          <table:table-cell table:formula="of:=COS(RADIANS([.H$1]))*COS(RADIANS([.$A38]))" office:value-type="float" office:value="0.807908264701197" calcext:value-type="float">
            <text:p>0.808</text:p>
          </table:table-cell>
          <table:table-cell table:formula="of:=TAN(RADIANS([.I$1]))*TAN(RADIANS([.$A38]))" office:value-type="float" office:value="0.0380764804474477" calcext:value-type="float">
            <text:p>0.038</text:p>
          </table:table-cell>
          <table:table-cell table:formula="of:=COS(RADIANS([.J$1]))*COS(RADIANS([.$A38]))" office:value-type="float" office:value="0.807046269637702" calcext:value-type="float">
            <text:p>0.807</text:p>
          </table:table-cell>
          <table:table-cell table:formula="of:=TAN(RADIANS([.K$1]))*TAN(RADIANS([.$A38]))" office:value-type="float" office:value="0.0508048027247935" calcext:value-type="float">
            <text:p>0.051</text:p>
          </table:table-cell>
          <table:table-cell table:formula="of:=COS(RADIANS([.L$1]))*COS(RADIANS([.$A38]))" office:value-type="float" office:value="0.805938440462442" calcext:value-type="float">
            <text:p>0.806</text:p>
          </table:table-cell>
          <table:table-cell table:formula="of:=TAN(RADIANS([.M$1]))*TAN(RADIANS([.$A38]))" office:value-type="float" office:value="0.0635642347699352" calcext:value-type="float">
            <text:p>0.064</text:p>
          </table:table-cell>
          <table:table-cell table:formula="of:=COS(RADIANS([.N$1]))*COS(RADIANS([.$A38]))" office:value-type="float" office:value="0.804585114630916" calcext:value-type="float">
            <text:p>0.805</text:p>
          </table:table-cell>
          <table:table-cell table:formula="of:=TAN(RADIANS([.O$1]))*TAN(RADIANS([.$A38]))" office:value-type="float" office:value="0.0763626967939948" calcext:value-type="float">
            <text:p>0.076</text:p>
          </table:table-cell>
          <table:table-cell table:formula="of:=COS(RADIANS([.P$1]))*COS(RADIANS([.$A38]))" office:value-type="float" office:value="0.802986704379283" calcext:value-type="float">
            <text:p>0.803</text:p>
          </table:table-cell>
          <table:table-cell table:formula="of:=TAN(RADIANS([.Q$1]))*TAN(RADIANS([.$A38]))" office:value-type="float" office:value="0.0892082052784245" calcext:value-type="float">
            <text:p>0.089</text:p>
          </table:table-cell>
          <table:table-cell table:formula="of:=COS(RADIANS([.R$1]))*COS(RADIANS([.$A38]))" office:value-type="float" office:value="0.801143696598789" calcext:value-type="float">
            <text:p>0.801</text:p>
          </table:table-cell>
          <table:table-cell table:formula="of:=TAN(RADIANS([.S$1]))*TAN(RADIANS([.$A38]))" office:value-type="float" office:value="0.102108893332659" calcext:value-type="float">
            <text:p>0.102</text:p>
          </table:table-cell>
          <table:table-cell table:formula="of:=COS(RADIANS([.T$1]))*COS(RADIANS([.$A38]))" office:value-type="float" office:value="0.799056652687458" calcext:value-type="float">
            <text:p>0.799</text:p>
          </table:table-cell>
          <table:table-cell table:formula="of:=TAN(RADIANS([.U$1]))*TAN(RADIANS([.$A38]))" office:value-type="float" office:value="0.115073031670103" calcext:value-type="float">
            <text:p>0.115</text:p>
          </table:table-cell>
          <table:table-cell table:formula="of:=COS(RADIANS([.V$1]))*COS(RADIANS([.$A38]))" office:value-type="float" office:value="0.796726208379082" calcext:value-type="float">
            <text:p>0.797</text:p>
          </table:table-cell>
          <table:table-cell table:formula="of:=TAN(RADIANS([.W$1]))*TAN(RADIANS([.$A38]))" office:value-type="float" office:value="0.128109050319481" calcext:value-type="float">
            <text:p>0.128</text:p>
          </table:table-cell>
          <table:table-cell table:formula="of:=COS(RADIANS([.X$1]))*COS(RADIANS([.$A38]))" office:value-type="float" office:value="0.794153073549574" calcext:value-type="float">
            <text:p>0.794</text:p>
          </table:table-cell>
          <table:table-cell table:formula="of:=TAN(RADIANS([.Y$1]))*TAN(RADIANS([.$A38]))" office:value-type="float" office:value="0.141225561195382" calcext:value-type="float">
            <text:p>0.141</text:p>
          </table:table-cell>
          <table:table-cell table:formula="of:=COS(RADIANS([.Z$1]))*COS(RADIANS([.$A38]))" office:value-type="float" office:value="0.79133803200073" calcext:value-type="float">
            <text:p>0.791</text:p>
          </table:table-cell>
          <table:table-cell table:formula="of:=TAN(RADIANS([.AA$1]))*TAN(RADIANS([.$A38]))" office:value-type="float" office:value="0.154431381659865" calcext:value-type="float">
            <text:p>0.154</text:p>
          </table:table-cell>
          <table:table-cell table:formula="of:=COS(RADIANS([.AB$1]))*COS(RADIANS([.$A38]))" office:value-type="float" office:value="0.788281941221474" calcext:value-type="float">
            <text:p>0.788</text:p>
          </table:table-cell>
          <table:table-cell table:formula="of:=TAN(RADIANS([.AC$1]))*TAN(RADIANS([.$A38]))" office:value-type="float" office:value="0.167735559216391" calcext:value-type="float">
            <text:p>0.168</text:p>
          </table:table-cell>
          <table:table-cell table:formula="of:=COS(RADIANS([.AD$1]))*COS(RADIANS([.$A38]))" office:value-type="float" office:value="0.784985732126663" calcext:value-type="float">
            <text:p>0.785</text:p>
          </table:table-cell>
          <table:table-cell table:formula="of:=TAN(RADIANS([.AE$1]))*TAN(RADIANS([.$A38]))" office:value-type="float" office:value="0.181147397488212" calcext:value-type="float">
            <text:p>0.181</text:p>
          </table:table-cell>
          <table:table-cell table:formula="of:=COS(RADIANS([.AF$1]))*COS(RADIANS([.$A38]))" office:value-type="float" office:value="0.78145040877352" calcext:value-type="float">
            <text:p>0.781</text:p>
          </table:table-cell>
          <table:table-cell table:formula="of:=TAN(RADIANS([.AG$1]))*TAN(RADIANS([.$A38]))" office:value-type="float" office:value="0.194676483645903" calcext:value-type="float">
            <text:p>0.195</text:p>
          </table:table-cell>
          <table:table-cell table:formula="of:=COS(RADIANS([.AH$1]))*COS(RADIANS([.$A38]))" office:value-type="float" office:value="0.777677048055783" calcext:value-type="float">
            <text:p>0.778</text:p>
          </table:table-cell>
          <table:table-cell table:formula="of:=TAN(RADIANS([.AI$1]))*TAN(RADIANS([.$A38]))" office:value-type="float" office:value="0.208332717463077" calcext:value-type="float">
            <text:p>0.208</text:p>
          </table:table-cell>
          <table:table-cell table:formula="of:=COS(RADIANS([.AJ$1]))*COS(RADIANS([.$A38]))" office:value-type="float" office:value="0.773666799375683" calcext:value-type="float">
            <text:p>0.774</text:p>
          </table:table-cell>
          <table:table-cell table:formula="of:=TAN(RADIANS([.AK$1]))*TAN(RADIANS([.$A38]))" office:value-type="float" office:value="0.222126342195777" calcext:value-type="float">
            <text:p>0.222</text:p>
          </table:table-cell>
          <table:table-cell table:formula="of:=COS(RADIANS([.AL$1]))*COS(RADIANS([.$A38]))" office:value-type="float" office:value="0.769420884293813" calcext:value-type="float">
            <text:p>0.769</text:p>
          </table:table-cell>
          <table:table-cell table:formula="of:=TAN(RADIANS([.AM$1]))*TAN(RADIANS([.$A38]))" office:value-type="float" office:value="0.23606797749979" calcext:value-type="float">
            <text:p>0.236</text:p>
          </table:table-cell>
          <table:table-cell table:formula="of:=COS(RADIANS([.AN$1]))*COS(RADIANS([.$A38]))" office:value-type="float" office:value="0.764940596157041" calcext:value-type="float">
            <text:p>0.765</text:p>
          </table:table-cell>
          <table:table-cell table:formula="of:=TAN(RADIANS([.AO$1]))*TAN(RADIANS([.$A38]))" office:value-type="float" office:value="0.250168654621526" calcext:value-type="float">
            <text:p>0.250</text:p>
          </table:table-cell>
          <table:table-cell table:formula="of:=COS(RADIANS([.AP$1]))*COS(RADIANS([.$A38]))" office:value-type="float" office:value="0.760227299704533" calcext:value-type="float">
            <text:p>0.760</text:p>
          </table:table-cell>
          <table:table-cell table:formula="of:=TAN(RADIANS([.AQ$1]))*TAN(RADIANS([.$A38]))" office:value-type="float" office:value="0.26443985412247" calcext:value-type="float">
            <text:p>0.264</text:p>
          </table:table-cell>
          <table:table-cell table:formula="of:=COS(RADIANS([.AR$1]))*COS(RADIANS([.$A38]))" office:value-type="float" office:value="0.755282430652048" calcext:value-type="float">
            <text:p>0.755</text:p>
          </table:table-cell>
          <table:table-cell table:formula="of:=TAN(RADIANS([.AS$1]))*TAN(RADIANS([.$A38]))" office:value-type="float" office:value="0.278893546424969" calcext:value-type="float">
            <text:p>0.279</text:p>
          </table:table-cell>
          <table:table-cell table:formula="of:=COS(RADIANS([.AT$1]))*COS(RADIANS([.$A38]))" office:value-type="float" office:value="0.750107495254601" calcext:value-type="float">
            <text:p>0.750</text:p>
          </table:table-cell>
          <table:table-cell table:formula="of:=TAN(RADIANS([.AU$1]))*TAN(RADIANS([.$A38]))" office:value-type="float" office:value="0.29354223549874" calcext:value-type="float">
            <text:p>0.294</text:p>
          </table:table-cell>
          <table:table-cell table:formula="of:=COS(RADIANS([.AV$1]))*COS(RADIANS([.$A38]))" office:value-type="float" office:value="0.744704069847645" calcext:value-type="float">
            <text:p>0.745</text:p>
          </table:table-cell>
          <table:table-cell table:formula="of:=TAN(RADIANS([.AW$1]))*TAN(RADIANS([.$A38]))" office:value-type="float" office:value="0.308399006043537" calcext:value-type="float">
            <text:p>0.3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S(RADIANS([.B$1]))*COS(RADIANS([.$A39]))" office:value-type="float" office:value="0.798635510047293" calcext:value-type="float">
            <text:p>0.799</text:p>
          </table:table-cell>
          <table:table-cell table:formula="of:=TAN(RADIANS([.C$1]))*TAN(RADIANS([.$A39]))" office:value-type="float" office:value="0" calcext:value-type="float">
            <text:p>0.000</text:p>
          </table:table-cell>
          <table:table-cell table:formula="of:=COS(RADIANS([.D$1]))*COS(RADIANS([.$A39]))" office:value-type="float" office:value="0.798513873990835" calcext:value-type="float">
            <text:p>0.799</text:p>
          </table:table-cell>
          <table:table-cell table:formula="of:=TAN(RADIANS([.E$1]))*TAN(RADIANS([.$A39]))" office:value-type="float" office:value="0.0131533348714656" calcext:value-type="float">
            <text:p>0.013</text:p>
          </table:table-cell>
          <table:table-cell table:formula="of:=COS(RADIANS([.F$1]))*COS(RADIANS([.$A39]))" office:value-type="float" office:value="0.798149002872981" calcext:value-type="float">
            <text:p>0.798</text:p>
          </table:table-cell>
          <table:table-cell table:formula="of:=TAN(RADIANS([.G$1]))*TAN(RADIANS([.$A39]))" office:value-type="float" office:value="0.0263146872832126" calcext:value-type="float">
            <text:p>0.026</text:p>
          </table:table-cell>
          <table:table-cell table:formula="of:=COS(RADIANS([.H$1]))*COS(RADIANS([.$A39]))" office:value-type="float" office:value="0.79754100783701" calcext:value-type="float">
            <text:p>0.798</text:p>
          </table:table-cell>
          <table:table-cell table:formula="of:=TAN(RADIANS([.I$1]))*TAN(RADIANS([.$A39]))" office:value-type="float" office:value="0.039492094335629" calcext:value-type="float">
            <text:p>0.039</text:p>
          </table:table-cell>
          <table:table-cell table:formula="of:=COS(RADIANS([.J$1]))*COS(RADIANS([.$A39]))" office:value-type="float" office:value="0.796690074084098" calcext:value-type="float">
            <text:p>0.797</text:p>
          </table:table-cell>
          <table:table-cell table:formula="of:=TAN(RADIANS([.K$1]))*TAN(RADIANS([.$A39]))" office:value-type="float" office:value="0.0526936323508087" calcext:value-type="float">
            <text:p>0.053</text:p>
          </table:table-cell>
          <table:table-cell table:formula="of:=COS(RADIANS([.L$1]))*COS(RADIANS([.$A39]))" office:value-type="float" office:value="0.79559646081691" calcext:value-type="float">
            <text:p>0.796</text:p>
          </table:table-cell>
          <table:table-cell table:formula="of:=TAN(RADIANS([.M$1]))*TAN(RADIANS([.$A39]))" office:value-type="float" office:value="0.0659274367380406" calcext:value-type="float">
            <text:p>0.066</text:p>
          </table:table-cell>
          <table:table-cell table:formula="of:=COS(RADIANS([.N$1]))*COS(RADIANS([.$A39]))" office:value-type="float" office:value="0.794260501160641" calcext:value-type="float">
            <text:p>0.794</text:p>
          </table:table-cell>
          <table:table-cell table:formula="of:=TAN(RADIANS([.O$1]))*TAN(RADIANS([.$A39]))" office:value-type="float" office:value="0.0792017221674074" calcext:value-type="float">
            <text:p>0.079</text:p>
          </table:table-cell>
          <table:table-cell table:formula="of:=COS(RADIANS([.P$1]))*COS(RADIANS([.$A39]))" office:value-type="float" office:value="0.792682602061545" calcext:value-type="float">
            <text:p>0.793</text:p>
          </table:table-cell>
          <table:table-cell table:formula="of:=TAN(RADIANS([.Q$1]))*TAN(RADIANS([.$A39]))" office:value-type="float" office:value="0.092524803158477" calcext:value-type="float">
            <text:p>0.093</text:p>
          </table:table-cell>
          <table:table-cell table:formula="of:=COS(RADIANS([.R$1]))*COS(RADIANS([.$A39]))" office:value-type="float" office:value="0.790863244162972" calcext:value-type="float">
            <text:p>0.791</text:p>
          </table:table-cell>
          <table:table-cell table:formula="of:=TAN(RADIANS([.S$1]))*TAN(RADIANS([.$A39]))" office:value-type="float" office:value="0.105905115194814" calcext:value-type="float">
            <text:p>0.106</text:p>
          </table:table-cell>
          <table:table-cell table:formula="of:=COS(RADIANS([.T$1]))*COS(RADIANS([.$A39]))" office:value-type="float" office:value="0.788802981658962" calcext:value-type="float">
            <text:p>0.789</text:p>
          </table:table-cell>
          <table:table-cell table:formula="of:=TAN(RADIANS([.U$1]))*TAN(RADIANS([.$A39]))" office:value-type="float" office:value="0.119351236479819" calcext:value-type="float">
            <text:p>0.119</text:p>
          </table:table-cell>
          <table:table-cell table:formula="of:=COS(RADIANS([.V$1]))*COS(RADIANS([.$A39]))" office:value-type="float" office:value="0.786502442125433" calcext:value-type="float">
            <text:p>0.787</text:p>
          </table:table-cell>
          <table:table-cell table:formula="of:=TAN(RADIANS([.W$1]))*TAN(RADIANS([.$A39]))" office:value-type="float" office:value="0.132871910455261" calcext:value-type="float">
            <text:p>0.133</text:p>
          </table:table-cell>
          <table:table-cell table:formula="of:=COS(RADIANS([.X$1]))*COS(RADIANS([.$A39]))" office:value-type="float" office:value="0.783962326329013" calcext:value-type="float">
            <text:p>0.784</text:p>
          </table:table-cell>
          <table:table-cell table:formula="of:=TAN(RADIANS([.Y$1]))*TAN(RADIANS([.$A39]))" office:value-type="float" office:value="0.146476069210961" calcext:value-type="float">
            <text:p>0.146</text:p>
          </table:table-cell>
          <table:table-cell table:formula="of:=COS(RADIANS([.Z$1]))*COS(RADIANS([.$A39]))" office:value-type="float" office:value="0.781183408013579" calcext:value-type="float">
            <text:p>0.781</text:p>
          </table:table-cell>
          <table:table-cell table:formula="of:=TAN(RADIANS([.AA$1]))*TAN(RADIANS([.$A39]))" office:value-type="float" office:value="0.160172857922369" calcext:value-type="float">
            <text:p>0.160</text:p>
          </table:table-cell>
          <table:table-cell table:formula="of:=COS(RADIANS([.AB$1]))*COS(RADIANS([.$A39]))" office:value-type="float" office:value="0.77816653366457" calcext:value-type="float">
            <text:p>0.778</text:p>
          </table:table-cell>
          <table:table-cell table:formula="of:=TAN(RADIANS([.AC$1]))*TAN(RADIANS([.$A39]))" office:value-type="float" office:value="0.173971660462574" calcext:value-type="float">
            <text:p>0.174</text:p>
          </table:table-cell>
          <table:table-cell table:formula="of:=COS(RADIANS([.AD$1]))*COS(RADIANS([.$A39]))" office:value-type="float" office:value="0.774912622251139" calcext:value-type="float">
            <text:p>0.775</text:p>
          </table:table-cell>
          <table:table-cell table:formula="of:=TAN(RADIANS([.AE$1]))*TAN(RADIANS([.$A39]))" office:value-type="float" office:value="0.18788212634652" calcext:value-type="float">
            <text:p>0.188</text:p>
          </table:table-cell>
          <table:table-cell table:formula="of:=COS(RADIANS([.AF$1]))*COS(RADIANS([.$A39]))" office:value-type="float" office:value="0.771422664946223" calcext:value-type="float">
            <text:p>0.771</text:p>
          </table:table-cell>
          <table:table-cell table:formula="of:=TAN(RADIANS([.AG$1]))*TAN(RADIANS([.$A39]))" office:value-type="float" office:value="0.201914199178245" calcext:value-type="float">
            <text:p>0.202</text:p>
          </table:table-cell>
          <table:table-cell table:formula="of:=COS(RADIANS([.AH$1]))*COS(RADIANS([.$A39]))" office:value-type="float" office:value="0.767697724824625" calcext:value-type="float">
            <text:p>0.768</text:p>
          </table:table-cell>
          <table:table-cell table:formula="of:=TAN(RADIANS([.AI$1]))*TAN(RADIANS([.$A39]))" office:value-type="float" office:value="0.216078146786838" calcext:value-type="float">
            <text:p>0.216</text:p>
          </table:table-cell>
          <table:table-cell table:formula="of:=COS(RADIANS([.AJ$1]))*COS(RADIANS([.$A39]))" office:value-type="float" office:value="0.763738936539191" calcext:value-type="float">
            <text:p>0.764</text:p>
          </table:table-cell>
          <table:table-cell table:formula="of:=TAN(RADIANS([.AK$1]))*TAN(RADIANS([.$A39]))" office:value-type="float" office:value="0.230384593253861" calcext:value-type="float">
            <text:p>0.230</text:p>
          </table:table-cell>
          <table:table-cell table:formula="of:=COS(RADIANS([.AL$1]))*COS(RADIANS([.$A39]))" office:value-type="float" office:value="0.759547505975181" calcext:value-type="float">
            <text:p>0.760</text:p>
          </table:table-cell>
          <table:table-cell table:formula="of:=TAN(RADIANS([.AM$1]))*TAN(RADIANS([.$A39]))" office:value-type="float" office:value="0.244844553054476" calcext:value-type="float">
            <text:p>0.245</text:p>
          </table:table-cell>
          <table:table-cell table:formula="of:=COS(RADIANS([.AN$1]))*COS(RADIANS([.$A39]))" office:value-type="float" office:value="0.75512470988295" calcext:value-type="float">
            <text:p>0.755</text:p>
          </table:table-cell>
          <table:table-cell table:formula="of:=TAN(RADIANS([.AO$1]))*TAN(RADIANS([.$A39]))" office:value-type="float" office:value="0.259469467556656" calcext:value-type="float">
            <text:p>0.259</text:p>
          </table:table-cell>
          <table:table-cell table:formula="of:=COS(RADIANS([.AP$1]))*COS(RADIANS([.$A39]))" office:value-type="float" office:value="0.750471895489031" calcext:value-type="float">
            <text:p>0.750</text:p>
          </table:table-cell>
          <table:table-cell table:formula="of:=TAN(RADIANS([.AQ$1]))*TAN(RADIANS([.$A39]))" office:value-type="float" office:value="0.27427124414816" calcext:value-type="float">
            <text:p>0.274</text:p>
          </table:table-cell>
          <table:table-cell table:formula="of:=COS(RADIANS([.AR$1]))*COS(RADIANS([.$A39]))" office:value-type="float" office:value="0.745590480085762" calcext:value-type="float">
            <text:p>0.746</text:p>
          </table:table-cell>
          <table:table-cell table:formula="of:=TAN(RADIANS([.AS$1]))*TAN(RADIANS([.$A39]))" office:value-type="float" office:value="0.289262298289738" calcext:value-type="float">
            <text:p>0.289</text:p>
          </table:table-cell>
          <table:table-cell table:formula="of:=COS(RADIANS([.AT$1]))*COS(RADIANS([.$A39]))" office:value-type="float" office:value="0.740481950599561" calcext:value-type="float">
            <text:p>0.740</text:p>
          </table:table-cell>
          <table:table-cell table:formula="of:=TAN(RADIANS([.AU$1]))*TAN(RADIANS([.$A39]))" office:value-type="float" office:value="0.304455598825829" calcext:value-type="float">
            <text:p>0.304</text:p>
          </table:table-cell>
          <table:table-cell table:formula="of:=COS(RADIANS([.AV$1]))*COS(RADIANS([.$A39]))" office:value-type="float" office:value="0.735147863137998" calcext:value-type="float">
            <text:p>0.735</text:p>
          </table:table-cell>
          <table:table-cell table:formula="of:=TAN(RADIANS([.AW$1]))*TAN(RADIANS([.$A39]))" office:value-type="float" office:value="0.319864716921387" calcext:value-type="float">
            <text:p>0.3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S(RADIANS([.B$1]))*COS(RADIANS([.$A40]))" office:value-type="float" office:value="0.788010753606722" calcext:value-type="float">
            <text:p>0.788</text:p>
          </table:table-cell>
          <table:table-cell table:formula="of:=TAN(RADIANS([.C$1]))*TAN(RADIANS([.$A40]))" office:value-type="float" office:value="0" calcext:value-type="float">
            <text:p>0.000</text:p>
          </table:table-cell>
          <table:table-cell table:formula="of:=COS(RADIANS([.D$1]))*COS(RADIANS([.$A40]))" office:value-type="float" office:value="0.787890735752132" calcext:value-type="float">
            <text:p>0.788</text:p>
          </table:table-cell>
          <table:table-cell table:formula="of:=TAN(RADIANS([.E$1]))*TAN(RADIANS([.$A40]))" office:value-type="float" office:value="0.0136373913381579" calcext:value-type="float">
            <text:p>0.014</text:p>
          </table:table-cell>
          <table:table-cell table:formula="of:=COS(RADIANS([.F$1]))*COS(RADIANS([.$A40]))" office:value-type="float" office:value="0.787530718746963" calcext:value-type="float">
            <text:p>0.788</text:p>
          </table:table-cell>
          <table:table-cell table:formula="of:=TAN(RADIANS([.G$1]))*TAN(RADIANS([.$A40]))" office:value-type="float" office:value="0.0272830952704568" calcext:value-type="float">
            <text:p>0.027</text:p>
          </table:table-cell>
          <table:table-cell table:formula="of:=COS(RADIANS([.H$1]))*COS(RADIANS([.$A40]))" office:value-type="float" office:value="0.786930812255882" calcext:value-type="float">
            <text:p>0.787</text:p>
          </table:table-cell>
          <table:table-cell table:formula="of:=TAN(RADIANS([.I$1]))*TAN(RADIANS([.$A40]))" office:value-type="float" office:value="0.0409454446709766" calcext:value-type="float">
            <text:p>0.041</text:p>
          </table:table-cell>
          <table:table-cell table:formula="of:=COS(RADIANS([.J$1]))*COS(RADIANS([.$A40]))" office:value-type="float" office:value="0.786091199016218" calcext:value-type="float">
            <text:p>0.786</text:p>
          </table:table-cell>
          <table:table-cell table:formula="of:=TAN(RADIANS([.K$1]))*TAN(RADIANS([.$A40]))" office:value-type="float" office:value="0.0546328130789029" calcext:value-type="float">
            <text:p>0.055</text:p>
          </table:table-cell>
          <table:table-cell table:formula="of:=COS(RADIANS([.L$1]))*COS(RADIANS([.$A40]))" office:value-type="float" office:value="0.785012134782297" calcext:value-type="float">
            <text:p>0.785</text:p>
          </table:table-cell>
          <table:table-cell table:formula="of:=TAN(RADIANS([.M$1]))*TAN(RADIANS([.$A40]))" office:value-type="float" office:value="0.0683536352950869" calcext:value-type="float">
            <text:p>0.068</text:p>
          </table:table-cell>
          <table:table-cell table:formula="of:=COS(RADIANS([.N$1]))*COS(RADIANS([.$A40]))" office:value-type="float" office:value="0.783693948247538" calcext:value-type="float">
            <text:p>0.784</text:p>
          </table:table-cell>
          <table:table-cell table:formula="of:=TAN(RADIANS([.O$1]))*TAN(RADIANS([.$A40]))" office:value-type="float" office:value="0.0821164282980534" calcext:value-type="float">
            <text:p>0.082</text:p>
          </table:table-cell>
          <table:table-cell table:formula="of:=COS(RADIANS([.P$1]))*COS(RADIANS([.$A40]))" office:value-type="float" office:value="0.78213704094433" calcext:value-type="float">
            <text:p>0.782</text:p>
          </table:table-cell>
          <table:table-cell table:formula="of:=TAN(RADIANS([.Q$1]))*TAN(RADIANS([.$A40]))" office:value-type="float" office:value="0.095929812590378" calcext:value-type="float">
            <text:p>0.096</text:p>
          </table:table-cell>
          <table:table-cell table:formula="of:=COS(RADIANS([.R$1]))*COS(RADIANS([.$A40]))" office:value-type="float" office:value="0.780341887121718" calcext:value-type="float">
            <text:p>0.780</text:p>
          </table:table-cell>
          <table:table-cell table:formula="of:=TAN(RADIANS([.S$1]))*TAN(RADIANS([.$A40]))" office:value-type="float" office:value="0.109802534090235" calcext:value-type="float">
            <text:p>0.110</text:p>
          </table:table-cell>
          <table:table-cell table:formula="of:=COS(RADIANS([.T$1]))*COS(RADIANS([.$A40]))" office:value-type="float" office:value="0.778309033600947" calcext:value-type="float">
            <text:p>0.778</text:p>
          </table:table-cell>
          <table:table-cell table:formula="of:=TAN(RADIANS([.U$1]))*TAN(RADIANS([.$A40]))" office:value-type="float" office:value="0.123743486687871" calcext:value-type="float">
            <text:p>0.124</text:p>
          </table:table-cell>
          <table:table-cell table:formula="of:=COS(RADIANS([.V$1]))*COS(RADIANS([.$A40]))" office:value-type="float" office:value="0.776039099608892" calcext:value-type="float">
            <text:p>0.776</text:p>
          </table:table-cell>
          <table:table-cell table:formula="of:=TAN(RADIANS([.W$1]))*TAN(RADIANS([.$A40]))" office:value-type="float" office:value="0.137761735592851" calcext:value-type="float">
            <text:p>0.138</text:p>
          </table:table-cell>
          <table:table-cell table:formula="of:=COS(RADIANS([.X$1]))*COS(RADIANS([.$A40]))" office:value-type="float" office:value="0.773532776589438" calcext:value-type="float">
            <text:p>0.774</text:p>
          </table:table-cell>
          <table:table-cell table:formula="of:=TAN(RADIANS([.Y$1]))*TAN(RADIANS([.$A40]))" office:value-type="float" office:value="0.151866541605232" calcext:value-type="float">
            <text:p>0.152</text:p>
          </table:table-cell>
          <table:table-cell table:formula="of:=COS(RADIANS([.Z$1]))*COS(RADIANS([.$A40]))" office:value-type="float" office:value="0.770790827992853" calcext:value-type="float">
            <text:p>0.771</text:p>
          </table:table-cell>
          <table:table-cell table:formula="of:=TAN(RADIANS([.AA$1]))*TAN(RADIANS([.$A40]))" office:value-type="float" office:value="0.166067386452477" calcext:value-type="float">
            <text:p>0.166</text:p>
          </table:table-cell>
          <table:table-cell table:formula="of:=COS(RADIANS([.AB$1]))*COS(RADIANS([.$A40]))" office:value-type="float" office:value="0.767814089043244" calcext:value-type="float">
            <text:p>0.768</text:p>
          </table:table-cell>
          <table:table-cell table:formula="of:=TAN(RADIANS([.AC$1]))*TAN(RADIANS([.$A40]))" office:value-type="float" office:value="0.180373999344008" calcext:value-type="float">
            <text:p>0.180</text:p>
          </table:table-cell>
          <table:table-cell table:formula="of:=COS(RADIANS([.AD$1]))*COS(RADIANS([.$A40]))" office:value-type="float" office:value="0.76460346648413" calcext:value-type="float">
            <text:p>0.765</text:p>
          </table:table-cell>
          <table:table-cell table:formula="of:=TAN(RADIANS([.AE$1]))*TAN(RADIANS([.$A40]))" office:value-type="float" office:value="0.194796384907003" calcext:value-type="float">
            <text:p>0.195</text:p>
          </table:table-cell>
          <table:table-cell table:formula="of:=COS(RADIANS([.AF$1]))*COS(RADIANS([.$A40]))" office:value-type="float" office:value="0.761159938302244" calcext:value-type="float">
            <text:p>0.761</text:p>
          </table:table-cell>
          <table:table-cell table:formula="of:=TAN(RADIANS([.AG$1]))*TAN(RADIANS([.$A40]))" office:value-type="float" office:value="0.209344852680519" calcext:value-type="float">
            <text:p>0.209</text:p>
          </table:table-cell>
          <table:table-cell table:formula="of:=COS(RADIANS([.AH$1]))*COS(RADIANS([.$A40]))" office:value-type="float" office:value="0.75748455342963" calcext:value-type="float">
            <text:p>0.757</text:p>
          </table:table-cell>
          <table:table-cell table:formula="of:=TAN(RADIANS([.AI$1]))*TAN(RADIANS([.$A40]))" office:value-type="float" office:value="0.224030048360481" calcext:value-type="float">
            <text:p>0.224</text:p>
          </table:table-cell>
          <table:table-cell table:formula="of:=COS(RADIANS([.AJ$1]))*COS(RADIANS([.$A40]))" office:value-type="float" office:value="0.753578431424124" calcext:value-type="float">
            <text:p>0.754</text:p>
          </table:table-cell>
          <table:table-cell table:formula="of:=TAN(RADIANS([.AK$1]))*TAN(RADIANS([.$A40]))" office:value-type="float" office:value="0.238862987005755" calcext:value-type="float">
            <text:p>0.239</text:p>
          </table:table-cell>
          <table:table-cell table:formula="of:=COS(RADIANS([.AL$1]))*COS(RADIANS([.$A40]))" office:value-type="float" office:value="0.749442762128327" calcext:value-type="float">
            <text:p>0.749</text:p>
          </table:table-cell>
          <table:table-cell table:formula="of:=TAN(RADIANS([.AM$1]))*TAN(RADIANS([.$A40]))" office:value-type="float" office:value="0.253855088435698" calcext:value-type="float">
            <text:p>0.254</text:p>
          </table:table-cell>
          <table:table-cell table:formula="of:=COS(RADIANS([.AN$1]))*COS(RADIANS([.$A40]))" office:value-type="float" office:value="0.745078805307172" calcext:value-type="float">
            <text:p>0.745</text:p>
          </table:table-cell>
          <table:table-cell table:formula="of:=TAN(RADIANS([.AO$1]))*TAN(RADIANS([.$A40]))" office:value-type="float" office:value="0.269018215072579" calcext:value-type="float">
            <text:p>0.269</text:p>
          </table:table-cell>
          <table:table-cell table:formula="of:=COS(RADIANS([.AP$1]))*COS(RADIANS([.$A40]))" office:value-type="float" office:value="0.740487890264179" calcext:value-type="float">
            <text:p>0.740</text:p>
          </table:table-cell>
          <table:table-cell table:formula="of:=TAN(RADIANS([.AQ$1]))*TAN(RADIANS([.$A40]))" office:value-type="float" office:value="0.284364712508467" calcext:value-type="float">
            <text:p>0.284</text:p>
          </table:table-cell>
          <table:table-cell table:formula="of:=COS(RADIANS([.AR$1]))*COS(RADIANS([.$A40]))" office:value-type="float" office:value="0.735671415436545" calcext:value-type="float">
            <text:p>0.736</text:p>
          </table:table-cell>
          <table:table-cell table:formula="of:=TAN(RADIANS([.AS$1]))*TAN(RADIANS([.$A40]))" office:value-type="float" office:value="0.299907453106041" calcext:value-type="float">
            <text:p>0.300</text:p>
          </table:table-cell>
          <table:table-cell table:formula="of:=COS(RADIANS([.AT$1]))*COS(RADIANS([.$A40]))" office:value-type="float" office:value="0.730630847969159" calcext:value-type="float">
            <text:p>0.731</text:p>
          </table:table-cell>
          <table:table-cell table:formula="of:=TAN(RADIANS([.AU$1]))*TAN(RADIANS([.$A40]))" office:value-type="float" office:value="0.315659882976765" calcext:value-type="float">
            <text:p>0.316</text:p>
          </table:table-cell>
          <table:table-cell table:formula="of:=COS(RADIANS([.AV$1]))*COS(RADIANS([.$A40]))" office:value-type="float" office:value="0.725367723267703" calcext:value-type="float">
            <text:p>0.725</text:p>
          </table:table-cell>
          <table:table-cell table:formula="of:=TAN(RADIANS([.AW$1]))*TAN(RADIANS([.$A40]))" office:value-type="float" office:value="0.331636072718645" calcext:value-type="float">
            <text:p>0.3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S(RADIANS([.B$1]))*COS(RADIANS([.$A41]))" office:value-type="float" office:value="0.777145961456971" calcext:value-type="float">
            <text:p>0.777</text:p>
          </table:table-cell>
          <table:table-cell table:formula="of:=TAN(RADIANS([.C$1]))*TAN(RADIANS([.$A41]))" office:value-type="float" office:value="0" calcext:value-type="float">
            <text:p>0.000</text:p>
          </table:table-cell>
          <table:table-cell table:formula="of:=COS(RADIANS([.D$1]))*COS(RADIANS([.$A41]))" office:value-type="float" office:value="0.77702759836285" calcext:value-type="float">
            <text:p>0.777</text:p>
          </table:table-cell>
          <table:table-cell table:formula="of:=TAN(RADIANS([.E$1]))*TAN(RADIANS([.$A41]))" office:value-type="float" office:value="0.0141348328772528" calcext:value-type="float">
            <text:p>0.014</text:p>
          </table:table-cell>
          <table:table-cell table:formula="of:=COS(RADIANS([.F$1]))*COS(RADIANS([.$A41]))" office:value-type="float" office:value="0.776672545135032" calcext:value-type="float">
            <text:p>0.777</text:p>
          </table:table-cell>
          <table:table-cell table:formula="of:=TAN(RADIANS([.G$1]))*TAN(RADIANS([.$A41]))" office:value-type="float" office:value="0.0282782815613006" calcext:value-type="float">
            <text:p>0.028</text:p>
          </table:table-cell>
          <table:table-cell table:formula="of:=COS(RADIANS([.H$1]))*COS(RADIANS([.$A41]))" office:value-type="float" office:value="0.776080909926171" calcext:value-type="float">
            <text:p>0.776</text:p>
          </table:table-cell>
          <table:table-cell table:formula="of:=TAN(RADIANS([.I$1]))*TAN(RADIANS([.$A41]))" office:value-type="float" office:value="0.0424389828786148" calcext:value-type="float">
            <text:p>0.042</text:p>
          </table:table-cell>
          <table:table-cell table:formula="of:=COS(RADIANS([.J$1]))*COS(RADIANS([.$A41]))" office:value-type="float" office:value="0.775252872954081" calcext:value-type="float">
            <text:p>0.775</text:p>
          </table:table-cell>
          <table:table-cell table:formula="of:=TAN(RADIANS([.K$1]))*TAN(RADIANS([.$A41]))" office:value-type="float" office:value="0.0566256158040847" calcext:value-type="float">
            <text:p>0.057</text:p>
          </table:table-cell>
          <table:table-cell table:formula="of:=COS(RADIANS([.L$1]))*COS(RADIANS([.$A41]))" office:value-type="float" office:value="0.774188686446846" calcext:value-type="float">
            <text:p>0.774</text:p>
          </table:table-cell>
          <table:table-cell table:formula="of:=TAN(RADIANS([.M$1]))*TAN(RADIANS([.$A41]))" office:value-type="float" office:value="0.0708469228088637" calcext:value-type="float">
            <text:p>0.071</text:p>
          </table:table-cell>
          <table:table-cell table:formula="of:=COS(RADIANS([.N$1]))*COS(RADIANS([.$A41]))" office:value-type="float" office:value="0.772888674565986" calcext:value-type="float">
            <text:p>0.773</text:p>
          </table:table-cell>
          <table:table-cell table:formula="of:=TAN(RADIANS([.O$1]))*TAN(RADIANS([.$A41]))" office:value-type="float" office:value="0.0851117315393164" calcext:value-type="float">
            <text:p>0.085</text:p>
          </table:table-cell>
          <table:table-cell table:formula="of:=COS(RADIANS([.P$1]))*COS(RADIANS([.$A41]))" office:value-type="float" office:value="0.771353233307712" calcext:value-type="float">
            <text:p>0.771</text:p>
          </table:table-cell>
          <table:table-cell table:formula="of:=TAN(RADIANS([.Q$1]))*TAN(RADIANS([.$A41]))" office:value-type="float" office:value="0.0994289769420321" calcext:value-type="float">
            <text:p>0.099</text:p>
          </table:table-cell>
          <table:table-cell table:formula="of:=COS(RADIANS([.R$1]))*COS(RADIANS([.$A41]))" office:value-type="float" office:value="0.769582830382305" calcext:value-type="float">
            <text:p>0.770</text:p>
          </table:table-cell>
          <table:table-cell table:formula="of:=TAN(RADIANS([.S$1]))*TAN(RADIANS([.$A41]))" office:value-type="float" office:value="0.113807723953895" calcext:value-type="float">
            <text:p>0.114</text:p>
          </table:table-cell>
          <table:table-cell table:formula="of:=COS(RADIANS([.T$1]))*COS(RADIANS([.$A41]))" office:value-type="float" office:value="0.767578005071648" calcext:value-type="float">
            <text:p>0.768</text:p>
          </table:table-cell>
          <table:table-cell table:formula="of:=TAN(RADIANS([.U$1]))*TAN(RADIANS([.$A41]))" office:value-type="float" office:value="0.128257190881337" calcext:value-type="float">
            <text:p>0.128</text:p>
          </table:table-cell>
          <table:table-cell table:formula="of:=COS(RADIANS([.V$1]))*COS(RADIANS([.$A41]))" office:value-type="float" office:value="0.765339368064951" calcext:value-type="float">
            <text:p>0.765</text:p>
          </table:table-cell>
          <table:table-cell table:formula="of:=TAN(RADIANS([.W$1]))*TAN(RADIANS([.$A41]))" office:value-type="float" office:value="0.142786773599199" calcext:value-type="float">
            <text:p>0.143</text:p>
          </table:table-cell>
          <table:table-cell table:formula="of:=COS(RADIANS([.X$1]))*COS(RADIANS([.$A41]))" office:value-type="float" office:value="0.762867601272733" calcext:value-type="float">
            <text:p>0.763</text:p>
          </table:table-cell>
          <table:table-cell table:formula="of:=TAN(RADIANS([.Y$1]))*TAN(RADIANS([.$A41]))" office:value-type="float" office:value="0.157406070707234" calcext:value-type="float">
            <text:p>0.157</text:p>
          </table:table-cell>
          <table:table-cell table:formula="of:=COS(RADIANS([.Z$1]))*COS(RADIANS([.$A41]))" office:value-type="float" office:value="0.760163457619103" calcext:value-type="float">
            <text:p>0.760</text:p>
          </table:table-cell>
          <table:table-cell table:formula="of:=TAN(RADIANS([.AA$1]))*TAN(RADIANS([.$A41]))" office:value-type="float" office:value="0.172124909791214" calcext:value-type="float">
            <text:p>0.172</text:p>
          </table:table-cell>
          <table:table-cell table:formula="of:=COS(RADIANS([.AB$1]))*COS(RADIANS([.$A41]))" office:value-type="float" office:value="0.757227760812413" calcext:value-type="float">
            <text:p>0.757</text:p>
          </table:table-cell>
          <table:table-cell table:formula="of:=TAN(RADIANS([.AC$1]))*TAN(RADIANS([.$A41]))" office:value-type="float" office:value="0.186953374946094" calcext:value-type="float">
            <text:p>0.187</text:p>
          </table:table-cell>
          <table:table-cell table:formula="of:=COS(RADIANS([.AD$1]))*COS(RADIANS([.$A41]))" office:value-type="float" office:value="0.754061405094349" calcext:value-type="float">
            <text:p>0.754</text:p>
          </table:table-cell>
          <table:table-cell table:formula="of:=TAN(RADIANS([.AE$1]))*TAN(RADIANS([.$A41]))" office:value-type="float" office:value="0.201901835730807" calcext:value-type="float">
            <text:p>0.202</text:p>
          </table:table-cell>
          <table:table-cell table:formula="of:=COS(RADIANS([.AF$1]))*COS(RADIANS([.$A41]))" office:value-type="float" office:value="0.750665354967537" calcext:value-type="float">
            <text:p>0.751</text:p>
          </table:table-cell>
          <table:table-cell table:formula="of:=TAN(RADIANS([.AG$1]))*TAN(RADIANS([.$A41]))" office:value-type="float" office:value="0.21698097773822" calcext:value-type="float">
            <text:p>0.217</text:p>
          </table:table-cell>
          <table:table-cell table:formula="of:=COS(RADIANS([.AH$1]))*COS(RADIANS([.$A41]))" office:value-type="float" office:value="0.747040644901743" calcext:value-type="float">
            <text:p>0.747</text:p>
          </table:table-cell>
          <table:table-cell table:formula="of:=TAN(RADIANS([.AI$1]))*TAN(RADIANS([.$A41]))" office:value-type="float" office:value="0.232201834979826" calcext:value-type="float">
            <text:p>0.232</text:p>
          </table:table-cell>
          <table:table-cell table:formula="of:=COS(RADIANS([.AJ$1]))*COS(RADIANS([.$A41]))" office:value-type="float" office:value="0.743188379018767" calcext:value-type="float">
            <text:p>0.743</text:p>
          </table:table-cell>
          <table:table-cell table:formula="of:=TAN(RADIANS([.AK$1]))*TAN(RADIANS([.$A41]))" office:value-type="float" office:value="0.247575824303052" calcext:value-type="float">
            <text:p>0.248</text:p>
          </table:table-cell>
          <table:table-cell table:formula="of:=COS(RADIANS([.AL$1]))*COS(RADIANS([.$A41]))" office:value-type="float" office:value="0.739109730756114" calcext:value-type="float">
            <text:p>0.739</text:p>
          </table:table-cell>
          <table:table-cell table:formula="of:=TAN(RADIANS([.AM$1]))*TAN(RADIANS([.$A41]))" office:value-type="float" office:value="0.263114782079979" calcext:value-type="float">
            <text:p>0.263</text:p>
          </table:table-cell>
          <table:table-cell table:formula="of:=COS(RADIANS([.AN$1]))*COS(RADIANS([.$A41]))" office:value-type="float" office:value="0.734805942509557" calcext:value-type="float">
            <text:p>0.735</text:p>
          </table:table-cell>
          <table:table-cell table:formula="of:=TAN(RADIANS([.AO$1]))*TAN(RADIANS([.$A41]))" office:value-type="float" office:value="0.278831003430116" calcext:value-type="float">
            <text:p>0.279</text:p>
          </table:table-cell>
          <table:table-cell table:formula="of:=COS(RADIANS([.AP$1]))*COS(RADIANS([.$A41]))" office:value-type="float" office:value="0.730278325254685" calcext:value-type="float">
            <text:p>0.730</text:p>
          </table:table-cell>
          <table:table-cell table:formula="of:=TAN(RADIANS([.AQ$1]))*TAN(RADIANS([.$A41]))" office:value-type="float" office:value="0.294737284267017" calcext:value-type="float">
            <text:p>0.295</text:p>
          </table:table-cell>
          <table:table-cell table:formula="of:=COS(RADIANS([.AR$1]))*COS(RADIANS([.$A41]))" office:value-type="float" office:value="0.725528258147577" calcext:value-type="float">
            <text:p>0.726</text:p>
          </table:table-cell>
          <table:table-cell table:formula="of:=TAN(RADIANS([.AS$1]))*TAN(RADIANS([.$A41]))" office:value-type="float" office:value="0.310846966489489" calcext:value-type="float">
            <text:p>0.311</text:p>
          </table:table-cell>
          <table:table-cell table:formula="of:=COS(RADIANS([.AT$1]))*COS(RADIANS([.$A41]))" office:value-type="float" office:value="0.720557188104686" calcext:value-type="float">
            <text:p>0.721</text:p>
          </table:table-cell>
          <table:table-cell table:formula="of:=TAN(RADIANS([.AU$1]))*TAN(RADIANS([.$A41]))" office:value-type="float" office:value="0.32717398667335" calcext:value-type="float">
            <text:p>0.327</text:p>
          </table:table-cell>
          <table:table-cell table:formula="of:=COS(RADIANS([.AV$1]))*COS(RADIANS([.$A41]))" office:value-type="float" office:value="0.715366629362105" calcext:value-type="float">
            <text:p>0.715</text:p>
          </table:table-cell>
          <table:table-cell table:formula="of:=TAN(RADIANS([.AW$1]))*TAN(RADIANS([.$A41]))" office:value-type="float" office:value="0.343732928659923" calcext:value-type="float">
            <text:p>0.3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S(RADIANS([.B$1]))*COS(RADIANS([.$A42]))" office:value-type="float" office:value="0.766044443118978" calcext:value-type="float">
            <text:p>0.766</text:p>
          </table:table-cell>
          <table:table-cell table:formula="of:=TAN(RADIANS([.C$1]))*TAN(RADIANS([.$A42]))" office:value-type="float" office:value="0" calcext:value-type="float">
            <text:p>0.000</text:p>
          </table:table-cell>
          <table:table-cell table:formula="of:=COS(RADIANS([.D$1]))*COS(RADIANS([.$A42]))" office:value-type="float" office:value="0.765927770839871" calcext:value-type="float">
            <text:p>0.766</text:p>
          </table:table-cell>
          <table:table-cell table:formula="of:=TAN(RADIANS([.E$1]))*TAN(RADIANS([.$A42]))" office:value-type="float" office:value="0.0146465385434429" calcext:value-type="float">
            <text:p>0.015</text:p>
          </table:table-cell>
          <table:table-cell table:formula="of:=COS(RADIANS([.F$1]))*COS(RADIANS([.$A42]))" office:value-type="float" office:value="0.765577789542058" calcext:value-type="float">
            <text:p>0.766</text:p>
          </table:table-cell>
          <table:table-cell table:formula="of:=TAN(RADIANS([.G$1]))*TAN(RADIANS([.$A42]))" office:value-type="float" office:value="0.0293020048009523" calcext:value-type="float">
            <text:p>0.029</text:p>
          </table:table-cell>
          <table:table-cell table:formula="of:=COS(RADIANS([.H$1]))*COS(RADIANS([.$A42]))" office:value-type="float" office:value="0.764994605833232" calcext:value-type="float">
            <text:p>0.765</text:p>
          </table:table-cell>
          <table:table-cell table:formula="of:=TAN(RADIANS([.I$1]))*TAN(RADIANS([.$A42]))" office:value-type="float" office:value="0.0439753482672202" calcext:value-type="float">
            <text:p>0.044</text:p>
          </table:table-cell>
          <table:table-cell table:formula="of:=COS(RADIANS([.J$1]))*COS(RADIANS([.$A42]))" office:value-type="float" office:value="0.764178397356799" calcext:value-type="float">
            <text:p>0.764</text:p>
          </table:table-cell>
          <table:table-cell table:formula="of:=TAN(RADIANS([.K$1]))*TAN(RADIANS([.$A42]))" office:value-type="float" office:value="0.0586755621112026" calcext:value-type="float">
            <text:p>0.059</text:p>
          </table:table-cell>
          <table:table-cell table:formula="of:=COS(RADIANS([.L$1]))*COS(RADIANS([.$A42]))" office:value-type="float" office:value="0.76312941273777" calcext:value-type="float">
            <text:p>0.763</text:p>
          </table:table-cell>
          <table:table-cell table:formula="of:=TAN(RADIANS([.M$1]))*TAN(RADIANS([.$A42]))" office:value-type="float" office:value="0.073411705296796" calcext:value-type="float">
            <text:p>0.073</text:p>
          </table:table-cell>
          <table:table-cell table:formula="of:=COS(RADIANS([.N$1]))*COS(RADIANS([.$A42]))" office:value-type="float" office:value="0.761847971507019" calcext:value-type="float">
            <text:p>0.762</text:p>
          </table:table-cell>
          <table:table-cell table:formula="of:=TAN(RADIANS([.O$1]))*TAN(RADIANS([.$A42]))" office:value-type="float" office:value="0.0881929250465992" calcext:value-type="float">
            <text:p>0.088</text:p>
          </table:table-cell>
          <table:table-cell table:formula="of:=COS(RADIANS([.P$1]))*COS(RADIANS([.$A42]))" office:value-type="float" office:value="0.760334464003961" calcext:value-type="float">
            <text:p>0.760</text:p>
          </table:table-cell>
          <table:table-cell table:formula="of:=TAN(RADIANS([.Q$1]))*TAN(RADIANS([.$A42]))" office:value-type="float" office:value="0.103028479767892" calcext:value-type="float">
            <text:p>0.103</text:p>
          </table:table-cell>
          <table:table-cell table:formula="of:=COS(RADIANS([.R$1]))*COS(RADIANS([.$A42]))" office:value-type="float" office:value="0.758589351257642" calcext:value-type="float">
            <text:p>0.759</text:p>
          </table:table-cell>
          <table:table-cell table:formula="of:=TAN(RADIANS([.S$1]))*TAN(RADIANS([.$A42]))" office:value-type="float" office:value="0.117927762564124" calcext:value-type="float">
            <text:p>0.118</text:p>
          </table:table-cell>
          <table:table-cell table:formula="of:=COS(RADIANS([.T$1]))*COS(RADIANS([.$A42]))" office:value-type="float" office:value="0.75661316484631" calcext:value-type="float">
            <text:p>0.757</text:p>
          </table:table-cell>
          <table:table-cell table:formula="of:=TAN(RADIANS([.U$1]))*TAN(RADIANS([.$A42]))" office:value-type="float" office:value="0.132900325460538" calcext:value-type="float">
            <text:p>0.133</text:p>
          </table:table-cell>
          <table:table-cell table:formula="of:=COS(RADIANS([.V$1]))*COS(RADIANS([.$A42]))" office:value-type="float" office:value="0.754406506735489" calcext:value-type="float">
            <text:p>0.754</text:p>
          </table:table-cell>
          <table:table-cell table:formula="of:=TAN(RADIANS([.W$1]))*TAN(RADIANS([.$A42]))" office:value-type="float" office:value="0.147955904479076" calcext:value-type="float">
            <text:p>0.148</text:p>
          </table:table-cell>
          <table:table-cell table:formula="of:=COS(RADIANS([.X$1]))*COS(RADIANS([.$A42]))" office:value-type="float" office:value="0.751970049094617" calcext:value-type="float">
            <text:p>0.752</text:p>
          </table:table-cell>
          <table:table-cell table:formula="of:=TAN(RADIANS([.Y$1]))*TAN(RADIANS([.$A42]))" office:value-type="float" office:value="0.163104445705585" calcext:value-type="float">
            <text:p>0.163</text:p>
          </table:table-cell>
          <table:table-cell table:formula="of:=COS(RADIANS([.Z$1]))*COS(RADIANS([.$A42]))" office:value-type="float" office:value="0.749304534092293" calcext:value-type="float">
            <text:p>0.749</text:p>
          </table:table-cell>
          <table:table-cell table:formula="of:=TAN(RADIANS([.AA$1]))*TAN(RADIANS([.$A42]))" office:value-type="float" office:value="0.178356132501626" calcext:value-type="float">
            <text:p>0.178</text:p>
          </table:table-cell>
          <table:table-cell table:formula="of:=COS(RADIANS([.AB$1]))*COS(RADIANS([.$A42]))" office:value-type="float" office:value="0.746410773670208" calcext:value-type="float">
            <text:p>0.746</text:p>
          </table:table-cell>
          <table:table-cell table:formula="of:=TAN(RADIANS([.AC$1]))*TAN(RADIANS([.$A42]))" office:value-type="float" office:value="0.193721414024026" calcext:value-type="float">
            <text:p>0.194</text:p>
          </table:table-cell>
          <table:table-cell table:formula="of:=COS(RADIANS([.AD$1]))*COS(RADIANS([.$A42]))" office:value-type="float" office:value="0.74328964929582" calcext:value-type="float">
            <text:p>0.743</text:p>
          </table:table-cell>
          <table:table-cell table:formula="of:=TAN(RADIANS([.AE$1]))*TAN(RADIANS([.$A42]))" office:value-type="float" office:value="0.209211035227881" calcext:value-type="float">
            <text:p>0.209</text:p>
          </table:table-cell>
          <table:table-cell table:formula="of:=COS(RADIANS([.AF$1]))*COS(RADIANS([.$A42]))" office:value-type="float" office:value="0.739942111693848" calcext:value-type="float">
            <text:p>0.740</text:p>
          </table:table-cell>
          <table:table-cell table:formula="of:=TAN(RADIANS([.AG$1]))*TAN(RADIANS([.$A42]))" office:value-type="float" office:value="0.224836068543205" calcext:value-type="float">
            <text:p>0.225</text:p>
          </table:table-cell>
          <table:table-cell table:formula="of:=COS(RADIANS([.AH$1]))*COS(RADIANS([.$A42]))" office:value-type="float" office:value="0.736369180556674" calcext:value-type="float">
            <text:p>0.736</text:p>
          </table:table-cell>
          <table:table-cell table:formula="of:=TAN(RADIANS([.AI$1]))*TAN(RADIANS([.$A42]))" office:value-type="float" office:value="0.240607947432003" calcext:value-type="float">
            <text:p>0.241</text:p>
          </table:table-cell>
          <table:table-cell table:formula="of:=COS(RADIANS([.AJ$1]))*COS(RADIANS([.$A42]))" office:value-type="float" office:value="0.732571944233734" calcext:value-type="float">
            <text:p>0.733</text:p>
          </table:table-cell>
          <table:table-cell table:formula="of:=TAN(RADIANS([.AK$1]))*TAN(RADIANS([.$A42]))" office:value-type="float" office:value="0.25653850205154" calcext:value-type="float">
            <text:p>0.257</text:p>
          </table:table-cell>
          <table:table-cell table:formula="of:=COS(RADIANS([.AL$1]))*COS(RADIANS([.$A42]))" office:value-type="float" office:value="0.728551559399996" calcext:value-type="float">
            <text:p>0.729</text:p>
          </table:table-cell>
          <table:table-cell table:formula="of:=TAN(RADIANS([.AM$1]))*TAN(RADIANS([.$A42]))" office:value-type="float" office:value="0.272639997271265" calcext:value-type="float">
            <text:p>0.273</text:p>
          </table:table-cell>
          <table:table-cell table:formula="of:=COS(RADIANS([.AN$1]))*COS(RADIANS([.$A42]))" office:value-type="float" office:value="0.724309250703628" calcext:value-type="float">
            <text:p>0.724</text:p>
          </table:table-cell>
          <table:table-cell table:formula="of:=TAN(RADIANS([.AO$1]))*TAN(RADIANS([.$A42]))" office:value-type="float" office:value="0.288925173315511" calcext:value-type="float">
            <text:p>0.289</text:p>
          </table:table-cell>
          <table:table-cell table:formula="of:=COS(RADIANS([.AP$1]))*COS(RADIANS([.$A42]))" office:value-type="float" office:value="0.719846310392954" calcext:value-type="float">
            <text:p>0.720</text:p>
          </table:table-cell>
          <table:table-cell table:formula="of:=TAN(RADIANS([.AQ$1]))*TAN(RADIANS([.$A42]))" office:value-type="float" office:value="0.305407289332279" calcext:value-type="float">
            <text:p>0.305</text:p>
          </table:table-cell>
          <table:table-cell table:formula="of:=COS(RADIANS([.AR$1]))*COS(RADIANS([.$A42]))" office:value-type="float" office:value="0.715164097922827" calcext:value-type="float">
            <text:p>0.715</text:p>
          </table:table-cell>
          <table:table-cell table:formula="of:=TAN(RADIANS([.AS$1]))*TAN(RADIANS([.$A42]))" office:value-type="float" office:value="0.32210017022044" calcext:value-type="float">
            <text:p>0.322</text:p>
          </table:table-cell>
          <table:table-cell table:formula="of:=COS(RADIANS([.AT$1]))*COS(RADIANS([.$A42]))" office:value-type="float" office:value="0.710264039540522" calcext:value-type="float">
            <text:p>0.710</text:p>
          </table:table-cell>
          <table:table-cell table:formula="of:=TAN(RADIANS([.AU$1]))*TAN(RADIANS([.$A42]))" office:value-type="float" office:value="0.339018257084228" calcext:value-type="float">
            <text:p>0.339</text:p>
          </table:table-cell>
          <table:table-cell table:formula="of:=COS(RADIANS([.AV$1]))*COS(RADIANS([.$A42]))" office:value-type="float" office:value="0.705147627851291" calcext:value-type="float">
            <text:p>0.705</text:p>
          </table:table-cell>
          <table:table-cell table:formula="of:=TAN(RADIANS([.AW$1]))*TAN(RADIANS([.$A42]))" office:value-type="float" office:value="0.356176661725523" calcext:value-type="float">
            <text:p>0.3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S(RADIANS([.B$1]))*COS(RADIANS([.$A43]))" office:value-type="float" office:value="0.754709580222772" calcext:value-type="float">
            <text:p>0.755</text:p>
          </table:table-cell>
          <table:table-cell table:formula="of:=TAN(RADIANS([.C$1]))*TAN(RADIANS([.$A43]))" office:value-type="float" office:value="0" calcext:value-type="float">
            <text:p>0.000</text:p>
          </table:table-cell>
          <table:table-cell table:formula="of:=COS(RADIANS([.D$1]))*COS(RADIANS([.$A43]))" office:value-type="float" office:value="0.754594634298186" calcext:value-type="float">
            <text:p>0.755</text:p>
          </table:table-cell>
          <table:table-cell table:formula="of:=TAN(RADIANS([.E$1]))*TAN(RADIANS([.$A43]))" office:value-type="float" office:value="0.0151734564498207" calcext:value-type="float">
            <text:p>0.015</text:p>
          </table:table-cell>
          <table:table-cell table:formula="of:=COS(RADIANS([.F$1]))*COS(RADIANS([.$A43]))" office:value-type="float" office:value="0.754249831538071" calcext:value-type="float">
            <text:p>0.754</text:p>
          </table:table-cell>
          <table:table-cell table:formula="of:=TAN(RADIANS([.G$1]))*TAN(RADIANS([.$A43]))" office:value-type="float" office:value="0.0303561617935138" calcext:value-type="float">
            <text:p>0.030</text:p>
          </table:table-cell>
          <table:table-cell table:formula="of:=COS(RADIANS([.H$1]))*COS(RADIANS([.$A43]))" office:value-type="float" office:value="0.753675276972687" calcext:value-type="float">
            <text:p>0.754</text:p>
          </table:table-cell>
          <table:table-cell table:formula="of:=TAN(RADIANS([.I$1]))*TAN(RADIANS([.$A43]))" office:value-type="float" office:value="0.0455573874891477" calcext:value-type="float">
            <text:p>0.046</text:p>
          </table:table-cell>
          <table:table-cell table:formula="of:=COS(RADIANS([.J$1]))*COS(RADIANS([.$A43]))" office:value-type="float" office:value="0.75287114561692" calcext:value-type="float">
            <text:p>0.753</text:p>
          </table:table-cell>
          <table:table-cell table:formula="of:=TAN(RADIANS([.K$1]))*TAN(RADIANS([.$A43]))" office:value-type="float" office:value="0.0607864502402629" calcext:value-type="float">
            <text:p>0.061</text:p>
          </table:table-cell>
          <table:table-cell table:formula="of:=COS(RADIANS([.L$1]))*COS(RADIANS([.$A43]))" office:value-type="float" office:value="0.751837682416972" calcext:value-type="float">
            <text:p>0.752</text:p>
          </table:table-cell>
          <table:table-cell table:formula="of:=TAN(RADIANS([.M$1]))*TAN(RADIANS([.$A43]))" office:value-type="float" office:value="0.076052734912352" calcext:value-type="float">
            <text:p>0.076</text:p>
          </table:table-cell>
          <table:table-cell table:formula="of:=COS(RADIANS([.N$1]))*COS(RADIANS([.$A43]))" office:value-type="float" office:value="0.750575202175745" calcext:value-type="float">
            <text:p>0.751</text:p>
          </table:table-cell>
          <table:table-cell table:formula="of:=TAN(RADIANS([.O$1]))*TAN(RADIANS([.$A43]))" office:value-type="float" office:value="0.0913657178047691" calcext:value-type="float">
            <text:p>0.091</text:p>
          </table:table-cell>
          <table:table-cell table:formula="of:=COS(RADIANS([.P$1]))*COS(RADIANS([.$A43]))" office:value-type="float" office:value="0.74908408945695" calcext:value-type="float">
            <text:p>0.749</text:p>
          </table:table-cell>
          <table:table-cell table:formula="of:=TAN(RADIANS([.Q$1]))*TAN(RADIANS([.$A43]))" office:value-type="float" office:value="0.106734990401484" calcext:value-type="float">
            <text:p>0.107</text:p>
          </table:table-cell>
          <table:table-cell table:formula="of:=COS(RADIANS([.R$1]))*COS(RADIANS([.$A43]))" office:value-type="float" office:value="0.747364798467966" calcext:value-type="float">
            <text:p>0.747</text:p>
          </table:table-cell>
          <table:table-cell table:formula="of:=TAN(RADIANS([.S$1]))*TAN(RADIANS([.$A43]))" office:value-type="float" office:value="0.122170283728411" calcext:value-type="float">
            <text:p>0.122</text:p>
          </table:table-cell>
          <table:table-cell table:formula="of:=COS(RADIANS([.T$1]))*COS(RADIANS([.$A43]))" office:value-type="float" office:value="0.745417852921483" calcext:value-type="float">
            <text:p>0.745</text:p>
          </table:table-cell>
          <table:table-cell table:formula="of:=TAN(RADIANS([.U$1]))*TAN(RADIANS([.$A43]))" office:value-type="float" office:value="0.137681493450565" calcext:value-type="float">
            <text:p>0.138</text:p>
          </table:table-cell>
          <table:table-cell table:formula="of:=COS(RADIANS([.V$1]))*COS(RADIANS([.$A43]))" office:value-type="float" office:value="0.743243845875975" calcext:value-type="float">
            <text:p>0.743</text:p>
          </table:table-cell>
          <table:table-cell table:formula="of:=TAN(RADIANS([.W$1]))*TAN(RADIANS([.$A43]))" office:value-type="float" office:value="0.153278705849046" calcext:value-type="float">
            <text:p>0.153</text:p>
          </table:table-cell>
          <table:table-cell table:formula="of:=COS(RADIANS([.X$1]))*COS(RADIANS([.$A43]))" office:value-type="float" office:value="0.740843439555048" calcext:value-type="float">
            <text:p>0.741</text:p>
          </table:table-cell>
          <table:table-cell table:formula="of:=TAN(RADIANS([.Y$1]))*TAN(RADIANS([.$A43]))" office:value-type="float" office:value="0.168972224826037" calcext:value-type="float">
            <text:p>0.169</text:p>
          </table:table-cell>
          <table:table-cell table:formula="of:=COS(RADIANS([.Z$1]))*COS(RADIANS([.$A43]))" office:value-type="float" office:value="0.738217365145722" calcext:value-type="float">
            <text:p>0.738</text:p>
          </table:table-cell>
          <table:table-cell table:formula="of:=TAN(RADIANS([.AA$1]))*TAN(RADIANS([.$A43]))" office:value-type="float" office:value="0.184772600095567" calcext:value-type="float">
            <text:p>0.185</text:p>
          </table:table-cell>
          <table:table-cell table:formula="of:=COS(RADIANS([.AB$1]))*COS(RADIANS([.$A43]))" office:value-type="float" office:value="0.7353664225757" calcext:value-type="float">
            <text:p>0.735</text:p>
          </table:table-cell>
          <table:table-cell table:formula="of:=TAN(RADIANS([.AC$1]))*TAN(RADIANS([.$A43]))" office:value-type="float" office:value="0.200690656729074" calcext:value-type="float">
            <text:p>0.201</text:p>
          </table:table-cell>
          <table:table-cell table:formula="of:=COS(RADIANS([.AD$1]))*COS(RADIANS([.$A43]))" office:value-type="float" office:value="0.732291480269707" calcext:value-type="float">
            <text:p>0.732</text:p>
          </table:table-cell>
          <table:table-cell table:formula="of:=TAN(RADIANS([.AE$1]))*TAN(RADIANS([.$A43]))" office:value-type="float" office:value="0.216737526237783" calcext:value-type="float">
            <text:p>0.217</text:p>
          </table:table-cell>
          <table:table-cell table:formula="of:=COS(RADIANS([.AF$1]))*COS(RADIANS([.$A43]))" office:value-type="float" office:value="0.728993474884957" calcext:value-type="float">
            <text:p>0.729</text:p>
          </table:table-cell>
          <table:table-cell table:formula="of:=TAN(RADIANS([.AG$1]))*TAN(RADIANS([.$A43]))" office:value-type="float" office:value="0.232924679388943" calcext:value-type="float">
            <text:p>0.233</text:p>
          </table:table-cell>
          <table:table-cell table:formula="of:=COS(RADIANS([.AH$1]))*COS(RADIANS([.$A43]))" office:value-type="float" office:value="0.725473411025838" calcext:value-type="float">
            <text:p>0.725</text:p>
          </table:table-cell>
          <table:table-cell table:formula="of:=TAN(RADIANS([.AI$1]))*TAN(RADIANS([.$A43]))" office:value-type="float" office:value="0.24926396097013" calcext:value-type="float">
            <text:p>0.249</text:p>
          </table:table-cell>
          <table:table-cell table:formula="of:=COS(RADIANS([.AJ$1]))*COS(RADIANS([.$A43]))" office:value-type="float" office:value="0.721732360937903" calcext:value-type="float">
            <text:p>0.722</text:p>
          </table:table-cell>
          <table:table-cell table:formula="of:=TAN(RADIANS([.AK$1]))*TAN(RADIANS([.$A43]))" office:value-type="float" office:value="0.265767626735531" calcext:value-type="float">
            <text:p>0.266</text:p>
          </table:table-cell>
          <table:table-cell table:formula="of:=COS(RADIANS([.AL$1]))*COS(RADIANS([.$A43]))" office:value-type="float" office:value="0.717771464181247" calcext:value-type="float">
            <text:p>0.718</text:p>
          </table:table-cell>
          <table:table-cell table:formula="of:=TAN(RADIANS([.AM$1]))*TAN(RADIANS([.$A43]))" office:value-type="float" office:value="0.282448382790542" calcext:value-type="float">
            <text:p>0.282</text:p>
          </table:table-cell>
          <table:table-cell table:formula="of:=COS(RADIANS([.AN$1]))*COS(RADIANS([.$A43]))" office:value-type="float" office:value="0.713591927283394" calcext:value-type="float">
            <text:p>0.714</text:p>
          </table:table-cell>
          <table:table-cell table:formula="of:=TAN(RADIANS([.AO$1]))*TAN(RADIANS([.$A43]))" office:value-type="float" office:value="0.29931942769662" calcext:value-type="float">
            <text:p>0.299</text:p>
          </table:table-cell>
          <table:table-cell table:formula="of:=COS(RADIANS([.AP$1]))*COS(RADIANS([.$A43]))" office:value-type="float" office:value="0.709195023371769" calcext:value-type="float">
            <text:p>0.709</text:p>
          </table:table-cell>
          <table:table-cell table:formula="of:=TAN(RADIANS([.AQ$1]))*TAN(RADIANS([.$A43]))" office:value-type="float" office:value="0.316394497607475" calcext:value-type="float">
            <text:p>0.316</text:p>
          </table:table-cell>
          <table:table-cell table:formula="of:=COS(RADIANS([.AR$1]))*COS(RADIANS([.$A43]))" office:value-type="float" office:value="0.7045820917859" calcext:value-type="float">
            <text:p>0.705</text:p>
          </table:table-cell>
          <table:table-cell table:formula="of:=TAN(RADIANS([.AS$1]))*TAN(RADIANS([.$A43]))" office:value-type="float" office:value="0.33368791478091" calcext:value-type="float">
            <text:p>0.334</text:p>
          </table:table-cell>
          <table:table-cell table:formula="of:=COS(RADIANS([.AT$1]))*COS(RADIANS([.$A43]))" office:value-type="float" office:value="0.699754537669432" calcext:value-type="float">
            <text:p>0.700</text:p>
          </table:table-cell>
          <table:table-cell table:formula="of:=TAN(RADIANS([.AU$1]))*TAN(RADIANS([.$A43]))" office:value-type="float" office:value="0.351214639848445" calcext:value-type="float">
            <text:p>0.351</text:p>
          </table:table-cell>
          <table:table-cell table:formula="of:=COS(RADIANS([.AV$1]))*COS(RADIANS([.$A43]))" office:value-type="float" office:value="0.694713831542116" calcext:value-type="float">
            <text:p>0.695</text:p>
          </table:table-cell>
          <table:table-cell table:formula="of:=TAN(RADIANS([.AW$1]))*TAN(RADIANS([.$A43]))" office:value-type="float" office:value="0.36899032826799" calcext:value-type="float">
            <text:p>0.3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S(RADIANS([.B$1]))*COS(RADIANS([.$A44]))" office:value-type="float" office:value="0.743144825477394" calcext:value-type="float">
            <text:p>0.743</text:p>
          </table:table-cell>
          <table:table-cell table:formula="of:=TAN(RADIANS([.C$1]))*TAN(RADIANS([.$A44]))" office:value-type="float" office:value="0" calcext:value-type="float">
            <text:p>0.000</text:p>
          </table:table-cell>
          <table:table-cell table:formula="of:=COS(RADIANS([.D$1]))*COS(RADIANS([.$A44]))" office:value-type="float" office:value="0.743031640920971" calcext:value-type="float">
            <text:p>0.743</text:p>
          </table:table-cell>
          <table:table-cell table:formula="of:=TAN(RADIANS([.E$1]))*TAN(RADIANS([.$A44]))" office:value-type="float" office:value="0.0157166110548485" calcext:value-type="float">
            <text:p>0.016</text:p>
          </table:table-cell>
          <table:table-cell table:formula="of:=COS(RADIANS([.F$1]))*COS(RADIANS([.$A44]))" office:value-type="float" office:value="0.742692121728815" calcext:value-type="float">
            <text:p>0.743</text:p>
          </table:table-cell>
          <table:table-cell table:formula="of:=TAN(RADIANS([.G$1]))*TAN(RADIANS([.$A44]))" office:value-type="float" office:value="0.0314428020803623" calcext:value-type="float">
            <text:p>0.031</text:p>
          </table:table-cell>
          <table:table-cell table:formula="of:=COS(RADIANS([.H$1]))*COS(RADIANS([.$A44]))" office:value-type="float" office:value="0.742126371321759" calcext:value-type="float">
            <text:p>0.742</text:p>
          </table:table-cell>
          <table:table-cell table:formula="of:=TAN(RADIANS([.I$1]))*TAN(RADIANS([.$A44]))" office:value-type="float" office:value="0.0471881764191188" calcext:value-type="float">
            <text:p>0.047</text:p>
          </table:table-cell>
          <table:table-cell table:formula="of:=COS(RADIANS([.J$1]))*COS(RADIANS([.$A44]))" office:value-type="float" office:value="0.74133456203286" calcext:value-type="float">
            <text:p>0.741</text:p>
          </table:table-cell>
          <table:table-cell table:formula="of:=TAN(RADIANS([.K$1]))*TAN(RADIANS([.$A44]))" office:value-type="float" office:value="0.0629623842787913" calcext:value-type="float">
            <text:p>0.063</text:p>
          </table:table-cell>
          <table:table-cell table:formula="of:=COS(RADIANS([.L$1]))*COS(RADIANS([.$A44]))" office:value-type="float" office:value="0.740316935054896" calcext:value-type="float">
            <text:p>0.740</text:p>
          </table:table-cell>
          <table:table-cell table:formula="of:=TAN(RADIANS([.M$1]))*TAN(RADIANS([.$A44]))" office:value-type="float" office:value="0.0787751464689549" calcext:value-type="float">
            <text:p>0.079</text:p>
          </table:table-cell>
          <table:table-cell table:formula="of:=COS(RADIANS([.N$1]))*COS(RADIANS([.$A44]))" office:value-type="float" office:value="0.739073800366903" calcext:value-type="float">
            <text:p>0.739</text:p>
          </table:table-cell>
          <table:table-cell table:formula="of:=TAN(RADIANS([.O$1]))*TAN(RADIANS([.$A44]))" office:value-type="float" office:value="0.0946362785060467" calcext:value-type="float">
            <text:p>0.095</text:p>
          </table:table-cell>
          <table:table-cell table:formula="of:=COS(RADIANS([.P$1]))*COS(RADIANS([.$A44]))" office:value-type="float" office:value="0.737605536639749" calcext:value-type="float">
            <text:p>0.738</text:p>
          </table:table-cell>
          <table:table-cell table:formula="of:=TAN(RADIANS([.Q$1]))*TAN(RADIANS([.$A44]))" office:value-type="float" office:value="0.11055571521431" calcext:value-type="float">
            <text:p>0.111</text:p>
          </table:table-cell>
          <table:table-cell table:formula="of:=COS(RADIANS([.R$1]))*COS(RADIANS([.$A44]))" office:value-type="float" office:value="0.735912591120791" calcext:value-type="float">
            <text:p>0.736</text:p>
          </table:table-cell>
          <table:table-cell table:formula="of:=TAN(RADIANS([.S$1]))*TAN(RADIANS([.$A44]))" office:value-type="float" office:value="0.126543535955027" calcext:value-type="float">
            <text:p>0.127</text:p>
          </table:table-cell>
          <table:table-cell table:formula="of:=COS(RADIANS([.T$1]))*COS(RADIANS([.$A44]))" office:value-type="float" office:value="0.733995479497631" calcext:value-type="float">
            <text:p>0.734</text:p>
          </table:table-cell>
          <table:table-cell table:formula="of:=TAN(RADIANS([.U$1]))*TAN(RADIANS([.$A44]))" office:value-type="float" office:value="0.142609990622062" calcext:value-type="float">
            <text:p>0.143</text:p>
          </table:table-cell>
          <table:table-cell table:formula="of:=COS(RADIANS([.V$1]))*COS(RADIANS([.$A44]))" office:value-type="float" office:value="0.731854785741042" calcext:value-type="float">
            <text:p>0.732</text:p>
          </table:table-cell>
          <table:table-cell table:formula="of:=TAN(RADIANS([.W$1]))*TAN(RADIANS([.$A44]))" office:value-type="float" office:value="0.158765526548729" calcext:value-type="float">
            <text:p>0.159</text:p>
          </table:table-cell>
          <table:table-cell table:formula="of:=COS(RADIANS([.X$1]))*COS(RADIANS([.$A44]))" office:value-type="float" office:value="0.72949116192708" calcext:value-type="float">
            <text:p>0.729</text:p>
          </table:table-cell>
          <table:table-cell table:formula="of:=TAN(RADIANS([.Y$1]))*TAN(RADIANS([.$A44]))" office:value-type="float" office:value="0.175020816479466" calcext:value-type="float">
            <text:p>0.175</text:p>
          </table:table-cell>
          <table:table-cell table:formula="of:=COS(RADIANS([.Z$1]))*COS(RADIANS([.$A44]))" office:value-type="float" office:value="0.726905328038456" calcext:value-type="float">
            <text:p>0.727</text:p>
          </table:table-cell>
          <table:table-cell table:formula="of:=TAN(RADIANS([.AA$1]))*TAN(RADIANS([.$A44]))" office:value-type="float" office:value="0.191386787769731" calcext:value-type="float">
            <text:p>0.191</text:p>
          </table:table-cell>
          <table:table-cell table:formula="of:=COS(RADIANS([.AB$1]))*COS(RADIANS([.$A44]))" office:value-type="float" office:value="0.724098071745221" calcext:value-type="float">
            <text:p>0.724</text:p>
          </table:table-cell>
          <table:table-cell table:formula="of:=TAN(RADIANS([.AC$1]))*TAN(RADIANS([.$A44]))" office:value-type="float" office:value="0.207874652989184" calcext:value-type="float">
            <text:p>0.208</text:p>
          </table:table-cell>
          <table:table-cell table:formula="of:=COS(RADIANS([.AD$1]))*COS(RADIANS([.$A44]))" office:value-type="float" office:value="0.721070248164837" calcext:value-type="float">
            <text:p>0.721</text:p>
          </table:table-cell>
          <table:table-cell table:formula="of:=TAN(RADIANS([.AE$1]))*TAN(RADIANS([.$A44]))" office:value-type="float" office:value="0.224495942116703" calcext:value-type="float">
            <text:p>0.224</text:p>
          </table:table-cell>
          <table:table-cell table:formula="of:=COS(RADIANS([.AF$1]))*COS(RADIANS([.$A44]))" office:value-type="float" office:value="0.717822779601698" calcext:value-type="float">
            <text:p>0.718</text:p>
          </table:table-cell>
          <table:table-cell table:formula="of:=TAN(RADIANS([.AG$1]))*TAN(RADIANS([.$A44]))" office:value-type="float" office:value="0.241262536531323" calcext:value-type="float">
            <text:p>0.241</text:p>
          </table:table-cell>
          <table:table-cell table:formula="of:=COS(RADIANS([.AH$1]))*COS(RADIANS([.$A44]))" office:value-type="float" office:value="0.714356655266186" calcext:value-type="float">
            <text:p>0.714</text:p>
          </table:table-cell>
          <table:table-cell table:formula="of:=TAN(RADIANS([.AI$1]))*TAN(RADIANS([.$A44]))" office:value-type="float" office:value="0.258186705020975" calcext:value-type="float">
            <text:p>0.258</text:p>
          </table:table-cell>
          <table:table-cell table:formula="of:=COS(RADIANS([.AJ$1]))*COS(RADIANS([.$A44]))" office:value-type="float" office:value="0.710672930973352" calcext:value-type="float">
            <text:p>0.711</text:p>
          </table:table-cell>
          <table:table-cell table:formula="of:=TAN(RADIANS([.AK$1]))*TAN(RADIANS([.$A44]))" office:value-type="float" office:value="0.275281142051312" calcext:value-type="float">
            <text:p>0.275</text:p>
          </table:table-cell>
          <table:table-cell table:formula="of:=COS(RADIANS([.AL$1]))*COS(RADIANS([.$A44]))" office:value-type="float" office:value="0.7067727288213" calcext:value-type="float">
            <text:p>0.707</text:p>
          </table:table-cell>
          <table:table-cell table:formula="of:=TAN(RADIANS([.AM$1]))*TAN(RADIANS([.$A44]))" office:value-type="float" office:value="0.292559008560134" calcext:value-type="float">
            <text:p>0.293</text:p>
          </table:table-cell>
          <table:table-cell table:formula="of:=COS(RADIANS([.AN$1]))*COS(RADIANS([.$A44]))" office:value-type="float" office:value="0.702657236849389" calcext:value-type="float">
            <text:p>0.703</text:p>
          </table:table-cell>
          <table:table-cell table:formula="of:=TAN(RADIANS([.AO$1]))*TAN(RADIANS([.$A44]))" office:value-type="float" office:value="0.310033975569437" calcext:value-type="float">
            <text:p>0.310</text:p>
          </table:table-cell>
          <table:table-cell table:formula="of:=COS(RADIANS([.AP$1]))*COS(RADIANS([.$A44]))" office:value-type="float" office:value="0.698327708676339" calcext:value-type="float">
            <text:p>0.698</text:p>
          </table:table-cell>
          <table:table-cell table:formula="of:=TAN(RADIANS([.AQ$1]))*TAN(RADIANS([.$A44]))" office:value-type="float" office:value="0.327720270937321" calcext:value-type="float">
            <text:p>0.328</text:p>
          </table:table-cell>
          <table:table-cell table:formula="of:=COS(RADIANS([.AR$1]))*COS(RADIANS([.$A44]))" office:value-type="float" office:value="0.693785463118374" calcext:value-type="float">
            <text:p>0.694</text:p>
          </table:table-cell>
          <table:table-cell table:formula="of:=TAN(RADIANS([.AS$1]))*TAN(RADIANS([.$A44]))" office:value-type="float" office:value="0.345632729606376" calcext:value-type="float">
            <text:p>0.346</text:p>
          </table:table-cell>
          <table:table-cell table:formula="of:=COS(RADIANS([.AT$1]))*COS(RADIANS([.$A44]))" office:value-type="float" office:value="0.689031883787493" calcext:value-type="float">
            <text:p>0.689</text:p>
          </table:table-cell>
          <table:table-cell table:formula="of:=TAN(RADIANS([.AU$1]))*TAN(RADIANS([.$A44]))" office:value-type="float" office:value="0.363786847744368" calcext:value-type="float">
            <text:p>0.364</text:p>
          </table:table-cell>
          <table:table-cell table:formula="of:=COS(RADIANS([.AV$1]))*COS(RADIANS([.$A44]))" office:value-type="float" office:value="0.684068418670008" calcext:value-type="float">
            <text:p>0.684</text:p>
          </table:table-cell>
          <table:table-cell table:formula="of:=TAN(RADIANS([.AW$1]))*TAN(RADIANS([.$A44]))" office:value-type="float" office:value="0.38219884121771" calcext:value-type="float">
            <text:p>0.3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S(RADIANS([.B$1]))*COS(RADIANS([.$A45]))" office:value-type="float" office:value="0.73135370161917" calcext:value-type="float">
            <text:p>0.731</text:p>
          </table:table-cell>
          <table:table-cell table:formula="of:=TAN(RADIANS([.C$1]))*TAN(RADIANS([.$A45]))" office:value-type="float" office:value="0" calcext:value-type="float">
            <text:p>0.000</text:p>
          </table:table-cell>
          <table:table-cell table:formula="of:=COS(RADIANS([.D$1]))*COS(RADIANS([.$A45]))" office:value-type="float" office:value="0.731242312908023" calcext:value-type="float">
            <text:p>0.731</text:p>
          </table:table-cell>
          <table:table-cell table:formula="of:=TAN(RADIANS([.E$1]))*TAN(RADIANS([.$A45]))" office:value-type="float" office:value="0.0162771113750753" calcext:value-type="float">
            <text:p>0.016</text:p>
          </table:table-cell>
          <table:table-cell table:formula="of:=COS(RADIANS([.F$1]))*COS(RADIANS([.$A45]))" office:value-type="float" office:value="0.73090818070466" calcext:value-type="float">
            <text:p>0.731</text:p>
          </table:table-cell>
          <table:table-cell table:formula="of:=TAN(RADIANS([.G$1]))*TAN(RADIANS([.$A45]))" office:value-type="float" office:value="0.0325641443705906" calcext:value-type="float">
            <text:p>0.033</text:p>
          </table:table-cell>
          <table:table-cell table:formula="of:=COS(RADIANS([.H$1]))*COS(RADIANS([.$A45]))" office:value-type="float" office:value="0.730351406788988" calcext:value-type="float">
            <text:p>0.730</text:p>
          </table:table-cell>
          <table:table-cell table:formula="of:=TAN(RADIANS([.I$1]))*TAN(RADIANS([.$A45]))" office:value-type="float" office:value="0.0488710448124087" calcext:value-type="float">
            <text:p>0.049</text:p>
          </table:table-cell>
          <table:table-cell table:formula="of:=COS(RADIANS([.J$1]))*COS(RADIANS([.$A45]))" office:value-type="float" office:value="0.729572160759735" calcext:value-type="float">
            <text:p>0.730</text:p>
          </table:table-cell>
          <table:table-cell table:formula="of:=TAN(RADIANS([.K$1]))*TAN(RADIANS([.$A45]))" office:value-type="float" office:value="0.0652078070628347" calcext:value-type="float">
            <text:p>0.065</text:p>
          </table:table-cell>
          <table:table-cell table:formula="of:=COS(RADIANS([.L$1]))*COS(RADIANS([.$A45]))" office:value-type="float" office:value="0.72857067998279" calcext:value-type="float">
            <text:p>0.729</text:p>
          </table:table-cell>
          <table:table-cell table:formula="of:=TAN(RADIANS([.M$1]))*TAN(RADIANS([.$A45]))" office:value-type="float" office:value="0.0815844986039459" calcext:value-type="float">
            <text:p>0.082</text:p>
          </table:table-cell>
          <table:table-cell table:formula="of:=COS(RADIANS([.N$1]))*COS(RADIANS([.$A45]))" office:value-type="float" office:value="0.7273472695189" calcext:value-type="float">
            <text:p>0.727</text:p>
          </table:table-cell>
          <table:table-cell table:formula="of:=TAN(RADIANS([.O$1]))*TAN(RADIANS([.$A45]))" office:value-type="float" office:value="0.0980112850022054" calcext:value-type="float">
            <text:p>0.098</text:p>
          </table:table-cell>
          <table:table-cell table:formula="of:=COS(RADIANS([.P$1]))*COS(RADIANS([.$A45]))" office:value-type="float" office:value="0.725902302030743" calcext:value-type="float">
            <text:p>0.726</text:p>
          </table:table-cell>
          <table:table-cell table:formula="of:=TAN(RADIANS([.Q$1]))*TAN(RADIANS([.$A45]))" office:value-type="float" office:value="0.114498455386747" calcext:value-type="float">
            <text:p>0.114</text:p>
          </table:table-cell>
          <table:table-cell table:formula="of:=COS(RADIANS([.R$1]))*COS(RADIANS([.$A45]))" office:value-type="float" office:value="0.724236217669415" calcext:value-type="float">
            <text:p>0.724</text:p>
          </table:table-cell>
          <table:table-cell table:formula="of:=TAN(RADIANS([.S$1]))*TAN(RADIANS([.$A45]))" office:value-type="float" office:value="0.131056448578359" calcext:value-type="float">
            <text:p>0.131</text:p>
          </table:table-cell>
          <table:table-cell table:formula="of:=COS(RADIANS([.T$1]))*COS(RADIANS([.$A45]))" office:value-type="float" office:value="0.72234952394035" calcext:value-type="float">
            <text:p>0.722</text:p>
          </table:table-cell>
          <table:table-cell table:formula="of:=TAN(RADIANS([.U$1]))*TAN(RADIANS([.$A45]))" office:value-type="float" office:value="0.1476958800121" calcext:value-type="float">
            <text:p>0.148</text:p>
          </table:table-cell>
          <table:table-cell table:formula="of:=COS(RADIANS([.V$1]))*COS(RADIANS([.$A45]))" office:value-type="float" office:value="0.720242795548736" calcext:value-type="float">
            <text:p>0.720</text:p>
          </table:table-cell>
          <table:table-cell table:formula="of:=TAN(RADIANS([.W$1]))*TAN(RADIANS([.$A45]))" office:value-type="float" office:value="0.164427569603748" calcext:value-type="float">
            <text:p>0.164</text:p>
          </table:table-cell>
          <table:table-cell table:formula="of:=COS(RADIANS([.X$1]))*COS(RADIANS([.$A45]))" office:value-type="float" office:value="0.71791667422445" calcext:value-type="float">
            <text:p>0.718</text:p>
          </table:table-cell>
          <table:table-cell table:formula="of:=TAN(RADIANS([.Y$1]))*TAN(RADIANS([.$A45]))" office:value-type="float" office:value="0.181262570719025" calcext:value-type="float">
            <text:p>0.181</text:p>
          </table:table-cell>
          <table:table-cell table:formula="of:=COS(RADIANS([.Z$1]))*COS(RADIANS([.$A45]))" office:value-type="float" office:value="0.715371868526579" calcext:value-type="float">
            <text:p>0.715</text:p>
          </table:table-cell>
          <table:table-cell table:formula="of:=TAN(RADIANS([.AA$1]))*TAN(RADIANS([.$A45]))" office:value-type="float" office:value="0.198212200414846" calcext:value-type="float">
            <text:p>0.198</text:p>
          </table:table-cell>
          <table:table-cell table:formula="of:=COS(RADIANS([.AB$1]))*COS(RADIANS([.$A45]))" office:value-type="float" office:value="0.712609153627593" calcext:value-type="float">
            <text:p>0.713</text:p>
          </table:table-cell>
          <table:table-cell table:formula="of:=TAN(RADIANS([.AC$1]))*TAN(RADIANS([.$A45]))" office:value-type="float" office:value="0.215288071133901" calcext:value-type="float">
            <text:p>0.215</text:p>
          </table:table-cell>
          <table:table-cell table:formula="of:=COS(RADIANS([.AD$1]))*COS(RADIANS([.$A45]))" office:value-type="float" office:value="0.709629371077211" calcext:value-type="float">
            <text:p>0.710</text:p>
          </table:table-cell>
          <table:table-cell table:formula="of:=TAN(RADIANS([.AE$1]))*TAN(RADIANS([.$A45]))" office:value-type="float" office:value="0.23250212404784" calcext:value-type="float">
            <text:p>0.233</text:p>
          </table:table-cell>
          <table:table-cell table:formula="of:=COS(RADIANS([.AF$1]))*COS(RADIANS([.$A45]))" office:value-type="float" office:value="0.706433428546066" calcext:value-type="float">
            <text:p>0.706</text:p>
          </table:table-cell>
          <table:table-cell table:formula="of:=TAN(RADIANS([.AG$1]))*TAN(RADIANS([.$A45]))" office:value-type="float" office:value="0.249866664260425" calcext:value-type="float">
            <text:p>0.250</text:p>
          </table:table-cell>
          <table:table-cell table:formula="of:=COS(RADIANS([.AH$1]))*COS(RADIANS([.$A45]))" office:value-type="float" office:value="0.703022299549211" calcext:value-type="float">
            <text:p>0.703</text:p>
          </table:table-cell>
          <table:table-cell table:formula="of:=TAN(RADIANS([.AI$1]))*TAN(RADIANS([.$A45]))" office:value-type="float" office:value="0.267394398100452" calcext:value-type="float">
            <text:p>0.267</text:p>
          </table:table-cell>
          <table:table-cell table:formula="of:=COS(RADIANS([.AJ$1]))*COS(RADIANS([.$A45]))" office:value-type="float" office:value="0.699397023149584" calcext:value-type="float">
            <text:p>0.699</text:p>
          </table:table-cell>
          <table:table-cell table:formula="of:=TAN(RADIANS([.AK$1]))*TAN(RADIANS([.$A45]))" office:value-type="float" office:value="0.285098472755349" calcext:value-type="float">
            <text:p>0.285</text:p>
          </table:table-cell>
          <table:table-cell table:formula="of:=COS(RADIANS([.AL$1]))*COS(RADIANS([.$A45]))" office:value-type="float" office:value="0.695558703641493" calcext:value-type="float">
            <text:p>0.696</text:p>
          </table:table-cell>
          <table:table-cell table:formula="of:=TAN(RADIANS([.AM$1]))*TAN(RADIANS([.$A45]))" office:value-type="float" office:value="0.302992518520451" calcext:value-type="float">
            <text:p>0.303</text:p>
          </table:table-cell>
          <table:table-cell table:formula="of:=COS(RADIANS([.AN$1]))*COS(RADIANS([.$A45]))" office:value-type="float" office:value="0.691508510214246" calcext:value-type="float">
            <text:p>0.692</text:p>
          </table:table-cell>
          <table:table-cell table:formula="of:=TAN(RADIANS([.AO$1]))*TAN(RADIANS([.$A45]))" office:value-type="float" office:value="0.321090693966388" calcext:value-type="float">
            <text:p>0.321</text:p>
          </table:table-cell>
          <table:table-cell table:formula="of:=COS(RADIANS([.AP$1]))*COS(RADIANS([.$A45]))" office:value-type="float" office:value="0.687247676595994" calcext:value-type="float">
            <text:p>0.687</text:p>
          </table:table-cell>
          <table:table-cell table:formula="of:=TAN(RADIANS([.AQ$1]))*TAN(RADIANS([.$A45]))" office:value-type="float" office:value="0.339407734358293" calcext:value-type="float">
            <text:p>0.339</text:p>
          </table:table-cell>
          <table:table-cell table:formula="of:=COS(RADIANS([.AR$1]))*COS(RADIANS([.$A45]))" office:value-type="float" office:value="0.682777500677932" calcext:value-type="float">
            <text:p>0.683</text:p>
          </table:table-cell>
          <table:table-cell table:formula="of:=TAN(RADIANS([.AS$1]))*TAN(RADIANS([.$A45]))" office:value-type="float" office:value="0.357959003696201" calcext:value-type="float">
            <text:p>0.358</text:p>
          </table:table-cell>
          <table:table-cell table:formula="of:=COS(RADIANS([.AT$1]))*COS(RADIANS([.$A45]))" office:value-type="float" office:value="0.678099344118951" calcext:value-type="float">
            <text:p>0.678</text:p>
          </table:table-cell>
          <table:table-cell table:formula="of:=TAN(RADIANS([.AU$1]))*TAN(RADIANS([.$A45]))" office:value-type="float" office:value="0.376760550786546" calcext:value-type="float">
            <text:p>0.377</text:p>
          </table:table-cell>
          <table:table-cell table:formula="of:=COS(RADIANS([.AV$1]))*COS(RADIANS([.$A45]))" office:value-type="float" office:value="0.673214631930854" calcext:value-type="float">
            <text:p>0.673</text:p>
          </table:table-cell>
          <table:table-cell table:formula="of:=TAN(RADIANS([.AW$1]))*TAN(RADIANS([.$A45]))" office:value-type="float" office:value="0.395829169800968" calcext:value-type="float">
            <text:p>0.3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S(RADIANS([.B$1]))*COS(RADIANS([.$A46]))" office:value-type="float" office:value="0.719339800338651" calcext:value-type="float">
            <text:p>0.719</text:p>
          </table:table-cell>
          <table:table-cell table:formula="of:=TAN(RADIANS([.C$1]))*TAN(RADIANS([.$A46]))" office:value-type="float" office:value="0" calcext:value-type="float">
            <text:p>0.000</text:p>
          </table:table-cell>
          <table:table-cell table:formula="of:=COS(RADIANS([.D$1]))*COS(RADIANS([.$A46]))" office:value-type="float" office:value="0.719230241402859" calcext:value-type="float">
            <text:p>0.719</text:p>
          </table:table-cell>
          <table:table-cell table:formula="of:=TAN(RADIANS([.E$1]))*TAN(RADIANS([.$A46]))" office:value-type="float" office:value="0.0168561602647084" calcext:value-type="float">
            <text:p>0.017</text:p>
          </table:table-cell>
          <table:table-cell table:formula="of:=COS(RADIANS([.F$1]))*COS(RADIANS([.$A46]))" office:value-type="float" office:value="0.718901597968196" calcext:value-type="float">
            <text:p>0.719</text:p>
          </table:table-cell>
          <table:table-cell table:formula="of:=TAN(RADIANS([.G$1]))*TAN(RADIANS([.$A46]))" office:value-type="float" office:value="0.0337225951058061" calcext:value-type="float">
            <text:p>0.034</text:p>
          </table:table-cell>
          <table:table-cell table:formula="of:=COS(RADIANS([.H$1]))*COS(RADIANS([.$A46]))" office:value-type="float" office:value="0.718353970142635" calcext:value-type="float">
            <text:p>0.718</text:p>
          </table:table-cell>
          <table:table-cell table:formula="of:=TAN(RADIANS([.I$1]))*TAN(RADIANS([.$A46]))" office:value-type="float" office:value="0.0506096041661996" calcext:value-type="float">
            <text:p>0.051</text:p>
          </table:table-cell>
          <table:table-cell table:formula="of:=COS(RADIANS([.J$1]))*COS(RADIANS([.$A46]))" office:value-type="float" office:value="0.717587524738918" calcext:value-type="float">
            <text:p>0.718</text:p>
          </table:table-cell>
          <table:table-cell table:formula="of:=TAN(RADIANS([.K$1]))*TAN(RADIANS([.$A46]))" office:value-type="float" office:value="0.0675275373518932" calcext:value-type="float">
            <text:p>0.068</text:p>
          </table:table-cell>
          <table:table-cell table:formula="of:=COS(RADIANS([.L$1]))*COS(RADIANS([.$A46]))" office:value-type="float" office:value="0.716602495223739" calcext:value-type="float">
            <text:p>0.717</text:p>
          </table:table-cell>
          <table:table-cell table:formula="of:=TAN(RADIANS([.M$1]))*TAN(RADIANS([.$A46]))" office:value-type="float" office:value="0.0844868202898579" calcext:value-type="float">
            <text:p>0.084</text:p>
          </table:table-cell>
          <table:table-cell table:formula="of:=COS(RADIANS([.N$1]))*COS(RADIANS([.$A46]))" office:value-type="float" office:value="0.715399181646631" calcext:value-type="float">
            <text:p>0.715</text:p>
          </table:table-cell>
          <table:table-cell table:formula="of:=TAN(RADIANS([.O$1]))*TAN(RADIANS([.$A46]))" office:value-type="float" office:value="0.101497980180746" calcext:value-type="float">
            <text:p>0.101</text:p>
          </table:table-cell>
          <table:table-cell table:formula="of:=COS(RADIANS([.P$1]))*COS(RADIANS([.$A46]))" office:value-type="float" office:value="0.713977950548565" calcext:value-type="float">
            <text:p>0.714</text:p>
          </table:table-cell>
          <table:table-cell table:formula="of:=TAN(RADIANS([.Q$1]))*TAN(RADIANS([.$A46]))" office:value-type="float" office:value="0.118571672183551" calcext:value-type="float">
            <text:p>0.119</text:p>
          </table:table-cell>
          <table:table-cell table:formula="of:=COS(RADIANS([.R$1]))*COS(RADIANS([.$A46]))" office:value-type="float" office:value="0.712339234850303" calcext:value-type="float">
            <text:p>0.712</text:p>
          </table:table-cell>
          <table:table-cell table:formula="of:=TAN(RADIANS([.S$1]))*TAN(RADIANS([.$A46]))" office:value-type="float" office:value="0.135718706474116" calcext:value-type="float">
            <text:p>0.136</text:p>
          </table:table-cell>
          <table:table-cell table:formula="of:=COS(RADIANS([.T$1]))*COS(RADIANS([.$A46]))" office:value-type="float" office:value="0.71048353372052" calcext:value-type="float">
            <text:p>0.710</text:p>
          </table:table-cell>
          <table:table-cell table:formula="of:=TAN(RADIANS([.U$1]))*TAN(RADIANS([.$A46]))" office:value-type="float" office:value="0.152950076125506" calcext:value-type="float">
            <text:p>0.153</text:p>
          </table:table-cell>
          <table:table-cell table:formula="of:=COS(RADIANS([.V$1]))*COS(RADIANS([.$A46]))" office:value-type="float" office:value="0.708411412423757" calcext:value-type="float">
            <text:p>0.708</text:p>
          </table:table-cell>
          <table:table-cell table:formula="of:=TAN(RADIANS([.W$1]))*TAN(RADIANS([.$A46]))" office:value-type="float" office:value="0.170276985965788" calcext:value-type="float">
            <text:p>0.170</text:p>
          </table:table-cell>
          <table:table-cell table:formula="of:=COS(RADIANS([.X$1]))*COS(RADIANS([.$A46]))" office:value-type="float" office:value="0.706123502148235" calcext:value-type="float">
            <text:p>0.706</text:p>
          </table:table-cell>
          <table:table-cell table:formula="of:=TAN(RADIANS([.Y$1]))*TAN(RADIANS([.$A46]))" office:value-type="float" office:value="0.187710882577824" calcext:value-type="float">
            <text:p>0.188</text:p>
          </table:table-cell>
          <table:table-cell table:formula="of:=COS(RADIANS([.Z$1]))*COS(RADIANS([.$A46]))" office:value-type="float" office:value="0.703620499813587" calcext:value-type="float">
            <text:p>0.704</text:p>
          </table:table-cell>
          <table:table-cell table:formula="of:=TAN(RADIANS([.AA$1]))*TAN(RADIANS([.$A46]))" office:value-type="float" office:value="0.205263485616328" calcext:value-type="float">
            <text:p>0.205</text:p>
          </table:table-cell>
          <table:table-cell table:formula="of:=COS(RADIANS([.AB$1]))*COS(RADIANS([.$A46]))" office:value-type="float" office:value="0.70090316785857" calcext:value-type="float">
            <text:p>0.701</text:p>
          </table:table-cell>
          <table:table-cell table:formula="of:=TAN(RADIANS([.AC$1]))*TAN(RADIANS([.$A46]))" office:value-type="float" office:value="0.22294682062997" calcext:value-type="float">
            <text:p>0.223</text:p>
          </table:table-cell>
          <table:table-cell table:formula="of:=COS(RADIANS([.AD$1]))*COS(RADIANS([.$A46]))" office:value-type="float" office:value="0.697972334008822" calcext:value-type="float">
            <text:p>0.698</text:p>
          </table:table-cell>
          <table:table-cell table:formula="of:=TAN(RADIANS([.AE$1]))*TAN(RADIANS([.$A46]))" office:value-type="float" office:value="0.240773253590726" calcext:value-type="float">
            <text:p>0.241</text:p>
          </table:table-cell>
          <table:table-cell table:formula="of:=COS(RADIANS([.AF$1]))*COS(RADIANS([.$A46]))" office:value-type="float" office:value="0.694828891024725" calcext:value-type="float">
            <text:p>0.695</text:p>
          </table:table-cell>
          <table:table-cell table:formula="of:=TAN(RADIANS([.AG$1]))*TAN(RADIANS([.$A46]))" office:value-type="float" office:value="0.258755527349356" calcext:value-type="float">
            <text:p>0.259</text:p>
          </table:table-cell>
          <table:table-cell table:formula="of:=COS(RADIANS([.AH$1]))*COS(RADIANS([.$A46]))" office:value-type="float" office:value="0.691473796429464" calcext:value-type="float">
            <text:p>0.691</text:p>
          </table:table-cell>
          <table:table-cell table:formula="of:=TAN(RADIANS([.AI$1]))*TAN(RADIANS([.$A46]))" office:value-type="float" office:value="0.276906800255005" calcext:value-type="float">
            <text:p>0.277</text:p>
          </table:table-cell>
          <table:table-cell table:formula="of:=COS(RADIANS([.AJ$1]))*COS(RADIANS([.$A46]))" office:value-type="float" office:value="0.687908072217352" calcext:value-type="float">
            <text:p>0.688</text:p>
          </table:table-cell>
          <table:table-cell table:formula="of:=TAN(RADIANS([.AK$1]))*TAN(RADIANS([.$A46]))" office:value-type="float" office:value="0.295240687198745" calcext:value-type="float">
            <text:p>0.295</text:p>
          </table:table-cell>
          <table:table-cell table:formula="of:=COS(RADIANS([.AL$1]))*COS(RADIANS([.$A46]))" office:value-type="float" office:value="0.684132804542529" calcext:value-type="float">
            <text:p>0.684</text:p>
          </table:table-cell>
          <table:table-cell table:formula="of:=TAN(RADIANS([.AM$1]))*TAN(RADIANS([.$A46]))" office:value-type="float" office:value="0.313771303365842" calcext:value-type="float">
            <text:p>0.314</text:p>
          </table:table-cell>
          <table:table-cell table:formula="of:=COS(RADIANS([.AN$1]))*COS(RADIANS([.$A46]))" office:value-type="float" office:value="0.680149143388098" calcext:value-type="float">
            <text:p>0.680</text:p>
          </table:table-cell>
          <table:table-cell table:formula="of:=TAN(RADIANS([.AO$1]))*TAN(RADIANS([.$A46]))" office:value-type="float" office:value="0.332513311009941" calcext:value-type="float">
            <text:p>0.333</text:p>
          </table:table-cell>
          <table:table-cell table:formula="of:=COS(RADIANS([.AP$1]))*COS(RADIANS([.$A46]))" office:value-type="float" office:value="0.675958302215839" calcext:value-type="float">
            <text:p>0.676</text:p>
          </table:table-cell>
          <table:table-cell table:formula="of:=TAN(RADIANS([.AQ$1]))*TAN(RADIANS([.$A46]))" office:value-type="float" office:value="0.351481969594773" calcext:value-type="float">
            <text:p>0.351</text:p>
          </table:table-cell>
          <table:table-cell table:formula="of:=COS(RADIANS([.AR$1]))*COS(RADIANS([.$A46]))" office:value-type="float" office:value="0.67156155759657" calcext:value-type="float">
            <text:p>0.672</text:p>
          </table:table-cell>
          <table:table-cell table:formula="of:=TAN(RADIANS([.AS$1]))*TAN(RADIANS([.$A46]))" office:value-type="float" office:value="0.37069318968585" calcext:value-type="float">
            <text:p>0.371</text:p>
          </table:table-cell>
          <table:table-cell table:formula="of:=COS(RADIANS([.AT$1]))*COS(RADIANS([.$A46]))" office:value-type="float" office:value="0.666960248821294" calcext:value-type="float">
            <text:p>0.667</text:p>
          </table:table-cell>
          <table:table-cell table:formula="of:=TAN(RADIANS([.AU$1]))*TAN(RADIANS([.$A46]))" office:value-type="float" office:value="0.390163591016679" calcext:value-type="float">
            <text:p>0.390</text:p>
          </table:table-cell>
          <table:table-cell table:formula="of:=COS(RADIANS([.AV$1]))*COS(RADIANS([.$A46]))" office:value-type="float" office:value="0.662155777493238" calcext:value-type="float">
            <text:p>0.662</text:p>
          </table:table-cell>
          <table:table-cell table:formula="of:=TAN(RADIANS([.AW$1]))*TAN(RADIANS([.$A46]))" office:value-type="float" office:value="0.409910565201911" calcext:value-type="float">
            <text:p>0.4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S(RADIANS([.B$1]))*COS(RADIANS([.$A47]))" office:value-type="float" office:value="0.707106781186548" calcext:value-type="float">
            <text:p>0.707</text:p>
          </table:table-cell>
          <table:table-cell table:formula="of:=TAN(RADIANS([.C$1]))*TAN(RADIANS([.$A47]))" office:value-type="float" office:value="0" calcext:value-type="float">
            <text:p>0.000</text:p>
          </table:table-cell>
          <table:table-cell table:formula="of:=COS(RADIANS([.D$1]))*COS(RADIANS([.$A47]))" office:value-type="float" office:value="0.706999085398824" calcext:value-type="float">
            <text:p>0.707</text:p>
          </table:table-cell>
          <table:table-cell table:formula="of:=TAN(RADIANS([.E$1]))*TAN(RADIANS([.$A47]))" office:value-type="float" office:value="0.0174550649282176" calcext:value-type="float">
            <text:p>0.017</text:p>
          </table:table-cell>
          <table:table-cell table:formula="of:=COS(RADIANS([.F$1]))*COS(RADIANS([.$A47]))" office:value-type="float" office:value="0.706676030840834" calcext:value-type="float">
            <text:p>0.707</text:p>
          </table:table-cell>
          <table:table-cell table:formula="of:=TAN(RADIANS([.G$1]))*TAN(RADIANS([.$A47]))" office:value-type="float" office:value="0.0349207694917477" calcext:value-type="float">
            <text:p>0.035</text:p>
          </table:table-cell>
          <table:table-cell table:formula="of:=COS(RADIANS([.H$1]))*COS(RADIANS([.$A47]))" office:value-type="float" office:value="0.706137715918126" calcext:value-type="float">
            <text:p>0.706</text:p>
          </table:table-cell>
          <table:table-cell table:formula="of:=TAN(RADIANS([.I$1]))*TAN(RADIANS([.$A47]))" office:value-type="float" office:value="0.0524077792830412" calcext:value-type="float">
            <text:p>0.052</text:p>
          </table:table-cell>
          <table:table-cell table:formula="of:=COS(RADIANS([.J$1]))*COS(RADIANS([.$A47]))" office:value-type="float" office:value="0.70538430460664" calcext:value-type="float">
            <text:p>0.705</text:p>
          </table:table-cell>
          <table:table-cell table:formula="of:=TAN(RADIANS([.K$1]))*TAN(RADIANS([.$A47]))" office:value-type="float" office:value="0.0699268119435104" calcext:value-type="float">
            <text:p>0.070</text:p>
          </table:table-cell>
          <table:table-cell table:formula="of:=COS(RADIANS([.L$1]))*COS(RADIANS([.$A47]))" office:value-type="float" office:value="0.704416026402759" calcext:value-type="float">
            <text:p>0.704</text:p>
          </table:table-cell>
          <table:table-cell table:formula="of:=TAN(RADIANS([.M$1]))*TAN(RADIANS([.$A47]))" office:value-type="float" office:value="0.087488663525924" calcext:value-type="float">
            <text:p>0.087</text:p>
          </table:table-cell>
          <table:table-cell table:formula="of:=COS(RADIANS([.N$1]))*COS(RADIANS([.$A47]))" office:value-type="float" office:value="0.703233176253404" calcext:value-type="float">
            <text:p>0.703</text:p>
          </table:table-cell>
          <table:table-cell table:formula="of:=TAN(RADIANS([.O$1]))*TAN(RADIANS([.$A47]))" office:value-type="float" office:value="0.105104235265676" calcext:value-type="float">
            <text:p>0.105</text:p>
          </table:table-cell>
          <table:table-cell table:formula="of:=COS(RADIANS([.P$1]))*COS(RADIANS([.$A47]))" office:value-type="float" office:value="0.70183611446619" calcext:value-type="float">
            <text:p>0.702</text:p>
          </table:table-cell>
          <table:table-cell table:formula="of:=TAN(RADIANS([.Q$1]))*TAN(RADIANS([.$A47]))" office:value-type="float" office:value="0.122784560902905" calcext:value-type="float">
            <text:p>0.123</text:p>
          </table:table-cell>
          <table:table-cell table:formula="of:=COS(RADIANS([.R$1]))*COS(RADIANS([.$A47]))" office:value-type="float" office:value="0.700225266599671" calcext:value-type="float">
            <text:p>0.700</text:p>
          </table:table-cell>
          <table:table-cell table:formula="of:=TAN(RADIANS([.S$1]))*TAN(RADIANS([.$A47]))" office:value-type="float" office:value="0.140540834702391" calcext:value-type="float">
            <text:p>0.141</text:p>
          </table:table-cell>
          <table:table-cell table:formula="of:=COS(RADIANS([.T$1]))*COS(RADIANS([.$A47]))" office:value-type="float" office:value="0.69840112333371" calcext:value-type="float">
            <text:p>0.698</text:p>
          </table:table-cell>
          <table:table-cell table:formula="of:=TAN(RADIANS([.U$1]))*TAN(RADIANS([.$A47]))" office:value-type="float" office:value="0.158384440324536" calcext:value-type="float">
            <text:p>0.158</text:p>
          </table:table-cell>
          <table:table-cell table:formula="of:=COS(RADIANS([.V$1]))*COS(RADIANS([.$A47]))" office:value-type="float" office:value="0.696364240320019" calcext:value-type="float">
            <text:p>0.696</text:p>
          </table:table-cell>
          <table:table-cell table:formula="of:=TAN(RADIANS([.W$1]))*TAN(RADIANS([.$A47]))" office:value-type="float" office:value="0.176326980708465" calcext:value-type="float">
            <text:p>0.176</text:p>
          </table:table-cell>
          <table:table-cell table:formula="of:=COS(RADIANS([.X$1]))*COS(RADIANS([.$A47]))" office:value-type="float" office:value="0.694115238012894" calcext:value-type="float">
            <text:p>0.694</text:p>
          </table:table-cell>
          <table:table-cell table:formula="of:=TAN(RADIANS([.Y$1]))*TAN(RADIANS([.$A47]))" office:value-type="float" office:value="0.194380309137718" calcext:value-type="float">
            <text:p>0.194</text:p>
          </table:table-cell>
          <table:table-cell table:formula="of:=COS(RADIANS([.Z$1]))*COS(RADIANS([.$A47]))" office:value-type="float" office:value="0.691654801480226" calcext:value-type="float">
            <text:p>0.692</text:p>
          </table:table-cell>
          <table:table-cell table:formula="of:=TAN(RADIANS([.AA$1]))*TAN(RADIANS([.$A47]))" office:value-type="float" office:value="0.212556561670022" calcext:value-type="float">
            <text:p>0.213</text:p>
          </table:table-cell>
          <table:table-cell table:formula="of:=COS(RADIANS([.AB$1]))*COS(RADIANS([.$A47]))" office:value-type="float" office:value="0.688983680194816" calcext:value-type="float">
            <text:p>0.689</text:p>
          </table:table-cell>
          <table:table-cell table:formula="of:=TAN(RADIANS([.AC$1]))*TAN(RADIANS([.$A47]))" office:value-type="float" office:value="0.230868191125563" calcext:value-type="float">
            <text:p>0.231</text:p>
          </table:table-cell>
          <table:table-cell table:formula="of:=COS(RADIANS([.AD$1]))*COS(RADIANS([.$A47]))" office:value-type="float" office:value="0.686102687806083" calcext:value-type="float">
            <text:p>0.686</text:p>
          </table:table-cell>
          <table:table-cell table:formula="of:=TAN(RADIANS([.AE$1]))*TAN(RADIANS([.$A47]))" office:value-type="float" office:value="0.249328002843181" calcext:value-type="float">
            <text:p>0.249</text:p>
          </table:table-cell>
          <table:table-cell table:formula="of:=COS(RADIANS([.AF$1]))*COS(RADIANS([.$A47]))" office:value-type="float" office:value="0.683012701892219" calcext:value-type="float">
            <text:p>0.683</text:p>
          </table:table-cell>
          <table:table-cell table:formula="of:=TAN(RADIANS([.AG$1]))*TAN(RADIANS([.$A47]))" office:value-type="float" office:value="0.267949192431123" calcext:value-type="float">
            <text:p>0.268</text:p>
          </table:table-cell>
          <table:table-cell table:formula="of:=COS(RADIANS([.AH$1]))*COS(RADIANS([.$A47]))" office:value-type="float" office:value="0.679714663692866" calcext:value-type="float">
            <text:p>0.680</text:p>
          </table:table-cell>
          <table:table-cell table:formula="of:=TAN(RADIANS([.AI$1]))*TAN(RADIANS([.$A47]))" office:value-type="float" office:value="0.286745385758808" calcext:value-type="float">
            <text:p>0.287</text:p>
          </table:table-cell>
          <table:table-cell table:formula="of:=COS(RADIANS([.AJ$1]))*COS(RADIANS([.$A47]))" office:value-type="float" office:value="0.676209577822409" calcext:value-type="float">
            <text:p>0.676</text:p>
          </table:table-cell>
          <table:table-cell table:formula="of:=TAN(RADIANS([.AK$1]))*TAN(RADIANS([.$A47]))" office:value-type="float" office:value="0.30573068145866" calcext:value-type="float">
            <text:p>0.306</text:p>
          </table:table-cell>
          <table:table-cell table:formula="of:=COS(RADIANS([.AL$1]))*COS(RADIANS([.$A47]))" office:value-type="float" office:value="0.672498511963957" calcext:value-type="float">
            <text:p>0.672</text:p>
          </table:table-cell>
          <table:table-cell table:formula="of:=TAN(RADIANS([.AM$1]))*TAN(RADIANS([.$A47]))" office:value-type="float" office:value="0.324919696232906" calcext:value-type="float">
            <text:p>0.325</text:p>
          </table:table-cell>
          <table:table-cell table:formula="of:=COS(RADIANS([.AN$1]))*COS(RADIANS([.$A47]))" office:value-type="float" office:value="0.668582596544122" calcext:value-type="float">
            <text:p>0.669</text:p>
          </table:table-cell>
          <table:table-cell table:formula="of:=TAN(RADIANS([.AO$1]))*TAN(RADIANS([.$A47]))" office:value-type="float" office:value="0.344327613289665" calcext:value-type="float">
            <text:p>0.344</text:p>
          </table:table-cell>
          <table:table-cell table:formula="of:=COS(RADIANS([.AP$1]))*COS(RADIANS([.$A47]))" office:value-type="float" office:value="0.664463024388675" calcext:value-type="float">
            <text:p>0.664</text:p>
          </table:table-cell>
          <table:table-cell table:formula="of:=TAN(RADIANS([.AQ$1]))*TAN(RADIANS([.$A47]))" office:value-type="float" office:value="0.363970234266202" calcext:value-type="float">
            <text:p>0.364</text:p>
          </table:table-cell>
          <table:table-cell table:formula="of:=COS(RADIANS([.AR$1]))*COS(RADIANS([.$A47]))" office:value-type="float" office:value="0.660141050359201" calcext:value-type="float">
            <text:p>0.660</text:p>
          </table:table-cell>
          <table:table-cell table:formula="of:=TAN(RADIANS([.AS$1]))*TAN(RADIANS([.$A47]))" office:value-type="float" office:value="0.383864035035416" calcext:value-type="float">
            <text:p>0.384</text:p>
          </table:table-cell>
          <table:table-cell table:formula="of:=COS(RADIANS([.AT$1]))*COS(RADIANS([.$A47]))" office:value-type="float" office:value="0.655617990970857" calcext:value-type="float">
            <text:p>0.656</text:p>
          </table:table-cell>
          <table:table-cell table:formula="of:=TAN(RADIANS([.AU$1]))*TAN(RADIANS([.$A47]))" office:value-type="float" office:value="0.404026225835157" calcext:value-type="float">
            <text:p>0.404</text:p>
          </table:table-cell>
          <table:table-cell table:formula="of:=COS(RADIANS([.AV$1]))*COS(RADIANS([.$A47]))" office:value-type="float" office:value="0.65089522399135" calcext:value-type="float">
            <text:p>0.651</text:p>
          </table:table-cell>
          <table:table-cell table:formula="of:=TAN(RADIANS([.AW$1]))*TAN(RADIANS([.$A47]))" office:value-type="float" office:value="0.424474816209605" calcext:value-type="float">
            <text:p>0.4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S(RADIANS([.B$1]))*COS(RADIANS([.$A48]))" office:value-type="float" office:value="0.694658370458997" calcext:value-type="float">
            <text:p>0.695</text:p>
          </table:table-cell>
          <table:table-cell table:formula="of:=TAN(RADIANS([.C$1]))*TAN(RADIANS([.$A48]))" office:value-type="float" office:value="0" calcext:value-type="float">
            <text:p>0.000</text:p>
          </table:table-cell>
          <table:table-cell table:formula="of:=COS(RADIANS([.D$1]))*COS(RADIANS([.$A48]))" office:value-type="float" office:value="0.694552570624523" calcext:value-type="float">
            <text:p>0.695</text:p>
          </table:table-cell>
          <table:table-cell table:formula="of:=TAN(RADIANS([.E$1]))*TAN(RADIANS([.$A48]))" office:value-type="float" office:value="0.0180752488623519" calcext:value-type="float">
            <text:p>0.018</text:p>
          </table:table-cell>
          <table:table-cell table:formula="of:=COS(RADIANS([.F$1]))*COS(RADIANS([.$A48]))" office:value-type="float" office:value="0.694235203348755" calcext:value-type="float">
            <text:p>0.694</text:p>
          </table:table-cell>
          <table:table-cell table:formula="of:=TAN(RADIANS([.G$1]))*TAN(RADIANS([.$A48]))" office:value-type="float" office:value="0.0361615153895977" calcext:value-type="float">
            <text:p>0.036</text:p>
          </table:table-cell>
          <table:table-cell table:formula="of:=COS(RADIANS([.H$1]))*COS(RADIANS([.$A48]))" office:value-type="float" office:value="0.693706365304839" calcext:value-type="float">
            <text:p>0.694</text:p>
          </table:table-cell>
          <table:table-cell table:formula="of:=TAN(RADIANS([.I$1]))*TAN(RADIANS([.$A48]))" office:value-type="float" office:value="0.0542698441260345" calcext:value-type="float">
            <text:p>0.054</text:p>
          </table:table-cell>
          <table:table-cell table:formula="of:=COS(RADIANS([.J$1]))*COS(RADIANS([.$A48]))" office:value-type="float" office:value="0.692966217581967" calcext:value-type="float">
            <text:p>0.693</text:p>
          </table:table-cell>
          <table:table-cell table:formula="of:=TAN(RADIANS([.K$1]))*TAN(RADIANS([.$A48]))" office:value-type="float" office:value="0.0724113335142375" calcext:value-type="float">
            <text:p>0.072</text:p>
          </table:table-cell>
          <table:table-cell table:formula="of:=COS(RADIANS([.L$1]))*COS(RADIANS([.$A48]))" office:value-type="float" office:value="0.692014985636305" calcext:value-type="float">
            <text:p>0.692</text:p>
          </table:table-cell>
          <table:table-cell table:formula="of:=TAN(RADIANS([.M$1]))*TAN(RADIANS([.$A48]))" office:value-type="float" office:value="0.0905971631941176" calcext:value-type="float">
            <text:p>0.091</text:p>
          </table:table-cell>
          <table:table-cell table:formula="of:=COS(RADIANS([.N$1]))*COS(RADIANS([.$A48]))" office:value-type="float" office:value="0.690852959222318" calcext:value-type="float">
            <text:p>0.691</text:p>
          </table:table-cell>
          <table:table-cell table:formula="of:=TAN(RADIANS([.O$1]))*TAN(RADIANS([.$A48]))" office:value-type="float" office:value="0.108838621725384" calcext:value-type="float">
            <text:p>0.109</text:p>
          </table:table-cell>
          <table:table-cell table:formula="of:=COS(RADIANS([.P$1]))*COS(RADIANS([.$A48]))" office:value-type="float" office:value="0.68948049230451" calcext:value-type="float">
            <text:p>0.689</text:p>
          </table:table-cell>
          <table:table-cell table:formula="of:=TAN(RADIANS([.Q$1]))*TAN(RADIANS([.$A48]))" office:value-type="float" office:value="0.127147134880422" calcext:value-type="float">
            <text:p>0.127</text:p>
          </table:table-cell>
          <table:table-cell table:formula="of:=COS(RADIANS([.R$1]))*COS(RADIANS([.$A48]))" office:value-type="float" office:value="0.687898002949598" calcext:value-type="float">
            <text:p>0.688</text:p>
          </table:table-cell>
          <table:table-cell table:formula="of:=TAN(RADIANS([.S$1]))*TAN(RADIANS([.$A48]))" office:value-type="float" office:value="0.145534294659756" calcext:value-type="float">
            <text:p>0.146</text:p>
          </table:table-cell>
          <table:table-cell table:formula="of:=COS(RADIANS([.T$1]))*COS(RADIANS([.$A48]))" office:value-type="float" office:value="0.68610597319917" calcext:value-type="float">
            <text:p>0.686</text:p>
          </table:table-cell>
          <table:table-cell table:formula="of:=TAN(RADIANS([.U$1]))*TAN(RADIANS([.$A48]))" office:value-type="float" office:value="0.164011889188811" calcext:value-type="float">
            <text:p>0.164</text:p>
          </table:table-cell>
          <table:table-cell table:formula="of:=COS(RADIANS([.V$1]))*COS(RADIANS([.$A48]))" office:value-type="float" office:value="0.684104948922847" calcext:value-type="float">
            <text:p>0.684</text:p>
          </table:table-cell>
          <table:table-cell table:formula="of:=TAN(RADIANS([.W$1]))*TAN(RADIANS([.$A48]))" office:value-type="float" office:value="0.18259193366278" calcext:value-type="float">
            <text:p>0.183</text:p>
          </table:table-cell>
          <table:table-cell table:formula="of:=COS(RADIANS([.X$1]))*COS(RADIANS([.$A48]))" office:value-type="float" office:value="0.68189553965201" calcext:value-type="float">
            <text:p>0.682</text:p>
          </table:table-cell>
          <table:table-cell table:formula="of:=TAN(RADIANS([.Y$1]))*TAN(RADIANS([.$A48]))" office:value-type="float" office:value="0.201286702516089" calcext:value-type="float">
            <text:p>0.201</text:p>
          </table:table-cell>
          <table:table-cell table:formula="of:=COS(RADIANS([.Z$1]))*COS(RADIANS([.$A48]))" office:value-type="float" office:value="0.679478418394123" calcext:value-type="float">
            <text:p>0.679</text:p>
          </table:table-cell>
          <table:table-cell table:formula="of:=TAN(RADIANS([.AA$1]))*TAN(RADIANS([.$A48]))" office:value-type="float" office:value="0.220108763004402" calcext:value-type="float">
            <text:p>0.220</text:p>
          </table:table-cell>
          <table:table-cell table:formula="of:=COS(RADIANS([.AB$1]))*COS(RADIANS([.$A48]))" office:value-type="float" office:value="0.676854321427739" calcext:value-type="float">
            <text:p>0.677</text:p>
          </table:table-cell>
          <table:table-cell table:formula="of:=TAN(RADIANS([.AC$1]))*TAN(RADIANS([.$A48]))" office:value-type="float" office:value="0.239071010400515" calcext:value-type="float">
            <text:p>0.239</text:p>
          </table:table-cell>
          <table:table-cell table:formula="of:=COS(RADIANS([.AD$1]))*COS(RADIANS([.$A48]))" office:value-type="float" office:value="0.674024048078213" calcext:value-type="float">
            <text:p>0.674</text:p>
          </table:table-cell>
          <table:table-cell table:formula="of:=TAN(RADIANS([.AE$1]))*TAN(RADIANS([.$A48]))" office:value-type="float" office:value="0.258186705020975" calcext:value-type="float">
            <text:p>0.258</text:p>
          </table:table-cell>
          <table:table-cell table:formula="of:=COS(RADIANS([.AF$1]))*COS(RADIANS([.$A48]))" office:value-type="float" office:value="0.670988460474225" calcext:value-type="float">
            <text:p>0.671</text:p>
          </table:table-cell>
          <table:table-cell table:formula="of:=TAN(RADIANS([.AG$1]))*TAN(RADIANS([.$A48]))" office:value-type="float" office:value="0.27746951131813" calcext:value-type="float">
            <text:p>0.277</text:p>
          </table:table-cell>
          <table:table-cell table:formula="of:=COS(RADIANS([.AH$1]))*COS(RADIANS([.$A48]))" office:value-type="float" office:value="0.667748483285165" calcext:value-type="float">
            <text:p>0.668</text:p>
          </table:table-cell>
          <table:table-cell table:formula="of:=TAN(RADIANS([.AI$1]))*TAN(RADIANS([.$A48]))" office:value-type="float" office:value="0.296933539292816" calcext:value-type="float">
            <text:p>0.297</text:p>
          </table:table-cell>
          <table:table-cell table:formula="of:=COS(RADIANS([.AJ$1]))*COS(RADIANS([.$A48]))" office:value-type="float" office:value="0.664305103439471" calcext:value-type="float">
            <text:p>0.664</text:p>
          </table:table-cell>
          <table:table-cell table:formula="of:=TAN(RADIANS([.AK$1]))*TAN(RADIANS([.$A48]))" office:value-type="float" office:value="0.316593388506291" calcext:value-type="float">
            <text:p>0.317</text:p>
          </table:table-cell>
          <table:table-cell table:formula="of:=COS(RADIANS([.AL$1]))*COS(RADIANS([.$A48]))" office:value-type="float" office:value="0.660659369824002" calcext:value-type="float">
            <text:p>0.661</text:p>
          </table:table-cell>
          <table:table-cell table:formula="of:=TAN(RADIANS([.AM$1]))*TAN(RADIANS([.$A48]))" office:value-type="float" office:value="0.336464194996798" calcext:value-type="float">
            <text:p>0.336</text:p>
          </table:table-cell>
          <table:table-cell table:formula="of:=COS(RADIANS([.AN$1]))*COS(RADIANS([.$A48]))" office:value-type="float" office:value="0.656812392964534" calcext:value-type="float">
            <text:p>0.657</text:p>
          </table:table-cell>
          <table:table-cell table:formula="of:=TAN(RADIANS([.AO$1]))*TAN(RADIANS([.$A48]))" office:value-type="float" office:value="0.356561681436605" calcext:value-type="float">
            <text:p>0.357</text:p>
          </table:table-cell>
          <table:table-cell table:formula="of:=COS(RADIANS([.AP$1]))*COS(RADIANS([.$A48]))" office:value-type="float" office:value="0.652765344687484" calcext:value-type="float">
            <text:p>0.653</text:p>
          </table:table-cell>
          <table:table-cell table:formula="of:=TAN(RADIANS([.AQ$1]))*TAN(RADIANS([.$A48]))" office:value-type="float" office:value="0.376902210900108" calcext:value-type="float">
            <text:p>0.377</text:p>
          </table:table-cell>
          <table:table-cell table:formula="of:=COS(RADIANS([.AR$1]))*COS(RADIANS([.$A48]))" office:value-type="float" office:value="0.648519457762962" calcext:value-type="float">
            <text:p>0.649</text:p>
          </table:table-cell>
          <table:table-cell table:formula="of:=TAN(RADIANS([.AS$1]))*TAN(RADIANS([.$A48]))" office:value-type="float" office:value="0.397502844653138" calcext:value-type="float">
            <text:p>0.398</text:p>
          </table:table-cell>
          <table:table-cell table:formula="of:=COS(RADIANS([.AT$1]))*COS(RADIANS([.$A48]))" office:value-type="float" office:value="0.644076025529257" calcext:value-type="float">
            <text:p>0.644</text:p>
          </table:table-cell>
          <table:table-cell table:formula="of:=TAN(RADIANS([.AU$1]))*TAN(RADIANS([.$A48]))" office:value-type="float" office:value="0.418381404418699" calcext:value-type="float">
            <text:p>0.418</text:p>
          </table:table-cell>
          <table:table-cell table:formula="of:=COS(RADIANS([.AV$1]))*COS(RADIANS([.$A48]))" office:value-type="float" office:value="0.63943640149887" calcext:value-type="float">
            <text:p>0.639</text:p>
          </table:table-cell>
          <table:table-cell table:formula="of:=TAN(RADIANS([.AW$1]))*TAN(RADIANS([.$A48]))" office:value-type="float" office:value="0.439556539625726" calcext:value-type="float">
            <text:p>0.4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S(RADIANS([.B$1]))*COS(RADIANS([.$A49]))" office:value-type="float" office:value="0.681998360062498" calcext:value-type="float">
            <text:p>0.682</text:p>
          </table:table-cell>
          <table:table-cell table:formula="of:=TAN(RADIANS([.C$1]))*TAN(RADIANS([.$A49]))" office:value-type="float" office:value="0" calcext:value-type="float">
            <text:p>0.000</text:p>
          </table:table-cell>
          <table:table-cell table:formula="of:=COS(RADIANS([.D$1]))*COS(RADIANS([.$A49]))" office:value-type="float" office:value="0.681894488408928" calcext:value-type="float">
            <text:p>0.682</text:p>
          </table:table-cell>
          <table:table-cell table:formula="of:=TAN(RADIANS([.E$1]))*TAN(RADIANS([.$A49]))" office:value-type="float" office:value="0.0187182654604698" calcext:value-type="float">
            <text:p>0.019</text:p>
          </table:table-cell>
          <table:table-cell table:formula="of:=COS(RADIANS([.F$1]))*COS(RADIANS([.$A49]))" office:value-type="float" office:value="0.681582905088527" calcext:value-type="float">
            <text:p>0.682</text:p>
          </table:table-cell>
          <table:table-cell table:formula="of:=TAN(RADIANS([.G$1]))*TAN(RADIANS([.$A49]))" office:value-type="float" office:value="0.0374479405329348" calcext:value-type="float">
            <text:p>0.037</text:p>
          </table:table-cell>
          <table:table-cell table:formula="of:=COS(RADIANS([.H$1]))*COS(RADIANS([.$A49]))" office:value-type="float" office:value="0.681063705012595" calcext:value-type="float">
            <text:p>0.681</text:p>
          </table:table-cell>
          <table:table-cell table:formula="of:=TAN(RADIANS([.I$1]))*TAN(RADIANS([.$A49]))" office:value-type="float" office:value="0.0562004626650132" calcext:value-type="float">
            <text:p>0.056</text:p>
          </table:table-cell>
          <table:table-cell table:formula="of:=COS(RADIANS([.J$1]))*COS(RADIANS([.$A49]))" office:value-type="float" office:value="0.680337046334504" calcext:value-type="float">
            <text:p>0.680</text:p>
          </table:table-cell>
          <table:table-cell table:formula="of:=TAN(RADIANS([.K$1]))*TAN(RADIANS([.$A49]))" office:value-type="float" office:value="0.0749873251200008" calcext:value-type="float">
            <text:p>0.075</text:p>
          </table:table-cell>
          <table:table-cell table:formula="of:=COS(RADIANS([.L$1]))*COS(RADIANS([.$A49]))" office:value-type="float" office:value="0.679403150401526" calcext:value-type="float">
            <text:p>0.679</text:p>
          </table:table-cell>
          <table:table-cell table:formula="of:=TAN(RADIANS([.M$1]))*TAN(RADIANS([.$A49]))" office:value-type="float" office:value="0.0938201052470786" calcext:value-type="float">
            <text:p>0.094</text:p>
          </table:table-cell>
          <table:table-cell table:formula="of:=COS(RADIANS([.N$1]))*COS(RADIANS([.$A49]))" office:value-type="float" office:value="0.67826230168741" calcext:value-type="float">
            <text:p>0.678</text:p>
          </table:table-cell>
          <table:table-cell table:formula="of:=TAN(RADIANS([.O$1]))*TAN(RADIANS([.$A49]))" office:value-type="float" office:value="0.112710493189984" calcext:value-type="float">
            <text:p>0.113</text:p>
          </table:table-cell>
          <table:table-cell table:formula="of:=COS(RADIANS([.P$1]))*COS(RADIANS([.$A49]))" office:value-type="float" office:value="0.676914847705725" calcext:value-type="float">
            <text:p>0.677</text:p>
          </table:table-cell>
          <table:table-cell table:formula="of:=TAN(RADIANS([.Q$1]))*TAN(RADIANS([.$A49]))" office:value-type="float" office:value="0.131670321186395" calcext:value-type="float">
            <text:p>0.132</text:p>
          </table:table-cell>
          <table:table-cell table:formula="of:=COS(RADIANS([.R$1]))*COS(RADIANS([.$A49]))" office:value-type="float" office:value="0.675361198904009" calcext:value-type="float">
            <text:p>0.675</text:p>
          </table:table-cell>
          <table:table-cell table:formula="of:=TAN(RADIANS([.S$1]))*TAN(RADIANS([.$A49]))" office:value-type="float" office:value="0.150711593615596" calcext:value-type="float">
            <text:p>0.151</text:p>
          </table:table-cell>
          <table:table-cell table:formula="of:=COS(RADIANS([.T$1]))*COS(RADIANS([.$A49]))" office:value-type="float" office:value="0.673601828538734" calcext:value-type="float">
            <text:p>0.674</text:p>
          </table:table-cell>
          <table:table-cell table:formula="of:=TAN(RADIANS([.U$1]))*TAN(RADIANS([.$A49]))" office:value-type="float" office:value="0.169846517958804" calcext:value-type="float">
            <text:p>0.170</text:p>
          </table:table-cell>
          <table:table-cell table:formula="of:=COS(RADIANS([.V$1]))*COS(RADIANS([.$A49]))" office:value-type="float" office:value="0.67163727253116" calcext:value-type="float">
            <text:p>0.672</text:p>
          </table:table-cell>
          <table:table-cell table:formula="of:=TAN(RADIANS([.W$1]))*TAN(RADIANS([.$A49]))" office:value-type="float" office:value="0.189087536844884" calcext:value-type="float">
            <text:p>0.189</text:p>
          </table:table-cell>
          <table:table-cell table:formula="of:=COS(RADIANS([.X$1]))*COS(RADIANS([.$A49]))" office:value-type="float" office:value="0.669468129304076" calcext:value-type="float">
            <text:p>0.669</text:p>
          </table:table-cell>
          <table:table-cell table:formula="of:=TAN(RADIANS([.Y$1]))*TAN(RADIANS([.$A49]))" office:value-type="float" office:value="0.208447361364214" calcext:value-type="float">
            <text:p>0.208</text:p>
          </table:table-cell>
          <table:table-cell table:formula="of:=COS(RADIANS([.Z$1]))*COS(RADIANS([.$A49]))" office:value-type="float" office:value="0.667095059599523" calcext:value-type="float">
            <text:p>0.667</text:p>
          </table:table-cell>
          <table:table-cell table:formula="of:=TAN(RADIANS([.AA$1]))*TAN(RADIANS([.$A49]))" office:value-type="float" office:value="0.227939005845363" calcext:value-type="float">
            <text:p>0.228</text:p>
          </table:table-cell>
          <table:table-cell table:formula="of:=COS(RADIANS([.AB$1]))*COS(RADIANS([.$A49]))" office:value-type="float" office:value="0.664518786277521" calcext:value-type="float">
            <text:p>0.665</text:p>
          </table:table-cell>
          <table:table-cell table:formula="of:=TAN(RADIANS([.AC$1]))*TAN(RADIANS([.$A49]))" office:value-type="float" office:value="0.247575824303052" calcext:value-type="float">
            <text:p>0.248</text:p>
          </table:table-cell>
          <table:table-cell table:formula="of:=COS(RADIANS([.AD$1]))*COS(RADIANS([.$A49]))" office:value-type="float" office:value="0.661740094095881" calcext:value-type="float">
            <text:p>0.662</text:p>
          </table:table-cell>
          <table:table-cell table:formula="of:=TAN(RADIANS([.AE$1]))*TAN(RADIANS([.$A49]))" office:value-type="float" office:value="0.267371548781972" calcext:value-type="float">
            <text:p>0.267</text:p>
          </table:table-cell>
          <table:table-cell table:formula="of:=COS(RADIANS([.AF$1]))*COS(RADIANS([.$A49]))" office:value-type="float" office:value="0.658759829471158" calcext:value-type="float">
            <text:p>0.659</text:p>
          </table:table-cell>
          <table:table-cell table:formula="of:=TAN(RADIANS([.AG$1]))*TAN(RADIANS([.$A49]))" office:value-type="float" office:value="0.287340329839519" calcext:value-type="float">
            <text:p>0.287</text:p>
          </table:table-cell>
          <table:table-cell table:formula="of:=COS(RADIANS([.AH$1]))*COS(RADIANS([.$A49]))" office:value-type="float" office:value="0.65557890022083" calcext:value-type="float">
            <text:p>0.656</text:p>
          </table:table-cell>
          <table:table-cell table:formula="of:=TAN(RADIANS([.AI$1]))*TAN(RADIANS([.$A49]))" office:value-type="float" office:value="0.307496779431703" calcext:value-type="float">
            <text:p>0.307</text:p>
          </table:table-cell>
          <table:table-cell table:formula="of:=COS(RADIANS([.AJ$1]))*COS(RADIANS([.$A49]))" office:value-type="float" office:value="0.652198275286758" calcext:value-type="float">
            <text:p>0.652</text:p>
          </table:table-cell>
          <table:table-cell table:formula="of:=TAN(RADIANS([.AK$1]))*TAN(RADIANS([.$A49]))" office:value-type="float" office:value="0.327856016490791" calcext:value-type="float">
            <text:p>0.328</text:p>
          </table:table-cell>
          <table:table-cell table:formula="of:=COS(RADIANS([.AL$1]))*COS(RADIANS([.$A49]))" office:value-type="float" office:value="0.648618984440048" calcext:value-type="float">
            <text:p>0.649</text:p>
          </table:table-cell>
          <table:table-cell table:formula="of:=TAN(RADIANS([.AM$1]))*TAN(RADIANS([.$A49]))" office:value-type="float" office:value="0.348433715510893" calcext:value-type="float">
            <text:p>0.348</text:p>
          </table:table-cell>
          <table:table-cell table:formula="of:=COS(RADIANS([.AN$1]))*COS(RADIANS([.$A49]))" office:value-type="float" office:value="0.644842117967364" calcext:value-type="float">
            <text:p>0.645</text:p>
          </table:table-cell>
          <table:table-cell table:formula="of:=TAN(RADIANS([.AO$1]))*TAN(RADIANS([.$A49]))" office:value-type="float" office:value="0.369246158489316" calcext:value-type="float">
            <text:p>0.369</text:p>
          </table:table-cell>
          <table:table-cell table:formula="of:=COS(RADIANS([.AP$1]))*COS(RADIANS([.$A49]))" office:value-type="float" office:value="0.640868826338821" calcext:value-type="float">
            <text:p>0.641</text:p>
          </table:table-cell>
          <table:table-cell table:formula="of:=TAN(RADIANS([.AQ$1]))*TAN(RADIANS([.$A49]))" office:value-type="float" office:value="0.390310290607429" calcext:value-type="float">
            <text:p>0.390</text:p>
          </table:table-cell>
          <table:table-cell table:formula="of:=COS(RADIANS([.AR$1]))*COS(RADIANS([.$A49]))" office:value-type="float" office:value="0.63670031985754" calcext:value-type="float">
            <text:p>0.637</text:p>
          </table:table-cell>
          <table:table-cell table:formula="of:=TAN(RADIANS([.AS$1]))*TAN(RADIANS([.$A49]))" office:value-type="float" office:value="0.411643780075798" calcext:value-type="float">
            <text:p>0.412</text:p>
          </table:table-cell>
          <table:table-cell table:formula="of:=COS(RADIANS([.AT$1]))*COS(RADIANS([.$A49]))" office:value-type="float" office:value="0.632337868290975" calcext:value-type="float">
            <text:p>0.632</text:p>
          </table:table-cell>
          <table:table-cell table:formula="of:=TAN(RADIANS([.AU$1]))*TAN(RADIANS([.$A49]))" office:value-type="float" office:value="0.433265082614988" calcext:value-type="float">
            <text:p>0.433</text:p>
          </table:table-cell>
          <table:table-cell table:formula="of:=COS(RADIANS([.AV$1]))*COS(RADIANS([.$A49]))" office:value-type="float" office:value="0.627782800484135" calcext:value-type="float">
            <text:p>0.628</text:p>
          </table:table-cell>
          <table:table-cell table:formula="of:=TAN(RADIANS([.AW$1]))*TAN(RADIANS([.$A49]))" office:value-type="float" office:value="0.455193511096658" calcext:value-type="float">
            <text:p>0.4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S(RADIANS([.B$1]))*COS(RADIANS([.$A50]))" office:value-type="float" office:value="0.669130606358858" calcext:value-type="float">
            <text:p>0.669</text:p>
          </table:table-cell>
          <table:table-cell table:formula="of:=TAN(RADIANS([.C$1]))*TAN(RADIANS([.$A50]))" office:value-type="float" office:value="0" calcext:value-type="float">
            <text:p>0.000</text:p>
          </table:table-cell>
          <table:table-cell table:formula="of:=COS(RADIANS([.D$1]))*COS(RADIANS([.$A50]))" office:value-type="float" office:value="0.669028694526503" calcext:value-type="float">
            <text:p>0.669</text:p>
          </table:table-cell>
          <table:table-cell table:formula="of:=TAN(RADIANS([.E$1]))*TAN(RADIANS([.$A50]))" office:value-type="float" office:value="0.0193858135564346" calcext:value-type="float">
            <text:p>0.019</text:p>
          </table:table-cell>
          <table:table-cell table:formula="of:=COS(RADIANS([.F$1]))*COS(RADIANS([.$A50]))" office:value-type="float" office:value="0.668722990072768" calcext:value-type="float">
            <text:p>0.669</text:p>
          </table:table-cell>
          <table:table-cell table:formula="of:=TAN(RADIANS([.G$1]))*TAN(RADIANS([.$A50]))" office:value-type="float" office:value="0.0387834436250005" calcext:value-type="float">
            <text:p>0.039</text:p>
          </table:table-cell>
          <table:table-cell table:formula="of:=COS(RADIANS([.H$1]))*COS(RADIANS([.$A50]))" office:value-type="float" office:value="0.668213586118192" calcext:value-type="float">
            <text:p>0.668</text:p>
          </table:table-cell>
          <table:table-cell table:formula="of:=TAN(RADIANS([.I$1]))*TAN(RADIANS([.$A50]))" office:value-type="float" office:value="0.0582047355461517" calcext:value-type="float">
            <text:p>0.058</text:p>
          </table:table-cell>
          <table:table-cell table:formula="of:=COS(RADIANS([.J$1]))*COS(RADIANS([.$A50]))" office:value-type="float" office:value="0.667500637832155" calcext:value-type="float">
            <text:p>0.668</text:p>
          </table:table-cell>
          <table:table-cell table:formula="of:=TAN(RADIANS([.K$1]))*TAN(RADIANS([.$A50]))" office:value-type="float" office:value="0.0776615924665701" calcext:value-type="float">
            <text:p>0.078</text:p>
          </table:table-cell>
          <table:table-cell table:formula="of:=COS(RADIANS([.L$1]))*COS(RADIANS([.$A50]))" office:value-type="float" office:value="0.666584362385609" calcext:value-type="float">
            <text:p>0.667</text:p>
          </table:table-cell>
          <table:table-cell table:formula="of:=TAN(RADIANS([.M$1]))*TAN(RADIANS([.$A50]))" office:value-type="float" office:value="0.0971660046175715" calcext:value-type="float">
            <text:p>0.097</text:p>
          </table:table-cell>
          <table:table-cell table:formula="of:=COS(RADIANS([.N$1]))*COS(RADIANS([.$A50]))" office:value-type="float" office:value="0.665465038884934" calcext:value-type="float">
            <text:p>0.665</text:p>
          </table:table-cell>
          <table:table-cell table:formula="of:=TAN(RADIANS([.O$1]))*TAN(RADIANS([.$A50]))" office:value-type="float" office:value="0.116730079047612" calcext:value-type="float">
            <text:p>0.117</text:p>
          </table:table-cell>
          <table:table-cell table:formula="of:=COS(RADIANS([.P$1]))*COS(RADIANS([.$A50]))" office:value-type="float" office:value="0.664143008286909" calcext:value-type="float">
            <text:p>0.664</text:p>
          </table:table-cell>
          <table:table-cell table:formula="of:=TAN(RADIANS([.Q$1]))*TAN(RADIANS([.$A50]))" office:value-type="float" office:value="0.136366069966573" calcext:value-type="float">
            <text:p>0.136</text:p>
          </table:table-cell>
          <table:table-cell table:formula="of:=COS(RADIANS([.R$1]))*COS(RADIANS([.$A50]))" office:value-type="float" office:value="0.662618673294862" calcext:value-type="float">
            <text:p>0.663</text:p>
          </table:table-cell>
          <table:table-cell table:formula="of:=TAN(RADIANS([.S$1]))*TAN(RADIANS([.$A50]))" office:value-type="float" office:value="0.156086409865017" calcext:value-type="float">
            <text:p>0.156</text:p>
          </table:table-cell>
          <table:table-cell table:formula="of:=COS(RADIANS([.T$1]))*COS(RADIANS([.$A50]))" office:value-type="float" office:value="0.660892498235999" calcext:value-type="float">
            <text:p>0.661</text:p>
          </table:table-cell>
          <table:table-cell table:formula="of:=TAN(RADIANS([.U$1]))*TAN(RADIANS([.$A50]))" office:value-type="float" office:value="0.175903741578647" calcext:value-type="float">
            <text:p>0.176</text:p>
          </table:table-cell>
          <table:table-cell table:formula="of:=COS(RADIANS([.V$1]))*COS(RADIANS([.$A50]))" office:value-type="float" office:value="0.658965008919963" calcext:value-type="float">
            <text:p>0.659</text:p>
          </table:table-cell>
          <table:table-cell table:formula="of:=TAN(RADIANS([.W$1]))*TAN(RADIANS([.$A50]))" office:value-type="float" office:value="0.195830951476867" calcext:value-type="float">
            <text:p>0.196</text:p>
          </table:table-cell>
          <table:table-cell table:formula="of:=COS(RADIANS([.X$1]))*COS(RADIANS([.$A50]))" office:value-type="float" office:value="0.656836792478674" calcext:value-type="float">
            <text:p>0.657</text:p>
          </table:table-cell>
          <table:table-cell table:formula="of:=TAN(RADIANS([.Y$1]))*TAN(RADIANS([.$A50]))" office:value-type="float" office:value="0.215881203964717" calcext:value-type="float">
            <text:p>0.216</text:p>
          </table:table-cell>
          <table:table-cell table:formula="of:=COS(RADIANS([.Z$1]))*COS(RADIANS([.$A50]))" office:value-type="float" office:value="0.654508497187474" calcext:value-type="float">
            <text:p>0.655</text:p>
          </table:table-cell>
          <table:table-cell table:formula="of:=TAN(RADIANS([.AA$1]))*TAN(RADIANS([.$A50]))" office:value-type="float" office:value="0.23606797749979" calcext:value-type="float">
            <text:p>0.236</text:p>
          </table:table-cell>
          <table:table-cell table:formula="of:=COS(RADIANS([.AB$1]))*COS(RADIANS([.$A50]))" office:value-type="float" office:value="0.651980832267664" calcext:value-type="float">
            <text:p>0.652</text:p>
          </table:table-cell>
          <table:table-cell table:formula="of:=TAN(RADIANS([.AC$1]))*TAN(RADIANS([.$A50]))" office:value-type="float" office:value="0.256405102340028" calcext:value-type="float">
            <text:p>0.256</text:p>
          </table:table-cell>
          <table:table-cell table:formula="of:=COS(RADIANS([.AD$1]))*COS(RADIANS([.$A50]))" office:value-type="float" office:value="0.649254567670466" calcext:value-type="float">
            <text:p>0.649</text:p>
          </table:table-cell>
          <table:table-cell table:formula="of:=TAN(RADIANS([.AE$1]))*TAN(RADIANS([.$A50]))" office:value-type="float" office:value="0.276906800255005" calcext:value-type="float">
            <text:p>0.277</text:p>
          </table:table-cell>
          <table:table-cell table:formula="of:=COS(RADIANS([.AF$1]))*COS(RADIANS([.$A50]))" office:value-type="float" office:value="0.646330533842485" calcext:value-type="float">
            <text:p>0.646</text:p>
          </table:table-cell>
          <table:table-cell table:formula="of:=TAN(RADIANS([.AG$1]))*TAN(RADIANS([.$A50]))" office:value-type="float" office:value="0.29758772645238" calcext:value-type="float">
            <text:p>0.298</text:p>
          </table:table-cell>
          <table:table-cell table:formula="of:=COS(RADIANS([.AH$1]))*COS(RADIANS([.$A50]))" office:value-type="float" office:value="0.643209621472752" calcext:value-type="float">
            <text:p>0.643</text:p>
          </table:table-cell>
          <table:table-cell table:formula="of:=TAN(RADIANS([.AI$1]))*TAN(RADIANS([.$A50]))" office:value-type="float" office:value="0.318463013993257" calcext:value-type="float">
            <text:p>0.318</text:p>
          </table:table-cell>
          <table:table-cell table:formula="of:=COS(RADIANS([.AJ$1]))*COS(RADIANS([.$A50]))" office:value-type="float" office:value="0.639892781221406" calcext:value-type="float">
            <text:p>0.640</text:p>
          </table:table-cell>
          <table:table-cell table:formula="of:=TAN(RADIANS([.AK$1]))*TAN(RADIANS([.$A50]))" office:value-type="float" office:value="0.339548320995246" calcext:value-type="float">
            <text:p>0.340</text:p>
          </table:table-cell>
          <table:table-cell table:formula="of:=COS(RADIANS([.AL$1]))*COS(RADIANS([.$A50]))" office:value-type="float" office:value="0.636381023430119" calcext:value-type="float">
            <text:p>0.636</text:p>
          </table:table-cell>
          <table:table-cell table:formula="of:=TAN(RADIANS([.AM$1]))*TAN(RADIANS([.$A50]))" office:value-type="float" office:value="0.360859880950765" calcext:value-type="float">
            <text:p>0.361</text:p>
          </table:table-cell>
          <table:table-cell table:formula="of:=COS(RADIANS([.AN$1]))*COS(RADIANS([.$A50]))" office:value-type="float" office:value="0.632675417814335" calcext:value-type="float">
            <text:p>0.633</text:p>
          </table:table-cell>
          <table:table-cell table:formula="of:=TAN(RADIANS([.AO$1]))*TAN(RADIANS([.$A50]))" office:value-type="float" office:value="0.382414556520769" calcext:value-type="float">
            <text:p>0.382</text:p>
          </table:table-cell>
          <table:table-cell table:formula="of:=COS(RADIANS([.AP$1]))*COS(RADIANS([.$A50]))" office:value-type="float" office:value="0.62877709313742" calcext:value-type="float">
            <text:p>0.629</text:p>
          </table:table-cell>
          <table:table-cell table:formula="of:=TAN(RADIANS([.AQ$1]))*TAN(RADIANS([.$A50]))" office:value-type="float" office:value="0.404229897201357" calcext:value-type="float">
            <text:p>0.404</text:p>
          </table:table-cell>
          <table:table-cell table:formula="of:=COS(RADIANS([.AR$1]))*COS(RADIANS([.$A50]))" office:value-type="float" office:value="0.624687236866834" calcext:value-type="float">
            <text:p>0.625</text:p>
          </table:table-cell>
          <table:table-cell table:formula="of:=TAN(RADIANS([.AS$1]))*TAN(RADIANS([.$A50]))" office:value-type="float" office:value="0.426324201303164" calcext:value-type="float">
            <text:p>0.426</text:p>
          </table:table-cell>
          <table:table-cell table:formula="of:=COS(RADIANS([.AT$1]))*COS(RADIANS([.$A50]))" office:value-type="float" office:value="0.620407094812418" calcext:value-type="float">
            <text:p>0.620</text:p>
          </table:table-cell>
          <table:table-cell table:formula="of:=TAN(RADIANS([.AU$1]))*TAN(RADIANS([.$A50]))" office:value-type="float" office:value="0.448716582731731" calcext:value-type="float">
            <text:p>0.449</text:p>
          </table:table-cell>
          <table:table-cell table:formula="of:=COS(RADIANS([.AV$1]))*COS(RADIANS([.$A50]))" office:value-type="float" office:value="0.615937970746903" calcext:value-type="float">
            <text:p>0.616</text:p>
          </table:table-cell>
          <table:table-cell table:formula="of:=TAN(RADIANS([.AW$1]))*TAN(RADIANS([.$A50]))" office:value-type="float" office:value="0.471427043112208" calcext:value-type="float">
            <text:p>0.4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S(RADIANS([.B$1]))*COS(RADIANS([.$A51]))" office:value-type="float" office:value="0.656059028990507" calcext:value-type="float">
            <text:p>0.656</text:p>
          </table:table-cell>
          <table:table-cell table:formula="of:=TAN(RADIANS([.C$1]))*TAN(RADIANS([.$A51]))" office:value-type="float" office:value="0" calcext:value-type="float">
            <text:p>0.000</text:p>
          </table:table-cell>
          <table:table-cell table:formula="of:=COS(RADIANS([.D$1]))*COS(RADIANS([.$A51]))" office:value-type="float" office:value="0.655959108022699" calcext:value-type="float">
            <text:p>0.656</text:p>
          </table:table-cell>
          <table:table-cell table:formula="of:=TAN(RADIANS([.E$1]))*TAN(RADIANS([.$A51]))" office:value-type="float" office:value="0.020079755239413" calcext:value-type="float">
            <text:p>0.020</text:p>
          </table:table-cell>
          <table:table-cell table:formula="of:=COS(RADIANS([.F$1]))*COS(RADIANS([.$A51]))" office:value-type="float" office:value="0.655659375556168" calcext:value-type="float">
            <text:p>0.656</text:p>
          </table:table-cell>
          <table:table-cell table:formula="of:=TAN(RADIANS([.G$1]))*TAN(RADIANS([.$A51]))" office:value-type="float" office:value="0.0401717499791539" calcext:value-type="float">
            <text:p>0.040</text:p>
          </table:table-cell>
          <table:table-cell table:formula="of:=COS(RADIANS([.H$1]))*COS(RADIANS([.$A51]))" office:value-type="float" office:value="0.655159922892328" calcext:value-type="float">
            <text:p>0.655</text:p>
          </table:table-cell>
          <table:table-cell table:formula="of:=TAN(RADIANS([.I$1]))*TAN(RADIANS([.$A51]))" office:value-type="float" office:value="0.0602882535798223" calcext:value-type="float">
            <text:p>0.060</text:p>
          </table:table-cell>
          <table:table-cell table:formula="of:=COS(RADIANS([.J$1]))*COS(RADIANS([.$A51]))" office:value-type="float" office:value="0.654460902169298" calcext:value-type="float">
            <text:p>0.654</text:p>
          </table:table-cell>
          <table:table-cell table:formula="of:=TAN(RADIANS([.K$1]))*TAN(RADIANS([.$A51]))" office:value-type="float" office:value="0.0804415952774991" calcext:value-type="float">
            <text:p>0.080</text:p>
          </table:table-cell>
          <table:table-cell table:formula="of:=COS(RADIANS([.L$1]))*COS(RADIANS([.$A51]))" office:value-type="float" office:value="0.653562526315562" calcext:value-type="float">
            <text:p>0.654</text:p>
          </table:table-cell>
          <table:table-cell table:formula="of:=TAN(RADIANS([.M$1]))*TAN(RADIANS([.$A51]))" office:value-type="float" office:value="0.100644194510212" calcext:value-type="float">
            <text:p>0.101</text:p>
          </table:table-cell>
          <table:table-cell table:formula="of:=COS(RADIANS([.N$1]))*COS(RADIANS([.$A51]))" office:value-type="float" office:value="0.652465068985108" calcext:value-type="float">
            <text:p>0.652</text:p>
          </table:table-cell>
          <table:table-cell table:formula="of:=TAN(RADIANS([.O$1]))*TAN(RADIANS([.$A51]))" office:value-type="float" office:value="0.120908591714758" calcext:value-type="float">
            <text:p>0.121</text:p>
          </table:table-cell>
          <table:table-cell table:formula="of:=COS(RADIANS([.P$1]))*COS(RADIANS([.$A51]))" office:value-type="float" office:value="0.651168864474071" calcext:value-type="float">
            <text:p>0.651</text:p>
          </table:table-cell>
          <table:table-cell table:formula="of:=TAN(RADIANS([.Q$1]))*TAN(RADIANS([.$A51]))" office:value-type="float" office:value="0.141247479757205" calcext:value-type="float">
            <text:p>0.141</text:p>
          </table:table-cell>
          <table:table-cell table:formula="of:=COS(RADIANS([.R$1]))*COS(RADIANS([.$A51]))" office:value-type="float" office:value="0.6496743076189" calcext:value-type="float">
            <text:p>0.650</text:p>
          </table:table-cell>
          <table:table-cell table:formula="of:=TAN(RADIANS([.S$1]))*TAN(RADIANS([.$A51]))" office:value-type="float" office:value="0.161673736166101" calcext:value-type="float">
            <text:p>0.162</text:p>
          </table:table-cell>
          <table:table-cell table:formula="of:=COS(RADIANS([.T$1]))*COS(RADIANS([.$A51]))" office:value-type="float" office:value="0.647981853676092" calcext:value-type="float">
            <text:p>0.648</text:p>
          </table:table-cell>
          <table:table-cell table:formula="of:=TAN(RADIANS([.U$1]))*TAN(RADIANS([.$A51]))" office:value-type="float" office:value="0.182200456344728" calcext:value-type="float">
            <text:p>0.182</text:p>
          </table:table-cell>
          <table:table-cell table:formula="of:=COS(RADIANS([.V$1]))*COS(RADIANS([.$A51]))" office:value-type="float" office:value="0.646092018183513" calcext:value-type="float">
            <text:p>0.646</text:p>
          </table:table-cell>
          <table:table-cell table:formula="of:=TAN(RADIANS([.W$1]))*TAN(RADIANS([.$A51]))" office:value-type="float" office:value="0.202840987947686" calcext:value-type="float">
            <text:p>0.203</text:p>
          </table:table-cell>
          <table:table-cell table:formula="of:=COS(RADIANS([.X$1]))*COS(RADIANS([.$A51]))" office:value-type="float" office:value="0.644005376803361" calcext:value-type="float">
            <text:p>0.644</text:p>
          </table:table-cell>
          <table:table-cell table:formula="of:=TAN(RADIANS([.Y$1]))*TAN(RADIANS([.$A51]))" office:value-type="float" office:value="0.223608966617885" calcext:value-type="float">
            <text:p>0.224</text:p>
          </table:table-cell>
          <table:table-cell table:formula="of:=COS(RADIANS([.Z$1]))*COS(RADIANS([.$A51]))" office:value-type="float" office:value="0.641722565146815" calcext:value-type="float">
            <text:p>0.642</text:p>
          </table:table-cell>
          <table:table-cell table:formula="of:=TAN(RADIANS([.AA$1]))*TAN(RADIANS([.$A51]))" office:value-type="float" office:value="0.244518353292718" calcext:value-type="float">
            <text:p>0.245</text:p>
          </table:table-cell>
          <table:table-cell table:formula="of:=COS(RADIANS([.AB$1]))*COS(RADIANS([.$A51]))" office:value-type="float" office:value="0.639244278580419" calcext:value-type="float">
            <text:p>0.639</text:p>
          </table:table-cell>
          <table:table-cell table:formula="of:=TAN(RADIANS([.AC$1]))*TAN(RADIANS([.$A51]))" office:value-type="float" office:value="0.26558347330311" calcext:value-type="float">
            <text:p>0.266</text:p>
          </table:table-cell>
          <table:table-cell table:formula="of:=COS(RADIANS([.AD$1]))*COS(RADIANS([.$A51]))" office:value-type="float" office:value="0.636571272014269" calcext:value-type="float">
            <text:p>0.637</text:p>
          </table:table-cell>
          <table:table-cell table:formula="of:=TAN(RADIANS([.AE$1]))*TAN(RADIANS([.$A51]))" office:value-type="float" office:value="0.286819057506305" calcext:value-type="float">
            <text:p>0.287</text:p>
          </table:table-cell>
          <table:table-cell table:formula="of:=COS(RADIANS([.AF$1]))*COS(RADIANS([.$A51]))" office:value-type="float" office:value="0.63370435967206" calcext:value-type="float">
            <text:p>0.634</text:p>
          </table:table-cell>
          <table:table-cell table:formula="of:=TAN(RADIANS([.AG$1]))*TAN(RADIANS([.$A51]))" office:value-type="float" office:value="0.308240285713146" calcext:value-type="float">
            <text:p>0.308</text:p>
          </table:table-cell>
          <table:table-cell table:formula="of:=COS(RADIANS([.AH$1]))*COS(RADIANS([.$A51]))" office:value-type="float" office:value="0.630644414843062" calcext:value-type="float">
            <text:p>0.631</text:p>
          </table:table-cell>
          <table:table-cell table:formula="of:=TAN(RADIANS([.AI$1]))*TAN(RADIANS([.$A51]))" office:value-type="float" office:value="0.329862832693334" calcext:value-type="float">
            <text:p>0.330</text:p>
          </table:table-cell>
          <table:table-cell table:formula="of:=COS(RADIANS([.AJ$1]))*COS(RADIANS([.$A51]))" office:value-type="float" office:value="0.627392369616113" calcext:value-type="float">
            <text:p>0.627</text:p>
          </table:table-cell>
          <table:table-cell table:formula="of:=TAN(RADIANS([.AK$1]))*TAN(RADIANS([.$A51]))" office:value-type="float" office:value="0.351702917068193" calcext:value-type="float">
            <text:p>0.352</text:p>
          </table:table-cell>
          <table:table-cell table:formula="of:=COS(RADIANS([.AL$1]))*COS(RADIANS([.$A51]))" office:value-type="float" office:value="0.623949214595693" calcext:value-type="float">
            <text:p>0.624</text:p>
          </table:table-cell>
          <table:table-cell table:formula="of:=TAN(RADIANS([.AM$1]))*TAN(RADIANS([.$A51]))" office:value-type="float" office:value="0.373777353430183" calcext:value-type="float">
            <text:p>0.374</text:p>
          </table:table-cell>
          <table:table-cell table:formula="of:=COS(RADIANS([.AN$1]))*COS(RADIANS([.$A51]))" office:value-type="float" office:value="0.620315998600175" calcext:value-type="float">
            <text:p>0.620</text:p>
          </table:table-cell>
          <table:table-cell table:formula="of:=TAN(RADIANS([.AO$1]))*TAN(RADIANS([.$A51]))" office:value-type="float" office:value="0.396103608062244" calcext:value-type="float">
            <text:p>0.396</text:p>
          </table:table-cell>
          <table:table-cell table:formula="of:=COS(RADIANS([.AP$1]))*COS(RADIANS([.$A51]))" office:value-type="float" office:value="0.616493828342348" calcext:value-type="float">
            <text:p>0.616</text:p>
          </table:table-cell>
          <table:table-cell table:formula="of:=TAN(RADIANS([.AQ$1]))*TAN(RADIANS([.$A51]))" office:value-type="float" office:value="0.418699858668669" calcext:value-type="float">
            <text:p>0.419</text:p>
          </table:table-cell>
          <table:table-cell table:formula="of:=COS(RADIANS([.AR$1]))*COS(RADIANS([.$A51]))" office:value-type="float" office:value="0.612483868092298" calcext:value-type="float">
            <text:p>0.612</text:p>
          </table:table-cell>
          <table:table-cell table:formula="of:=TAN(RADIANS([.AS$1]))*TAN(RADIANS([.$A51]))" office:value-type="float" office:value="0.441585058573121" calcext:value-type="float">
            <text:p>0.442</text:p>
          </table:table-cell>
          <table:table-cell table:formula="of:=COS(RADIANS([.AT$1]))*COS(RADIANS([.$A51]))" office:value-type="float" office:value="0.608287339322762" calcext:value-type="float">
            <text:p>0.608</text:p>
          </table:table-cell>
          <table:table-cell table:formula="of:=TAN(RADIANS([.AU$1]))*TAN(RADIANS([.$A51]))" office:value-type="float" office:value="0.464779005889505" calcext:value-type="float">
            <text:p>0.465</text:p>
          </table:table-cell>
          <table:table-cell table:formula="of:=COS(RADIANS([.AV$1]))*COS(RADIANS([.$A51]))" office:value-type="float" office:value="0.603905520337057" calcext:value-type="float">
            <text:p>0.604</text:p>
          </table:table-cell>
          <table:table-cell table:formula="of:=TAN(RADIANS([.AW$1]))*TAN(RADIANS([.$A51]))" office:value-type="float" office:value="0.488302418228474" calcext:value-type="float">
            <text:p>0.4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S(RADIANS([.B$1]))*COS(RADIANS([.$A52]))" office:value-type="float" office:value="0.642787609686539" calcext:value-type="float">
            <text:p>0.643</text:p>
          </table:table-cell>
          <table:table-cell table:formula="of:=TAN(RADIANS([.C$1]))*TAN(RADIANS([.$A52]))" office:value-type="float" office:value="0" calcext:value-type="float">
            <text:p>0.000</text:p>
          </table:table-cell>
          <table:table-cell table:formula="of:=COS(RADIANS([.D$1]))*COS(RADIANS([.$A52]))" office:value-type="float" office:value="0.642689710020172" calcext:value-type="float">
            <text:p>0.643</text:p>
          </table:table-cell>
          <table:table-cell table:formula="of:=TAN(RADIANS([.E$1]))*TAN(RADIANS([.$A52]))" office:value-type="float" office:value="0.0208021363371685" calcext:value-type="float">
            <text:p>0.021</text:p>
          </table:table-cell>
          <table:table-cell table:formula="of:=COS(RADIANS([.F$1]))*COS(RADIANS([.$A52]))" office:value-type="float" office:value="0.642396040842258" calcext:value-type="float">
            <text:p>0.642</text:p>
          </table:table-cell>
          <table:table-cell table:formula="of:=TAN(RADIANS([.G$1]))*TAN(RADIANS([.$A52]))" office:value-type="float" office:value="0.0416169524979446" calcext:value-type="float">
            <text:p>0.042</text:p>
          </table:table-cell>
          <table:table-cell table:formula="of:=COS(RADIANS([.H$1]))*COS(RADIANS([.$A52]))" office:value-type="float" office:value="0.641906691607273" calcext:value-type="float">
            <text:p>0.642</text:p>
          </table:table-cell>
          <table:table-cell table:formula="of:=TAN(RADIANS([.I$1]))*TAN(RADIANS([.$A52]))" office:value-type="float" office:value="0.0624571592404488" calcext:value-type="float">
            <text:p>0.062</text:p>
          </table:table-cell>
          <table:table-cell table:formula="of:=COS(RADIANS([.J$1]))*COS(RADIANS([.$A52]))" office:value-type="float" office:value="0.641221811375735" calcext:value-type="float">
            <text:p>0.641</text:p>
          </table:table-cell>
          <table:table-cell table:formula="of:=TAN(RADIANS([.K$1]))*TAN(RADIANS([.$A52]))" office:value-type="float" office:value="0.0833355293523382" calcext:value-type="float">
            <text:p>0.083</text:p>
          </table:table-cell>
          <table:table-cell table:formula="of:=COS(RADIANS([.L$1]))*COS(RADIANS([.$A52]))" office:value-type="float" office:value="0.640341608768797" calcext:value-type="float">
            <text:p>0.640</text:p>
          </table:table-cell>
          <table:table-cell table:formula="of:=TAN(RADIANS([.M$1]))*TAN(RADIANS([.$A52]))" office:value-type="float" office:value="0.104264929068286" calcext:value-type="float">
            <text:p>0.104</text:p>
          </table:table-cell>
          <table:table-cell table:formula="of:=COS(RADIANS([.N$1]))*COS(RADIANS([.$A52]))" office:value-type="float" office:value="0.639266351904699" calcext:value-type="float">
            <text:p>0.639</text:p>
          </table:table-cell>
          <table:table-cell table:formula="of:=TAN(RADIANS([.O$1]))*TAN(RADIANS([.$A52]))" office:value-type="float" office:value="0.125258349974737" calcext:value-type="float">
            <text:p>0.125</text:p>
          </table:table-cell>
          <table:table-cell table:formula="of:=COS(RADIANS([.P$1]))*COS(RADIANS([.$A52]))" office:value-type="float" office:value="0.637996368317099" calcext:value-type="float">
            <text:p>0.638</text:p>
          </table:table-cell>
          <table:table-cell table:formula="of:=TAN(RADIANS([.Q$1]))*TAN(RADIANS([.$A52]))" office:value-type="float" office:value="0.146328941571139" calcext:value-type="float">
            <text:p>0.146</text:p>
          </table:table-cell>
          <table:table-cell table:formula="of:=COS(RADIANS([.R$1]))*COS(RADIANS([.$A52]))" office:value-type="float" office:value="0.6365320448553" calcext:value-type="float">
            <text:p>0.637</text:p>
          </table:table-cell>
          <table:table-cell table:formula="of:=TAN(RADIANS([.S$1]))*TAN(RADIANS([.$A52]))" office:value-type="float" office:value="0.167490044662764" calcext:value-type="float">
            <text:p>0.167</text:p>
          </table:table-cell>
          <table:table-cell table:formula="of:=COS(RADIANS([.T$1]))*COS(RADIANS([.$A52]))" office:value-type="float" office:value="0.634873827566413" calcext:value-type="float">
            <text:p>0.635</text:p>
          </table:table-cell>
          <table:table-cell table:formula="of:=TAN(RADIANS([.U$1]))*TAN(RADIANS([.$A52]))" office:value-type="float" office:value="0.188755225767789" calcext:value-type="float">
            <text:p>0.189</text:p>
          </table:table-cell>
          <table:table-cell table:formula="of:=COS(RADIANS([.V$1]))*COS(RADIANS([.$A52]))" office:value-type="float" office:value="0.633022221559489" calcext:value-type="float">
            <text:p>0.633</text:p>
          </table:table-cell>
          <table:table-cell table:formula="of:=TAN(RADIANS([.W$1]))*TAN(RADIANS([.$A52]))" office:value-type="float" office:value="0.210138312730603" calcext:value-type="float">
            <text:p>0.210</text:p>
          </table:table-cell>
          <table:table-cell table:formula="of:=COS(RADIANS([.X$1]))*COS(RADIANS([.$A52]))" office:value-type="float" office:value="0.630977790851654" calcext:value-type="float">
            <text:p>0.631</text:p>
          </table:table-cell>
          <table:table-cell table:formula="of:=TAN(RADIANS([.Y$1]))*TAN(RADIANS([.$A52]))" office:value-type="float" office:value="0.231653431744449" calcext:value-type="float">
            <text:p>0.232</text:p>
          </table:table-cell>
          <table:table-cell table:formula="of:=COS(RADIANS([.Z$1]))*COS(RADIANS([.$A52]))" office:value-type="float" office:value="0.628741158196306" calcext:value-type="float">
            <text:p>0.629</text:p>
          </table:table-cell>
          <table:table-cell table:formula="of:=TAN(RADIANS([.AA$1]))*TAN(RADIANS([.$A52]))" office:value-type="float" office:value="0.253315045999722" calcext:value-type="float">
            <text:p>0.253</text:p>
          </table:table-cell>
          <table:table-cell table:formula="of:=COS(RADIANS([.AB$1]))*COS(RADIANS([.$A52]))" office:value-type="float" office:value="0.62631300489342" calcext:value-type="float">
            <text:p>0.626</text:p>
          </table:table-cell>
          <table:table-cell table:formula="of:=TAN(RADIANS([.AC$1]))*TAN(RADIANS([.$A52]))" office:value-type="float" office:value="0.275137996189617" calcext:value-type="float">
            <text:p>0.275</text:p>
          </table:table-cell>
          <table:table-cell table:formula="of:=COS(RADIANS([.AD$1]))*COS(RADIANS([.$A52]))" office:value-type="float" office:value="0.623694070582012" calcext:value-type="float">
            <text:p>0.624</text:p>
          </table:table-cell>
          <table:table-cell table:formula="of:=TAN(RADIANS([.AE$1]))*TAN(RADIANS([.$A52]))" office:value-type="float" office:value="0.2971375431227" calcext:value-type="float">
            <text:p>0.297</text:p>
          </table:table-cell>
          <table:table-cell table:formula="of:=COS(RADIANS([.AF$1]))*COS(RADIANS([.$A52]))" office:value-type="float" office:value="0.620885153014846" calcext:value-type="float">
            <text:p>0.621</text:p>
          </table:table-cell>
          <table:table-cell table:formula="of:=TAN(RADIANS([.AG$1]))*TAN(RADIANS([.$A52]))" office:value-type="float" office:value="0.319329412712508" calcext:value-type="float">
            <text:p>0.319</text:p>
          </table:table-cell>
          <table:table-cell table:formula="of:=COS(RADIANS([.AH$1]))*COS(RADIANS([.$A52]))" office:value-type="float" office:value="0.617887107815421" calcext:value-type="float">
            <text:p>0.618</text:p>
          </table:table-cell>
          <table:table-cell table:formula="of:=TAN(RADIANS([.AI$1]))*TAN(RADIANS([.$A52]))" office:value-type="float" office:value="0.341729843637872" calcext:value-type="float">
            <text:p>0.342</text:p>
          </table:table-cell>
          <table:table-cell table:formula="of:=COS(RADIANS([.AJ$1]))*COS(RADIANS([.$A52]))" office:value-type="float" office:value="0.614700848217349" calcext:value-type="float">
            <text:p>0.615</text:p>
          </table:table-cell>
          <table:table-cell table:formula="of:=TAN(RADIANS([.AK$1]))*TAN(RADIANS([.$A52]))" office:value-type="float" office:value="0.364355637994634" calcext:value-type="float">
            <text:p>0.364</text:p>
          </table:table-cell>
          <table:table-cell table:formula="of:=COS(RADIANS([.AL$1]))*COS(RADIANS([.$A52]))" office:value-type="float" office:value="0.611327344786169" calcext:value-type="float">
            <text:p>0.611</text:p>
          </table:table-cell>
          <table:table-cell table:formula="of:=TAN(RADIANS([.AM$1]))*TAN(RADIANS([.$A52]))" office:value-type="float" office:value="0.387224215290185" calcext:value-type="float">
            <text:p>0.387</text:p>
          </table:table-cell>
          <table:table-cell table:formula="of:=COS(RADIANS([.AN$1]))*COS(RADIANS([.$A52]))" office:value-type="float" office:value="0.607767625123706" calcext:value-type="float">
            <text:p>0.608</text:p>
          </table:table-cell>
          <table:table-cell table:formula="of:=TAN(RADIANS([.AO$1]))*TAN(RADIANS([.$A52]))" office:value-type="float" office:value="0.410353670167348" calcext:value-type="float">
            <text:p>0.410</text:p>
          </table:table-cell>
          <table:table-cell table:formula="of:=COS(RADIANS([.AP$1]))*COS(RADIANS([.$A52]))" office:value-type="float" office:value="0.604022773555054" calcext:value-type="float">
            <text:p>0.604</text:p>
          </table:table-cell>
          <table:table-cell table:formula="of:=TAN(RADIANS([.AQ$1]))*TAN(RADIANS([.$A52]))" office:value-type="float" office:value="0.433762834284103" calcext:value-type="float">
            <text:p>0.434</text:p>
          </table:table-cell>
          <table:table-cell table:formula="of:=COS(RADIANS([.AR$1]))*COS(RADIANS([.$A52]))" office:value-type="float" office:value="0.600093930798276" calcext:value-type="float">
            <text:p>0.600</text:p>
          </table:table-cell>
          <table:table-cell table:formula="of:=TAN(RADIANS([.AS$1]))*TAN(RADIANS([.$A52]))" office:value-type="float" office:value="0.457471342821166" calcext:value-type="float">
            <text:p>0.457</text:p>
          </table:table-cell>
          <table:table-cell table:formula="of:=COS(RADIANS([.AT$1]))*COS(RADIANS([.$A52]))" office:value-type="float" office:value="0.595982293616937" calcext:value-type="float">
            <text:p>0.596</text:p>
          </table:table-cell>
          <table:table-cell table:formula="of:=TAN(RADIANS([.AU$1]))*TAN(RADIANS([.$A52]))" office:value-type="float" office:value="0.481499706141328" calcext:value-type="float">
            <text:p>0.481</text:p>
          </table:table-cell>
          <table:table-cell table:formula="of:=COS(RADIANS([.AV$1]))*COS(RADIANS([.$A52]))" office:value-type="float" office:value="0.591689114455552" calcext:value-type="float">
            <text:p>0.592</text:p>
          </table:table-cell>
          <table:table-cell table:formula="of:=TAN(RADIANS([.AW$1]))*TAN(RADIANS([.$A52]))" office:value-type="float" office:value="0.505869387183563" calcext:value-type="float">
            <text:p>0.5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S(RADIANS([.B$1]))*COS(RADIANS([.$A53]))" office:value-type="float" office:value="0.629320391049837" calcext:value-type="float">
            <text:p>0.629</text:p>
          </table:table-cell>
          <table:table-cell table:formula="of:=TAN(RADIANS([.C$1]))*TAN(RADIANS([.$A53]))" office:value-type="float" office:value="0" calcext:value-type="float">
            <text:p>0.000</text:p>
          </table:table-cell>
          <table:table-cell table:formula="of:=COS(RADIANS([.D$1]))*COS(RADIANS([.$A53]))" office:value-type="float" office:value="0.629224542506099" calcext:value-type="float">
            <text:p>0.629</text:p>
          </table:table-cell>
          <table:table-cell table:formula="of:=TAN(RADIANS([.E$1]))*TAN(RADIANS([.$A53]))" office:value-type="float" office:value="0.0215552100469906" calcext:value-type="float">
            <text:p>0.022</text:p>
          </table:table-cell>
          <table:table-cell table:formula="of:=COS(RADIANS([.F$1]))*COS(RADIANS([.$A53]))" office:value-type="float" office:value="0.628937026071278" calcext:value-type="float">
            <text:p>0.629</text:p>
          </table:table-cell>
          <table:table-cell table:formula="of:=TAN(RADIANS([.G$1]))*TAN(RADIANS([.$A53]))" office:value-type="float" office:value="0.0431235589493752" calcext:value-type="float">
            <text:p>0.043</text:p>
          </table:table-cell>
          <table:table-cell table:formula="of:=COS(RADIANS([.H$1]))*COS(RADIANS([.$A53]))" office:value-type="float" office:value="0.628457929325666" calcext:value-type="float">
            <text:p>0.628</text:p>
          </table:table-cell>
          <table:table-cell table:formula="of:=TAN(RADIANS([.I$1]))*TAN(RADIANS([.$A53]))" office:value-type="float" office:value="0.0647182176169441" calcext:value-type="float">
            <text:p>0.065</text:p>
          </table:table-cell>
          <table:table-cell table:formula="of:=COS(RADIANS([.J$1]))*COS(RADIANS([.$A53]))" office:value-type="float" office:value="0.627787398206772" calcext:value-type="float">
            <text:p>0.628</text:p>
          </table:table-cell>
          <table:table-cell table:formula="of:=TAN(RADIANS([.K$1]))*TAN(RADIANS([.$A53]))" office:value-type="float" office:value="0.0863524212346023" calcext:value-type="float">
            <text:p>0.086</text:p>
          </table:table-cell>
          <table:table-cell table:formula="of:=COS(RADIANS([.L$1]))*COS(RADIANS([.$A53]))" office:value-type="float" office:value="0.626925636964872" calcext:value-type="float">
            <text:p>0.627</text:p>
          </table:table-cell>
          <table:table-cell table:formula="of:=TAN(RADIANS([.M$1]))*TAN(RADIANS([.$A53]))" office:value-type="float" office:value="0.108039501817215" calcext:value-type="float">
            <text:p>0.108</text:p>
          </table:table-cell>
          <table:table-cell table:formula="of:=COS(RADIANS([.N$1]))*COS(RADIANS([.$A53]))" office:value-type="float" office:value="0.625872908100787" calcext:value-type="float">
            <text:p>0.626</text:p>
          </table:table-cell>
          <table:table-cell table:formula="of:=TAN(RADIANS([.O$1]))*TAN(RADIANS([.$A53]))" office:value-type="float" office:value="0.129792921269375" calcext:value-type="float">
            <text:p>0.130</text:p>
          </table:table-cell>
          <table:table-cell table:formula="of:=COS(RADIANS([.P$1]))*COS(RADIANS([.$A53]))" office:value-type="float" office:value="0.624629532285928" calcext:value-type="float">
            <text:p>0.625</text:p>
          </table:table-cell>
          <table:table-cell table:formula="of:=TAN(RADIANS([.Q$1]))*TAN(RADIANS([.$A53]))" office:value-type="float" office:value="0.151626305125402" calcext:value-type="float">
            <text:p>0.152</text:p>
          </table:table-cell>
          <table:table-cell table:formula="of:=COS(RADIANS([.R$1]))*COS(RADIANS([.$A53]))" office:value-type="float" office:value="0.623195888264613" calcext:value-type="float">
            <text:p>0.623</text:p>
          </table:table-cell>
          <table:table-cell table:formula="of:=TAN(RADIANS([.S$1]))*TAN(RADIANS([.$A53]))" office:value-type="float" office:value="0.173553477151046" calcext:value-type="float">
            <text:p>0.174</text:p>
          </table:table-cell>
          <table:table-cell table:formula="of:=COS(RADIANS([.T$1]))*COS(RADIANS([.$A53]))" office:value-type="float" office:value="0.621572412738697" calcext:value-type="float">
            <text:p>0.622</text:p>
          </table:table-cell>
          <table:table-cell table:formula="of:=TAN(RADIANS([.U$1]))*TAN(RADIANS([.$A53]))" office:value-type="float" office:value="0.195588494996165" calcext:value-type="float">
            <text:p>0.196</text:p>
          </table:table-cell>
          <table:table-cell table:formula="of:=COS(RADIANS([.V$1]))*COS(RADIANS([.$A53]))" office:value-type="float" office:value="0.619759600234555" calcext:value-type="float">
            <text:p>0.620</text:p>
          </table:table-cell>
          <table:table-cell table:formula="of:=TAN(RADIANS([.W$1]))*TAN(RADIANS([.$A53]))" office:value-type="float" office:value="0.217745687097294" calcext:value-type="float">
            <text:p>0.218</text:p>
          </table:table-cell>
          <table:table-cell table:formula="of:=COS(RADIANS([.X$1]))*COS(RADIANS([.$A53]))" office:value-type="float" office:value="0.617758002952434" calcext:value-type="float">
            <text:p>0.618</text:p>
          </table:table-cell>
          <table:table-cell table:formula="of:=TAN(RADIANS([.Y$1]))*TAN(RADIANS([.$A53]))" office:value-type="float" office:value="0.240039691040573" calcext:value-type="float">
            <text:p>0.240</text:p>
          </table:table-cell>
          <table:table-cell table:formula="of:=COS(RADIANS([.Z$1]))*COS(RADIANS([.$A53]))" office:value-type="float" office:value="0.615568230598259" calcext:value-type="float">
            <text:p>0.616</text:p>
          </table:table-cell>
          <table:table-cell table:formula="of:=TAN(RADIANS([.AA$1]))*TAN(RADIANS([.$A53]))" office:value-type="float" office:value="0.262485493609177" calcext:value-type="float">
            <text:p>0.262</text:p>
          </table:table-cell>
          <table:table-cell table:formula="of:=COS(RADIANS([.AB$1]))*COS(RADIANS([.$A53]))" office:value-type="float" office:value="0.6131909501979" calcext:value-type="float">
            <text:p>0.613</text:p>
          </table:table-cell>
          <table:table-cell table:formula="of:=TAN(RADIANS([.AC$1]))*TAN(RADIANS([.$A53]))" office:value-type="float" office:value="0.285098472755349" calcext:value-type="float">
            <text:p>0.285</text:p>
          </table:table-cell>
          <table:table-cell table:formula="of:=COS(RADIANS([.AD$1]))*COS(RADIANS([.$A53]))" office:value-type="float" office:value="0.610626885893996" calcext:value-type="float">
            <text:p>0.611</text:p>
          </table:table-cell>
          <table:table-cell table:formula="of:=TAN(RADIANS([.AE$1]))*TAN(RADIANS([.$A53]))" office:value-type="float" office:value="0.307894441755607" calcext:value-type="float">
            <text:p>0.308</text:p>
          </table:table-cell>
          <table:table-cell table:formula="of:=COS(RADIANS([.AF$1]))*COS(RADIANS([.$A53]))" office:value-type="float" office:value="0.607876818725374" calcext:value-type="float">
            <text:p>0.608</text:p>
          </table:table-cell>
          <table:table-cell table:formula="of:=TAN(RADIANS([.AG$1]))*TAN(RADIANS([.$A53]))" office:value-type="float" office:value="0.330889695829057" calcext:value-type="float">
            <text:p>0.331</text:p>
          </table:table-cell>
          <table:table-cell table:formula="of:=COS(RADIANS([.AH$1]))*COS(RADIANS([.$A53]))" office:value-type="float" office:value="0.604941586389133" calcext:value-type="float">
            <text:p>0.605</text:p>
          </table:table-cell>
          <table:table-cell table:formula="of:=TAN(RADIANS([.AI$1]))*TAN(RADIANS([.$A53]))" office:value-type="float" office:value="0.354101061523098" calcext:value-type="float">
            <text:p>0.354</text:p>
          </table:table-cell>
          <table:table-cell table:formula="of:=COS(RADIANS([.AJ$1]))*COS(RADIANS([.$A53]))" office:value-type="float" office:value="0.601822082985477" calcext:value-type="float">
            <text:p>0.602</text:p>
          </table:table-cell>
          <table:table-cell table:formula="of:=TAN(RADIANS([.AK$1]))*TAN(RADIANS([.$A53]))" office:value-type="float" office:value="0.377545949198823" calcext:value-type="float">
            <text:p>0.378</text:p>
          </table:table-cell>
          <table:table-cell table:formula="of:=COS(RADIANS([.AL$1]))*COS(RADIANS([.$A53]))" office:value-type="float" office:value="0.598519258745362" calcext:value-type="float">
            <text:p>0.599</text:p>
          </table:table-cell>
          <table:table-cell table:formula="of:=TAN(RADIANS([.AM$1]))*TAN(RADIANS([.$A53]))" office:value-type="float" office:value="0.401242408980249" calcext:value-type="float">
            <text:p>0.401</text:p>
          </table:table-cell>
          <table:table-cell table:formula="of:=COS(RADIANS([.AN$1]))*COS(RADIANS([.$A53]))" office:value-type="float" office:value="0.595034119741047" calcext:value-type="float">
            <text:p>0.595</text:p>
          </table:table-cell>
          <table:table-cell table:formula="of:=TAN(RADIANS([.AO$1]))*TAN(RADIANS([.$A53]))" office:value-type="float" office:value="0.425209190567908" calcext:value-type="float">
            <text:p>0.425</text:p>
          </table:table-cell>
          <table:table-cell table:formula="of:=COS(RADIANS([.AP$1]))*COS(RADIANS([.$A53]))" office:value-type="float" office:value="0.591367727579635" calcext:value-type="float">
            <text:p>0.591</text:p>
          </table:table-cell>
          <table:table-cell table:formula="of:=TAN(RADIANS([.AQ$1]))*TAN(RADIANS([.$A53]))" office:value-type="float" office:value="0.44946580735873" calcext:value-type="float">
            <text:p>0.449</text:p>
          </table:table-cell>
          <table:table-cell table:formula="of:=COS(RADIANS([.AR$1]))*COS(RADIANS([.$A53]))" office:value-type="float" office:value="0.587521199079693" calcext:value-type="float">
            <text:p>0.588</text:p>
          </table:table-cell>
          <table:table-cell table:formula="of:=TAN(RADIANS([.AS$1]))*TAN(RADIANS([.$A53]))" office:value-type="float" office:value="0.474032605361306" calcext:value-type="float">
            <text:p>0.474</text:p>
          </table:table-cell>
          <table:table-cell table:formula="of:=COS(RADIANS([.AT$1]))*COS(RADIANS([.$A53]))" office:value-type="float" office:value="0.583495705931066" calcext:value-type="float">
            <text:p>0.583</text:p>
          </table:table-cell>
          <table:table-cell table:formula="of:=TAN(RADIANS([.AU$1]))*TAN(RADIANS([.$A53]))" office:value-type="float" office:value="0.498930837449424" calcext:value-type="float">
            <text:p>0.499</text:p>
          </table:table-cell>
          <table:table-cell table:formula="of:=COS(RADIANS([.AV$1]))*COS(RADIANS([.$A53]))" office:value-type="float" office:value="0.579292474337963" calcext:value-type="float">
            <text:p>0.579</text:p>
          </table:table-cell>
          <table:table-cell table:formula="of:=TAN(RADIANS([.AW$1]))*TAN(RADIANS([.$A53]))" office:value-type="float" office:value="0.524182743557979" calcext:value-type="float">
            <text:p>0.5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S(RADIANS([.B$1]))*COS(RADIANS([.$A54]))" office:value-type="float" office:value="0.615661475325658" calcext:value-type="float">
            <text:p>0.616</text:p>
          </table:table-cell>
          <table:table-cell table:formula="of:=TAN(RADIANS([.C$1]))*TAN(RADIANS([.$A54]))" office:value-type="float" office:value="0" calcext:value-type="float">
            <text:p>0.000</text:p>
          </table:table-cell>
          <table:table-cell table:formula="of:=COS(RADIANS([.D$1]))*COS(RADIANS([.$A54]))" office:value-type="float" office:value="0.615567707100943" calcext:value-type="float">
            <text:p>0.616</text:p>
          </table:table-cell>
          <table:table-cell table:formula="of:=TAN(RADIANS([.E$1]))*TAN(RADIANS([.$A54]))" office:value-type="float" office:value="0.022341464294259" calcext:value-type="float">
            <text:p>0.022</text:p>
          </table:table-cell>
          <table:table-cell table:formula="of:=COS(RADIANS([.F$1]))*COS(RADIANS([.$A54]))" office:value-type="float" office:value="0.615286430989506" calcext:value-type="float">
            <text:p>0.615</text:p>
          </table:table-cell>
          <table:table-cell table:formula="of:=TAN(RADIANS([.G$1]))*TAN(RADIANS([.$A54]))" office:value-type="float" office:value="0.0446965467007059" calcext:value-type="float">
            <text:p>0.045</text:p>
          </table:table-cell>
          <table:table-cell table:formula="of:=COS(RADIANS([.H$1]))*COS(RADIANS([.$A54]))" office:value-type="float" office:value="0.614817732670777" calcext:value-type="float">
            <text:p>0.615</text:p>
          </table:table-cell>
          <table:table-cell table:formula="of:=TAN(RADIANS([.I$1]))*TAN(RADIANS([.$A54]))" office:value-type="float" office:value="0.0670788985551504" calcext:value-type="float">
            <text:p>0.067</text:p>
          </table:table-cell>
          <table:table-cell table:formula="of:=COS(RADIANS([.J$1]))*COS(RADIANS([.$A54]))" office:value-type="float" office:value="0.614161754914803" calcext:value-type="float">
            <text:p>0.614</text:p>
          </table:table-cell>
          <table:table-cell table:formula="of:=TAN(RADIANS([.K$1]))*TAN(RADIANS([.$A54]))" office:value-type="float" office:value="0.0895022378130352" calcext:value-type="float">
            <text:p>0.090</text:p>
          </table:table-cell>
          <table:table-cell table:formula="of:=COS(RADIANS([.L$1]))*COS(RADIANS([.$A54]))" office:value-type="float" office:value="0.613318697538763" calcext:value-type="float">
            <text:p>0.613</text:p>
          </table:table-cell>
          <table:table-cell table:formula="of:=TAN(RADIANS([.M$1]))*TAN(RADIANS([.$A54]))" office:value-type="float" office:value="0.111980382791762" calcext:value-type="float">
            <text:p>0.112</text:p>
          </table:table-cell>
          <table:table-cell table:formula="of:=COS(RADIANS([.N$1]))*COS(RADIANS([.$A54]))" office:value-type="float" office:value="0.612288817346101" calcext:value-type="float">
            <text:p>0.612</text:p>
          </table:table-cell>
          <table:table-cell table:formula="of:=TAN(RADIANS([.O$1]))*TAN(RADIANS([.$A54]))" office:value-type="float" office:value="0.134527286436355" calcext:value-type="float">
            <text:p>0.135</text:p>
          </table:table-cell>
          <table:table-cell table:formula="of:=COS(RADIANS([.P$1]))*COS(RADIANS([.$A54]))" office:value-type="float" office:value="0.611072428048301" calcext:value-type="float">
            <text:p>0.611</text:p>
          </table:table-cell>
          <table:table-cell table:formula="of:=TAN(RADIANS([.Q$1]))*TAN(RADIANS([.$A54]))" office:value-type="float" office:value="0.157157071290174" calcext:value-type="float">
            <text:p>0.157</text:p>
          </table:table-cell>
          <table:table-cell table:formula="of:=COS(RADIANS([.R$1]))*COS(RADIANS([.$A54]))" office:value-type="float" office:value="0.609669900169326" calcext:value-type="float">
            <text:p>0.610</text:p>
          </table:table-cell>
          <table:table-cell table:formula="of:=TAN(RADIANS([.S$1]))*TAN(RADIANS([.$A54]))" office:value-type="float" office:value="0.179884065358757" calcext:value-type="float">
            <text:p>0.180</text:p>
          </table:table-cell>
          <table:table-cell table:formula="of:=COS(RADIANS([.T$1]))*COS(RADIANS([.$A54]))" office:value-type="float" office:value="0.608081660932754" calcext:value-type="float">
            <text:p>0.608</text:p>
          </table:table-cell>
          <table:table-cell table:formula="of:=TAN(RADIANS([.U$1]))*TAN(RADIANS([.$A54]))" office:value-type="float" office:value="0.202722839062974" calcext:value-type="float">
            <text:p>0.203</text:p>
          </table:table-cell>
          <table:table-cell table:formula="of:=COS(RADIANS([.V$1]))*COS(RADIANS([.$A54]))" office:value-type="float" office:value="0.606308194131642" calcext:value-type="float">
            <text:p>0.606</text:p>
          </table:table-cell>
          <table:table-cell table:formula="of:=TAN(RADIANS([.W$1]))*TAN(RADIANS([.$A54]))" office:value-type="float" office:value="0.22568824348767" calcext:value-type="float">
            <text:p>0.226</text:p>
          </table:table-cell>
          <table:table-cell table:formula="of:=COS(RADIANS([.X$1]))*COS(RADIANS([.$A54]))" office:value-type="float" office:value="0.604350039981159" calcext:value-type="float">
            <text:p>0.604</text:p>
          </table:table-cell>
          <table:table-cell table:formula="of:=TAN(RADIANS([.Y$1]))*TAN(RADIANS([.$A54]))" office:value-type="float" office:value="0.248795450143927" calcext:value-type="float">
            <text:p>0.249</text:p>
          </table:table-cell>
          <table:table-cell table:formula="of:=COS(RADIANS([.Z$1]))*COS(RADIANS([.$A54]))" office:value-type="float" office:value="0.602207794954028" calcext:value-type="float">
            <text:p>0.602</text:p>
          </table:table-cell>
          <table:table-cell table:formula="of:=TAN(RADIANS([.AA$1]))*TAN(RADIANS([.$A54]))" office:value-type="float" office:value="0.272059992477277" calcext:value-type="float">
            <text:p>0.272</text:p>
          </table:table-cell>
          <table:table-cell table:formula="of:=COS(RADIANS([.AB$1]))*COS(RADIANS([.$A54]))" office:value-type="float" office:value="0.599882111598835" calcext:value-type="float">
            <text:p>0.600</text:p>
          </table:table-cell>
          <table:table-cell table:formula="of:=TAN(RADIANS([.AC$1]))*TAN(RADIANS([.$A54]))" office:value-type="float" office:value="0.295497809370717" calcext:value-type="float">
            <text:p>0.295</text:p>
          </table:table-cell>
          <table:table-cell table:formula="of:=COS(RADIANS([.AD$1]))*COS(RADIANS([.$A54]))" office:value-type="float" office:value="0.597373698341261" calcext:value-type="float">
            <text:p>0.597</text:p>
          </table:table-cell>
          <table:table-cell table:formula="of:=TAN(RADIANS([.AE$1]))*TAN(RADIANS([.$A54]))" office:value-type="float" office:value="0.319125290910541" calcext:value-type="float">
            <text:p>0.319</text:p>
          </table:table-cell>
          <table:table-cell table:formula="of:=COS(RADIANS([.AF$1]))*COS(RADIANS([.$A54]))" office:value-type="float" office:value="0.594683319268283" calcext:value-type="float">
            <text:p>0.595</text:p>
          </table:table-cell>
          <table:table-cell table:formula="of:=TAN(RADIANS([.AG$1]))*TAN(RADIANS([.$A54]))" office:value-type="float" office:value="0.342959326705108" calcext:value-type="float">
            <text:p>0.343</text:p>
          </table:table-cell>
          <table:table-cell table:formula="of:=COS(RADIANS([.AH$1]))*COS(RADIANS([.$A54]))" office:value-type="float" office:value="0.59181179389543" calcext:value-type="float">
            <text:p>0.592</text:p>
          </table:table-cell>
          <table:table-cell table:formula="of:=TAN(RADIANS([.AI$1]))*TAN(RADIANS([.$A54]))" office:value-type="float" office:value="0.367017357071962" calcext:value-type="float">
            <text:p>0.367</text:p>
          </table:table-cell>
          <table:table-cell table:formula="of:=COS(RADIANS([.AJ$1]))*COS(RADIANS([.$A54]))" office:value-type="float" office:value="0.588759996917146" calcext:value-type="float">
            <text:p>0.589</text:p>
          </table:table-cell>
          <table:table-cell table:formula="of:=TAN(RADIANS([.AK$1]))*TAN(RADIANS([.$A54]))" office:value-type="float" office:value="0.3913174274377" calcext:value-type="float">
            <text:p>0.391</text:p>
          </table:table-cell>
          <table:table-cell table:formula="of:=COS(RADIANS([.AL$1]))*COS(RADIANS([.$A54]))" office:value-type="float" office:value="0.585528857940355" calcext:value-type="float">
            <text:p>0.586</text:p>
          </table:table-cell>
          <table:table-cell table:formula="of:=TAN(RADIANS([.AM$1]))*TAN(RADIANS([.$A54]))" office:value-type="float" office:value="0.415878246328025" calcext:value-type="float">
            <text:p>0.416</text:p>
          </table:table-cell>
          <table:table-cell table:formula="of:=COS(RADIANS([.AN$1]))*COS(RADIANS([.$A54]))" office:value-type="float" office:value="0.58211936120129" calcext:value-type="float">
            <text:p>0.582</text:p>
          </table:table-cell>
          <table:table-cell table:formula="of:=TAN(RADIANS([.AO$1]))*TAN(RADIANS([.$A54]))" office:value-type="float" office:value="0.440719247363121" calcext:value-type="float">
            <text:p>0.441</text:p>
          </table:table-cell>
          <table:table-cell table:formula="of:=COS(RADIANS([.AP$1]))*COS(RADIANS([.$A54]))" office:value-type="float" office:value="0.578532545265687" calcext:value-type="float">
            <text:p>0.579</text:p>
          </table:table-cell>
          <table:table-cell table:formula="of:=TAN(RADIANS([.AQ$1]))*TAN(RADIANS([.$A54]))" office:value-type="float" office:value="0.46586065571638" calcext:value-type="float">
            <text:p>0.466</text:p>
          </table:table-cell>
          <table:table-cell table:formula="of:=COS(RADIANS([.AR$1]))*COS(RADIANS([.$A54]))" office:value-type="float" office:value="0.574769502712425" calcext:value-type="float">
            <text:p>0.575</text:p>
          </table:table-cell>
          <table:table-cell table:formula="of:=TAN(RADIANS([.AS$1]))*TAN(RADIANS([.$A54]))" office:value-type="float" office:value="0.491323559543451" calcext:value-type="float">
            <text:p>0.491</text:p>
          </table:table-cell>
          <table:table-cell table:formula="of:=COS(RADIANS([.AT$1]))*COS(RADIANS([.$A54]))" office:value-type="float" office:value="0.570831379800719" calcext:value-type="float">
            <text:p>0.571</text:p>
          </table:table-cell>
          <table:table-cell table:formula="of:=TAN(RADIANS([.AU$1]))*TAN(RADIANS([.$A54]))" office:value-type="float" office:value="0.51712998694426" calcext:value-type="float">
            <text:p>0.517</text:p>
          </table:table-cell>
          <table:table-cell table:formula="of:=COS(RADIANS([.AV$1]))*COS(RADIANS([.$A54]))" office:value-type="float" office:value="0.566719376120958" calcext:value-type="float">
            <text:p>0.567</text:p>
          </table:table-cell>
          <table:table-cell table:formula="of:=TAN(RADIANS([.AW$1]))*TAN(RADIANS([.$A54]))" office:value-type="float" office:value="0.543302989084178" calcext:value-type="float">
            <text:p>0.5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S(RADIANS([.B$1]))*COS(RADIANS([.$A55]))" office:value-type="float" office:value="0.601815023152048" calcext:value-type="float">
            <text:p>0.602</text:p>
          </table:table-cell>
          <table:table-cell table:formula="of:=TAN(RADIANS([.C$1]))*TAN(RADIANS([.$A55]))" office:value-type="float" office:value="0" calcext:value-type="float">
            <text:p>0.000</text:p>
          </table:table-cell>
          <table:table-cell table:formula="of:=COS(RADIANS([.D$1]))*COS(RADIANS([.$A55]))" office:value-type="float" office:value="0.601723363809066" calcext:value-type="float">
            <text:p>0.602</text:p>
          </table:table-cell>
          <table:table-cell table:formula="of:=TAN(RADIANS([.E$1]))*TAN(RADIANS([.$A55]))" office:value-type="float" office:value="0.0231636535240392" calcext:value-type="float">
            <text:p>0.023</text:p>
          </table:table-cell>
          <table:table-cell table:formula="of:=COS(RADIANS([.F$1]))*COS(RADIANS([.$A55]))" office:value-type="float" office:value="0.601448413700442" calcext:value-type="float">
            <text:p>0.601</text:p>
          </table:table-cell>
          <table:table-cell table:formula="of:=TAN(RADIANS([.G$1]))*TAN(RADIANS([.$A55]))" office:value-type="float" office:value="0.0463414263210238" calcext:value-type="float">
            <text:p>0.046</text:p>
          </table:table-cell>
          <table:table-cell table:formula="of:=COS(RADIANS([.H$1]))*COS(RADIANS([.$A55]))" office:value-type="float" office:value="0.600990256578643" calcext:value-type="float">
            <text:p>0.601</text:p>
          </table:table-cell>
          <table:table-cell table:formula="of:=TAN(RADIANS([.I$1]))*TAN(RADIANS([.$A55]))" office:value-type="float" office:value="0.0695474721101852" calcext:value-type="float">
            <text:p>0.070</text:p>
          </table:table-cell>
          <table:table-cell table:formula="of:=COS(RADIANS([.J$1]))*COS(RADIANS([.$A55]))" office:value-type="float" office:value="0.600349032002767" calcext:value-type="float">
            <text:p>0.600</text:p>
          </table:table-cell>
          <table:table-cell table:formula="of:=TAN(RADIANS([.K$1]))*TAN(RADIANS([.$A55]))" office:value-type="float" office:value="0.0927960136820597" calcext:value-type="float">
            <text:p>0.093</text:p>
          </table:table-cell>
          <table:table-cell table:formula="of:=COS(RADIANS([.L$1]))*COS(RADIANS([.$A55]))" office:value-type="float" office:value="0.599524935296032" calcext:value-type="float">
            <text:p>0.600</text:p>
          </table:table-cell>
          <table:table-cell table:formula="of:=TAN(RADIANS([.M$1]))*TAN(RADIANS([.$A55]))" office:value-type="float" office:value="0.116101377882568" calcext:value-type="float">
            <text:p>0.116</text:p>
          </table:table-cell>
          <table:table-cell table:formula="of:=COS(RADIANS([.N$1]))*COS(RADIANS([.$A55]))" office:value-type="float" office:value="0.598518217486276" calcext:value-type="float">
            <text:p>0.599</text:p>
          </table:table-cell>
          <table:table-cell table:formula="of:=TAN(RADIANS([.O$1]))*TAN(RADIANS([.$A55]))" office:value-type="float" office:value="0.139478031139689" calcext:value-type="float">
            <text:p>0.139</text:p>
          </table:table-cell>
          <table:table-cell table:formula="of:=COS(RADIANS([.P$1]))*COS(RADIANS([.$A55]))" office:value-type="float" office:value="0.597329185229499" calcext:value-type="float">
            <text:p>0.597</text:p>
          </table:table-cell>
          <table:table-cell table:formula="of:=TAN(RADIANS([.Q$1]))*TAN(RADIANS([.$A55]))" office:value-type="float" office:value="0.162940615721135" calcext:value-type="float">
            <text:p>0.163</text:p>
          </table:table-cell>
          <table:table-cell table:formula="of:=COS(RADIANS([.R$1]))*COS(RADIANS([.$A55]))" office:value-type="float" office:value="0.595958200716442" calcext:value-type="float">
            <text:p>0.596</text:p>
          </table:table-cell>
          <table:table-cell table:formula="of:=TAN(RADIANS([.S$1]))*TAN(RADIANS([.$A55]))" office:value-type="float" office:value="0.186503986918019" calcext:value-type="float">
            <text:p>0.187</text:p>
          </table:table-cell>
          <table:table-cell table:formula="of:=COS(RADIANS([.T$1]))*COS(RADIANS([.$A55]))" office:value-type="float" office:value="0.594405681562271" calcext:value-type="float">
            <text:p>0.594</text:p>
          </table:table-cell>
          <table:table-cell table:formula="of:=TAN(RADIANS([.U$1]))*TAN(RADIANS([.$A55]))" office:value-type="float" office:value="0.210183251357923" calcext:value-type="float">
            <text:p>0.210</text:p>
          </table:table-cell>
          <table:table-cell table:formula="of:=COS(RADIANS([.V$1]))*COS(RADIANS([.$A55]))" office:value-type="float" office:value="0.592672100679359" calcext:value-type="float">
            <text:p>0.593</text:p>
          </table:table-cell>
          <table:table-cell table:formula="of:=TAN(RADIANS([.W$1]))*TAN(RADIANS([.$A55]))" office:value-type="float" office:value="0.23399380666113" calcext:value-type="float">
            <text:p>0.234</text:p>
          </table:table-cell>
          <table:table-cell table:formula="of:=COS(RADIANS([.X$1]))*COS(RADIANS([.$A55]))" office:value-type="float" office:value="0.590757986133236" calcext:value-type="float">
            <text:p>0.591</text:p>
          </table:table-cell>
          <table:table-cell table:formula="of:=TAN(RADIANS([.Y$1]))*TAN(RADIANS([.$A55]))" office:value-type="float" office:value="0.257951382666184" calcext:value-type="float">
            <text:p>0.258</text:p>
          </table:table-cell>
          <table:table-cell table:formula="of:=COS(RADIANS([.Z$1]))*COS(RADIANS([.$A55]))" office:value-type="float" office:value="0.588663920981736" calcext:value-type="float">
            <text:p>0.589</text:p>
          </table:table-cell>
          <table:table-cell table:formula="of:=TAN(RADIANS([.AA$1]))*TAN(RADIANS([.$A55]))" office:value-type="float" office:value="0.282072084465642" calcext:value-type="float">
            <text:p>0.282</text:p>
          </table:table-cell>
          <table:table-cell table:formula="of:=COS(RADIANS([.AB$1]))*COS(RADIANS([.$A55]))" office:value-type="float" office:value="0.586390543097389" calcext:value-type="float">
            <text:p>0.586</text:p>
          </table:table-cell>
          <table:table-cell table:formula="of:=TAN(RADIANS([.AC$1]))*TAN(RADIANS([.$A55]))" office:value-type="float" office:value="0.30637243751005" calcext:value-type="float">
            <text:p>0.306</text:p>
          </table:table-cell>
          <table:table-cell table:formula="of:=COS(RADIANS([.AD$1]))*COS(RADIANS([.$A55]))" office:value-type="float" office:value="0.583938544973122" calcext:value-type="float">
            <text:p>0.584</text:p>
          </table:table-cell>
          <table:table-cell table:formula="of:=TAN(RADIANS([.AE$1]))*TAN(RADIANS([.$A55]))" office:value-type="float" office:value="0.330869435058002" calcext:value-type="float">
            <text:p>0.331</text:p>
          </table:table-cell>
          <table:table-cell table:formula="of:=COS(RADIANS([.AF$1]))*COS(RADIANS([.$A55]))" office:value-type="float" office:value="0.581308673511317" calcext:value-type="float">
            <text:p>0.581</text:p>
          </table:table-cell>
          <table:table-cell table:formula="of:=TAN(RADIANS([.AG$1]))*TAN(RADIANS([.$A55]))" office:value-type="float" office:value="0.355580588273092" calcext:value-type="float">
            <text:p>0.356</text:p>
          </table:table-cell>
          <table:table-cell table:formula="of:=COS(RADIANS([.AH$1]))*COS(RADIANS([.$A55]))" office:value-type="float" office:value="0.578501729796297" calcext:value-type="float">
            <text:p>0.579</text:p>
          </table:table-cell>
          <table:table-cell table:formula="of:=TAN(RADIANS([.AI$1]))*TAN(RADIANS([.$A55]))" office:value-type="float" office:value="0.380523979294773" calcext:value-type="float">
            <text:p>0.381</text:p>
          </table:table-cell>
          <table:table-cell table:formula="of:=COS(RADIANS([.AJ$1]))*COS(RADIANS([.$A55]))" office:value-type="float" office:value="0.575518568850308" calcext:value-type="float">
            <text:p>0.576</text:p>
          </table:table-cell>
          <table:table-cell table:formula="of:=TAN(RADIANS([.AK$1]))*TAN(RADIANS([.$A55]))" office:value-type="float" office:value="0.405718317640194" calcext:value-type="float">
            <text:p>0.406</text:p>
          </table:table-cell>
          <table:table-cell table:formula="of:=COS(RADIANS([.AL$1]))*COS(RADIANS([.$A55]))" office:value-type="float" office:value="0.572360099373074" calcext:value-type="float">
            <text:p>0.572</text:p>
          </table:table-cell>
          <table:table-cell table:formula="of:=TAN(RADIANS([.AM$1]))*TAN(RADIANS([.$A55]))" office:value-type="float" office:value="0.431183000328355" calcext:value-type="float">
            <text:p>0.431</text:p>
          </table:table-cell>
          <table:table-cell table:formula="of:=COS(RADIANS([.AN$1]))*COS(RADIANS([.$A55]))" office:value-type="float" office:value="0.569027283464995" calcext:value-type="float">
            <text:p>0.569</text:p>
          </table:table-cell>
          <table:table-cell table:formula="of:=TAN(RADIANS([.AO$1]))*TAN(RADIANS([.$A55]))" office:value-type="float" office:value="0.456938176156965" calcext:value-type="float">
            <text:p>0.457</text:p>
          </table:table-cell>
          <table:table-cell table:formula="of:=COS(RADIANS([.AP$1]))*COS(RADIANS([.$A55]))" office:value-type="float" office:value="0.565521136334081" calcext:value-type="float">
            <text:p>0.566</text:p>
          </table:table-cell>
          <table:table-cell table:formula="of:=TAN(RADIANS([.AQ$1]))*TAN(RADIANS([.$A55]))" office:value-type="float" office:value="0.483004814606931" calcext:value-type="float">
            <text:p>0.483</text:p>
          </table:table-cell>
          <table:table-cell table:formula="of:=COS(RADIANS([.AR$1]))*COS(RADIANS([.$A55]))" office:value-type="float" office:value="0.561842725986713" calcext:value-type="float">
            <text:p>0.562</text:p>
          </table:table-cell>
          <table:table-cell table:formula="of:=TAN(RADIANS([.AS$1]))*TAN(RADIANS([.$A55]))" office:value-type="float" office:value="0.509404779900064" calcext:value-type="float">
            <text:p>0.509</text:p>
          </table:table-cell>
          <table:table-cell table:formula="of:=COS(RADIANS([.AT$1]))*COS(RADIANS([.$A55]))" office:value-type="float" office:value="0.557993172902317" calcext:value-type="float">
            <text:p>0.558</text:p>
          </table:table-cell>
          <table:table-cell table:formula="of:=TAN(RADIANS([.AU$1]))*TAN(RADIANS([.$A55]))" office:value-type="float" office:value="0.536160910793383" calcext:value-type="float">
            <text:p>0.536</text:p>
          </table:table-cell>
          <table:table-cell table:formula="of:=COS(RADIANS([.AV$1]))*COS(RADIANS([.$A55]))" office:value-type="float" office:value="0.553973649692053" calcext:value-type="float">
            <text:p>0.554</text:p>
          </table:table-cell>
          <table:table-cell table:formula="of:=TAN(RADIANS([.AW$1]))*TAN(RADIANS([.$A55]))" office:value-type="float" office:value="0.563297106759231" calcext:value-type="float">
            <text:p>0.5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S(RADIANS([.B$1]))*COS(RADIANS([.$A56]))" office:value-type="float" office:value="0.587785252292473" calcext:value-type="float">
            <text:p>0.588</text:p>
          </table:table-cell>
          <table:table-cell table:formula="of:=TAN(RADIANS([.C$1]))*TAN(RADIANS([.$A56]))" office:value-type="float" office:value="0" calcext:value-type="float">
            <text:p>0.000</text:p>
          </table:table-cell>
          <table:table-cell table:formula="of:=COS(RADIANS([.D$1]))*COS(RADIANS([.$A56]))" office:value-type="float" office:value="0.587695729751547" calcext:value-type="float">
            <text:p>0.588</text:p>
          </table:table-cell>
          <table:table-cell table:formula="of:=TAN(RADIANS([.E$1]))*TAN(RADIANS([.$A56]))" office:value-type="float" office:value="0.0240248357878491" calcext:value-type="float">
            <text:p>0.024</text:p>
          </table:table-cell>
          <table:table-cell table:formula="of:=COS(RADIANS([.F$1]))*COS(RADIANS([.$A56]))" office:value-type="float" office:value="0.587427189398203" calcext:value-type="float">
            <text:p>0.587</text:p>
          </table:table-cell>
          <table:table-cell table:formula="of:=TAN(RADIANS([.G$1]))*TAN(RADIANS([.$A56]))" office:value-type="float" office:value="0.0480643157773829" calcext:value-type="float">
            <text:p>0.048</text:p>
          </table:table-cell>
          <table:table-cell table:formula="of:=COS(RADIANS([.H$1]))*COS(RADIANS([.$A56]))" office:value-type="float" office:value="0.586979713032432" calcext:value-type="float">
            <text:p>0.587</text:p>
          </table:table-cell>
          <table:table-cell table:formula="of:=TAN(RADIANS([.I$1]))*TAN(RADIANS([.$A56]))" office:value-type="float" office:value="0.0721331198972216" calcext:value-type="float">
            <text:p>0.072</text:p>
          </table:table-cell>
          <table:table-cell table:formula="of:=COS(RADIANS([.J$1]))*COS(RADIANS([.$A56]))" office:value-type="float" office:value="0.586353436959872" calcext:value-type="float">
            <text:p>0.586</text:p>
          </table:table-cell>
          <table:table-cell table:formula="of:=TAN(RADIANS([.K$1]))*TAN(RADIANS([.$A56]))" office:value-type="float" office:value="0.0962459997152355" calcext:value-type="float">
            <text:p>0.096</text:p>
          </table:table-cell>
          <table:table-cell table:formula="of:=COS(RADIANS([.L$1]))*COS(RADIANS([.$A56]))" office:value-type="float" office:value="0.585548551950281" calcext:value-type="float">
            <text:p>0.586</text:p>
          </table:table-cell>
          <table:table-cell table:formula="of:=TAN(RADIANS([.M$1]))*TAN(RADIANS([.$A56]))" office:value-type="float" office:value="0.120417814723268" calcext:value-type="float">
            <text:p>0.120</text:p>
          </table:table-cell>
          <table:table-cell table:formula="of:=COS(RADIANS([.N$1]))*COS(RADIANS([.$A56]))" office:value-type="float" office:value="0.584565303179429" calcext:value-type="float">
            <text:p>0.585</text:p>
          </table:table-cell>
          <table:table-cell table:formula="of:=TAN(RADIANS([.O$1]))*TAN(RADIANS([.$A56]))" office:value-type="float" office:value="0.144663569184626" calcext:value-type="float">
            <text:p>0.145</text:p>
          </table:table-cell>
          <table:table-cell table:formula="of:=COS(RADIANS([.P$1]))*COS(RADIANS([.$A56]))" office:value-type="float" office:value="0.583403990154418" calcext:value-type="float">
            <text:p>0.583</text:p>
          </table:table-cell>
          <table:table-cell table:formula="of:=TAN(RADIANS([.Q$1]))*TAN(RADIANS([.$A56]))" office:value-type="float" office:value="0.16899844973975" calcext:value-type="float">
            <text:p>0.169</text:p>
          </table:table-cell>
          <table:table-cell table:formula="of:=COS(RADIANS([.R$1]))*COS(RADIANS([.$A56]))" office:value-type="float" office:value="0.582064966622444" calcext:value-type="float">
            <text:p>0.582</text:p>
          </table:table-cell>
          <table:table-cell table:formula="of:=TAN(RADIANS([.S$1]))*TAN(RADIANS([.$A56]))" office:value-type="float" office:value="0.193437863972299" calcext:value-type="float">
            <text:p>0.193</text:p>
          </table:table-cell>
          <table:table-cell table:formula="of:=COS(RADIANS([.T$1]))*COS(RADIANS([.$A56]))" office:value-type="float" office:value="0.580548640463047" calcext:value-type="float">
            <text:p>0.581</text:p>
          </table:table-cell>
          <table:table-cell table:formula="of:=TAN(RADIANS([.U$1]))*TAN(RADIANS([.$A56]))" office:value-type="float" office:value="0.217997480146637" calcext:value-type="float">
            <text:p>0.218</text:p>
          </table:table-cell>
          <table:table-cell table:formula="of:=COS(RADIANS([.V$1]))*COS(RADIANS([.$A56]))" office:value-type="float" office:value="0.578855473563864" calcext:value-type="float">
            <text:p>0.579</text:p>
          </table:table-cell>
          <table:table-cell table:formula="of:=TAN(RADIANS([.W$1]))*TAN(RADIANS([.$A56]))" office:value-type="float" office:value="0.242693268338401" calcext:value-type="float">
            <text:p>0.243</text:p>
          </table:table-cell>
          <table:table-cell table:formula="of:=COS(RADIANS([.X$1]))*COS(RADIANS([.$A56]))" office:value-type="float" office:value="0.576985981679935" calcext:value-type="float">
            <text:p>0.577</text:p>
          </table:table-cell>
          <table:table-cell table:formula="of:=TAN(RADIANS([.Y$1]))*TAN(RADIANS([.$A56]))" office:value-type="float" office:value="0.267541543192753" calcext:value-type="float">
            <text:p>0.268</text:p>
          </table:table-cell>
          <table:table-cell table:formula="of:=COS(RADIANS([.Z$1]))*COS(RADIANS([.$A56]))" office:value-type="float" office:value="0.574940734276597" calcext:value-type="float">
            <text:p>0.575</text:p>
          </table:table-cell>
          <table:table-cell table:formula="of:=TAN(RADIANS([.AA$1]))*TAN(RADIANS([.$A56]))" office:value-type="float" office:value="0.292559008560134" calcext:value-type="float">
            <text:p>0.293</text:p>
          </table:table-cell>
          <table:table-cell table:formula="of:=COS(RADIANS([.AB$1]))*COS(RADIANS([.$A56]))" office:value-type="float" office:value="0.572720354356023" calcext:value-type="float">
            <text:p>0.573</text:p>
          </table:table-cell>
          <table:table-cell table:formula="of:=TAN(RADIANS([.AC$1]))*TAN(RADIANS([.$A56]))" office:value-type="float" office:value="0.317762804277108" calcext:value-type="float">
            <text:p>0.318</text:p>
          </table:table-cell>
          <table:table-cell table:formula="of:=COS(RADIANS([.AD$1]))*COS(RADIANS([.$A56]))" office:value-type="float" office:value="0.570325518267445" calcext:value-type="float">
            <text:p>0.570</text:p>
          </table:table-cell>
          <table:table-cell table:formula="of:=TAN(RADIANS([.AE$1]))*TAN(RADIANS([.$A56]))" office:value-type="float" office:value="0.343170555380539" calcext:value-type="float">
            <text:p>0.343</text:p>
          </table:table-cell>
          <table:table-cell table:formula="of:=COS(RADIANS([.AF$1]))*COS(RADIANS([.$A56]))" office:value-type="float" office:value="0.567756955501136" calcext:value-type="float">
            <text:p>0.568</text:p>
          </table:table-cell>
          <table:table-cell table:formula="of:=TAN(RADIANS([.AG$1]))*TAN(RADIANS([.$A56]))" office:value-type="float" office:value="0.368800424067049" calcext:value-type="float">
            <text:p>0.369</text:p>
          </table:table-cell>
          <table:table-cell table:formula="of:=COS(RADIANS([.AH$1]))*COS(RADIANS([.$A56]))" office:value-type="float" office:value="0.565015448466195" calcext:value-type="float">
            <text:p>0.565</text:p>
          </table:table-cell>
          <table:table-cell table:formula="of:=TAN(RADIANS([.AI$1]))*TAN(RADIANS([.$A56]))" office:value-type="float" office:value="0.394671164736955" calcext:value-type="float">
            <text:p>0.395</text:p>
          </table:table-cell>
          <table:table-cell table:formula="of:=COS(RADIANS([.AJ$1]))*COS(RADIANS([.$A56]))" office:value-type="float" office:value="0.562101832252225" calcext:value-type="float">
            <text:p>0.562</text:p>
          </table:table-cell>
          <table:table-cell table:formula="of:=TAN(RADIANS([.AK$1]))*TAN(RADIANS([.$A56]))" office:value-type="float" office:value="0.420802182493032" calcext:value-type="float">
            <text:p>0.421</text:p>
          </table:table-cell>
          <table:table-cell table:formula="of:=COS(RADIANS([.AL$1]))*COS(RADIANS([.$A56]))" office:value-type="float" office:value="0.559016994374947" calcext:value-type="float">
            <text:p>0.559</text:p>
          </table:table-cell>
          <table:table-cell table:formula="of:=TAN(RADIANS([.AM$1]))*TAN(RADIANS([.$A56]))" office:value-type="float" office:value="0.447213595499958" calcext:value-type="float">
            <text:p>0.447</text:p>
          </table:table-cell>
          <table:table-cell table:formula="of:=COS(RADIANS([.AN$1]))*COS(RADIANS([.$A56]))" office:value-type="float" office:value="0.555761874505864" calcext:value-type="float">
            <text:p>0.556</text:p>
          </table:table-cell>
          <table:table-cell table:formula="of:=TAN(RADIANS([.AO$1]))*TAN(RADIANS([.$A56]))" office:value-type="float" office:value="0.473926301650885" calcext:value-type="float">
            <text:p>0.474</text:p>
          </table:table-cell>
          <table:table-cell table:formula="of:=COS(RADIANS([.AP$1]))*COS(RADIANS([.$A56]))" office:value-type="float" office:value="0.55233746418602" calcext:value-type="float">
            <text:p>0.552</text:p>
          </table:table-cell>
          <table:table-cell table:formula="of:=TAN(RADIANS([.AQ$1]))*TAN(RADIANS([.$A56]))" office:value-type="float" office:value="0.500962050033658" calcext:value-type="float">
            <text:p>0.501</text:p>
          </table:table-cell>
          <table:table-cell table:formula="of:=COS(RADIANS([.AR$1]))*COS(RADIANS([.$A56]))" office:value-type="float" office:value="0.548744806523972" calcext:value-type="float">
            <text:p>0.549</text:p>
          </table:table-cell>
          <table:table-cell table:formula="of:=TAN(RADIANS([.AS$1]))*TAN(RADIANS([.$A56]))" office:value-type="float" office:value="0.528343517741859" calcext:value-type="float">
            <text:p>0.528</text:p>
          </table:table-cell>
          <table:table-cell table:formula="of:=COS(RADIANS([.AT$1]))*COS(RADIANS([.$A56]))" office:value-type="float" office:value="0.544984995878047" calcext:value-type="float">
            <text:p>0.545</text:p>
          </table:table-cell>
          <table:table-cell table:formula="of:=TAN(RADIANS([.AU$1]))*TAN(RADIANS([.$A56]))" office:value-type="float" office:value="0.556094392635713" calcext:value-type="float">
            <text:p>0.556</text:p>
          </table:table-cell>
          <table:table-cell table:formula="of:=COS(RADIANS([.AV$1]))*COS(RADIANS([.$A56]))" office:value-type="float" office:value="0.541059177522989" calcext:value-type="float">
            <text:p>0.541</text:p>
          </table:table-cell>
          <table:table-cell table:formula="of:=TAN(RADIANS([.AW$1]))*TAN(RADIANS([.$A56]))" office:value-type="float" office:value="0.584239462726224" calcext:value-type="float">
            <text:p>0.5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S(RADIANS([.B$1]))*COS(RADIANS([.$A57]))" office:value-type="float" office:value="0.573576436351046" calcext:value-type="float">
            <text:p>0.574</text:p>
          </table:table-cell>
          <table:table-cell table:formula="of:=TAN(RADIANS([.C$1]))*TAN(RADIANS([.$A57]))" office:value-type="float" office:value="0" calcext:value-type="float">
            <text:p>0.000</text:p>
          </table:table-cell>
          <table:table-cell table:formula="of:=COS(RADIANS([.D$1]))*COS(RADIANS([.$A57]))" office:value-type="float" office:value="0.57348907788161" calcext:value-type="float">
            <text:p>0.573</text:p>
          </table:table-cell>
          <table:table-cell table:formula="of:=TAN(RADIANS([.E$1]))*TAN(RADIANS([.$A57]))" office:value-type="float" office:value="0.0249284161847881" calcext:value-type="float">
            <text:p>0.025</text:p>
          </table:table-cell>
          <table:table-cell table:formula="of:=COS(RADIANS([.F$1]))*COS(RADIANS([.$A57]))" office:value-type="float" office:value="0.573227029083538" calcext:value-type="float">
            <text:p>0.573</text:p>
          </table:table-cell>
          <table:table-cell table:formula="of:=TAN(RADIANS([.G$1]))*TAN(RADIANS([.$A57]))" office:value-type="float" office:value="0.0498720273435404" calcext:value-type="float">
            <text:p>0.050</text:p>
          </table:table-cell>
          <table:table-cell table:formula="of:=COS(RADIANS([.H$1]))*COS(RADIANS([.$A57]))" office:value-type="float" office:value="0.572790369779432" calcext:value-type="float">
            <text:p>0.573</text:p>
          </table:table-cell>
          <table:table-cell table:formula="of:=TAN(RADIANS([.I$1]))*TAN(RADIANS([.$A57]))" office:value-type="float" office:value="0.074846065520856" calcext:value-type="float">
            <text:p>0.075</text:p>
          </table:table-cell>
          <table:table-cell table:formula="of:=COS(RADIANS([.J$1]))*COS(RADIANS([.$A57]))" office:value-type="float" office:value="0.572179232979946" calcext:value-type="float">
            <text:p>0.572</text:p>
          </table:table-cell>
          <table:table-cell table:formula="of:=TAN(RADIANS([.K$1]))*TAN(RADIANS([.$A57]))" office:value-type="float" office:value="0.0998658370949551" calcext:value-type="float">
            <text:p>0.100</text:p>
          </table:table-cell>
          <table:table-cell table:formula="of:=COS(RADIANS([.L$1]))*COS(RADIANS([.$A57]))" office:value-type="float" office:value="0.57139380484327" calcext:value-type="float">
            <text:p>0.571</text:p>
          </table:table-cell>
          <table:table-cell table:formula="of:=TAN(RADIANS([.M$1]))*TAN(RADIANS([.$A57]))" office:value-type="float" office:value="0.12494676042708" calcext:value-type="float">
            <text:p>0.125</text:p>
          </table:table-cell>
          <table:table-cell table:formula="of:=COS(RADIANS([.N$1]))*COS(RADIANS([.$A57]))" office:value-type="float" office:value="0.570434324618422" calcext:value-type="float">
            <text:p>0.570</text:p>
          </table:table-cell>
          <table:table-cell table:formula="of:=TAN(RADIANS([.O$1]))*TAN(RADIANS([.$A57]))" office:value-type="float" office:value="0.15010440409483" calcext:value-type="float">
            <text:p>0.150</text:p>
          </table:table-cell>
          <table:table-cell table:formula="of:=COS(RADIANS([.P$1]))*COS(RADIANS([.$A57]))" office:value-type="float" office:value="0.569301084572374" calcext:value-type="float">
            <text:p>0.569</text:p>
          </table:table-cell>
          <table:table-cell table:formula="of:=TAN(RADIANS([.Q$1]))*TAN(RADIANS([.$A57]))" office:value-type="float" office:value="0.175354525912189" calcext:value-type="float">
            <text:p>0.175</text:p>
          </table:table-cell>
          <table:table-cell table:formula="of:=COS(RADIANS([.R$1]))*COS(RADIANS([.$A57]))" office:value-type="float" office:value="0.567994429901023" calcext:value-type="float">
            <text:p>0.568</text:p>
          </table:table-cell>
          <table:table-cell table:formula="of:=TAN(RADIANS([.S$1]))*TAN(RADIANS([.$A57]))" office:value-type="float" office:value="0.200713112946093" calcext:value-type="float">
            <text:p>0.201</text:p>
          </table:table-cell>
          <table:table-cell table:formula="of:=COS(RADIANS([.T$1]))*COS(RADIANS([.$A57]))" office:value-type="float" office:value="0.566514758624037" calcext:value-type="float">
            <text:p>0.567</text:p>
          </table:table-cell>
          <table:table-cell table:formula="of:=TAN(RADIANS([.U$1]))*TAN(RADIANS([.$A57]))" office:value-type="float" office:value="0.226196422748452" calcext:value-type="float">
            <text:p>0.226</text:p>
          </table:table-cell>
          <table:table-cell table:formula="of:=COS(RADIANS([.V$1]))*COS(RADIANS([.$A57]))" office:value-type="float" office:value="0.564862521463623" calcext:value-type="float">
            <text:p>0.565</text:p>
          </table:table-cell>
          <table:table-cell table:formula="of:=TAN(RADIANS([.W$1]))*TAN(RADIANS([.$A57]))" office:value-type="float" office:value="0.25182102603365" calcext:value-type="float">
            <text:p>0.252</text:p>
          </table:table-cell>
          <table:table-cell table:formula="of:=COS(RADIANS([.X$1]))*COS(RADIANS([.$A57]))" office:value-type="float" office:value="0.563038221707226" calcext:value-type="float">
            <text:p>0.563</text:p>
          </table:table-cell>
          <table:table-cell table:formula="of:=TAN(RADIANS([.Y$1]))*TAN(RADIANS([.$A57]))" office:value-type="float" office:value="0.277603851044949" calcext:value-type="float">
            <text:p>0.278</text:p>
          </table:table-cell>
          <table:table-cell table:formula="of:=COS(RADIANS([.Z$1]))*COS(RADIANS([.$A57]))" office:value-type="float" office:value="0.561042415054222" calcext:value-type="float">
            <text:p>0.561</text:p>
          </table:table-cell>
          <table:table-cell table:formula="of:=TAN(RADIANS([.AA$1]))*TAN(RADIANS([.$A57]))" office:value-type="float" office:value="0.303562229868999" calcext:value-type="float">
            <text:p>0.304</text:p>
          </table:table-cell>
          <table:table-cell table:formula="of:=COS(RADIANS([.AB$1]))*COS(RADIANS([.$A57]))" office:value-type="float" office:value="0.558875709446653" calcext:value-type="float">
            <text:p>0.559</text:p>
          </table:table-cell>
          <table:table-cell table:formula="of:=TAN(RADIANS([.AC$1]))*TAN(RADIANS([.$A57]))" office:value-type="float" office:value="0.32971394697613" calcext:value-type="float">
            <text:p>0.330</text:p>
          </table:table-cell>
          <table:table-cell table:formula="of:=COS(RADIANS([.AD$1]))*COS(RADIANS([.$A57]))" office:value-type="float" office:value="0.556538764884036" calcext:value-type="float">
            <text:p>0.557</text:p>
          </table:table-cell>
          <table:table-cell table:formula="of:=TAN(RADIANS([.AE$1]))*TAN(RADIANS([.$A57]))" office:value-type="float" office:value="0.356077290285481" calcext:value-type="float">
            <text:p>0.356</text:p>
          </table:table-cell>
          <table:table-cell table:formula="of:=COS(RADIANS([.AF$1]))*COS(RADIANS([.$A57]))" office:value-type="float" office:value="0.554032293222323" calcext:value-type="float">
            <text:p>0.554</text:p>
          </table:table-cell>
          <table:table-cell table:formula="of:=TAN(RADIANS([.AG$1]))*TAN(RADIANS([.$A57]))" office:value-type="float" office:value="0.382671105078667" calcext:value-type="float">
            <text:p>0.383</text:p>
          </table:table-cell>
          <table:table-cell table:formula="of:=COS(RADIANS([.AH$1]))*COS(RADIANS([.$A57]))" office:value-type="float" office:value="0.551357057957064" calcext:value-type="float">
            <text:p>0.551</text:p>
          </table:table-cell>
          <table:table-cell table:formula="of:=TAN(RADIANS([.AI$1]))*TAN(RADIANS([.$A57]))" office:value-type="float" office:value="0.40951485111394" calcext:value-type="float">
            <text:p>0.410</text:p>
          </table:table-cell>
          <table:table-cell table:formula="of:=COS(RADIANS([.AJ$1]))*COS(RADIANS([.$A57]))" office:value-type="float" office:value="0.548513873990835" calcext:value-type="float">
            <text:p>0.549</text:p>
          </table:table-cell>
          <table:table-cell table:formula="of:=TAN(RADIANS([.AK$1]))*TAN(RADIANS([.$A57]))" office:value-type="float" office:value="0.436628663325094" calcext:value-type="float">
            <text:p>0.437</text:p>
          </table:table-cell>
          <table:table-cell table:formula="of:=COS(RADIANS([.AL$1]))*COS(RADIANS([.$A57]))" office:value-type="float" office:value="0.545503607385015" calcext:value-type="float">
            <text:p>0.546</text:p>
          </table:table-cell>
          <table:table-cell table:formula="of:=TAN(RADIANS([.AM$1]))*TAN(RADIANS([.$A57]))" office:value-type="float" office:value="0.464033416526278" calcext:value-type="float">
            <text:p>0.464</text:p>
          </table:table-cell>
          <table:table-cell table:formula="of:=COS(RADIANS([.AN$1]))*COS(RADIANS([.$A57]))" office:value-type="float" office:value="0.542327175095973" calcext:value-type="float">
            <text:p>0.542</text:p>
          </table:table-cell>
          <table:table-cell table:formula="of:=TAN(RADIANS([.AO$1]))*TAN(RADIANS([.$A57]))" office:value-type="float" office:value="0.491750794585905" calcext:value-type="float">
            <text:p>0.492</text:p>
          </table:table-cell>
          <table:table-cell table:formula="of:=COS(RADIANS([.AP$1]))*COS(RADIANS([.$A57]))" office:value-type="float" office:value="0.538985544695756" calcext:value-type="float">
            <text:p>0.539</text:p>
          </table:table-cell>
          <table:table-cell table:formula="of:=TAN(RADIANS([.AQ$1]))*TAN(RADIANS([.$A57]))" office:value-type="float" office:value="0.519803364580737" calcext:value-type="float">
            <text:p>0.520</text:p>
          </table:table-cell>
          <table:table-cell table:formula="of:=COS(RADIANS([.AR$1]))*COS(RADIANS([.$A57]))" office:value-type="float" office:value="0.535479734077355" calcext:value-type="float">
            <text:p>0.535</text:p>
          </table:table-cell>
          <table:table-cell table:formula="of:=TAN(RADIANS([.AS$1]))*TAN(RADIANS([.$A57]))" office:value-type="float" office:value="0.548214656495814" calcext:value-type="float">
            <text:p>0.548</text:p>
          </table:table-cell>
          <table:table-cell table:formula="of:=COS(RADIANS([.AT$1]))*COS(RADIANS([.$A57]))" office:value-type="float" office:value="0.531810811144644" calcext:value-type="float">
            <text:p>0.532</text:p>
          </table:table-cell>
          <table:table-cell table:formula="of:=TAN(RADIANS([.AU$1]))*TAN(RADIANS([.$A57]))" office:value-type="float" office:value="0.577009249098019" calcext:value-type="float">
            <text:p>0.577</text:p>
          </table:table-cell>
          <table:table-cell table:formula="of:=COS(RADIANS([.AV$1]))*COS(RADIANS([.$A57]))" office:value-type="float" office:value="0.527979893487093" calcext:value-type="float">
            <text:p>0.528</text:p>
          </table:table-cell>
          <table:table-cell table:formula="of:=TAN(RADIANS([.AW$1]))*TAN(RADIANS([.$A57]))" office:value-type="float" office:value="0.606212862681972" calcext:value-type="float">
            <text:p>0.6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S(RADIANS([.B$1]))*COS(RADIANS([.$A58]))" office:value-type="float" office:value="0.559192903470747" calcext:value-type="float">
            <text:p>0.559</text:p>
          </table:table-cell>
          <table:table-cell table:formula="of:=TAN(RADIANS([.C$1]))*TAN(RADIANS([.$A58]))" office:value-type="float" office:value="0" calcext:value-type="float">
            <text:p>0.000</text:p>
          </table:table-cell>
          <table:table-cell table:formula="of:=COS(RADIANS([.D$1]))*COS(RADIANS([.$A58]))" office:value-type="float" office:value="0.559107735683037" calcext:value-type="float">
            <text:p>0.559</text:p>
          </table:table-cell>
          <table:table-cell table:formula="of:=TAN(RADIANS([.E$1]))*TAN(RADIANS([.$A58]))" office:value-type="float" office:value="0.025878197965431" calcext:value-type="float">
            <text:p>0.026</text:p>
          </table:table-cell>
          <table:table-cell table:formula="of:=COS(RADIANS([.F$1]))*COS(RADIANS([.$A58]))" office:value-type="float" office:value="0.558852258262839" calcext:value-type="float">
            <text:p>0.559</text:p>
          </table:table-cell>
          <table:table-cell table:formula="of:=TAN(RADIANS([.G$1]))*TAN(RADIANS([.$A58]))" office:value-type="float" office:value="0.0517721698388957" calcext:value-type="float">
            <text:p>0.052</text:p>
          </table:table-cell>
          <table:table-cell table:formula="of:=COS(RADIANS([.H$1]))*COS(RADIANS([.$A58]))" office:value-type="float" office:value="0.558426549031051" calcext:value-type="float">
            <text:p>0.558</text:p>
          </table:table-cell>
          <table:table-cell table:formula="of:=TAN(RADIANS([.I$1]))*TAN(RADIANS([.$A58]))" office:value-type="float" office:value="0.0776977280114675" calcext:value-type="float">
            <text:p>0.078</text:p>
          </table:table-cell>
          <table:table-cell table:formula="of:=COS(RADIANS([.J$1]))*COS(RADIANS([.$A58]))" office:value-type="float" office:value="0.557830737662829" calcext:value-type="float">
            <text:p>0.558</text:p>
          </table:table-cell>
          <table:table-cell table:formula="of:=TAN(RADIANS([.K$1]))*TAN(RADIANS([.$A58]))" office:value-type="float" office:value="0.103670762039979" calcext:value-type="float">
            <text:p>0.104</text:p>
          </table:table-cell>
          <table:table-cell table:formula="of:=COS(RADIANS([.L$1]))*COS(RADIANS([.$A58]))" office:value-type="float" office:value="0.557065005648087" calcext:value-type="float">
            <text:p>0.557</text:p>
          </table:table-cell>
          <table:table-cell table:formula="of:=TAN(RADIANS([.M$1]))*TAN(RADIANS([.$A58]))" office:value-type="float" office:value="0.129707277730879" calcext:value-type="float">
            <text:p>0.130</text:p>
          </table:table-cell>
          <table:table-cell table:formula="of:=COS(RADIANS([.N$1]))*COS(RADIANS([.$A58]))" office:value-type="float" office:value="0.556129586236215" calcext:value-type="float">
            <text:p>0.556</text:p>
          </table:table-cell>
          <table:table-cell table:formula="of:=TAN(RADIANS([.O$1]))*TAN(RADIANS([.$A58]))" office:value-type="float" office:value="0.155823436830272" calcext:value-type="float">
            <text:p>0.156</text:p>
          </table:table-cell>
          <table:table-cell table:formula="of:=COS(RADIANS([.P$1]))*COS(RADIANS([.$A58]))" office:value-type="float" office:value="0.555024764365027" calcext:value-type="float">
            <text:p>0.555</text:p>
          </table:table-cell>
          <table:table-cell table:formula="of:=TAN(RADIANS([.Q$1]))*TAN(RADIANS([.$A58]))" office:value-type="float" office:value="0.182035597530622" calcext:value-type="float">
            <text:p>0.182</text:p>
          </table:table-cell>
          <table:table-cell table:formula="of:=COS(RADIANS([.R$1]))*COS(RADIANS([.$A58]))" office:value-type="float" office:value="0.553750876573968" calcext:value-type="float">
            <text:p>0.554</text:p>
          </table:table-cell>
          <table:table-cell table:formula="of:=TAN(RADIANS([.S$1]))*TAN(RADIANS([.$A58]))" office:value-type="float" office:value="0.208360356011966" calcext:value-type="float">
            <text:p>0.208</text:p>
          </table:table-cell>
          <table:table-cell table:formula="of:=COS(RADIANS([.T$1]))*COS(RADIANS([.$A58]))" office:value-type="float" office:value="0.552308310901599" calcext:value-type="float">
            <text:p>0.552</text:p>
          </table:table-cell>
          <table:table-cell table:formula="of:=TAN(RADIANS([.U$1]))*TAN(RADIANS([.$A58]))" office:value-type="float" office:value="0.234814589244893" calcext:value-type="float">
            <text:p>0.235</text:p>
          </table:table-cell>
          <table:table-cell table:formula="of:=COS(RADIANS([.V$1]))*COS(RADIANS([.$A58]))" office:value-type="float" office:value="0.550697506767399" calcext:value-type="float">
            <text:p>0.551</text:p>
          </table:table-cell>
          <table:table-cell table:formula="of:=TAN(RADIANS([.W$1]))*TAN(RADIANS([.$A58]))" office:value-type="float" office:value="0.261415499294069" calcext:value-type="float">
            <text:p>0.261</text:p>
          </table:table-cell>
          <table:table-cell table:formula="of:=COS(RADIANS([.X$1]))*COS(RADIANS([.$A58]))" office:value-type="float" office:value="0.548918954837911" calcext:value-type="float">
            <text:p>0.549</text:p>
          </table:table-cell>
          <table:table-cell table:formula="of:=TAN(RADIANS([.Y$1]))*TAN(RADIANS([.$A58]))" office:value-type="float" office:value="0.288180659375022" calcext:value-type="float">
            <text:p>0.288</text:p>
          </table:table-cell>
          <table:table-cell table:formula="of:=COS(RADIANS([.Z$1]))*COS(RADIANS([.$A58]))" office:value-type="float" office:value="0.546973196877282" calcext:value-type="float">
            <text:p>0.547</text:p>
          </table:table-cell>
          <table:table-cell table:formula="of:=TAN(RADIANS([.AA$1]))*TAN(RADIANS([.$A58]))" office:value-type="float" office:value="0.315128061933246" calcext:value-type="float">
            <text:p>0.315</text:p>
          </table:table-cell>
          <table:table-cell table:formula="of:=COS(RADIANS([.AB$1]))*COS(RADIANS([.$A58]))" office:value-type="float" office:value="0.544860825582235" calcext:value-type="float">
            <text:p>0.545</text:p>
          </table:table-cell>
          <table:table-cell table:formula="of:=TAN(RADIANS([.AC$1]))*TAN(RADIANS([.$A58]))" office:value-type="float" office:value="0.342276169033899" calcext:value-type="float">
            <text:p>0.342</text:p>
          </table:table-cell>
          <table:table-cell table:formula="of:=COS(RADIANS([.AD$1]))*COS(RADIANS([.$A58]))" office:value-type="float" office:value="0.542582484401531" calcext:value-type="float">
            <text:p>0.543</text:p>
          </table:table-cell>
          <table:table-cell table:formula="of:=TAN(RADIANS([.AE$1]))*TAN(RADIANS([.$A58]))" office:value-type="float" office:value="0.369643965372533" calcext:value-type="float">
            <text:p>0.370</text:p>
          </table:table-cell>
          <table:table-cell table:formula="of:=COS(RADIANS([.AF$1]))*COS(RADIANS([.$A58]))" office:value-type="float" office:value="0.540138867339964" calcext:value-type="float">
            <text:p>0.540</text:p>
          </table:table-cell>
          <table:table-cell table:formula="of:=TAN(RADIANS([.AG$1]))*TAN(RADIANS([.$A58]))" office:value-type="float" office:value="0.397251014242892" calcext:value-type="float">
            <text:p>0.397</text:p>
          </table:table-cell>
          <table:table-cell table:formula="of:=COS(RADIANS([.AH$1]))*COS(RADIANS([.$A58]))" office:value-type="float" office:value="0.537530718746963" calcext:value-type="float">
            <text:p>0.538</text:p>
          </table:table-cell>
          <table:table-cell table:formula="of:=TAN(RADIANS([.AI$1]))*TAN(RADIANS([.$A58]))" office:value-type="float" office:value="0.425117516827138" calcext:value-type="float">
            <text:p>0.425</text:p>
          </table:table-cell>
          <table:table-cell table:formula="of:=COS(RADIANS([.AJ$1]))*COS(RADIANS([.$A58]))" office:value-type="float" office:value="0.534758833089854" calcext:value-type="float">
            <text:p>0.535</text:p>
          </table:table-cell>
          <table:table-cell table:formula="of:=TAN(RADIANS([.AK$1]))*TAN(RADIANS([.$A58]))" office:value-type="float" office:value="0.453264375207412" calcext:value-type="float">
            <text:p>0.453</text:p>
          </table:table-cell>
          <table:table-cell table:formula="of:=COS(RADIANS([.AL$1]))*COS(RADIANS([.$A58]))" office:value-type="float" office:value="0.531824054711861" calcext:value-type="float">
            <text:p>0.532</text:p>
          </table:table-cell>
          <table:table-cell table:formula="of:=TAN(RADIANS([.AM$1]))*TAN(RADIANS([.$A58]))" office:value-type="float" office:value="0.481713259535923" calcext:value-type="float">
            <text:p>0.482</text:p>
          </table:table-cell>
          <table:table-cell table:formula="of:=COS(RADIANS([.AN$1]))*COS(RADIANS([.$A58]))" office:value-type="float" office:value="0.528727277574907" calcext:value-type="float">
            <text:p>0.529</text:p>
          </table:table-cell>
          <table:table-cell table:formula="of:=TAN(RADIANS([.AO$1]))*TAN(RADIANS([.$A58]))" office:value-type="float" office:value="0.510486679844406" calcext:value-type="float">
            <text:p>0.510</text:p>
          </table:table-cell>
          <table:table-cell table:formula="of:=COS(RADIANS([.AP$1]))*COS(RADIANS([.$A58]))" office:value-type="float" office:value="0.525469444987307" calcext:value-type="float">
            <text:p>0.525</text:p>
          </table:table-cell>
          <table:table-cell table:formula="of:=TAN(RADIANS([.AQ$1]))*TAN(RADIANS([.$A58]))" office:value-type="float" office:value="0.53960806302351" calcext:value-type="float">
            <text:p>0.540</text:p>
          </table:table-cell>
          <table:table-cell table:formula="of:=COS(RADIANS([.AR$1]))*COS(RADIANS([.$A58]))" office:value-type="float" office:value="0.522051549316428" calcext:value-type="float">
            <text:p>0.522</text:p>
          </table:table-cell>
          <table:table-cell table:formula="of:=TAN(RADIANS([.AS$1]))*TAN(RADIANS([.$A58]))" office:value-type="float" office:value="0.569101835559315" calcext:value-type="float">
            <text:p>0.569</text:p>
          </table:table-cell>
          <table:table-cell table:formula="of:=COS(RADIANS([.AT$1]))*COS(RADIANS([.$A58]))" office:value-type="float" office:value="0.518474631686401" calcext:value-type="float">
            <text:p>0.518</text:p>
          </table:table-cell>
          <table:table-cell table:formula="of:=TAN(RADIANS([.AU$1]))*TAN(RADIANS([.$A58]))" office:value-type="float" office:value="0.598993512678717" calcext:value-type="float">
            <text:p>0.599</text:p>
          </table:table-cell>
          <table:table-cell table:formula="of:=COS(RADIANS([.AV$1]))*COS(RADIANS([.$A58]))" office:value-type="float" office:value="0.514739781660984" calcext:value-type="float">
            <text:p>0.515</text:p>
          </table:table-cell>
          <table:table-cell table:formula="of:=TAN(RADIANS([.AW$1]))*TAN(RADIANS([.$A58]))" office:value-type="float" office:value="0.629309794628979" calcext:value-type="float">
            <text:p>0.6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S(RADIANS([.B$1]))*COS(RADIANS([.$A59]))" office:value-type="float" office:value="0.544639035015027" calcext:value-type="float">
            <text:p>0.545</text:p>
          </table:table-cell>
          <table:table-cell table:formula="of:=TAN(RADIANS([.C$1]))*TAN(RADIANS([.$A59]))" office:value-type="float" office:value="0" calcext:value-type="float">
            <text:p>0.000</text:p>
          </table:table-cell>
          <table:table-cell table:formula="of:=COS(RADIANS([.D$1]))*COS(RADIANS([.$A59]))" office:value-type="float" office:value="0.544556083851976" calcext:value-type="float">
            <text:p>0.545</text:p>
          </table:table-cell>
          <table:table-cell table:formula="of:=TAN(RADIANS([.E$1]))*TAN(RADIANS([.$A59]))" office:value-type="float" office:value="0.026878442924071" calcext:value-type="float">
            <text:p>0.027</text:p>
          </table:table-cell>
          <table:table-cell table:formula="of:=COS(RADIANS([.F$1]))*COS(RADIANS([.$A59]))" office:value-type="float" office:value="0.54430725563055" calcext:value-type="float">
            <text:p>0.544</text:p>
          </table:table-cell>
          <table:table-cell table:formula="of:=TAN(RADIANS([.G$1]))*TAN(RADIANS([.$A59]))" office:value-type="float" office:value="0.0537732694497875" calcext:value-type="float">
            <text:p>0.054</text:p>
          </table:table-cell>
          <table:table-cell table:formula="of:=COS(RADIANS([.H$1]))*COS(RADIANS([.$A59]))" office:value-type="float" office:value="0.543892626146237" calcext:value-type="float">
            <text:p>0.544</text:p>
          </table:table-cell>
          <table:table-cell table:formula="of:=TAN(RADIANS([.I$1]))*TAN(RADIANS([.$A59]))" office:value-type="float" office:value="0.0807009031492829" calcext:value-type="float">
            <text:p>0.081</text:p>
          </table:table-cell>
          <table:table-cell table:formula="of:=COS(RADIANS([.J$1]))*COS(RADIANS([.$A59]))" office:value-type="float" office:value="0.543312321699193" calcext:value-type="float">
            <text:p>0.543</text:p>
          </table:table-cell>
          <table:table-cell table:formula="of:=TAN(RADIANS([.K$1]))*TAN(RADIANS([.$A59]))" office:value-type="float" office:value="0.107677847743063" calcext:value-type="float">
            <text:p>0.108</text:p>
          </table:table-cell>
          <table:table-cell table:formula="of:=COS(RADIANS([.L$1]))*COS(RADIANS([.$A59]))" office:value-type="float" office:value="0.542566519055775" calcext:value-type="float">
            <text:p>0.543</text:p>
          </table:table-cell>
          <table:table-cell table:formula="of:=TAN(RADIANS([.M$1]))*TAN(RADIANS([.$A59]))" office:value-type="float" office:value="0.134720727694533" calcext:value-type="float">
            <text:p>0.135</text:p>
          </table:table-cell>
          <table:table-cell table:formula="of:=COS(RADIANS([.N$1]))*COS(RADIANS([.$A59]))" office:value-type="float" office:value="0.541655445394692" calcext:value-type="float">
            <text:p>0.542</text:p>
          </table:table-cell>
          <table:table-cell table:formula="of:=TAN(RADIANS([.O$1]))*TAN(RADIANS([.$A59]))" office:value-type="float" office:value="0.16184632943414" calcext:value-type="float">
            <text:p>0.162</text:p>
          </table:table-cell>
          <table:table-cell table:formula="of:=COS(RADIANS([.P$1]))*COS(RADIANS([.$A59]))" office:value-type="float" office:value="0.540579378237808" calcext:value-type="float">
            <text:p>0.541</text:p>
          </table:table-cell>
          <table:table-cell table:formula="of:=TAN(RADIANS([.Q$1]))*TAN(RADIANS([.$A59]))" office:value-type="float" office:value="0.189071643431741" calcext:value-type="float">
            <text:p>0.189</text:p>
          </table:table-cell>
          <table:table-cell table:formula="of:=COS(RADIANS([.R$1]))*COS(RADIANS([.$A59]))" office:value-type="float" office:value="0.539338645365604" calcext:value-type="float">
            <text:p>0.539</text:p>
          </table:table-cell>
          <table:table-cell table:formula="of:=TAN(RADIANS([.S$1]))*TAN(RADIANS([.$A59]))" office:value-type="float" office:value="0.216413907343469" calcext:value-type="float">
            <text:p>0.216</text:p>
          </table:table-cell>
          <table:table-cell table:formula="of:=COS(RADIANS([.T$1]))*COS(RADIANS([.$A59]))" office:value-type="float" office:value="0.537933624717329" calcext:value-type="float">
            <text:p>0.538</text:p>
          </table:table-cell>
          <table:table-cell table:formula="of:=TAN(RADIANS([.U$1]))*TAN(RADIANS([.$A59]))" office:value-type="float" office:value="0.243890650469135" calcext:value-type="float">
            <text:p>0.244</text:p>
          </table:table-cell>
          <table:table-cell table:formula="of:=COS(RADIANS([.V$1]))*COS(RADIANS([.$A59]))" office:value-type="float" office:value="0.536364744275886" calcext:value-type="float">
            <text:p>0.536</text:p>
          </table:table-cell>
          <table:table-cell table:formula="of:=TAN(RADIANS([.W$1]))*TAN(RADIANS([.$A59]))" office:value-type="float" office:value="0.271519739768175" calcext:value-type="float">
            <text:p>0.272</text:p>
          </table:table-cell>
          <table:table-cell table:formula="of:=COS(RADIANS([.X$1]))*COS(RADIANS([.$A59]))" office:value-type="float" office:value="0.534632481937455" calcext:value-type="float">
            <text:p>0.535</text:p>
          </table:table-cell>
          <table:table-cell table:formula="of:=TAN(RADIANS([.Y$1]))*TAN(RADIANS([.$A59]))" office:value-type="float" office:value="0.29931942769662" calcext:value-type="float">
            <text:p>0.299</text:p>
          </table:table-cell>
          <table:table-cell table:formula="of:=COS(RADIANS([.Z$1]))*COS(RADIANS([.$A59]))" office:value-type="float" office:value="0.532737365365924" calcext:value-type="float">
            <text:p>0.533</text:p>
          </table:table-cell>
          <table:table-cell table:formula="of:=TAN(RADIANS([.AA$1]))*TAN(RADIANS([.$A59]))" office:value-type="float" office:value="0.327308402144561" calcext:value-type="float">
            <text:p>0.327</text:p>
          </table:table-cell>
          <table:table-cell table:formula="of:=COS(RADIANS([.AB$1]))*COS(RADIANS([.$A59]))" office:value-type="float" office:value="0.53067997183216" calcext:value-type="float">
            <text:p>0.531</text:p>
          </table:table-cell>
          <table:table-cell table:formula="of:=TAN(RADIANS([.AC$1]))*TAN(RADIANS([.$A59]))" office:value-type="float" office:value="0.355505838773503" calcext:value-type="float">
            <text:p>0.356</text:p>
          </table:table-cell>
          <table:table-cell table:formula="of:=COS(RADIANS([.AD$1]))*COS(RADIANS([.$A59]))" office:value-type="float" office:value="0.528460928038164" calcext:value-type="float">
            <text:p>0.528</text:p>
          </table:table-cell>
          <table:table-cell table:formula="of:=TAN(RADIANS([.AE$1]))*TAN(RADIANS([.$A59]))" office:value-type="float" office:value="0.383931456076077" calcext:value-type="float">
            <text:p>0.384</text:p>
          </table:table-cell>
          <table:table-cell table:formula="of:=COS(RADIANS([.AF$1]))*COS(RADIANS([.$A59]))" office:value-type="float" office:value="0.526080909926171" calcext:value-type="float">
            <text:p>0.526</text:p>
          </table:table-cell>
          <table:table-cell table:formula="of:=TAN(RADIANS([.AG$1]))*TAN(RADIANS([.$A59]))" office:value-type="float" office:value="0.412605573507097" calcext:value-type="float">
            <text:p>0.413</text:p>
          </table:table-cell>
          <table:table-cell table:formula="of:=COS(RADIANS([.AH$1]))*COS(RADIANS([.$A59]))" office:value-type="float" office:value="0.523540642472754" calcext:value-type="float">
            <text:p>0.524</text:p>
          </table:table-cell>
          <table:table-cell table:formula="of:=TAN(RADIANS([.AI$1]))*TAN(RADIANS([.$A59]))" office:value-type="float" office:value="0.441549173065485" calcext:value-type="float">
            <text:p>0.442</text:p>
          </table:table-cell>
          <table:table-cell table:formula="of:=COS(RADIANS([.AJ$1]))*COS(RADIANS([.$A59]))" office:value-type="float" office:value="0.520840899467989" calcext:value-type="float">
            <text:p>0.521</text:p>
          </table:table-cell>
          <table:table-cell table:formula="of:=TAN(RADIANS([.AK$1]))*TAN(RADIANS([.$A59]))" office:value-type="float" office:value="0.470783964741348" calcext:value-type="float">
            <text:p>0.471</text:p>
          </table:table-cell>
          <table:table-cell table:formula="of:=COS(RADIANS([.AL$1]))*COS(RADIANS([.$A59]))" office:value-type="float" office:value="0.517982503279746" calcext:value-type="float">
            <text:p>0.518</text:p>
          </table:table-cell>
          <table:table-cell table:formula="of:=TAN(RADIANS([.AM$1]))*TAN(RADIANS([.$A59]))" office:value-type="float" office:value="0.50033245628233" calcext:value-type="float">
            <text:p>0.500</text:p>
          </table:table-cell>
          <table:table-cell table:formula="of:=COS(RADIANS([.AN$1]))*COS(RADIANS([.$A59]))" office:value-type="float" office:value="0.514966324603195" calcext:value-type="float">
            <text:p>0.515</text:p>
          </table:table-cell>
          <table:table-cell table:formula="of:=TAN(RADIANS([.AO$1]))*TAN(RADIANS([.$A59]))" office:value-type="float" office:value="0.530218027778652" calcext:value-type="float">
            <text:p>0.530</text:p>
          </table:table-cell>
          <table:table-cell table:formula="of:=COS(RADIANS([.AP$1]))*COS(RADIANS([.$A59]))" office:value-type="float" office:value="0.511793282195579" calcext:value-type="float">
            <text:p>0.512</text:p>
          </table:table-cell>
          <table:table-cell table:formula="of:=TAN(RADIANS([.AQ$1]))*TAN(RADIANS([.$A59]))" office:value-type="float" office:value="0.560465011617911" calcext:value-type="float">
            <text:p>0.560</text:p>
          </table:table-cell>
          <table:table-cell table:formula="of:=COS(RADIANS([.AR$1]))*COS(RADIANS([.$A59]))" office:value-type="float" office:value="0.508464342596354" calcext:value-type="float">
            <text:p>0.508</text:p>
          </table:table-cell>
          <table:table-cell table:formula="of:=TAN(RADIANS([.AS$1]))*TAN(RADIANS([.$A59]))" office:value-type="float" office:value="0.59109877841953" calcext:value-type="float">
            <text:p>0.591</text:p>
          </table:table-cell>
          <table:table-cell table:formula="of:=COS(RADIANS([.AT$1]))*COS(RADIANS([.$A59]))" office:value-type="float" office:value="0.504980519832768" calcext:value-type="float">
            <text:p>0.505</text:p>
          </table:table-cell>
          <table:table-cell table:formula="of:=TAN(RADIANS([.AU$1]))*TAN(RADIANS([.$A59]))" office:value-type="float" office:value="0.622145829625796" calcext:value-type="float">
            <text:p>0.622</text:p>
          </table:table-cell>
          <table:table-cell table:formula="of:=COS(RADIANS([.AV$1]))*COS(RADIANS([.$A59]))" office:value-type="float" office:value="0.501342875110986" calcext:value-type="float">
            <text:p>0.501</text:p>
          </table:table-cell>
          <table:table-cell table:formula="of:=TAN(RADIANS([.AW$1]))*TAN(RADIANS([.$A59]))" office:value-type="float" office:value="0.653633897502805" calcext:value-type="float">
            <text:p>0.6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S(RADIANS([.B$1]))*COS(RADIANS([.$A60]))" office:value-type="float" office:value="0.529919264233205" calcext:value-type="float">
            <text:p>0.530</text:p>
          </table:table-cell>
          <table:table-cell table:formula="of:=TAN(RADIANS([.C$1]))*TAN(RADIANS([.$A60]))" office:value-type="float" office:value="0" calcext:value-type="float">
            <text:p>0.000</text:p>
          </table:table-cell>
          <table:table-cell table:formula="of:=COS(RADIANS([.D$1]))*COS(RADIANS([.$A60]))" office:value-type="float" office:value="0.529838554962541" calcext:value-type="float">
            <text:p>0.530</text:p>
          </table:table-cell>
          <table:table-cell table:formula="of:=TAN(RADIANS([.E$1]))*TAN(RADIANS([.$A60]))" office:value-type="float" office:value="0.02793394311128" calcext:value-type="float">
            <text:p>0.028</text:p>
          </table:table-cell>
          <table:table-cell table:formula="of:=COS(RADIANS([.F$1]))*COS(RADIANS([.$A60]))" office:value-type="float" office:value="0.529596451735373" calcext:value-type="float">
            <text:p>0.530</text:p>
          </table:table-cell>
          <table:table-cell table:formula="of:=TAN(RADIANS([.G$1]))*TAN(RADIANS([.$A60]))" office:value-type="float" office:value="0.0558849131983272" calcext:value-type="float">
            <text:p>0.056</text:p>
          </table:table-cell>
          <table:table-cell table:formula="of:=COS(RADIANS([.H$1]))*COS(RADIANS([.$A60]))" office:value-type="float" office:value="0.529193028298691" calcext:value-type="float">
            <text:p>0.529</text:p>
          </table:table-cell>
          <table:table-cell table:formula="of:=TAN(RADIANS([.I$1]))*TAN(RADIANS([.$A60]))" office:value-type="float" office:value="0.0838699787770131" calcext:value-type="float">
            <text:p>0.084</text:p>
          </table:table-cell>
          <table:table-cell table:formula="of:=COS(RADIANS([.J$1]))*COS(RADIANS([.$A60]))" office:value-type="float" office:value="0.528628407539182" calcext:value-type="float">
            <text:p>0.529</text:p>
          </table:table-cell>
          <table:table-cell table:formula="of:=TAN(RADIANS([.K$1]))*TAN(RADIANS([.$A60]))" office:value-type="float" office:value="0.11190629165896" calcext:value-type="float">
            <text:p>0.112</text:p>
          </table:table-cell>
          <table:table-cell table:formula="of:=COS(RADIANS([.L$1]))*COS(RADIANS([.$A60]))" office:value-type="float" office:value="0.527902761445797" calcext:value-type="float">
            <text:p>0.528</text:p>
          </table:table-cell>
          <table:table-cell table:formula="of:=TAN(RADIANS([.M$1]))*TAN(RADIANS([.$A60]))" office:value-type="float" office:value="0.140011129140191" calcext:value-type="float">
            <text:p>0.140</text:p>
          </table:table-cell>
          <table:table-cell table:formula="of:=COS(RADIANS([.N$1]))*COS(RADIANS([.$A60]))" office:value-type="float" office:value="0.527016311057368" calcext:value-type="float">
            <text:p>0.527</text:p>
          </table:table-cell>
          <table:table-cell table:formula="of:=TAN(RADIANS([.O$1]))*TAN(RADIANS([.$A60]))" office:value-type="float" office:value="0.168201936844116" calcext:value-type="float">
            <text:p>0.168</text:p>
          </table:table-cell>
          <table:table-cell table:formula="of:=COS(RADIANS([.P$1]))*COS(RADIANS([.$A60]))" office:value-type="float" office:value="0.525969326395268" calcext:value-type="float">
            <text:p>0.526</text:p>
          </table:table-cell>
          <table:table-cell table:formula="of:=TAN(RADIANS([.Q$1]))*TAN(RADIANS([.$A60]))" office:value-type="float" office:value="0.196496372446062" calcext:value-type="float">
            <text:p>0.196</text:p>
          </table:table-cell>
          <table:table-cell table:formula="of:=COS(RADIANS([.R$1]))*COS(RADIANS([.$A60]))" office:value-type="float" office:value="0.52476212638117" calcext:value-type="float">
            <text:p>0.525</text:p>
          </table:table-cell>
          <table:table-cell table:formula="of:=TAN(RADIANS([.S$1]))*TAN(RADIANS([.$A60]))" office:value-type="float" office:value="0.224912350514488" calcext:value-type="float">
            <text:p>0.225</text:p>
          </table:table-cell>
          <table:table-cell table:formula="of:=COS(RADIANS([.T$1]))*COS(RADIANS([.$A60]))" office:value-type="float" office:value="0.52339507873989" calcext:value-type="float">
            <text:p>0.523</text:p>
          </table:table-cell>
          <table:table-cell table:formula="of:=TAN(RADIANS([.U$1]))*TAN(RADIANS([.$A60]))" office:value-type="float" office:value="0.253468088714197" calcext:value-type="float">
            <text:p>0.253</text:p>
          </table:table-cell>
          <table:table-cell table:formula="of:=COS(RADIANS([.V$1]))*COS(RADIANS([.$A60]))" office:value-type="float" office:value="0.521868599887385" calcext:value-type="float">
            <text:p>0.522</text:p>
          </table:table-cell>
          <table:table-cell table:formula="of:=TAN(RADIANS([.W$1]))*TAN(RADIANS([.$A60]))" office:value-type="float" office:value="0.282182155629312" calcext:value-type="float">
            <text:p>0.282</text:p>
          </table:table-cell>
          <table:table-cell table:formula="of:=COS(RADIANS([.X$1]))*COS(RADIANS([.$A60]))" office:value-type="float" office:value="0.520183154803899" calcext:value-type="float">
            <text:p>0.520</text:p>
          </table:table-cell>
          <table:table-cell table:formula="of:=TAN(RADIANS([.Y$1]))*TAN(RADIANS([.$A60]))" office:value-type="float" office:value="0.311073520478764" calcext:value-type="float">
            <text:p>0.311</text:p>
          </table:table-cell>
          <table:table-cell table:formula="of:=COS(RADIANS([.Z$1]))*COS(RADIANS([.$A60]))" office:value-type="float" office:value="0.518339256892333" calcext:value-type="float">
            <text:p>0.518</text:p>
          </table:table-cell>
          <table:table-cell table:formula="of:=TAN(RADIANS([.AA$1]))*TAN(RADIANS([.$A60]))" office:value-type="float" office:value="0.34016160501478" calcext:value-type="float">
            <text:p>0.340</text:p>
          </table:table-cell>
          <table:table-cell table:formula="of:=COS(RADIANS([.AB$1]))*COS(RADIANS([.$A60]))" office:value-type="float" office:value="0.516337467821852" calcext:value-type="float">
            <text:p>0.516</text:p>
          </table:table-cell>
          <table:table-cell table:formula="of:=TAN(RADIANS([.AC$1]))*TAN(RADIANS([.$A60]))" office:value-type="float" office:value="0.369466337915487" calcext:value-type="float">
            <text:p>0.369</text:p>
          </table:table-cell>
          <table:table-cell table:formula="of:=COS(RADIANS([.AD$1]))*COS(RADIANS([.$A60]))" office:value-type="float" office:value="0.514178397356799" calcext:value-type="float">
            <text:p>0.514</text:p>
          </table:table-cell>
          <table:table-cell table:formula="of:=TAN(RADIANS([.AE$1]))*TAN(RADIANS([.$A60]))" office:value-type="float" office:value="0.399008212006787" calcext:value-type="float">
            <text:p>0.399</text:p>
          </table:table-cell>
          <table:table-cell table:formula="of:=COS(RADIANS([.AF$1]))*COS(RADIANS([.$A60]))" office:value-type="float" office:value="0.511862703170954" calcext:value-type="float">
            <text:p>0.512</text:p>
          </table:table-cell>
          <table:table-cell table:formula="of:=TAN(RADIANS([.AG$1]))*TAN(RADIANS([.$A60]))" office:value-type="float" office:value="0.428808344676191" calcext:value-type="float">
            <text:p>0.429</text:p>
          </table:table-cell>
          <table:table-cell table:formula="of:=COS(RADIANS([.AH$1]))*COS(RADIANS([.$A60]))" office:value-type="float" office:value="0.509391090647197" calcext:value-type="float">
            <text:p>0.509</text:p>
          </table:table-cell>
          <table:table-cell table:formula="of:=TAN(RADIANS([.AI$1]))*TAN(RADIANS([.$A60]))" office:value-type="float" office:value="0.458888541873016" calcext:value-type="float">
            <text:p>0.459</text:p>
          </table:table-cell>
          <table:table-cell table:formula="of:=COS(RADIANS([.AJ$1]))*COS(RADIANS([.$A60]))" office:value-type="float" office:value="0.506764312662646" calcext:value-type="float">
            <text:p>0.507</text:p>
          </table:table-cell>
          <table:table-cell table:formula="of:=TAN(RADIANS([.AK$1]))*TAN(RADIANS([.$A60]))" office:value-type="float" office:value="0.489271366125545" calcext:value-type="float">
            <text:p>0.489</text:p>
          </table:table-cell>
          <table:table-cell table:formula="of:=COS(RADIANS([.AL$1]))*COS(RADIANS([.$A60]))" office:value-type="float" office:value="0.503983169359323" calcext:value-type="float">
            <text:p>0.504</text:p>
          </table:table-cell>
          <table:table-cell table:formula="of:=TAN(RADIANS([.AM$1]))*TAN(RADIANS([.$A60]))" office:value-type="float" office:value="0.519980209047049" calcext:value-type="float">
            <text:p>0.520</text:p>
          </table:table-cell>
          <table:table-cell table:formula="of:=COS(RADIANS([.AN$1]))*COS(RADIANS([.$A60]))" office:value-type="float" office:value="0.501048507900418" calcext:value-type="float">
            <text:p>0.501</text:p>
          </table:table-cell>
          <table:table-cell table:formula="of:=TAN(RADIANS([.AO$1]))*TAN(RADIANS([.$A60]))" office:value-type="float" office:value="0.551039368849745" calcext:value-type="float">
            <text:p>0.551</text:p>
          </table:table-cell>
          <table:table-cell table:formula="of:=COS(RADIANS([.AP$1]))*COS(RADIANS([.$A60]))" office:value-type="float" office:value="0.497961222212241" calcext:value-type="float">
            <text:p>0.498</text:p>
          </table:table-cell>
          <table:table-cell table:formula="of:=TAN(RADIANS([.AQ$1]))*TAN(RADIANS([.$A60]))" office:value-type="float" office:value="0.582474133439364" calcext:value-type="float">
            <text:p>0.582</text:p>
          </table:table-cell>
          <table:table-cell table:formula="of:=COS(RADIANS([.AR$1]))*COS(RADIANS([.$A60]))" office:value-type="float" office:value="0.494722252711919" calcext:value-type="float">
            <text:p>0.495</text:p>
          </table:table-cell>
          <table:table-cell table:formula="of:=TAN(RADIANS([.AS$1]))*TAN(RADIANS([.$A60]))" office:value-type="float" office:value="0.614310869724199" calcext:value-type="float">
            <text:p>0.614</text:p>
          </table:table-cell>
          <table:table-cell table:formula="of:=COS(RADIANS([.AT$1]))*COS(RADIANS([.$A60]))" office:value-type="float" office:value="0.491332586020939" calcext:value-type="float">
            <text:p>0.491</text:p>
          </table:table-cell>
          <table:table-cell table:formula="of:=TAN(RADIANS([.AU$1]))*TAN(RADIANS([.$A60]))" office:value-type="float" office:value="0.646577119842139" calcext:value-type="float">
            <text:p>0.647</text:p>
          </table:table-cell>
          <table:table-cell table:formula="of:=COS(RADIANS([.AV$1]))*COS(RADIANS([.$A60]))" office:value-type="float" office:value="0.487793254664611" calcext:value-type="float">
            <text:p>0.488</text:p>
          </table:table-cell>
          <table:table-cell table:formula="of:=TAN(RADIANS([.AW$1]))*TAN(RADIANS([.$A60]))" office:value-type="float" office:value="0.679301705088584" calcext:value-type="float">
            <text:p>0.6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S(RADIANS([.B$1]))*COS(RADIANS([.$A61]))" office:value-type="float" office:value="0.515038074910054" calcext:value-type="float">
            <text:p>0.515</text:p>
          </table:table-cell>
          <table:table-cell table:formula="of:=TAN(RADIANS([.C$1]))*TAN(RADIANS([.$A61]))" office:value-type="float" office:value="0" calcext:value-type="float">
            <text:p>0.000</text:p>
          </table:table-cell>
          <table:table-cell table:formula="of:=COS(RADIANS([.D$1]))*COS(RADIANS([.$A61]))" office:value-type="float" office:value="0.514959632116603" calcext:value-type="float">
            <text:p>0.515</text:p>
          </table:table-cell>
          <table:table-cell table:formula="of:=TAN(RADIANS([.E$1]))*TAN(RADIANS([.$A61]))" office:value-type="float" office:value="0.0290501064231286" calcext:value-type="float">
            <text:p>0.029</text:p>
          </table:table-cell>
          <table:table-cell table:formula="of:=COS(RADIANS([.F$1]))*COS(RADIANS([.$A61]))" office:value-type="float" office:value="0.514724327630682" calcext:value-type="float">
            <text:p>0.515</text:p>
          </table:table-cell>
          <table:table-cell table:formula="of:=TAN(RADIANS([.G$1]))*TAN(RADIANS([.$A61]))" office:value-type="float" office:value="0.0581179201730077" calcext:value-type="float">
            <text:p>0.058</text:p>
          </table:table-cell>
          <table:table-cell table:formula="of:=COS(RADIANS([.H$1]))*COS(RADIANS([.$A61]))" office:value-type="float" office:value="0.514332233128319" calcext:value-type="float">
            <text:p>0.514</text:p>
          </table:table-cell>
          <table:table-cell table:formula="of:=TAN(RADIANS([.I$1]))*TAN(RADIANS([.$A61]))" office:value-type="float" office:value="0.08722119177632" calcext:value-type="float">
            <text:p>0.087</text:p>
          </table:table-cell>
          <table:table-cell table:formula="of:=COS(RADIANS([.J$1]))*COS(RADIANS([.$A61]))" office:value-type="float" office:value="0.513783468045297" calcext:value-type="float">
            <text:p>0.514</text:p>
          </table:table-cell>
          <table:table-cell table:formula="of:=TAN(RADIANS([.K$1]))*TAN(RADIANS([.$A61]))" office:value-type="float" office:value="0.116377758383767" calcext:value-type="float">
            <text:p>0.116</text:p>
          </table:table-cell>
          <table:table-cell table:formula="of:=COS(RADIANS([.L$1]))*COS(RADIANS([.$A61]))" office:value-type="float" office:value="0.513078199540775" calcext:value-type="float">
            <text:p>0.513</text:p>
          </table:table-cell>
          <table:table-cell table:formula="of:=TAN(RADIANS([.M$1]))*TAN(RADIANS([.$A61]))" office:value-type="float" office:value="0.145605587644463" calcext:value-type="float">
            <text:p>0.146</text:p>
          </table:table-cell>
          <table:table-cell table:formula="of:=COS(RADIANS([.N$1]))*COS(RADIANS([.$A61]))" office:value-type="float" office:value="0.512216642446374" calcext:value-type="float">
            <text:p>0.512</text:p>
          </table:table-cell>
          <table:table-cell table:formula="of:=TAN(RADIANS([.O$1]))*TAN(RADIANS([.$A61]))" office:value-type="float" office:value="0.174922822260807" calcext:value-type="float">
            <text:p>0.175</text:p>
          </table:table-cell>
          <table:table-cell table:formula="of:=COS(RADIANS([.P$1]))*COS(RADIANS([.$A61]))" office:value-type="float" office:value="0.511199059200729" calcext:value-type="float">
            <text:p>0.511</text:p>
          </table:table-cell>
          <table:table-cell table:formula="of:=TAN(RADIANS([.Q$1]))*TAN(RADIANS([.$A61]))" office:value-type="float" office:value="0.204347825460122" calcext:value-type="float">
            <text:p>0.204</text:p>
          </table:table-cell>
          <table:table-cell table:formula="of:=COS(RADIANS([.R$1]))*COS(RADIANS([.$A61]))" office:value-type="float" office:value="0.510025759769556" calcext:value-type="float">
            <text:p>0.510</text:p>
          </table:table-cell>
          <table:table-cell table:formula="of:=TAN(RADIANS([.S$1]))*TAN(RADIANS([.$A61]))" office:value-type="float" office:value="0.233899227627606" calcext:value-type="float">
            <text:p>0.234</text:p>
          </table:table-cell>
          <table:table-cell table:formula="of:=COS(RADIANS([.T$1]))*COS(RADIANS([.$A61]))" office:value-type="float" office:value="0.508697101551226" calcext:value-type="float">
            <text:p>0.509</text:p>
          </table:table-cell>
          <table:table-cell table:formula="of:=TAN(RADIANS([.U$1]))*TAN(RADIANS([.$A61]))" office:value-type="float" office:value="0.263595974355696" calcext:value-type="float">
            <text:p>0.264</text:p>
          </table:table-cell>
          <table:table-cell table:formula="of:=COS(RADIANS([.V$1]))*COS(RADIANS([.$A61]))" office:value-type="float" office:value="0.507213489267904" calcext:value-type="float">
            <text:p>0.507</text:p>
          </table:table-cell>
          <table:table-cell table:formula="of:=TAN(RADIANS([.W$1]))*TAN(RADIANS([.$A61]))" office:value-type="float" office:value="0.293457376177914" calcext:value-type="float">
            <text:p>0.293</text:p>
          </table:table-cell>
          <table:table-cell table:formula="of:=COS(RADIANS([.X$1]))*COS(RADIANS([.$A61]))" office:value-type="float" office:value="0.505575374842264" calcext:value-type="float">
            <text:p>0.506</text:p>
          </table:table-cell>
          <table:table-cell table:formula="of:=TAN(RADIANS([.Y$1]))*TAN(RADIANS([.$A61]))" office:value-type="float" office:value="0.323503160270856" calcext:value-type="float">
            <text:p>0.324</text:p>
          </table:table-cell>
          <table:table-cell table:formula="of:=COS(RADIANS([.Z$1]))*COS(RADIANS([.$A61]))" office:value-type="float" office:value="0.503783257259828" calcext:value-type="float">
            <text:p>0.504</text:p>
          </table:table-cell>
          <table:table-cell table:formula="of:=TAN(RADIANS([.AA$1]))*TAN(RADIANS([.$A61]))" office:value-type="float" office:value="0.35375352442639" calcext:value-type="float">
            <text:p>0.354</text:p>
          </table:table-cell>
          <table:table-cell table:formula="of:=COS(RADIANS([.AB$1]))*COS(RADIANS([.$A61]))" office:value-type="float" office:value="0.501837682416972" calcext:value-type="float">
            <text:p>0.502</text:p>
          </table:table-cell>
          <table:table-cell table:formula="of:=TAN(RADIANS([.AC$1]))*TAN(RADIANS([.$A61]))" office:value-type="float" office:value="0.384229193617652" calcext:value-type="float">
            <text:p>0.384</text:p>
          </table:table-cell>
          <table:table-cell table:formula="of:=COS(RADIANS([.AD$1]))*COS(RADIANS([.$A61]))" office:value-type="float" office:value="0.499739242954642" calcext:value-type="float">
            <text:p>0.500</text:p>
          </table:table-cell>
          <table:table-cell table:formula="of:=TAN(RADIANS([.AE$1]))*TAN(RADIANS([.$A61]))" office:value-type="float" office:value="0.414951479507337" calcext:value-type="float">
            <text:p>0.415</text:p>
          </table:table-cell>
          <table:table-cell table:formula="of:=COS(RADIANS([.AF$1]))*COS(RADIANS([.$A61]))" office:value-type="float" office:value="0.497488578077825" calcext:value-type="float">
            <text:p>0.497</text:p>
          </table:table-cell>
          <table:table-cell table:formula="of:=TAN(RADIANS([.AG$1]))*TAN(RADIANS([.$A61]))" office:value-type="float" office:value="0.445942343275508" calcext:value-type="float">
            <text:p>0.446</text:p>
          </table:table-cell>
          <table:table-cell table:formula="of:=COS(RADIANS([.AH$1]))*COS(RADIANS([.$A61]))" office:value-type="float" office:value="0.495086373360846" calcext:value-type="float">
            <text:p>0.495</text:p>
          </table:table-cell>
          <table:table-cell table:formula="of:=TAN(RADIANS([.AI$1]))*TAN(RADIANS([.$A61]))" office:value-type="float" office:value="0.477224462177068" calcext:value-type="float">
            <text:p>0.477</text:p>
          </table:table-cell>
          <table:table-cell table:formula="of:=COS(RADIANS([.AJ$1]))*COS(RADIANS([.$A61]))" office:value-type="float" office:value="0.492533360538531" calcext:value-type="float">
            <text:p>0.493</text:p>
          </table:table-cell>
          <table:table-cell table:formula="of:=TAN(RADIANS([.AK$1]))*TAN(RADIANS([.$A61]))" office:value-type="float" office:value="0.50882130027669" calcext:value-type="float">
            <text:p>0.509</text:p>
          </table:table-cell>
          <table:table-cell table:formula="of:=COS(RADIANS([.AL$1]))*COS(RADIANS([.$A61]))" office:value-type="float" office:value="0.489830317283319" calcext:value-type="float">
            <text:p>0.490</text:p>
          </table:table-cell>
          <table:table-cell table:formula="of:=TAN(RADIANS([.AM$1]))*TAN(RADIANS([.$A61]))" office:value-type="float" office:value="0.540757183851989" calcext:value-type="float">
            <text:p>0.541</text:p>
          </table:table-cell>
          <table:table-cell table:formula="of:=COS(RADIANS([.AN$1]))*COS(RADIANS([.$A61]))" office:value-type="float" office:value="0.486978066968369" calcext:value-type="float">
            <text:p>0.487</text:p>
          </table:table-cell>
          <table:table-cell table:formula="of:=TAN(RADIANS([.AO$1]))*TAN(RADIANS([.$A61]))" office:value-type="float" office:value="0.573057382004713" calcext:value-type="float">
            <text:p>0.573</text:p>
          </table:table-cell>
          <table:table-cell table:formula="of:=COS(RADIANS([.AP$1]))*COS(RADIANS([.$A61]))" office:value-type="float" office:value="0.483977478416758" calcext:value-type="float">
            <text:p>0.484</text:p>
          </table:table-cell>
          <table:table-cell table:formula="of:=TAN(RADIANS([.AQ$1]))*TAN(RADIANS([.$A61]))" office:value-type="float" office:value="0.605748193075552" calcext:value-type="float">
            <text:p>0.606</text:p>
          </table:table-cell>
          <table:table-cell table:formula="of:=COS(RADIANS([.AR$1]))*COS(RADIANS([.$A61]))" office:value-type="float" office:value="0.480829465636826" calcext:value-type="float">
            <text:p>0.481</text:p>
          </table:table-cell>
          <table:table-cell table:formula="of:=TAN(RADIANS([.AS$1]))*TAN(RADIANS([.$A61]))" office:value-type="float" office:value="0.638857037521723" calcext:value-type="float">
            <text:p>0.639</text:p>
          </table:table-cell>
          <table:table-cell table:formula="of:=COS(RADIANS([.AT$1]))*COS(RADIANS([.$A61]))" office:value-type="float" office:value="0.477534987543762" calcext:value-type="float">
            <text:p>0.478</text:p>
          </table:table-cell>
          <table:table-cell table:formula="of:=TAN(RADIANS([.AU$1]))*TAN(RADIANS([.$A61]))" office:value-type="float" office:value="0.672412557988968" calcext:value-type="float">
            <text:p>0.672</text:p>
          </table:table-cell>
          <table:table-cell table:formula="of:=COS(RADIANS([.AV$1]))*COS(RADIANS([.$A61]))" office:value-type="float" office:value="0.474095047667506" calcext:value-type="float">
            <text:p>0.474</text:p>
          </table:table-cell>
          <table:table-cell table:formula="of:=TAN(RADIANS([.AW$1]))*TAN(RADIANS([.$A61]))" office:value-type="float" office:value="0.706444727392152" calcext:value-type="float">
            <text:p>0.7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S(RADIANS([.B$1]))*COS(RADIANS([.$A62]))" office:value-type="float" office:value="0.5" calcext:value-type="float">
            <text:p>0.500</text:p>
          </table:table-cell>
          <table:table-cell table:formula="of:=TAN(RADIANS([.C$1]))*TAN(RADIANS([.$A62]))" office:value-type="float" office:value="0" calcext:value-type="float">
            <text:p>0.000</text:p>
          </table:table-cell>
          <table:table-cell table:formula="of:=COS(RADIANS([.D$1]))*COS(RADIANS([.$A62]))" office:value-type="float" office:value="0.499923847578196" calcext:value-type="float">
            <text:p>0.500</text:p>
          </table:table-cell>
          <table:table-cell table:formula="of:=TAN(RADIANS([.E$1]))*TAN(RADIANS([.$A62]))" office:value-type="float" office:value="0.0302330593050864" calcext:value-type="float">
            <text:p>0.030</text:p>
          </table:table-cell>
          <table:table-cell table:formula="of:=COS(RADIANS([.F$1]))*COS(RADIANS([.$A62]))" office:value-type="float" office:value="0.499695413509548" calcext:value-type="float">
            <text:p>0.500</text:p>
          </table:table-cell>
          <table:table-cell table:formula="of:=TAN(RADIANS([.G$1]))*TAN(RADIANS([.$A62]))" office:value-type="float" office:value="0.0604845469991083" calcext:value-type="float">
            <text:p>0.060</text:p>
          </table:table-cell>
          <table:table-cell table:formula="of:=COS(RADIANS([.H$1]))*COS(RADIANS([.$A62]))" office:value-type="float" office:value="0.499314767377287" calcext:value-type="float">
            <text:p>0.499</text:p>
          </table:table-cell>
          <table:table-cell table:formula="of:=TAN(RADIANS([.I$1]))*TAN(RADIANS([.$A62]))" office:value-type="float" office:value="0.0907729364300829" calcext:value-type="float">
            <text:p>0.091</text:p>
          </table:table-cell>
          <table:table-cell table:formula="of:=COS(RADIANS([.J$1]))*COS(RADIANS([.$A62]))" office:value-type="float" office:value="0.498782025129912" calcext:value-type="float">
            <text:p>0.499</text:p>
          </table:table-cell>
          <table:table-cell table:formula="of:=TAN(RADIANS([.K$1]))*TAN(RADIANS([.$A62]))" office:value-type="float" office:value="0.121116791097474" calcext:value-type="float">
            <text:p>0.121</text:p>
          </table:table-cell>
          <table:table-cell table:formula="of:=COS(RADIANS([.L$1]))*COS(RADIANS([.$A62]))" office:value-type="float" office:value="0.498097349045873" calcext:value-type="float">
            <text:p>0.498</text:p>
          </table:table-cell>
          <table:table-cell table:formula="of:=TAN(RADIANS([.M$1]))*TAN(RADIANS([.$A62]))" office:value-type="float" office:value="0.151534810313198" calcext:value-type="float">
            <text:p>0.152</text:p>
          </table:table-cell>
          <table:table-cell table:formula="of:=COS(RADIANS([.N$1]))*COS(RADIANS([.$A62]))" office:value-type="float" office:value="0.497260947684137" calcext:value-type="float">
            <text:p>0.497</text:p>
          </table:table-cell>
          <table:table-cell table:formula="of:=TAN(RADIANS([.O$1]))*TAN(RADIANS([.$A62]))" office:value-type="float" office:value="0.182045875570824" calcext:value-type="float">
            <text:p>0.182</text:p>
          </table:table-cell>
          <table:table-cell table:formula="of:=COS(RADIANS([.P$1]))*COS(RADIANS([.$A62]))" office:value-type="float" office:value="0.496273075820661" calcext:value-type="float">
            <text:p>0.496</text:p>
          </table:table-cell>
          <table:table-cell table:formula="of:=TAN(RADIANS([.Q$1]))*TAN(RADIANS([.$A62]))" office:value-type="float" office:value="0.212669097868866" calcext:value-type="float">
            <text:p>0.213</text:p>
          </table:table-cell>
          <table:table-cell table:formula="of:=COS(RADIANS([.R$1]))*COS(RADIANS([.$A62]))" office:value-type="float" office:value="0.495134034370785" calcext:value-type="float">
            <text:p>0.495</text:p>
          </table:table-cell>
          <table:table-cell table:formula="of:=TAN(RADIANS([.S$1]))*TAN(RADIANS([.$A62]))" office:value-type="float" office:value="0.243423866242681" calcext:value-type="float">
            <text:p>0.243</text:p>
          </table:table-cell>
          <table:table-cell table:formula="of:=COS(RADIANS([.T$1]))*COS(RADIANS([.$A62]))" office:value-type="float" office:value="0.493844170297569" calcext:value-type="float">
            <text:p>0.494</text:p>
          </table:table-cell>
          <table:table-cell table:formula="of:=TAN(RADIANS([.U$1]))*TAN(RADIANS([.$A62]))" office:value-type="float" office:value="0.274329897770458" calcext:value-type="float">
            <text:p>0.274</text:p>
          </table:table-cell>
          <table:table-cell table:formula="of:=COS(RADIANS([.V$1]))*COS(RADIANS([.$A62]))" office:value-type="float" office:value="0.492403876506104" calcext:value-type="float">
            <text:p>0.492</text:p>
          </table:table-cell>
          <table:table-cell table:formula="of:=TAN(RADIANS([.W$1]))*TAN(RADIANS([.$A62]))" office:value-type="float" office:value="0.305407289332278" calcext:value-type="float">
            <text:p>0.305</text:p>
          </table:table-cell>
          <table:table-cell table:formula="of:=COS(RADIANS([.X$1]))*COS(RADIANS([.$A62]))" office:value-type="float" office:value="0.490813591723832" calcext:value-type="float">
            <text:p>0.491</text:p>
          </table:table-cell>
          <table:table-cell table:formula="of:=TAN(RADIANS([.Y$1]))*TAN(RADIANS([.$A62]))" office:value-type="float" office:value="0.336676571417473" calcext:value-type="float">
            <text:p>0.337</text:p>
          </table:table-cell>
          <table:table-cell table:formula="of:=COS(RADIANS([.Z$1]))*COS(RADIANS([.$A62]))" office:value-type="float" office:value="0.489073800366903" calcext:value-type="float">
            <text:p>0.489</text:p>
          </table:table-cell>
          <table:table-cell table:formula="of:=TAN(RADIANS([.AA$1]))*TAN(RADIANS([.$A62]))" office:value-type="float" office:value="0.368158764294625" calcext:value-type="float">
            <text:p>0.368</text:p>
          </table:table-cell>
          <table:table-cell table:formula="of:=COS(RADIANS([.AB$1]))*COS(RADIANS([.$A62]))" office:value-type="float" office:value="0.487185032392618" calcext:value-type="float">
            <text:p>0.487</text:p>
          </table:table-cell>
          <table:table-cell table:formula="of:=TAN(RADIANS([.AC$1]))*TAN(RADIANS([.$A62]))" office:value-type="float" office:value="0.399875436880997" calcext:value-type="float">
            <text:p>0.400</text:p>
          </table:table-cell>
          <table:table-cell table:formula="of:=COS(RADIANS([.AD$1]))*COS(RADIANS([.$A62]))" office:value-type="float" office:value="0.485147863137998" calcext:value-type="float">
            <text:p>0.485</text:p>
          </table:table-cell>
          <table:table-cell table:formula="of:=TAN(RADIANS([.AE$1]))*TAN(RADIANS([.$A62]))" office:value-type="float" office:value="0.431848768674066" calcext:value-type="float">
            <text:p>0.432</text:p>
          </table:table-cell>
          <table:table-cell table:formula="of:=COS(RADIANS([.AF$1]))*COS(RADIANS([.$A62]))" office:value-type="float" office:value="0.482962913144534" calcext:value-type="float">
            <text:p>0.483</text:p>
          </table:table-cell>
          <table:table-cell table:formula="of:=TAN(RADIANS([.AG$1]))*TAN(RADIANS([.$A62]))" office:value-type="float" office:value="0.464101615137754" calcext:value-type="float">
            <text:p>0.464</text:p>
          </table:table-cell>
          <table:table-cell table:formula="of:=COS(RADIANS([.AH$1]))*COS(RADIANS([.$A62]))" office:value-type="float" office:value="0.48063084796916" calcext:value-type="float">
            <text:p>0.481</text:p>
          </table:table-cell>
          <table:table-cell table:formula="of:=TAN(RADIANS([.AI$1]))*TAN(RADIANS([.$A62]))" office:value-type="float" office:value="0.496657576970192" calcext:value-type="float">
            <text:p>0.497</text:p>
          </table:table-cell>
          <table:table-cell table:formula="of:=COS(RADIANS([.AJ$1]))*COS(RADIANS([.$A62]))" office:value-type="float" office:value="0.478152377981518" calcext:value-type="float">
            <text:p>0.478</text:p>
          </table:table-cell>
          <table:table-cell table:formula="of:=TAN(RADIANS([.AK$1]))*TAN(RADIANS([.$A62]))" office:value-type="float" office:value="0.529541073719056" calcext:value-type="float">
            <text:p>0.530</text:p>
          </table:table-cell>
          <table:table-cell table:formula="of:=COS(RADIANS([.AL$1]))*COS(RADIANS([.$A62]))" office:value-type="float" office:value="0.475528258147577" calcext:value-type="float">
            <text:p>0.476</text:p>
          </table:table-cell>
          <table:table-cell table:formula="of:=TAN(RADIANS([.AM$1]))*TAN(RADIANS([.$A62]))" office:value-type="float" office:value="0.562777422255239" calcext:value-type="float">
            <text:p>0.563</text:p>
          </table:table-cell>
          <table:table-cell table:formula="of:=COS(RADIANS([.AN$1]))*COS(RADIANS([.$A62]))" office:value-type="float" office:value="0.472759287799659" calcext:value-type="float">
            <text:p>0.473</text:p>
          </table:table-cell>
          <table:table-cell table:formula="of:=TAN(RADIANS([.AO$1]))*TAN(RADIANS([.$A62]))" office:value-type="float" office:value="0.596392920666629" calcext:value-type="float">
            <text:p>0.596</text:p>
          </table:table-cell>
          <table:table-cell table:formula="of:=COS(RADIANS([.AP$1]))*COS(RADIANS([.$A62]))" office:value-type="float" office:value="0.469846310392954" calcext:value-type="float">
            <text:p>0.470</text:p>
          </table:table-cell>
          <table:table-cell table:formula="of:=TAN(RADIANS([.AQ$1]))*TAN(RADIANS([.$A62]))" office:value-type="float" office:value="0.630414938191809" calcext:value-type="float">
            <text:p>0.630</text:p>
          </table:table-cell>
          <table:table-cell table:formula="of:=COS(RADIANS([.AR$1]))*COS(RADIANS([.$A62]))" office:value-type="float" office:value="0.466790213248601" calcext:value-type="float">
            <text:p>0.467</text:p>
          </table:table-cell>
          <table:table-cell table:formula="of:=TAN(RADIANS([.AS$1]))*TAN(RADIANS([.$A62]))" office:value-type="float" office:value="0.66487201187974" calcext:value-type="float">
            <text:p>0.665</text:p>
          </table:table-cell>
          <table:table-cell table:formula="of:=COS(RADIANS([.AT$1]))*COS(RADIANS([.$A62]))" office:value-type="float" office:value="0.463591927283394" calcext:value-type="float">
            <text:p>0.464</text:p>
          </table:table-cell>
          <table:table-cell table:formula="of:=TAN(RADIANS([.AU$1]))*TAN(RADIANS([.$A62]))" office:value-type="float" office:value="0.699793950736789" calcext:value-type="float">
            <text:p>0.700</text:p>
          </table:table-cell>
          <table:table-cell table:formula="of:=COS(RADIANS([.AV$1]))*COS(RADIANS([.$A62]))" office:value-type="float" office:value="0.46025242672622" calcext:value-type="float">
            <text:p>0.460</text:p>
          </table:table-cell>
          <table:table-cell table:formula="of:=TAN(RADIANS([.AW$1]))*TAN(RADIANS([.$A62]))" office:value-type="float" office:value="0.735211948208496" calcext:value-type="float">
            <text:p>0.7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S(RADIANS([.B$1]))*COS(RADIANS([.$A63]))" office:value-type="float" office:value="0.484809620246337" calcext:value-type="float">
            <text:p>0.485</text:p>
          </table:table-cell>
          <table:table-cell table:formula="of:=TAN(RADIANS([.C$1]))*TAN(RADIANS([.$A63]))" office:value-type="float" office:value="0" calcext:value-type="float">
            <text:p>0.000</text:p>
          </table:table-cell>
          <table:table-cell table:formula="of:=COS(RADIANS([.D$1]))*COS(RADIANS([.$A63]))" office:value-type="float" office:value="0.484735781392945" calcext:value-type="float">
            <text:p>0.485</text:p>
          </table:table-cell>
          <table:table-cell table:formula="of:=TAN(RADIANS([.E$1]))*TAN(RADIANS([.$A63]))" office:value-type="float" office:value="0.0314897707018679" calcext:value-type="float">
            <text:p>0.031</text:p>
          </table:table-cell>
          <table:table-cell table:formula="of:=COS(RADIANS([.F$1]))*COS(RADIANS([.$A63]))" office:value-type="float" office:value="0.484514287324801" calcext:value-type="float">
            <text:p>0.485</text:p>
          </table:table-cell>
          <table:table-cell table:formula="of:=TAN(RADIANS([.G$1]))*TAN(RADIANS([.$A63]))" office:value-type="float" office:value="0.0629987358139383" calcext:value-type="float">
            <text:p>0.063</text:p>
          </table:table-cell>
          <table:table-cell table:formula="of:=COS(RADIANS([.H$1]))*COS(RADIANS([.$A63]))" office:value-type="float" office:value="0.484145205511141" calcext:value-type="float">
            <text:p>0.484</text:p>
          </table:table-cell>
          <table:table-cell table:formula="of:=TAN(RADIANS([.I$1]))*TAN(RADIANS([.$A63]))" office:value-type="float" office:value="0.0945461365743307" calcext:value-type="float">
            <text:p>0.095</text:p>
          </table:table-cell>
          <table:table-cell table:formula="of:=COS(RADIANS([.J$1]))*COS(RADIANS([.$A63]))" office:value-type="float" office:value="0.483628648377863" calcext:value-type="float">
            <text:p>0.484</text:p>
          </table:table-cell>
          <table:table-cell table:formula="of:=TAN(RADIANS([.K$1]))*TAN(RADIANS([.$A63]))" office:value-type="float" office:value="0.126151308119977" calcext:value-type="float">
            <text:p>0.126</text:p>
          </table:table-cell>
          <table:table-cell table:formula="of:=COS(RADIANS([.L$1]))*COS(RADIANS([.$A63]))" office:value-type="float" office:value="0.482964773273274" calcext:value-type="float">
            <text:p>0.483</text:p>
          </table:table-cell>
          <table:table-cell table:formula="of:=TAN(RADIANS([.M$1]))*TAN(RADIANS([.$A63]))" office:value-type="float" office:value="0.15783372704564" calcext:value-type="float">
            <text:p>0.158</text:p>
          </table:table-cell>
          <table:table-cell table:formula="of:=COS(RADIANS([.N$1]))*COS(RADIANS([.$A63]))" office:value-type="float" office:value="0.48215378242016" calcext:value-type="float">
            <text:p>0.482</text:p>
          </table:table-cell>
          <table:table-cell table:formula="of:=TAN(RADIANS([.O$1]))*TAN(RADIANS([.$A63]))" office:value-type="float" office:value="0.189613059700563" calcext:value-type="float">
            <text:p>0.190</text:p>
          </table:table-cell>
          <table:table-cell table:formula="of:=COS(RADIANS([.P$1]))*COS(RADIANS([.$A63]))" office:value-type="float" office:value="0.481195922854193" calcext:value-type="float">
            <text:p>0.481</text:p>
          </table:table-cell>
          <table:table-cell table:formula="of:=TAN(RADIANS([.Q$1]))*TAN(RADIANS([.$A63]))" office:value-type="float" office:value="0.221509211478872" calcext:value-type="float">
            <text:p>0.222</text:p>
          </table:table-cell>
          <table:table-cell table:formula="of:=COS(RADIANS([.R$1]))*COS(RADIANS([.$A63]))" office:value-type="float" office:value="0.480091486348674" calcext:value-type="float">
            <text:p>0.480</text:p>
          </table:table-cell>
          <table:table-cell table:formula="of:=TAN(RADIANS([.S$1]))*TAN(RADIANS([.$A63]))" office:value-type="float" office:value="0.253542377368821" calcext:value-type="float">
            <text:p>0.254</text:p>
          </table:table-cell>
          <table:table-cell table:formula="of:=COS(RADIANS([.T$1]))*COS(RADIANS([.$A63]))" office:value-type="float" office:value="0.478840809325664" calcext:value-type="float">
            <text:p>0.479</text:p>
          </table:table-cell>
          <table:table-cell table:formula="of:=TAN(RADIANS([.U$1]))*TAN(RADIANS([.$A63]))" office:value-type="float" office:value="0.2857330940374" calcext:value-type="float">
            <text:p>0.286</text:p>
          </table:table-cell>
          <table:table-cell table:formula="of:=COS(RADIANS([.V$1]))*COS(RADIANS([.$A63]))" office:value-type="float" office:value="0.477444272753497" calcext:value-type="float">
            <text:p>0.477</text:p>
          </table:table-cell>
          <table:table-cell table:formula="of:=TAN(RADIANS([.W$1]))*TAN(RADIANS([.$A63]))" office:value-type="float" office:value="0.318102293740894" calcext:value-type="float">
            <text:p>0.318</text:p>
          </table:table-cell>
          <table:table-cell table:formula="of:=COS(RADIANS([.X$1]))*COS(RADIANS([.$A63]))" office:value-type="float" office:value="0.475902302030743" calcext:value-type="float">
            <text:p>0.476</text:p>
          </table:table-cell>
          <table:table-cell table:formula="of:=TAN(RADIANS([.Y$1]))*TAN(RADIANS([.$A63]))" office:value-type="float" office:value="0.350671360368866" calcext:value-type="float">
            <text:p>0.351</text:p>
          </table:table-cell>
          <table:table-cell table:formula="of:=COS(RADIANS([.Z$1]))*COS(RADIANS([.$A63]))" office:value-type="float" office:value="0.474215366856622" calcext:value-type="float">
            <text:p>0.474</text:p>
          </table:table-cell>
          <table:table-cell table:formula="of:=TAN(RADIANS([.AA$1]))*TAN(RADIANS([.$A63]))" office:value-type="float" office:value="0.383462187949015" calcext:value-type="float">
            <text:p>0.383</text:p>
          </table:table-cell>
          <table:table-cell table:formula="of:=COS(RADIANS([.AB$1]))*COS(RADIANS([.$A63]))" office:value-type="float" office:value="0.472383981087929" calcext:value-type="float">
            <text:p>0.472</text:p>
          </table:table-cell>
          <table:table-cell table:formula="of:=TAN(RADIANS([.AC$1]))*TAN(RADIANS([.$A63]))" office:value-type="float" office:value="0.416497241963646" calcext:value-type="float">
            <text:p>0.416</text:p>
          </table:table-cell>
          <table:table-cell table:formula="of:=COS(RADIANS([.AD$1]))*COS(RADIANS([.$A63]))" office:value-type="float" office:value="0.47040870258251" calcext:value-type="float">
            <text:p>0.470</text:p>
          </table:table-cell>
          <table:table-cell table:formula="of:=TAN(RADIANS([.AE$1]))*TAN(RADIANS([.$A63]))" office:value-type="float" office:value="0.449799623855547" calcext:value-type="float">
            <text:p>0.450</text:p>
          </table:table-cell>
          <table:table-cell table:formula="of:=COS(RADIANS([.AF$1]))*COS(RADIANS([.$A63]))" office:value-type="float" office:value="0.468290133029333" calcext:value-type="float">
            <text:p>0.468</text:p>
          </table:table-cell>
          <table:table-cell table:formula="of:=TAN(RADIANS([.AG$1]))*TAN(RADIANS([.$A63]))" office:value-type="float" office:value="0.483393139132158" calcext:value-type="float">
            <text:p>0.483</text:p>
          </table:table-cell>
          <table:table-cell table:formula="of:=COS(RADIANS([.AH$1]))*COS(RADIANS([.$A63]))" office:value-type="float" office:value="0.466028917765206" calcext:value-type="float">
            <text:p>0.466</text:p>
          </table:table-cell>
          <table:table-cell table:formula="of:=TAN(RADIANS([.AI$1]))*TAN(RADIANS([.$A63]))" office:value-type="float" office:value="0.517302369512616" calcext:value-type="float">
            <text:p>0.517</text:p>
          </table:table-cell>
          <table:table-cell table:formula="of:=COS(RADIANS([.AJ$1]))*COS(RADIANS([.$A63]))" office:value-type="float" office:value="0.463625745578205" calcext:value-type="float">
            <text:p>0.464</text:p>
          </table:table-cell>
          <table:table-cell table:formula="of:=TAN(RADIANS([.AK$1]))*TAN(RADIANS([.$A63]))" office:value-type="float" office:value="0.551552749603099" calcext:value-type="float">
            <text:p>0.552</text:p>
          </table:table-cell>
          <table:table-cell table:formula="of:=COS(RADIANS([.AL$1]))*COS(RADIANS([.$A63]))" office:value-type="float" office:value="0.461081348497858" calcext:value-type="float">
            <text:p>0.461</text:p>
          </table:table-cell>
          <table:table-cell table:formula="of:=TAN(RADIANS([.AM$1]))*TAN(RADIANS([.$A63]))" office:value-type="float" office:value="0.586170648632447" calcext:value-type="float">
            <text:p>0.586</text:p>
          </table:table-cell>
          <table:table-cell table:formula="of:=COS(RADIANS([.AN$1]))*COS(RADIANS([.$A63]))" office:value-type="float" office:value="0.458396501572162" calcext:value-type="float">
            <text:p>0.458</text:p>
          </table:table-cell>
          <table:table-cell table:formula="of:=TAN(RADIANS([.AO$1]))*TAN(RADIANS([.$A63]))" office:value-type="float" office:value="0.621183457833187" calcext:value-type="float">
            <text:p>0.621</text:p>
          </table:table-cell>
          <table:table-cell table:formula="of:=COS(RADIANS([.AP$1]))*COS(RADIANS([.$A63]))" office:value-type="float" office:value="0.455572022631502" calcext:value-type="float">
            <text:p>0.456</text:p>
          </table:table-cell>
          <table:table-cell table:formula="of:=TAN(RADIANS([.AQ$1]))*TAN(RADIANS([.$A63]))" office:value-type="float" office:value="0.656619684113557" calcext:value-type="float">
            <text:p>0.657</text:p>
          </table:table-cell>
          <table:table-cell table:formula="of:=COS(RADIANS([.AR$1]))*COS(RADIANS([.$A63]))" office:value-type="float" office:value="0.452608772039522" calcext:value-type="float">
            <text:p>0.453</text:p>
          </table:table-cell>
          <table:table-cell table:formula="of:=TAN(RADIANS([.AS$1]))*TAN(RADIANS([.$A63]))" office:value-type="float" office:value="0.692509050735073" calcext:value-type="float">
            <text:p>0.693</text:p>
          </table:table-cell>
          <table:table-cell table:formula="of:=COS(RADIANS([.AT$1]))*COS(RADIANS([.$A63]))" office:value-type="float" office:value="0.449507652431059" calcext:value-type="float">
            <text:p>0.450</text:p>
          </table:table-cell>
          <table:table-cell table:formula="of:=TAN(RADIANS([.AU$1]))*TAN(RADIANS([.$A63]))" office:value-type="float" office:value="0.7288826057887" calcext:value-type="float">
            <text:p>0.729</text:p>
          </table:table-cell>
          <table:table-cell table:formula="of:=COS(RADIANS([.AV$1]))*COS(RADIANS([.$A63]))" office:value-type="float" office:value="0.446269608437188" calcext:value-type="float">
            <text:p>0.446</text:p>
          </table:table-cell>
          <table:table-cell table:formula="of:=TAN(RADIANS([.AW$1]))*TAN(RADIANS([.$A63]))" office:value-type="float" office:value="0.765772839352187" calcext:value-type="float">
            <text:p>0.7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S(RADIANS([.B$1]))*COS(RADIANS([.$A64]))" office:value-type="float" office:value="0.469471562785891" calcext:value-type="float">
            <text:p>0.469</text:p>
          </table:table-cell>
          <table:table-cell table:formula="of:=TAN(RADIANS([.C$1]))*TAN(RADIANS([.$A64]))" office:value-type="float" office:value="0" calcext:value-type="float">
            <text:p>0.000</text:p>
          </table:table-cell>
          <table:table-cell table:formula="of:=COS(RADIANS([.D$1]))*COS(RADIANS([.$A64]))" office:value-type="float" office:value="0.469400059992942" calcext:value-type="float">
            <text:p>0.469</text:p>
          </table:table-cell>
          <table:table-cell table:formula="of:=TAN(RADIANS([.E$1]))*TAN(RADIANS([.$A64]))" office:value-type="float" office:value="0.0328282025648374" calcext:value-type="float">
            <text:p>0.033</text:p>
          </table:table-cell>
          <table:table-cell table:formula="of:=COS(RADIANS([.F$1]))*COS(RADIANS([.$A64]))" office:value-type="float" office:value="0.469185573394539" calcext:value-type="float">
            <text:p>0.469</text:p>
          </table:table-cell>
          <table:table-cell table:formula="of:=TAN(RADIANS([.G$1]))*TAN(RADIANS([.$A64]))" office:value-type="float" office:value="0.0656764153733887" calcext:value-type="float">
            <text:p>0.066</text:p>
          </table:table-cell>
          <table:table-cell table:formula="of:=COS(RADIANS([.H$1]))*COS(RADIANS([.$A64]))" office:value-type="float" office:value="0.468828168325377" calcext:value-type="float">
            <text:p>0.469</text:p>
          </table:table-cell>
          <table:table-cell table:formula="of:=TAN(RADIANS([.I$1]))*TAN(RADIANS([.$A64]))" office:value-type="float" office:value="0.0985646974876448" calcext:value-type="float">
            <text:p>0.099</text:p>
          </table:table-cell>
          <table:table-cell table:formula="of:=COS(RADIANS([.J$1]))*COS(RADIANS([.$A64]))" office:value-type="float" office:value="0.468327953654503" calcext:value-type="float">
            <text:p>0.468</text:p>
          </table:table-cell>
          <table:table-cell table:formula="of:=TAN(RADIANS([.K$1]))*TAN(RADIANS([.$A64]))" office:value-type="float" office:value="0.131513205859456" calcext:value-type="float">
            <text:p>0.132</text:p>
          </table:table-cell>
          <table:table-cell table:formula="of:=COS(RADIANS([.L$1]))*COS(RADIANS([.$A64]))" office:value-type="float" office:value="0.46768508175215" calcext:value-type="float">
            <text:p>0.468</text:p>
          </table:table-cell>
          <table:table-cell table:formula="of:=TAN(RADIANS([.M$1]))*TAN(RADIANS([.$A64]))" office:value-type="float" office:value="0.164542244910986" calcext:value-type="float">
            <text:p>0.165</text:p>
          </table:table-cell>
          <table:table-cell table:formula="of:=COS(RADIANS([.N$1]))*COS(RADIANS([.$A64]))" office:value-type="float" office:value="0.466899748443329" calcext:value-type="float">
            <text:p>0.467</text:p>
          </table:table-cell>
          <table:table-cell table:formula="of:=TAN(RADIANS([.O$1]))*TAN(RADIANS([.$A64]))" office:value-type="float" office:value="0.197672316884145" calcext:value-type="float">
            <text:p>0.198</text:p>
          </table:table-cell>
          <table:table-cell table:formula="of:=COS(RADIANS([.P$1]))*COS(RADIANS([.$A64]))" office:value-type="float" office:value="0.465972192948173" calcext:value-type="float">
            <text:p>0.466</text:p>
          </table:table-cell>
          <table:table-cell table:formula="of:=TAN(RADIANS([.Q$1]))*TAN(RADIANS([.$A64]))" office:value-type="float" office:value="0.230924173226021" calcext:value-type="float">
            <text:p>0.231</text:p>
          </table:table-cell>
          <table:table-cell table:formula="of:=COS(RADIANS([.R$1]))*COS(RADIANS([.$A64]))" office:value-type="float" office:value="0.464902697809071" calcext:value-type="float">
            <text:p>0.465</text:p>
          </table:table-cell>
          <table:table-cell table:formula="of:=TAN(RADIANS([.S$1]))*TAN(RADIANS([.$A64]))" office:value-type="float" office:value="0.264318867286652" calcext:value-type="float">
            <text:p>0.264</text:p>
          </table:table-cell>
          <table:table-cell table:formula="of:=COS(RADIANS([.T$1]))*COS(RADIANS([.$A64]))" office:value-type="float" office:value="0.463691588804603" calcext:value-type="float">
            <text:p>0.464</text:p>
          </table:table-cell>
          <table:table-cell table:formula="of:=TAN(RADIANS([.U$1]))*TAN(RADIANS([.$A64]))" office:value-type="float" office:value="0.297877808617422" calcext:value-type="float">
            <text:p>0.298</text:p>
          </table:table-cell>
          <table:table-cell table:formula="of:=COS(RADIANS([.V$1]))*COS(RADIANS([.$A64]))" office:value-type="float" office:value="0.462339234850303" calcext:value-type="float">
            <text:p>0.462</text:p>
          </table:table-cell>
          <table:table-cell table:formula="of:=TAN(RADIANS([.W$1]))*TAN(RADIANS([.$A64]))" office:value-type="float" office:value="0.331622819173022" calcext:value-type="float">
            <text:p>0.332</text:p>
          </table:table-cell>
          <table:table-cell table:formula="of:=COS(RADIANS([.X$1]))*COS(RADIANS([.$A64]))" office:value-type="float" office:value="0.460846047886287" calcext:value-type="float">
            <text:p>0.461</text:p>
          </table:table-cell>
          <table:table-cell table:formula="of:=TAN(RADIANS([.Y$1]))*TAN(RADIANS([.$A64]))" office:value-type="float" office:value="0.365576191737509" calcext:value-type="float">
            <text:p>0.366</text:p>
          </table:table-cell>
          <table:table-cell table:formula="of:=COS(RADIANS([.Z$1]))*COS(RADIANS([.$A64]))" office:value-type="float" office:value="0.459212482751769" calcext:value-type="float">
            <text:p>0.459</text:p>
          </table:table-cell>
          <table:table-cell table:formula="of:=TAN(RADIANS([.AA$1]))*TAN(RADIANS([.$A64]))" office:value-type="float" office:value="0.39976075091583" calcext:value-type="float">
            <text:p>0.400</text:p>
          </table:table-cell>
          <table:table-cell table:formula="of:=COS(RADIANS([.AB$1]))*COS(RADIANS([.$A64]))" office:value-type="float" office:value="0.457439037046514" calcext:value-type="float">
            <text:p>0.457</text:p>
          </table:table-cell>
          <table:table-cell table:formula="of:=TAN(RADIANS([.AC$1]))*TAN(RADIANS([.$A64]))" office:value-type="float" office:value="0.434199917056482" calcext:value-type="float">
            <text:p>0.434</text:p>
          </table:table-cell>
          <table:table-cell table:formula="of:=COS(RADIANS([.AD$1]))*COS(RADIANS([.$A64]))" office:value-type="float" office:value="0.455526250979263" calcext:value-type="float">
            <text:p>0.456</text:p>
          </table:table-cell>
          <table:table-cell table:formula="of:=TAN(RADIANS([.AE$1]))*TAN(RADIANS([.$A64]))" office:value-type="float" office:value="0.468917773499115" calcext:value-type="float">
            <text:p>0.469</text:p>
          </table:table-cell>
          <table:table-cell table:formula="of:=COS(RADIANS([.AF$1]))*COS(RADIANS([.$A64]))" office:value-type="float" office:value="0.453474707203182" calcext:value-type="float">
            <text:p>0.453</text:p>
          </table:table-cell>
          <table:table-cell table:formula="of:=TAN(RADIANS([.AG$1]))*TAN(RADIANS([.$A64]))" office:value-type="float" office:value="0.50393913757339" calcext:value-type="float">
            <text:p>0.504</text:p>
          </table:table-cell>
          <table:table-cell table:formula="of:=COS(RADIANS([.AH$1]))*COS(RADIANS([.$A64]))" office:value-type="float" office:value="0.451285030638378" calcext:value-type="float">
            <text:p>0.451</text:p>
          </table:table-cell>
          <table:table-cell table:formula="of:=TAN(RADIANS([.AI$1]))*TAN(RADIANS([.$A64]))" office:value-type="float" office:value="0.539289635812533" calcext:value-type="float">
            <text:p>0.539</text:p>
          </table:table-cell>
          <table:table-cell table:formula="of:=COS(RADIANS([.AJ$1]))*COS(RADIANS([.$A64]))" office:value-type="float" office:value="0.448957888281546" calcext:value-type="float">
            <text:p>0.449</text:p>
          </table:table-cell>
          <table:table-cell table:formula="of:=TAN(RADIANS([.AK$1]))*TAN(RADIANS([.$A64]))" office:value-type="float" office:value="0.574995783887672" calcext:value-type="float">
            <text:p>0.575</text:p>
          </table:table-cell>
          <table:table-cell table:formula="of:=COS(RADIANS([.AL$1]))*COS(RADIANS([.$A64]))" office:value-type="float" office:value="0.446493989002791" calcext:value-type="float">
            <text:p>0.446</text:p>
          </table:table-cell>
          <table:table-cell table:formula="of:=TAN(RADIANS([.AM$1]))*TAN(RADIANS([.$A64]))" office:value-type="float" office:value="0.611085071817518" calcext:value-type="float">
            <text:p>0.611</text:p>
          </table:table-cell>
          <table:table-cell table:formula="of:=COS(RADIANS([.AN$1]))*COS(RADIANS([.$A64]))" office:value-type="float" office:value="0.443894083329701" calcext:value-type="float">
            <text:p>0.444</text:p>
          </table:table-cell>
          <table:table-cell table:formula="of:=TAN(RADIANS([.AO$1]))*TAN(RADIANS([.$A64]))" office:value-type="float" office:value="0.647586055063411" calcext:value-type="float">
            <text:p>0.648</text:p>
          </table:table-cell>
          <table:table-cell table:formula="of:=COS(RADIANS([.AP$1]))*COS(RADIANS([.$A64]))" office:value-type="float" office:value="0.44115896321873" calcext:value-type="float">
            <text:p>0.441</text:p>
          </table:table-cell>
          <table:table-cell table:formula="of:=TAN(RADIANS([.AQ$1]))*TAN(RADIANS([.$A64]))" office:value-type="float" office:value="0.684528452182751" calcext:value-type="float">
            <text:p>0.685</text:p>
          </table:table-cell>
          <table:table-cell table:formula="of:=COS(RADIANS([.AR$1]))*COS(RADIANS([.$A64]))" office:value-type="float" office:value="0.43828946181396" calcext:value-type="float">
            <text:p>0.438</text:p>
          </table:table-cell>
          <table:table-cell table:formula="of:=TAN(RADIANS([.AS$1]))*TAN(RADIANS([.$A64]))" office:value-type="float" office:value="0.721943249785738" calcext:value-type="float">
            <text:p>0.722</text:p>
          </table:table-cell>
          <table:table-cell table:formula="of:=COS(RADIANS([.AT$1]))*COS(RADIANS([.$A64]))" office:value-type="float" office:value="0.435286453193316" calcext:value-type="float">
            <text:p>0.435</text:p>
          </table:table-cell>
          <table:table-cell table:formula="of:=TAN(RADIANS([.AU$1]))*TAN(RADIANS([.$A64]))" office:value-type="float" office:value="0.759862815622173" calcext:value-type="float">
            <text:p>0.760</text:p>
          </table:table-cell>
          <table:table-cell table:formula="of:=COS(RADIANS([.AV$1]))*COS(RADIANS([.$A64]))" office:value-type="float" office:value="0.432150852102315" calcext:value-type="float">
            <text:p>0.432</text:p>
          </table:table-cell>
          <table:table-cell table:formula="of:=TAN(RADIANS([.AW$1]))*TAN(RADIANS([.$A64]))" office:value-type="float" office:value="0.798321020718424" calcext:value-type="float">
            <text:p>0.7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S(RADIANS([.B$1]))*COS(RADIANS([.$A65]))" office:value-type="float" office:value="0.453990499739547" calcext:value-type="float">
            <text:p>0.454</text:p>
          </table:table-cell>
          <table:table-cell table:formula="of:=TAN(RADIANS([.C$1]))*TAN(RADIANS([.$A65]))" office:value-type="float" office:value="0" calcext:value-type="float">
            <text:p>0.000</text:p>
          </table:table-cell>
          <table:table-cell table:formula="of:=COS(RADIANS([.D$1]))*COS(RADIANS([.$A65]))" office:value-type="float" office:value="0.453921354787484" calcext:value-type="float">
            <text:p>0.454</text:p>
          </table:table-cell>
          <table:table-cell table:formula="of:=TAN(RADIANS([.E$1]))*TAN(RADIANS([.$A65]))" office:value-type="float" office:value="0.0342574938023943" calcext:value-type="float">
            <text:p>0.034</text:p>
          </table:table-cell>
          <table:table-cell table:formula="of:=COS(RADIANS([.F$1]))*COS(RADIANS([.$A65]))" office:value-type="float" office:value="0.453713940993518" calcext:value-type="float">
            <text:p>0.454</text:p>
          </table:table-cell>
          <table:table-cell table:formula="of:=TAN(RADIANS([.G$1]))*TAN(RADIANS([.$A65]))" office:value-type="float" office:value="0.0685358690648279" calcext:value-type="float">
            <text:p>0.069</text:p>
          </table:table-cell>
          <table:table-cell table:formula="of:=COS(RADIANS([.H$1]))*COS(RADIANS([.$A65]))" office:value-type="float" office:value="0.4533683215379" calcext:value-type="float">
            <text:p>0.453</text:p>
          </table:table-cell>
          <table:table-cell table:formula="of:=TAN(RADIANS([.I$1]))*TAN(RADIANS([.$A65]))" office:value-type="float" office:value="0.102856058191092" calcext:value-type="float">
            <text:p>0.103</text:p>
          </table:table-cell>
          <table:table-cell table:formula="of:=COS(RADIANS([.J$1]))*COS(RADIANS([.$A65]))" office:value-type="float" office:value="0.452884601699664" calcext:value-type="float">
            <text:p>0.453</text:p>
          </table:table-cell>
          <table:table-cell table:formula="of:=TAN(RADIANS([.K$1]))*TAN(RADIANS([.$A65]))" office:value-type="float" office:value="0.137239095736817" calcext:value-type="float">
            <text:p>0.137</text:p>
          </table:table-cell>
          <table:table-cell table:formula="of:=COS(RADIANS([.L$1]))*COS(RADIANS([.$A65]))" office:value-type="float" office:value="0.452262928824559" calcext:value-type="float">
            <text:p>0.452</text:p>
          </table:table-cell>
          <table:table-cell table:formula="of:=TAN(RADIANS([.M$1]))*TAN(RADIANS([.$A65]))" office:value-type="float" office:value="0.171706170148584" calcext:value-type="float">
            <text:p>0.172</text:p>
          </table:table-cell>
          <table:table-cell table:formula="of:=COS(RADIANS([.N$1]))*COS(RADIANS([.$A65]))" office:value-type="float" office:value="0.451503492280164" calcext:value-type="float">
            <text:p>0.452</text:p>
          </table:table-cell>
          <table:table-cell table:formula="of:=TAN(RADIANS([.O$1]))*TAN(RADIANS([.$A65]))" office:value-type="float" office:value="0.206278676305502" calcext:value-type="float">
            <text:p>0.206</text:p>
          </table:table-cell>
          <table:table-cell table:formula="of:=COS(RADIANS([.P$1]))*COS(RADIANS([.$A65]))" office:value-type="float" office:value="0.450606523398208" calcext:value-type="float">
            <text:p>0.451</text:p>
          </table:table-cell>
          <table:table-cell table:formula="of:=TAN(RADIANS([.Q$1]))*TAN(RADIANS([.$A65]))" office:value-type="float" office:value="0.240978269141877" calcext:value-type="float">
            <text:p>0.241</text:p>
          </table:table-cell>
          <table:table-cell table:formula="of:=COS(RADIANS([.R$1]))*COS(RADIANS([.$A65]))" office:value-type="float" office:value="0.449572295404101" calcext:value-type="float">
            <text:p>0.450</text:p>
          </table:table-cell>
          <table:table-cell table:formula="of:=TAN(RADIANS([.S$1]))*TAN(RADIANS([.$A65]))" office:value-type="float" office:value="0.275826918639376" calcext:value-type="float">
            <text:p>0.276</text:p>
          </table:table-cell>
          <table:table-cell table:formula="of:=COS(RADIANS([.T$1]))*COS(RADIANS([.$A65]))" office:value-type="float" office:value="0.44840112333371" calcext:value-type="float">
            <text:p>0.448</text:p>
          </table:table-cell>
          <table:table-cell table:formula="of:=TAN(RADIANS([.U$1]))*TAN(RADIANS([.$A65]))" office:value-type="float" office:value="0.310846966489488" calcext:value-type="float">
            <text:p>0.311</text:p>
          </table:table-cell>
          <table:table-cell table:formula="of:=COS(RADIANS([.V$1]))*COS(RADIANS([.$A65]))" office:value-type="float" office:value="0.447093363937393" calcext:value-type="float">
            <text:p>0.447</text:p>
          </table:table-cell>
          <table:table-cell table:formula="of:=TAN(RADIANS([.W$1]))*TAN(RADIANS([.$A65]))" office:value-type="float" office:value="0.346061184742437" calcext:value-type="float">
            <text:p>0.346</text:p>
          </table:table-cell>
          <table:table-cell table:formula="of:=COS(RADIANS([.X$1]))*COS(RADIANS([.$A65]))" office:value-type="float" office:value="0.445649415571329" calcext:value-type="float">
            <text:p>0.446</text:p>
          </table:table-cell>
          <table:table-cell table:formula="of:=TAN(RADIANS([.Y$1]))*TAN(RADIANS([.$A65]))" office:value-type="float" office:value="0.381492836777025" calcext:value-type="float">
            <text:p>0.381</text:p>
          </table:table-cell>
          <table:table-cell table:formula="of:=COS(RADIANS([.Z$1]))*COS(RADIANS([.$A65]))" office:value-type="float" office:value="0.444069718076179" calcext:value-type="float">
            <text:p>0.444</text:p>
          </table:table-cell>
          <table:table-cell table:formula="of:=TAN(RADIANS([.AA$1]))*TAN(RADIANS([.$A65]))" office:value-type="float" office:value="0.417165740947639" calcext:value-type="float">
            <text:p>0.417</text:p>
          </table:table-cell>
          <table:table-cell table:formula="of:=COS(RADIANS([.AB$1]))*COS(RADIANS([.$A65]))" office:value-type="float" office:value="0.442354752643104" calcext:value-type="float">
            <text:p>0.442</text:p>
          </table:table-cell>
          <table:table-cell table:formula="of:=TAN(RADIANS([.AC$1]))*TAN(RADIANS([.$A65]))" office:value-type="float" office:value="0.453104337290001" calcext:value-type="float">
            <text:p>0.453</text:p>
          </table:table-cell>
          <table:table-cell table:formula="of:=COS(RADIANS([.AD$1]))*COS(RADIANS([.$A65]))" office:value-type="float" office:value="0.440505041667186" calcext:value-type="float">
            <text:p>0.441</text:p>
          </table:table-cell>
          <table:table-cell table:formula="of:=TAN(RADIANS([.AE$1]))*TAN(RADIANS([.$A65]))" office:value-type="float" office:value="0.489333757696644" calcext:value-type="float">
            <text:p>0.489</text:p>
          </table:table-cell>
          <table:table-cell table:formula="of:=COS(RADIANS([.AF$1]))*COS(RADIANS([.$A65]))" office:value-type="float" office:value="0.438521148588309" calcext:value-type="float">
            <text:p>0.439</text:p>
          </table:table-cell>
          <table:table-cell table:formula="of:=TAN(RADIANS([.AG$1]))*TAN(RADIANS([.$A65]))" office:value-type="float" office:value="0.525879900006943" calcext:value-type="float">
            <text:p>0.526</text:p>
          </table:table-cell>
          <table:table-cell table:formula="of:=COS(RADIANS([.AH$1]))*COS(RADIANS([.$A65]))" office:value-type="float" office:value="0.436403677719522" calcext:value-type="float">
            <text:p>0.436</text:p>
          </table:table-cell>
          <table:table-cell table:formula="of:=TAN(RADIANS([.AI$1]))*TAN(RADIANS([.$A65]))" office:value-type="float" office:value="0.562769506495363" calcext:value-type="float">
            <text:p>0.563</text:p>
          </table:table-cell>
          <table:table-cell table:formula="of:=COS(RADIANS([.AJ$1]))*COS(RADIANS([.$A65]))" office:value-type="float" office:value="0.434153274062964" calcext:value-type="float">
            <text:p>0.434</text:p>
          </table:table-cell>
          <table:table-cell table:formula="of:=TAN(RADIANS([.AK$1]))*TAN(RADIANS([.$A65]))" office:value-type="float" office:value="0.600030247286016" calcext:value-type="float">
            <text:p>0.600</text:p>
          </table:table-cell>
          <table:table-cell table:formula="of:=COS(RADIANS([.AL$1]))*COS(RADIANS([.$A65]))" office:value-type="float" office:value="0.431770623113389" calcext:value-type="float">
            <text:p>0.432</text:p>
          </table:table-cell>
          <table:table-cell table:formula="of:=TAN(RADIANS([.AM$1]))*TAN(RADIANS([.$A65]))" office:value-type="float" office:value="0.637690809272244" calcext:value-type="float">
            <text:p>0.638</text:p>
          </table:table-cell>
          <table:table-cell table:formula="of:=COS(RADIANS([.AN$1]))*COS(RADIANS([.$A65]))" office:value-type="float" office:value="0.429256450649358" calcext:value-type="float">
            <text:p>0.429</text:p>
          </table:table-cell>
          <table:table-cell table:formula="of:=TAN(RADIANS([.AO$1]))*TAN(RADIANS([.$A65]))" office:value-type="float" office:value="0.675780991177812" calcext:value-type="float">
            <text:p>0.676</text:p>
          </table:table-cell>
          <table:table-cell table:formula="of:=COS(RADIANS([.AP$1]))*COS(RADIANS([.$A65]))" office:value-type="float" office:value="0.426611522512159" calcext:value-type="float">
            <text:p>0.427</text:p>
          </table:table-cell>
          <table:table-cell table:formula="of:=TAN(RADIANS([.AQ$1]))*TAN(RADIANS([.$A65]))" office:value-type="float" office:value="0.714331805462019" calcext:value-type="float">
            <text:p>0.714</text:p>
          </table:table-cell>
          <table:table-cell table:formula="of:=COS(RADIANS([.AR$1]))*COS(RADIANS([.$A65]))" office:value-type="float" office:value="0.423836644372524" calcext:value-type="float">
            <text:p>0.424</text:p>
          </table:table-cell>
          <table:table-cell table:formula="of:=TAN(RADIANS([.AS$1]))*TAN(RADIANS([.$A65]))" office:value-type="float" office:value="0.753375587846104" calcext:value-type="float">
            <text:p>0.753</text:p>
          </table:table-cell>
          <table:table-cell table:formula="of:=COS(RADIANS([.AT$1]))*COS(RADIANS([.$A65]))" office:value-type="float" office:value="0.420932661485215" calcext:value-type="float">
            <text:p>0.421</text:p>
          </table:table-cell>
          <table:table-cell table:formula="of:=TAN(RADIANS([.AU$1]))*TAN(RADIANS([.$A65]))" office:value-type="float" office:value="0.792946115323675" calcext:value-type="float">
            <text:p>0.793</text:p>
          </table:table-cell>
          <table:table-cell table:formula="of:=COS(RADIANS([.AV$1]))*COS(RADIANS([.$A65]))" office:value-type="float" office:value="0.417900458431552" calcext:value-type="float">
            <text:p>0.418</text:p>
          </table:table-cell>
          <table:table-cell table:formula="of:=TAN(RADIANS([.AW$1]))*TAN(RADIANS([.$A65]))" office:value-type="float" office:value="0.833078733615338" calcext:value-type="float">
            <text:p>0.8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S(RADIANS([.B$1]))*COS(RADIANS([.$A66]))" office:value-type="float" office:value="0.438371146789077" calcext:value-type="float">
            <text:p>0.438</text:p>
          </table:table-cell>
          <table:table-cell table:formula="of:=TAN(RADIANS([.C$1]))*TAN(RADIANS([.$A66]))" office:value-type="float" office:value="0" calcext:value-type="float">
            <text:p>0.000</text:p>
          </table:table-cell>
          <table:table-cell table:formula="of:=COS(RADIANS([.D$1]))*COS(RADIANS([.$A66]))" office:value-type="float" office:value="0.438304380740123" calcext:value-type="float">
            <text:p>0.438</text:p>
          </table:table-cell>
          <table:table-cell table:formula="of:=TAN(RADIANS([.E$1]))*TAN(RADIANS([.$A66]))" office:value-type="float" office:value="0.0357881866773406" calcext:value-type="float">
            <text:p>0.036</text:p>
          </table:table-cell>
          <table:table-cell table:formula="of:=COS(RADIANS([.F$1]))*COS(RADIANS([.$A66]))" office:value-type="float" office:value="0.438104102930846" calcext:value-type="float">
            <text:p>0.438</text:p>
          </table:table-cell>
          <table:table-cell table:formula="of:=TAN(RADIANS([.G$1]))*TAN(RADIANS([.$A66]))" office:value-type="float" office:value="0.0715981878398354" calcext:value-type="float">
            <text:p>0.072</text:p>
          </table:table-cell>
          <table:table-cell table:formula="of:=COS(RADIANS([.H$1]))*COS(RADIANS([.$A66]))" office:value-type="float" office:value="0.437770374367805" calcext:value-type="float">
            <text:p>0.438</text:p>
          </table:table-cell>
          <table:table-cell table:formula="of:=TAN(RADIANS([.I$1]))*TAN(RADIANS([.$A66]))" office:value-type="float" office:value="0.107451871192659" calcext:value-type="float">
            <text:p>0.107</text:p>
          </table:table-cell>
          <table:table-cell table:formula="of:=COS(RADIANS([.J$1]))*COS(RADIANS([.$A66]))" office:value-type="float" office:value="0.437303296707956" calcext:value-type="float">
            <text:p>0.437</text:p>
          </table:table-cell>
          <table:table-cell table:formula="of:=TAN(RADIANS([.K$1]))*TAN(RADIANS([.$A66]))" office:value-type="float" office:value="0.143371211157172" calcext:value-type="float">
            <text:p>0.143</text:p>
          </table:table-cell>
          <table:table-cell table:formula="of:=COS(RADIANS([.L$1]))*COS(RADIANS([.$A66]))" office:value-type="float" office:value="0.436703012227677" calcext:value-type="float">
            <text:p>0.437</text:p>
          </table:table-cell>
          <table:table-cell table:formula="of:=TAN(RADIANS([.M$1]))*TAN(RADIANS([.$A66]))" office:value-type="float" office:value="0.17937834292184" calcext:value-type="float">
            <text:p>0.179</text:p>
          </table:table-cell>
          <table:table-cell table:formula="of:=COS(RADIANS([.N$1]))*COS(RADIANS([.$A66]))" office:value-type="float" office:value="0.435969703779437" calcext:value-type="float">
            <text:p>0.436</text:p>
          </table:table-cell>
          <table:table-cell table:formula="of:=TAN(RADIANS([.O$1]))*TAN(RADIANS([.$A66]))" office:value-type="float" office:value="0.215495617331471" calcext:value-type="float">
            <text:p>0.215</text:p>
          </table:table-cell>
          <table:table-cell table:formula="of:=COS(RADIANS([.P$1]))*COS(RADIANS([.$A66]))" office:value-type="float" office:value="0.435103594736092" calcext:value-type="float">
            <text:p>0.435</text:p>
          </table:table-cell>
          <table:table-cell table:formula="of:=TAN(RADIANS([.Q$1]))*TAN(RADIANS([.$A66]))" office:value-type="float" office:value="0.251745656905852" calcext:value-type="float">
            <text:p>0.252</text:p>
          </table:table-cell>
          <table:table-cell table:formula="of:=COS(RADIANS([.R$1]))*COS(RADIANS([.$A66]))" office:value-type="float" office:value="0.434104948922847" calcext:value-type="float">
            <text:p>0.434</text:p>
          </table:table-cell>
          <table:table-cell table:formula="of:=TAN(RADIANS([.S$1]))*TAN(RADIANS([.$A66]))" office:value-type="float" office:value="0.288151413289074" calcext:value-type="float">
            <text:p>0.288</text:p>
          </table:table-cell>
          <table:table-cell table:formula="of:=COS(RADIANS([.T$1]))*COS(RADIANS([.$A66]))" office:value-type="float" office:value="0.432974070536891" calcext:value-type="float">
            <text:p>0.433</text:p>
          </table:table-cell>
          <table:table-cell table:formula="of:=TAN(RADIANS([.U$1]))*TAN(RADIANS([.$A66]))" office:value-type="float" office:value="0.324736226443783" calcext:value-type="float">
            <text:p>0.325</text:p>
          </table:table-cell>
          <table:table-cell table:formula="of:=COS(RADIANS([.V$1]))*COS(RADIANS([.$A66]))" office:value-type="float" office:value="0.431711304054736" calcext:value-type="float">
            <text:p>0.432</text:p>
          </table:table-cell>
          <table:table-cell table:formula="of:=TAN(RADIANS([.W$1]))*TAN(RADIANS([.$A66]))" office:value-type="float" office:value="0.361523885920644" calcext:value-type="float">
            <text:p>0.362</text:p>
          </table:table-cell>
          <table:table-cell table:formula="of:=COS(RADIANS([.X$1]))*COS(RADIANS([.$A66]))" office:value-type="float" office:value="0.430317034127285" calcext:value-type="float">
            <text:p>0.430</text:p>
          </table:table-cell>
          <table:table-cell table:formula="of:=TAN(RADIANS([.Y$1]))*TAN(RADIANS([.$A66]))" office:value-type="float" office:value="0.398538694552435" calcext:value-type="float">
            <text:p>0.399</text:p>
          </table:table-cell>
          <table:table-cell table:formula="of:=COS(RADIANS([.Z$1]))*COS(RADIANS([.$A66]))" office:value-type="float" office:value="0.428791685462663" calcext:value-type="float">
            <text:p>0.429</text:p>
          </table:table-cell>
          <table:table-cell table:formula="of:=TAN(RADIANS([.AA$1]))*TAN(RADIANS([.$A66]))" office:value-type="float" office:value="0.435805534944933" calcext:value-type="float">
            <text:p>0.436</text:p>
          </table:table-cell>
          <table:table-cell table:formula="of:=COS(RADIANS([.AB$1]))*COS(RADIANS([.$A66]))" office:value-type="float" office:value="0.427135722696851" calcext:value-type="float">
            <text:p>0.427</text:p>
          </table:table-cell>
          <table:table-cell table:formula="of:=TAN(RADIANS([.AC$1]))*TAN(RADIANS([.$A66]))" office:value-type="float" office:value="0.473349939163205" calcext:value-type="float">
            <text:p>0.473</text:p>
          </table:table-cell>
          <table:table-cell table:formula="of:=COS(RADIANS([.AD$1]))*COS(RADIANS([.$A66]))" office:value-type="float" office:value="0.425349650252149" calcext:value-type="float">
            <text:p>0.425</text:p>
          </table:table-cell>
          <table:table-cell table:formula="of:=TAN(RADIANS([.AE$1]))*TAN(RADIANS([.$A66]))" office:value-type="float" office:value="0.511198162042667" calcext:value-type="float">
            <text:p>0.511</text:p>
          </table:table-cell>
          <table:table-cell table:formula="of:=COS(RADIANS([.AF$1]))*COS(RADIANS([.$A66]))" office:value-type="float" office:value="0.423434012183526" calcext:value-type="float">
            <text:p>0.423</text:p>
          </table:table-cell>
          <table:table-cell table:formula="of:=TAN(RADIANS([.AG$1]))*TAN(RADIANS([.$A66]))" office:value-type="float" office:value="0.549377258589601" calcext:value-type="float">
            <text:p>0.549</text:p>
          </table:table-cell>
          <table:table-cell table:formula="of:=COS(RADIANS([.AH$1]))*COS(RADIANS([.$A66]))" office:value-type="float" office:value="0.421389392012894" calcext:value-type="float">
            <text:p>0.421</text:p>
          </table:table-cell>
          <table:table-cell table:formula="of:=TAN(RADIANS([.AI$1]))*TAN(RADIANS([.$A66]))" office:value-type="float" office:value="0.587915165976421" calcext:value-type="float">
            <text:p>0.588</text:p>
          </table:table-cell>
          <table:table-cell table:formula="of:=COS(RADIANS([.AJ$1]))*COS(RADIANS([.$A66]))" office:value-type="float" office:value="0.419216412551365" calcext:value-type="float">
            <text:p>0.419</text:p>
          </table:table-cell>
          <table:table-cell table:formula="of:=TAN(RADIANS([.AK$1]))*TAN(RADIANS([.$A66]))" office:value-type="float" office:value="0.626840790683347" calcext:value-type="float">
            <text:p>0.627</text:p>
          </table:table-cell>
          <table:table-cell table:formula="of:=COS(RADIANS([.AL$1]))*COS(RADIANS([.$A66]))" office:value-type="float" office:value="0.416915735709531" calcext:value-type="float">
            <text:p>0.417</text:p>
          </table:table-cell>
          <table:table-cell table:formula="of:=TAN(RADIANS([.AM$1]))*TAN(RADIANS([.$A66]))" office:value-type="float" office:value="0.666184101391106" calcext:value-type="float">
            <text:p>0.666</text:p>
          </table:table-cell>
          <table:table-cell table:formula="of:=COS(RADIANS([.AN$1]))*COS(RADIANS([.$A66]))" office:value-type="float" office:value="0.414488062295848" calcext:value-type="float">
            <text:p>0.414</text:p>
          </table:table-cell>
          <table:table-cell table:formula="of:=TAN(RADIANS([.AO$1]))*TAN(RADIANS([.$A66]))" office:value-type="float" office:value="0.705976228289631" calcext:value-type="float">
            <text:p>0.706</text:p>
          </table:table-cell>
          <table:table-cell table:formula="of:=COS(RADIANS([.AP$1]))*COS(RADIANS([.$A66]))" office:value-type="float" office:value="0.411934131803152" calcext:value-type="float">
            <text:p>0.412</text:p>
          </table:table-cell>
          <table:table-cell table:formula="of:=TAN(RADIANS([.AQ$1]))*TAN(RADIANS([.$A66]))" office:value-type="float" office:value="0.746249569536511" calcext:value-type="float">
            <text:p>0.746</text:p>
          </table:table-cell>
          <table:table-cell table:formula="of:=COS(RADIANS([.AR$1]))*COS(RADIANS([.$A66]))" office:value-type="float" office:value="0.409254722183414" calcext:value-type="float">
            <text:p>0.409</text:p>
          </table:table-cell>
          <table:table-cell table:formula="of:=TAN(RADIANS([.AS$1]))*TAN(RADIANS([.$A66]))" office:value-type="float" office:value="0.787037905677242" calcext:value-type="float">
            <text:p>0.787</text:p>
          </table:table-cell>
          <table:table-cell table:formula="of:=COS(RADIANS([.AT$1]))*COS(RADIANS([.$A66]))" office:value-type="float" office:value="0.40645064961076" calcext:value-type="float">
            <text:p>0.406</text:p>
          </table:table-cell>
          <table:table-cell table:formula="of:=TAN(RADIANS([.AU$1]))*TAN(RADIANS([.$A66]))" office:value-type="float" office:value="0.828376522928606" calcext:value-type="float">
            <text:p>0.828</text:p>
          </table:table-cell>
          <table:table-cell table:formula="of:=COS(RADIANS([.AV$1]))*COS(RADIANS([.$A66]))" office:value-type="float" office:value="0.403522768232858" calcext:value-type="float">
            <text:p>0.404</text:p>
          </table:table-cell>
          <table:table-cell table:formula="of:=TAN(RADIANS([.AW$1]))*TAN(RADIANS([.$A66]))" office:value-type="float" office:value="0.870302346328218" calcext:value-type="float">
            <text:p>0.8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S(RADIANS([.B$1]))*COS(RADIANS([.$A67]))" office:value-type="float" office:value="0.422618261740699" calcext:value-type="float">
            <text:p>0.423</text:p>
          </table:table-cell>
          <table:table-cell table:formula="of:=TAN(RADIANS([.C$1]))*TAN(RADIANS([.$A67]))" office:value-type="float" office:value="0" calcext:value-type="float">
            <text:p>0.000</text:p>
          </table:table-cell>
          <table:table-cell table:formula="of:=COS(RADIANS([.D$1]))*COS(RADIANS([.$A67]))" office:value-type="float" office:value="0.422553894932439" calcext:value-type="float">
            <text:p>0.423</text:p>
          </table:table-cell>
          <table:table-cell table:formula="of:=TAN(RADIANS([.E$1]))*TAN(RADIANS([.$A67]))" office:value-type="float" office:value="0.0374325075365063" calcext:value-type="float">
            <text:p>0.037</text:p>
          </table:table-cell>
          <table:table-cell table:formula="of:=COS(RADIANS([.F$1]))*COS(RADIANS([.$A67]))" office:value-type="float" office:value="0.42236081411441" calcext:value-type="float">
            <text:p>0.422</text:p>
          </table:table-cell>
          <table:table-cell table:formula="of:=TAN(RADIANS([.G$1]))*TAN(RADIANS([.$A67]))" office:value-type="float" office:value="0.0748878318445721" calcext:value-type="float">
            <text:p>0.075</text:p>
          </table:table-cell>
          <table:table-cell table:formula="of:=COS(RADIANS([.H$1]))*COS(RADIANS([.$A67]))" office:value-type="float" office:value="0.422039078100901" calcext:value-type="float">
            <text:p>0.422</text:p>
          </table:table-cell>
          <table:table-cell table:formula="of:=TAN(RADIANS([.I$1]))*TAN(RADIANS([.$A67]))" office:value-type="float" office:value="0.112388845361019" calcext:value-type="float">
            <text:p>0.112</text:p>
          </table:table-cell>
          <table:table-cell table:formula="of:=COS(RADIANS([.J$1]))*COS(RADIANS([.$A67]))" office:value-type="float" office:value="0.421588784895819" calcext:value-type="float">
            <text:p>0.422</text:p>
          </table:table-cell>
          <table:table-cell table:formula="of:=TAN(RADIANS([.K$1]))*TAN(RADIANS([.$A67]))" office:value-type="float" office:value="0.149958532142029" calcext:value-type="float">
            <text:p>0.150</text:p>
          </table:table-cell>
          <table:table-cell table:formula="of:=COS(RADIANS([.L$1]))*COS(RADIANS([.$A67]))" office:value-type="float" office:value="0.421010071662834" calcext:value-type="float">
            <text:p>0.421</text:p>
          </table:table-cell>
          <table:table-cell table:formula="of:=TAN(RADIANS([.M$1]))*TAN(RADIANS([.$A67]))" office:value-type="float" office:value="0.187620044397476" calcext:value-type="float">
            <text:p>0.188</text:p>
          </table:table-cell>
          <table:table-cell table:formula="of:=COS(RADIANS([.N$1]))*COS(RADIANS([.$A67]))" office:value-type="float" office:value="0.420303114683605" calcext:value-type="float">
            <text:p>0.420</text:p>
          </table:table-cell>
          <table:table-cell table:formula="of:=TAN(RADIANS([.O$1]))*TAN(RADIANS([.$A67]))" office:value-type="float" office:value="0.225396759902108" calcext:value-type="float">
            <text:p>0.225</text:p>
          </table:table-cell>
          <table:table-cell table:formula="of:=COS(RADIANS([.P$1]))*COS(RADIANS([.$A67]))" office:value-type="float" office:value="0.419468129304076" calcext:value-type="float">
            <text:p>0.419</text:p>
          </table:table-cell>
          <table:table-cell table:formula="of:=TAN(RADIANS([.Q$1]))*TAN(RADIANS([.$A67]))" office:value-type="float" office:value="0.263312340588006" calcext:value-type="float">
            <text:p>0.263</text:p>
          </table:table-cell>
          <table:table-cell table:formula="of:=COS(RADIANS([.R$1]))*COS(RADIANS([.$A67]))" office:value-type="float" office:value="0.418505369868882" calcext:value-type="float">
            <text:p>0.419</text:p>
          </table:table-cell>
          <table:table-cell table:formula="of:=TAN(RADIANS([.S$1]))*TAN(RADIANS([.$A67]))" office:value-type="float" office:value="0.301390792633468" calcext:value-type="float">
            <text:p>0.301</text:p>
          </table:table-cell>
          <table:table-cell table:formula="of:=COS(RADIANS([.T$1]))*COS(RADIANS([.$A67]))" office:value-type="float" office:value="0.417415129643873" calcext:value-type="float">
            <text:p>0.417</text:p>
          </table:table-cell>
          <table:table-cell table:formula="of:=TAN(RADIANS([.U$1]))*TAN(RADIANS([.$A67]))" office:value-type="float" office:value="0.339656528377001" calcext:value-type="float">
            <text:p>0.340</text:p>
          </table:table-cell>
          <table:table-cell table:formula="of:=COS(RADIANS([.V$1]))*COS(RADIANS([.$A67]))" office:value-type="float" office:value="0.416197740726783" calcext:value-type="float">
            <text:p>0.416</text:p>
          </table:table-cell>
          <table:table-cell table:formula="of:=TAN(RADIANS([.W$1]))*TAN(RADIANS([.$A67]))" office:value-type="float" office:value="0.378134430401859" calcext:value-type="float">
            <text:p>0.378</text:p>
          </table:table-cell>
          <table:table-cell table:formula="of:=COS(RADIANS([.X$1]))*COS(RADIANS([.$A67]))" office:value-type="float" office:value="0.41485357394607" calcext:value-type="float">
            <text:p>0.415</text:p>
          </table:table-cell>
          <table:table-cell table:formula="of:=TAN(RADIANS([.Y$1]))*TAN(RADIANS([.$A67]))" office:value-type="float" office:value="0.416849918156625" calcext:value-type="float">
            <text:p>0.417</text:p>
          </table:table-cell>
          <table:table-cell table:formula="of:=COS(RADIANS([.Z$1]))*COS(RADIANS([.$A67]))" office:value-type="float" office:value="0.413383038747957" calcext:value-type="float">
            <text:p>0.413</text:p>
          </table:table-cell>
          <table:table-cell table:formula="of:=TAN(RADIANS([.AA$1]))*TAN(RADIANS([.$A67]))" office:value-type="float" office:value="0.455829017501079" calcext:value-type="float">
            <text:p>0.456</text:p>
          </table:table-cell>
          <table:table-cell table:formula="of:=COS(RADIANS([.AB$1]))*COS(RADIANS([.$A67]))" office:value-type="float" office:value="0.411786583071709" calcext:value-type="float">
            <text:p>0.412</text:p>
          </table:table-cell>
          <table:table-cell table:formula="of:=TAN(RADIANS([.AC$1]))*TAN(RADIANS([.$A67]))" office:value-type="float" office:value="0.495098433594294" calcext:value-type="float">
            <text:p>0.495</text:p>
          </table:table-cell>
          <table:table-cell table:formula="of:=COS(RADIANS([.AD$1]))*COS(RADIANS([.$A67]))" office:value-type="float" office:value="0.410064693213191" calcext:value-type="float">
            <text:p>0.410</text:p>
          </table:table-cell>
          <table:table-cell table:formula="of:=TAN(RADIANS([.AE$1]))*TAN(RADIANS([.$A67]))" office:value-type="float" office:value="0.534685627574028" calcext:value-type="float">
            <text:p>0.535</text:p>
          </table:table-cell>
          <table:table-cell table:formula="of:=COS(RADIANS([.AF$1]))*COS(RADIANS([.$A67]))" office:value-type="float" office:value="0.408217893676735" calcext:value-type="float">
            <text:p>0.408</text:p>
          </table:table-cell>
          <table:table-cell table:formula="of:=TAN(RADIANS([.AG$1]))*TAN(RADIANS([.$A67]))" office:value-type="float" office:value="0.57461889751349" calcext:value-type="float">
            <text:p>0.575</text:p>
          </table:table-cell>
          <table:table-cell table:formula="of:=COS(RADIANS([.AH$1]))*COS(RADIANS([.$A67]))" office:value-type="float" office:value="0.406246747015369" calcext:value-type="float">
            <text:p>0.406</text:p>
          </table:table-cell>
          <table:table-cell table:formula="of:=TAN(RADIANS([.AI$1]))*TAN(RADIANS([.$A67]))" office:value-type="float" office:value="0.614927464183947" calcext:value-type="float">
            <text:p>0.615</text:p>
          </table:table-cell>
          <table:table-cell table:formula="of:=COS(RADIANS([.AJ$1]))*COS(RADIANS([.$A67]))" office:value-type="float" office:value="0.404151853659462" calcext:value-type="float">
            <text:p>0.404</text:p>
          </table:table-cell>
          <table:table-cell table:formula="of:=TAN(RADIANS([.AK$1]))*TAN(RADIANS([.$A67]))" office:value-type="float" office:value="0.655641562200201" calcext:value-type="float">
            <text:p>0.656</text:p>
          </table:table-cell>
          <table:table-cell table:formula="of:=COS(RADIANS([.AL$1]))*COS(RADIANS([.$A67]))" office:value-type="float" office:value="0.401933851733823" calcext:value-type="float">
            <text:p>0.402</text:p>
          </table:table-cell>
          <table:table-cell table:formula="of:=TAN(RADIANS([.AM$1]))*TAN(RADIANS([.$A67]))" office:value-type="float" office:value="0.696792537181331" calcext:value-type="float">
            <text:p>0.697</text:p>
          </table:table-cell>
          <table:table-cell table:formula="of:=COS(RADIANS([.AN$1]))*COS(RADIANS([.$A67]))" office:value-type="float" office:value="0.399593416863325" calcext:value-type="float">
            <text:p>0.400</text:p>
          </table:table-cell>
          <table:table-cell table:formula="of:=TAN(RADIANS([.AO$1]))*TAN(RADIANS([.$A67]))" office:value-type="float" office:value="0.738412949622226" calcext:value-type="float">
            <text:p>0.738</text:p>
          </table:table-cell>
          <table:table-cell table:formula="of:=COS(RADIANS([.AP$1]))*COS(RADIANS([.$A67]))" office:value-type="float" office:value="0.397131261967103" calcext:value-type="float">
            <text:p>0.397</text:p>
          </table:table-cell>
          <table:table-cell table:formula="of:=TAN(RADIANS([.AQ$1]))*TAN(RADIANS([.$A67]))" office:value-type="float" office:value="0.780536686243356" calcext:value-type="float">
            <text:p>0.781</text:p>
          </table:table-cell>
          <table:table-cell table:formula="of:=COS(RADIANS([.AR$1]))*COS(RADIANS([.$A67]))" office:value-type="float" office:value="0.394548137041388" calcext:value-type="float">
            <text:p>0.395</text:p>
          </table:table-cell>
          <table:table-cell table:formula="of:=TAN(RADIANS([.AS$1]))*TAN(RADIANS([.$A67]))" office:value-type="float" office:value="0.823199079668173" calcext:value-type="float">
            <text:p>0.823</text:p>
          </table:table-cell>
          <table:table-cell table:formula="of:=COS(RADIANS([.AT$1]))*COS(RADIANS([.$A67]))" office:value-type="float" office:value="0.391844828931057" calcext:value-type="float">
            <text:p>0.392</text:p>
          </table:table-cell>
          <table:table-cell table:formula="of:=TAN(RADIANS([.AU$1]))*TAN(RADIANS([.$A67]))" office:value-type="float" office:value="0.866437037370852" calcext:value-type="float">
            <text:p>0.866</text:p>
          </table:table-cell>
          <table:table-cell table:formula="of:=COS(RADIANS([.AV$1]))*COS(RADIANS([.$A67]))" office:value-type="float" office:value="0.389022161089948" calcext:value-type="float">
            <text:p>0.389</text:p>
          </table:table-cell>
          <table:table-cell table:formula="of:=TAN(RADIANS([.AW$1]))*TAN(RADIANS([.$A67]))" office:value-type="float" office:value="0.91028918094352" calcext:value-type="float">
            <text:p>0.9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S(RADIANS([.B$1]))*COS(RADIANS([.$A68]))" office:value-type="float" office:value="0.4067366430758" calcext:value-type="float">
            <text:p>0.407</text:p>
          </table:table-cell>
          <table:table-cell table:formula="of:=TAN(RADIANS([.C$1]))*TAN(RADIANS([.$A68]))" office:value-type="float" office:value="0" calcext:value-type="float">
            <text:p>0.000</text:p>
          </table:table-cell>
          <table:table-cell table:formula="of:=COS(RADIANS([.D$1]))*COS(RADIANS([.$A68]))" office:value-type="float" office:value="0.406674695114987" calcext:value-type="float">
            <text:p>0.407</text:p>
          </table:table-cell>
          <table:table-cell table:formula="of:=TAN(RADIANS([.E$1]))*TAN(RADIANS([.$A68]))" office:value-type="float" office:value="0.0392047177196624" calcext:value-type="float">
            <text:p>0.039</text:p>
          </table:table-cell>
          <table:table-cell table:formula="of:=COS(RADIANS([.F$1]))*COS(RADIANS([.$A68]))" office:value-type="float" office:value="0.406488870102495" calcext:value-type="float">
            <text:p>0.406</text:p>
          </table:table-cell>
          <table:table-cell table:formula="of:=TAN(RADIANS([.G$1]))*TAN(RADIANS([.$A68]))" office:value-type="float" office:value="0.0784333324514978" calcext:value-type="float">
            <text:p>0.078</text:p>
          </table:table-cell>
          <table:table-cell table:formula="of:=COS(RADIANS([.H$1]))*COS(RADIANS([.$A68]))" office:value-type="float" office:value="0.406179224642424" calcext:value-type="float">
            <text:p>0.406</text:p>
          </table:table-cell>
          <table:table-cell table:formula="of:=TAN(RADIANS([.I$1]))*TAN(RADIANS([.$A68]))" office:value-type="float" office:value="0.117709799508366" calcext:value-type="float">
            <text:p>0.118</text:p>
          </table:table-cell>
          <table:table-cell table:formula="of:=COS(RADIANS([.J$1]))*COS(RADIANS([.$A68]))" office:value-type="float" office:value="0.40574585305578" calcext:value-type="float">
            <text:p>0.406</text:p>
          </table:table-cell>
          <table:table-cell table:formula="of:=TAN(RADIANS([.K$1]))*TAN(RADIANS([.$A68]))" office:value-type="float" office:value="0.157058191107009" calcext:value-type="float">
            <text:p>0.157</text:p>
          </table:table-cell>
          <table:table-cell table:formula="of:=COS(RADIANS([.L$1]))*COS(RADIANS([.$A68]))" office:value-type="float" office:value="0.405188887351747" calcext:value-type="float">
            <text:p>0.405</text:p>
          </table:table-cell>
          <table:table-cell table:formula="of:=TAN(RADIANS([.M$1]))*TAN(RADIANS([.$A68]))" office:value-type="float" office:value="0.196502755578958" calcext:value-type="float">
            <text:p>0.197</text:p>
          </table:table-cell>
          <table:table-cell table:formula="of:=COS(RADIANS([.N$1]))*COS(RADIANS([.$A68]))" office:value-type="float" office:value="0.404508497187474" calcext:value-type="float">
            <text:p>0.405</text:p>
          </table:table-cell>
          <table:table-cell table:formula="of:=TAN(RADIANS([.O$1]))*TAN(RADIANS([.$A68]))" office:value-type="float" office:value="0.23606797749979" calcext:value-type="float">
            <text:p>0.236</text:p>
          </table:table-cell>
          <table:table-cell table:formula="of:=COS(RADIANS([.P$1]))*COS(RADIANS([.$A68]))" office:value-type="float" office:value="0.403704889816396" calcext:value-type="float">
            <text:p>0.404</text:p>
          </table:table-cell>
          <table:table-cell table:formula="of:=TAN(RADIANS([.Q$1]))*TAN(RADIANS([.$A68]))" office:value-type="float" office:value="0.275778639055605" calcext:value-type="float">
            <text:p>0.276</text:p>
          </table:table-cell>
          <table:table-cell table:formula="of:=COS(RADIANS([.R$1]))*COS(RADIANS([.$A68]))" office:value-type="float" office:value="0.402778310025102" calcext:value-type="float">
            <text:p>0.403</text:p>
          </table:table-cell>
          <table:table-cell table:formula="of:=TAN(RADIANS([.S$1]))*TAN(RADIANS([.$A68]))" office:value-type="float" office:value="0.315659882976765" calcext:value-type="float">
            <text:p>0.316</text:p>
          </table:table-cell>
          <table:table-cell table:formula="of:=COS(RADIANS([.T$1]))*COS(RADIANS([.$A68]))" office:value-type="float" office:value="0.401729040058774" calcext:value-type="float">
            <text:p>0.402</text:p>
          </table:table-cell>
          <table:table-cell table:formula="of:=TAN(RADIANS([.U$1]))*TAN(RADIANS([.$A68]))" office:value-type="float" office:value="0.355737277383146" calcext:value-type="float">
            <text:p>0.356</text:p>
          </table:table-cell>
          <table:table-cell table:formula="of:=COS(RADIANS([.V$1]))*COS(RADIANS([.$A68]))" office:value-type="float" office:value="0.400557399535207" calcext:value-type="float">
            <text:p>0.401</text:p>
          </table:table-cell>
          <table:table-cell table:formula="of:=TAN(RADIANS([.W$1]))*TAN(RADIANS([.$A68]))" office:value-type="float" office:value="0.396036882902711" calcext:value-type="float">
            <text:p>0.396</text:p>
          </table:table-cell>
          <table:table-cell table:formula="of:=COS(RADIANS([.X$1]))*COS(RADIANS([.$A68]))" office:value-type="float" office:value="0.399263745347456" calcext:value-type="float">
            <text:p>0.399</text:p>
          </table:table-cell>
          <table:table-cell table:formula="of:=TAN(RADIANS([.Y$1]))*TAN(RADIANS([.$A68]))" office:value-type="float" office:value="0.436585322446185" calcext:value-type="float">
            <text:p>0.437</text:p>
          </table:table-cell>
          <table:table-cell table:formula="of:=COS(RADIANS([.Z$1]))*COS(RADIANS([.$A68]))" office:value-type="float" office:value="0.397848471555116" calcext:value-type="float">
            <text:p>0.398</text:p>
          </table:table-cell>
          <table:table-cell table:formula="of:=TAN(RADIANS([.AA$1]))*TAN(RADIANS([.$A68]))" office:value-type="float" office:value="0.477409854045509" calcext:value-type="float">
            <text:p>0.477</text:p>
          </table:table-cell>
          <table:table-cell table:formula="of:=COS(RADIANS([.AB$1]))*COS(RADIANS([.$A68]))" office:value-type="float" office:value="0.396312009264297" calcext:value-type="float">
            <text:p>0.396</text:p>
          </table:table-cell>
          <table:table-cell table:formula="of:=TAN(RADIANS([.AC$1]))*TAN(RADIANS([.$A68]))" office:value-type="float" office:value="0.518538447192761" calcext:value-type="float">
            <text:p>0.519</text:p>
          </table:table-cell>
          <table:table-cell table:formula="of:=COS(RADIANS([.AD$1]))*COS(RADIANS([.$A68]))" office:value-type="float" office:value="0.394654826496294" calcext:value-type="float">
            <text:p>0.395</text:p>
          </table:table-cell>
          <table:table-cell table:formula="of:=TAN(RADIANS([.AE$1]))*TAN(RADIANS([.$A68]))" office:value-type="float" office:value="0.559999863149878" calcext:value-type="float">
            <text:p>0.560</text:p>
          </table:table-cell>
          <table:table-cell table:formula="of:=COS(RADIANS([.AF$1]))*COS(RADIANS([.$A68]))" office:value-type="float" office:value="0.392877428045034" calcext:value-type="float">
            <text:p>0.393</text:p>
          </table:table-cell>
          <table:table-cell table:formula="of:=TAN(RADIANS([.AG$1]))*TAN(RADIANS([.$A68]))" office:value-type="float" office:value="0.601823739738239" calcext:value-type="float">
            <text:p>0.602</text:p>
          </table:table-cell>
          <table:table-cell table:formula="of:=COS(RADIANS([.AH$1]))*COS(RADIANS([.$A68]))" office:value-type="float" office:value="0.390980355323303" calcext:value-type="float">
            <text:p>0.391</text:p>
          </table:table-cell>
          <table:table-cell table:formula="of:=TAN(RADIANS([.AI$1]))*TAN(RADIANS([.$A68]))" office:value-type="float" office:value="0.644040681161633" calcext:value-type="float">
            <text:p>0.644</text:p>
          </table:table-cell>
          <table:table-cell table:formula="of:=COS(RADIANS([.AJ$1]))*COS(RADIANS([.$A68]))" office:value-type="float" office:value="0.388964186197828" calcext:value-type="float">
            <text:p>0.389</text:p>
          </table:table-cell>
          <table:table-cell table:formula="of:=TAN(RADIANS([.AK$1]))*TAN(RADIANS([.$A68]))" office:value-type="float" office:value="0.686682353466947" calcext:value-type="float">
            <text:p>0.687</text:p>
          </table:table-cell>
          <table:table-cell table:formula="of:=COS(RADIANS([.AL$1]))*COS(RADIANS([.$A68]))" office:value-type="float" office:value="0.386829534813256" calcext:value-type="float">
            <text:p>0.387</text:p>
          </table:table-cell>
          <table:table-cell table:formula="of:=TAN(RADIANS([.AM$1]))*TAN(RADIANS([.$A68]))" office:value-type="float" office:value="0.729781586304894" calcext:value-type="float">
            <text:p>0.730</text:p>
          </table:table-cell>
          <table:table-cell table:formula="of:=COS(RADIANS([.AN$1]))*COS(RADIANS([.$A68]))" office:value-type="float" office:value="0.384577051405078" calcext:value-type="float">
            <text:p>0.385</text:p>
          </table:table-cell>
          <table:table-cell table:formula="of:=TAN(RADIANS([.AO$1]))*TAN(RADIANS([.$A68]))" office:value-type="float" office:value="0.773372481719258" calcext:value-type="float">
            <text:p>0.773</text:p>
          </table:table-cell>
          <table:table-cell table:formula="of:=COS(RADIANS([.AP$1]))*COS(RADIANS([.$A68]))" office:value-type="float" office:value="0.382207422101561" calcext:value-type="float">
            <text:p>0.382</text:p>
          </table:table-cell>
          <table:table-cell table:formula="of:=TAN(RADIANS([.AQ$1]))*TAN(RADIANS([.$A68]))" office:value-type="float" office:value="0.817490530768422" calcext:value-type="float">
            <text:p>0.817</text:p>
          </table:table-cell>
          <table:table-cell table:formula="of:=COS(RADIANS([.AR$1]))*COS(RADIANS([.$A68]))" office:value-type="float" office:value="0.379721368714746" calcext:value-type="float">
            <text:p>0.380</text:p>
          </table:table-cell>
          <table:table-cell table:formula="of:=TAN(RADIANS([.AS$1]))*TAN(RADIANS([.$A68]))" office:value-type="float" office:value="0.8621727388688" calcext:value-type="float">
            <text:p>0.862</text:p>
          </table:table-cell>
          <table:table-cell table:formula="of:=COS(RADIANS([.AT$1]))*COS(RADIANS([.$A68]))" office:value-type="float" office:value="0.377119648520576" calcext:value-type="float">
            <text:p>0.377</text:p>
          </table:table-cell>
          <table:table-cell table:formula="of:=TAN(RADIANS([.AU$1]))*TAN(RADIANS([.$A68]))" office:value-type="float" office:value="0.907457760847491" calcext:value-type="float">
            <text:p>0.907</text:p>
          </table:table-cell>
          <table:table-cell table:formula="of:=COS(RADIANS([.AV$1]))*COS(RADIANS([.$A68]))" office:value-type="float" office:value="0.374403054028227" calcext:value-type="float">
            <text:p>0.374</text:p>
          </table:table-cell>
          <table:table-cell table:formula="of:=TAN(RADIANS([.AW$1]))*TAN(RADIANS([.$A68]))" office:value-type="float" office:value="0.953386046803005" calcext:value-type="float">
            <text:p>0.9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S(RADIANS([.B$1]))*COS(RADIANS([.$A69]))" office:value-type="float" office:value="0.390731128489274" calcext:value-type="float">
            <text:p>0.391</text:p>
          </table:table-cell>
          <table:table-cell table:formula="of:=TAN(RADIANS([.C$1]))*TAN(RADIANS([.$A69]))" office:value-type="float" office:value="0" calcext:value-type="float">
            <text:p>0.000</text:p>
          </table:table-cell>
          <table:table-cell table:formula="of:=COS(RADIANS([.D$1]))*COS(RADIANS([.$A69]))" office:value-type="float" office:value="0.390671618245856" calcext:value-type="float">
            <text:p>0.391</text:p>
          </table:table-cell>
          <table:table-cell table:formula="of:=TAN(RADIANS([.E$1]))*TAN(RADIANS([.$A69]))" office:value-type="float" office:value="0.0411215560067486" calcext:value-type="float">
            <text:p>0.041</text:p>
          </table:table-cell>
          <table:table-cell table:formula="of:=COS(RADIANS([.F$1]))*COS(RADIANS([.$A69]))" office:value-type="float" office:value="0.390493105643" calcext:value-type="float">
            <text:p>0.390</text:p>
          </table:table-cell>
          <table:table-cell table:formula="of:=TAN(RADIANS([.G$1]))*TAN(RADIANS([.$A69]))" office:value-type="float" office:value="0.0822681774235198" calcext:value-type="float">
            <text:p>0.082</text:p>
          </table:table-cell>
          <table:table-cell table:formula="of:=COS(RADIANS([.H$1]))*COS(RADIANS([.$A69]))" office:value-type="float" office:value="0.390195645057373" calcext:value-type="float">
            <text:p>0.390</text:p>
          </table:table-cell>
          <table:table-cell table:formula="of:=TAN(RADIANS([.I$1]))*TAN(RADIANS([.$A69]))" office:value-type="float" office:value="0.123464990811522" calcext:value-type="float">
            <text:p>0.123</text:p>
          </table:table-cell>
          <table:table-cell table:formula="of:=COS(RADIANS([.J$1]))*COS(RADIANS([.$A69]))" office:value-type="float" office:value="0.389779327098352" calcext:value-type="float">
            <text:p>0.390</text:p>
          </table:table-cell>
          <table:table-cell table:formula="of:=TAN(RADIANS([.K$1]))*TAN(RADIANS([.$A69]))" office:value-type="float" office:value="0.164737245351632" calcext:value-type="float">
            <text:p>0.165</text:p>
          </table:table-cell>
          <table:table-cell table:formula="of:=COS(RADIANS([.L$1]))*COS(RADIANS([.$A69]))" office:value-type="float" office:value="0.389244278580419" calcext:value-type="float">
            <text:p>0.389</text:p>
          </table:table-cell>
          <table:table-cell table:formula="of:=TAN(RADIANS([.M$1]))*TAN(RADIANS([.$A69]))" office:value-type="float" office:value="0.206110374950306" calcext:value-type="float">
            <text:p>0.206</text:p>
          </table:table-cell>
          <table:table-cell table:formula="of:=COS(RADIANS([.N$1]))*COS(RADIANS([.$A69]))" office:value-type="float" office:value="0.388590662484537" calcext:value-type="float">
            <text:p>0.389</text:p>
          </table:table-cell>
          <table:table-cell table:formula="of:=TAN(RADIANS([.O$1]))*TAN(RADIANS([.$A69]))" office:value-type="float" office:value="0.24761006130874" calcext:value-type="float">
            <text:p>0.248</text:p>
          </table:table-cell>
          <table:table-cell table:formula="of:=COS(RADIANS([.P$1]))*COS(RADIANS([.$A69]))" office:value-type="float" office:value="0.3878186779085" calcext:value-type="float">
            <text:p>0.388</text:p>
          </table:table-cell>
          <table:table-cell table:formula="of:=TAN(RADIANS([.Q$1]))*TAN(RADIANS([.$A69]))" office:value-type="float" office:value="0.289262298289738" calcext:value-type="float">
            <text:p>0.289</text:p>
          </table:table-cell>
          <table:table-cell table:formula="of:=COS(RADIANS([.R$1]))*COS(RADIANS([.$A69]))" office:value-type="float" office:value="0.386928560006287" calcext:value-type="float">
            <text:p>0.387</text:p>
          </table:table-cell>
          <table:table-cell table:formula="of:=TAN(RADIANS([.S$1]))*TAN(RADIANS([.$A69]))" office:value-type="float" office:value="0.331093457928474" calcext:value-type="float">
            <text:p>0.331</text:p>
          </table:table-cell>
          <table:table-cell table:formula="of:=COS(RADIANS([.T$1]))*COS(RADIANS([.$A69]))" office:value-type="float" office:value="0.385920579916436" calcext:value-type="float">
            <text:p>0.386</text:p>
          </table:table-cell>
          <table:table-cell table:formula="of:=TAN(RADIANS([.U$1]))*TAN(RADIANS([.$A69]))" office:value-type="float" office:value="0.37313035844823" calcext:value-type="float">
            <text:p>0.373</text:p>
          </table:table-cell>
          <table:table-cell table:formula="of:=COS(RADIANS([.V$1]))*COS(RADIANS([.$A69]))" office:value-type="float" office:value="0.384795044679446" calcext:value-type="float">
            <text:p>0.385</text:p>
          </table:table-cell>
          <table:table-cell table:formula="of:=TAN(RADIANS([.W$1]))*TAN(RADIANS([.$A69]))" office:value-type="float" office:value="0.415400334660597" calcext:value-type="float">
            <text:p>0.415</text:p>
          </table:table-cell>
          <table:table-cell table:formula="of:=COS(RADIANS([.X$1]))*COS(RADIANS([.$A69]))" office:value-type="float" office:value="0.383552297144253" calcext:value-type="float">
            <text:p>0.384</text:p>
          </table:table-cell>
          <table:table-cell table:formula="of:=TAN(RADIANS([.Y$1]))*TAN(RADIANS([.$A69]))" office:value-type="float" office:value="0.457931311151647" calcext:value-type="float">
            <text:p>0.458</text:p>
          </table:table-cell>
          <table:table-cell table:formula="of:=COS(RADIANS([.Z$1]))*COS(RADIANS([.$A69]))" office:value-type="float" office:value="0.382192715863795" calcext:value-type="float">
            <text:p>0.382</text:p>
          </table:table-cell>
          <table:table-cell table:formula="of:=TAN(RADIANS([.AA$1]))*TAN(RADIANS([.$A69]))" office:value-type="float" office:value="0.500751878681684" calcext:value-type="float">
            <text:p>0.501</text:p>
          </table:table-cell>
          <table:table-cell table:formula="of:=COS(RADIANS([.AB$1]))*COS(RADIANS([.$A69]))" office:value-type="float" office:value="0.380716714979702" calcext:value-type="float">
            <text:p>0.381</text:p>
          </table:table-cell>
          <table:table-cell table:formula="of:=TAN(RADIANS([.AC$1]))*TAN(RADIANS([.$A69]))" office:value-type="float" office:value="0.543891374256608" calcext:value-type="float">
            <text:p>0.544</text:p>
          </table:table-cell>
          <table:table-cell table:formula="of:=COS(RADIANS([.AD$1]))*COS(RADIANS([.$A69]))" office:value-type="float" office:value="0.37912474409614" calcext:value-type="float">
            <text:p>0.379</text:p>
          </table:table-cell>
          <table:table-cell table:formula="of:=TAN(RADIANS([.AE$1]))*TAN(RADIANS([.$A69]))" office:value-type="float" office:value="0.587379965364219" calcext:value-type="float">
            <text:p>0.587</text:p>
          </table:table-cell>
          <table:table-cell table:formula="of:=COS(RADIANS([.AF$1]))*COS(RADIANS([.$A69]))" office:value-type="float" office:value="0.377417288142862" calcext:value-type="float">
            <text:p>0.377</text:p>
          </table:table-cell>
          <table:table-cell table:formula="of:=TAN(RADIANS([.AG$1]))*TAN(RADIANS([.$A69]))" office:value-type="float" office:value="0.631248738909424" calcext:value-type="float">
            <text:p>0.631</text:p>
          </table:table-cell>
          <table:table-cell table:formula="of:=COS(RADIANS([.AH$1]))*COS(RADIANS([.$A69]))" office:value-type="float" office:value="0.375594867227492" calcext:value-type="float">
            <text:p>0.376</text:p>
          </table:table-cell>
          <table:table-cell table:formula="of:=TAN(RADIANS([.AI$1]))*TAN(RADIANS([.$A69]))" office:value-type="float" office:value="0.675529795428932" calcext:value-type="float">
            <text:p>0.676</text:p>
          </table:table-cell>
          <table:table-cell table:formula="of:=COS(RADIANS([.AJ$1]))*COS(RADIANS([.$A69]))" office:value-type="float" office:value="0.373658036477096" calcext:value-type="float">
            <text:p>0.374</text:p>
          </table:table-cell>
          <table:table-cell table:formula="of:=TAN(RADIANS([.AK$1]))*TAN(RADIANS([.$A69]))" office:value-type="float" office:value="0.720256349219293" calcext:value-type="float">
            <text:p>0.720</text:p>
          </table:table-cell>
          <table:table-cell table:formula="of:=COS(RADIANS([.AL$1]))*COS(RADIANS([.$A69]))" office:value-type="float" office:value="0.371607385869083" calcext:value-type="float">
            <text:p>0.372</text:p>
          </table:table-cell>
          <table:table-cell table:formula="of:=TAN(RADIANS([.AM$1]))*TAN(RADIANS([.$A69]))" office:value-type="float" office:value="0.765462835073028" calcext:value-type="float">
            <text:p>0.765</text:p>
          </table:table-cell>
          <table:table-cell table:formula="of:=COS(RADIANS([.AN$1]))*COS(RADIANS([.$A69]))" office:value-type="float" office:value="0.369443540051492" calcext:value-type="float">
            <text:p>0.369</text:p>
          </table:table-cell>
          <table:table-cell table:formula="of:=TAN(RADIANS([.AO$1]))*TAN(RADIANS([.$A69]))" office:value-type="float" office:value="0.811185022386904" calcext:value-type="float">
            <text:p>0.811</text:p>
          </table:table-cell>
          <table:table-cell table:formula="of:=COS(RADIANS([.AP$1]))*COS(RADIANS([.$A69]))" office:value-type="float" office:value="0.367167158152721" calcext:value-type="float">
            <text:p>0.367</text:p>
          </table:table-cell>
          <table:table-cell table:formula="of:=TAN(RADIANS([.AQ$1]))*TAN(RADIANS([.$A69]))" office:value-type="float" office:value="0.857460137485458" calcext:value-type="float">
            <text:p>0.857</text:p>
          </table:table-cell>
          <table:table-cell table:formula="of:=COS(RADIANS([.AR$1]))*COS(RADIANS([.$A69]))" office:value-type="float" office:value="0.364778933580749" calcext:value-type="float">
            <text:p>0.365</text:p>
          </table:table-cell>
          <table:table-cell table:formula="of:=TAN(RADIANS([.AS$1]))*TAN(RADIANS([.$A69]))" office:value-type="float" office:value="0.904326995092836" calcext:value-type="float">
            <text:p>0.904</text:p>
          </table:table-cell>
          <table:table-cell table:formula="of:=COS(RADIANS([.AT$1]))*COS(RADIANS([.$A69]))" office:value-type="float" office:value="0.362279593811915" calcext:value-type="float">
            <text:p>0.362</text:p>
          </table:table-cell>
          <table:table-cell table:formula="of:=TAN(RADIANS([.AU$1]))*TAN(RADIANS([.$A69]))" office:value-type="float" office:value="0.951826139988596" calcext:value-type="float">
            <text:p>0.952</text:p>
          </table:table-cell>
          <table:table-cell table:formula="of:=COS(RADIANS([.AV$1]))*COS(RADIANS([.$A69]))" office:value-type="float" office:value="0.359669900169326" calcext:value-type="float">
            <text:p>0.360</text:p>
          </table:table-cell>
          <table:table-cell table:formula="of:=TAN(RADIANS([.AW$1]))*TAN(RADIANS([.$A69]))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S(RADIANS([.B$1]))*COS(RADIANS([.$A70]))" office:value-type="float" office:value="0.374606593415912" calcext:value-type="float">
            <text:p>0.375</text:p>
          </table:table-cell>
          <table:table-cell table:formula="of:=TAN(RADIANS([.C$1]))*TAN(RADIANS([.$A70]))" office:value-type="float" office:value="0" calcext:value-type="float">
            <text:p>0.000</text:p>
          </table:table-cell>
          <table:table-cell table:formula="of:=COS(RADIANS([.D$1]))*COS(RADIANS([.$A70]))" office:value-type="float" office:value="0.374549539017287" calcext:value-type="float">
            <text:p>0.375</text:p>
          </table:table-cell>
          <table:table-cell table:formula="of:=TAN(RADIANS([.E$1]))*TAN(RADIANS([.$A70]))" office:value-type="float" office:value="0.0432028017293592" calcext:value-type="float">
            <text:p>0.043</text:p>
          </table:table-cell>
          <table:table-cell table:formula="of:=COS(RADIANS([.F$1]))*COS(RADIANS([.$A70]))" office:value-type="float" office:value="0.374378393200735" calcext:value-type="float">
            <text:p>0.374</text:p>
          </table:table-cell>
          <table:table-cell table:formula="of:=TAN(RADIANS([.G$1]))*TAN(RADIANS([.$A70]))" office:value-type="float" office:value="0.0864319374802056" calcext:value-type="float">
            <text:p>0.086</text:p>
          </table:table-cell>
          <table:table-cell table:formula="of:=COS(RADIANS([.H$1]))*COS(RADIANS([.$A70]))" office:value-type="float" office:value="0.374093208098928" calcext:value-type="float">
            <text:p>0.374</text:p>
          </table:table-cell>
          <table:table-cell table:formula="of:=TAN(RADIANS([.I$1]))*TAN(RADIANS([.$A70]))" office:value-type="float" office:value="0.129713805520198" calcext:value-type="float">
            <text:p>0.130</text:p>
          </table:table-cell>
          <table:table-cell table:formula="of:=COS(RADIANS([.J$1]))*COS(RADIANS([.$A70]))" office:value-type="float" office:value="0.373694070582013" calcext:value-type="float">
            <text:p>0.374</text:p>
          </table:table-cell>
          <table:table-cell table:formula="of:=TAN(RADIANS([.K$1]))*TAN(RADIANS([.$A70]))" office:value-type="float" office:value="0.173074932942696" calcext:value-type="float">
            <text:p>0.173</text:p>
          </table:table-cell>
          <table:table-cell table:formula="of:=COS(RADIANS([.L$1]))*COS(RADIANS([.$A70]))" office:value-type="float" office:value="0.373181102231142" calcext:value-type="float">
            <text:p>0.373</text:p>
          </table:table-cell>
          <table:table-cell table:formula="of:=TAN(RADIANS([.M$1]))*TAN(RADIANS([.$A70]))" office:value-type="float" office:value="0.216542040915976" calcext:value-type="float">
            <text:p>0.217</text:p>
          </table:table-cell>
          <table:table-cell table:formula="of:=COS(RADIANS([.N$1]))*COS(RADIANS([.$A70]))" office:value-type="float" office:value="0.372554459301445" calcext:value-type="float">
            <text:p>0.373</text:p>
          </table:table-cell>
          <table:table-cell table:formula="of:=TAN(RADIANS([.O$1]))*TAN(RADIANS([.$A70]))" office:value-type="float" office:value="0.260142110944449" calcext:value-type="float">
            <text:p>0.260</text:p>
          </table:table-cell>
          <table:table-cell table:formula="of:=COS(RADIANS([.P$1]))*COS(RADIANS([.$A70]))" office:value-type="float" office:value="0.371814332674429" calcext:value-type="float">
            <text:p>0.372</text:p>
          </table:table-cell>
          <table:table-cell table:formula="of:=TAN(RADIANS([.Q$1]))*TAN(RADIANS([.$A70]))" office:value-type="float" office:value="0.303902452493271" calcext:value-type="float">
            <text:p>0.304</text:p>
          </table:table-cell>
          <table:table-cell table:formula="of:=COS(RADIANS([.R$1]))*COS(RADIANS([.$A70]))" office:value-type="float" office:value="0.370960947799834" calcext:value-type="float">
            <text:p>0.371</text:p>
          </table:table-cell>
          <table:table-cell table:formula="of:=TAN(RADIANS([.S$1]))*TAN(RADIANS([.$A70]))" office:value-type="float" office:value="0.347850772340042" calcext:value-type="float">
            <text:p>0.348</text:p>
          </table:table-cell>
          <table:table-cell table:formula="of:=COS(RADIANS([.T$1]))*COS(RADIANS([.$A70]))" office:value-type="float" office:value="0.36999456462696" calcext:value-type="float">
            <text:p>0.370</text:p>
          </table:table-cell>
          <table:table-cell table:formula="of:=TAN(RADIANS([.U$1]))*TAN(RADIANS([.$A70]))" office:value-type="float" office:value="0.392015246032957" calcext:value-type="float">
            <text:p>0.392</text:p>
          </table:table-cell>
          <table:table-cell table:formula="of:=COS(RADIANS([.V$1]))*COS(RADIANS([.$A70]))" office:value-type="float" office:value="0.368915477525482" calcext:value-type="float">
            <text:p>0.369</text:p>
          </table:table-cell>
          <table:table-cell table:formula="of:=TAN(RADIANS([.W$1]))*TAN(RADIANS([.$A70]))" office:value-type="float" office:value="0.43642459185411" calcext:value-type="float">
            <text:p>0.436</text:p>
          </table:table-cell>
          <table:table-cell table:formula="of:=COS(RADIANS([.X$1]))*COS(RADIANS([.$A70]))" office:value-type="float" office:value="0.367724015195786" calcext:value-type="float">
            <text:p>0.368</text:p>
          </table:table-cell>
          <table:table-cell table:formula="of:=TAN(RADIANS([.Y$1]))*TAN(RADIANS([.$A70]))" office:value-type="float" office:value="0.481108147709762" calcext:value-type="float">
            <text:p>0.481</text:p>
          </table:table-cell>
          <table:table-cell table:formula="of:=COS(RADIANS([.Z$1]))*COS(RADIANS([.$A70]))" office:value-type="float" office:value="0.366420540568839" calcext:value-type="float">
            <text:p>0.366</text:p>
          </table:table-cell>
          <table:table-cell table:formula="of:=TAN(RADIANS([.AA$1]))*TAN(RADIANS([.$A70]))" office:value-type="float" office:value="0.526095951396842" calcext:value-type="float">
            <text:p>0.526</text:p>
          </table:table-cell>
          <table:table-cell table:formula="of:=COS(RADIANS([.AB$1]))*COS(RADIANS([.$A70]))" office:value-type="float" office:value="0.365005450695639" calcext:value-type="float">
            <text:p>0.365</text:p>
          </table:table-cell>
          <table:table-cell table:formula="of:=TAN(RADIANS([.AC$1]))*TAN(RADIANS([.$A70]))" office:value-type="float" office:value="0.571418824726882" calcext:value-type="float">
            <text:p>0.571</text:p>
          </table:table-cell>
          <table:table-cell table:formula="of:=COS(RADIANS([.AD$1]))*COS(RADIANS([.$A70]))" office:value-type="float" office:value="0.363479176626269" calcext:value-type="float">
            <text:p>0.363</text:p>
          </table:table-cell>
          <table:table-cell table:formula="of:=TAN(RADIANS([.AE$1]))*TAN(RADIANS([.$A70]))" office:value-type="float" office:value="0.617108462025697" calcext:value-type="float">
            <text:p>0.617</text:p>
          </table:table-cell>
          <table:table-cell table:formula="of:=COS(RADIANS([.AF$1]))*COS(RADIANS([.$A70]))" office:value-type="float" office:value="0.361842183278598" calcext:value-type="float">
            <text:p>0.362</text:p>
          </table:table-cell>
          <table:table-cell table:formula="of:=TAN(RADIANS([.AG$1]))*TAN(RADIANS([.$A70]))" office:value-type="float" office:value="0.663197523569785" calcext:value-type="float">
            <text:p>0.663</text:p>
          </table:table-cell>
          <table:table-cell table:formula="of:=COS(RADIANS([.AH$1]))*COS(RADIANS([.$A70]))" office:value-type="float" office:value="0.360094969296656" calcext:value-type="float">
            <text:p>0.360</text:p>
          </table:table-cell>
          <table:table-cell table:formula="of:=TAN(RADIANS([.AI$1]))*TAN(RADIANS([.$A70]))" office:value-type="float" office:value="0.70971973456941" calcext:value-type="float">
            <text:p>0.710</text:p>
          </table:table-cell>
          <table:table-cell table:formula="of:=COS(RADIANS([.AJ$1]))*COS(RADIANS([.$A70]))" office:value-type="float" office:value="0.358238066898748" calcext:value-type="float">
            <text:p>0.358</text:p>
          </table:table-cell>
          <table:table-cell table:formula="of:=TAN(RADIANS([.AK$1]))*TAN(RADIANS([.$A70]))" office:value-type="float" office:value="0.756709990364335" calcext:value-type="float">
            <text:p>0.757</text:p>
          </table:table-cell>
          <table:table-cell table:formula="of:=COS(RADIANS([.AL$1]))*COS(RADIANS([.$A70]))" office:value-type="float" office:value="0.356272041715332" calcext:value-type="float">
            <text:p>0.356</text:p>
          </table:table-cell>
          <table:table-cell table:formula="of:=TAN(RADIANS([.AM$1]))*TAN(RADIANS([.$A70]))" office:value-type="float" office:value="0.804204468562082" calcext:value-type="float">
            <text:p>0.804</text:p>
          </table:table-cell>
          <table:table-cell table:formula="of:=COS(RADIANS([.AN$1]))*COS(RADIANS([.$A70]))" office:value-type="float" office:value="0.354197492616726" calcext:value-type="float">
            <text:p>0.354</text:p>
          </table:table-cell>
          <table:table-cell table:formula="of:=TAN(RADIANS([.AO$1]))*TAN(RADIANS([.$A70]))" office:value-type="float" office:value="0.85224074892146" calcext:value-type="float">
            <text:p>0.852</text:p>
          </table:table-cell>
          <table:table-cell table:formula="of:=COS(RADIANS([.AP$1]))*COS(RADIANS([.$A70]))" office:value-type="float" office:value="0.35201505153068" calcext:value-type="float">
            <text:p>0.352</text:p>
          </table:table-cell>
          <table:table-cell table:formula="of:=TAN(RADIANS([.AQ$1]))*TAN(RADIANS([.$A70]))" office:value-type="float" office:value="0.900857941867126" calcext:value-type="float">
            <text:p>0.901</text:p>
          </table:table-cell>
          <table:table-cell table:formula="of:=COS(RADIANS([.AR$1]))*COS(RADIANS([.$A70]))" office:value-type="float" office:value="0.349725383249891" calcext:value-type="float">
            <text:p>0.350</text:p>
          </table:table-cell>
          <table:table-cell table:formula="of:=TAN(RADIANS([.AS$1]))*TAN(RADIANS([.$A70]))" office:value-type="float" office:value="0.95009682661549" calcext:value-type="float">
            <text:p>0.950</text:p>
          </table:table-cell>
          <table:table-cell table:formula="of:=COS(RADIANS([.AT$1]))*COS(RADIANS([.$A70]))" office:value-type="float" office:value="0.347329185229499" calcext:value-type="float">
            <text:p>0.347</text:p>
          </table:table-cell>
          <table:table-cell table:formula="of:=TAN(RADIANS([.AU$1]))*TAN(RADIANS([.$A70]))" office:value-type="float" office:value="1" calcext:value-type="float">
            <text:p>1.000</text:p>
          </table:table-cell>
          <table:table-cell table:formula="of:=COS(RADIANS([.AV$1]))*COS(RADIANS([.$A70]))" office:value-type="float" office:value="0.344827187374632" calcext:value-type="float">
            <text:p>0.345</text:p>
          </table:table-cell>
          <table:table-cell table:formula="of:=TAN(RADIANS([.AW$1]))*TAN(RADIANS([.$A70]))" office:value-type="float" office:value="1.05061203720669" calcext:value-type="float">
            <text:p>1.0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S(RADIANS([.B$1]))*COS(RADIANS([.$A71]))" office:value-type="float" office:value="0.3583679495453" calcext:value-type="float">
            <text:p>0.358</text:p>
          </table:table-cell>
          <table:table-cell table:formula="of:=TAN(RADIANS([.C$1]))*TAN(RADIANS([.$A71]))" office:value-type="float" office:value="0" calcext:value-type="float">
            <text:p>0.000</text:p>
          </table:table-cell>
          <table:table-cell table:formula="of:=COS(RADIANS([.D$1]))*COS(RADIANS([.$A71]))" office:value-type="float" office:value="0.35831336837079" calcext:value-type="float">
            <text:p>0.358</text:p>
          </table:table-cell>
          <table:table-cell table:formula="of:=TAN(RADIANS([.E$1]))*TAN(RADIANS([.$A71]))" office:value-type="float" office:value="0.0454719987680199" calcext:value-type="float">
            <text:p>0.045</text:p>
          </table:table-cell>
          <table:table-cell table:formula="of:=COS(RADIANS([.F$1]))*COS(RADIANS([.$A71]))" office:value-type="float" office:value="0.358149641473215" calcext:value-type="float">
            <text:p>0.358</text:p>
          </table:table-cell>
          <table:table-cell table:formula="of:=TAN(RADIANS([.G$1]))*TAN(RADIANS([.$A71]))" office:value-type="float" office:value="0.090971714733645" calcext:value-type="float">
            <text:p>0.091</text:p>
          </table:table-cell>
          <table:table-cell table:formula="of:=COS(RADIANS([.H$1]))*COS(RADIANS([.$A71]))" office:value-type="float" office:value="0.357876818725374" calcext:value-type="float">
            <text:p>0.358</text:p>
          </table:table-cell>
          <table:table-cell table:formula="of:=TAN(RADIANS([.I$1]))*TAN(RADIANS([.$A71]))" office:value-type="float" office:value="0.136526932715137" calcext:value-type="float">
            <text:p>0.137</text:p>
          </table:table-cell>
          <table:table-cell table:formula="of:=COS(RADIANS([.J$1]))*COS(RADIANS([.$A71]))" office:value-type="float" office:value="0.357494983231718" calcext:value-type="float">
            <text:p>0.357</text:p>
          </table:table-cell>
          <table:table-cell table:formula="of:=TAN(RADIANS([.K$1]))*TAN(RADIANS([.$A71]))" office:value-type="float" office:value="0.182165573122939" calcext:value-type="float">
            <text:p>0.182</text:p>
          </table:table-cell>
          <table:table-cell table:formula="of:=COS(RADIANS([.L$1]))*COS(RADIANS([.$A71]))" office:value-type="float" office:value="0.357004251303038" calcext:value-type="float">
            <text:p>0.357</text:p>
          </table:table-cell>
          <table:table-cell table:formula="of:=TAN(RADIANS([.M$1]))*TAN(RADIANS([.$A71]))" office:value-type="float" office:value="0.22791576063606" calcext:value-type="float">
            <text:p>0.228</text:p>
          </table:table-cell>
          <table:table-cell table:formula="of:=COS(RADIANS([.N$1]))*COS(RADIANS([.$A71]))" office:value-type="float" office:value="0.356404772421034" calcext:value-type="float">
            <text:p>0.356</text:p>
          </table:table-cell>
          <table:table-cell table:formula="of:=TAN(RADIANS([.O$1]))*TAN(RADIANS([.$A71]))" office:value-type="float" office:value="0.273805893943618" calcext:value-type="float">
            <text:p>0.274</text:p>
          </table:table-cell>
          <table:table-cell table:formula="of:=COS(RADIANS([.P$1]))*COS(RADIANS([.$A71]))" office:value-type="float" office:value="0.355696729192779" calcext:value-type="float">
            <text:p>0.356</text:p>
          </table:table-cell>
          <table:table-cell table:formula="of:=TAN(RADIANS([.Q$1]))*TAN(RADIANS([.$A71]))" office:value-type="float" office:value="0.319864716921387" calcext:value-type="float">
            <text:p>0.320</text:p>
          </table:table-cell>
          <table:table-cell table:formula="of:=COS(RADIANS([.R$1]))*COS(RADIANS([.$A71]))" office:value-type="float" office:value="0.354880337295101" calcext:value-type="float">
            <text:p>0.355</text:p>
          </table:table-cell>
          <table:table-cell table:formula="of:=TAN(RADIANS([.S$1]))*TAN(RADIANS([.$A71]))" office:value-type="float" office:value="0.366121391626139" calcext:value-type="float">
            <text:p>0.366</text:p>
          </table:table-cell>
          <table:table-cell table:formula="of:=COS(RADIANS([.T$1]))*COS(RADIANS([.$A71]))" office:value-type="float" office:value="0.35395584540888" calcext:value-type="float">
            <text:p>0.354</text:p>
          </table:table-cell>
          <table:table-cell table:formula="of:=TAN(RADIANS([.U$1]))*TAN(RADIANS([.$A71]))" office:value-type="float" office:value="0.412605573507098" calcext:value-type="float">
            <text:p>0.413</text:p>
          </table:table-cell>
          <table:table-cell table:formula="of:=COS(RADIANS([.V$1]))*COS(RADIANS([.$A71]))" office:value-type="float" office:value="0.352923535143299" calcext:value-type="float">
            <text:p>0.353</text:p>
          </table:table-cell>
          <table:table-cell table:formula="of:=TAN(RADIANS([.W$1]))*TAN(RADIANS([.$A71]))" office:value-type="float" office:value="0.459347489254097" calcext:value-type="float">
            <text:p>0.459</text:p>
          </table:table-cell>
          <table:table-cell table:formula="of:=COS(RADIANS([.X$1]))*COS(RADIANS([.$A71]))" office:value-type="float" office:value="0.351783720950068" calcext:value-type="float">
            <text:p>0.352</text:p>
          </table:table-cell>
          <table:table-cell table:formula="of:=TAN(RADIANS([.Y$1]))*TAN(RADIANS([.$A71]))" office:value-type="float" office:value="0.506378017726471" calcext:value-type="float">
            <text:p>0.506</text:p>
          </table:table-cell>
          <table:table-cell table:formula="of:=COS(RADIANS([.Z$1]))*COS(RADIANS([.$A71]))" office:value-type="float" office:value="0.350536750027629" calcext:value-type="float">
            <text:p>0.351</text:p>
          </table:table-cell>
          <table:table-cell table:formula="of:=TAN(RADIANS([.AA$1]))*TAN(RADIANS([.$A71]))" office:value-type="float" office:value="0.553728774435488" calcext:value-type="float">
            <text:p>0.554</text:p>
          </table:table-cell>
          <table:table-cell table:formula="of:=COS(RADIANS([.AB$1]))*COS(RADIANS([.$A71]))" office:value-type="float" office:value="0.349183002215406" calcext:value-type="float">
            <text:p>0.349</text:p>
          </table:table-cell>
          <table:table-cell table:formula="of:=TAN(RADIANS([.AC$1]))*TAN(RADIANS([.$A71]))" office:value-type="float" office:value="0.601432200086843" calcext:value-type="float">
            <text:p>0.601</text:p>
          </table:table-cell>
          <table:table-cell table:formula="of:=COS(RADIANS([.AD$1]))*COS(RADIANS([.$A71]))" office:value-type="float" office:value="0.347722889878097" calcext:value-type="float">
            <text:p>0.348</text:p>
          </table:table-cell>
          <table:table-cell table:formula="of:=TAN(RADIANS([.AE$1]))*TAN(RADIANS([.$A71]))" office:value-type="float" office:value="0.649521653728715" calcext:value-type="float">
            <text:p>0.650</text:p>
          </table:table-cell>
          <table:table-cell table:formula="of:=COS(RADIANS([.AF$1]))*COS(RADIANS([.$A71]))" office:value-type="float" office:value="0.346156857780063" calcext:value-type="float">
            <text:p>0.346</text:p>
          </table:table-cell>
          <table:table-cell table:formula="of:=TAN(RADIANS([.AG$1]))*TAN(RADIANS([.$A71]))" office:value-type="float" office:value="0.698031511095853" calcext:value-type="float">
            <text:p>0.698</text:p>
          </table:table-cell>
          <table:table-cell table:formula="of:=COS(RADIANS([.AH$1]))*COS(RADIANS([.$A71]))" office:value-type="float" office:value="0.344485382949853" calcext:value-type="float">
            <text:p>0.344</text:p>
          </table:table-cell>
          <table:table-cell table:formula="of:=TAN(RADIANS([.AI$1]))*TAN(RADIANS([.$A71]))" office:value-type="float" office:value="0.746997268791677" calcext:value-type="float">
            <text:p>0.747</text:p>
          </table:table-cell>
          <table:table-cell table:formula="of:=COS(RADIANS([.AJ$1]))*COS(RADIANS([.$A71]))" office:value-type="float" office:value="0.342708974534892" calcext:value-type="float">
            <text:p>0.343</text:p>
          </table:table-cell>
          <table:table-cell table:formula="of:=TAN(RADIANS([.AK$1]))*TAN(RADIANS([.$A71]))" office:value-type="float" office:value="0.79645565500934" calcext:value-type="float">
            <text:p>0.796</text:p>
          </table:table-cell>
          <table:table-cell table:formula="of:=COS(RADIANS([.AL$1]))*COS(RADIANS([.$A71]))" office:value-type="float" office:value="0.34082817364639" calcext:value-type="float">
            <text:p>0.341</text:p>
          </table:table-cell>
          <table:table-cell table:formula="of:=TAN(RADIANS([.AM$1]))*TAN(RADIANS([.$A71]))" office:value-type="float" office:value="0.846444747559976" calcext:value-type="float">
            <text:p>0.846</text:p>
          </table:table-cell>
          <table:table-cell table:formula="of:=COS(RADIANS([.AN$1]))*COS(RADIANS([.$A71]))" office:value-type="float" office:value="0.33884355319452" calcext:value-type="float">
            <text:p>0.339</text:p>
          </table:table-cell>
          <table:table-cell table:formula="of:=TAN(RADIANS([.AO$1]))*TAN(RADIANS([.$A71]))" office:value-type="float" office:value="0.897004100053023" calcext:value-type="float">
            <text:p>0.897</text:p>
          </table:table-cell>
          <table:table-cell table:formula="of:=COS(RADIANS([.AP$1]))*COS(RADIANS([.$A71]))" office:value-type="float" office:value="0.336755717713895" calcext:value-type="float">
            <text:p>0.337</text:p>
          </table:table-cell>
          <table:table-cell table:formula="of:=TAN(RADIANS([.AQ$1]))*TAN(RADIANS([.$A71]))" office:value-type="float" office:value="0.948174877160925" calcext:value-type="float">
            <text:p>0.948</text:p>
          </table:table-cell>
          <table:table-cell table:formula="of:=COS(RADIANS([.AR$1]))*COS(RADIANS([.$A71]))" office:value-type="float" office:value="0.334565303179429" calcext:value-type="float">
            <text:p>0.335</text:p>
          </table:table-cell>
          <table:table-cell table:formula="of:=TAN(RADIANS([.AS$1]))*TAN(RADIANS([.$A71]))" office:value-type="float" office:value="1" calcext:value-type="float">
            <text:p>1.000</text:p>
          </table:table-cell>
          <table:table-cell table:formula="of:=COS(RADIANS([.AT$1]))*COS(RADIANS([.$A71]))" office:value-type="float" office:value="0.332272976812607" calcext:value-type="float">
            <text:p>0.332</text:p>
          </table:table-cell>
          <table:table-cell table:formula="of:=TAN(RADIANS([.AU$1]))*TAN(RADIANS([.$A71]))" office:value-type="float" office:value="1.05252430277268" calcext:value-type="float">
            <text:p>1.053</text:p>
          </table:table-cell>
          <table:table-cell table:formula="of:=COS(RADIANS([.AV$1]))*COS(RADIANS([.$A71]))" office:value-type="float" office:value="0.329879436878248" calcext:value-type="float">
            <text:p>0.330</text:p>
          </table:table-cell>
          <table:table-cell table:formula="of:=TAN(RADIANS([.AW$1]))*TAN(RADIANS([.$A71]))" office:value-type="float" office:value="1.10579470194555" calcext:value-type="float">
            <text:p>1.1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S(RADIANS([.B$1]))*COS(RADIANS([.$A72]))" office:value-type="float" office:value="0.342020143325669" calcext:value-type="float">
            <text:p>0.342</text:p>
          </table:table-cell>
          <table:table-cell table:formula="of:=TAN(RADIANS([.C$1]))*TAN(RADIANS([.$A72]))" office:value-type="float" office:value="0" calcext:value-type="float">
            <text:p>0.000</text:p>
          </table:table-cell>
          <table:table-cell table:formula="of:=COS(RADIANS([.D$1]))*COS(RADIANS([.$A72]))" office:value-type="float" office:value="0.341968052001229" calcext:value-type="float">
            <text:p>0.342</text:p>
          </table:table-cell>
          <table:table-cell table:formula="of:=TAN(RADIANS([.E$1]))*TAN(RADIANS([.$A72]))" office:value-type="float" office:value="0.0479573967453921" calcext:value-type="float">
            <text:p>0.048</text:p>
          </table:table-cell>
          <table:table-cell table:formula="of:=COS(RADIANS([.F$1]))*COS(RADIANS([.$A72]))" office:value-type="float" office:value="0.34181179389543" calcext:value-type="float">
            <text:p>0.342</text:p>
          </table:table-cell>
          <table:table-cell table:formula="of:=TAN(RADIANS([.G$1]))*TAN(RADIANS([.$A72]))" office:value-type="float" office:value="0.0959440256485567" calcext:value-type="float">
            <text:p>0.096</text:p>
          </table:table-cell>
          <table:table-cell table:formula="of:=COS(RADIANS([.H$1]))*COS(RADIANS([.$A72]))" office:value-type="float" office:value="0.341551416606005" calcext:value-type="float">
            <text:p>0.342</text:p>
          </table:table-cell>
          <table:table-cell table:formula="of:=TAN(RADIANS([.I$1]))*TAN(RADIANS([.$A72]))" office:value-type="float" office:value="0.143989190183917" calcext:value-type="float">
            <text:p>0.144</text:p>
          </table:table-cell>
          <table:table-cell table:formula="of:=COS(RADIANS([.J$1]))*COS(RADIANS([.$A72]))" office:value-type="float" office:value="0.3411869994464" calcext:value-type="float">
            <text:p>0.341</text:p>
          </table:table-cell>
          <table:table-cell table:formula="of:=TAN(RADIANS([.K$1]))*TAN(RADIANS([.$A72]))" office:value-type="float" office:value="0.192122336829245" calcext:value-type="float">
            <text:p>0.192</text:p>
          </table:table-cell>
          <table:table-cell table:formula="of:=COS(RADIANS([.L$1]))*COS(RADIANS([.$A72]))" office:value-type="float" office:value="0.34071865342161" calcext:value-type="float">
            <text:p>0.341</text:p>
          </table:table-cell>
          <table:table-cell table:formula="of:=TAN(RADIANS([.M$1]))*TAN(RADIANS([.$A72]))" office:value-type="float" office:value="0.240373127495739" calcext:value-type="float">
            <text:p>0.240</text:p>
          </table:table-cell>
          <table:table-cell table:formula="of:=COS(RADIANS([.N$1]))*COS(RADIANS([.$A72]))" office:value-type="float" office:value="0.340146521194373" calcext:value-type="float">
            <text:p>0.340</text:p>
          </table:table-cell>
          <table:table-cell table:formula="of:=TAN(RADIANS([.O$1]))*TAN(RADIANS([.$A72]))" office:value-type="float" office:value="0.288771513081492" calcext:value-type="float">
            <text:p>0.289</text:p>
          </table:table-cell>
          <table:table-cell table:formula="of:=COS(RADIANS([.P$1]))*COS(RADIANS([.$A72]))" office:value-type="float" office:value="0.339470777041706" calcext:value-type="float">
            <text:p>0.339</text:p>
          </table:table-cell>
          <table:table-cell table:formula="of:=TAN(RADIANS([.Q$1]))*TAN(RADIANS([.$A72]))" office:value-type="float" office:value="0.337347808538381" calcext:value-type="float">
            <text:p>0.337</text:p>
          </table:table-cell>
          <table:table-cell table:formula="of:=COS(RADIANS([.R$1]))*COS(RADIANS([.$A72]))" office:value-type="float" office:value="0.338691626801825" calcext:value-type="float">
            <text:p>0.339</text:p>
          </table:table-cell>
          <table:table-cell table:formula="of:=TAN(RADIANS([.S$1]))*TAN(RADIANS([.$A72]))" office:value-type="float" office:value="0.386132769856125" calcext:value-type="float">
            <text:p>0.386</text:p>
          </table:table-cell>
          <table:table-cell table:formula="of:=COS(RADIANS([.T$1]))*COS(RADIANS([.$A72]))" office:value-type="float" office:value="0.337809307811441" calcext:value-type="float">
            <text:p>0.338</text:p>
          </table:table-cell>
          <table:table-cell table:formula="of:=TAN(RADIANS([.U$1]))*TAN(RADIANS([.$A72]))" office:value-type="float" office:value="0.435157673384621" calcext:value-type="float">
            <text:p>0.435</text:p>
          </table:table-cell>
          <table:table-cell table:formula="of:=COS(RADIANS([.V$1]))*COS(RADIANS([.$A72]))" office:value-type="float" office:value="0.336824088833465" calcext:value-type="float">
            <text:p>0.337</text:p>
          </table:table-cell>
          <table:table-cell table:formula="of:=TAN(RADIANS([.W$1]))*TAN(RADIANS([.$A72]))" office:value-type="float" office:value="0.484454397937118" calcext:value-type="float">
            <text:p>0.484</text:p>
          </table:table-cell>
          <table:table-cell table:formula="of:=COS(RADIANS([.X$1]))*COS(RADIANS([.$A72]))" office:value-type="float" office:value="0.335736269975143" calcext:value-type="float">
            <text:p>0.336</text:p>
          </table:table-cell>
          <table:table-cell table:formula="of:=TAN(RADIANS([.Y$1]))*TAN(RADIANS([.$A72]))" office:value-type="float" office:value="0.53405551014249" calcext:value-type="float">
            <text:p>0.534</text:p>
          </table:table-cell>
          <table:table-cell table:formula="of:=COS(RADIANS([.Z$1]))*COS(RADIANS([.$A72]))" office:value-type="float" office:value="0.334546182596635" calcext:value-type="float">
            <text:p>0.335</text:p>
          </table:table-cell>
          <table:table-cell table:formula="of:=TAN(RADIANS([.AA$1]))*TAN(RADIANS([.$A72]))" office:value-type="float" office:value="0.5839943535453" calcext:value-type="float">
            <text:p>0.584</text:p>
          </table:table-cell>
          <table:table-cell table:formula="of:=COS(RADIANS([.AB$1]))*COS(RADIANS([.$A72]))" office:value-type="float" office:value="0.333254189210087" calcext:value-type="float">
            <text:p>0.333</text:p>
          </table:table-cell>
          <table:table-cell table:formula="of:=TAN(RADIANS([.AC$1]))*TAN(RADIANS([.$A72]))" office:value-type="float" office:value="0.634305141987818" calcext:value-type="float">
            <text:p>0.634</text:p>
          </table:table-cell>
          <table:table-cell table:formula="of:=COS(RADIANS([.AD$1]))*COS(RADIANS([.$A72]))" office:value-type="float" office:value="0.3318606833692" calcext:value-type="float">
            <text:p>0.332</text:p>
          </table:table-cell>
          <table:table-cell table:formula="of:=TAN(RADIANS([.AE$1]))*TAN(RADIANS([.$A72]))" office:value-type="float" office:value="0.685023057849357" calcext:value-type="float">
            <text:p>0.685</text:p>
          </table:table-cell>
          <table:table-cell table:formula="of:=COS(RADIANS([.AF$1]))*COS(RADIANS([.$A72]))" office:value-type="float" office:value="0.330366089549352" calcext:value-type="float">
            <text:p>0.330</text:p>
          </table:table-cell>
          <table:table-cell table:formula="of:=TAN(RADIANS([.AG$1]))*TAN(RADIANS([.$A72]))" office:value-type="float" office:value="0.736184355765611" calcext:value-type="float">
            <text:p>0.736</text:p>
          </table:table-cell>
          <table:table-cell table:formula="of:=COS(RADIANS([.AH$1]))*COS(RADIANS([.$A72]))" office:value-type="float" office:value="0.328770863018299" calcext:value-type="float">
            <text:p>0.329</text:p>
          </table:table-cell>
          <table:table-cell table:formula="of:=TAN(RADIANS([.AI$1]))*TAN(RADIANS([.$A72]))" office:value-type="float" office:value="0.78782647250513" calcext:value-type="float">
            <text:p>0.788</text:p>
          </table:table-cell>
          <table:table-cell table:formula="of:=COS(RADIANS([.AJ$1]))*COS(RADIANS([.$A72]))" office:value-type="float" office:value="0.327075489697496" calcext:value-type="float">
            <text:p>0.327</text:p>
          </table:table-cell>
          <table:table-cell table:formula="of:=TAN(RADIANS([.AK$1]))*TAN(RADIANS([.$A72]))" office:value-type="float" office:value="0.839988143742143" calcext:value-type="float">
            <text:p>0.840</text:p>
          </table:table-cell>
          <table:table-cell table:formula="of:=COS(RADIANS([.AL$1]))*COS(RADIANS([.$A72]))" office:value-type="float" office:value="0.32528048601408" calcext:value-type="float">
            <text:p>0.325</text:p>
          </table:table-cell>
          <table:table-cell table:formula="of:=TAN(RADIANS([.AM$1]))*TAN(RADIANS([.$A72]))" office:value-type="float" office:value="0.892709528535965" calcext:value-type="float">
            <text:p>0.893</text:p>
          </table:table-cell>
          <table:table-cell table:formula="of:=COS(RADIANS([.AN$1]))*COS(RADIANS([.$A72]))" office:value-type="float" office:value="0.323386398743561" calcext:value-type="float">
            <text:p>0.323</text:p>
          </table:table-cell>
          <table:table-cell table:formula="of:=TAN(RADIANS([.AO$1]))*TAN(RADIANS([.$A72]))" office:value-type="float" office:value="0.946032342408059" calcext:value-type="float">
            <text:p>0.946</text:p>
          </table:table-cell>
          <table:table-cell table:formula="of:=COS(RADIANS([.AP$1]))*COS(RADIANS([.$A72]))" office:value-type="float" office:value="0.32139380484327" calcext:value-type="float">
            <text:p>0.321</text:p>
          </table:table-cell>
          <table:table-cell table:formula="of:=TAN(RADIANS([.AQ$1]))*TAN(RADIANS([.$A72]))" office:value-type="float" office:value="1" calcext:value-type="float">
            <text:p>1.000</text:p>
          </table:table-cell>
          <table:table-cell table:formula="of:=COS(RADIANS([.AR$1]))*COS(RADIANS([.$A72]))" office:value-type="float" office:value="0.319303311276612" calcext:value-type="float">
            <text:p>0.319</text:p>
          </table:table-cell>
          <table:table-cell table:formula="of:=TAN(RADIANS([.AS$1]))*TAN(RADIANS([.$A72]))" office:value-type="float" office:value="1.05465776840054" calcext:value-type="float">
            <text:p>1.055</text:p>
          </table:table-cell>
          <table:table-cell table:formula="of:=COS(RADIANS([.AT$1]))*COS(RADIANS([.$A72]))" office:value-type="float" office:value="0.317115554828179" calcext:value-type="float">
            <text:p>0.317</text:p>
          </table:table-cell>
          <table:table-cell table:formula="of:=TAN(RADIANS([.AU$1]))*TAN(RADIANS([.$A72]))" office:value-type="float" office:value="1.11005293234957" calcext:value-type="float">
            <text:p>1.110</text:p>
          </table:table-cell>
          <table:table-cell table:formula="of:=COS(RADIANS([.AV$1]))*COS(RADIANS([.$A72]))" office:value-type="float" office:value="0.314831201909777" calcext:value-type="float">
            <text:p>0.315</text:p>
          </table:table-cell>
          <table:table-cell table:formula="of:=TAN(RADIANS([.AW$1]))*TAN(RADIANS([.$A72]))" office:value-type="float" office:value="1.16623497266304" calcext:value-type="float">
            <text:p>1.1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S(RADIANS([.B$1]))*COS(RADIANS([.$A73]))" office:value-type="float" office:value="0.325568154457157" calcext:value-type="float">
            <text:p>0.326</text:p>
          </table:table-cell>
          <table:table-cell table:formula="of:=TAN(RADIANS([.C$1]))*TAN(RADIANS([.$A73]))" office:value-type="float" office:value="0" calcext:value-type="float">
            <text:p>0.000</text:p>
          </table:table-cell>
          <table:table-cell table:formula="of:=COS(RADIANS([.D$1]))*COS(RADIANS([.$A73]))" office:value-type="float" office:value="0.325518568850308" calcext:value-type="float">
            <text:p>0.326</text:p>
          </table:table-cell>
          <table:table-cell table:formula="of:=TAN(RADIANS([.E$1]))*TAN(RADIANS([.$A73]))" office:value-type="float" office:value="0.0506931894350673" calcext:value-type="float">
            <text:p>0.051</text:p>
          </table:table-cell>
          <table:table-cell table:formula="of:=COS(RADIANS([.F$1]))*COS(RADIANS([.$A73]))" office:value-type="float" office:value="0.325369827134019" calcext:value-type="float">
            <text:p>0.325</text:p>
          </table:table-cell>
          <table:table-cell table:formula="of:=TAN(RADIANS([.G$1]))*TAN(RADIANS([.$A73]))" office:value-type="float" office:value="0.101417278614744" calcext:value-type="float">
            <text:p>0.101</text:p>
          </table:table-cell>
          <table:table-cell table:formula="of:=COS(RADIANS([.H$1]))*COS(RADIANS([.$A73]))" office:value-type="float" office:value="0.325121974616456" calcext:value-type="float">
            <text:p>0.325</text:p>
          </table:table-cell>
          <table:table-cell table:formula="of:=TAN(RADIANS([.I$1]))*TAN(RADIANS([.$A73]))" office:value-type="float" office:value="0.152203242668642" calcext:value-type="float">
            <text:p>0.152</text:p>
          </table:table-cell>
          <table:table-cell table:formula="of:=COS(RADIANS([.J$1]))*COS(RADIANS([.$A73]))" office:value-type="float" office:value="0.324775086795897" calcext:value-type="float">
            <text:p>0.325</text:p>
          </table:table-cell>
          <table:table-cell table:formula="of:=TAN(RADIANS([.K$1]))*TAN(RADIANS([.$A73]))" office:value-type="float" office:value="0.203082207887534" calcext:value-type="float">
            <text:p>0.203</text:p>
          </table:table-cell>
          <table:table-cell table:formula="of:=COS(RADIANS([.L$1]))*COS(RADIANS([.$A73]))" office:value-type="float" office:value="0.324329269337734" calcext:value-type="float">
            <text:p>0.324</text:p>
          </table:table-cell>
          <table:table-cell table:formula="of:=TAN(RADIANS([.M$1]))*TAN(RADIANS([.$A73]))" office:value-type="float" office:value="0.254085528285308" calcext:value-type="float">
            <text:p>0.254</text:p>
          </table:table-cell>
          <table:table-cell table:formula="of:=COS(RADIANS([.N$1]))*COS(RADIANS([.$A73]))" office:value-type="float" office:value="0.323784658042282" calcext:value-type="float">
            <text:p>0.324</text:p>
          </table:table-cell>
          <table:table-cell table:formula="of:=TAN(RADIANS([.O$1]))*TAN(RADIANS([.$A73]))" office:value-type="float" office:value="0.305244863348376" calcext:value-type="float">
            <text:p>0.305</text:p>
          </table:table-cell>
          <table:table-cell table:formula="of:=COS(RADIANS([.P$1]))*COS(RADIANS([.$A73]))" office:value-type="float" office:value="0.323141418803418" calcext:value-type="float">
            <text:p>0.323</text:p>
          </table:table-cell>
          <table:table-cell table:formula="of:=TAN(RADIANS([.Q$1]))*TAN(RADIANS([.$A73]))" office:value-type="float" office:value="0.356592257384865" calcext:value-type="float">
            <text:p>0.357</text:p>
          </table:table-cell>
          <table:table-cell table:formula="of:=COS(RADIANS([.R$1]))*COS(RADIANS([.$A73]))" office:value-type="float" office:value="0.322399747558046" calcext:value-type="float">
            <text:p>0.322</text:p>
          </table:table-cell>
          <table:table-cell table:formula="of:=TAN(RADIANS([.S$1]))*TAN(RADIANS([.$A73]))" office:value-type="float" office:value="0.408160220900325" calcext:value-type="float">
            <text:p>0.408</text:p>
          </table:table-cell>
          <table:table-cell table:formula="of:=COS(RADIANS([.T$1]))*COS(RADIANS([.$A73]))" office:value-type="float" office:value="0.321559870226411" calcext:value-type="float">
            <text:p>0.322</text:p>
          </table:table-cell>
          <table:table-cell table:formula="of:=TAN(RADIANS([.U$1]))*TAN(RADIANS([.$A73]))" office:value-type="float" office:value="0.459981814445115" calcext:value-type="float">
            <text:p>0.460</text:p>
          </table:table-cell>
          <table:table-cell table:formula="of:=COS(RADIANS([.V$1]))*COS(RADIANS([.$A73]))" office:value-type="float" office:value="0.320622042643284" calcext:value-type="float">
            <text:p>0.321</text:p>
          </table:table-cell>
          <table:table-cell table:formula="of:=TAN(RADIANS([.W$1]))*TAN(RADIANS([.$A73]))" office:value-type="float" office:value="0.512090735401259" calcext:value-type="float">
            <text:p>0.512</text:p>
          </table:table-cell>
          <table:table-cell table:formula="of:=COS(RADIANS([.X$1]))*COS(RADIANS([.$A73]))" office:value-type="float" office:value="0.319586550480033" calcext:value-type="float">
            <text:p>0.320</text:p>
          </table:table-cell>
          <table:table-cell table:formula="of:=TAN(RADIANS([.Y$1]))*TAN(RADIANS([.$A73]))" office:value-type="float" office:value="0.564521408203751" calcext:value-type="float">
            <text:p>0.565</text:p>
          </table:table-cell>
          <table:table-cell table:formula="of:=COS(RADIANS([.Z$1]))*COS(RADIANS([.$A73]))" office:value-type="float" office:value="0.318453709157601" calcext:value-type="float">
            <text:p>0.318</text:p>
          </table:table-cell>
          <table:table-cell table:formula="of:=TAN(RADIANS([.AA$1]))*TAN(RADIANS([.$A73]))" office:value-type="float" office:value="0.61730907852345" calcext:value-type="float">
            <text:p>0.617</text:p>
          </table:table-cell>
          <table:table-cell table:formula="of:=COS(RADIANS([.AB$1]))*COS(RADIANS([.$A73]))" office:value-type="float" office:value="0.317223863750429" calcext:value-type="float">
            <text:p>0.317</text:p>
          </table:table-cell>
          <table:table-cell table:formula="of:=TAN(RADIANS([.AC$1]))*TAN(RADIANS([.$A73]))" office:value-type="float" office:value="0.670489911976201" calcext:value-type="float">
            <text:p>0.670</text:p>
          </table:table-cell>
          <table:table-cell table:formula="of:=COS(RADIANS([.AD$1]))*COS(RADIANS([.$A73]))" office:value-type="float" office:value="0.315897388881343" calcext:value-type="float">
            <text:p>0.316</text:p>
          </table:table-cell>
          <table:table-cell table:formula="of:=TAN(RADIANS([.AE$1]))*TAN(RADIANS([.$A73]))" office:value-type="float" office:value="0.724101097966354" calcext:value-type="float">
            <text:p>0.724</text:p>
          </table:table-cell>
          <table:table-cell table:formula="of:=COS(RADIANS([.AF$1]))*COS(RADIANS([.$A73]))" office:value-type="float" office:value="0.314474688607436" calcext:value-type="float">
            <text:p>0.314</text:p>
          </table:table-cell>
          <table:table-cell table:formula="of:=TAN(RADIANS([.AG$1]))*TAN(RADIANS([.$A73]))" office:value-type="float" office:value="0.778180959322919" calcext:value-type="float">
            <text:p>0.778</text:p>
          </table:table-cell>
          <table:table-cell table:formula="of:=COS(RADIANS([.AH$1]))*COS(RADIANS([.$A73]))" office:value-type="float" office:value="0.312956196296995" calcext:value-type="float">
            <text:p>0.313</text:p>
          </table:table-cell>
          <table:table-cell table:formula="of:=TAN(RADIANS([.AI$1]))*TAN(RADIANS([.$A73]))" office:value-type="float" office:value="0.83276906844408" calcext:value-type="float">
            <text:p>0.833</text:p>
          </table:table-cell>
          <table:table-cell table:formula="of:=COS(RADIANS([.AJ$1]))*COS(RADIANS([.$A73]))" office:value-type="float" office:value="0.311342374497487" calcext:value-type="float">
            <text:p>0.311</text:p>
          </table:table-cell>
          <table:table-cell table:formula="of:=TAN(RADIANS([.AK$1]))*TAN(RADIANS([.$A73]))" office:value-type="float" office:value="0.887906370731483" calcext:value-type="float">
            <text:p>0.888</text:p>
          </table:table-cell>
          <table:table-cell table:formula="of:=COS(RADIANS([.AL$1]))*COS(RADIANS([.$A73]))" office:value-type="float" office:value="0.309633714794666" calcext:value-type="float">
            <text:p>0.310</text:p>
          </table:table-cell>
          <table:table-cell table:formula="of:=TAN(RADIANS([.AM$1]))*TAN(RADIANS([.$A73]))" office:value-type="float" office:value="0.94363531617073" calcext:value-type="float">
            <text:p>0.944</text:p>
          </table:table-cell>
          <table:table-cell table:formula="of:=COS(RADIANS([.AN$1]))*COS(RADIANS([.$A73]))" office:value-type="float" office:value="0.307830737662829" calcext:value-type="float">
            <text:p>0.308</text:p>
          </table:table-cell>
          <table:table-cell table:formula="of:=TAN(RADIANS([.AO$1]))*TAN(RADIANS([.$A73]))" office:value-type="float" office:value="1" calcext:value-type="float">
            <text:p>1.000</text:p>
          </table:table-cell>
          <table:table-cell table:formula="of:=COS(RADIANS([.AP$1]))*COS(RADIANS([.$A73]))" office:value-type="float" office:value="0.305933992306277" calcext:value-type="float">
            <text:p>0.306</text:p>
          </table:table-cell>
          <table:table-cell table:formula="of:=TAN(RADIANS([.AQ$1]))*TAN(RADIANS([.$A73]))" office:value-type="float" office:value="1.05704631350612" calcext:value-type="float">
            <text:p>1.057</text:p>
          </table:table-cell>
          <table:table-cell table:formula="of:=COS(RADIANS([.AR$1]))*COS(RADIANS([.$A73]))" office:value-type="float" office:value="0.303944056492019" calcext:value-type="float">
            <text:p>0.304</text:p>
          </table:table-cell>
          <table:table-cell table:formula="of:=TAN(RADIANS([.AS$1]))*TAN(RADIANS([.$A73]))" office:value-type="float" office:value="1.11482210609839" calcext:value-type="float">
            <text:p>1.115</text:p>
          </table:table-cell>
          <table:table-cell table:formula="of:=COS(RADIANS([.AT$1]))*COS(RADIANS([.$A73]))" office:value-type="float" office:value="0.301861536373782" calcext:value-type="float">
            <text:p>0.302</text:p>
          </table:table-cell>
          <table:table-cell table:formula="of:=TAN(RADIANS([.AU$1]))*TAN(RADIANS([.$A73]))" office:value-type="float" office:value="1.17337735993677" calcext:value-type="float">
            <text:p>1.173</text:p>
          </table:table-cell>
          <table:table-cell table:formula="of:=COS(RADIANS([.AV$1]))*COS(RADIANS([.$A73]))" office:value-type="float" office:value="0.299687066307367" calcext:value-type="float">
            <text:p>0.300</text:p>
          </table:table-cell>
          <table:table-cell table:formula="of:=TAN(RADIANS([.AW$1]))*TAN(RADIANS([.$A73]))" office:value-type="float" office:value="1.23276437853538" calcext:value-type="float">
            <text:p>1.2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S(RADIANS([.B$1]))*COS(RADIANS([.$A74]))" office:value-type="float" office:value="0.309016994374947" calcext:value-type="float">
            <text:p>0.309</text:p>
          </table:table-cell>
          <table:table-cell table:formula="of:=TAN(RADIANS([.C$1]))*TAN(RADIANS([.$A74]))" office:value-type="float" office:value="0" calcext:value-type="float">
            <text:p>0.000</text:p>
          </table:table-cell>
          <table:table-cell table:formula="of:=COS(RADIANS([.D$1]))*COS(RADIANS([.$A74]))" office:value-type="float" office:value="0.308969929589947" calcext:value-type="float">
            <text:p>0.309</text:p>
          </table:table-cell>
          <table:table-cell table:formula="of:=TAN(RADIANS([.E$1]))*TAN(RADIANS([.$A74]))" office:value-type="float" office:value="0.0537211659699004" calcext:value-type="float">
            <text:p>0.054</text:p>
          </table:table-cell>
          <table:table-cell table:formula="of:=COS(RADIANS([.F$1]))*COS(RADIANS([.$A74]))" office:value-type="float" office:value="0.308828749571334" calcext:value-type="float">
            <text:p>0.309</text:p>
          </table:table-cell>
          <table:table-cell table:formula="of:=TAN(RADIANS([.G$1]))*TAN(RADIANS([.$A74]))" office:value-type="float" office:value="0.107475077370244" calcext:value-type="float">
            <text:p>0.107</text:p>
          </table:table-cell>
          <table:table-cell table:formula="of:=COS(RADIANS([.H$1]))*COS(RADIANS([.$A74]))" office:value-type="float" office:value="0.308593497323911" calcext:value-type="float">
            <text:p>0.309</text:p>
          </table:table-cell>
          <table:table-cell table:formula="of:=TAN(RADIANS([.I$1]))*TAN(RADIANS([.$A74]))" office:value-type="float" office:value="0.16129455951933" calcext:value-type="float">
            <text:p>0.161</text:p>
          </table:table-cell>
          <table:table-cell table:formula="of:=COS(RADIANS([.J$1]))*COS(RADIANS([.$A74]))" office:value-type="float" office:value="0.30826424450779" calcext:value-type="float">
            <text:p>0.308</text:p>
          </table:table-cell>
          <table:table-cell table:formula="of:=TAN(RADIANS([.K$1]))*TAN(RADIANS([.$A74]))" office:value-type="float" office:value="0.215212597925692" calcext:value-type="float">
            <text:p>0.215</text:p>
          </table:table-cell>
          <table:table-cell table:formula="of:=COS(RADIANS([.L$1]))*COS(RADIANS([.$A74]))" office:value-type="float" office:value="0.307841091416569" calcext:value-type="float">
            <text:p>0.308</text:p>
          </table:table-cell>
          <table:table-cell table:formula="of:=TAN(RADIANS([.M$1]))*TAN(RADIANS([.$A74]))" office:value-type="float" office:value="0.269262419423201" calcext:value-type="float">
            <text:p>0.269</text:p>
          </table:table-cell>
          <table:table-cell table:formula="of:=COS(RADIANS([.N$1]))*COS(RADIANS([.$A74]))" office:value-type="float" office:value="0.30732416694678" calcext:value-type="float">
            <text:p>0.307</text:p>
          </table:table-cell>
          <table:table-cell table:formula="of:=TAN(RADIANS([.O$1]))*TAN(RADIANS([.$A74]))" office:value-type="float" office:value="0.323477574564567" calcext:value-type="float">
            <text:p>0.323</text:p>
          </table:table-cell>
          <table:table-cell table:formula="of:=COS(RADIANS([.P$1]))*COS(RADIANS([.$A74]))" office:value-type="float" office:value="0.306713628558622" calcext:value-type="float">
            <text:p>0.307</text:p>
          </table:table-cell>
          <table:table-cell table:formula="of:=TAN(RADIANS([.Q$1]))*TAN(RADIANS([.$A74]))" office:value-type="float" office:value="0.377892021710162" calcext:value-type="float">
            <text:p>0.378</text:p>
          </table:table-cell>
          <table:table-cell table:formula="of:=COS(RADIANS([.R$1]))*COS(RADIANS([.$A74]))" office:value-type="float" office:value="0.306009662228004" calcext:value-type="float">
            <text:p>0.306</text:p>
          </table:table-cell>
          <table:table-cell table:formula="of:=TAN(RADIANS([.S$1]))*TAN(RADIANS([.$A74]))" office:value-type="float" office:value="0.432540213264419" calcext:value-type="float">
            <text:p>0.433</text:p>
          </table:table-cell>
          <table:table-cell table:formula="of:=COS(RADIANS([.T$1]))*COS(RADIANS([.$A74]))" office:value-type="float" office:value="0.305212482389889" calcext:value-type="float">
            <text:p>0.305</text:p>
          </table:table-cell>
          <table:table-cell table:formula="of:=TAN(RADIANS([.U$1]))*TAN(RADIANS([.$A74]))" office:value-type="float" office:value="0.487457184531541" calcext:value-type="float">
            <text:p>0.487</text:p>
          </table:table-cell>
          <table:table-cell table:formula="of:=COS(RADIANS([.V$1]))*COS(RADIANS([.$A74]))" office:value-type="float" office:value="0.304322331872978" calcext:value-type="float">
            <text:p>0.304</text:p>
          </table:table-cell>
          <table:table-cell table:formula="of:=TAN(RADIANS([.W$1]))*TAN(RADIANS([.$A74]))" office:value-type="float" office:value="0.542678645686261" calcext:value-type="float">
            <text:p>0.543</text:p>
          </table:table-cell>
          <table:table-cell table:formula="of:=COS(RADIANS([.X$1]))*COS(RADIANS([.$A74]))" office:value-type="float" office:value="0.303339481825742" calcext:value-type="float">
            <text:p>0.303</text:p>
          </table:table-cell>
          <table:table-cell table:formula="of:=TAN(RADIANS([.Y$1]))*TAN(RADIANS([.$A74]))" office:value-type="float" office:value="0.598241077384192" calcext:value-type="float">
            <text:p>0.598</text:p>
          </table:table-cell>
          <table:table-cell table:formula="of:=COS(RADIANS([.Z$1]))*COS(RADIANS([.$A74]))" office:value-type="float" office:value="0.302264231633827" calcext:value-type="float">
            <text:p>0.302</text:p>
          </table:table-cell>
          <table:table-cell table:formula="of:=TAN(RADIANS([.AA$1]))*TAN(RADIANS([.$A74]))" office:value-type="float" office:value="0.654181830570403" calcext:value-type="float">
            <text:p>0.654</text:p>
          </table:table-cell>
          <table:table-cell table:formula="of:=COS(RADIANS([.AB$1]))*COS(RADIANS([.$A74]))" office:value-type="float" office:value="0.301096908828856" calcext:value-type="float">
            <text:p>0.301</text:p>
          </table:table-cell>
          <table:table-cell table:formula="of:=TAN(RADIANS([.AC$1]))*TAN(RADIANS([.$A74]))" office:value-type="float" office:value="0.710539231084575" calcext:value-type="float">
            <text:p>0.711</text:p>
          </table:table-cell>
          <table:table-cell table:formula="of:=COS(RADIANS([.AD$1]))*COS(RADIANS([.$A74]))" office:value-type="float" office:value="0.299837868988665" calcext:value-type="float">
            <text:p>0.300</text:p>
          </table:table-cell>
          <table:table-cell table:formula="of:=TAN(RADIANS([.AE$1]))*TAN(RADIANS([.$A74]))" office:value-type="float" office:value="0.767352689707242" calcext:value-type="float">
            <text:p>0.767</text:p>
          </table:table-cell>
          <table:table-cell table:formula="of:=COS(RADIANS([.AF$1]))*COS(RADIANS([.$A74]))" office:value-type="float" office:value="0.298487495628985" calcext:value-type="float">
            <text:p>0.298</text:p>
          </table:table-cell>
          <table:table-cell table:formula="of:=TAN(RADIANS([.AG$1]))*TAN(RADIANS([.$A74]))" office:value-type="float" office:value="0.82466281834467" calcext:value-type="float">
            <text:p>0.825</text:p>
          </table:table-cell>
          <table:table-cell table:formula="of:=COS(RADIANS([.AH$1]))*COS(RADIANS([.$A74]))" office:value-type="float" office:value="0.297046200086624" calcext:value-type="float">
            <text:p>0.297</text:p>
          </table:table-cell>
          <table:table-cell table:formula="of:=TAN(RADIANS([.AI$1]))*TAN(RADIANS([.$A74]))" office:value-type="float" office:value="0.88251155311085" calcext:value-type="float">
            <text:p>0.883</text:p>
          </table:table-cell>
          <table:table-cell table:formula="of:=COS(RADIANS([.AJ$1]))*COS(RADIANS([.$A74]))" office:value-type="float" office:value="0.295514421394165" calcext:value-type="float">
            <text:p>0.296</text:p>
          </table:table-cell>
          <table:table-cell table:formula="of:=TAN(RADIANS([.AK$1]))*TAN(RADIANS([.$A74]))" office:value-type="float" office:value="0.94094228513469" calcext:value-type="float">
            <text:p>0.941</text:p>
          </table:table-cell>
          <table:table-cell table:formula="of:=COS(RADIANS([.AL$1]))*COS(RADIANS([.$A74]))" office:value-type="float" office:value="0.293892626146237" calcext:value-type="float">
            <text:p>0.294</text:p>
          </table:table-cell>
          <table:table-cell table:formula="of:=TAN(RADIANS([.AM$1]))*TAN(RADIANS([.$A74]))" office:value-type="float" office:value="1" calcext:value-type="float">
            <text:p>1.000</text:p>
          </table:table-cell>
          <table:table-cell table:formula="of:=COS(RADIANS([.AN$1]))*COS(RADIANS([.$A74]))" office:value-type="float" office:value="0.292181308357382" calcext:value-type="float">
            <text:p>0.292</text:p>
          </table:table-cell>
          <table:table-cell table:formula="of:=TAN(RADIANS([.AO$1]))*TAN(RADIANS([.$A74]))" office:value-type="float" office:value="1.05973142681645" calcext:value-type="float">
            <text:p>1.060</text:p>
          </table:table-cell>
          <table:table-cell table:formula="of:=COS(RADIANS([.AP$1]))*COS(RADIANS([.$A74]))" office:value-type="float" office:value="0.290380989311579" calcext:value-type="float">
            <text:p>0.290</text:p>
          </table:table-cell>
          <table:table-cell table:formula="of:=TAN(RADIANS([.AQ$1]))*TAN(RADIANS([.$A74]))" office:value-type="float" office:value="1.12018519802291" calcext:value-type="float">
            <text:p>1.120</text:p>
          </table:table-cell>
          <table:table-cell table:formula="of:=COS(RADIANS([.AR$1]))*COS(RADIANS([.$A74]))" office:value-type="float" office:value="0.288492217403447" calcext:value-type="float">
            <text:p>0.288</text:p>
          </table:table-cell>
          <table:table-cell table:formula="of:=TAN(RADIANS([.AS$1]))*TAN(RADIANS([.$A74]))" office:value-type="float" office:value="1.18141202114216" calcext:value-type="float">
            <text:p>1.181</text:p>
          </table:table-cell>
          <table:table-cell table:formula="of:=COS(RADIANS([.AT$1]))*COS(RADIANS([.$A74]))" office:value-type="float" office:value="0.286515567971207" calcext:value-type="float">
            <text:p>0.287</text:p>
          </table:table-cell>
          <table:table-cell table:formula="of:=TAN(RADIANS([.AU$1]))*TAN(RADIANS([.$A74]))" office:value-type="float" office:value="1.24346486383991" calcext:value-type="float">
            <text:p>1.243</text:p>
          </table:table-cell>
          <table:table-cell table:formula="of:=COS(RADIANS([.AV$1]))*COS(RADIANS([.$A74]))" office:value-type="float" office:value="0.284451643121425" calcext:value-type="float">
            <text:p>0.284</text:p>
          </table:table-cell>
          <table:table-cell table:formula="of:=TAN(RADIANS([.AW$1]))*TAN(RADIANS([.$A74]))" office:value-type="float" office:value="1.30639915379379" calcext:value-type="float">
            <text:p>1.3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S(RADIANS([.B$1]))*COS(RADIANS([.$A75]))" office:value-type="float" office:value="0.292371704722737" calcext:value-type="float">
            <text:p>0.292</text:p>
          </table:table-cell>
          <table:table-cell table:formula="of:=TAN(RADIANS([.C$1]))*TAN(RADIANS([.$A75]))" office:value-type="float" office:value="0" calcext:value-type="float">
            <text:p>0.000</text:p>
          </table:table-cell>
          <table:table-cell table:formula="of:=COS(RADIANS([.D$1]))*COS(RADIANS([.$A75]))" office:value-type="float" office:value="0.292327175095973" calcext:value-type="float">
            <text:p>0.292</text:p>
          </table:table-cell>
          <table:table-cell table:formula="of:=TAN(RADIANS([.E$1]))*TAN(RADIANS([.$A75]))" office:value-type="float" office:value="0.0570929448262712" calcext:value-type="float">
            <text:p>0.057</text:p>
          </table:table-cell>
          <table:table-cell table:formula="of:=COS(RADIANS([.F$1]))*COS(RADIANS([.$A75]))" office:value-type="float" office:value="0.292193599779839" calcext:value-type="float">
            <text:p>0.292</text:p>
          </table:table-cell>
          <table:table-cell table:formula="of:=TAN(RADIANS([.G$1]))*TAN(RADIANS([.$A75]))" office:value-type="float" office:value="0.114220690331564" calcext:value-type="float">
            <text:p>0.114</text:p>
          </table:table-cell>
          <table:table-cell table:formula="of:=COS(RADIANS([.H$1]))*COS(RADIANS([.$A75]))" office:value-type="float" office:value="0.291971019462668" calcext:value-type="float">
            <text:p>0.292</text:p>
          </table:table-cell>
          <table:table-cell table:formula="of:=TAN(RADIANS([.I$1]))*TAN(RADIANS([.$A75]))" office:value-type="float" office:value="0.171418122096874" calcext:value-type="float">
            <text:p>0.171</text:p>
          </table:table-cell>
          <table:table-cell table:formula="of:=COS(RADIANS([.J$1]))*COS(RADIANS([.$A75]))" office:value-type="float" office:value="0.291659501944583" calcext:value-type="float">
            <text:p>0.292</text:p>
          </table:table-cell>
          <table:table-cell table:formula="of:=TAN(RADIANS([.K$1]))*TAN(RADIANS([.$A75]))" office:value-type="float" office:value="0.228720295947679" calcext:value-type="float">
            <text:p>0.229</text:p>
          </table:table-cell>
          <table:table-cell table:formula="of:=COS(RADIANS([.L$1]))*COS(RADIANS([.$A75]))" office:value-type="float" office:value="0.291259142116836" calcext:value-type="float">
            <text:p>0.291</text:p>
          </table:table-cell>
          <table:table-cell table:formula="of:=TAN(RADIANS([.M$1]))*TAN(RADIANS([.$A75]))" office:value-type="float" office:value="0.286162524181446" calcext:value-type="float">
            <text:p>0.286</text:p>
          </table:table-cell>
          <table:table-cell table:formula="of:=COS(RADIANS([.N$1]))*COS(RADIANS([.$A75]))" office:value-type="float" office:value="0.290770061932909" calcext:value-type="float">
            <text:p>0.291</text:p>
          </table:table-cell>
          <table:table-cell table:formula="of:=TAN(RADIANS([.O$1]))*TAN(RADIANS([.$A75]))" office:value-type="float" office:value="0.343780463132511" calcext:value-type="float">
            <text:p>0.344</text:p>
          </table:table-cell>
          <table:table-cell table:formula="of:=COS(RADIANS([.P$1]))*COS(RADIANS([.$A75]))" office:value-type="float" office:value="0.290192410371365" calcext:value-type="float">
            <text:p>0.290</text:p>
          </table:table-cell>
          <table:table-cell table:formula="of:=TAN(RADIANS([.Q$1]))*TAN(RADIANS([.$A75]))" office:value-type="float" office:value="0.401610202538691" calcext:value-type="float">
            <text:p>0.402</text:p>
          </table:table-cell>
          <table:table-cell table:formula="of:=COS(RADIANS([.R$1]))*COS(RADIANS([.$A75]))" office:value-type="float" office:value="0.289526363390465" calcext:value-type="float">
            <text:p>0.290</text:p>
          </table:table-cell>
          <table:table-cell table:formula="of:=TAN(RADIANS([.S$1]))*TAN(RADIANS([.$A75]))" office:value-type="float" office:value="0.459688357190264" calcext:value-type="float">
            <text:p>0.460</text:p>
          </table:table-cell>
          <table:table-cell table:formula="of:=COS(RADIANS([.T$1]))*COS(RADIANS([.$A75]))" office:value-type="float" office:value="0.288772123874571" calcext:value-type="float">
            <text:p>0.289</text:p>
          </table:table-cell>
          <table:table-cell table:formula="of:=TAN(RADIANS([.U$1]))*TAN(RADIANS([.$A75]))" office:value-type="float" office:value="0.518052161362655" calcext:value-type="float">
            <text:p>0.518</text:p>
          </table:table-cell>
          <table:table-cell table:formula="of:=COS(RADIANS([.V$1]))*COS(RADIANS([.$A75]))" office:value-type="float" office:value="0.287929921572347" calcext:value-type="float">
            <text:p>0.288</text:p>
          </table:table-cell>
          <table:table-cell table:formula="of:=TAN(RADIANS([.W$1]))*TAN(RADIANS([.$A75]))" office:value-type="float" office:value="0.576739566559685" calcext:value-type="float">
            <text:p>0.577</text:p>
          </table:table-cell>
          <table:table-cell table:formula="of:=COS(RADIANS([.X$1]))*COS(RADIANS([.$A75]))" office:value-type="float" office:value="0.287000013026772" calcext:value-type="float">
            <text:p>0.287</text:p>
          </table:table-cell>
          <table:table-cell table:formula="of:=TAN(RADIANS([.Y$1]))*TAN(RADIANS([.$A75]))" office:value-type="float" office:value="0.635789343124863" calcext:value-type="float">
            <text:p>0.636</text:p>
          </table:table-cell>
          <table:table-cell table:formula="of:=COS(RADIANS([.Z$1]))*COS(RADIANS([.$A75]))" office:value-type="float" office:value="0.285982681496998" calcext:value-type="float">
            <text:p>0.286</text:p>
          </table:table-cell>
          <table:table-cell table:formula="of:=TAN(RADIANS([.AA$1]))*TAN(RADIANS([.$A75]))" office:value-type="float" office:value="0.695241186314378" calcext:value-type="float">
            <text:p>0.695</text:p>
          </table:table-cell>
          <table:table-cell table:formula="of:=COS(RADIANS([.AB$1]))*COS(RADIANS([.$A75]))" office:value-type="float" office:value="0.284878236872063" calcext:value-type="float">
            <text:p>0.285</text:p>
          </table:table-cell>
          <table:table-cell table:formula="of:=TAN(RADIANS([.AC$1]))*TAN(RADIANS([.$A75]))" office:value-type="float" office:value="0.755135827467745" calcext:value-type="float">
            <text:p>0.755</text:p>
          </table:table-cell>
          <table:table-cell table:formula="of:=COS(RADIANS([.AD$1]))*COS(RADIANS([.$A75]))" office:value-type="float" office:value="0.283687015576499" calcext:value-type="float">
            <text:p>0.284</text:p>
          </table:table-cell>
          <table:table-cell table:formula="of:=TAN(RADIANS([.AE$1]))*TAN(RADIANS([.$A75]))" office:value-type="float" office:value="0.815515150961039" calcext:value-type="float">
            <text:p>0.816</text:p>
          </table:table-cell>
          <table:table-cell table:formula="of:=COS(RADIANS([.AF$1]))*COS(RADIANS([.$A75]))" office:value-type="float" office:value="0.282409380467853" calcext:value-type="float">
            <text:p>0.282</text:p>
          </table:table-cell>
          <table:table-cell table:formula="of:=TAN(RADIANS([.AG$1]))*TAN(RADIANS([.$A75]))" office:value-type="float" office:value="0.876422317684049" calcext:value-type="float">
            <text:p>0.876</text:p>
          </table:table-cell>
          <table:table-cell table:formula="of:=COS(RADIANS([.AH$1]))*COS(RADIANS([.$A75]))" office:value-type="float" office:value="0.281045720726155" calcext:value-type="float">
            <text:p>0.281</text:p>
          </table:table-cell>
          <table:table-cell table:formula="of:=TAN(RADIANS([.AI$1]))*TAN(RADIANS([.$A75]))" office:value-type="float" office:value="0.937901895847442" calcext:value-type="float">
            <text:p>0.938</text:p>
          </table:table-cell>
          <table:table-cell table:formula="of:=COS(RADIANS([.AJ$1]))*COS(RADIANS([.$A75]))" office:value-type="float" office:value="0.279596451735373" calcext:value-type="float">
            <text:p>0.280</text:p>
          </table:table-cell>
          <table:table-cell table:formula="of:=TAN(RADIANS([.AK$1]))*TAN(RADIANS([.$A75]))" office:value-type="float" office:value="1" calcext:value-type="float">
            <text:p>1.000</text:p>
          </table:table-cell>
          <table:table-cell table:formula="of:=COS(RADIANS([.AL$1]))*COS(RADIANS([.$A75]))" office:value-type="float" office:value="0.278062014956881" calcext:value-type="float">
            <text:p>0.278</text:p>
          </table:table-cell>
          <table:table-cell table:formula="of:=TAN(RADIANS([.AM$1]))*TAN(RADIANS([.$A75]))" office:value-type="float" office:value="1.06276443922047" calcext:value-type="float">
            <text:p>1.063</text:p>
          </table:table-cell>
          <table:table-cell table:formula="of:=COS(RADIANS([.AN$1]))*COS(RADIANS([.$A75]))" office:value-type="float" office:value="0.276442877794986" calcext:value-type="float">
            <text:p>0.276</text:p>
          </table:table-cell>
          <table:table-cell table:formula="of:=TAN(RADIANS([.AO$1]))*TAN(RADIANS([.$A75]))" office:value-type="float" office:value="1.1262448755449" calcext:value-type="float">
            <text:p>1.126</text:p>
          </table:table-cell>
          <table:table-cell table:formula="of:=COS(RADIANS([.AP$1]))*COS(RADIANS([.$A75]))" office:value-type="float" office:value="0.274739533454552" calcext:value-type="float">
            <text:p>0.275</text:p>
          </table:table-cell>
          <table:table-cell table:formula="of:=TAN(RADIANS([.AQ$1]))*TAN(RADIANS([.$A75]))" office:value-type="float" office:value="1.19049299379989" calcext:value-type="float">
            <text:p>1.190</text:p>
          </table:table-cell>
          <table:table-cell table:formula="of:=COS(RADIANS([.AR$1]))*COS(RADIANS([.$A75]))" office:value-type="float" office:value="0.272952500790767" calcext:value-type="float">
            <text:p>0.273</text:p>
          </table:table-cell>
          <table:table-cell table:formula="of:=TAN(RADIANS([.AS$1]))*TAN(RADIANS([.$A75]))" office:value-type="float" office:value="1.25556268413748" calcext:value-type="float">
            <text:p>1.256</text:p>
          </table:table-cell>
          <table:table-cell table:formula="of:=COS(RADIANS([.AT$1]))*COS(RADIANS([.$A75]))" office:value-type="float" office:value="0.27108232415109" calcext:value-type="float">
            <text:p>0.271</text:p>
          </table:table-cell>
          <table:table-cell table:formula="of:=TAN(RADIANS([.AU$1]))*TAN(RADIANS([.$A75]))" office:value-type="float" office:value="1.32151023870919" calcext:value-type="float">
            <text:p>1.322</text:p>
          </table:table-cell>
          <table:table-cell table:formula="of:=COS(RADIANS([.AV$1]))*COS(RADIANS([.$A75]))" office:value-type="float" office:value="0.269129573209443" calcext:value-type="float">
            <text:p>0.269</text:p>
          </table:table-cell>
          <table:table-cell table:formula="of:=TAN(RADIANS([.AW$1]))*TAN(RADIANS([.$A75]))" office:value-type="float" office:value="1.38839456407976" calcext:value-type="float">
            <text:p>1.3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S(RADIANS([.B$1]))*COS(RADIANS([.$A76]))" office:value-type="float" office:value="0.275637355816999" calcext:value-type="float">
            <text:p>0.276</text:p>
          </table:table-cell>
          <table:table-cell table:formula="of:=TAN(RADIANS([.C$1]))*TAN(RADIANS([.$A76]))" office:value-type="float" office:value="0" calcext:value-type="float">
            <text:p>0.000</text:p>
          </table:table-cell>
          <table:table-cell table:formula="of:=COS(RADIANS([.D$1]))*COS(RADIANS([.$A76]))" office:value-type="float" office:value="0.275595374912629" calcext:value-type="float">
            <text:p>0.276</text:p>
          </table:table-cell>
          <table:table-cell table:formula="of:=TAN(RADIANS([.E$1]))*TAN(RADIANS([.$A76]))" office:value-type="float" office:value="0.0608730455488469" calcext:value-type="float">
            <text:p>0.061</text:p>
          </table:table-cell>
          <table:table-cell table:formula="of:=COS(RADIANS([.F$1]))*COS(RADIANS([.$A76]))" office:value-type="float" office:value="0.275469444987308" calcext:value-type="float">
            <text:p>0.275</text:p>
          </table:table-cell>
          <table:table-cell table:formula="of:=TAN(RADIANS([.G$1]))*TAN(RADIANS([.$A76]))" office:value-type="float" office:value="0.12178319591556" calcext:value-type="float">
            <text:p>0.122</text:p>
          </table:table-cell>
          <table:table-cell table:formula="of:=COS(RADIANS([.H$1]))*COS(RADIANS([.$A76]))" office:value-type="float" office:value="0.275259604400511" calcext:value-type="float">
            <text:p>0.275</text:p>
          </table:table-cell>
          <table:table-cell table:formula="of:=TAN(RADIANS([.I$1]))*TAN(RADIANS([.$A76]))" office:value-type="float" office:value="0.182767646441304" calcext:value-type="float">
            <text:p>0.183</text:p>
          </table:table-cell>
          <table:table-cell table:formula="of:=COS(RADIANS([.J$1]))*COS(RADIANS([.$A76]))" office:value-type="float" office:value="0.274965917071714" calcext:value-type="float">
            <text:p>0.275</text:p>
          </table:table-cell>
          <table:table-cell table:formula="of:=TAN(RADIANS([.K$1]))*TAN(RADIANS([.$A76]))" office:value-type="float" office:value="0.243863773983545" calcext:value-type="float">
            <text:p>0.244</text:p>
          </table:table-cell>
          <table:table-cell table:formula="of:=COS(RADIANS([.L$1]))*COS(RADIANS([.$A76]))" office:value-type="float" office:value="0.274588472460923" calcext:value-type="float">
            <text:p>0.275</text:p>
          </table:table-cell>
          <table:table-cell table:formula="of:=TAN(RADIANS([.M$1]))*TAN(RADIANS([.$A76]))" office:value-type="float" office:value="0.305109228852645" calcext:value-type="float">
            <text:p>0.305</text:p>
          </table:table-cell>
          <table:table-cell table:formula="of:=COS(RADIANS([.N$1]))*COS(RADIANS([.$A76]))" office:value-type="float" office:value="0.274127385541421" calcext:value-type="float">
            <text:p>0.274</text:p>
          </table:table-cell>
          <table:table-cell table:formula="of:=TAN(RADIANS([.O$1]))*TAN(RADIANS([.$A76]))" office:value-type="float" office:value="0.366542028174373" calcext:value-type="float">
            <text:p>0.367</text:p>
          </table:table-cell>
          <table:table-cell table:formula="of:=COS(RADIANS([.P$1]))*COS(RADIANS([.$A76]))" office:value-type="float" office:value="0.273582796764752" calcext:value-type="float">
            <text:p>0.274</text:p>
          </table:table-cell>
          <table:table-cell table:formula="of:=TAN(RADIANS([.Q$1]))*TAN(RADIANS([.$A76]))" office:value-type="float" office:value="0.428200651173453" calcext:value-type="float">
            <text:p>0.428</text:p>
          </table:table-cell>
          <table:table-cell table:formula="of:=COS(RADIANS([.R$1]))*COS(RADIANS([.$A76]))" office:value-type="float" office:value="0.272954872017933" calcext:value-type="float">
            <text:p>0.273</text:p>
          </table:table-cell>
          <table:table-cell table:formula="of:=TAN(RADIANS([.S$1]))*TAN(RADIANS([.$A76]))" office:value-type="float" office:value="0.490124136890578" calcext:value-type="float">
            <text:p>0.490</text:p>
          </table:table-cell>
          <table:table-cell table:formula="of:=COS(RADIANS([.T$1]))*COS(RADIANS([.$A76]))" office:value-type="float" office:value="0.272243802572923" calcext:value-type="float">
            <text:p>0.272</text:p>
          </table:table-cell>
          <table:table-cell table:formula="of:=TAN(RADIANS([.U$1]))*TAN(RADIANS([.$A76]))" office:value-type="float" office:value="0.552352184867446" calcext:value-type="float">
            <text:p>0.552</text:p>
          </table:table-cell>
          <table:table-cell table:formula="of:=COS(RADIANS([.V$1]))*COS(RADIANS([.$A76]))" office:value-type="float" office:value="0.271449805028365" calcext:value-type="float">
            <text:p>0.271</text:p>
          </table:table-cell>
          <table:table-cell table:formula="of:=TAN(RADIANS([.W$1]))*TAN(RADIANS([.$A76]))" office:value-type="float" office:value="0.614925259361558" calcext:value-type="float">
            <text:p>0.615</text:p>
          </table:table-cell>
          <table:table-cell table:formula="of:=COS(RADIANS([.X$1]))*COS(RADIANS([.$A76]))" office:value-type="float" office:value="0.270573121243602" calcext:value-type="float">
            <text:p>0.271</text:p>
          </table:table-cell>
          <table:table-cell table:formula="of:=TAN(RADIANS([.Y$1]))*TAN(RADIANS([.$A76]))" office:value-type="float" office:value="0.67788469768514" calcext:value-type="float">
            <text:p>0.678</text:p>
          </table:table-cell>
          <table:table-cell table:formula="of:=COS(RADIANS([.Z$1]))*COS(RADIANS([.$A76]))" office:value-type="float" office:value="0.269614018265008" calcext:value-type="float">
            <text:p>0.270</text:p>
          </table:table-cell>
          <table:table-cell table:formula="of:=TAN(RADIANS([.AA$1]))*TAN(RADIANS([.$A76]))" office:value-type="float" office:value="0.741272823301196" calcext:value-type="float">
            <text:p>0.741</text:p>
          </table:table-cell>
          <table:table-cell table:formula="of:=COS(RADIANS([.AB$1]))*COS(RADIANS([.$A76]))" office:value-type="float" office:value="0.26857278824464" calcext:value-type="float">
            <text:p>0.269</text:p>
          </table:table-cell>
          <table:table-cell table:formula="of:=TAN(RADIANS([.AC$1]))*TAN(RADIANS([.$A76]))" office:value-type="float" office:value="0.805133064354712" calcext:value-type="float">
            <text:p>0.805</text:p>
          </table:table-cell>
          <table:table-cell table:formula="of:=COS(RADIANS([.AD$1]))*COS(RADIANS([.$A76]))" office:value-type="float" office:value="0.26744974835125" calcext:value-type="float">
            <text:p>0.267</text:p>
          </table:table-cell>
          <table:table-cell table:formula="of:=TAN(RADIANS([.AE$1]))*TAN(RADIANS([.$A76]))" office:value-type="float" office:value="0.869510078369316" calcext:value-type="float">
            <text:p>0.870</text:p>
          </table:table-cell>
          <table:table-cell table:formula="of:=COS(RADIANS([.AF$1]))*COS(RADIANS([.$A76]))" office:value-type="float" office:value="0.266245240673669" calcext:value-type="float">
            <text:p>0.266</text:p>
          </table:table-cell>
          <table:table-cell table:formula="of:=TAN(RADIANS([.AG$1]))*TAN(RADIANS([.$A76]))" office:value-type="float" office:value="0.934449883899804" calcext:value-type="float">
            <text:p>0.934</text:p>
          </table:table-cell>
          <table:table-cell table:formula="of:=COS(RADIANS([.AH$1]))*COS(RADIANS([.$A76]))" office:value-type="float" office:value="0.264959632116602" calcext:value-type="float">
            <text:p>0.265</text:p>
          </table:table-cell>
          <table:table-cell table:formula="of:=TAN(RADIANS([.AI$1]))*TAN(RADIANS([.$A76]))" office:value-type="float" office:value="1" calcext:value-type="float">
            <text:p>1.000</text:p>
          </table:table-cell>
          <table:table-cell table:formula="of:=COS(RADIANS([.AJ$1]))*COS(RADIANS([.$A76]))" office:value-type="float" office:value="0.263593314288872" calcext:value-type="float">
            <text:p>0.264</text:p>
          </table:table-cell>
          <table:table-cell table:formula="of:=TAN(RADIANS([.AK$1]))*TAN(RADIANS([.$A76]))" office:value-type="float" office:value="1.06620959444426" calcext:value-type="float">
            <text:p>1.066</text:p>
          </table:table-cell>
          <table:table-cell table:formula="of:=COS(RADIANS([.AL$1]))*COS(RADIANS([.$A76]))" office:value-type="float" office:value="0.262146703384123" calcext:value-type="float">
            <text:p>0.262</text:p>
          </table:table-cell>
          <table:table-cell table:formula="of:=TAN(RADIANS([.AM$1]))*TAN(RADIANS([.$A76]))" office:value-type="float" office:value="1.13312964173104" calcext:value-type="float">
            <text:p>1.133</text:p>
          </table:table-cell>
          <table:table-cell table:formula="of:=COS(RADIANS([.AN$1]))*COS(RADIANS([.$A76]))" office:value-type="float" office:value="0.260620240054051" calcext:value-type="float">
            <text:p>0.261</text:p>
          </table:table-cell>
          <table:table-cell table:formula="of:=TAN(RADIANS([.AO$1]))*TAN(RADIANS([.$A76]))" office:value-type="float" office:value="1.20081309199965" calcext:value-type="float">
            <text:p>1.201</text:p>
          </table:table-cell>
          <table:table-cell table:formula="of:=COS(RADIANS([.AP$1]))*COS(RADIANS([.$A76]))" office:value-type="float" office:value="0.259014389274174" calcext:value-type="float">
            <text:p>0.259</text:p>
          </table:table-cell>
          <table:table-cell table:formula="of:=TAN(RADIANS([.AQ$1]))*TAN(RADIANS([.$A76]))" office:value-type="float" office:value="1.26931505210811" calcext:value-type="float">
            <text:p>1.269</text:p>
          </table:table-cell>
          <table:table-cell table:formula="of:=COS(RADIANS([.AR$1]))*COS(RADIANS([.$A76]))" office:value-type="float" office:value="0.257329640202195" calcext:value-type="float">
            <text:p>0.257</text:p>
          </table:table-cell>
          <table:table-cell table:formula="of:=TAN(RADIANS([.AS$1]))*TAN(RADIANS([.$A76]))" office:value-type="float" office:value="1.33869298025356" calcext:value-type="float">
            <text:p>1.339</text:p>
          </table:table-cell>
          <table:table-cell table:formula="of:=COS(RADIANS([.AT$1]))*COS(RADIANS([.$A76]))" office:value-type="float" office:value="0.255566506029002" calcext:value-type="float">
            <text:p>0.256</text:p>
          </table:table-cell>
          <table:table-cell table:formula="of:=TAN(RADIANS([.AU$1]))*TAN(RADIANS([.$A76]))" office:value-type="float" office:value="1.40900689566805" calcext:value-type="float">
            <text:p>1.409</text:p>
          </table:table-cell>
          <table:table-cell table:formula="of:=COS(RADIANS([.AV$1]))*COS(RADIANS([.$A76]))" office:value-type="float" office:value="0.253725523822345" calcext:value-type="float">
            <text:p>0.254</text:p>
          </table:table-cell>
          <table:table-cell table:formula="of:=TAN(RADIANS([.AW$1]))*TAN(RADIANS([.$A76]))" office:value-type="float" office:value="1.48031960509609" calcext:value-type="float">
            <text:p>1.4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S(RADIANS([.B$1]))*COS(RADIANS([.$A77]))" office:value-type="float" office:value="0.258819045102521" calcext:value-type="float">
            <text:p>0.259</text:p>
          </table:table-cell>
          <table:table-cell table:formula="of:=TAN(RADIANS([.C$1]))*TAN(RADIANS([.$A77]))" office:value-type="float" office:value="0" calcext:value-type="float">
            <text:p>0.000</text:p>
          </table:table-cell>
          <table:table-cell table:formula="of:=COS(RADIANS([.D$1]))*COS(RADIANS([.$A77]))" office:value-type="float" office:value="0.258779625708333" calcext:value-type="float">
            <text:p>0.259</text:p>
          </table:table-cell>
          <table:table-cell table:formula="of:=TAN(RADIANS([.E$1]))*TAN(RADIANS([.$A77]))" office:value-type="float" office:value="0.0651431891615216" calcext:value-type="float">
            <text:p>0.065</text:p>
          </table:table-cell>
          <table:table-cell table:formula="of:=COS(RADIANS([.F$1]))*COS(RADIANS([.$A77]))" office:value-type="float" office:value="0.258661379533301" calcext:value-type="float">
            <text:p>0.259</text:p>
          </table:table-cell>
          <table:table-cell table:formula="of:=TAN(RADIANS([.G$1]))*TAN(RADIANS([.$A77]))" office:value-type="float" office:value="0.130326085982604" calcext:value-type="float">
            <text:p>0.130</text:p>
          </table:table-cell>
          <table:table-cell table:formula="of:=COS(RADIANS([.H$1]))*COS(RADIANS([.$A77]))" office:value-type="float" office:value="0.258464342596353" calcext:value-type="float">
            <text:p>0.258</text:p>
          </table:table-cell>
          <table:table-cell table:formula="of:=TAN(RADIANS([.I$1]))*TAN(RADIANS([.$A77]))" office:value-type="float" office:value="0.195588494996165" calcext:value-type="float">
            <text:p>0.196</text:p>
          </table:table-cell>
          <table:table-cell table:formula="of:=COS(RADIANS([.J$1]))*COS(RADIANS([.$A77]))" office:value-type="float" office:value="0.258188574916851" calcext:value-type="float">
            <text:p>0.258</text:p>
          </table:table-cell>
          <table:table-cell table:formula="of:=TAN(RADIANS([.K$1]))*TAN(RADIANS([.$A77]))" office:value-type="float" office:value="0.260970414984495" calcext:value-type="float">
            <text:p>0.261</text:p>
          </table:table-cell>
          <table:table-cell table:formula="of:=COS(RADIANS([.L$1]))*COS(RADIANS([.$A77]))" office:value-type="float" office:value="0.2578341604963" calcext:value-type="float">
            <text:p>0.258</text:p>
          </table:table-cell>
          <table:table-cell table:formula="of:=TAN(RADIANS([.M$1]))*TAN(RADIANS([.$A77]))" office:value-type="float" office:value="0.326512137365046" calcext:value-type="float">
            <text:p>0.327</text:p>
          </table:table-cell>
          <table:table-cell table:formula="of:=COS(RADIANS([.N$1]))*COS(RADIANS([.$A77]))" office:value-type="float" office:value="0.257401207292766" calcext:value-type="float">
            <text:p>0.257</text:p>
          </table:table-cell>
          <table:table-cell table:formula="of:=TAN(RADIANS([.O$1]))*TAN(RADIANS([.$A77]))" office:value-type="float" office:value="0.392254346102177" calcext:value-type="float">
            <text:p>0.392</text:p>
          </table:table-cell>
          <table:table-cell table:formula="of:=COS(RADIANS([.P$1]))*COS(RADIANS([.$A77]))" office:value-type="float" office:value="0.256889847187989" calcext:value-type="float">
            <text:p>0.257</text:p>
          </table:table-cell>
          <table:table-cell table:formula="of:=TAN(RADIANS([.Q$1]))*TAN(RADIANS([.$A77]))" office:value-type="float" office:value="0.458238219674675" calcext:value-type="float">
            <text:p>0.458</text:p>
          </table:table-cell>
          <table:table-cell table:formula="of:=COS(RADIANS([.R$1]))*COS(RADIANS([.$A77]))" office:value-type="float" office:value="0.256300235947211" calcext:value-type="float">
            <text:p>0.256</text:p>
          </table:table-cell>
          <table:table-cell table:formula="of:=TAN(RADIANS([.S$1]))*TAN(RADIANS([.$A77]))" office:value-type="float" office:value="0.524505535647464" calcext:value-type="float">
            <text:p>0.525</text:p>
          </table:table-cell>
          <table:table-cell table:formula="of:=COS(RADIANS([.T$1]))*COS(RADIANS([.$A77]))" office:value-type="float" office:value="0.255632553171727" calcext:value-type="float">
            <text:p>0.256</text:p>
          </table:table-cell>
          <table:table-cell table:formula="of:=TAN(RADIANS([.U$1]))*TAN(RADIANS([.$A77]))" office:value-type="float" office:value="0.59109877841953" calcext:value-type="float">
            <text:p>0.591</text:p>
          </table:table-cell>
          <table:table-cell table:formula="of:=COS(RADIANS([.V$1]))*COS(RADIANS([.$A77]))" office:value-type="float" office:value="0.254887002244179" calcext:value-type="float">
            <text:p>0.255</text:p>
          </table:table-cell>
          <table:table-cell table:formula="of:=TAN(RADIANS([.W$1]))*TAN(RADIANS([.$A77]))" office:value-type="float" office:value="0.658061250749209" calcext:value-type="float">
            <text:p>0.658</text:p>
          </table:table-cell>
          <table:table-cell table:formula="of:=COS(RADIANS([.X$1]))*COS(RADIANS([.$A77]))" office:value-type="float" office:value="0.254063810266601" calcext:value-type="float">
            <text:p>0.254</text:p>
          </table:table-cell>
          <table:table-cell table:formula="of:=TAN(RADIANS([.Y$1]))*TAN(RADIANS([.$A77]))" office:value-type="float" office:value="0.72543718969291" calcext:value-type="float">
            <text:p>0.725</text:p>
          </table:table-cell>
          <table:table-cell table:formula="of:=COS(RADIANS([.Z$1]))*COS(RADIANS([.$A77]))" office:value-type="float" office:value="0.253163227991245" calcext:value-type="float">
            <text:p>0.253</text:p>
          </table:table-cell>
          <table:table-cell table:formula="of:=TAN(RADIANS([.AA$1]))*TAN(RADIANS([.$A77]))" office:value-type="float" office:value="0.79327188763467" calcext:value-type="float">
            <text:p>0.793</text:p>
          </table:table-cell>
          <table:table-cell table:formula="of:=COS(RADIANS([.AB$1]))*COS(RADIANS([.$A77]))" office:value-type="float" office:value="0.252185529744196" calcext:value-type="float">
            <text:p>0.252</text:p>
          </table:table-cell>
          <table:table-cell table:formula="of:=TAN(RADIANS([.AC$1]))*TAN(RADIANS([.$A77]))" office:value-type="float" office:value="0.861611819132124" calcext:value-type="float">
            <text:p>0.862</text:p>
          </table:table-cell>
          <table:table-cell table:formula="of:=COS(RADIANS([.AD$1]))*COS(RADIANS([.$A77]))" office:value-type="float" office:value="0.25113101334181" calcext:value-type="float">
            <text:p>0.251</text:p>
          </table:table-cell>
          <table:table-cell table:formula="of:=TAN(RADIANS([.AE$1]))*TAN(RADIANS([.$A77]))" office:value-type="float" office:value="0.930504774360428" calcext:value-type="float">
            <text:p>0.931</text:p>
          </table:table-cell>
          <table:table-cell table:formula="of:=COS(RADIANS([.AF$1]))*COS(RADIANS([.$A77]))" office:value-type="float" office:value="0.25" calcext:value-type="float">
            <text:p>0.250</text:p>
          </table:table-cell>
          <table:table-cell table:formula="of:=TAN(RADIANS([.AG$1]))*TAN(RADIANS([.$A77]))" office:value-type="float" office:value="1" calcext:value-type="float">
            <text:p>1.000</text:p>
          </table:table-cell>
          <table:table-cell table:formula="of:=COS(RADIANS([.AH$1]))*COS(RADIANS([.$A77]))" office:value-type="float" office:value="0.248792834236385" calcext:value-type="float">
            <text:p>0.249</text:p>
          </table:table-cell>
          <table:table-cell table:formula="of:=TAN(RADIANS([.AI$1]))*TAN(RADIANS([.$A77]))" office:value-type="float" office:value="1.07014834848781" calcext:value-type="float">
            <text:p>1.070</text:p>
          </table:table-cell>
          <table:table-cell table:formula="of:=COS(RADIANS([.AJ$1]))*COS(RADIANS([.$A77]))" office:value-type="float" office:value="0.247509883765352" calcext:value-type="float">
            <text:p>0.248</text:p>
          </table:table-cell>
          <table:table-cell table:formula="of:=TAN(RADIANS([.AK$1]))*TAN(RADIANS([.$A77]))" office:value-type="float" office:value="1.14100243663638" calcext:value-type="float">
            <text:p>1.141</text:p>
          </table:table-cell>
          <table:table-cell table:formula="of:=COS(RADIANS([.AL$1]))*COS(RADIANS([.$A77]))" office:value-type="float" office:value="0.246151539386042" calcext:value-type="float">
            <text:p>0.246</text:p>
          </table:table-cell>
          <table:table-cell table:formula="of:=TAN(RADIANS([.AM$1]))*TAN(RADIANS([.$A77]))" office:value-type="float" office:value="1.21261681472105" calcext:value-type="float">
            <text:p>1.213</text:p>
          </table:table-cell>
          <table:table-cell table:formula="of:=COS(RADIANS([.AN$1]))*COS(RADIANS([.$A77]))" office:value-type="float" office:value="0.244718214863311" calcext:value-type="float">
            <text:p>0.245</text:p>
          </table:table-cell>
          <table:table-cell table:formula="of:=TAN(RADIANS([.AO$1]))*TAN(RADIANS([.$A77]))" office:value-type="float" office:value="1.28504814724596" calcext:value-type="float">
            <text:p>1.285</text:p>
          </table:table-cell>
          <table:table-cell table:formula="of:=COS(RADIANS([.AP$1]))*COS(RADIANS([.$A77]))" office:value-type="float" office:value="0.243210346801694" calcext:value-type="float">
            <text:p>0.243</text:p>
          </table:table-cell>
          <table:table-cell table:formula="of:=TAN(RADIANS([.AQ$1]))*TAN(RADIANS([.$A77]))" office:value-type="float" office:value="1.35835540672421" calcext:value-type="float">
            <text:p>1.358</text:p>
          </table:table-cell>
          <table:table-cell table:formula="of:=COS(RADIANS([.AR$1]))*COS(RADIANS([.$A77]))" office:value-type="float" office:value="0.24162839451241" calcext:value-type="float">
            <text:p>0.242</text:p>
          </table:table-cell>
          <table:table-cell table:formula="of:=TAN(RADIANS([.AS$1]))*TAN(RADIANS([.$A77]))" office:value-type="float" office:value="1.43260008195057" calcext:value-type="float">
            <text:p>1.433</text:p>
          </table:table-cell>
          <table:table-cell table:formula="of:=COS(RADIANS([.AT$1]))*COS(RADIANS([.$A77]))" office:value-type="float" office:value="0.23997283987345" calcext:value-type="float">
            <text:p>0.240</text:p>
          </table:table-cell>
          <table:table-cell table:formula="of:=TAN(RADIANS([.AU$1]))*TAN(RADIANS([.$A77]))" office:value-type="float" office:value="1.5078464024071" calcext:value-type="float">
            <text:p>1.508</text:p>
          </table:table-cell>
          <table:table-cell table:formula="of:=COS(RADIANS([.AV$1]))*COS(RADIANS([.$A77]))" office:value-type="float" office:value="0.238244187182796" calcext:value-type="float">
            <text:p>0.238</text:p>
          </table:table-cell>
          <table:table-cell table:formula="of:=TAN(RADIANS([.AW$1]))*TAN(RADIANS([.$A77]))" office:value-type="float" office:value="1.58416158062771" calcext:value-type="float">
            <text:p>1.5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11:47:02.52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0T19:34:43.843000000</meta:creation-date>
    <dc:date>2024-01-21T11:50:17.937000000</dc:date>
    <meta:editing-duration>PT21M18S</meta:editing-duration>
    <meta:editing-cycles>3</meta:editing-cycles>
    <meta:generator>LibreOffice/7.2.0.4$Windows_X86_64 LibreOffice_project/9a9c6381e3f7a62afc1329bd359cc48accb6435b</meta:generator>
    <meta:document-statistic meta:table-count="2" meta:cell-count="3799" meta:object-count="0"/>
  </office:meta>
</office:document-meta>
</file>